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3440000035EBAD3ED7F.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Hoja7.xml"/>
  <manifest:file-entry manifest:media-type="text/xml" manifest:full-path="Basic/Standard/Sheet28.xml"/>
  <manifest:file-entry manifest:media-type="text/xml" manifest:full-path="Basic/Standard/Módulo1.xml"/>
  <manifest:file-entry manifest:media-type="text/xml" manifest:full-path="Basic/Standard/Hoja1.xml"/>
  <manifest:file-entry manifest:media-type="text/xml" manifest:full-path="Basic/Standard/Hoja9.xml"/>
  <manifest:file-entry manifest:media-type="text/xml" manifest:full-path="Basic/Standard/Módulo2.xml"/>
  <manifest:file-entry manifest:media-type="text/xml" manifest:full-path="Basic/Standard/script-lb.xml"/>
  <manifest:file-entry manifest:media-type="text/xml" manifest:full-path="Basic/Standard/Hoja2.xml"/>
  <manifest:file-entry manifest:media-type="text/xml" manifest:full-path="Basic/Standard/Hoja3.xml"/>
  <manifest:file-entry manifest:media-type="text/xml" manifest:full-path="Basic/Standard/Módulo3.xml"/>
  <manifest:file-entry manifest:media-type="text/xml" manifest:full-path="Basic/Standard/ThisWorkbook.xml"/>
  <manifest:file-entry manifest:media-type="text/xml" manifest:full-path="Basic/Standard/Hoja4.xml"/>
  <manifest:file-entry manifest:media-type="text/xml" manifest:full-path="Basic/Standard/Sheet1.xml"/>
  <manifest:file-entry manifest:media-type="text/xml" manifest:full-path="Basic/Standard/Hoja5.xml"/>
  <manifest:file-entry manifest:media-type="text/xml" manifest:full-path="Basic/Standard/Sheet26.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7.964cm"/>
    </style:style>
    <style:style style:name="co22" style:family="table-column">
      <style:table-column-properties fo:break-before="auto" style:column-width="7.712cm"/>
    </style:style>
    <style:style style:name="co23" style:family="table-column">
      <style:table-column-properties fo:break-before="auto" style:column-width="6.613cm"/>
    </style:style>
    <style:style style:name="co24" style:family="table-column">
      <style:table-column-properties fo:break-before="auto" style:column-width="7.43cm"/>
    </style:style>
    <style:style style:name="co25" style:family="table-column">
      <style:table-column-properties fo:break-before="auto" style:column-width="8.077cm"/>
    </style:style>
    <style:style style:name="co26" style:family="table-column">
      <style:table-column-properties fo:break-before="auto" style:column-width="6.502cm"/>
    </style:style>
    <style:style style:name="co27" style:family="table-column">
      <style:table-column-properties fo:break-before="auto" style:column-width="8.049cm"/>
    </style:style>
    <style:style style:name="co28" style:family="table-column">
      <style:table-column-properties fo:break-before="auto" style:column-width="6.415cm"/>
    </style:style>
    <style:style style:name="co29" style:family="table-column">
      <style:table-column-properties fo:break-before="auto" style:column-width="7.879cm"/>
    </style:style>
    <style:style style:name="co30" style:family="table-column">
      <style:table-column-properties fo:break-before="auto" style:column-width="5.685cm"/>
    </style:style>
    <style:style style:name="co31" style:family="table-column">
      <style:table-column-properties fo:break-before="auto" style:column-width="6.219cm"/>
    </style:style>
    <style:style style:name="co32" style:family="table-column">
      <style:table-column-properties fo:break-before="auto" style:column-width="9.146cm"/>
    </style:style>
    <style:style style:name="co33" style:family="table-column">
      <style:table-column-properties fo:break-before="auto" style:column-width="7.317cm"/>
    </style:style>
    <style:style style:name="co20" style:family="table-column">
      <style:table-column-properties fo:break-before="auto" style:column-width="1.801cm"/>
    </style:style>
    <style:style style:name="co42" style:family="table-column">
      <style:table-column-properties fo:break-before="auto" style:column-width="3.574cm"/>
    </style:style>
    <style:style style:name="co36" style:family="table-column">
      <style:table-column-properties fo:break-before="auto" style:column-width="3.011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19" style:family="table-column">
      <style:table-column-properties fo:break-before="auto" style:column-width="2.842cm"/>
    </style:style>
    <style:style style:name="co37" style:family="table-column">
      <style:table-column-properties fo:break-before="auto" style:column-width="0.647cm"/>
    </style:style>
    <style:style style:name="co38" style:family="table-column">
      <style:table-column-properties fo:break-before="auto" style:column-width="5.824cm"/>
    </style:style>
    <style:style style:name="co39" style:family="table-column">
      <style:table-column-properties fo:break-before="auto" style:column-width="7.232cm"/>
    </style:style>
    <style:style style:name="co40" style:family="table-column">
      <style:table-column-properties fo:break-before="auto" style:column-width="5.064cm"/>
    </style:style>
    <style:style style:name="co41" style:family="table-column">
      <style:table-column-properties fo:break-before="auto" style:column-width="5.657cm"/>
    </style:style>
    <style:style style:name="co47" style:family="table-column">
      <style:table-column-properties fo:break-before="auto" style:column-width="5.883cm"/>
    </style:style>
    <style:style style:name="co48" style:family="table-column">
      <style:table-column-properties fo:break-before="auto" style:column-width="0.73cm"/>
    </style:style>
    <style:style style:name="co49" style:family="table-column">
      <style:table-column-properties fo:break-before="auto" style:column-width="0.817cm"/>
    </style:style>
    <style:style style:name="co50" style:family="table-column">
      <style:table-column-properties fo:break-before="auto" style:column-width="0.676cm"/>
    </style:style>
    <style:style style:name="co51" style:family="table-column">
      <style:table-column-properties fo:break-before="auto" style:column-width="1.238cm"/>
    </style:style>
    <style:style style:name="co52" style:family="table-column">
      <style:table-column-properties fo:break-before="auto" style:column-width="0.76cm"/>
    </style:style>
    <style:style style:name="co53" style:family="table-column">
      <style:table-column-properties fo:break-before="auto" style:column-width="2.279cm"/>
    </style:style>
    <style:style style:name="co54" style:family="table-column">
      <style:table-column-properties fo:break-before="auto" style:column-width="4.08cm"/>
    </style:style>
    <style:style style:name="co55" style:family="table-column">
      <style:table-column-properties fo:break-before="auto" style:column-width="2.785cm"/>
    </style:style>
    <style:style style:name="co56" style:family="table-column">
      <style:table-column-properties fo:break-before="auto" style:column-width="2.392cm"/>
    </style:style>
    <style:style style:name="co57" style:family="table-column">
      <style:table-column-properties fo:break-before="auto" style:column-width="3.18cm"/>
    </style:style>
    <style:style style:name="co58" style:family="table-column">
      <style:table-column-properties fo:break-before="auto" style:column-width="2.11cm"/>
    </style:style>
    <style:style style:name="co59" style:family="table-column">
      <style:table-column-properties fo:break-before="auto" style:column-width="5.994cm"/>
    </style:style>
    <style:style style:name="co60" style:family="table-column">
      <style:table-column-properties fo:break-before="auto" style:column-width="0.984cm"/>
    </style:style>
    <style:style style:name="co61" style:family="table-column">
      <style:table-column-properties fo:break-before="auto" style:column-width="2.955cm"/>
    </style:style>
    <style:style style:name="co62" style:family="table-column">
      <style:table-column-properties fo:break-before="auto" style:column-width="4.643cm"/>
    </style:style>
    <style:style style:name="co63" style:family="table-column">
      <style:table-column-properties fo:break-before="auto" style:column-width="2.813cm"/>
    </style:style>
    <style:style style:name="co64" style:family="table-column">
      <style:table-column-properties fo:break-before="auto" style:column-width="2.251cm"/>
    </style:style>
    <style:style style:name="co65" style:family="table-column">
      <style:table-column-properties fo:break-before="auto" style:column-width="2.267cm"/>
    </style:style>
    <style:style style:name="co66" style:family="table-column">
      <style:table-column-properties fo:break-before="auto" style:column-width="4.925cm"/>
    </style:style>
    <style:style style:name="co67" style:family="table-column">
      <style:table-column-properties fo:break-before="auto" style:column-width="0.422cm"/>
    </style:style>
    <style:style style:name="co68" style:family="table-column">
      <style:table-column-properties fo:break-before="auto" style:column-width="4.249cm"/>
    </style:style>
    <style:style style:name="co69" style:family="table-column">
      <style:table-column-properties fo:break-before="auto" style:column-width="5.318cm"/>
    </style:style>
    <style:style style:name="co70" style:family="table-column">
      <style:table-column-properties fo:break-before="auto" style:column-width="4.784cm"/>
    </style:style>
    <style:style style:name="co71" style:family="table-column">
      <style:table-column-properties fo:break-before="auto" style:column-width="4.588cm"/>
    </style:style>
    <style:style style:name="co72" style:family="table-column">
      <style:table-column-properties fo:break-before="auto" style:column-width="4.334cm"/>
    </style:style>
    <style:style style:name="co73" style:family="table-column">
      <style:table-column-properties fo:break-before="auto" style:column-width="4.56cm"/>
    </style:style>
    <style:style style:name="co74" style:family="table-column">
      <style:table-column-properties fo:break-before="auto" style:column-width="3.856cm"/>
    </style:style>
    <style:style style:name="co75" style:family="table-column">
      <style:table-column-properties fo:break-before="auto" style:column-width="5.038cm"/>
    </style:style>
    <style:style style:name="co76" style:family="table-column">
      <style:table-column-properties fo:break-before="auto" style:column-width="4.614cm"/>
    </style:style>
    <style:style style:name="co77" style:family="table-column">
      <style:table-column-properties fo:break-before="auto" style:column-width="1.773cm"/>
    </style:style>
    <style:style style:name="co78" style:family="table-column">
      <style:table-column-properties fo:break-before="auto" style:column-width="5.151cm"/>
    </style:style>
    <style:style style:name="co79" style:family="table-column">
      <style:table-column-properties fo:break-before="auto" style:column-width="1.66cm"/>
    </style:style>
    <style:style style:name="co80" style:family="table-column">
      <style:table-column-properties fo:break-before="auto" style:column-width="2.533cm"/>
    </style:style>
    <style:style style:name="co81" style:family="table-column">
      <style:table-column-properties fo:break-before="auto" style:column-width="3.378cm"/>
    </style:style>
    <style:style style:name="co82" style:family="table-column">
      <style:table-column-properties fo:break-before="auto" style:column-width="3.828cm"/>
    </style:style>
    <style:style style:name="co83" style:family="table-column">
      <style:table-column-properties fo:break-before="auto" style:column-width="2.505cm"/>
    </style:style>
    <style:style style:name="co84" style:family="table-column">
      <style:table-column-properties fo:break-before="auto" style:column-width="2.701cm"/>
    </style:style>
    <style:style style:name="co85" style:family="table-column">
      <style:table-column-properties fo:break-before="auto" style:column-width="7.121cm"/>
    </style:style>
    <style:style style:name="co86" style:family="table-column">
      <style:table-column-properties fo:break-before="auto" style:column-width="2.731cm"/>
    </style:style>
    <style:style style:name="co87" style:family="table-column">
      <style:table-column-properties fo:break-before="auto" style:column-width="1.49cm"/>
    </style:style>
    <style:style style:name="co88" style:family="table-column">
      <style:table-column-properties fo:break-before="auto" style:column-width="2.983cm"/>
    </style:style>
    <style:style style:name="co89" style:family="table-column">
      <style:table-column-properties fo:break-before="auto" style:column-width="4.193cm"/>
    </style:style>
    <style:style style:name="co90" style:family="table-column">
      <style:table-column-properties fo:break-before="auto" style:column-width="2.618cm"/>
    </style:style>
    <style:style style:name="co91" style:family="table-column">
      <style:table-column-properties fo:break-before="auto" style:column-width="3.969cm"/>
    </style:style>
    <style:style style:name="co92" style:family="table-column">
      <style:table-column-properties fo:break-before="auto" style:column-width="3.404cm"/>
    </style:style>
    <style:style style:name="co93" style:family="table-column">
      <style:table-column-properties fo:break-before="auto" style:column-width="3.743cm"/>
    </style:style>
    <style:style style:name="co94" style:family="table-column">
      <style:table-column-properties fo:break-before="auto" style:column-width="2.646cm"/>
    </style:style>
    <style:style style:name="co95" style:family="table-column">
      <style:table-column-properties fo:break-before="auto" style:column-width="3.771cm"/>
    </style:style>
    <style:style style:name="co96" style:family="table-column">
      <style:table-column-properties fo:break-before="auto" style:column-width="11.848cm"/>
    </style:style>
    <style:style style:name="co97" style:family="table-column">
      <style:table-column-properties fo:break-before="auto" style:column-width="1.295cm"/>
    </style:style>
    <style:style style:name="co98" style:family="table-column">
      <style:table-column-properties fo:break-before="auto" style:column-width="10.469cm"/>
    </style:style>
    <style:style style:name="co99" style:family="table-column">
      <style:table-column-properties fo:break-before="auto" style:column-width="0.139cm"/>
    </style:style>
    <style:style style:name="co100" style:family="table-column">
      <style:table-column-properties fo:break-before="auto" style:column-width="10.61cm"/>
    </style:style>
    <style:style style:name="co101" style:family="table-column">
      <style:table-column-properties fo:break-before="auto" style:column-width="1.408cm"/>
    </style:style>
    <style:style style:name="co102" style:family="table-column">
      <style:table-column-properties fo:break-before="auto" style:column-width="2.477cm"/>
    </style:style>
    <style:style style:name="co103" style:family="table-column">
      <style:table-column-properties fo:break-before="auto" style:column-width="4.136cm"/>
    </style:style>
    <style:style style:name="co104" style:family="table-column">
      <style:table-column-properties fo:break-before="auto" style:column-width="4.39cm"/>
    </style:style>
    <style:style style:name="co105" style:family="table-column">
      <style:table-column-properties fo:break-before="auto" style:column-width="1.012cm"/>
    </style:style>
    <style:style style:name="co106" style:family="table-column">
      <style:table-column-properties fo:break-before="auto" style:column-width="0.843cm"/>
    </style:style>
    <style:style style:name="co107" style:family="table-column">
      <style:table-column-properties fo:break-before="auto" style:column-width="5.009cm"/>
    </style:style>
    <style:style style:name="co108" style:family="table-column">
      <style:table-column-properties fo:break-before="auto" style:column-width="3.658cm"/>
    </style:style>
    <style:style style:name="co109" style:family="table-column">
      <style:table-column-properties fo:break-before="auto" style:column-width="3.209cm"/>
    </style:style>
    <style:style style:name="co110" style:family="table-column">
      <style:table-column-properties fo:break-before="auto" style:column-width="4.419cm"/>
    </style:style>
    <style:style style:name="co111" style:family="table-column">
      <style:table-column-properties fo:break-before="auto" style:column-width="4.531cm"/>
    </style:style>
    <style:style style:name="co112" style:family="table-column">
      <style:table-column-properties fo:break-before="auto" style:column-width="3.152cm"/>
    </style:style>
    <style:style style:name="co113" style:family="table-column">
      <style:table-column-properties fo:break-before="auto" style:column-width="5.6cm"/>
    </style:style>
    <style:style style:name="co114" style:family="table-column">
      <style:table-column-properties fo:break-before="auto" style:column-width="4.953cm"/>
    </style:style>
    <style:style style:name="co115" style:family="table-column">
      <style:table-column-properties fo:break-before="auto" style:column-width="1.998cm"/>
    </style:style>
    <style:style style:name="co116" style:family="table-column">
      <style:table-column-properties fo:break-before="auto" style:column-width="4.221cm"/>
    </style:style>
    <style:style style:name="co117" style:family="table-column">
      <style:table-column-properties fo:break-before="auto" style:column-width="2.335cm"/>
    </style:style>
    <style:style style:name="co118" style:family="table-column">
      <style:table-column-properties fo:break-before="auto" style:column-width="3.067cm"/>
    </style:style>
    <style:style style:name="co119" style:family="table-column">
      <style:table-column-properties fo:break-before="auto" style:column-width="4.052cm"/>
    </style:style>
    <style:style style:name="co120" style:family="table-column">
      <style:table-column-properties fo:break-before="auto" style:column-width="6.163cm"/>
    </style:style>
    <style:style style:name="co121" style:family="table-column">
      <style:table-column-properties fo:break-before="auto" style:column-width="6.191cm"/>
    </style:style>
    <style:style style:name="co122" style:family="table-column">
      <style:table-column-properties fo:break-before="auto" style:column-width="4.023cm"/>
    </style:style>
    <style:style style:name="co123" style:family="table-column">
      <style:table-column-properties fo:break-before="auto" style:column-width="2.448cm"/>
    </style:style>
    <style:style style:name="co124" style:family="table-column">
      <style:table-column-properties fo:break-before="auto" style:column-width="2.672cm"/>
    </style:style>
    <style:style style:name="co125" style:family="table-column">
      <style:table-column-properties fo:break-before="auto" style:column-width="2.589cm"/>
    </style:style>
    <style:style style:name="co126" style:family="table-column">
      <style:table-column-properties fo:break-before="auto" style:column-width="3.715cm"/>
    </style:style>
    <style:style style:name="co127" style:family="table-column">
      <style:table-column-properties fo:break-before="auto" style:column-width="2.364cm"/>
    </style:style>
    <style:style style:name="co128" style:family="table-column">
      <style:table-column-properties fo:break-before="auto" style:column-width="3.461cm"/>
    </style:style>
    <style:style style:name="co129" style:family="table-column">
      <style:table-column-properties fo:break-before="auto" style:column-width="2.42cm"/>
    </style:style>
    <style:style style:name="co130" style:family="table-column">
      <style:table-column-properties fo:break-before="auto" style:column-width="0.252cm"/>
    </style:style>
    <style:style style:name="co131" style:family="table-column">
      <style:table-column-properties fo:break-before="auto" style:column-width="7.738cm"/>
    </style:style>
    <style:style style:name="co132" style:family="table-column">
      <style:table-column-properties fo:break-before="auto" style:column-width="0.534cm"/>
    </style:style>
    <style:style style:name="co133" style:family="table-column">
      <style:table-column-properties fo:break-before="auto" style:column-width="2.307cm"/>
    </style:style>
    <style:style style:name="co134" style:family="table-column">
      <style:table-column-properties fo:break-before="auto" style:column-width="2.898cm"/>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0.318cm" fo:break-before="auto" style:use-optimal-row-height="false"/>
    </style:style>
    <style:style style:name="ro6" style:family="table-row">
      <style:table-row-properties style:row-height="0.661cm" fo:break-before="auto" style:use-optimal-row-height="false"/>
    </style:style>
    <style:style style:name="ro7" style:family="table-row">
      <style:table-row-properties style:row-height="0.37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709cm" fo:break-before="auto" style:use-optimal-row-height="false"/>
    </style:style>
    <style:style style:name="ro10" style:family="table-row">
      <style:table-row-properties style:row-height="0.563cm" fo:break-before="auto" style:use-optimal-row-height="false"/>
    </style:style>
    <style:style style:name="ro11" style:family="table-row">
      <style:table-row-properties style:row-height="0.792cm" fo:break-before="auto" style:use-optimal-row-height="true"/>
    </style:style>
    <style:style style:name="ro12" style:family="table-row">
      <style:table-row-properties style:row-height="0.526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714cm" fo:break-before="auto" style:use-optimal-row-height="false"/>
    </style:style>
    <style:style style:name="ro16" style:family="table-row">
      <style:table-row-properties style:row-height="0.623cm" fo:break-before="auto" style:use-optimal-row-height="true"/>
    </style:style>
    <style:style style:name="ro17" style:family="table-row">
      <style:table-row-properties style:row-height="0.51cm" fo:break-before="auto" style:use-optimal-row-height="false"/>
    </style:style>
    <style:style style:name="ro18" style:family="table-row">
      <style:table-row-properties style:row-height="0.397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57cm" fo:break-before="auto" style:use-optimal-row-height="false"/>
    </style:style>
    <style:style style:name="ro21" style:family="table-row">
      <style:table-row-properties style:row-height="0.538cm" fo:break-before="auto" style:use-optimal-row-height="true"/>
    </style:style>
    <style:style style:name="ro22" style:family="table-row">
      <style:table-row-properties style:row-height="0.688cm" fo:break-before="auto" style:use-optimal-row-height="false"/>
    </style:style>
    <style:style style:name="ro23" style:family="table-row">
      <style:table-row-properties style:row-height="0.9cm" fo:break-before="auto" style:use-optimal-row-height="false"/>
    </style:style>
    <style:style style:name="ro24" style:family="table-row">
      <style:table-row-properties style:row-height="0.609cm" fo:break-before="auto" style:use-optimal-row-height="false"/>
    </style:style>
    <style:style style:name="ta3" style:family="table" style:master-page-name="PageStyle_5f_datosCP">
      <style:table-properties table:display="false" style:writing-mode="lr-tb"/>
    </style:style>
    <style:style style:name="ta5" style:family="table" style:master-page-name="PageStyle_5f_parametros">
      <style:table-properties table:display="false" style:writing-mode="lr-tb"/>
    </style:style>
    <style:style style:name="ta4" style:family="table" style:master-page-name="PageStyle_5f_Solicitud">
      <style:table-properties table:display="true" style:writing-mode="lr-tb"/>
    </style:style>
    <style:style style:name="ta6" style:family="table" style:master-page-name="PageStyle_5f_datos">
      <style:table-properties table:display="false" style:writing-mode="lr-tb"/>
    </style:style>
    <style:style style:name="ta7" style:family="table" style:master-page-name="PageStyle_5f_Evaluación_20_Cualitativa">
      <style:table-properties table:display="true" style:writing-mode="lr-tb"/>
    </style:style>
    <style:style style:name="ta8" style:family="table" style:master-page-name="PageStyle_5f_Evaluación_20_Cuantitativa">
      <style:table-properties table:display="true" style:writing-mode="lr-tb"/>
    </style:style>
    <style:style style:name="ta9" style:family="table" style:master-page-name="PageStyle_5f_Resumen_20_E._20_C.">
      <style:table-properties table:display="true" style:writing-mode="lr-tb"/>
    </style:style>
    <style:style style:name="ta10" style:family="table" style:master-page-name="PageStyle_5f_Costo_20_Produc.1">
      <style:table-properties table:display="true" style:writing-mode="lr-tb"/>
    </style:style>
    <style:style style:name="ta11" style:family="table" style:master-page-name="PageStyle_5f_Costo_20_Produc.2">
      <style:table-properties table:display="false" style:writing-mode="lr-tb"/>
    </style:style>
    <style:style style:name="ta12" style:family="table" style:master-page-name="PageStyle_5f_Costo_20_Produc.3">
      <style:table-properties table:display="false" style:writing-mode="lr-tb"/>
    </style:style>
    <style:style style:name="ta13" style:family="table" style:master-page-name="PageStyle_5f_data_20_cultivos">
      <style:table-properties table:display="false" style:writing-mode="lr-tb"/>
    </style:style>
    <style:style style:name="ta14" style:family="table" style:master-page-name="PageStyle_5f_Flujo_20_de_20_Caja">
      <style:table-properties table:display="true" style:writing-mode="lr-tb"/>
    </style: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40" style:family="table-cell" style:parent-style-name="Default" style:data-style-name="N8100"/>
    <style:style style:name="ce142" style:family="table-cell" style:parent-style-name="Default">
      <style:table-cell-properties style:cell-protect="protected" style:print-content="true"/>
    </style:style>
    <style:style style:name="ce144"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5"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6" style:family="table-cell" style:parent-style-name="Default" style:data-style-name="N8011"/>
    <style:style style:name="ce147"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data-style-name="N8010"/>
    <style:style style:name="ce153" style:family="table-cell" style:parent-style-name="Default" style:data-style-name="N132"/>
    <style:style style:name="ce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2" style:family="table-cell" style:parent-style-name="Default">
      <style:table-cell-properties fo:background-color="#00b050"/>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2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5"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6"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diagonal-bl-tr="none" style:diagonal-tl-br="none" style:rotation-align="none"/>
    </style:style>
    <style:style style:name="ce5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5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64"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5"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70"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diagonal-bl-tr="none" style:diagonal-tl-br="none" fo:border="0.088cm solid #ffffff" style:rotation-align="none"/>
    </style:style>
    <style:style style:name="ce80"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8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95"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96"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99"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03"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106" style:family="table-cell" style:parent-style-name="Default">
      <style:table-cell-properties fo:border-bottom="0.002cm solid #000000" style:diagonal-bl-tr="none" style:diagonal-tl-br="none" fo:border-left="none" fo:border-right="none" style:rotation-align="none" fo:border-top="0.002cm solid #000000"/>
    </style:style>
    <style:style style:name="ce107" style:family="table-cell" style:parent-style-name="Default">
      <style:table-cell-properties style:cell-protect="none" style:print-content="true" style:diagonal-bl-tr="none" style:diagonal-tl-br="none" fo:border="0.002cm solid #000000" style:rotation-align="none"/>
    </style:style>
    <style:style style:name="ce10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diagonal-bl-tr="none" style:diagonal-tl-br="none" fo:border="0.002cm solid #000000" style:rotation-align="none"/>
    </style:style>
    <style:style style:name="ce117"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18"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24"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25"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26"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2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29"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30"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4"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35"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3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39"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4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3" style:family="table-cell" style:parent-style-name="Default">
      <style:table-cell-properties fo:border-bottom="none" style:diagonal-bl-tr="none" style:diagonal-tl-br="none" fo:border-left="none" fo:border-right="0.088cm solid #000000" style:rotation-align="none" fo:border-top="none"/>
    </style:style>
    <style:style style:name="ce148"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54"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55"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56"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57"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33"/>
    <style:style style:name="ce161" style:family="table-cell" style:parent-style-name="Default" style:data-style-name="N8000"/>
    <style:style style:name="ce162" style:family="table-cell" style:parent-style-name="Default" style:data-style-name="N123"/>
    <style:style style:name="ce163" style:family="table-cell" style:parent-style-name="Default" style:data-style-name="N8036"/>
    <style:style style:name="ce164" style:family="table-cell" style:parent-style-name="Default" style:data-style-name="N8002"/>
    <style:style style:name="ce165"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66"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table-cell-properties fo:background-color="#ffff00"/>
    </style:style>
    <style:style style:name="ce168" style:family="table-cell" style:parent-style-name="Default">
      <style:table-cell-properties fo:background-color="#00b0f0"/>
    </style:style>
    <style:style style:name="ce169" style:family="table-cell" style:parent-style-name="Default">
      <style:table-cell-properties fo:background-color="#92d050"/>
    </style:style>
    <style:style style:name="ce170"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fo:background-color="#953735"/>
    </style:style>
    <style:style style:name="ce172" style:family="table-cell" style:parent-style-name="Default" style:data-style-name="N8003"/>
    <style:style style:name="ce173" style:family="table-cell" style:parent-style-name="Default">
      <style:table-cell-properties fo:background-color="#558ed5"/>
    </style:style>
    <style:style style:name="ce174" style:family="table-cell" style:parent-style-name="Default">
      <style:table-cell-properties fo:background-color="#ffc000"/>
    </style:style>
    <style:style style:name="ce17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76" style:family="table-cell" style:parent-style-name="Default">
      <style:table-cell-properties fo:background-color="#00b050" style:cell-protect="protected" style:print-content="true"/>
    </style:style>
    <style:style style:name="ce177" style:family="table-cell" style:parent-style-name="Default">
      <style:table-cell-properties fo:background-color="#ff0000" style:cell-protect="protected" style:print-content="true"/>
    </style:style>
    <style:style style:name="ce17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80"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7" style:family="table-cell" style:parent-style-name="Default">
      <style:table-cell-properties style:cell-protect="protected" style:print-content="true" style:diagonal-bl-tr="none" style:diagonal-tl-br="none" fo:border="0.088cm solid #ffffff" style:rotation-align="none"/>
    </style:style>
    <style:style style:name="ce1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0"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4"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2"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7"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32"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33"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5"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4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1"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9"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1"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2"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3"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4"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5"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6"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8"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9"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0"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1"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62" style:family="table-cell" style:parent-style-name="Default">
      <style:table-cell-properties style:cell-protect="protected" style:print-content="true" fo:background-color="transparent"/>
    </style:style>
    <style:style style:name="ce263" style:family="table-cell" style:parent-style-name="Default">
      <style:table-cell-properties fo:background-color="transparent"/>
    </style:style>
    <style:style style:name="ce26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65"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66"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67"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8"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9"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8"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9"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0"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3"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4"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6"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1"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92"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6"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8"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0"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2"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0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304"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305"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7"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8"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9"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0"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2"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4"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7"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8"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9"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3"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4"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5"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8"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9"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2"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3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34"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35"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6"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7"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40"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41"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2"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3"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4"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6"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7"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8"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9"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2"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3"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5"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6"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7"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8"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9"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1"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3"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4"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7"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8"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9"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0"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1"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2"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3"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4"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5"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7"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8"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9"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0"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1"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2"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3"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5"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6"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7"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0"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4"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5"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6"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9"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4"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7"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0"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1"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3"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4"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5"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6"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7"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8"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9"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0"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1"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2"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5"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6"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8"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9"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30"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1"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3"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4"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5"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9"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0"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1"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4"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5"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6"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8"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9"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1"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2"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3"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4"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5"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6"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57"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9"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0"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1"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2"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4"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5"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7" style:family="table-cell" style:parent-style-name="Default" style:data-style-name="N114"/>
    <style:style style:name="ce468"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9"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0"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71"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7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3"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4"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5"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6"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9"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0"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1"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2"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3"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5"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6"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7"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8"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9"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90"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91"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92"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93"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94"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95"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96" style:family="table-cell" style:parent-style-name="Default" style:data-style-name="N114">
      <style:table-cell-properties style:cell-protect="protected" style:print-content="true"/>
    </style:style>
    <style:style style:name="ce497" style:family="table-cell" style:parent-style-name="Default" style:data-style-name="N113"/>
    <style:style style:name="ce49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9"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50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02"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03"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5"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0"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2"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6"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7"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18"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9"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2"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3"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4"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5"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6"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7"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8"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9"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0"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1"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2"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3"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4"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5"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6"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7"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9"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0"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1"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2"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45"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4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9"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4"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5"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6"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6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61"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2"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3"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5"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8"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1"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2"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3"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4"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5"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6"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7"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9"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80"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81"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82"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3"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4"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5"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8"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9"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0"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1"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2"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3"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4"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95"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96"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7"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8"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9"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0"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1"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2"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3"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4"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5"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6"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7"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8"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9"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10"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11"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12"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13"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4"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5"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6"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7"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8"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9"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0"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1"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2"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3"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4"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5"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6"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7"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8"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9"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0"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31"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32"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3"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34"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35"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36"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7"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38"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9"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0"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1"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42"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4"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5"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6"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47"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8"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0"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1"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2"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3"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4"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5"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6"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57" style:family="table-cell" style:parent-style-name="Default">
      <style:table-cell-properties fo:border-bottom="none" style:diagonal-bl-tr="none" style:diagonal-tl-br="none" fo:border-left="0.088cm solid #ffffff" fo:border-right="none" style:rotation-align="none" fo:border-top="none"/>
    </style:style>
    <style:style style:name="ce65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0" style:family="table-cell" style:parent-style-name="Default">
      <style:table-cell-properties style:diagonal-bl-tr="none" style:diagonal-tl-br="none" fo:background-color="transparent" style:rotation-align="none"/>
    </style:style>
    <style:style style:name="ce66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2"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5" style:family="table-cell" style:parent-style-name="Default" style:data-style-name="N8036">
      <style:table-cell-properties fo:background-color="#ffff00"/>
    </style:style>
    <style:style style:name="ce666" style:family="table-cell" style:parent-style-name="Normal_20_2">
      <style:table-cell-properties style:cell-protect="protected" style:print-content="true"/>
    </style:style>
    <style:style style:name="ce667" style:family="table-cell" style:parent-style-name="Normal_20_2">
      <style:table-cell-properties style:cell-protect="protected" style:print-content="true" fo:background-color="transparent"/>
    </style:style>
    <style:style style:name="ce668"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9" style:family="table-cell" style:parent-style-name="Default">
      <style:table-cell-properties fo:background-color="#00cc00"/>
    </style:style>
    <style:style style:name="ce670"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1"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2"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3"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6"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77" style:family="table-cell" style:parent-style-name="Default" style:data-style-name="N8036">
      <style:table-cell-properties fo:background-color="#00b050"/>
    </style:style>
    <style:style style:name="ce678" style:family="table-cell" style:parent-style-name="Default" style:data-style-name="N128"/>
    <style:style style:name="ce679"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0" style:family="table-cell" style:parent-style-name="Default">
      <style:table-cell-properties style:diagonal-bl-tr="none" style:diagonal-tl-br="none" fo:border="0.035cm solid #000000" style:rotation-align="none"/>
    </style:style>
    <style:style style:name="ce681"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2"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3"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84"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85"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86" style:family="table-cell" style:parent-style-name="Default" style:data-style-name="N8036">
      <style:table-cell-properties fo:background-color="#00cc00"/>
    </style:style>
    <style:style style:name="ce687"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88"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9"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90"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91"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2"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93"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94"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5" style:family="table-cell" style:parent-style-name="Normal_20_2" style:data-style-name="N113">
      <style:table-cell-properties style:cell-protect="protected" style:print-content="true"/>
    </style:style>
    <style:style style:name="ce696" style:family="table-cell" style:parent-style-name="Default">
      <style:table-cell-properties fo:background-color="#ff0000"/>
    </style:style>
    <style:style style:name="ce697" style:family="table-cell" style:parent-style-name="Default">
      <style:table-cell-properties fo:background-color="#fac090"/>
    </style:style>
    <style:style style:name="ce698" style:family="table-cell" style:parent-style-name="Default">
      <style:table-cell-properties fo:background-color="#ccc1da"/>
    </style:style>
    <style:style style:name="ce699"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02"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3"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4"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1"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3"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4"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5"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8"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0"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2"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4"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5"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27"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8"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1"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4"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35"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36"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7"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8"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9"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3"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4"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8"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9"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3"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54"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5"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7"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8"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9"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0"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1"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2"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64" style:family="table-cell" style:parent-style-name="Default">
      <style:table-cell-properties fo:background-color="#00cc00" style:cell-protect="protected" style:print-content="true"/>
    </style:style>
    <style:style style:name="ce76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7"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8"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5"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6"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8"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9"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2"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3"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4"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00"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1"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02"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0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0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5"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6"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7"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8"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9"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0"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11"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2"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3"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4"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5"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6"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9"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0"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1"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2"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23"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2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5"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6"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7"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8"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9"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0"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1"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32"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33"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34"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35"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8"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9"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40"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2"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3"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4"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6"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8"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9"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0"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1"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2"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3"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4"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55"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56"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57"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58"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9"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0" style:family="table-cell" style:parent-style-name="Default" style:data-style-name="N131">
      <style:table-cell-properties style:cell-protect="protected" style:print-content="true"/>
    </style:style>
    <style:style style:name="ce861" style:family="table-cell" style:parent-style-name="Default" style:data-style-name="N8004">
      <style:table-cell-properties style:cell-protect="protected" style:print-content="true"/>
    </style:style>
    <style:style style:name="ce862"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63" style:family="table-cell" style:parent-style-name="Default" style:data-style-name="N8036">
      <style:table-cell-properties style:cell-protect="protected" style:print-content="true"/>
    </style:style>
    <style:style style:name="ce86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7"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0"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1"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5"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6"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9"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4"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2"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3"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4"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11"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9"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0"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1"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2"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3"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4"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5"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6"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7"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8"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9"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5"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7"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8"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1"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2"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3"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6"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4"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8"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9"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0"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4"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5"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6"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3"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4"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6"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7"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8"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9"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5"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7"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8"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4"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45"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6"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7"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8"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9"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0"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1"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5"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7"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8"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8"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9"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0"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1"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3"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5"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7"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8" style:family="table-cell" style:parent-style-name="Normal_20_2">
      <style:table-cell-properties fo:background-color="#ffff00"/>
    </style:style>
    <style:style style:name="ce1109"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1"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2"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3"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14"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5"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6"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7"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8"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9"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0"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1"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2"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4"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25"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6"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7"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8"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9"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0"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3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2"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3"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3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7"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8" style:family="table-cell" style:parent-style-name="Default" style:data-style-name="N13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9" style:family="table-cell" style:parent-style-name="Default" style:data-style-name="N125">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0" style:family="table-cell" style:parent-style-name="Default" style:data-style-name="N136">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41" style:family="table-cell" style:parent-style-name="Default" style:data-style-name="N136">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42" style:family="table-cell" style:parent-style-name="Default" style:data-style-name="N136">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43" style:family="table-cell" style:parent-style-name="Default" style:data-style-name="N136">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44" style:family="table-cell" style:parent-style-name="Default" style:data-style-name="N1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45" style:family="table-cell" style:parent-style-name="Default" style:data-style-name="N136">
      <style:table-cell-properties fo:border-bottom="none" fo:background-color="#bfbfb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46" style:family="table-cell" style:parent-style-name="Default" style:data-style-name="N136">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47"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8" style:family="table-cell" style:parent-style-name="Default" style:data-style-name="N136">
      <style:table-cell-properties fo:border-bottom="0.088cm solid #ffffff"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9" style:family="table-cell" style:parent-style-name="Default" style:data-style-name="N136">
      <style:table-cell-properties fo:border-bottom="none"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50" style:family="table-cell" style:parent-style-name="Default" style:data-style-name="N136">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51" style:family="table-cell" style:parent-style-name="Default" style:data-style-name="N136">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52" style:family="table-cell" style:parent-style-name="Default" style:data-style-name="N8000">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3" style:family="table-cell" style:parent-style-name="Default" style:data-style-name="N8036">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4" style:family="table-cell" style:parent-style-name="Default" style:data-style-name="N136">
      <style:table-cell-properties fo:border-bottom="0.088cm solid #ffffff" fo:background-color="#00ff00" style:cell-protect="protected" style:print-content="true" style:diagonal-bl-tr="none" style:diagonal-tl-br="none" fo:border-left="0.088cm solid #ffffff" fo:border-right="none"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55" style:family="table-cell" style:parent-style-name="Default" style:data-style-name="N136">
      <style:table-cell-properties fo:background-color="#00ff00" style:cell-protect="protected" style:print-content="true" style:diagonal-bl-tr="none" style:diagonal-tl-br="none" fo:border="0.088cm solid #ffffff" style:rotation-align="non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56" style:family="table-cell" style:parent-style-name="Default" style:data-style-name="N136">
      <style:table-cell-properties fo:border-bottom="none" fo:background-color="#00ff00" style:cell-protect="protected"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57" style:family="table-cell" style:parent-style-name="Default" style:data-style-name="N136">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58"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9"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0"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1" style:family="table-cell" style:parent-style-name="Default" style:data-style-name="N13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2" style:family="table-cell" style:parent-style-name="Default">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3" style:family="table-cell" style:parent-style-name="Default">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4" style:family="table-cell" style:parent-style-name="Default">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6"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7" style:family="table-cell" style:parent-style-name="Default">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9"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0" style:family="table-cell" style:parent-style-name="Default" style:data-style-name="N8011">
      <style:table-cell-properties fo:border-bottom="0.088cm solid #ffffff" fo:background-color="#00cc00"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1"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2" style:family="table-cell" style:parent-style-name="Default" style:data-style-name="N130">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3"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4"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5"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6"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7"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8"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9"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0" style:family="table-cell" style:parent-style-name="Default">
      <style:table-cell-properties fo:background-color="#ffffff"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base-cell-address="Solicitud.I40">
          <table:error-message table:message-type="stop" table:display="true"/>
        </table:content-validation>
        <table:content-validation table:name="val36"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7"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8" table:condition="of:cell-content-is-date() and cell-content()&gt;41640" table:allow-empty-cell="true" table:base-cell-address="'Evaluación Cualitativa'.I55">
          <table:help-message table:display="true"/>
          <table:error-message table:message-type="stop" table:display="true"/>
        </table:content-validation>
        <table:content-validation table:name="val39"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40"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1"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2" table:condition="of:cell-content-text-length()&gt;0" table:allow-empty-cell="true" table:base-cell-address="'Evaluación Cuantitativa'.B50">
          <table:help-message table:display="true"/>
          <table:error-message table:message-type="stop" table:display="true"/>
        </table:content-validation>
        <table:content-validation table:name="val43" table:condition="of:cell-content-is-decimal-number() and cell-content()&gt;-0.000001" table:allow-empty-cell="true" table:base-cell-address="'Evaluación Cuantitativa'.C57">
          <table:help-message table:display="true">
            <text:p>No se lleno todos los datos de la actividad no complementaria</text:p>
          </table:help-message>
          <table:error-message table:message-type="stop" table:display="true"/>
        </table:content-validation>
        <table:content-validation table:name="val44"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5"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6"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7"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8"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9"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50"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1"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2"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3"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4"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5" table:condition="of:cell-content-is-in-list([.$BC$112:.$BC$116])" table:allow-empty-cell="true" table:display-list="unsorted" table:base-cell-address="'Evaluación Cuantitativa'.I65">
          <table:error-message table:message-type="stop" table:display="true"/>
        </table:content-validation>
        <table:content-validation table:name="val56"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7"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8" table:condition="of:cell-content-is-decimal-number() and cell-content()&gt;0" table:allow-empty-cell="true" table:base-cell-address="'Costo Produc.1'.F23">
          <table:error-message table:message-type="stop" table:display="true"/>
        </table:content-validation>
        <table:content-validation table:name="val59" table:base-cell-address="'Costo Produc.1'.I3">
          <table:help-message table:display="true"/>
          <table:error-message table:message-type="stop" table:title="Error" table:display="true">
            <text:p>Sobrepasa fecha final del Crédito</text:p>
          </table:error-message>
        </table:content-validation>
        <table:content-validation table:name="val60"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1"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2" table:condition="of:cell-content-is-decimal-number() and cell-content()&gt;0" table:allow-empty-cell="true" table:base-cell-address="'Costo Produc.2'.F23">
          <table:error-message table:message-type="stop" table:display="true"/>
        </table:content-validation>
        <table:content-validation table:name="val63" table:condition="of:cell-content-is-decimal-number() and cell-content()&gt;0" table:allow-empty-cell="true" table:base-cell-address="'Costo Produc.3'.F23">
          <table:error-message table:message-type="stop" table:display="true"/>
        </table:content-validation>
        <table:content-validation table:name="val64" table:condition="of:cell-content-is-whole-number() and cell-content-is-between(1,DAY(DATE([.D38];[.D39]+1;1)-1))" table:allow-empty-cell="true" table:base-cell-address="'Flujo de Caja'.D33">
          <table:help-message table:display="true"/>
          <table:error-message table:message-type="stop" table:display="true"/>
        </table:content-validation>
        <table:content-validation table:name="val65" table:base-cell-address="'Flujo de Caja'.D34">
          <table:help-message table:display="true"/>
          <table:error-message table:message-type="stop" table:display="true">
            <text:p>Número de desembolsos maximo permitido : 4</text:p>
          </table:error-message>
        </table:content-validation>
        <table:content-validation table:name="val66" table:condition="of:cell-content-is-whole-number() and cell-content-is-between(1,DAY(DATE([.Q33];[.Q34]+1;1)-1))" table:allow-empty-cell="true" table:base-cell-address="'Flujo de Caja'.Q33">
          <table:help-message table:display="true"/>
          <table:error-message table:message-type="stop" table:display="true"/>
        </table:content-validation>
      </table:content-validations>
      <table:table table:name="Solicitud" table:style-name="ta4" table:print="false">
        <office:forms form:automatic-focus="false" form:apply-design-mode="false"/>
        <table:table-column table:style-name="co37" table:default-cell-style-name="Default"/>
        <table:table-column table:style-name="co38" table:default-cell-style-name="ce2"/>
        <table:table-column table:style-name="co39" table:default-cell-style-name="Default"/>
        <table:table-column table:style-name="co40" table:number-columns-repeated="4" table:default-cell-style-name="Default"/>
        <table:table-column table:style-name="co41" table:default-cell-style-name="Default"/>
        <table:table-column table:style-name="co47" table:default-cell-style-name="Default"/>
        <table:table-column table:style-name="co37" table:number-columns-repeated="9" table:default-cell-style-name="Default"/>
        <table:table-column table:style-name="co48" table:default-cell-style-name="Default"/>
        <table:table-column table:style-name="co49" table:default-cell-style-name="Default"/>
        <table:table-column table:style-name="co37" table:number-columns-repeated="5" table:default-cell-style-name="Default"/>
        <table:table-column table:style-name="co49" table:default-cell-style-name="Default"/>
        <table:table-column table:style-name="co37" table:number-columns-repeated="4" table:default-cell-style-name="Default"/>
        <table:table-column table:style-name="co50" table:default-cell-style-name="Default"/>
        <table:table-column table:style-name="co51" table:default-cell-style-name="Default"/>
        <table:table-column table:style-name="co37" table:number-columns-repeated="7" table:default-cell-style-name="Default"/>
        <table:table-column table:style-name="co52" table:default-cell-style-name="Default"/>
        <table:table-column table:style-name="co50" table:number-columns-repeated="2" table:default-cell-style-name="Default"/>
        <table:table-column table:style-name="co37" table:number-columns-repeated="12" table:default-cell-style-name="Default"/>
        <table:table-column table:style-name="co37" table:default-cell-style-name="ce12"/>
        <table:table-column table:style-name="co37" table:number-columns-repeated="23" table:default-cell-style-name="Default"/>
        <table:table-column table:style-name="co37" table:default-cell-style-name="ce12"/>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number-columns-repeated="150" table:default-cell-style-name="Default"/>
        <table:table-column table:style-name="co37" table:number-columns-repeated="790" table:default-cell-style-name="Default"/>
        <table:table-row table:style-name="ro4">
          <table:table-cell table:number-columns-repeated="1024"/>
        </table:table-row>
        <table:table-row table:style-name="ro4">
          <table:table-cell/>
          <table:table-cell table:style-name="ce13" office:value-type="string" table:number-columns-spanned="8" table:number-rows-spanned="1">
            <text:p>SOLICITUD DE CREDITO AGRICOLA</text:p>
          </table:table-cell>
          <table:covered-table-cell table:number-columns-repeated="7" table:style-name="ce13"/>
          <table:table-cell/>
          <table:table-cell table:style-name="ce90" office:value-type="string" table:number-columns-spanned="43" table:number-rows-spanned="1">
            <text:p>CROQUIS DE UBICACIÓN</text:p>
          </table:table-cell>
          <table:covered-table-cell table:number-columns-repeated="42" table:style-name="ce90"/>
          <table:table-cell table:number-columns-repeated="971"/>
        </table:table-row>
        <table:table-row table:style-name="ro4">
          <table:table-cell table:number-columns-repeated="10"/>
          <table:table-cell table:style-name="ce91"/>
          <table:table-cell table:style-name="ce15" table:number-columns-repeated="41"/>
          <table:table-cell table:style-name="ce141"/>
          <table:table-cell table:number-columns-repeated="971"/>
        </table:table-row>
        <table:table-row table:style-name="ro4">
          <table:table-cell/>
          <table:table-cell table:style-name="ce14" office:value-type="string" table:number-columns-spanned="1" table:number-rows-spanned="5">
            <text:p>Datos Generales</text:p>
          </table:table-cell>
          <table:table-cell table:style-name="ce36" office:value-type="string">
            <text:p>Nro. De Solicitud</text:p>
          </table:table-cell>
          <table:table-cell table:style-name="ce51" table:number-columns-spanned="4" table:number-rows-spanned="1"/>
          <table:covered-table-cell table:number-columns-repeated="3" table:style-name="ce52"/>
          <table:table-cell table:number-columns-repeated="3"/>
          <table:table-cell table:style-name="ce91"/>
          <table:table-cell table:style-name="ce15" table:number-columns-repeated="41"/>
          <table:table-cell table:style-name="ce141"/>
          <table:table-cell table:number-columns-repeated="971"/>
        </table:table-row>
        <table:table-row table:style-name="ro4">
          <table:table-cell/>
          <table:covered-table-cell table:style-name="ce15"/>
          <table:table-cell table:style-name="ce36" office:value-type="string">
            <text:p>Tipo de Persona</text:p>
          </table:table-cell>
          <table:table-cell table:style-name="ce52" table:content-validation-name="val7" office:value-type="string" table:number-columns-spanned="4" table:number-rows-spanned="1">
            <text:p>Persona Natural</text:p>
          </table:table-cell>
          <table:covered-table-cell table:number-columns-repeated="3" table:style-name="ce52" table:content-validation-name="val7"/>
          <table:table-cell table:style-name="ce36" office:value-type="string">
            <text:p>Fecha Evaluación</text:p>
          </table:table-cell>
          <table:table-cell table:style-name="ce81" table:content-validation-name="val31" office:value-type="float" office:value="41699">
            <text:p>01/03/2014</text:p>
          </table:table-cell>
          <table:table-cell/>
          <table:table-cell table:style-name="ce92" office:value-type="string">
            <text:p>MAPA DE DIRECCIÓN DEL DOMICIO PARTICULAR: Titular</text:p>
          </table:table-cell>
          <table:table-cell table:style-name="ce103"/>
          <table:table-cell table:style-name="ce50" table:number-columns-repeated="20"/>
          <table:table-cell table:style-name="ce103" office:value-type="string">
            <text:p>MAPA DE LA DIRECCIÓN DEL PREDIO / NEGOCIO: Titular</text:p>
          </table:table-cell>
          <table:table-cell table:style-name="ce103"/>
          <table:table-cell table:style-name="ce50" table:number-columns-repeated="18"/>
          <table:table-cell table:style-name="ce143"/>
          <table:table-cell table:number-columns-repeated="971"/>
        </table:table-row>
        <table:table-row table:style-name="ro4">
          <table:table-cell/>
          <table:covered-table-cell table:style-name="ce15"/>
          <table:table-cell table:style-name="ce36" office:value-type="string">
            <text:p>Nuevo o Recurrente</text:p>
          </table:table-cell>
          <table:table-cell table:style-name="ce51" table:content-validation-name="val8" office:value-type="string" table:number-columns-spanned="4" table:number-rows-spanned="1">
            <text:p>Nuevo</text:p>
          </table:table-cell>
          <table:covered-table-cell table:number-columns-repeated="3" table:style-name="ce52" table:content-validation-name="val8"/>
          <table:table-cell table:style-name="ce73"/>
          <table:table-cell table:style-name="ce82"/>
          <table:table-cell/>
          <table:table-cell table:style-name="ce93" office:value-type="string" table:number-columns-spanned="3" table:number-rows-spanned="1">
            <text:p>Distrito:</text:p>
          </table:table-cell>
          <table:covered-table-cell table:style-name="ce104"/>
          <table:covered-table-cell table:style-name="ce93"/>
          <table:table-cell table:style-name="ce111" table:number-columns-spanned="4" table:number-rows-spanned="1"/>
          <table:covered-table-cell table:number-columns-repeated="2" table:style-name="ce113"/>
          <table:covered-table-cell table:style-name="ce114"/>
          <table:table-cell table:style-name="ce115" office:value-type="string" table:number-columns-spanned="3" table:number-rows-spanned="1">
            <text:p>Provincia:</text:p>
          </table:table-cell>
          <table:covered-table-cell table:style-name="ce119"/>
          <table:covered-table-cell table:style-name="ce120"/>
          <table:table-cell table:style-name="ce111" table:number-columns-spanned="4" table:number-rows-spanned="1"/>
          <table:covered-table-cell table:number-columns-repeated="2" table:style-name="ce121"/>
          <table:covered-table-cell table:style-name="ce122"/>
          <table:table-cell table:style-name="ce62" office:value-type="string" table:number-columns-spanned="2" table:number-rows-spanned="1">
            <text:p>Dpto.:</text:p>
          </table:table-cell>
          <table:covered-table-cell table:style-name="ce62"/>
          <table:table-cell table:style-name="ce111" table:number-columns-spanned="5" table:number-rows-spanned="1"/>
          <table:covered-table-cell table:number-columns-repeated="3" table:style-name="ce121"/>
          <table:covered-table-cell table:style-name="ce122"/>
          <table:table-cell table:style-name="ce50"/>
          <table:table-cell table:style-name="ce127" office:value-type="string" table:number-columns-spanned="3" table:number-rows-spanned="1">
            <text:p>Distrito:</text:p>
          </table:table-cell>
          <table:covered-table-cell table:number-columns-repeated="2" table:style-name="ce127"/>
          <table:table-cell table:style-name="ce133" table:number-columns-spanned="4" table:number-rows-spanned="1"/>
          <table:covered-table-cell table:number-columns-repeated="2" table:style-name="ce121"/>
          <table:covered-table-cell table:style-name="ce122"/>
          <table:table-cell table:style-name="ce120" office:value-type="string" table:number-columns-spanned="3" table:number-rows-spanned="1">
            <text:p>Provincia:</text:p>
          </table:table-cell>
          <table:covered-table-cell table:style-name="ce119"/>
          <table:covered-table-cell table:style-name="ce120"/>
          <table:table-cell table:style-name="ce111" table:number-columns-spanned="4" table:number-rows-spanned="1"/>
          <table:covered-table-cell table:number-columns-repeated="2" table:style-name="ce121"/>
          <table:covered-table-cell table:style-name="ce122"/>
          <table:table-cell table:style-name="ce62" office:value-type="string" table:number-columns-spanned="2" table:number-rows-spanned="1">
            <text:p>Dpto.:</text:p>
          </table:table-cell>
          <table:covered-table-cell table:style-name="ce54"/>
          <table:table-cell table:style-name="ce137" table:number-columns-spanned="5" table:number-rows-spanned="1"/>
          <table:covered-table-cell table:number-columns-repeated="3" table:style-name="ce121"/>
          <table:covered-table-cell table:style-name="ce148"/>
          <table:table-cell table:number-columns-repeated="971"/>
        </table:table-row>
        <table:table-row table:style-name="ro4">
          <table:table-cell/>
          <table:covered-table-cell table:style-name="ce15"/>
          <table:table-cell table:style-name="ce37" office:value-type="string">
            <text:p>Analista de Créditos</text:p>
          </table:table-cell>
          <table:table-cell table:style-name="ce52" table:number-columns-spanned="4" table:number-rows-spanned="1"/>
          <table:covered-table-cell table:number-columns-repeated="2" table:style-name="ce55"/>
          <table:covered-table-cell table:style-name="ce52"/>
          <table:table-cell table:style-name="ce73"/>
          <table:table-cell table:style-name="ce82"/>
          <table:table-cell/>
          <table:table-cell table:style-name="ce94"/>
          <table:table-cell table:style-name="ce105"/>
          <table:table-cell table:style-name="ce107"/>
          <table:table-cell table:style-name="ce112" table:number-columns-repeated="4"/>
          <table:table-cell table:style-name="ce107" table:number-columns-repeated="3"/>
          <table:table-cell table:style-name="ce112" table:number-columns-repeated="4"/>
          <table:table-cell table:style-name="ce107" table:number-columns-repeated="2"/>
          <table:table-cell table:style-name="ce112" table:number-columns-repeated="4"/>
          <table:table-cell table:style-name="ce123"/>
          <table:table-cell table:style-name="ce50"/>
          <table:table-cell table:style-name="ce128"/>
          <table:table-cell table:style-name="ce105"/>
          <table:table-cell table:style-name="ce107" table:number-columns-repeated="8"/>
          <table:table-cell table:style-name="ce112" table:number-columns-repeated="4"/>
          <table:table-cell table:style-name="ce107" table:number-columns-repeated="2"/>
          <table:table-cell table:style-name="ce112" table:number-columns-repeated="4"/>
          <table:table-cell table:style-name="ce151"/>
          <table:table-cell table:number-columns-repeated="971"/>
        </table:table-row>
        <table:table-row table:style-name="ro4">
          <table:table-cell/>
          <table:covered-table-cell table:style-name="ce13"/>
          <table:table-cell table:style-name="ce36" office:value-type="string">
            <text:p>Agencia/Oficina</text:p>
          </table:table-cell>
          <table:table-cell table:style-name="ce52" table:content-validation-name="val9" office:value-type="string" table:number-columns-spanned="4" table:number-rows-spanned="1">
            <text:p>Atico</text:p>
          </table:table-cell>
          <table:covered-table-cell table:number-columns-repeated="3" table:style-name="ce52" table:content-validation-name="val9"/>
          <table:table-cell table:style-name="ce73"/>
          <table:table-cell table:style-name="ce82"/>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table-cell table:style-name="ce16" office:value-type="string" table:number-columns-spanned="1" table:number-rows-spanned="8">
            <text:p>Datos del Titular y Cónyuge</text:p>
          </table:table-cell>
          <table:table-cell table:style-name="ce36" office:value-type="string">
            <text:p>Calificación Interna del Cliente</text:p>
          </table:table-cell>
          <table:table-cell table:style-name="ce52" table:content-validation-name="val10" office:value-type="string" table:number-columns-spanned="4" table:number-rows-spanned="1">
            <text:p>AA</text:p>
          </table:table-cell>
          <table:covered-table-cell table:number-columns-repeated="3" table:style-name="ce52" table:content-validation-name="val10"/>
          <table:table-cell/>
          <table:table-cell table:style-name="ce73"/>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17"/>
          <table:table-cell table:style-name="ce36" office:value-type="string">
            <text:p>Razón Social de la Empresa</text:p>
          </table:table-cell>
          <table:table-cell table:style-name="ce52" table:number-columns-spanned="4" table:number-rows-spanned="1"/>
          <table:covered-table-cell table:number-columns-repeated="3" table:style-name="ce52"/>
          <table:table-cell table:style-name="ce54" office:value-type="string">
            <text:p>RUC</text:p>
          </table:table-cell>
          <table:table-cell table:style-name="ce83" table:content-validation-name="val32"/>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17"/>
          <table:table-cell table:style-name="ce36" office:value-type="string">
            <text:p>Representante Legal</text:p>
          </table:table-cell>
          <table:table-cell table:style-name="ce52" table:number-columns-spanned="4" table:number-rows-spanned="1"/>
          <table:covered-table-cell table:number-columns-repeated="3" table:style-name="ce52"/>
          <table:table-cell table:style-name="ce54" office:value-type="string">
            <text:p>DNI</text:p>
          </table:table-cell>
          <table:table-cell table:style-name="ce84" table:content-validation-name="val17"/>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17"/>
          <table:table-cell table:style-name="ce36" office:value-type="string">
            <text:p>Titular del Crédito</text:p>
          </table:table-cell>
          <table:table-cell table:style-name="ce52" table:number-columns-spanned="4" table:number-rows-spanned="1"/>
          <table:covered-table-cell table:number-columns-repeated="3" table:style-name="ce52"/>
          <table:table-cell table:style-name="ce54" office:value-type="string">
            <text:p>DNI</text:p>
          </table:table-cell>
          <table:table-cell table:style-name="ce84" table:content-validation-name="val17"/>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17"/>
          <table:table-cell table:style-name="ce36" office:value-type="string">
            <text:p>¿Tiene Cónyuge/Conviviente?</text:p>
          </table:table-cell>
          <table:table-cell table:style-name="ce52" table:content-validation-name="val11" table:number-columns-spanned="4" table:number-rows-spanned="1"/>
          <table:covered-table-cell table:number-columns-repeated="3" table:style-name="ce52" table:content-validation-name="val11"/>
          <table:table-cell table:style-name="ce54" office:value-type="string">
            <text:p>Fecha de Nacimiento</text:p>
          </table:table-cell>
          <table:table-cell table:style-name="ce81" table:content-validation-name="val33" office:value-type="float" office:value="14610">
            <text:p>31/12/1939</text:p>
          </table:table-cell>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17"/>
          <table:table-cell table:style-name="ce36" office:value-type="string">
            <text:p>Nombre del Cónyuge/Conviviente</text:p>
          </table:table-cell>
          <table:table-cell table:style-name="ce52" table:number-columns-spanned="4" table:number-rows-spanned="1"/>
          <table:covered-table-cell table:number-columns-repeated="3" table:style-name="ce52"/>
          <table:table-cell table:style-name="ce54" office:value-type="string">
            <text:p>DNI</text:p>
          </table:table-cell>
          <table:table-cell table:style-name="ce84" table:content-validation-name="val17"/>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17"/>
          <table:table-cell table:style-name="ce36" office:value-type="string">
            <text:p>Domicilio Actual</text:p>
          </table:table-cell>
          <table:table-cell table:style-name="ce53" table:number-columns-spanned="4" table:number-rows-spanned="1"/>
          <table:covered-table-cell table:number-columns-repeated="3" table:style-name="ce53"/>
          <table:table-cell table:style-name="ce73"/>
          <table:table-cell table:style-name="ce85"/>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18"/>
          <table:table-cell table:style-name="ce36" office:value-type="string">
            <text:p>Dirección del Predio ó Granja</text:p>
          </table:table-cell>
          <table:table-cell table:style-name="ce51" table:number-columns-spanned="4" table:number-rows-spanned="1"/>
          <table:covered-table-cell table:number-columns-repeated="3" table:style-name="ce52"/>
          <table:table-cell table:style-name="ce73"/>
          <table:table-cell table:style-name="ce85"/>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table-cell table:style-name="ce16" office:value-type="string" table:number-columns-spanned="1" table:number-rows-spanned="4">
            <text:p>Datos del Aval y Cónyuge</text:p>
          </table:table-cell>
          <table:table-cell table:style-name="ce36" office:value-type="string">
            <text:p>¿Tiene Aval?</text:p>
          </table:table-cell>
          <table:table-cell table:style-name="ce52" table:content-validation-name="val11" table:number-columns-spanned="4" table:number-rows-spanned="1"/>
          <table:covered-table-cell table:number-columns-repeated="3" table:style-name="ce52" table:content-validation-name="val11"/>
          <table:table-cell table:style-name="ce73"/>
          <table:table-cell table:style-name="ce85"/>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17"/>
          <table:table-cell table:style-name="ce36" office:value-type="string">
            <text:p>Nombre del Aval</text:p>
          </table:table-cell>
          <table:table-cell table:style-name="ce52" table:number-columns-spanned="4" table:number-rows-spanned="1"/>
          <table:covered-table-cell table:number-columns-repeated="3" table:style-name="ce52"/>
          <table:table-cell table:style-name="ce54" office:value-type="string">
            <text:p>DNI</text:p>
          </table:table-cell>
          <table:table-cell table:style-name="ce84" table:content-validation-name="val17"/>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17"/>
          <table:table-cell table:style-name="ce36" office:value-type="string">
            <text:p>Nombre del Cónyuge Aval</text:p>
          </table:table-cell>
          <table:table-cell table:style-name="ce52" table:number-columns-spanned="4" table:number-rows-spanned="1"/>
          <table:covered-table-cell table:number-columns-repeated="3" table:style-name="ce52"/>
          <table:table-cell table:style-name="ce54" office:value-type="string">
            <text:p>DNI</text:p>
          </table:table-cell>
          <table:table-cell table:style-name="ce84" table:content-validation-name="val17"/>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18"/>
          <table:table-cell table:style-name="ce36" office:value-type="string">
            <text:p>Domicilio Actual del Aval</text:p>
          </table:table-cell>
          <table:table-cell table:style-name="ce52" table:number-columns-spanned="4" table:number-rows-spanned="1"/>
          <table:covered-table-cell table:number-columns-repeated="3" table:style-name="ce52"/>
          <table:table-cell table:style-name="ce73"/>
          <table:table-cell table:style-name="ce86"/>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table-cell table:style-name="ce19" office:value-type="string" table:number-columns-spanned="1" table:number-rows-spanned="2">
            <text:p>Tipo de Fuente</text:p>
          </table:table-cell>
          <table:table-cell table:style-name="ce36" office:value-type="string">
            <text:p>Fuente de Ingreso Titular</text:p>
          </table:table-cell>
          <table:table-cell table:style-name="ce54" office:value-type="string" table:number-columns-spanned="4" table:number-rows-spanned="1">
            <text:p>Independiente</text:p>
          </table:table-cell>
          <table:covered-table-cell table:number-columns-repeated="3" table:style-name="ce62"/>
          <table:table-cell table:style-name="ce73"/>
          <table:table-cell table:style-name="ce86"/>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20"/>
          <table:table-cell table:style-name="ce36" office:value-type="string">
            <text:p>Fuente de Ingreso Cónyuge</text:p>
          </table:table-cell>
          <table:table-cell table:style-name="ce55" table:content-validation-name="val12" table:number-columns-spanned="4" table:number-rows-spanned="1"/>
          <table:covered-table-cell table:number-columns-repeated="3" table:style-name="ce55" table:content-validation-name="val12"/>
          <table:table-cell table:style-name="ce73"/>
          <table:table-cell table:style-name="ce86"/>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table-cell table:style-name="ce19" office:value-type="string" table:number-columns-spanned="1" table:number-rows-spanned="2">
            <text:p>Números de Telefonos</text:p>
          </table:table-cell>
          <table:table-cell table:style-name="ce36" office:value-type="string">
            <text:p>Telefonó Fijo</text:p>
          </table:table-cell>
          <table:table-cell table:style-name="ce56" table:number-columns-spanned="2" table:number-rows-spanned="1"/>
          <table:covered-table-cell table:style-name="ce56"/>
          <table:table-cell table:style-name="ce65" table:formula="of:=IF(OR([.D26]=[.CE125];[.D26]=[.CG125]);&quot;Endeudamiento no debe superar S/.6 mil (Titular + Cónyugue)&quot;;&quot;&quot;)" office:value-type="string" office:string-value="Endeudamiento no debe superar S/.6 mil (Titular + Cónyugue)" table:number-columns-spanned="4" table:number-rows-spanned="2">
            <text:p>Endeudamiento no debe superar S/.6 mil (Titular + Cónyugue)</text:p>
          </table:table-cell>
          <table:covered-table-cell table:number-columns-repeated="3" table:style-name="ce70"/>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21"/>
          <table:table-cell table:style-name="ce38" office:value-type="string">
            <text:p>Telefono Movil</text:p>
          </table:table-cell>
          <table:table-cell table:style-name="ce57" table:number-columns-spanned="2" table:number-rows-spanned="1"/>
          <table:covered-table-cell table:style-name="ce57"/>
          <table:covered-table-cell table:number-columns-repeated="4" table:style-name="ce65"/>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table-cell table:style-name="ce22" office:value-type="string" table:number-columns-spanned="1" table:number-rows-spanned="2">
            <text:p>Datos del Producto Atendido</text:p>
          </table:table-cell>
          <table:table-cell table:style-name="ce39" office:value-type="string">
            <text:p>Producto</text:p>
          </table:table-cell>
          <table:table-cell table:style-name="ce39" office:value-type="string">
            <text:p>Subproducto</text:p>
          </table:table-cell>
          <table:table-cell table:style-name="ce39" office:value-type="string" table:number-columns-spanned="2" table:number-rows-spanned="1">
            <text:p>Convenio</text:p>
          </table:table-cell>
          <table:covered-table-cell table:style-name="ce66"/>
          <table:table-cell table:style-name="ce39" office:value-type="string">
            <text:p>Destino</text:p>
          </table:table-cell>
          <table:table-cell table:style-name="ce74" table:formula="of:=IF([.D26]=&quot;Pecuario&quot;;&quot;# Crianzas Finan.&quot;;&quot;# Cultivos Financ.&quot;)" office:value-type="string" office:string-value="# Cultivos Financ.">
            <text:p># Cultivos Financ.</text:p>
          </table:table-cell>
          <table:table-cell table:style-name="ce74" office:value-type="string">
            <text:p># Cultivos Secund.</text:p>
          </table:table-cell>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23"/>
          <table:table-cell table:style-name="ce40" table:content-validation-name="val1" office:value-type="string">
            <text:p>Microempresa</text:p>
          </table:table-cell>
          <table:table-cell table:style-name="ce40" table:content-validation-name="val13" office:value-type="string">
            <text:p>Kiva Agrícola</text:p>
          </table:table-cell>
          <table:table-cell table:style-name="ce40" table:content-validation-name="val22" office:value-type="string" table:number-columns-spanned="2" table:number-rows-spanned="1">
            <text:p>No</text:p>
          </table:table-cell>
          <table:covered-table-cell table:style-name="ce52" table:content-validation-name="val22"/>
          <table:table-cell table:style-name="ce40" table:content-validation-name="val26" office:value-type="string">
            <text:p>Capital de Trabajo</text:p>
          </table:table-cell>
          <table:table-cell table:style-name="ce75" table:content-validation-name="val28"/>
          <table:table-cell table:style-name="ce75" table:content-validation-name="val34"/>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table-cell table:style-name="ce24" office:value-type="string" table:number-columns-spanned="1" table:number-rows-spanned="6">
            <text:p><text:s/>Datos de la Actividad Principal</text:p>
          </table:table-cell>
          <table:table-cell table:style-name="ce41" office:value-type="string">
            <text:p>Sector</text:p>
          </table:table-cell>
          <table:table-cell table:style-name="ce39" table:formula="of:=IF(OR([.$D$26]=&quot;Pecuario&quot;;[.$D$26]=&quot;Kiva Pecuario&quot;);&quot;Crianza&quot;;&quot;Cultivo&quot;)" office:value-type="string" office:string-value="Cultivo">
            <text:p>Cultivo</text:p>
          </table:table-cell>
          <table:table-cell table:style-name="ce39" table:formula="of:=IF(OR([.$D$26]=&quot;Agrícola&quot;;[.$D$26]=&quot;Kiva Agrícola&quot;);&quot;Has.&quot;;&quot;Cabezas&quot;)" office:value-type="string" office:string-value="Has.">
            <text:p>Has.</text:p>
          </table:table-cell>
          <table:table-cell table:style-name="ce39" office:value-type="string">
            <text:p>Condicion Terreno</text:p>
          </table:table-cell>
          <table:table-cell table:style-name="ce39" office:value-type="string">
            <text:p>Sistema de Riego</text:p>
          </table:table-cell>
          <table:table-cell table:style-name="ce39" office:value-type="string">
            <text:p>CIIU</text:p>
          </table:table-cell>
          <table:table-cell table:style-name="ce39" table:formula="of:=IF([.D27]=&quot;Cultivo&quot;;&quot;Experiencia en el Cultivo&quot;;&quot;Experiencia en la Crianza&quot;)" office:value-type="string" office:string-value="Experiencia en el Cultivo">
            <text:p>Experiencia en el Cultivo</text:p>
          </table:table-cell>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25"/>
          <table:table-cell table:style-name="ce42" office:value-type="string">
            <text:p>Producción</text:p>
          </table:table-cell>
          <table:table-cell table:style-name="ce40" table:content-validation-name="val14" office:value-type="string">
            <text:p>Arroz</text:p>
          </table:table-cell>
          <table:table-cell table:style-name="ce40" table:content-validation-name="val17"/>
          <table:table-cell table:style-name="ce63" table:content-validation-name="val23" office:value-type="string">
            <text:p>Propietario</text:p>
          </table:table-cell>
          <table:table-cell table:style-name="ce40" table:content-validation-name="val25" office:value-type="string">
            <text:p>Por gravedad</text:p>
          </table:table-cell>
          <table:table-cell table:style-name="ce39" table:formula="of:=IF(ISERROR(HLOOKUP([.D28];[.$CD$129:.$DL$130];2;0));&quot;&quot;;HLOOKUP([.D28];[.$CD$129:.$DL$130];2;0))" office:value-type="string" office:string-value="0111">
            <text:p>0111</text:p>
          </table:table-cell>
          <table:table-cell table:style-name="ce76" table:content-validation-name="val29" office:value-type="float" office:value="41609">
            <text:p>01-dic-13</text:p>
          </table:table-cell>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25"/>
          <table:table-cell table:style-name="ce41" office:value-type="string">
            <text:p>Sector</text:p>
          </table:table-cell>
          <table:table-cell table:style-name="ce39" table:formula="of:=IF([.$D$26]=&quot;Pecuario&quot;;&quot;Crianza&quot;;&quot;Cultivo&quot;)" office:value-type="string" office:string-value="Cultivo">
            <text:p>Cultivo</text:p>
          </table:table-cell>
          <table:table-cell table:style-name="ce39" table:formula="of:=IF(OR([.$D$26]=&quot;Agrícola&quot;;[.$D$26]=&quot;Kiva Agrícola&quot;);&quot;Has.&quot;;&quot;Cabezas&quot;)" office:value-type="string" office:string-value="Has.">
            <text:p>Has.</text:p>
          </table:table-cell>
          <table:table-cell table:style-name="ce39" office:value-type="string">
            <text:p>Condicion Terreno</text:p>
          </table:table-cell>
          <table:table-cell table:style-name="ce39" office:value-type="string">
            <text:p>Sistema de Riego</text:p>
          </table:table-cell>
          <table:table-cell table:style-name="ce39" office:value-type="string">
            <text:p>CIIU</text:p>
          </table:table-cell>
          <table:table-cell table:style-name="ce39" table:formula="of:=IF([.D29]=&quot;Cultivo&quot;;&quot;Experiencia en el Cultivo&quot;;&quot;Experiencia en la Crianza&quot;)" office:value-type="string" office:string-value="Experiencia en el Cultivo">
            <text:p>Experiencia en el Cultivo</text:p>
          </table:table-cell>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25"/>
          <table:table-cell table:style-name="ce42" office:value-type="string">
            <text:p>Producción</text:p>
          </table:table-cell>
          <table:table-cell table:style-name="ce40" table:content-validation-name="val14" office:value-type="string">
            <text:p>Algodón</text:p>
          </table:table-cell>
          <table:table-cell table:style-name="ce40" table:content-validation-name="val17"/>
          <table:table-cell table:style-name="ce63" table:content-validation-name="val23" office:value-type="string">
            <text:p>Propietario</text:p>
          </table:table-cell>
          <table:table-cell table:style-name="ce40" table:content-validation-name="val25" office:value-type="string">
            <text:p>Tecnificado</text:p>
          </table:table-cell>
          <table:table-cell table:style-name="ce39" table:formula="of:=IF(ISERROR(HLOOKUP([.D30];[.$CD$129:.$DL$130];2;0));&quot;&quot;;HLOOKUP([.D30];[.$CD$129:.$DL$130];2;0))" office:value-type="string" office:string-value="0111">
            <text:p>0111</text:p>
          </table:table-cell>
          <table:table-cell table:style-name="ce76" table:content-validation-name="val29"/>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25"/>
          <table:table-cell table:style-name="ce41" office:value-type="string">
            <text:p>Sector</text:p>
          </table:table-cell>
          <table:table-cell table:style-name="ce39" table:formula="of:=IF([.$D$26]=&quot;Pecuario&quot;;&quot;Crianza&quot;;&quot;Cultivo&quot;)" office:value-type="string" office:string-value="Cultivo">
            <text:p>Cultivo</text:p>
          </table:table-cell>
          <table:table-cell table:style-name="ce39" table:formula="of:=IF(OR([.$D$26]=&quot;Agrícola&quot;;[.$D$26]=&quot;Kiva Agrícola&quot;);&quot;Has.&quot;;&quot;Cabezas&quot;)" office:value-type="string" office:string-value="Has.">
            <text:p>Has.</text:p>
          </table:table-cell>
          <table:table-cell table:style-name="ce39" office:value-type="string">
            <text:p>Condicion Terreno</text:p>
          </table:table-cell>
          <table:table-cell table:style-name="ce39" office:value-type="string">
            <text:p>Sistema de Riego</text:p>
          </table:table-cell>
          <table:table-cell table:style-name="ce39" office:value-type="string">
            <text:p>CIIU</text:p>
          </table:table-cell>
          <table:table-cell table:style-name="ce39" table:formula="of:=IF([.D31]=&quot;Cultivo&quot;;&quot;Experiencia en el Cultivo&quot;;&quot;Experiencia en la Crianza&quot;)" office:value-type="string" office:string-value="Experiencia en el Cultivo">
            <text:p>Experiencia en el Cultivo</text:p>
          </table:table-cell>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26"/>
          <table:table-cell table:style-name="ce42" office:value-type="string">
            <text:p>Producción</text:p>
          </table:table-cell>
          <table:table-cell table:style-name="ce40" table:content-validation-name="val14" office:value-type="string">
            <text:p>Alfalfa</text:p>
          </table:table-cell>
          <table:table-cell table:style-name="ce40" table:content-validation-name="val17"/>
          <table:table-cell table:style-name="ce63" table:content-validation-name="val23" office:value-type="string">
            <text:p>Posesionario</text:p>
          </table:table-cell>
          <table:table-cell table:style-name="ce40" table:content-validation-name="val25" office:value-type="string">
            <text:p>Por gravedad</text:p>
          </table:table-cell>
          <table:table-cell table:style-name="ce39" table:formula="of:=IF(ISERROR(HLOOKUP([.D32];[.$CD$129:.$DL$130];2;0));&quot;&quot;;HLOOKUP([.D32];[.$CD$129:.$DL$130];2;0))" office:value-type="string" office:string-value="0112">
            <text:p>0112</text:p>
          </table:table-cell>
          <table:table-cell table:style-name="ce76" table:content-validation-name="val29"/>
          <table:table-cell/>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table-cell table:style-name="ce22" office:value-type="string" table:number-columns-spanned="1" table:number-rows-spanned="4">
            <text:p><text:s/>Datos de la Actividad Secundaria</text:p>
          </table:table-cell>
          <table:table-cell table:style-name="ce39" office:value-type="string">
            <text:p>Cultivo <text:s/>sec.</text:p>
          </table:table-cell>
          <table:table-cell table:style-name="ce39" office:value-type="string">
            <text:p>Has.</text:p>
          </table:table-cell>
          <table:table-cell table:style-name="ce39" office:value-type="string">
            <text:p>Condicion Terreno</text:p>
          </table:table-cell>
          <table:table-cell table:style-name="ce39" office:value-type="string">
            <text:p>Sistema de Riego</text:p>
          </table:table-cell>
          <table:table-cell table:style-name="ce39" office:value-type="string">
            <text:p>CIIU</text:p>
          </table:table-cell>
          <table:table-cell table:style-name="ce39" office:value-type="string">
            <text:p>Experiencia en el Cultivo</text:p>
          </table:table-cell>
          <table:table-cell table:number-columns-repeated="2"/>
          <table:table-cell table:style-name="ce94"/>
          <table:table-cell table:style-name="ce105"/>
          <table:table-cell table:style-name="ce107" table:number-columns-repeated="18"/>
          <table:table-cell table:style-name="ce124"/>
          <table:table-cell table:style-name="ce50"/>
          <table:table-cell table:style-name="ce128"/>
          <table:table-cell table:style-name="ce105"/>
          <table:table-cell table:style-name="ce107" table:number-columns-repeated="18"/>
          <table:table-cell table:style-name="ce154"/>
          <table:table-cell table:number-columns-repeated="971"/>
        </table:table-row>
        <table:table-row table:style-name="ro4">
          <table:table-cell/>
          <table:covered-table-cell table:style-name="ce27"/>
          <table:table-cell table:style-name="ce40" table:content-validation-name="val2" office:value-type="string">
            <text:p>Arroz</text:p>
          </table:table-cell>
          <table:table-cell table:style-name="ce40" table:content-validation-name="val15"/>
          <table:table-cell table:style-name="ce63" table:content-validation-name="val23" office:value-type="string">
            <text:p>Arrendatario</text:p>
          </table:table-cell>
          <table:table-cell table:style-name="ce40" table:content-validation-name="val25" office:value-type="string">
            <text:p>Tecnificado</text:p>
          </table:table-cell>
          <table:table-cell table:style-name="ce39" table:formula="of:=IF(ISERROR(HLOOKUP([.C34];[.$CD$129:.$DL$130];2;0));&quot;&quot;;HLOOKUP([.C34];[.$CD$129:.$DL$130];2;0))" office:value-type="string" office:string-value="0111">
            <text:p>0111</text:p>
          </table:table-cell>
          <table:table-cell table:style-name="ce76" table:content-validation-name="val29"/>
          <table:table-cell table:content-validation-name="val21"/>
          <table:table-cell/>
          <table:table-cell table:style-name="ce95"/>
          <table:table-cell table:style-name="ce106" table:number-columns-repeated="6"/>
          <table:table-cell table:style-name="ce116" table:number-columns-repeated="13"/>
          <table:table-cell table:style-name="ce125"/>
          <table:table-cell table:style-name="ce50"/>
          <table:table-cell table:style-name="ce129"/>
          <table:table-cell table:style-name="ce106" table:number-columns-repeated="5"/>
          <table:table-cell table:style-name="ce134"/>
          <table:table-cell table:style-name="ce116" table:number-columns-repeated="13"/>
          <table:table-cell table:style-name="ce155"/>
          <table:table-cell table:number-columns-repeated="971"/>
        </table:table-row>
        <table:table-row table:style-name="ro4">
          <table:table-cell/>
          <table:covered-table-cell table:style-name="ce27"/>
          <table:table-cell table:style-name="ce39" office:value-type="string">
            <text:p>Cultivo <text:s/>sec.</text:p>
          </table:table-cell>
          <table:table-cell table:style-name="ce39" office:value-type="string">
            <text:p>Has.</text:p>
          </table:table-cell>
          <table:table-cell table:style-name="ce39" office:value-type="string">
            <text:p>Condicion Terreno</text:p>
          </table:table-cell>
          <table:table-cell table:style-name="ce39" office:value-type="string">
            <text:p>Sistema de Riego</text:p>
          </table:table-cell>
          <table:table-cell table:style-name="ce39" office:value-type="string">
            <text:p>CIIU</text:p>
          </table:table-cell>
          <table:table-cell table:style-name="ce39" office:value-type="string">
            <text:p>Experiencia en el Cultivo</text:p>
          </table:table-cell>
          <table:table-cell table:number-columns-repeated="2"/>
          <table:table-cell table:style-name="ce96" office:value-type="string" table:number-columns-spanned="7" table:number-rows-spanned="1">
            <text:p>COLINDANCIAS:</text:p>
          </table:table-cell>
          <table:covered-table-cell table:number-columns-repeated="6" table:style-name="ce96"/>
          <table:table-cell table:style-name="ce116" table:number-columns-repeated="13"/>
          <table:table-cell table:style-name="ce125"/>
          <table:table-cell table:style-name="ce50"/>
          <table:table-cell table:style-name="ce130" office:value-type="string" table:number-columns-spanned="7" table:number-rows-spanned="1">
            <text:p>COLINDANCIAS:</text:p>
          </table:table-cell>
          <table:covered-table-cell table:number-columns-repeated="5" table:style-name="ce132"/>
          <table:covered-table-cell table:style-name="ce135"/>
          <table:table-cell table:style-name="ce116" table:number-columns-repeated="13"/>
          <table:table-cell table:style-name="ce155"/>
          <table:table-cell table:number-columns-repeated="971"/>
        </table:table-row>
        <table:table-row table:style-name="ro4">
          <table:table-cell/>
          <table:covered-table-cell table:style-name="ce23"/>
          <table:table-cell table:style-name="ce40" table:content-validation-name="val2"/>
          <table:table-cell table:style-name="ce40" table:content-validation-name="val15"/>
          <table:table-cell table:style-name="ce63" table:content-validation-name="val23"/>
          <table:table-cell table:style-name="ce40" table:content-validation-name="val25"/>
          <table:table-cell table:style-name="ce39" table:formula="of:=IF(ISERROR(HLOOKUP([.C36];[.$CD$129:.$DL$130];2;0));&quot;&quot;;HLOOKUP([.C36];[.$CD$129:.$DL$130];2;0))">
            <text:p/>
          </table:table-cell>
          <table:table-cell table:style-name="ce76" table:content-validation-name="val29"/>
          <table:table-cell table:content-validation-name="val21"/>
          <table:table-cell/>
          <table:table-cell table:style-name="ce97" office:value-type="string" table:number-columns-spanned="7" table:number-rows-spanned="1">
            <text:p>LINDERO NORTE:</text:p>
          </table:table-cell>
          <table:covered-table-cell table:number-columns-repeated="6" table:style-name="ce97"/>
          <table:table-cell table:style-name="ce117" table:number-columns-spanned="13" table:number-rows-spanned="1"/>
          <table:covered-table-cell table:number-columns-repeated="12" table:style-name="ce117"/>
          <table:table-cell table:style-name="ce125"/>
          <table:table-cell table:style-name="ce50"/>
          <table:table-cell table:style-name="ce131" office:value-type="string" table:number-columns-spanned="7" table:number-rows-spanned="1">
            <text:p>LINDERO NORTE:</text:p>
          </table:table-cell>
          <table:covered-table-cell table:number-columns-repeated="6" table:style-name="ce131"/>
          <table:table-cell table:style-name="ce117" table:number-columns-spanned="13" table:number-rows-spanned="1"/>
          <table:covered-table-cell table:number-columns-repeated="11" table:style-name="ce136"/>
          <table:covered-table-cell table:style-name="ce138"/>
          <table:table-cell table:style-name="ce155"/>
          <table:table-cell table:number-columns-repeated="971"/>
        </table:table-row>
        <table:table-row table:style-name="ro4">
          <table:table-cell/>
          <table:table-cell table:style-name="ce28" office:value-type="string" table:number-columns-spanned="1" table:number-rows-spanned="2">
            <text:p>Datos de Actividad No Complementaria</text:p>
          </table:table-cell>
          <table:table-cell table:style-name="ce39" office:value-type="string">
            <text:p>Sector</text:p>
          </table:table-cell>
          <table:table-cell table:style-name="ce39" office:value-type="string" table:number-columns-spanned="4" table:number-rows-spanned="1">
            <text:p>Giro del Negocio No Complementario</text:p>
          </table:table-cell>
          <table:covered-table-cell table:number-columns-repeated="3" table:style-name="ce39"/>
          <table:table-cell table:style-name="ce39" office:value-type="string">
            <text:p>CIIU</text:p>
          </table:table-cell>
          <table:table-cell table:style-name="ce39" office:value-type="string">
            <text:p>Fecha de Inicio</text:p>
          </table:table-cell>
          <table:table-cell/>
          <table:table-cell table:style-name="ce98" office:value-type="string" table:number-columns-spanned="7" table:number-rows-spanned="1">
            <text:p>LINDERO SUR:</text:p>
          </table:table-cell>
          <table:covered-table-cell table:number-columns-repeated="6" table:style-name="ce97"/>
          <table:table-cell table:style-name="ce117" table:number-columns-spanned="13" table:number-rows-spanned="1"/>
          <table:covered-table-cell table:number-columns-repeated="12" table:style-name="ce117"/>
          <table:table-cell table:style-name="ce125"/>
          <table:table-cell table:style-name="ce50"/>
          <table:table-cell table:style-name="ce131" office:value-type="string" table:number-columns-spanned="7" table:number-rows-spanned="1">
            <text:p>LINDERO SUR:</text:p>
          </table:table-cell>
          <table:covered-table-cell table:number-columns-repeated="6" table:style-name="ce131"/>
          <table:table-cell table:style-name="ce117" table:number-columns-spanned="13" table:number-rows-spanned="1"/>
          <table:covered-table-cell table:number-columns-repeated="11" table:style-name="ce136"/>
          <table:covered-table-cell table:style-name="ce138"/>
          <table:table-cell table:style-name="ce155"/>
          <table:table-cell table:number-columns-repeated="971"/>
        </table:table-row>
        <table:table-row table:style-name="ro4">
          <table:table-cell/>
          <table:covered-table-cell table:style-name="ce29"/>
          <table:table-cell table:style-name="ce43" table:content-validation-name="val3" office:value-type="string">
            <text:p>Industria</text:p>
          </table:table-cell>
          <table:table-cell table:style-name="ce43" table:content-validation-name="val16" office:value-type="string" table:number-columns-spanned="4" table:number-rows-spanned="1">
            <text:p>Confecciones en cuero</text:p>
          </table:table-cell>
          <table:covered-table-cell table:number-columns-repeated="3" table:style-name="ce43" table:content-validation-name="val16"/>
          <table:table-cell table:style-name="ce39" table:formula="of:=IF(ISERROR(HLOOKUP([.D38];[.$CD$139:.$HX$141];3;0));&quot;&quot;;HLOOKUP([.D38];[.$CD$139:.$HX$141];3;0))" office:value-type="float" office:value="2926">
            <text:p>2926</text:p>
          </table:table-cell>
          <table:table-cell table:style-name="ce76" table:content-validation-name="val21" office:value-type="float" office:value="40941">
            <text:p>02-feb-12</text:p>
          </table:table-cell>
          <table:table-cell/>
          <table:table-cell table:style-name="ce97" office:value-type="string" table:number-columns-spanned="7" table:number-rows-spanned="1">
            <text:p>LINDERO ESTE:</text:p>
          </table:table-cell>
          <table:covered-table-cell table:number-columns-repeated="6" table:style-name="ce97"/>
          <table:table-cell table:style-name="ce117" table:number-columns-spanned="13" table:number-rows-spanned="1"/>
          <table:covered-table-cell table:number-columns-repeated="12" table:style-name="ce117"/>
          <table:table-cell table:style-name="ce125"/>
          <table:table-cell table:style-name="ce50"/>
          <table:table-cell table:style-name="ce131" office:value-type="string" table:number-columns-spanned="7" table:number-rows-spanned="1">
            <text:p>LINDERO ESTE:</text:p>
          </table:table-cell>
          <table:covered-table-cell table:number-columns-repeated="6" table:style-name="ce131"/>
          <table:table-cell table:style-name="ce117" table:number-columns-spanned="13" table:number-rows-spanned="1"/>
          <table:covered-table-cell table:number-columns-repeated="11" table:style-name="ce136"/>
          <table:covered-table-cell table:style-name="ce138"/>
          <table:table-cell table:style-name="ce155"/>
          <table:table-cell table:number-columns-repeated="971"/>
        </table:table-row>
        <table:table-row table:style-name="ro4">
          <table:table-cell/>
          <table:table-cell table:style-name="ce30" office:value-type="string" table:number-columns-spanned="1" table:number-rows-spanned="4">
            <text:p>Condiciones del Crédito</text:p>
          </table:table-cell>
          <table:table-cell table:style-name="ce44" office:value-type="string">
            <text:p>Moneda</text:p>
          </table:table-cell>
          <table:table-cell table:style-name="ce44" office:value-type="string">
            <text:p>Monto</text:p>
          </table:table-cell>
          <table:table-cell table:style-name="ce44" office:value-type="string">
            <text:p>Divino Seguro</text:p>
          </table:table-cell>
          <table:table-cell table:style-name="ce44" office:value-type="string">
            <text:p>MultiRiesgo</text:p>
          </table:table-cell>
          <table:table-cell table:style-name="ce44" office:value-type="string">
            <text:p>TREC</text:p>
          </table:table-cell>
          <table:table-cell table:style-name="ce44" office:value-type="string">
            <text:p>TEA</text:p>
          </table:table-cell>
          <table:table-cell table:style-name="ce44" office:value-type="string">
            <text:p>TEM</text:p>
          </table:table-cell>
          <table:table-cell/>
          <table:table-cell table:style-name="ce94"/>
          <table:table-cell table:style-name="ce107" table:number-columns-repeated="6"/>
          <table:table-cell table:style-name="ce118" table:number-columns-repeated="13"/>
          <table:table-cell table:style-name="ce126"/>
          <table:table-cell table:style-name="ce50"/>
          <table:table-cell table:style-name="ce107" table:number-columns-repeated="8"/>
          <table:table-cell table:style-name="ce118" table:number-columns-repeated="11"/>
          <table:table-cell table:style-name="ce139"/>
          <table:table-cell table:style-name="ce154"/>
          <table:table-cell table:number-columns-repeated="971"/>
        </table:table-row>
        <table:table-row table:style-name="ro4">
          <table:table-cell/>
          <table:covered-table-cell table:style-name="ce31"/>
          <table:table-cell table:style-name="ce45" table:content-validation-name="val4" office:value-type="string">
            <text:p>Dólares</text:p>
          </table:table-cell>
          <table:table-cell table:style-name="ce58" table:content-validation-name="val17" office:value-type="currency" office:currency="S/." office:value="5000">
            <text:p>S/. 5,000</text:p>
          </table:table-cell>
          <table:table-cell table:style-name="ce45" table:content-validation-name="val11" office:value-type="string">
            <text:p>Si</text:p>
          </table:table-cell>
          <table:table-cell table:style-name="ce60" table:content-validation-name="val11" office:value-type="string">
            <text:p>Si</text:p>
          </table:table-cell>
          <table:table-cell table:style-name="ce60" table:content-validation-name="val11" office:value-type="string">
            <text:p>No</text:p>
          </table:table-cell>
          <table:table-cell table:style-name="ce77" table:content-validation-name="val21" office:value-type="percentage" office:value="0.12">
            <text:p>12.00%</text:p>
          </table:table-cell>
          <table:table-cell table:style-name="ce77" table:content-validation-name="val35" table:formula="of:=IF([.H40]=&quot;&quot;;&quot;&quot;;[.CH176])" office:value-type="percentage" office:value="0.00948879293458305">
            <text:p>0.95%</text:p>
          </table:table-cell>
          <table:table-cell/>
          <table:table-cell table:style-name="ce94"/>
          <table:table-cell table:style-name="ce107" table:number-columns-repeated="6"/>
          <table:table-cell table:style-name="ce118" table:number-columns-repeated="13"/>
          <table:table-cell table:style-name="ce126"/>
          <table:table-cell table:style-name="ce50"/>
          <table:table-cell table:style-name="ce107" table:number-columns-repeated="8"/>
          <table:table-cell table:style-name="ce118" table:number-columns-repeated="11"/>
          <table:table-cell table:style-name="ce139"/>
          <table:table-cell table:style-name="ce154"/>
          <table:table-cell table:number-columns-repeated="971"/>
        </table:table-row>
        <table:table-row table:style-name="ro4">
          <table:table-cell/>
          <table:covered-table-cell table:style-name="ce31"/>
          <table:table-cell table:style-name="ce46" office:value-type="string">
            <text:p>Forma de Pago (*)</text:p>
          </table:table-cell>
          <table:table-cell table:style-name="ce39" office:value-type="string">
            <text:p>Cuotas</text:p>
          </table:table-cell>
          <table:table-cell table:style-name="ce39" table:formula="of:=IF(OR([.C42]=&quot;Irregular&quot;;[.C42]=&quot;Al Final&quot;);&quot;Días Total del Prestamo&quot;;&quot;Periocidad (días)&quot;)" office:value-type="string" office:string-value="Periocidad (días)">
            <text:p>Periocidad (días)</text:p>
          </table:table-cell>
          <table:table-cell table:style-name="ce67" office:value-type="string">
            <text:p>Fecha Pos. Pago</text:p>
          </table:table-cell>
          <table:table-cell table:style-name="ce71" office:value-type="string">
            <text:p>N° Desembolsos</text:p>
          </table:table-cell>
          <table:table-cell table:style-name="ce78" table:formula="of:=IF([.H40]=&quot;&quot;;&quot;&quot;;IF([.E26]=&quot;Si&quot;;&quot;&quot;;IF(OR([.H40]&gt;[.$CE$176];[.H40]&lt;[.$CD$176]);IF(OR([.D26]=&quot;Kiva Agrícola&quot;;[.D26]=&quot;Kiva Pecuario&quot;);&quot;TEA no corresponde. Solicitar excepción&quot;;&quot;TEA no corresponde&quot;);&quot;&quot;)))" office:value-type="string" office:string-value="TEA no corresponde. Solicitar excepción" table:number-columns-spanned="2" table:number-rows-spanned="1">
            <text:p>TEA no corresponde. Solicitar excepción</text:p>
          </table:table-cell>
          <table:covered-table-cell table:style-name="ce87"/>
          <table:table-cell/>
          <table:table-cell table:style-name="ce94"/>
          <table:table-cell table:style-name="ce107" table:number-columns-repeated="6"/>
          <table:table-cell table:style-name="ce118" table:number-columns-repeated="13"/>
          <table:table-cell table:style-name="ce126"/>
          <table:table-cell table:style-name="ce50"/>
          <table:table-cell table:style-name="ce107" table:number-columns-repeated="8"/>
          <table:table-cell table:style-name="ce118" table:number-columns-repeated="11"/>
          <table:table-cell table:style-name="ce139"/>
          <table:table-cell table:style-name="ce156"/>
          <table:table-cell table:number-columns-repeated="971"/>
        </table:table-row>
        <table:table-row table:style-name="ro4">
          <table:table-cell/>
          <table:covered-table-cell table:style-name="ce32"/>
          <table:table-cell table:style-name="ce40" table:content-validation-name="val5"/>
          <table:table-cell table:style-name="ce43" table:content-validation-name="val18"/>
          <table:table-cell table:style-name="ce40" table:content-validation-name="val17"/>
          <table:table-cell table:style-name="ce68" table:formula="of:=[.I5]+[.E42]*IF([.C42]=&quot;Irregular&quot;;1;[.D42])" office:value-type="date" office:date-value="2014-03-01">
            <text:p>01/03/2014</text:p>
          </table:table-cell>
          <table:table-cell table:style-name="ce40" table:content-validation-name="val27"/>
          <table:table-cell table:content-validation-name="val21"/>
          <table:table-cell/>
          <table:table-cell table:style-name="ce88" table:content-validation-name="val21"/>
          <table:table-cell table:style-name="ce94"/>
          <table:table-cell table:style-name="ce107" table:number-columns-repeated="6"/>
          <table:table-cell table:style-name="ce117" table:number-columns-repeated="13"/>
          <table:table-cell table:style-name="ce124"/>
          <table:table-cell table:style-name="ce50"/>
          <table:table-cell table:style-name="ce107" table:number-columns-repeated="8"/>
          <table:table-cell table:style-name="ce117" table:number-columns-repeated="11"/>
          <table:table-cell table:style-name="ce107"/>
          <table:table-cell table:style-name="ce154"/>
          <table:table-cell table:number-columns-repeated="971"/>
        </table:table-row>
        <table:table-row table:style-name="ro4">
          <table:table-cell/>
          <table:table-cell table:style-name="ce19" office:value-type="string" table:number-columns-spanned="1" table:number-rows-spanned="2">
            <text:p>Historial y Calificación</text:p>
          </table:table-cell>
          <table:table-cell table:style-name="ce39" office:value-type="string">
            <text:p>Año de Inicio con la CSL</text:p>
          </table:table-cell>
          <table:table-cell table:style-name="ce39" office:value-type="string">
            <text:p>N° Créditos Cancelados</text:p>
          </table:table-cell>
          <table:table-cell table:style-name="ce39" office:value-type="string" table:number-columns-spanned="2" table:number-rows-spanned="1">
            <text:p>Calificacion Actual SBS</text:p>
          </table:table-cell>
          <table:covered-table-cell table:style-name="ce39"/>
          <table:table-cell table:style-name="ce39" office:value-type="string">
            <text:p>Score</text:p>
          </table:table-cell>
          <table:table-cell table:style-name="ce39" office:value-type="string" table:number-columns-spanned="2" table:number-rows-spanned="1">
            <text:p>Acción </text:p>
          </table:table-cell>
          <table:covered-table-cell table:style-name="ce39"/>
          <table:table-cell table:style-name="ce89" table:content-validation-name="val21"/>
          <table:table-cell table:style-name="ce92" office:value-type="string">
            <text:p>Comentarios adicionales de la ubicación del Domicilio y Predio.</text:p>
          </table:table-cell>
          <table:table-cell table:style-name="ce103"/>
          <table:table-cell table:style-name="ce50" table:number-columns-repeated="40"/>
          <table:table-cell table:style-name="ce143"/>
          <table:table-cell table:number-columns-repeated="971"/>
        </table:table-row>
        <table:table-row table:style-name="ro4">
          <table:table-cell/>
          <table:covered-table-cell table:style-name="ce21"/>
          <table:table-cell table:style-name="ce40" table:content-validation-name="val6"/>
          <table:table-cell table:style-name="ce40"/>
          <table:table-cell table:style-name="ce64" table:content-validation-name="val24" table:number-columns-spanned="2" table:number-rows-spanned="1"/>
          <table:covered-table-cell table:style-name="ce69" table:content-validation-name="val24"/>
          <table:table-cell table:style-name="ce40"/>
          <table:table-cell table:style-name="ce40" table:content-validation-name="val30" table:number-columns-spanned="2" table:number-rows-spanned="1"/>
          <table:covered-table-cell table:style-name="ce40" table:content-validation-name="val30"/>
          <table:table-cell table:style-name="ce89" table:content-validation-name="val21"/>
          <table:table-cell table:style-name="ce99" table:number-columns-spanned="43" table:number-rows-spanned="7"/>
          <table:covered-table-cell table:number-columns-repeated="41" table:style-name="ce108"/>
          <table:covered-table-cell table:style-name="ce157"/>
          <table:table-cell table:number-columns-repeated="971"/>
        </table:table-row>
        <table:table-row table:style-name="ro4">
          <table:table-cell/>
          <table:table-cell table:style-name="ce19" office:value-type="string" table:number-columns-spanned="1" table:number-rows-spanned="6">
            <text:p>Garantías</text:p>
          </table:table-cell>
          <table:table-cell table:style-name="ce46" office:value-type="string">
            <text:p>Tipo <text:s/>de Garantía</text:p>
          </table:table-cell>
          <table:table-cell table:style-name="ce39" office:value-type="string">
            <text:p>Detalle</text:p>
          </table:table-cell>
          <table:table-cell table:style-name="ce46" office:value-type="string" table:number-columns-spanned="2" table:number-rows-spanned="1">
            <text:p>Titular</text:p>
          </table:table-cell>
          <table:covered-table-cell table:style-name="ce46"/>
          <table:table-cell table:style-name="ce46" office:value-type="string">
            <text:p>Aval</text:p>
          </table:table-cell>
          <table:table-cell table:style-name="ce79" table:number-columns-repeated="2"/>
          <table:table-cell table:style-name="ce89" table:content-validation-name="val21"/>
          <table:covered-table-cell table:style-name="ce100"/>
          <table:covered-table-cell table:number-columns-repeated="41" table:style-name="ce109"/>
          <table:covered-table-cell table:style-name="ce158"/>
          <table:table-cell table:number-columns-repeated="971"/>
        </table:table-row>
        <table:table-row table:style-name="ro4">
          <table:table-cell/>
          <table:covered-table-cell table:style-name="ce33"/>
          <table:table-cell table:style-name="ce47" office:value-type="string">
            <text:p>Declaración Jurada</text:p>
          </table:table-cell>
          <table:table-cell table:style-name="ce59" table:content-validation-name="val17"/>
          <table:table-cell table:style-name="ce60" table:content-validation-name="val21" table:number-columns-spanned="2" table:number-rows-spanned="1"/>
          <table:covered-table-cell table:style-name="ce60"/>
          <table:table-cell table:style-name="ce72" table:content-validation-name="val21"/>
          <table:table-cell table:style-name="ce80" table:formula="of:=SUM([.E46:.G46])" office:value-type="float" office:value="0" table:number-columns-spanned="2" table:number-rows-spanned="1">
            <text:p>S/. 0</text:p>
          </table:table-cell>
          <table:covered-table-cell table:style-name="ce80"/>
          <table:table-cell table:style-name="ce89" table:content-validation-name="val21"/>
          <table:covered-table-cell table:style-name="ce100"/>
          <table:covered-table-cell table:number-columns-repeated="41" table:style-name="ce109"/>
          <table:covered-table-cell table:style-name="ce158"/>
          <table:table-cell table:number-columns-repeated="971"/>
        </table:table-row>
        <table:table-row table:style-name="ro4">
          <table:table-cell/>
          <table:covered-table-cell table:style-name="ce33"/>
          <table:table-cell table:style-name="ce47" office:value-type="string">
            <text:p>Hipoteca y/o Inmobiliaria</text:p>
          </table:table-cell>
          <table:table-cell table:style-name="ce60" table:content-validation-name="val19"/>
          <table:table-cell table:style-name="ce60" table:content-validation-name="val21" table:number-columns-spanned="2" table:number-rows-spanned="1"/>
          <table:covered-table-cell table:style-name="ce60"/>
          <table:table-cell table:style-name="ce72" table:content-validation-name="val21"/>
          <table:table-cell table:style-name="ce80" table:formula="of:=SUM([.E47:.G47])" office:value-type="float" office:value="0" table:number-columns-spanned="2" table:number-rows-spanned="1">
            <text:p>S/. 0</text:p>
          </table:table-cell>
          <table:covered-table-cell table:style-name="ce80"/>
          <table:table-cell/>
          <table:covered-table-cell table:style-name="ce100"/>
          <table:covered-table-cell table:number-columns-repeated="41" table:style-name="ce109"/>
          <table:covered-table-cell table:style-name="ce158"/>
          <table:table-cell table:number-columns-repeated="971"/>
        </table:table-row>
        <table:table-row table:style-name="ro4">
          <table:table-cell/>
          <table:covered-table-cell table:style-name="ce33"/>
          <table:table-cell table:style-name="ce48" office:value-type="string">
            <text:p>Garantía Mobiliaria</text:p>
          </table:table-cell>
          <table:table-cell table:style-name="ce61" table:content-validation-name="val20"/>
          <table:table-cell table:style-name="ce60" table:content-validation-name="val21" table:number-columns-spanned="2" table:number-rows-spanned="1"/>
          <table:covered-table-cell table:style-name="ce60"/>
          <table:table-cell table:style-name="ce72" table:content-validation-name="val21"/>
          <table:table-cell table:style-name="ce80" table:formula="of:=SUM([.E48:.G48])" office:value-type="float" office:value="0" table:number-columns-spanned="2" table:number-rows-spanned="1">
            <text:p>S/. 0</text:p>
          </table:table-cell>
          <table:covered-table-cell table:style-name="ce80"/>
          <table:table-cell/>
          <table:covered-table-cell table:style-name="ce100"/>
          <table:covered-table-cell table:number-columns-repeated="41" table:style-name="ce109"/>
          <table:covered-table-cell table:style-name="ce158"/>
          <table:table-cell table:number-columns-repeated="971"/>
        </table:table-row>
        <table:table-row table:style-name="ro4">
          <table:table-cell/>
          <table:covered-table-cell table:style-name="ce33"/>
          <table:table-cell table:style-name="ce47" office:value-type="string">
            <text:p>Otros</text:p>
          </table:table-cell>
          <table:table-cell table:style-name="ce60" table:content-validation-name="val21"/>
          <table:table-cell table:style-name="ce60" table:content-validation-name="val21" table:number-columns-spanned="2" table:number-rows-spanned="1"/>
          <table:covered-table-cell table:style-name="ce60"/>
          <table:table-cell table:style-name="ce72" table:content-validation-name="val21"/>
          <table:table-cell table:style-name="ce80" table:formula="of:=SUM([.E49:.G49])" office:value-type="float" office:value="0" table:number-columns-spanned="2" table:number-rows-spanned="1">
            <text:p>S/. 0</text:p>
          </table:table-cell>
          <table:covered-table-cell table:style-name="ce80"/>
          <table:table-cell/>
          <table:covered-table-cell table:style-name="ce100"/>
          <table:covered-table-cell table:number-columns-repeated="41" table:style-name="ce109"/>
          <table:covered-table-cell table:style-name="ce158"/>
          <table:table-cell table:number-columns-repeated="971"/>
        </table:table-row>
        <table:table-row table:style-name="ro4">
          <table:table-cell/>
          <table:covered-table-cell table:style-name="ce21"/>
          <table:table-cell table:style-name="ce49" office:value-type="string" table:number-columns-spanned="5" table:number-rows-spanned="1">
            <text:p>Total:</text:p>
          </table:table-cell>
          <table:covered-table-cell table:number-columns-repeated="4" table:style-name="ce49"/>
          <table:table-cell table:style-name="ce80" table:formula="of:=SUM([.H46:.H49])" office:value-type="float" office:value="0" table:number-columns-spanned="2" table:number-rows-spanned="1">
            <text:p>S/. 0</text:p>
          </table:table-cell>
          <table:covered-table-cell table:style-name="ce80"/>
          <table:table-cell/>
          <table:covered-table-cell table:style-name="ce101"/>
          <table:covered-table-cell table:number-columns-repeated="41" table:style-name="ce110"/>
          <table:covered-table-cell table:style-name="ce159"/>
          <table:table-cell table:number-columns-repeated="971"/>
        </table:table-row>
        <table:table-row table:style-name="ro4">
          <table:table-cell table:number-columns-repeated="2"/>
          <table:table-cell table:style-name="ce50" table:number-columns-repeated="6"/>
          <table:table-cell table:number-columns-repeated="2"/>
          <table:table-cell table:style-name="ce102"/>
          <table:table-cell table:number-columns-repeated="1013"/>
        </table:table-row>
        <table:table-row table:style-name="ro4">
          <table:table-cell table:number-columns-repeated="1024"/>
        </table:table-row>
        <table:table-row table:style-name="ro4">
          <table:table-cell/>
          <table:table-cell table:style-name="ce34"/>
          <table:table-cell>
            <draw:frame table:end-cell-address="Solicitud.E55" table:end-x="1.742cm" table:end-y="0.213cm" draw:z-index="0" draw:name="CommandButton1" draw:style-name="gr1" draw:text-style-name="P1" svg:width="7.143cm" svg:height="1.002cm" svg:x="6.849cm" svg:y="0.266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6cm">
              <draw:image xlink:href="Pictures/2000002E000015910000035E84DBE6EC.wmf" xlink:type="simple" xlink:show="embed" xlink:actuate="onLoad">
                <text:p/>
              </draw:image>
            </draw:frame>
          </table:table-cell>
          <table:table-cell/>
          <table:table-cell>
            <draw:frame table:end-cell-address="Solicitud.H55" table:end-x="3.965cm" table:end-y="0.266cm" draw:z-index="2" draw:name="CommandButton3" draw:style-name="gr1" draw:text-style-name="P1" svg:width="6.765cm" svg:height="1.002cm" svg:x="2.245cm" svg:y="0.319cm">
              <draw:image xlink:href="Pictures/2000002E000015A70000035E17BC358C.wmf" xlink:type="simple" xlink:show="embed" xlink:actuate="onLoad">
                <text:p/>
              </draw:image>
            </draw:frame>
          </table:table-cell>
          <table:table-cell table:number-columns-repeated="1017"/>
        </table:table-row>
        <table:table-row table:style-name="ro4" table:number-rows-repeated="14">
          <table:table-cell table:number-columns-repeated="1024"/>
        </table:table-row>
        <table:table-row table:style-name="ro4">
          <table:table-cell table:number-columns-repeated="13"/>
          <table:table-cell table:style-name="ce79"/>
          <table:table-cell table:number-columns-repeated="1010"/>
        </table:table-row>
        <table:table-row table:style-name="ro4">
          <table:table-cell table:number-columns-repeated="18"/>
          <table:table-cell table:style-name="ce50"/>
          <table:table-cell table:number-columns-repeated="1005"/>
        </table:table-row>
        <table:table-row table:style-name="ro4" table:number-rows-repeated="33">
          <table:table-cell table:number-columns-repeated="1024"/>
        </table:table-row>
        <table:table-row table:style-name="ro4">
          <table:table-cell table:number-columns-repeated="2"/>
          <table:table-cell table:style-name="ce12" table:number-columns-repeated="7"/>
          <table:table-cell/>
          <table:table-cell table:style-name="ce12" table:number-columns-repeated="43"/>
          <table:table-cell table:number-columns-repeated="971"/>
        </table:table-row>
        <table:table-row table:style-name="ro4">
          <table:table-cell table:number-columns-repeated="1024"/>
        </table:table-row>
        <table:table-row table:style-name="ro4">
          <table:table-cell/>
          <table:table-cell table:style-name="ce35"/>
          <table:table-cell table:number-columns-repeated="1022"/>
        </table:table-row>
        <table:table-row table:style-name="ro4">
          <table:table-cell table:number-columns-repeated="1024"/>
        </table:table-row>
        <table:table-row table:style-name="ro4">
          <table:table-cell table:style-name="ce12"/>
          <table:table-cell table:style-name="ce35"/>
          <table:table-cell table:style-name="ce12" table:number-columns-repeated="52"/>
          <table:table-cell/>
          <table:table-cell table:style-name="ce12" table:number-columns-repeated="23"/>
          <table:table-cell/>
          <table:table-cell table:style-name="ce12" table:number-columns-repeated="945"/>
        </table:table-row>
        <table:table-row table:style-name="ro4">
          <table:table-cell table:number-columns-repeated="82"/>
          <table:table-cell table:style-name="ce149"/>
          <table:table-cell table:number-columns-repeated="941"/>
        </table:table-row>
        <table:table-row table:style-name="ro4">
          <table:table-cell table:number-columns-repeated="80"/>
          <table:table-cell office:value-type="string">
            <text:p>contraseña</text:p>
          </table:table-cell>
          <table:table-cell office:value-type="string">
            <text:p>meca</text:p>
          </table:table-cell>
          <table:table-cell table:number-columns-repeated="942"/>
        </table:table-row>
        <table:table-row table:style-name="ro4">
          <table:table-cell table:number-columns-repeated="1024"/>
        </table:table-row>
        <table:table-row table:style-name="ro4">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1">
            <text:p>sub_1</text:p>
          </table:table-cell>
          <table:table-cell table:number-columns-repeated="937"/>
        </table:table-row>
        <table:table-row table:style-name="ro4">
          <table:table-cell table:number-columns-repeated="81"/>
          <table:table-cell office:value-type="string">
            <text:p>sub_1</text:p>
          </table:table-cell>
          <table:table-cell office:value-type="string">
            <text:p>sub_2</text:p>
          </table:table-cell>
          <table:table-cell table:number-columns-repeated="941"/>
        </table:table-row>
        <table:table-row table:style-name="ro4">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4">
          <table:table-cell table:number-columns-repeated="1024"/>
        </table:table-row>
        <table:table-row table:style-name="ro4">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4">
          <table:table-cell table:number-columns-repeated="1024"/>
        </table:table-row>
        <table:table-row table:style-name="ro4">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string" office:string-value="Cultivos">
            <text:p>Cultivos</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4">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4">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4">
          <table:table-cell table:number-columns-repeated="81"/>
          <table:table-cell table:number-columns-repeated="5" office:value-type="string">
            <text:p>calif</text:p>
          </table:table-cell>
          <table:table-cell table:number-columns-repeated="938"/>
        </table:table-row>
        <table:table-row table:style-name="ro4">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66" office:value-type="string">
            <text:p>Olivo</text:p>
          </table:table-cell>
          <table:table-cell office:value-type="string">
            <text:p>Pallar</text:p>
          </table:table-cell>
          <table:table-cell table:style-name="ce166"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66"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66" office:value-type="string">
            <text:p>Zapallo</text:p>
          </table:table-cell>
          <table:table-cell table:style-name="ce166" office:value-type="string">
            <text:p>Otros</text:p>
          </table:table-cell>
          <table:table-cell table:number-columns-repeated="908"/>
        </table:table-row>
        <table:table-row table:style-name="ro4">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4">
          <table:table-cell table:number-columns-repeated="97"/>
          <table:table-cell table:style-name="ce166" table:number-columns-repeated="2"/>
          <table:table-cell/>
          <table:table-cell table:style-name="ce166"/>
          <table:table-cell table:number-columns-repeated="7"/>
          <table:table-cell table:style-name="ce166"/>
          <table:table-cell table:number-columns-repeated="5"/>
          <table:table-cell table:style-name="ce166" table:number-columns-repeated="5"/>
          <table:table-cell table:number-columns-repeated="905"/>
        </table:table-row>
        <table:table-row table:style-name="ro4">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4">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4">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4">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4">
          <table:table-cell table:number-columns-repeated="1024"/>
        </table:table-row>
        <table:table-row table:style-name="ro4">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4">
          <table:table-cell table:number-columns-repeated="1024"/>
        </table:table-row>
        <table:table-row table:style-name="ro4">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4" table:number-rows-repeated="2">
          <table:table-cell table:number-columns-repeated="1024"/>
        </table:table-row>
        <table:table-row table:style-name="ro4">
          <table:table-cell table:number-columns-repeated="80"/>
          <table:table-cell table:style-name="ce160" table:formula="of:=[.D40]" office:value-type="currency" office:currency="S/." office:value="5000">
            <text:p>S/. 5,000</text:p>
          </table:table-cell>
          <table:table-cell table:style-name="ce144" office:value-type="string" table:number-columns-spanned="4" table:number-rows-spanned="1">
            <text:p>SOLES</text:p>
          </table:table-cell>
          <table:covered-table-cell table:number-columns-repeated="3" table:style-name="ce2"/>
          <table:table-cell table:style-name="ce144" office:value-type="string" table:number-columns-spanned="4" table:number-rows-spanned="1">
            <text:p>DOLARES</text:p>
          </table:table-cell>
          <table:covered-table-cell table:number-columns-repeated="3" table:style-name="ce2"/>
          <table:table-cell table:number-columns-repeated="935"/>
        </table:table-row>
        <table:table-row table:style-name="ro4">
          <table:table-cell table:number-columns-repeated="80"/>
          <table:table-cell office:value-type="string">
            <text:p>Activo Fijo/</text:p>
          </table:table-cell>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number-columns-repeated="935"/>
        </table:table-row>
        <table:table-row table:style-name="ro4">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4">
          <table:table-cell table:number-columns-repeated="80"/>
          <table:table-cell office:value-type="string">
            <text:p>Hasta 3 Mil</text:p>
          </table:table-cell>
          <table:table-cell table:style-name="ce145" office:value-type="percentage" office:value="0.55">
            <text:p>55.00%</text:p>
          </table:table-cell>
          <table:table-cell table:style-name="ce146" office:value-type="percentage" office:value="0.915">
            <text:p>91.50%</text:p>
          </table:table-cell>
          <table:table-cell table:style-name="ce146" office:value-type="percentage" office:value="0.58">
            <text:p>58.00%</text:p>
          </table:table-cell>
          <table:table-cell table:style-name="ce146" office:value-type="percentage" office:value="0.945">
            <text:p>94.50%</text:p>
          </table:table-cell>
          <table:table-cell table:style-name="ce146" office:value-type="percentage" office:value="0.32">
            <text:p>32.00%</text:p>
          </table:table-cell>
          <table:table-cell table:style-name="ce146" office:value-type="percentage" office:value="0.5025">
            <text:p>50.25%</text:p>
          </table:table-cell>
          <table:table-cell table:style-name="ce146" office:value-type="percentage" office:value="0.35">
            <text:p>35.00%</text:p>
          </table:table-cell>
          <table:table-cell table:style-name="ce146" office:value-type="percentage" office:value="0.5325">
            <text:p>53.25%</text:p>
          </table:table-cell>
          <table:table-cell/>
          <table:table-cell table:style-name="ce146"/>
          <table:table-cell table:number-columns-repeated="2"/>
          <table:table-cell office:value-type="string">
            <text:p>min</text:p>
          </table:table-cell>
          <table:table-cell office:value-type="string">
            <text:p>max</text:p>
          </table:table-cell>
          <table:table-cell table:number-columns-repeated="929"/>
        </table:table-row>
        <table:table-row table:style-name="ro4">
          <table:table-cell table:number-columns-repeated="80"/>
          <table:table-cell office:value-type="string">
            <text:p>De 3 a 6 mil</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55">
            <text:p>55.00%</text:p>
          </table:table-cell>
          <table:table-cell table:style-name="ce146" office:value-type="percentage" office:value="0.915">
            <text:p>91.50%</text:p>
          </table:table-cell>
          <table:table-cell table:style-name="ce146" office:value-type="percentage" office:value="0.3">
            <text:p>30.00%</text:p>
          </table:table-cell>
          <table:table-cell table:style-name="ce146" office:value-type="percentage" office:value="0.4825">
            <text:p>48.25%</text:p>
          </table:table-cell>
          <table:table-cell table:style-name="ce146" office:value-type="percentage" office:value="0.34">
            <text:p>34.00%</text:p>
          </table:table-cell>
          <table:table-cell table:style-name="ce146" office:value-type="percentage" office:value="0.5225">
            <text:p>52.25%</text:p>
          </table:table-cell>
          <table:table-cell table:number-columns-repeated="2"/>
          <table:table-cell table:style-name="ce164" office:value-type="float" office:value="300">
            <text:p>300.00</text:p>
          </table:table-cell>
          <table:table-cell table:style-name="ce164" office:value-type="float" office:value="1500">
            <text:p>1500.00</text:p>
          </table:table-cell>
          <table:table-cell table:style-name="ce165" office:value-type="percentage" office:value="0.55">
            <text:p>55%</text:p>
          </table:table-cell>
          <table:table-cell table:style-name="ce165" office:value-type="percentage" office:value="1">
            <text:p>100%</text:p>
          </table:table-cell>
          <table:table-cell table:number-columns-repeated="929"/>
        </table:table-row>
        <table:table-row table:style-name="ro4">
          <table:table-cell table:number-columns-repeated="80"/>
          <table:table-cell office:value-type="string">
            <text:p>De 6 a 10 mil</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28">
            <text:p>28.00%</text:p>
          </table:table-cell>
          <table:table-cell table:style-name="ce146" office:value-type="percentage" office:value="0.4625">
            <text:p>46.25%</text:p>
          </table:table-cell>
          <table:table-cell table:style-name="ce146" office:value-type="percentage" office:value="0.33">
            <text:p>33.00%</text:p>
          </table:table-cell>
          <table:table-cell table:style-name="ce146" office:value-type="percentage" office:value="0.5125">
            <text:p>51.25%</text:p>
          </table:table-cell>
          <table:table-cell table:number-columns-repeated="2"/>
          <table:table-cell table:style-name="ce164" office:value-type="float" office:value="1501">
            <text:p>1501.00</text:p>
          </table:table-cell>
          <table:table-cell table:style-name="ce164" office:value-type="float" office:value="4000">
            <text:p>4000.00</text:p>
          </table:table-cell>
          <table:table-cell table:style-name="ce165" office:value-type="percentage" office:value="0.55">
            <text:p>55%</text:p>
          </table:table-cell>
          <table:table-cell table:style-name="ce165" office:value-type="percentage" office:value="1">
            <text:p>100%</text:p>
          </table:table-cell>
          <table:table-cell table:number-columns-repeated="929"/>
        </table:table-row>
        <table:table-row table:style-name="ro4">
          <table:table-cell table:number-columns-repeated="80"/>
          <table:table-cell office:value-type="string">
            <text:p>De 10 a 20 mil</text:p>
          </table:table-cell>
          <table:table-cell table:style-name="ce146" office:value-type="percentage" office:value="0.35">
            <text:p>35.00%</text:p>
          </table:table-cell>
          <table:table-cell table:style-name="ce146" office:value-type="percentage" office:value="0.715">
            <text:p>71.50%</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26">
            <text:p>26.00%</text:p>
          </table:table-cell>
          <table:table-cell table:style-name="ce146" office:value-type="percentage" office:value="0.4425">
            <text:p>44.25%</text:p>
          </table:table-cell>
          <table:table-cell table:style-name="ce146" office:value-type="percentage" office:value="0.32">
            <text:p>32.00%</text:p>
          </table:table-cell>
          <table:table-cell table:style-name="ce146" office:value-type="percentage" office:value="0.5025">
            <text:p>50.25%</text:p>
          </table:table-cell>
          <table:table-cell table:number-columns-repeated="935"/>
        </table:table-row>
        <table:table-row table:style-name="ro4">
          <table:table-cell table:number-columns-repeated="80"/>
          <table:table-cell office:value-type="string">
            <text:p>De 20 a 30 mil</text:p>
          </table:table-cell>
          <table:table-cell table:style-name="ce146" office:value-type="percentage" office:value="0.3002">
            <text:p>30.02%</text:p>
          </table:table-cell>
          <table:table-cell table:style-name="ce146" office:value-type="percentage" office:value="0.6652">
            <text:p>66.52%</text:p>
          </table:table-cell>
          <table:table-cell table:style-name="ce146" office:value-type="percentage" office:value="0.3405">
            <text:p>34.05%</text:p>
          </table:table-cell>
          <table:table-cell table:style-name="ce146" office:value-type="percentage" office:value="0.7055">
            <text:p>70.55%</text:p>
          </table:table-cell>
          <table:table-cell table:style-name="ce146" office:value-type="percentage" office:value="0.2242">
            <text:p>22.42%</text:p>
          </table:table-cell>
          <table:table-cell table:style-name="ce146" office:value-type="percentage" office:value="0.4067">
            <text:p>40.67%</text:p>
          </table:table-cell>
          <table:table-cell table:style-name="ce146" office:value-type="percentage" office:value="0.2754">
            <text:p>27.54%</text:p>
          </table:table-cell>
          <table:table-cell table:style-name="ce146" office:value-type="percentage" office:value="0.4579">
            <text:p>45.79%</text:p>
          </table:table-cell>
          <table:table-cell table:number-columns-repeated="935"/>
        </table:table-row>
        <table:table-row table:style-name="ro4">
          <table:table-cell table:number-columns-repeated="80"/>
          <table:table-cell office:value-type="string">
            <text:p>De 30 a 40 mil</text:p>
          </table:table-cell>
          <table:table-cell table:style-name="ce146" office:value-type="percentage" office:value="0.2836">
            <text:p>28.36%</text:p>
          </table:table-cell>
          <table:table-cell table:style-name="ce146" office:value-type="percentage" office:value="0.6486">
            <text:p>64.86%</text:p>
          </table:table-cell>
          <table:table-cell table:style-name="ce146" office:value-type="percentage" office:value="0.3264">
            <text:p>32.64%</text:p>
          </table:table-cell>
          <table:table-cell table:style-name="ce146" office:value-type="percentage" office:value="0.6914">
            <text:p>69.14%</text:p>
          </table:table-cell>
          <table:table-cell table:style-name="ce146" office:value-type="percentage" office:value="0.2209">
            <text:p>22.09%</text:p>
          </table:table-cell>
          <table:table-cell table:style-name="ce146" office:value-type="percentage" office:value="0.4034">
            <text:p>40.34%</text:p>
          </table:table-cell>
          <table:table-cell table:style-name="ce146" office:value-type="percentage" office:value="0.2613">
            <text:p>26.13%</text:p>
          </table:table-cell>
          <table:table-cell table:style-name="ce146"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4">
          <table:table-cell table:number-columns-repeated="80"/>
          <table:table-cell office:value-type="string">
            <text:p>De 40 a 50 mil</text:p>
          </table:table-cell>
          <table:table-cell table:style-name="ce146" office:value-type="percentage" office:value="0.2794">
            <text:p>27.94%</text:p>
          </table:table-cell>
          <table:table-cell table:style-name="ce146" office:value-type="percentage" office:value="0.6444">
            <text:p>64.44%</text:p>
          </table:table-cell>
          <table:table-cell table:style-name="ce146" office:value-type="percentage" office:value="0.3128">
            <text:p>31.28%</text:p>
          </table:table-cell>
          <table:table-cell table:style-name="ce146" office:value-type="percentage" office:value="0.6778">
            <text:p>67.78%</text:p>
          </table:table-cell>
          <table:table-cell table:style-name="ce146" office:value-type="percentage" office:value="0.2177">
            <text:p>21.77%</text:p>
          </table:table-cell>
          <table:table-cell table:style-name="ce146" office:value-type="percentage" office:value="0.4002">
            <text:p>40.02%</text:p>
          </table:table-cell>
          <table:table-cell table:style-name="ce146" office:value-type="percentage" office:value="0.248">
            <text:p>24.80%</text:p>
          </table:table-cell>
          <table:table-cell table:style-name="ce146"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4">
          <table:table-cell table:number-columns-repeated="80"/>
          <table:table-cell office:value-type="string">
            <text:p>De 50 a 60 mil</text:p>
          </table:table-cell>
          <table:table-cell table:style-name="ce146" office:value-type="percentage" office:value="0.2754">
            <text:p>27.54%</text:p>
          </table:table-cell>
          <table:table-cell table:style-name="ce146" office:value-type="percentage" office:value="0.6404">
            <text:p>64.04%</text:p>
          </table:table-cell>
          <table:table-cell table:style-name="ce146" office:value-type="percentage" office:value="0.2999">
            <text:p>29.99%</text:p>
          </table:table-cell>
          <table:table-cell table:style-name="ce146" office:value-type="percentage" office:value="0.6649">
            <text:p>66.49%</text:p>
          </table:table-cell>
          <table:table-cell table:style-name="ce146" office:value-type="percentage" office:value="0.2145">
            <text:p>21.45%</text:p>
          </table:table-cell>
          <table:table-cell table:style-name="ce146" office:value-type="percentage" office:value="0.397">
            <text:p>39.70%</text:p>
          </table:table-cell>
          <table:table-cell table:style-name="ce146" office:value-type="percentage" office:value="0.2353">
            <text:p>23.53%</text:p>
          </table:table-cell>
          <table:table-cell table:style-name="ce146" office:value-type="percentage" office:value="0.4178">
            <text:p>41.78%</text:p>
          </table:table-cell>
          <table:table-cell table:number-columns-repeated="935"/>
        </table:table-row>
        <table:table-row table:style-name="ro4">
          <table:table-cell table:number-columns-repeated="80"/>
          <table:table-cell office:value-type="string">
            <text:p>De 60 a 100 mil</text:p>
          </table:table-cell>
          <table:table-cell table:style-name="ce146" office:value-type="percentage" office:value="0.2694">
            <text:p>26.94%</text:p>
          </table:table-cell>
          <table:table-cell table:style-name="ce146" office:value-type="percentage" office:value="0.6344">
            <text:p>63.44%</text:p>
          </table:table-cell>
          <table:table-cell table:style-name="ce146" office:value-type="percentage" office:value="0.2874">
            <text:p>28.74%</text:p>
          </table:table-cell>
          <table:table-cell table:style-name="ce146" office:value-type="percentage" office:value="0.6524">
            <text:p>65.24%</text:p>
          </table:table-cell>
          <table:table-cell table:style-name="ce146" office:value-type="percentage" office:value="0.2114">
            <text:p>21.14%</text:p>
          </table:table-cell>
          <table:table-cell table:style-name="ce146" office:value-type="percentage" office:value="0.3939">
            <text:p>39.39%</text:p>
          </table:table-cell>
          <table:table-cell table:style-name="ce146" office:value-type="percentage" office:value="0.2233">
            <text:p>22.33%</text:p>
          </table:table-cell>
          <table:table-cell table:style-name="ce146" office:value-type="percentage" office:value="0.4058">
            <text:p>40.58%</text:p>
          </table:table-cell>
          <table:table-cell table:number-columns-repeated="935"/>
        </table:table-row>
        <table:table-row table:style-name="ro4">
          <table:table-cell table:number-columns-repeated="80"/>
          <table:table-cell office:value-type="string">
            <text:p>De 100 mil a mas</text:p>
          </table:table-cell>
          <table:table-cell table:style-name="ce146" office:value-type="percentage" office:value="0.2682">
            <text:p>26.82%</text:p>
          </table:table-cell>
          <table:table-cell table:style-name="ce146" office:value-type="percentage" office:value="0.6332">
            <text:p>63.32%</text:p>
          </table:table-cell>
          <table:table-cell table:style-name="ce146" office:value-type="percentage" office:value="0.2755">
            <text:p>27.55%</text:p>
          </table:table-cell>
          <table:table-cell table:style-name="ce146" office:value-type="percentage" office:value="0.6405">
            <text:p>64.05%</text:p>
          </table:table-cell>
          <table:table-cell table:style-name="ce146" office:value-type="percentage" office:value="0.2015">
            <text:p>20.15%</text:p>
          </table:table-cell>
          <table:table-cell table:style-name="ce146" office:value-type="percentage" office:value="0.384">
            <text:p>38.40%</text:p>
          </table:table-cell>
          <table:table-cell table:style-name="ce146" office:value-type="percentage" office:value="0.2119">
            <text:p>21.19%</text:p>
          </table:table-cell>
          <table:table-cell table:style-name="ce146" office:value-type="percentage" office:value="0.3944">
            <text:p>39.44%</text:p>
          </table:table-cell>
          <table:table-cell table:number-columns-repeated="935"/>
        </table:table-row>
        <table:table-row table:style-name="ro4">
          <table:table-cell table:number-columns-repeated="1024"/>
        </table:table-row>
        <table:table-row table:style-name="ro4">
          <table:table-cell table:number-columns-repeated="80"/>
          <table:table-cell table:style-name="ce142" office:value-type="string">
            <text:p>columna</text:p>
          </table:table-cell>
          <table:table-cell table:style-name="ce142" office:value-type="string">
            <text:p>min</text:p>
          </table:table-cell>
          <table:table-cell table:style-name="ce142" office:value-type="string">
            <text:p>max</text:p>
          </table:table-cell>
          <table:table-cell table:number-columns-repeated="941"/>
        </table:table-row>
        <table:table-row table:style-name="ro4">
          <table:table-cell table:number-columns-repeated="80"/>
          <table:table-cell table:style-name="ce142" table:formula="of:=IF(IF([.C42]=&quot;Irregular&quot;;[.E42];[$Solicitud.D42]*[$Solicitud.E42])&lt;=360;1;3)" office:value-type="float" office:value="1">
            <text:p>1</text:p>
          </table:table-cell>
          <table:table-cell table:style-name="ce142" table:formula="of:=IF([$Solicitud.CD147]=&quot;soles&quot;;[.CC173];[.CC173]+4)" office:value-type="float" office:value="5">
            <text:p>5</text:p>
          </table:table-cell>
          <table:table-cell table:style-name="ce142"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0">
            <text:p>0</text:p>
          </table:table-cell>
          <table:table-cell table:number-columns-repeated="936"/>
        </table:table-row>
        <table:table-row table:style-name="ro4">
          <table:table-cell table:number-columns-repeated="80"/>
          <table:table-cell table:style-name="ce142" office:value-type="string">
            <text:p>fila</text:p>
          </table:table-cell>
          <table:table-cell table:style-name="ce142" table:number-columns-repeated="2"/>
          <table:table-cell table:number-columns-repeated="941"/>
        </table:table-row>
        <table:table-row table:style-name="ro4">
          <table:table-cell table:number-columns-repeated="80"/>
          <table:table-cell table:style-name="ce142"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2" office:value-type="string">
            <text:p>VALOR MIN</text:p>
          </table:table-cell>
          <table:table-cell table:style-name="ce142" office:value-type="string">
            <text:p>VALOR MAX</text:p>
          </table:table-cell>
          <table:table-cell/>
          <table:table-cell table:style-name="ce152" office:value-type="string">
            <text:p>TEA</text:p>
          </table:table-cell>
          <table:table-cell office:value-type="string">
            <text:p>TEM</text:p>
          </table:table-cell>
          <table:table-cell/>
          <table:table-cell table:style-name="ce153"/>
          <table:table-cell table:number-columns-repeated="936"/>
        </table:table-row>
        <table:table-row table:style-name="ro4">
          <table:table-cell table:number-columns-repeated="80"/>
          <table:table-cell table:style-name="ce142"/>
          <table:table-cell table:style-name="ce147" table:formula="of:=IF(OR([.$D$26]=[.$CE$125];[.$D$26]=[.CG125]);[.$CO$167];VLOOKUP([.CC175];[.$CC$161:.$CK$170];[.CD173]+1;0))" office:value-type="percentage" office:value="0.55">
            <text:p>55.00%</text:p>
          </table:table-cell>
          <table:table-cell table:style-name="ce150" table:formula="of:=IF(OR([.$D$26]=[.$CE$125];[.$D$26]=[.CG125]);[.CP167];VLOOKUP([.CC175];[.CC161:.CK170];[.CE173]+1;0))" office:value-type="percentage" office:value="1">
            <text:p>100.00%</text:p>
          </table:table-cell>
          <table:table-cell/>
          <table:table-cell table:style-name="ce146"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4">
          <table:table-cell table:number-columns-repeated="84"/>
          <table:table-cell table:style-name="ce146"/>
          <table:table-cell table:number-columns-repeated="939"/>
        </table:table-row>
        <table:table-row table:style-name="ro4">
          <table:table-cell table:number-columns-repeated="1024"/>
        </table:table-row>
        <table:table-row table:style-name="ro4">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4">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4">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4">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4">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4">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4">
          <table:table-cell table:number-columns-repeated="1024"/>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0">
            <text:p>#N/D</text:p>
          </table:table-cell>
          <table:table-cell table:number-columns-repeated="934"/>
        </table:table-row>
        <table:table-row table:style-name="ro4">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4">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4">
          <table:table-cell table:number-columns-repeated="81"/>
          <table:table-cell table:style-name="ce162" table:formula="of:=[.I5]" office:value-type="float" office:value="41699">
            <text:p>01/03/2014</text:p>
          </table:table-cell>
          <table:table-cell table:style-name="ce163" table:formula="of:=[.F42]" office:value-type="date" office:date-value="2014-03-01">
            <text:p>01/03/2014</text:p>
          </table:table-cell>
          <table:table-cell table:style-name="ce12" office:value-type="string">
            <text:p>tam</text:p>
          </table:table-cell>
          <table:table-cell table:number-columns-repeated="940"/>
        </table:table-row>
        <table:table-row table:style-name="ro4">
          <table:table-cell table:number-columns-repeated="10"/>
          <table:table-cell table:style-name="ce2" office:value-type="float" office:value="11">
            <text:p>11</text:p>
          </table:table-cell>
          <table:table-cell office:value-type="float" office:value="12">
            <text:p>12</text:p>
          </table:table-cell>
          <table:table-cell office:value-type="float" office:value="13">
            <text:p>13</text:p>
          </table:table-cell>
          <table:table-cell table:style-name="ce2" office:value-type="float" office:value="14">
            <text:p>14</text:p>
          </table:table-cell>
          <table:table-cell office:value-type="float" office:value="15">
            <text:p>15</text:p>
          </table:table-cell>
          <table:table-cell office:value-type="float" office:value="16">
            <text:p>16</text:p>
          </table:table-cell>
          <table:table-cell table:style-name="ce2" office:value-type="float" office:value="17">
            <text:p>17</text:p>
          </table:table-cell>
          <table:table-cell office:value-type="float" office:value="18">
            <text:p>18</text:p>
          </table:table-cell>
          <table:table-cell office:value-type="float" office:value="19">
            <text:p>19</text:p>
          </table:table-cell>
          <table:table-cell table:style-name="ce2" office:value-type="float" office:value="20">
            <text:p>20</text:p>
          </table:table-cell>
          <table:table-cell office:value-type="float" office:value="21">
            <text:p>21</text:p>
          </table:table-cell>
          <table:table-cell office:value-type="float" office:value="22">
            <text:p>22</text:p>
          </table:table-cell>
          <table:table-cell table:style-name="ce2" office:value-type="float" office:value="23">
            <text:p>23</text:p>
          </table:table-cell>
          <table:table-cell office:value-type="float" office:value="24">
            <text:p>24</text:p>
          </table:table-cell>
          <table:table-cell office:value-type="float" office:value="25">
            <text:p>25</text:p>
          </table:table-cell>
          <table:table-cell table:style-name="ce2" office:value-type="float" office:value="26">
            <text:p>26</text:p>
          </table:table-cell>
          <table:table-cell office:value-type="float" office:value="27">
            <text:p>27</text:p>
          </table:table-cell>
          <table:table-cell office:value-type="float" office:value="28">
            <text:p>28</text:p>
          </table:table-cell>
          <table:table-cell table:style-name="ce2" office:value-type="float" office:value="29">
            <text:p>29</text:p>
          </table:table-cell>
          <table:table-cell office:value-type="float" office:value="30">
            <text:p>30</text:p>
          </table:table-cell>
          <table:table-cell office:value-type="float" office:value="31">
            <text:p>31</text:p>
          </table:table-cell>
          <table:table-cell table:style-name="ce2" office:value-type="float" office:value="32">
            <text:p>32</text:p>
          </table:table-cell>
          <table:table-cell office:value-type="float" office:value="33">
            <text:p>33</text:p>
          </table:table-cell>
          <table:table-cell office:value-type="float" office:value="34">
            <text:p>34</text:p>
          </table:table-cell>
          <table:table-cell table:style-name="ce2" office:value-type="float" office:value="35">
            <text:p>35</text:p>
          </table:table-cell>
          <table:table-cell office:value-type="float" office:value="36">
            <text:p>36</text:p>
          </table:table-cell>
          <table:table-cell office:value-type="float" office:value="37">
            <text:p>37</text:p>
          </table:table-cell>
          <table:table-cell table:style-name="ce2" office:value-type="float" office:value="38">
            <text:p>38</text:p>
          </table:table-cell>
          <table:table-cell office:value-type="float" office:value="39">
            <text:p>39</text:p>
          </table:table-cell>
          <table:table-cell office:value-type="float" office:value="40">
            <text:p>40</text:p>
          </table:table-cell>
          <table:table-cell table:style-name="ce2" office:value-type="float" office:value="41">
            <text:p>41</text:p>
          </table:table-cell>
          <table:table-cell office:value-type="float" office:value="42">
            <text:p>42</text:p>
          </table:table-cell>
          <table:table-cell office:value-type="float" office:value="43">
            <text:p>43</text:p>
          </table:table-cell>
          <table:table-cell table:style-name="ce2" office:value-type="float" office:value="44">
            <text:p>44</text:p>
          </table:table-cell>
          <table:table-cell office:value-type="float" office:value="45">
            <text:p>45</text:p>
          </table:table-cell>
          <table:table-cell office:value-type="float" office:value="46">
            <text:p>46</text:p>
          </table:table-cell>
          <table:table-cell table:style-name="ce2" office:value-type="float" office:value="47">
            <text:p>47</text:p>
          </table:table-cell>
          <table:table-cell office:value-type="float" office:value="48">
            <text:p>48</text:p>
          </table:table-cell>
          <table:table-cell office:value-type="float" office:value="49">
            <text:p>49</text:p>
          </table:table-cell>
          <table:table-cell table:style-name="ce2" office:value-type="float" office:value="50">
            <text:p>50</text:p>
          </table:table-cell>
          <table:table-cell office:value-type="float" office:value="51">
            <text:p>51</text:p>
          </table:table-cell>
          <table:table-cell office:value-type="float" office:value="52">
            <text:p>52</text:p>
          </table:table-cell>
          <table:table-cell table:style-name="ce2"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12" table:formula="of:=[.CE191]*12-[.CD191]*12+[.CE192]-[.CD192]+1" office:value-type="float" office:value="1">
            <text:p>1</text:p>
          </table:table-cell>
          <table:table-cell table:number-columns-repeated="940"/>
        </table:table-row>
        <table:table-row table:style-name="ro4">
          <table:table-cell/>
          <table:table-cell office:value-type="float" office:value="2">
            <text:p>2</text:p>
          </table:table-cell>
          <table:table-cell office:value-type="float" office:value="3">
            <text:p>3</text:p>
          </table:table-cell>
          <table:table-cell office:value-type="float" office:value="4">
            <text:p>4</text:p>
          </table:table-cell>
          <table:table-cell table:style-name="ce2" office:value-type="float" office:value="5">
            <text:p>5</text:p>
          </table:table-cell>
          <table:table-cell office:value-type="float" office:value="6">
            <text:p>6</text:p>
          </table:table-cell>
          <table:table-cell office:value-type="float" office:value="7">
            <text:p>7</text:p>
          </table:table-cell>
          <table:table-cell table:style-name="ce2"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3">
            <text:p>3</text:p>
          </table:table-cell>
          <table:table-cell table:number-columns-repeated="941"/>
        </table:table-row>
        <table:table-row table:style-name="ro4">
          <table:table-cell table:number-columns-repeated="81"/>
          <table:table-cell table:formula="of:=DAY([.CD190])" office:value-type="float" office:value="1">
            <text:p>1</text:p>
          </table:table-cell>
          <table:table-cell table:formula="of:=DAY([.CE190])" office:value-type="float" office:value="1">
            <text:p>1</text:p>
          </table:table-cell>
          <table:table-cell table:number-columns-repeated="941"/>
        </table:table-row>
        <table:table-row table:style-name="ro4">
          <table:table-cell table:number-columns-repeated="1024"/>
        </table:table-row>
        <table:table-row table:style-name="ro4">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2" office:value-type="float" office:value="56">
            <text:p>56</text:p>
          </table:table-cell>
          <table:table-cell office:value-type="float" office:value="57">
            <text:p>57</text:p>
          </table:table-cell>
          <table:table-cell office:value-type="float" office:value="58">
            <text:p>58</text:p>
          </table:table-cell>
          <table:table-cell table:style-name="ce2" office:value-type="float" office:value="59">
            <text:p>59</text:p>
          </table:table-cell>
          <table:table-cell office:value-type="float" office:value="60">
            <text:p>60</text:p>
          </table:table-cell>
          <table:table-cell office:value-type="float" office:value="61">
            <text:p>61</text:p>
          </table:table-cell>
          <table:table-cell table:style-name="ce2" office:value-type="float" office:value="62">
            <text:p>62</text:p>
          </table:table-cell>
          <table:table-cell office:value-type="float" office:value="63">
            <text:p>63</text:p>
          </table:table-cell>
          <table:table-cell office:value-type="float" office:value="64">
            <text:p>64</text:p>
          </table:table-cell>
          <table:table-cell table:style-name="ce2" office:value-type="float" office:value="65">
            <text:p>65</text:p>
          </table:table-cell>
          <table:table-cell office:value-type="float" office:value="66">
            <text:p>66</text:p>
          </table:table-cell>
          <table:table-cell office:value-type="float" office:value="67">
            <text:p>67</text:p>
          </table:table-cell>
          <table:table-cell table:style-name="ce2" office:value-type="float" office:value="68">
            <text:p>68</text:p>
          </table:table-cell>
          <table:table-cell office:value-type="float" office:value="69">
            <text:p>69</text:p>
          </table:table-cell>
          <table:table-cell office:value-type="float" office:value="70">
            <text:p>70</text:p>
          </table:table-cell>
          <table:table-cell table:style-name="ce2" office:value-type="float" office:value="71">
            <text:p>71</text:p>
          </table:table-cell>
          <table:table-cell office:value-type="float" office:value="72">
            <text:p>72</text:p>
          </table:table-cell>
          <table:table-cell office:value-type="float" office:value="73">
            <text:p>73</text:p>
          </table:table-cell>
          <table:table-cell table:style-name="ce2" office:value-type="float" office:value="74">
            <text:p>74</text:p>
          </table:table-cell>
          <table:table-cell office:value-type="float" office:value="75">
            <text:p>75</text:p>
          </table:table-cell>
          <table:table-cell office:value-type="float" office:value="76">
            <text:p>76</text:p>
          </table:table-cell>
          <table:table-cell table:style-name="ce2" office:value-type="float" office:value="77">
            <text:p>77</text:p>
          </table:table-cell>
          <table:table-cell office:value-type="float" office:value="78">
            <text:p>78</text:p>
          </table:table-cell>
          <table:table-cell office:value-type="float" office:value="79">
            <text:p>79</text:p>
          </table:table-cell>
          <table:table-cell table:style-name="ce2" office:value-type="float" office:value="80">
            <text:p>80</text:p>
          </table:table-cell>
          <table:table-cell office:value-type="float" office:value="81">
            <text:p>81</text:p>
          </table:table-cell>
          <table:table-cell office:value-type="float" office:value="82">
            <text:p>82</text:p>
          </table:table-cell>
          <table:table-cell table:style-name="ce2" office:value-type="float" office:value="83">
            <text:p>83</text:p>
          </table:table-cell>
          <table:table-cell office:value-type="float" office:value="84">
            <text:p>84</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4">
          <table:table-cell table:number-columns-repeated="80"/>
          <table:table-cell table:number-columns-repeated="3" table:style-name="ce140" office:value-type="string">
            <text:p>0121</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ños</text:p>
          </table:table-cell>
          <table:table-cell table:number-columns-repeated="943"/>
        </table:table-row>
        <table:table-row table:style-name="ro4">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4">
          <table:table-cell table:number-columns-repeated="80"/>
          <table:table-cell table:style-name="ce161" table:formula="of:=TODAY()-[.I13]" office:value-type="float" office:value="27286">
            <text:p>27286</text:p>
          </table:table-cell>
          <table:table-cell table:number-columns-repeated="943"/>
        </table:table-row>
        <table:table-row table:style-name="ro4">
          <table:table-cell table:number-columns-repeated="1024"/>
        </table:table-row>
        <table:table-row table:style-name="ro4">
          <table:table-cell table:number-columns-repeated="80"/>
          <table:table-cell office:value-type="string">
            <text:p>terrenos</text:p>
          </table:table-cell>
          <table:table-cell table:number-columns-repeated="943"/>
        </table:table-row>
        <table:table-row table:style-name="ro4">
          <table:table-cell table:number-columns-repeated="80"/>
          <table:table-cell table:formula="of:=[.F28]" office:value-type="string" office:string-value="Propietario">
            <text:p>Propietario</text:p>
          </table:table-cell>
          <table:table-cell table:formula="of:=[.E28]" office:value-type="float" office:value="0">
            <text:p>0</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4">
          <table:table-cell table:number-columns-repeated="80"/>
          <table:table-cell table:formula="of:=[.F30]" office:value-type="string" office:string-value="Propietario">
            <text:p>Propietario</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4">
          <table:table-cell table:number-columns-repeated="80"/>
          <table:table-cell table:formula="of:=[.F32]" office:value-type="string" office:string-value="Posesionario">
            <text:p>Posesionario</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0">
            <text:p>0</text:p>
          </table:table-cell>
          <table:table-cell table:formula="of:=[.CG208]" office:value-type="float" office:value="0">
            <text:p>0</text:p>
          </table:table-cell>
          <table:table-cell table:formula="of:=[.CH207]+[.CG207]" office:value-type="float" office:value="0">
            <text:p>0</text:p>
          </table:table-cell>
          <table:table-cell table:number-columns-repeated="937"/>
        </table:table-row>
        <table:table-row table:style-name="ro4">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4" table:number-rows-repeated="1048367">
          <table:table-cell table:number-columns-repeated="1024"/>
        </table:table-row>
        <table:table-row table:style-name="ro4">
          <table:table-cell table:number-columns-repeated="1024"/>
        </table:table-row>
        <table:named-expressions/>
      </table:table>
      <table:table table:name="datos" table:style-name="ta6" table:print="false">
        <table:table-column table:style-name="co59"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63"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73"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Natural">
            <text:p>Persona Natural</text:p>
          </table:table-cell>
          <table:table-cell office:value-type="float" office:value="5">
            <text:p>5</text:p>
          </table:table-cell>
          <table:table-cell office:value-type="float" office:value="4">
            <text:p>4</text:p>
          </table:table-cell>
          <table:table-cell/>
          <table:table-cell table:style-name="ce173"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Atico">
            <text:p>Atico</text:p>
          </table:table-cell>
          <table:table-cell office:value-type="float" office:value="8">
            <text:p>8</text:p>
          </table:table-cell>
          <table:table-cell office:value-type="float" office:value="4">
            <text:p>4</text:p>
          </table:table-cell>
          <table:table-cell/>
          <table:table-cell table:style-name="ce173"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
            <text:p>AA</text:p>
          </table:table-cell>
          <table:table-cell office:value-type="float" office:value="9">
            <text:p>9</text:p>
          </table:table-cell>
          <table:table-cell office:value-type="float" office:value="4">
            <text:p>4</text:p>
          </table:table-cell>
          <table:table-cell/>
          <table:table-cell table:style-name="ce173"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float" office:value="0">
            <text:p>0</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72"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73"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73"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67" office:value-type="string">
            <text:p>DNI del Representante Legal</text:p>
          </table:table-cell>
          <table:table-cell table:style-name="ce172"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float" office:value="0">
            <text:p>0</text:p>
          </table:table-cell>
          <table:table-cell office:value-type="float" office:value="12">
            <text:p>12</text:p>
          </table:table-cell>
          <table:table-cell office:value-type="float" office:value="4">
            <text:p>4</text:p>
          </table:table-cell>
          <table:table-cell/>
          <table:table-cell table:style-name="ce173"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67" office:value-type="string">
            <text:p>DNI del Titular</text:p>
          </table:table-cell>
          <table:table-cell table:style-name="ce172"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73"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float" office:value="0">
            <text:p>0</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67"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float" office:value="0">
            <text:p>0</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74"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67" office:value-type="string">
            <text:p>DNI del Fiador</text:p>
          </table:table-cell>
          <table:table-cell table:style-name="ce172"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74"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67" office:value-type="string">
            <text:p>DNI del Cónyuge fiador</text:p>
          </table:table-cell>
          <table:table-cell table:style-name="ce172"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74"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float" office:value="0">
            <text:p>0</text:p>
          </table:table-cell>
          <table:table-cell office:value-type="float" office:value="22">
            <text:p>22</text:p>
          </table:table-cell>
          <table:table-cell office:value-type="float" office:value="4">
            <text:p>4</text:p>
          </table:table-cell>
          <table:table-cell/>
          <table:table-cell table:style-name="ce174"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68" office:value-type="string">
            <text:p>Telefonó Fijo</text:p>
          </table:table-cell>
          <table:table-cell table:style-name="ce161"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68" office:value-type="string">
            <text:p>Telefono Movil</text:p>
          </table:table-cell>
          <table:table-cell table:style-name="ce161" table:formula="of:=[$Solicitud.D24]" office:value-type="float" office:value="0">
            <text:p>0</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69" office:value-type="string">
            <text:p>Producto</text:p>
          </table:table-cell>
          <table:table-cell table:style-name="ce161" table:formula="of:=[$Solicitud.C26]" office:value-type="string" office:string-value="Microempresa">
            <text:p>Microempresa</text:p>
          </table:table-cell>
          <table:table-cell office:value-type="float" office:value="26">
            <text:p>26</text:p>
          </table:table-cell>
          <table:table-cell office:value-type="float" office:value="3">
            <text:p>3</text:p>
          </table:table-cell>
          <table:table-cell/>
          <table:table-cell table:style-name="ce174"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67" office:value-type="string">
            <text:p>Subproducto</text:p>
          </table:table-cell>
          <table:table-cell table:style-name="ce161" table:formula="of:=[$Solicitud.D26]" office:value-type="string" office:string-value="Kiva Agrícola">
            <text:p>Kiva Agrícola</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61" table:formula="of:=[$Solicitud.E26]" office:value-type="string" office:string-value="No">
            <text:p>No</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Capital de Trabajo">
            <text:p>Capital de Trabajo</text:p>
          </table:table-cell>
          <table:table-cell office:value-type="float" office:value="26">
            <text:p>26</text:p>
          </table:table-cell>
          <table:table-cell office:value-type="float" office:value="7">
            <text:p>7</text:p>
          </table:table-cell>
          <table:table-cell/>
          <table:table-cell table:style-name="ce174"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70" office:value-type="string">
            <text:p>Cultivos Financiados</text:p>
          </table:table-cell>
          <table:table-cell table:formula="of:=[$Solicitud.H26]" office:value-type="float" office:value="0">
            <text:p>0</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71" office:value-type="string">
            <text:p>CULTIVOP1</text:p>
          </table:table-cell>
          <table:table-cell table:formula="of:=[$Solicitud.D28]" office:value-type="string" office:string-value="Arroz">
            <text:p>Arroz</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74"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71"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71"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67"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67"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67"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67"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float" office:value="0">
            <text:p>0</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63"/>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61"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63"/>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6"/>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3" table:print="false">
        <table:table-column table:style-name="co21" table:default-cell-style-name="Default"/>
        <table:table-column table:style-name="co22" table:default-cell-style-name="Default"/>
        <table:table-column table:style-name="co21" table:number-columns-repeated="2" table:default-cell-style-name="Default"/>
        <table:table-column table:style-name="co23" table:number-columns-repeated="2" table:default-cell-style-name="Default"/>
        <table:table-column table:style-name="co24" table:default-cell-style-name="Default"/>
        <table:table-column table:style-name="co25" table:number-columns-repeated="2" table:default-cell-style-name="Default"/>
        <table:table-column table:style-name="co21" table:number-columns-repeated="3"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27" table:number-columns-repeated="2" table:default-cell-style-name="Default"/>
        <table:table-column table:style-name="co30" table:default-cell-style-name="Default"/>
        <table:table-column table:style-name="co26" table:default-cell-style-name="Default"/>
        <table:table-column table:style-name="co31" table:default-cell-style-name="Default"/>
        <table:table-column table:style-name="co27" table:number-columns-repeated="3" table:default-cell-style-name="Default"/>
        <table:table-column table:style-name="co32" table:number-columns-repeated="3" table:default-cell-style-name="Default"/>
        <table:table-column table:style-name="co23" table:default-cell-style-name="Default"/>
        <table:table-column table:style-name="co27" table:number-columns-repeated="3" table:default-cell-style-name="Default"/>
        <table:table-column table:style-name="co33" table:number-columns-repeated="2" table:default-cell-style-name="Default"/>
        <table:table-column table:style-name="co27" table:default-cell-style-name="Default"/>
        <table:table-column table:style-name="co20" table:number-columns-repeated="988" table:default-cell-style-name="Default"/>
        <table:table-row table:style-name="ro2">
          <table:table-cell office:value-type="string">
            <text:p>c1</text:p>
          </table:table-cell>
          <table:table-cell table:formula="of:=iferror(HLOOKUP([$Solicitud.D28];[$datosCP.$A$5:.$AM$6];2;0);100)" office:value-type="float" office:value="0">
            <text:p>#NOMBRE?</text:p>
          </table:table-cell>
          <table:table-cell table:number-columns-repeated="1022"/>
        </table:table-row>
        <table:table-row table:style-name="ro2">
          <table:table-cell office:value-type="string">
            <text:p>c2</text:p>
          </table:table-cell>
          <table:table-cell table:formula="of:=iferror(HLOOKUP([$Solicitud.D30];[$datosCP.$A$5:.$AM$6];2;0);100)" office:value-type="float" office:value="0">
            <text:p>#NOMBRE?</text:p>
          </table:table-cell>
          <table:table-cell table:number-columns-repeated="1022"/>
        </table:table-row>
        <table:table-row table:style-name="ro2">
          <table:table-cell office:value-type="string">
            <text:p>c3</text:p>
          </table:table-cell>
          <table:table-cell table:formula="of:=iferror(HLOOKUP([$Solicitud.D32];[$datosCP.$A$5:.$AM$6];2;0);100)" office:value-type="float" office:value="0">
            <text:p>#NOMBRE?</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7" table:protected="true" table:print="false">
        <table:table-column table:style-name="co60" table:default-cell-style-name="ce142"/>
        <table:table-column table:style-name="co61" table:default-cell-style-name="ce142"/>
        <table:table-column table:style-name="co36" table:number-columns-repeated="3" table:default-cell-style-name="ce142"/>
        <table:table-column table:style-name="co57" table:default-cell-style-name="ce142"/>
        <table:table-column table:style-name="co62" table:default-cell-style-name="ce142"/>
        <table:table-column table:style-name="co36" table:default-cell-style-name="ce142"/>
        <table:table-column table:style-name="co63" table:default-cell-style-name="ce142"/>
        <table:table-column table:style-name="co36" table:number-columns-repeated="5" table:default-cell-style-name="ce142"/>
        <table:table-column table:style-name="co56" table:default-cell-style-name="ce142"/>
        <table:table-column table:style-name="co64" table:default-cell-style-name="ce142"/>
        <table:table-column table:style-name="co65" table:visibility="collapse" table:default-cell-style-name="ce176"/>
        <table:table-column table:style-name="co64" table:default-cell-style-name="ce142"/>
        <table:table-column table:style-name="co66" table:default-cell-style-name="ce142"/>
        <table:table-column table:style-name="co64" table:number-columns-repeated="1005" table:default-cell-style-name="ce142"/>
        <table:table-row table:style-name="ro5">
          <table:table-cell table:number-columns-repeated="1024"/>
        </table:table-row>
        <table:table-row table:style-name="ro6">
          <table:table-cell/>
          <table:table-cell table:style-name="ce179" office:value-type="string" table:number-columns-spanned="13" table:number-rows-spanned="1">
            <text:p>EVALUACION NO FINANCIERA AGRÍCOLA (CUALITATIVA)</text:p>
          </table:table-cell>
          <table:covered-table-cell table:number-columns-repeated="12" table:style-name="ce179"/>
          <table:table-cell table:number-columns-repeated="1010"/>
        </table:table-row>
        <table:table-row table:style-name="ro7">
          <table:table-cell table:number-columns-repeated="1024"/>
        </table:table-row>
        <table:table-row table:style-name="ro3">
          <table:table-cell/>
          <table:table-cell table:style-name="ce54" office:value-type="string" table:number-columns-spanned="4" table:number-rows-spanned="1">
            <text:p>FECHA</text:p>
          </table:table-cell>
          <table:covered-table-cell table:number-columns-repeated="3" table:style-name="ce62"/>
          <table:table-cell table:style-name="ce217" table:formula="of:=IF([$Solicitud.I5]=&quot;&quot;;&quot;&quot;;[$Solicitud.I5])" office:value-type="float" office:value="41699" table:number-columns-spanned="4" table:number-rows-spanned="1">
            <text:p>01/03/2014</text:p>
          </table:table-cell>
          <table:covered-table-cell table:number-columns-repeated="3" table:style-name="ce220"/>
          <table:table-cell table:style-name="ce194" table:number-columns-repeated="2"/>
          <table:table-cell table:style-name="ce180" table:number-columns-repeated="5"/>
          <table:table-cell table:style-name="ce257"/>
          <table:table-cell table:number-columns-repeated="1007"/>
        </table:table-row>
        <table:table-row table:style-name="ro3">
          <table:table-cell/>
          <table:table-cell table:style-name="ce54" office:value-type="string" table:number-columns-spanned="4" table:number-rows-spanned="1">
            <text:p>AGENCIA</text:p>
          </table:table-cell>
          <table:covered-table-cell table:number-columns-repeated="3" table:style-name="ce62"/>
          <table:table-cell table:style-name="ce218" table:formula="of:=IF([$Solicitud.D8]=&quot;&quot;;&quot;&quot;;[$Solicitud.D8])" office:value-type="string" office:string-value="Atico" table:number-columns-spanned="4" table:number-rows-spanned="1">
            <text:p>Atico</text:p>
          </table:table-cell>
          <table:covered-table-cell table:number-columns-repeated="3" table:style-name="ce56"/>
          <table:table-cell table:style-name="ce194" table:number-columns-repeated="2"/>
          <table:table-cell table:style-name="ce180" table:number-columns-repeated="5"/>
          <table:table-cell table:style-name="ce257"/>
          <table:table-cell table:number-columns-repeated="1007"/>
        </table:table-row>
        <table:table-row table:style-name="ro3">
          <table:table-cell/>
          <table:table-cell table:style-name="ce54" office:value-type="string" table:number-columns-spanned="4" table:number-rows-spanned="1">
            <text:p>ANALISTA</text:p>
          </table:table-cell>
          <table:covered-table-cell table:number-columns-repeated="3" table:style-name="ce62"/>
          <table:table-cell table:style-name="ce218" table:formula="of:=IF([$Solicitud.D7]=&quot;&quot;;&quot;&quot;;[$Solicitud.D7])" table:number-columns-spanned="4" table:number-rows-spanned="1">
            <text:p/>
          </table:table-cell>
          <table:covered-table-cell table:number-columns-repeated="3" table:style-name="ce56"/>
          <table:table-cell table:style-name="ce194" table:number-columns-repeated="2"/>
          <table:table-cell table:style-name="ce180" table:number-columns-repeated="5"/>
          <table:table-cell table:style-name="ce257"/>
          <table:table-cell table:number-columns-repeated="1007"/>
        </table:table-row>
        <table:table-row table:style-name="ro3">
          <table:table-cell/>
          <table:table-cell table:style-name="ce54" office:value-type="string" table:number-columns-spanned="4" table:number-rows-spanned="1">
            <text:p>CLIENTE</text:p>
          </table:table-cell>
          <table:covered-table-cell table:number-columns-repeated="3" table:style-name="ce62"/>
          <table:table-cell table:style-name="ce218" table:formula="of:=IF([$Solicitud.D12]=&quot;&quot;;&quot;&quot;;[$Solicitud.D12])" table:number-columns-spanned="4" table:number-rows-spanned="1">
            <text:p/>
          </table:table-cell>
          <table:covered-table-cell table:number-columns-repeated="3" table:style-name="ce56"/>
          <table:table-cell table:style-name="ce194" table:number-columns-repeated="2"/>
          <table:table-cell table:style-name="ce180" table:number-columns-repeated="2"/>
          <table:table-cell table:style-name="ce244"/>
          <table:table-cell table:style-name="ce180" table:number-columns-repeated="2"/>
          <table:table-cell table:style-name="ce257"/>
          <table:table-cell table:number-columns-repeated="1007"/>
        </table:table-row>
        <table:table-row table:style-name="ro3">
          <table:table-cell/>
          <table:table-cell table:style-name="ce54" office:value-type="string" table:number-columns-spanned="4" table:number-rows-spanned="1">
            <text:p>DNI N° </text:p>
          </table:table-cell>
          <table:covered-table-cell table:number-columns-repeated="3" table:style-name="ce62"/>
          <table:table-cell table:style-name="ce218" table:formula="of:=IF([$Solicitud.I12]=&quot;&quot;;&quot;&quot;;[$Solicitud.I12])" table:number-columns-spanned="4" table:number-rows-spanned="1">
            <text:p/>
          </table:table-cell>
          <table:covered-table-cell table:number-columns-repeated="3" table:style-name="ce56"/>
          <table:table-cell table:style-name="ce194" table:number-columns-repeated="2"/>
          <table:table-cell table:style-name="ce180" table:number-columns-repeated="5"/>
          <table:table-cell table:style-name="ce257"/>
          <table:table-cell table:number-columns-repeated="1007"/>
        </table:table-row>
        <table:table-row table:style-name="ro3">
          <table:table-cell/>
          <table:table-cell table:style-name="ce54" office:value-type="string" table:number-columns-spanned="4" table:number-rows-spanned="1">
            <text:p>DIRECCION DOMICILIO</text:p>
          </table:table-cell>
          <table:covered-table-cell table:number-columns-repeated="3" table:style-name="ce62"/>
          <table:table-cell table:style-name="ce218" table:formula="of:=IF([$Solicitud.D15]=&quot;&quot;;&quot;&quot;;[$Solicitud.D15])" table:number-columns-spanned="6" table:number-rows-spanned="1">
            <text:p/>
          </table:table-cell>
          <table:covered-table-cell table:number-columns-repeated="5" table:style-name="ce56"/>
          <table:table-cell table:style-name="ce180" table:number-columns-repeated="5"/>
          <table:table-cell table:style-name="ce257"/>
          <table:table-cell table:number-columns-repeated="1007"/>
        </table:table-row>
        <table:table-row table:style-name="ro3">
          <table:table-cell/>
          <table:table-cell table:style-name="ce54" office:value-type="string" table:number-columns-spanned="4" table:number-rows-spanned="1">
            <text:p>DIRECCION DE NEGOCIO</text:p>
          </table:table-cell>
          <table:covered-table-cell table:number-columns-repeated="3" table:style-name="ce62"/>
          <table:table-cell table:style-name="ce218" table:formula="of:=IF([$Solicitud.D16]=&quot;&quot;;&quot;&quot;;[$Solicitud.D16])" table:number-columns-spanned="6" table:number-rows-spanned="1">
            <text:p/>
          </table:table-cell>
          <table:covered-table-cell table:number-columns-repeated="5" table:style-name="ce56"/>
          <table:table-cell table:style-name="ce180" table:number-columns-repeated="5"/>
          <table:table-cell table:style-name="ce257"/>
          <table:table-cell table:number-columns-repeated="1007"/>
        </table:table-row>
        <table:table-row table:style-name="ro3">
          <table:table-cell/>
          <table:table-cell table:style-name="ce180" table:number-columns-repeated="15"/>
          <table:table-cell table:style-name="ce257"/>
          <table:table-cell table:number-columns-repeated="1007"/>
        </table:table-row>
        <table:table-row table:style-name="ro3">
          <table:table-cell/>
          <table:table-cell table:style-name="ce181" office:value-type="string" table:number-columns-spanned="13" table:number-rows-spanned="1">
            <text:p>1. FILTROS INTERNOS</text:p>
          </table:table-cell>
          <table:covered-table-cell table:number-columns-repeated="12" table:style-name="ce181"/>
          <table:table-cell table:style-name="ce180" table:number-columns-repeated="2"/>
          <table:table-cell table:style-name="ce257"/>
          <table:table-cell table:number-columns-repeated="1007"/>
        </table:table-row>
        <table:table-row table:style-name="ro3">
          <table:table-cell/>
          <table:table-cell table:style-name="ce180" table:number-columns-repeated="15"/>
          <table:table-cell table:style-name="ce257"/>
          <table:table-cell table:number-columns-repeated="1007"/>
        </table:table-row>
        <table:table-row table:style-name="ro3">
          <table:table-cell/>
          <table:table-cell table:style-name="ce54" office:value-type="string" table:number-columns-spanned="5" table:number-rows-spanned="1">
            <text:p>¿CLIENTE VIGENTE DE LA CRAC SL?</text:p>
          </table:table-cell>
          <table:covered-table-cell table:style-name="ce62"/>
          <table:covered-table-cell table:number-columns-repeated="3" table:style-name="ce206"/>
          <table:table-cell table:style-name="ce221" office:value-type="string" table:number-columns-spanned="2" table:number-rows-spanned="1">
            <text:p>Si</text:p>
          </table:table-cell>
          <table:covered-table-cell table:style-name="ce227"/>
          <table:table-cell table:style-name="ce75" table:formula="of:=IF([$Solicitud.D6]=&quot;Recurrente&quot;;&quot;x&quot;;&quot;&quot;)" table:number-columns-spanned="2" table:number-rows-spanned="1">
            <text:p/>
          </table:table-cell>
          <table:covered-table-cell table:style-name="ce234"/>
          <table:table-cell table:style-name="ce237" office:value-type="string" table:number-columns-spanned="2" table:number-rows-spanned="1">
            <text:p>No</text:p>
          </table:table-cell>
          <table:covered-table-cell table:style-name="ce206"/>
          <table:table-cell table:style-name="ce241" table:formula="of:=IF([$Solicitud.D6]=&quot;Nuevo&quot;;&quot;x&quot;;&quot;&quot;)" office:value-type="string" office:string-value="x" table:number-columns-spanned="2" table:number-rows-spanned="1">
            <text:p>x</text:p>
          </table:table-cell>
          <table:covered-table-cell table:style-name="ce241"/>
          <table:table-cell table:style-name="ce201"/>
          <table:table-cell table:style-name="ce180"/>
          <table:table-cell table:style-name="ce257"/>
          <table:table-cell table:number-columns-repeated="1007"/>
        </table:table-row>
        <table:table-row table:style-name="ro3">
          <table:table-cell/>
          <table:table-cell table:style-name="ce182" office:value-type="string" table:number-columns-spanned="2" table:number-rows-spanned="1">
            <text:p>COMENTARIO:</text:p>
          </table:table-cell>
          <table:covered-table-cell table:style-name="ce196"/>
          <table:table-cell table:style-name="ce43" table:number-columns-spanned="11" table:number-rows-spanned="1"/>
          <table:covered-table-cell table:number-columns-repeated="9" table:style-name="ce56"/>
          <table:covered-table-cell table:style-name="ce207"/>
          <table:table-cell table:style-name="ce201"/>
          <table:table-cell table:style-name="ce180"/>
          <table:table-cell table:style-name="ce257"/>
          <table:table-cell table:number-columns-repeated="1007"/>
        </table:table-row>
        <table:table-row table:style-name="ro3">
          <table:table-cell/>
          <table:table-cell table:style-name="ce183" table:number-columns-spanned="2" table:number-rows-spanned="1"/>
          <table:covered-table-cell table:style-name="ce183"/>
          <table:table-cell table:style-name="ce180" table:number-columns-repeated="13"/>
          <table:table-cell table:style-name="ce257"/>
          <table:table-cell table:number-columns-repeated="1007"/>
        </table:table-row>
        <table:table-row table:style-name="ro3">
          <table:table-cell/>
          <table:table-cell table:style-name="ce54" office:value-type="string" table:number-columns-spanned="5" table:number-rows-spanned="1">
            <text:p>FAMILIAR DE ALGUN TRABAJADOR DE LA CRAC SL</text:p>
          </table:table-cell>
          <table:covered-table-cell table:number-columns-repeated="4" table:style-name="ce62"/>
          <table:table-cell table:style-name="ce54" office:value-type="string" table:number-columns-spanned="2" table:number-rows-spanned="1">
            <text:p>Si</text:p>
          </table:table-cell>
          <table:covered-table-cell table:style-name="ce62"/>
          <table:table-cell table:style-name="ce230" table:number-columns-spanned="2" table:number-rows-spanned="1"/>
          <table:covered-table-cell table:style-name="ce230"/>
          <table:table-cell table:style-name="ce54" office:value-type="string" table:number-columns-spanned="2" table:number-rows-spanned="1">
            <text:p>No</text:p>
          </table:table-cell>
          <table:covered-table-cell table:style-name="ce62"/>
          <table:table-cell table:style-name="ce230" table:number-columns-spanned="2" table:number-rows-spanned="1"/>
          <table:covered-table-cell table:style-name="ce230"/>
          <table:table-cell table:style-name="ce180" table:number-columns-repeated="2"/>
          <table:table-cell table:style-name="ce257"/>
          <table:table-cell table:number-columns-repeated="1007"/>
        </table:table-row>
        <table:table-row table:style-name="ro3">
          <table:table-cell/>
          <table:table-cell table:style-name="ce54" office:value-type="string" table:number-columns-spanned="2" table:number-rows-spanned="1">
            <text:p>NOMBRE</text:p>
          </table:table-cell>
          <table:covered-table-cell table:style-name="ce62"/>
          <table:table-cell table:style-name="ce207" table:number-columns-spanned="5" table:number-rows-spanned="1"/>
          <table:covered-table-cell table:number-columns-repeated="3" table:style-name="ce56"/>
          <table:covered-table-cell table:style-name="ce207"/>
          <table:table-cell table:style-name="ce54" office:value-type="string" table:number-columns-spanned="2" table:number-rows-spanned="1">
            <text:p>CARGO</text:p>
          </table:table-cell>
          <table:covered-table-cell table:style-name="ce62"/>
          <table:table-cell table:style-name="ce43" table:number-columns-spanned="4" table:number-rows-spanned="1"/>
          <table:covered-table-cell table:number-columns-repeated="2" table:style-name="ce56"/>
          <table:covered-table-cell table:style-name="ce207"/>
          <table:table-cell table:style-name="ce180" table:number-columns-repeated="2"/>
          <table:table-cell table:style-name="ce257"/>
          <table:table-cell table:number-columns-repeated="1007"/>
        </table:table-row>
        <table:table-row table:style-name="ro3">
          <table:table-cell/>
          <table:table-cell table:style-name="ce180" table:number-columns-repeated="12"/>
          <table:table-cell table:style-name="ce201"/>
          <table:table-cell table:style-name="ce180" table:number-columns-repeated="2"/>
          <table:table-cell table:style-name="ce257"/>
          <table:table-cell table:number-columns-repeated="1007"/>
        </table:table-row>
        <table:table-row table:style-name="ro3">
          <table:table-cell/>
          <table:table-cell table:style-name="ce54" office:value-type="string" table:number-columns-spanned="5" table:number-rows-spanned="1">
            <text:p>¿HA SIDO CLIENTE DE LA CRAC SL?</text:p>
          </table:table-cell>
          <table:covered-table-cell table:number-columns-repeated="4" table:style-name="ce62"/>
          <table:table-cell table:style-name="ce54" office:value-type="string" table:number-columns-spanned="2" table:number-rows-spanned="1">
            <text:p>Si</text:p>
          </table:table-cell>
          <table:covered-table-cell table:style-name="ce62"/>
          <table:table-cell table:style-name="ce122" table:number-columns-spanned="2" table:number-rows-spanned="1"/>
          <table:covered-table-cell table:style-name="ce122"/>
          <table:table-cell table:style-name="ce54" office:value-type="string" table:number-columns-spanned="2" table:number-rows-spanned="1">
            <text:p>No</text:p>
          </table:table-cell>
          <table:covered-table-cell table:style-name="ce62"/>
          <table:table-cell table:style-name="ce230" table:number-columns-spanned="2" table:number-rows-spanned="1"/>
          <table:covered-table-cell table:style-name="ce230"/>
          <table:table-cell table:style-name="ce180" table:number-columns-repeated="2"/>
          <table:table-cell table:style-name="ce257"/>
          <table:table-cell table:number-columns-repeated="1007"/>
        </table:table-row>
        <table:table-row table:style-name="ro3">
          <table:table-cell/>
          <table:table-cell table:style-name="ce54" office:value-type="string" table:number-columns-spanned="2" table:number-rows-spanned="1">
            <text:p>COMENTARIO:</text:p>
          </table:table-cell>
          <table:covered-table-cell table:style-name="ce62"/>
          <table:table-cell table:style-name="ce208" table:number-columns-spanned="11" table:number-rows-spanned="1"/>
          <table:covered-table-cell table:number-columns-repeated="9" table:style-name="ce213"/>
          <table:covered-table-cell table:style-name="ce245"/>
          <table:table-cell table:style-name="ce180" table:number-columns-repeated="2"/>
          <table:table-cell table:style-name="ce257"/>
          <table:table-cell table:number-columns-repeated="1007"/>
        </table:table-row>
        <table:table-row table:style-name="ro3">
          <table:table-cell/>
          <table:table-cell table:style-name="ce180" table:number-columns-repeated="15"/>
          <table:table-cell table:style-name="ce257"/>
          <table:table-cell table:number-columns-repeated="1007"/>
        </table:table-row>
        <table:table-row table:style-name="ro3">
          <table:table-cell/>
          <table:table-cell table:style-name="ce54" office:value-type="string" table:number-columns-spanned="5" table:number-rows-spanned="1">
            <text:p>¿ES FIADOR DE ALGUN CLIENTE EN LA CRAC SL?</text:p>
          </table:table-cell>
          <table:covered-table-cell table:number-columns-repeated="4" table:style-name="ce62"/>
          <table:table-cell table:style-name="ce54" office:value-type="string" table:number-columns-spanned="2" table:number-rows-spanned="1">
            <text:p>Si</text:p>
          </table:table-cell>
          <table:covered-table-cell table:style-name="ce62"/>
          <table:table-cell table:style-name="ce230" table:number-columns-spanned="2" table:number-rows-spanned="1"/>
          <table:covered-table-cell table:style-name="ce230"/>
          <table:table-cell table:style-name="ce54" office:value-type="string" table:number-columns-spanned="2" table:number-rows-spanned="1">
            <text:p>No</text:p>
          </table:table-cell>
          <table:covered-table-cell table:style-name="ce62"/>
          <table:table-cell table:style-name="ce230" table:number-columns-spanned="2" table:number-rows-spanned="1"/>
          <table:covered-table-cell table:style-name="ce230"/>
          <table:table-cell table:style-name="ce180" table:number-columns-repeated="2"/>
          <table:table-cell table:style-name="ce257"/>
          <table:table-cell table:number-columns-repeated="1007"/>
        </table:table-row>
        <table:table-row table:style-name="ro3">
          <table:table-cell/>
          <table:table-cell table:style-name="ce54" office:value-type="string" table:number-columns-spanned="2" table:number-rows-spanned="1">
            <text:p>COMENTARIO:</text:p>
          </table:table-cell>
          <table:covered-table-cell table:style-name="ce62"/>
          <table:table-cell table:style-name="ce43" table:number-columns-spanned="11" table:number-rows-spanned="1"/>
          <table:covered-table-cell table:number-columns-repeated="9" table:style-name="ce56"/>
          <table:covered-table-cell table:style-name="ce207"/>
          <table:table-cell table:style-name="ce180" table:number-columns-repeated="2"/>
          <table:table-cell table:style-name="ce257"/>
          <table:table-cell table:number-columns-repeated="1007"/>
        </table:table-row>
        <table:table-row table:style-name="ro3">
          <table:table-cell/>
          <table:table-cell table:style-name="ce180" table:number-columns-repeated="10"/>
          <table:table-cell table:style-name="ce201"/>
          <table:table-cell table:style-name="ce180" table:number-columns-repeated="2"/>
          <table:table-cell table:style-name="ce201"/>
          <table:table-cell table:style-name="ce180"/>
          <table:table-cell table:style-name="ce257"/>
          <table:table-cell table:number-columns-repeated="1007"/>
        </table:table-row>
        <table:table-row table:style-name="ro3">
          <table:table-cell/>
          <table:table-cell table:style-name="ce54" office:value-type="string" table:number-columns-spanned="5" table:number-rows-spanned="1">
            <text:p>¿PARIENTES PRESENTAN PROBLEMAS EN SISTEMA FINANCIERO?</text:p>
          </table:table-cell>
          <table:covered-table-cell table:number-columns-repeated="4" table:style-name="ce62"/>
          <table:table-cell table:style-name="ce54" office:value-type="string" table:number-columns-spanned="2" table:number-rows-spanned="1">
            <text:p>Si</text:p>
          </table:table-cell>
          <table:covered-table-cell table:style-name="ce62"/>
          <table:table-cell table:style-name="ce230" table:number-columns-spanned="2" table:number-rows-spanned="1"/>
          <table:covered-table-cell table:style-name="ce230"/>
          <table:table-cell table:style-name="ce54" office:value-type="string" table:number-columns-spanned="2" table:number-rows-spanned="1">
            <text:p>No</text:p>
          </table:table-cell>
          <table:covered-table-cell table:style-name="ce62"/>
          <table:table-cell table:style-name="ce230" table:number-columns-spanned="2" table:number-rows-spanned="1"/>
          <table:covered-table-cell table:style-name="ce230"/>
          <table:table-cell table:style-name="ce180" table:number-columns-repeated="2"/>
          <table:table-cell table:style-name="ce257"/>
          <table:table-cell table:number-columns-repeated="1007"/>
        </table:table-row>
        <table:table-row table:style-name="ro3">
          <table:table-cell/>
          <table:table-cell table:style-name="ce54" office:value-type="string" table:number-columns-spanned="2" table:number-rows-spanned="1">
            <text:p>COMENTARIO:</text:p>
          </table:table-cell>
          <table:covered-table-cell table:style-name="ce62"/>
          <table:table-cell table:style-name="ce43" table:number-columns-spanned="11" table:number-rows-spanned="1"/>
          <table:covered-table-cell table:number-columns-repeated="9" table:style-name="ce56"/>
          <table:covered-table-cell table:style-name="ce207"/>
          <table:table-cell table:style-name="ce180" table:number-columns-repeated="2"/>
          <table:table-cell table:style-name="ce257"/>
          <table:table-cell table:number-columns-repeated="1007"/>
        </table:table-row>
        <table:table-row table:style-name="ro3">
          <table:table-cell/>
          <table:table-cell table:style-name="ce180" table:number-columns-repeated="15"/>
          <table:table-cell table:style-name="ce257"/>
          <table:table-cell table:number-columns-repeated="1007"/>
        </table:table-row>
        <table:table-row table:style-name="ro3">
          <table:table-cell/>
          <table:table-cell table:style-name="ce181" office:value-type="string" table:number-columns-spanned="13" table:number-rows-spanned="1">
            <text:p>2. FILTROS EXTERNOS DEL TITULAR</text:p>
          </table:table-cell>
          <table:covered-table-cell table:number-columns-repeated="12" table:style-name="ce181"/>
          <table:table-cell table:style-name="ce180" table:number-columns-repeated="2"/>
          <table:table-cell table:style-name="ce257"/>
          <table:table-cell table:number-columns-repeated="1007"/>
        </table:table-row>
        <table:table-row table:style-name="ro3">
          <table:table-cell/>
          <table:table-cell table:style-name="ce180" table:number-columns-repeated="15"/>
          <table:table-cell table:style-name="ce257"/>
          <table:table-cell table:number-columns-repeated="1007"/>
        </table:table-row>
        <table:table-row table:style-name="ro3">
          <table:table-cell/>
          <table:table-cell table:style-name="ce184" office:value-type="string" table:number-columns-spanned="13" table:number-rows-spanned="1">
            <text:p>2.1 CENTRALES DE RIESGO</text:p>
          </table:table-cell>
          <table:covered-table-cell table:number-columns-repeated="12" table:style-name="ce197"/>
          <table:table-cell table:style-name="ce180" table:number-columns-repeated="2"/>
          <table:table-cell table:style-name="ce257"/>
          <table:table-cell table:number-columns-repeated="1007"/>
        </table:table-row>
        <table:table-row table:style-name="ro8">
          <table:table-cell/>
          <table:table-cell table:style-name="ce54" office:value-type="string" table:number-columns-spanned="3" table:number-rows-spanned="1">
            <text:p>PEOR CALIFICACION HISTORICA</text:p>
          </table:table-cell>
          <table:covered-table-cell table:number-columns-repeated="2" table:style-name="ce62"/>
          <table:table-cell table:style-name="ce207" table:number-columns-spanned="2" table:number-rows-spanned="1"/>
          <table:covered-table-cell table:style-name="ce207"/>
          <table:table-cell table:style-name="ce54" office:value-type="string" table:number-columns-spanned="3" table:number-rows-spanned="1">
            <text:p>PEOR CALIFICACION ULT. 06 MESES</text:p>
          </table:table-cell>
          <table:covered-table-cell table:number-columns-repeated="2" table:style-name="ce62"/>
          <table:table-cell table:style-name="ce207" table:number-columns-spanned="2" table:number-rows-spanned="1"/>
          <table:covered-table-cell table:style-name="ce207"/>
          <table:table-cell table:style-name="ce240" office:value-type="string" table:number-columns-spanned="2" table:number-rows-spanned="1">
            <text:p>N° DE ENTIDADES:</text:p>
          </table:table-cell>
          <table:covered-table-cell table:style-name="ce242"/>
          <table:table-cell table:style-name="ce246" table:content-validation-name="val40"/>
          <table:table-cell table:style-name="ce251"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56"/>
          <table:covered-table-cell table:style-name="ce258"/>
          <table:table-cell table:number-columns-repeated="1007"/>
        </table:table-row>
        <table:table-row table:style-name="ro3">
          <table:table-cell/>
          <table:table-cell table:style-name="ce54" office:value-type="string" table:number-columns-spanned="3" table:number-rows-spanned="1">
            <text:p>ESPECIFICAR MOTIVOS:</text:p>
          </table:table-cell>
          <table:covered-table-cell table:number-columns-repeated="2" table:style-name="ce62"/>
          <table:table-cell table:style-name="ce214" table:number-columns-spanned="7" table:number-rows-spanned="1"/>
          <table:covered-table-cell table:number-columns-repeated="5" table:style-name="ce219"/>
          <table:covered-table-cell table:style-name="ce238"/>
          <table:table-cell table:style-name="ce240" office:value-type="string" table:number-columns-spanned="2" table:number-rows-spanned="1">
            <text:p>N° DE ENT. CON CRE. AGRIC.</text:p>
          </table:table-cell>
          <table:covered-table-cell table:style-name="ce242"/>
          <table:table-cell table:style-name="ce247"/>
          <table:table-cell table:style-name="ce252" table:number-columns-repeated="2"/>
          <table:table-cell table:style-name="ce259"/>
          <table:table-cell table:number-columns-repeated="1007"/>
        </table:table-row>
        <table:table-row table:style-name="ro3">
          <table:table-cell/>
          <table:table-cell table:style-name="ce180" table:number-columns-repeated="15"/>
          <table:table-cell table:style-name="ce257"/>
          <table:table-cell table:number-columns-repeated="1007"/>
        </table:table-row>
        <table:table-row table:style-name="ro3">
          <table:table-cell/>
          <table:table-cell table:style-name="ce185" office:value-type="string" table:number-columns-spanned="6" table:number-rows-spanned="1">
            <text:p>2.2 REFERENCIAS PERSONALES (NO FAMILIA)</text:p>
          </table:table-cell>
          <table:covered-table-cell table:number-columns-repeated="4" table:style-name="ce197"/>
          <table:covered-table-cell table:style-name="ce222"/>
          <table:table-cell table:style-name="ce39" office:value-type="string" table:number-columns-spanned="2" table:number-rows-spanned="1">
            <text:p>TELEFONO</text:p>
          </table:table-cell>
          <table:covered-table-cell table:style-name="ce66"/>
          <table:table-cell table:style-name="ce180" table:number-columns-repeated="7"/>
          <table:table-cell table:style-name="ce257"/>
          <table:table-cell table:number-columns-repeated="1007"/>
        </table:table-row>
        <table:table-row table:style-name="ro3">
          <table:table-cell/>
          <table:table-cell table:style-name="ce46" office:value-type="float" office:value="1">
            <text:p>1</text:p>
          </table:table-cell>
          <table:table-cell table:style-name="ce198" table:number-columns-spanned="5" table:number-rows-spanned="1"/>
          <table:covered-table-cell table:number-columns-repeated="3" table:style-name="ce209"/>
          <table:covered-table-cell table:style-name="ce198"/>
          <table:table-cell table:style-name="ce207" table:content-validation-name="val18" table:number-columns-spanned="2" table:number-rows-spanned="1"/>
          <table:covered-table-cell table:style-name="ce207" table:content-validation-name="val18"/>
          <table:table-cell table:style-name="ce235" office:value-type="string">
            <text:p>Mínimo 02 referencias</text:p>
          </table:table-cell>
          <table:table-cell table:style-name="ce180" table:number-columns-repeated="6"/>
          <table:table-cell table:style-name="ce257"/>
          <table:table-cell table:number-columns-repeated="1007"/>
        </table:table-row>
        <table:table-row table:style-name="ro3">
          <table:table-cell/>
          <table:table-cell table:style-name="ce46" office:value-type="float" office:value="2">
            <text:p>2</text:p>
          </table:table-cell>
          <table:table-cell table:style-name="ce198" table:number-columns-spanned="5" table:number-rows-spanned="1"/>
          <table:covered-table-cell table:number-columns-repeated="3" table:style-name="ce209"/>
          <table:covered-table-cell table:style-name="ce198"/>
          <table:table-cell table:style-name="ce43" table:content-validation-name="val18" table:number-columns-spanned="2" table:number-rows-spanned="1"/>
          <table:covered-table-cell table:style-name="ce207" table:content-validation-name="val18"/>
          <table:table-cell table:style-name="ce180" table:number-columns-repeated="4"/>
          <table:table-cell table:style-name="ce248"/>
          <table:table-cell table:style-name="ce180" table:number-columns-repeated="2"/>
          <table:table-cell table:style-name="ce257"/>
          <table:table-cell table:number-columns-repeated="1007"/>
        </table:table-row>
        <table:table-row table:style-name="ro3">
          <table:table-cell/>
          <table:table-cell table:style-name="ce46" office:value-type="float" office:value="3">
            <text:p>3</text:p>
          </table:table-cell>
          <table:table-cell table:style-name="ce198" table:number-columns-spanned="5" table:number-rows-spanned="1"/>
          <table:covered-table-cell table:number-columns-repeated="3" table:style-name="ce209"/>
          <table:covered-table-cell table:style-name="ce198"/>
          <table:table-cell table:style-name="ce43" table:content-validation-name="val18" table:number-columns-spanned="2" table:number-rows-spanned="1"/>
          <table:covered-table-cell table:style-name="ce207" table:content-validation-name="val18"/>
          <table:table-cell table:style-name="ce180" table:number-columns-repeated="5"/>
          <table:table-cell/>
          <table:table-cell table:style-name="ce180"/>
          <table:table-cell table:style-name="ce257"/>
          <table:table-cell table:number-columns-repeated="1007"/>
        </table:table-row>
        <table:table-row table:style-name="ro3">
          <table:table-cell/>
          <table:table-cell table:style-name="ce180" table:number-columns-repeated="15"/>
          <table:table-cell table:style-name="ce257"/>
          <table:table-cell table:number-columns-repeated="1007"/>
        </table:table-row>
        <table:table-row table:style-name="ro3">
          <table:table-cell/>
          <table:table-cell table:style-name="ce48" office:value-type="string" table:number-columns-spanned="6" table:number-rows-spanned="1">
            <text:p>2.3 REFERENCIAS COMERCIALES </text:p>
          </table:table-cell>
          <table:covered-table-cell table:number-columns-repeated="4" table:style-name="ce199"/>
          <table:covered-table-cell table:style-name="ce223"/>
          <table:table-cell table:style-name="ce39" office:value-type="string" table:number-columns-spanned="2" table:number-rows-spanned="1">
            <text:p>TELEFONO</text:p>
          </table:table-cell>
          <table:covered-table-cell table:style-name="ce66"/>
          <table:table-cell table:style-name="ce54" office:value-type="string" table:number-columns-spanned="2" table:number-rows-spanned="1">
            <text:p>PROVEEDOR</text:p>
          </table:table-cell>
          <table:covered-table-cell table:style-name="ce62"/>
          <table:table-cell table:style-name="ce180" table:number-columns-repeated="5"/>
          <table:table-cell table:style-name="ce257"/>
          <table:table-cell table:number-columns-repeated="1007"/>
        </table:table-row>
        <table:table-row table:style-name="ro3">
          <table:table-cell/>
          <table:table-cell table:style-name="ce46" office:value-type="float" office:value="1">
            <text:p>1</text:p>
          </table:table-cell>
          <table:table-cell table:style-name="ce200" table:number-columns-spanned="5" table:number-rows-spanned="1"/>
          <table:covered-table-cell table:number-columns-repeated="3" table:style-name="ce210"/>
          <table:covered-table-cell table:style-name="ce200"/>
          <table:table-cell table:style-name="ce43" table:content-validation-name="val18" table:number-columns-spanned="2" table:number-rows-spanned="1"/>
          <table:covered-table-cell table:style-name="ce207" table:content-validation-name="val18"/>
          <table:table-cell table:style-name="ce207" table:content-validation-name="val18" table:number-columns-spanned="2" table:number-rows-spanned="1"/>
          <table:covered-table-cell table:style-name="ce207" table:content-validation-name="val18"/>
          <table:table-cell table:style-name="ce235" office:value-type="string">
            <text:p>Mínimo 01 referencia</text:p>
          </table:table-cell>
          <table:table-cell table:style-name="ce180"/>
          <table:table-cell table:style-name="ce235"/>
          <table:table-cell table:style-name="ce180" table:number-columns-repeated="2"/>
          <table:table-cell table:style-name="ce257"/>
          <table:table-cell table:number-columns-repeated="1007"/>
        </table:table-row>
        <table:table-row table:style-name="ro3">
          <table:table-cell/>
          <table:table-cell table:style-name="ce46" office:value-type="float" office:value="2">
            <text:p>2</text:p>
          </table:table-cell>
          <table:table-cell table:style-name="ce43" table:number-columns-spanned="5" table:number-rows-spanned="1"/>
          <table:covered-table-cell table:number-columns-repeated="3" table:style-name="ce56"/>
          <table:covered-table-cell table:style-name="ce207"/>
          <table:table-cell table:style-name="ce207" table:content-validation-name="val18" table:number-columns-spanned="2" table:number-rows-spanned="1"/>
          <table:covered-table-cell table:style-name="ce207" table:content-validation-name="val18"/>
          <table:table-cell table:style-name="ce207" table:content-validation-name="val18" table:number-columns-spanned="2" table:number-rows-spanned="1"/>
          <table:covered-table-cell table:style-name="ce207" table:content-validation-name="val18"/>
          <table:table-cell table:style-name="ce180" table:number-columns-repeated="5"/>
          <table:table-cell table:style-name="ce260"/>
          <table:table-cell table:number-columns-repeated="1007"/>
        </table:table-row>
        <table:table-row table:style-name="ro3">
          <table:table-cell/>
          <table:table-cell table:style-name="ce180"/>
          <table:table-cell table:style-name="ce201" table:number-columns-repeated="9"/>
          <table:table-cell table:style-name="ce180" table:number-columns-repeated="2"/>
          <table:table-cell table:style-name="ce201" table:number-columns-repeated="3"/>
          <table:table-cell table:style-name="ce257"/>
          <table:table-cell table:number-columns-repeated="1007"/>
        </table:table-row>
        <table:table-row table:style-name="ro3">
          <table:table-cell/>
          <table:table-cell table:style-name="ce48" office:value-type="string" table:number-columns-spanned="6" table:number-rows-spanned="1">
            <text:p>2.4 REFERENCIAS LABORALES </text:p>
          </table:table-cell>
          <table:covered-table-cell table:number-columns-repeated="4" table:style-name="ce199"/>
          <table:covered-table-cell table:style-name="ce223"/>
          <table:table-cell table:style-name="ce54" office:value-type="string" table:number-columns-spanned="2" table:number-rows-spanned="1">
            <text:p>TELEFONO</text:p>
          </table:table-cell>
          <table:covered-table-cell table:style-name="ce62"/>
          <table:table-cell table:style-name="ce39" office:value-type="string" table:number-columns-spanned="2" table:number-rows-spanned="1">
            <text:p>AREA DE CONTACTO</text:p>
          </table:table-cell>
          <table:covered-table-cell table:style-name="ce39"/>
          <table:table-cell table:style-name="ce180" table:number-columns-repeated="5"/>
          <table:table-cell table:style-name="ce257"/>
          <table:table-cell table:number-columns-repeated="1007"/>
        </table:table-row>
        <table:table-row table:style-name="ro3">
          <table:table-cell/>
          <table:table-cell table:style-name="ce46" office:value-type="float" office:value="1">
            <text:p>1</text:p>
          </table:table-cell>
          <table:table-cell table:style-name="ce200" table:number-columns-spanned="5" table:number-rows-spanned="1"/>
          <table:covered-table-cell table:number-columns-repeated="3" table:style-name="ce210"/>
          <table:covered-table-cell table:style-name="ce200"/>
          <table:table-cell table:style-name="ce43" table:content-validation-name="val18" table:number-columns-spanned="2" table:number-rows-spanned="1"/>
          <table:covered-table-cell table:style-name="ce207" table:content-validation-name="val18"/>
          <table:table-cell table:style-name="ce207" table:content-validation-name="val18" table:number-columns-spanned="2" table:number-rows-spanned="1"/>
          <table:covered-table-cell table:style-name="ce207" table:content-validation-name="val18"/>
          <table:table-cell table:style-name="ce235"/>
          <table:table-cell table:style-name="ce180"/>
          <table:table-cell table:style-name="ce235"/>
          <table:table-cell table:style-name="ce180" table:number-columns-repeated="2"/>
          <table:table-cell table:style-name="ce257"/>
          <table:table-cell table:number-columns-repeated="1007"/>
        </table:table-row>
        <table:table-row table:style-name="ro3">
          <table:table-cell/>
          <table:table-cell table:style-name="ce46" office:value-type="float" office:value="2">
            <text:p>2</text:p>
          </table:table-cell>
          <table:table-cell table:style-name="ce43" table:number-columns-spanned="5" table:number-rows-spanned="1"/>
          <table:covered-table-cell table:number-columns-repeated="3" table:style-name="ce56"/>
          <table:covered-table-cell table:style-name="ce207"/>
          <table:table-cell table:style-name="ce207" table:content-validation-name="val18" table:number-columns-spanned="2" table:number-rows-spanned="1"/>
          <table:covered-table-cell table:style-name="ce207" table:content-validation-name="val18"/>
          <table:table-cell table:style-name="ce207" table:content-validation-name="val18" table:number-columns-spanned="2" table:number-rows-spanned="1"/>
          <table:covered-table-cell table:style-name="ce207" table:content-validation-name="val18"/>
          <table:table-cell table:style-name="ce180" table:number-columns-repeated="5"/>
          <table:table-cell table:style-name="ce257"/>
          <table:table-cell table:number-columns-repeated="1007"/>
        </table:table-row>
        <table:table-row table:style-name="ro3">
          <table:table-cell/>
          <table:table-cell table:style-name="ce180" table:number-columns-repeated="15"/>
          <table:table-cell table:style-name="ce257"/>
          <table:table-cell table:number-columns-repeated="1007"/>
        </table:table-row>
        <table:table-row table:style-name="ro3">
          <table:table-cell/>
          <table:table-cell table:style-name="ce48" office:value-type="string" table:number-columns-spanned="13" table:number-rows-spanned="1">
            <text:p>2.5 GESTIÓN DEL NEGOCIO AGROPECUARIO</text:p>
          </table:table-cell>
          <table:covered-table-cell table:number-columns-repeated="12" table:style-name="ce48"/>
          <table:table-cell table:style-name="ce253"/>
          <table:table-cell table:style-name="ce180"/>
          <table:table-cell table:style-name="ce257"/>
          <table:table-cell table:number-columns-repeated="1007"/>
        </table:table-row>
        <table:table-row table:style-name="ro3">
          <table:table-cell/>
          <table:table-cell table:style-name="ce48" office:value-type="string" table:number-columns-spanned="6" table:number-rows-spanned="1">
            <text:p>a) EXPERIENCIA COMO AGRICULTOR / PRODUCTOR:</text:p>
          </table:table-cell>
          <table:covered-table-cell table:number-columns-repeated="5" table:style-name="ce48"/>
          <table:table-cell table:style-name="ce228" table:content-validation-name="val36" table:number-columns-spanned="2" table:number-rows-spanned="1"/>
          <table:covered-table-cell table:style-name="ce228" table:content-validation-name="val36"/>
          <table:table-cell table:style-name="ce236" office:value-type="string">
            <text:p>años</text:p>
          </table:table-cell>
          <table:table-cell table:style-name="ce75" table:content-validation-name="val39" table:number-columns-spanned="2" table:number-rows-spanned="1"/>
          <table:covered-table-cell table:style-name="ce75" table:content-validation-name="val39"/>
          <table:table-cell table:style-name="ce236" office:value-type="string">
            <text:p>meses</text:p>
          </table:table-cell>
          <table:table-cell table:style-name="ce249"/>
          <table:table-cell table:style-name="ce253"/>
          <table:table-cell table:style-name="ce180"/>
          <table:table-cell table:style-name="ce257"/>
          <table:table-cell table:number-columns-repeated="1007"/>
        </table:table-row>
        <table:table-row table:style-name="ro3">
          <table:table-cell/>
          <table:table-cell table:style-name="ce48" office:value-type="string" table:number-columns-spanned="6" table:number-rows-spanned="1">
            <text:p>b) TIEMPO TENENCIA EN EL MISMO TERRENO / LOCAL</text:p>
          </table:table-cell>
          <table:covered-table-cell table:number-columns-repeated="5" table:style-name="ce48"/>
          <table:table-cell table:style-name="ce228" table:content-validation-name="val36" table:number-columns-spanned="2" table:number-rows-spanned="1"/>
          <table:covered-table-cell table:style-name="ce228" table:content-validation-name="val36"/>
          <table:table-cell table:style-name="ce236" office:value-type="string">
            <text:p>años</text:p>
          </table:table-cell>
          <table:table-cell table:style-name="ce75" table:content-validation-name="val39" table:number-columns-spanned="2" table:number-rows-spanned="1"/>
          <table:covered-table-cell table:style-name="ce75" table:content-validation-name="val39"/>
          <table:table-cell table:style-name="ce236" office:value-type="string">
            <text:p>meses</text:p>
          </table:table-cell>
          <table:table-cell table:style-name="ce249"/>
          <table:table-cell table:style-name="ce253"/>
          <table:table-cell table:style-name="ce180"/>
          <table:table-cell table:style-name="ce257"/>
          <table:table-cell table:number-columns-repeated="1007"/>
        </table:table-row>
        <table:table-row table:style-name="ro3" table:visibility="collapse">
          <table:table-cell/>
          <table:table-cell table:style-name="ce186" office:value-type="string" table:number-columns-spanned="6" table:number-rows-spanned="1">
            <text:p>c) LOCAL</text:p>
          </table:table-cell>
          <table:covered-table-cell table:number-columns-repeated="5" table:style-name="ce186"/>
          <table:table-cell table:style-name="ce46" office:value-type="string" table:number-columns-spanned="2" table:number-rows-spanned="1">
            <text:p>Propio</text:p>
          </table:table-cell>
          <table:covered-table-cell table:style-name="ce46"/>
          <table:table-cell table:style-name="ce228" table:number-columns-spanned="2" table:number-rows-spanned="1"/>
          <table:covered-table-cell table:style-name="ce228"/>
          <table:table-cell table:style-name="ce46" office:value-type="string" table:number-columns-spanned="2" table:number-rows-spanned="1">
            <text:p>Alquilado</text:p>
          </table:table-cell>
          <table:covered-table-cell table:style-name="ce46"/>
          <table:table-cell table:style-name="ce228" table:number-columns-spanned="2" table:number-rows-spanned="1"/>
          <table:covered-table-cell table:style-name="ce228"/>
          <table:table-cell/>
          <table:table-cell table:style-name="ce257"/>
          <table:table-cell table:number-columns-repeated="1007"/>
        </table:table-row>
        <table:table-row table:style-name="ro3">
          <table:table-cell/>
          <table:table-cell table:style-name="ce48" office:value-type="string" table:number-columns-spanned="5" table:number-rows-spanned="1">
            <text:p>c) TERRENOS PROPIAS Y ARRENDADOS</text:p>
          </table:table-cell>
          <table:covered-table-cell table:number-columns-repeated="4" table:style-name="ce48"/>
          <table:table-cell table:style-name="ce46" office:value-type="string" table:number-columns-spanned="2" table:number-rows-spanned="1">
            <text:p>Propio</text:p>
          </table:table-cell>
          <table:covered-table-cell table:style-name="ce46"/>
          <table:table-cell table:style-name="ce231" table:content-validation-name="val37"/>
          <table:table-cell table:style-name="ce46" office:value-type="string">
            <text:p>Has.</text:p>
          </table:table-cell>
          <table:table-cell table:style-name="ce46" office:value-type="string" table:number-columns-spanned="2" table:number-rows-spanned="1">
            <text:p>Posesionario</text:p>
          </table:table-cell>
          <table:covered-table-cell table:style-name="ce46"/>
          <table:table-cell table:style-name="ce243" office:value-type="float" office:value="0">
            <text:p>0</text:p>
          </table:table-cell>
          <table:table-cell table:style-name="ce46" office:value-type="string">
            <text:p>Has.</text:p>
          </table:table-cell>
          <table:table-cell table:style-name="ce187"/>
          <table:table-cell table:style-name="ce180"/>
          <table:table-cell table:style-name="ce257"/>
          <table:table-cell table:number-columns-repeated="1007"/>
        </table:table-row>
        <table:table-row table:style-name="ro3">
          <table:table-cell/>
          <table:table-cell table:style-name="ce187" table:number-columns-repeated="5"/>
          <table:table-cell table:style-name="ce46" office:value-type="string" table:number-columns-spanned="2" table:number-rows-spanned="1">
            <text:p>Arrendado</text:p>
          </table:table-cell>
          <table:covered-table-cell table:style-name="ce46"/>
          <table:table-cell table:style-name="ce231" table:content-validation-name="val37"/>
          <table:table-cell table:style-name="ce46" office:value-type="string">
            <text:p>Has.</text:p>
          </table:table-cell>
          <table:table-cell table:style-name="ce46" office:value-type="string" table:number-columns-spanned="3" table:number-rows-spanned="1">
            <text:p>Cant. Parcelas Arrendadas</text:p>
          </table:table-cell>
          <table:covered-table-cell table:number-columns-repeated="2" table:style-name="ce46"/>
          <table:table-cell table:style-name="ce75" table:content-validation-name="val41"/>
          <table:table-cell table:style-name="ce187"/>
          <table:table-cell table:style-name="ce180"/>
          <table:table-cell table:style-name="ce257"/>
          <table:table-cell table:number-columns-repeated="1007"/>
        </table:table-row>
        <table:table-row table:style-name="ro3">
          <table:table-cell/>
          <table:table-cell table:style-name="ce188" office:value-type="string" table:number-columns-spanned="6" table:number-rows-spanned="1">
            <text:p>d) PROPIETARIOS DEL PREDIO ARRENDADO Y PLAZO</text:p>
          </table:table-cell>
          <table:covered-table-cell table:number-columns-repeated="5" table:style-name="ce202"/>
          <table:table-cell table:number-columns-repeated="11"/>
          <table:table-cell table:style-name="ce262"/>
          <table:table-cell table:number-columns-repeated="1005"/>
        </table:table-row>
        <table:table-row table:style-name="ro3">
          <table:table-cell/>
          <table:table-cell table:style-name="ce46" office:value-type="float" office:value="1">
            <text:p>1</text:p>
          </table:table-cell>
          <table:table-cell table:style-name="ce43" table:number-columns-spanned="3" table:number-rows-spanned="1"/>
          <table:covered-table-cell table:style-name="ce56"/>
          <table:covered-table-cell table:style-name="ce207"/>
          <table:table-cell table:style-name="ce46" office:value-type="string">
            <text:p>DNI</text:p>
          </table:table-cell>
          <table:table-cell table:style-name="ce224" table:content-validation-name="val17"/>
          <table:table-cell table:style-name="ce46" office:value-type="string">
            <text:p>Inicia:</text:p>
          </table:table-cell>
          <table:table-cell table:style-name="ce232" table:content-validation-name="val38"/>
          <table:table-cell table:style-name="ce46" office:value-type="string">
            <text:p>Finaliza:</text:p>
          </table:table-cell>
          <table:table-cell table:style-name="ce239" table:content-validation-name="val38"/>
          <table:table-cell table:number-columns-repeated="7"/>
          <table:table-cell table:style-name="ce262"/>
          <table:table-cell table:number-columns-repeated="1005"/>
        </table:table-row>
        <table:table-row table:style-name="ro3">
          <table:table-cell/>
          <table:table-cell table:style-name="ce46" office:value-type="float" office:value="2">
            <text:p>2</text:p>
          </table:table-cell>
          <table:table-cell table:style-name="ce43" table:number-columns-spanned="3" table:number-rows-spanned="1"/>
          <table:covered-table-cell table:style-name="ce56"/>
          <table:covered-table-cell table:style-name="ce207"/>
          <table:table-cell table:style-name="ce71" office:value-type="string">
            <text:p>DNI</text:p>
          </table:table-cell>
          <table:table-cell table:style-name="ce225" table:content-validation-name="val17"/>
          <table:table-cell table:style-name="ce46" office:value-type="string">
            <text:p>Inicia:</text:p>
          </table:table-cell>
          <table:table-cell table:style-name="ce232" table:content-validation-name="val38"/>
          <table:table-cell table:style-name="ce46" office:value-type="string">
            <text:p>Finaliza:</text:p>
          </table:table-cell>
          <table:table-cell table:style-name="ce239" table:content-validation-name="val38"/>
          <table:table-cell table:number-columns-repeated="1013"/>
        </table:table-row>
        <table:table-row table:style-name="ro3">
          <table:table-cell/>
          <table:table-cell table:style-name="ce46" office:value-type="float" office:value="3">
            <text:p>3</text:p>
          </table:table-cell>
          <table:table-cell table:style-name="ce43" table:number-columns-spanned="3" table:number-rows-spanned="1"/>
          <table:covered-table-cell table:style-name="ce56"/>
          <table:covered-table-cell table:style-name="ce207"/>
          <table:table-cell table:style-name="ce46" office:value-type="string">
            <text:p>DNI</text:p>
          </table:table-cell>
          <table:table-cell table:style-name="ce224" table:content-validation-name="val17"/>
          <table:table-cell table:style-name="ce46" office:value-type="string">
            <text:p>Inicia:</text:p>
          </table:table-cell>
          <table:table-cell table:style-name="ce232" table:content-validation-name="val38"/>
          <table:table-cell table:style-name="ce46" office:value-type="string">
            <text:p>Finaliza:</text:p>
          </table:table-cell>
          <table:table-cell table:style-name="ce239" table:content-validation-name="val38"/>
          <table:table-cell table:number-columns-repeated="1013"/>
        </table:table-row>
        <table:table-row table:style-name="ro3">
          <table:table-cell/>
          <table:table-cell table:style-name="ce46" office:value-type="float" office:value="4">
            <text:p>4</text:p>
          </table:table-cell>
          <table:table-cell table:style-name="ce43" table:number-columns-spanned="3" table:number-rows-spanned="1"/>
          <table:covered-table-cell table:style-name="ce56"/>
          <table:covered-table-cell table:style-name="ce207"/>
          <table:table-cell table:style-name="ce46" office:value-type="string">
            <text:p>DNI</text:p>
          </table:table-cell>
          <table:table-cell table:style-name="ce224" table:content-validation-name="val17"/>
          <table:table-cell table:style-name="ce46" office:value-type="string">
            <text:p>Inicia:</text:p>
          </table:table-cell>
          <table:table-cell table:style-name="ce232" table:content-validation-name="val38"/>
          <table:table-cell table:style-name="ce46" office:value-type="string">
            <text:p>Finaliza:</text:p>
          </table:table-cell>
          <table:table-cell table:style-name="ce239" table:content-validation-name="val38"/>
          <table:table-cell table:number-columns-repeated="4"/>
          <table:table-cell table:style-name="ce180"/>
          <table:table-cell table:number-columns-repeated="1008"/>
        </table:table-row>
        <table:table-row table:style-name="ro3">
          <table:table-cell/>
          <table:table-cell table:style-name="ce189" office:value-type="string">
            <text:p>f) ESTADO VEGETATIVO Y CONDICIONES DE CULTIVOS FINANCIADOS</text:p>
          </table:table-cell>
          <table:table-cell table:style-name="ce203" table:number-columns-repeated="4"/>
          <table:table-cell table:style-name="ce226"/>
          <table:table-cell table:style-name="ce229" table:number-columns-spanned="7" table:number-rows-spanned="2"/>
          <table:covered-table-cell table:number-columns-repeated="6" table:style-name="ce233"/>
          <table:table-cell table:style-name="ce254"/>
          <table:table-cell table:style-name="ce180"/>
          <table:table-cell table:number-columns-repeated="1008"/>
        </table:table-row>
        <table:table-row table:style-name="ro3">
          <table:table-cell/>
          <table:table-cell table:style-name="ce180" table:number-columns-repeated="6"/>
          <table:covered-table-cell table:style-name="ce229"/>
          <table:covered-table-cell table:number-columns-repeated="6" table:style-name="ce233"/>
          <table:table-cell table:style-name="ce254"/>
          <table:table-cell table:style-name="ce180"/>
          <table:table-cell table:number-columns-repeated="1008"/>
        </table:table-row>
        <table:table-row table:style-name="ro9" table:visibility="collapse">
          <table:table-cell table:style-name="ce175"/>
          <table:table-cell table:style-name="ce190" table:number-columns-repeated="13"/>
          <table:table-cell table:style-name="ce255"/>
          <table:table-cell table:style-name="ce175"/>
          <table:table-cell table:style-name="ce261"/>
          <table:table-cell table:style-name="ce175" table:number-columns-repeated="1007"/>
        </table:table-row>
        <table:table-row table:style-name="ro9" table:visibility="collapse">
          <table:table-cell table:style-name="ce175"/>
          <table:table-cell table:style-name="ce191" office:value-type="string" table:number-columns-spanned="14" table:number-rows-spanned="1">
            <text:p>2. CICLO DEL NEGOCIO</text:p>
          </table:table-cell>
          <table:covered-table-cell table:number-columns-repeated="12" table:style-name="ce181"/>
          <table:covered-table-cell table:style-name="ce191"/>
          <table:table-cell table:style-name="ce175"/>
          <table:table-cell table:style-name="ce261"/>
          <table:table-cell table:style-name="ce175" table:number-columns-repeated="1007"/>
        </table:table-row>
        <table:table-row table:style-name="ro8" table:visibility="collapse">
          <table:table-cell table:number-columns-repeated="1024"/>
        </table:table-row>
        <table:table-row table:style-name="ro8" table:visibility="collapse">
          <table:table-cell/>
          <table:table-cell table:style-name="ce192" office:value-type="string">
            <text:p>Cult./ Mes</text:p>
          </table:table-cell>
          <table:table-cell table:style-name="ce204" table:formula="of:=DATE(YEAR([$Solicitud.$I$5]);MONTH([$Solicitud.$I$5]);1)" office:value-type="float" office:value="41699">
            <text:p>mar-14</text:p>
          </table:table-cell>
          <table:table-cell table:style-name="ce204" table:formula="of:=+DATE(YEAR([.C64]);MONTH([.C64])+1;1)" office:value-type="float" office:value="41730">
            <text:p>abr-14</text:p>
          </table:table-cell>
          <table:table-cell table:style-name="ce204" table:formula="of:=IF(([.D64]=0);0;(DATE(YEAR([.D64]);MONTH([.D64])+1;1)))" office:value-type="float" office:value="41760">
            <text:p>may-14</text:p>
          </table:table-cell>
          <table:table-cell table:style-name="ce204" table:formula="of:=IF(([.E64]=0);0;(DATE(YEAR([.E64]);MONTH([.E64])+1;1)))" office:value-type="float" office:value="41791">
            <text:p>jun-14</text:p>
          </table:table-cell>
          <table:table-cell table:style-name="ce204" table:formula="of:=IF(([.F64]=0);0;(DATE(YEAR([.F64]);MONTH([.F64])+1;1)))" office:value-type="float" office:value="41821">
            <text:p>jul-14</text:p>
          </table:table-cell>
          <table:table-cell table:style-name="ce204" table:formula="of:=IF(([.G64]=0);0;(DATE(YEAR([.G64]);MONTH([.G64])+1;1)))" office:value-type="float" office:value="41852">
            <text:p>ago-14</text:p>
          </table:table-cell>
          <table:table-cell table:style-name="ce204" table:formula="of:=IF(([.H64]=0);0;(DATE(YEAR([.H64]);MONTH([.H64])+1;1)))" office:value-type="float" office:value="41883">
            <text:p>sep-14</text:p>
          </table:table-cell>
          <table:table-cell table:style-name="ce204" table:formula="of:=IF(([.I64]=0);0;(DATE(YEAR([.I64]);MONTH([.I64])+1;1)))" office:value-type="float" office:value="41913">
            <text:p>oct-14</text:p>
          </table:table-cell>
          <table:table-cell table:style-name="ce204" table:formula="of:=IF(([.J64]=0);0;(DATE(YEAR([.J64]);MONTH([.J64])+1;1)))" office:value-type="float" office:value="41944">
            <text:p>nov-14</text:p>
          </table:table-cell>
          <table:table-cell table:style-name="ce204" table:formula="of:=IF(([.K64]=0);0;(DATE(YEAR([.K64]);MONTH([.K64])+1;1)))" office:value-type="float" office:value="41974">
            <text:p>dic-14</text:p>
          </table:table-cell>
          <table:table-cell table:style-name="ce204" table:formula="of:=IF(([.L64]=0);0;(DATE(YEAR([.L64]);MONTH([.L64])+1;1)))" office:value-type="float" office:value="42005">
            <text:p>ene-15</text:p>
          </table:table-cell>
          <table:table-cell table:style-name="ce250" table:formula="of:=IF(([.M64]=0);0;(DATE(YEAR([.M64]);MONTH([.M64])+1;1)))" office:value-type="float" office:value="42036">
            <text:p>feb-15</text:p>
          </table:table-cell>
          <table:table-cell table:style-name="ce250" table:formula="of:=IF(([.N64]=0);0;(DATE(YEAR([.N64]);MONTH([.N64])+1;1)))" office:value-type="float" office:value="42064">
            <text:p>mar-15</text:p>
          </table:table-cell>
          <table:table-cell table:number-columns-repeated="1009"/>
        </table:table-row>
        <table:table-row table:style-name="ro8" table:visibility="collapse">
          <table:table-cell/>
          <table:table-cell table:style-name="ce193" table:formula="of:=IF([$Solicitud.$D$28]=&quot;&quot;;&quot;&quot;;[$Solicitud.$D$28])" office:value-type="string" office:string-value="Arroz">
            <text:p>Arroz</text:p>
          </table:table-cell>
          <table:table-cell table:style-name="ce205" table:number-columns-repeated="2"/>
          <table:table-cell table:style-name="ce215"/>
          <table:table-cell table:style-name="ce205" table:number-columns-repeated="10"/>
          <table:table-cell table:number-columns-repeated="1009"/>
        </table:table-row>
        <table:table-row table:style-name="ro8" table:visibility="collapse">
          <table:table-cell/>
          <table:table-cell table:style-name="ce193" table:formula="of:=IF([$Solicitud.$D$30]=&quot;&quot;;&quot;&quot;;[$Solicitud.$D$30])" office:value-type="string" office:string-value="Algodón">
            <text:p>Algodón</text:p>
          </table:table-cell>
          <table:table-cell table:style-name="ce205" table:number-columns-repeated="2"/>
          <table:table-cell table:style-name="ce215"/>
          <table:table-cell table:style-name="ce205" table:number-columns-repeated="10"/>
          <table:table-cell table:number-columns-repeated="1009"/>
        </table:table-row>
        <table:table-row table:style-name="ro8" table:visibility="collapse">
          <table:table-cell/>
          <table:table-cell table:style-name="ce193" table:formula="of:=IF([$Solicitud.$D$32]=&quot;&quot;;&quot;&quot;;[$Solicitud.$D$32])" office:value-type="string" office:string-value="Alfalfa">
            <text:p>Alfalfa</text:p>
          </table:table-cell>
          <table:table-cell table:style-name="ce205" table:number-columns-repeated="2"/>
          <table:table-cell table:style-name="ce215"/>
          <table:table-cell table:style-name="ce205"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92" office:value-type="string">
            <text:p>Cult./ Mes</text:p>
          </table:table-cell>
          <table:table-cell table:style-name="ce204" table:formula="of:=DATE(YEAR([.O64]);MONTH([.O64]);1)" office:value-type="float" office:value="42064">
            <text:p>mar-15</text:p>
          </table:table-cell>
          <table:table-cell table:style-name="ce204" table:formula="of:=+DATE(YEAR([.C69]);MONTH([.C69])+1;1)" office:value-type="float" office:value="42095">
            <text:p>abr-15</text:p>
          </table:table-cell>
          <table:table-cell table:style-name="ce204" table:formula="of:=IF(([.D69]=0);0;(DATE(YEAR([.D69]);MONTH([.D69])+1;1)))" office:value-type="float" office:value="42125">
            <text:p>may-15</text:p>
          </table:table-cell>
          <table:table-cell table:style-name="ce204" table:formula="of:=IF(([.E69]=0);0;(DATE(YEAR([.E69]);MONTH([.E69])+1;1)))" office:value-type="float" office:value="42156">
            <text:p>jun-15</text:p>
          </table:table-cell>
          <table:table-cell table:style-name="ce204" table:formula="of:=IF(([.F69]=0);0;(DATE(YEAR([.F69]);MONTH([.F69])+1;1)))" office:value-type="float" office:value="42186">
            <text:p>jul-15</text:p>
          </table:table-cell>
          <table:table-cell table:style-name="ce204" table:formula="of:=IF(([.G69]=0);0;(DATE(YEAR([.G69]);MONTH([.G69])+1;1)))" office:value-type="float" office:value="42217">
            <text:p>ago-15</text:p>
          </table:table-cell>
          <table:table-cell table:style-name="ce204" table:formula="of:=IF(([.H69]=0);0;(DATE(YEAR([.H69]);MONTH([.H69])+1;1)))" office:value-type="float" office:value="42248">
            <text:p>sep-15</text:p>
          </table:table-cell>
          <table:table-cell table:style-name="ce204" table:formula="of:=IF(([.I69]=0);0;(DATE(YEAR([.I69]);MONTH([.I69])+1;1)))" office:value-type="float" office:value="42278">
            <text:p>oct-15</text:p>
          </table:table-cell>
          <table:table-cell table:style-name="ce204" table:formula="of:=IF(([.J69]=0);0;(DATE(YEAR([.J69]);MONTH([.J69])+1;1)))" office:value-type="float" office:value="42309">
            <text:p>nov-15</text:p>
          </table:table-cell>
          <table:table-cell table:style-name="ce204" table:formula="of:=IF(([.K69]=0);0;(DATE(YEAR([.K69]);MONTH([.K69])+1;1)))" office:value-type="float" office:value="42339">
            <text:p>dic-15</text:p>
          </table:table-cell>
          <table:table-cell table:style-name="ce204" table:formula="of:=IF(([.L69]=0);0;(DATE(YEAR([.L69]);MONTH([.L69])+1;1)))" office:value-type="float" office:value="42370">
            <text:p>ene-16</text:p>
          </table:table-cell>
          <table:table-cell table:style-name="ce250" table:formula="of:=IF(([.M69]=0);0;(DATE(YEAR([.M69]);MONTH([.M69])+1;1)))" office:value-type="float" office:value="42401">
            <text:p>feb-16</text:p>
          </table:table-cell>
          <table:table-cell table:style-name="ce250" table:formula="of:=IF(([.N69]=0);0;(DATE(YEAR([.N69]);MONTH([.N69])+1;1)))" office:value-type="float" office:value="42430">
            <text:p>mar-16</text:p>
          </table:table-cell>
          <table:table-cell table:number-columns-repeated="1009"/>
        </table:table-row>
        <table:table-row table:style-name="ro8" table:visibility="collapse">
          <table:table-cell/>
          <table:table-cell table:style-name="ce193" table:formula="of:=IF([$Solicitud.$D$28]=&quot;&quot;;&quot;&quot;;[$Solicitud.$D$28])" office:value-type="string" office:string-value="Arroz">
            <text:p>Arroz</text:p>
          </table:table-cell>
          <table:table-cell table:style-name="ce205" table:number-columns-repeated="2"/>
          <table:table-cell table:style-name="ce215"/>
          <table:table-cell table:style-name="ce205" table:number-columns-repeated="10"/>
          <table:table-cell table:number-columns-repeated="1009"/>
        </table:table-row>
        <table:table-row table:style-name="ro8" table:visibility="collapse">
          <table:table-cell/>
          <table:table-cell table:style-name="ce193" table:formula="of:=IF([$Solicitud.$D$30]=&quot;&quot;;&quot;&quot;;[$Solicitud.$D$30])" office:value-type="string" office:string-value="Algodón">
            <text:p>Algodón</text:p>
          </table:table-cell>
          <table:table-cell table:style-name="ce205" table:number-columns-repeated="2"/>
          <table:table-cell table:style-name="ce215"/>
          <table:table-cell table:style-name="ce205" table:number-columns-repeated="10"/>
          <table:table-cell table:number-columns-repeated="1009"/>
        </table:table-row>
        <table:table-row table:style-name="ro8" table:visibility="collapse">
          <table:table-cell/>
          <table:table-cell table:style-name="ce193" table:formula="of:=IF([$Solicitud.$D$32]=&quot;&quot;;&quot;&quot;;[$Solicitud.$D$32])" office:value-type="string" office:string-value="Alfalfa">
            <text:p>Alfalfa</text:p>
          </table:table-cell>
          <table:table-cell table:style-name="ce205" table:number-columns-repeated="2"/>
          <table:table-cell table:style-name="ce215"/>
          <table:table-cell table:style-name="ce205"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92" office:value-type="string">
            <text:p>Cult./ Mes</text:p>
          </table:table-cell>
          <table:table-cell table:style-name="ce204" table:formula="of:=DATE(YEAR([.O69]);MONTH([.O69]);1)" office:value-type="float" office:value="42430">
            <text:p>mar-16</text:p>
          </table:table-cell>
          <table:table-cell table:style-name="ce204" table:formula="of:=+DATE(YEAR([.C74]);MONTH([.C74])+1;1)" office:value-type="float" office:value="42461">
            <text:p>abr-16</text:p>
          </table:table-cell>
          <table:table-cell table:style-name="ce204" table:formula="of:=IF(([.D74]=0);0;(DATE(YEAR([.D74]);MONTH([.D74])+1;1)))" office:value-type="float" office:value="42491">
            <text:p>may-16</text:p>
          </table:table-cell>
          <table:table-cell table:style-name="ce204" table:formula="of:=IF(([.E74]=0);0;(DATE(YEAR([.E74]);MONTH([.E74])+1;1)))" office:value-type="float" office:value="42522">
            <text:p>jun-16</text:p>
          </table:table-cell>
          <table:table-cell table:style-name="ce204" table:formula="of:=IF(([.F74]=0);0;(DATE(YEAR([.F74]);MONTH([.F74])+1;1)))" office:value-type="float" office:value="42552">
            <text:p>jul-16</text:p>
          </table:table-cell>
          <table:table-cell table:style-name="ce204" table:formula="of:=IF(([.G74]=0);0;(DATE(YEAR([.G74]);MONTH([.G74])+1;1)))" office:value-type="float" office:value="42583">
            <text:p>ago-16</text:p>
          </table:table-cell>
          <table:table-cell table:style-name="ce204" table:formula="of:=IF(([.H74]=0);0;(DATE(YEAR([.H74]);MONTH([.H74])+1;1)))" office:value-type="float" office:value="42614">
            <text:p>sep-16</text:p>
          </table:table-cell>
          <table:table-cell table:style-name="ce204" table:formula="of:=IF(([.I74]=0);0;(DATE(YEAR([.I74]);MONTH([.I74])+1;1)))" office:value-type="float" office:value="42644">
            <text:p>oct-16</text:p>
          </table:table-cell>
          <table:table-cell table:style-name="ce204" table:formula="of:=IF(([.J74]=0);0;(DATE(YEAR([.J74]);MONTH([.J74])+1;1)))" office:value-type="float" office:value="42675">
            <text:p>nov-16</text:p>
          </table:table-cell>
          <table:table-cell table:style-name="ce204" table:formula="of:=IF(([.K74]=0);0;(DATE(YEAR([.K74]);MONTH([.K74])+1;1)))" office:value-type="float" office:value="42705">
            <text:p>dic-16</text:p>
          </table:table-cell>
          <table:table-cell table:style-name="ce204" table:formula="of:=IF(([.L74]=0);0;(DATE(YEAR([.L74]);MONTH([.L74])+1;1)))" office:value-type="float" office:value="42736">
            <text:p>ene-17</text:p>
          </table:table-cell>
          <table:table-cell table:style-name="ce250" table:formula="of:=IF(([.M74]=0);0;(DATE(YEAR([.M74]);MONTH([.M74])+1;1)))" office:value-type="float" office:value="42767">
            <text:p>feb-17</text:p>
          </table:table-cell>
          <table:table-cell table:style-name="ce250" table:formula="of:=IF(([.N74]=0);0;(DATE(YEAR([.N74]);MONTH([.N74])+1;1)))" office:value-type="float" office:value="42795">
            <text:p>mar-17</text:p>
          </table:table-cell>
          <table:table-cell table:number-columns-repeated="1009"/>
        </table:table-row>
        <table:table-row table:style-name="ro8" table:visibility="collapse">
          <table:table-cell/>
          <table:table-cell table:style-name="ce193" table:formula="of:=IF([$Solicitud.$D$28]=&quot;&quot;;&quot;&quot;;[$Solicitud.$D$28])" office:value-type="string" office:string-value="Arroz">
            <text:p>Arroz</text:p>
          </table:table-cell>
          <table:table-cell table:style-name="ce205"/>
          <table:table-cell table:style-name="ce211"/>
          <table:table-cell table:style-name="ce216"/>
          <table:table-cell table:style-name="ce211" table:number-columns-repeated="10"/>
          <table:table-cell table:number-columns-repeated="1009"/>
        </table:table-row>
        <table:table-row table:style-name="ro8" table:visibility="collapse">
          <table:table-cell/>
          <table:table-cell table:style-name="ce193" table:formula="of:=IF([$Solicitud.$D$30]=&quot;&quot;;&quot;&quot;;[$Solicitud.$D$30])" office:value-type="string" office:string-value="Algodón">
            <text:p>Algodón</text:p>
          </table:table-cell>
          <table:table-cell table:style-name="ce205"/>
          <table:table-cell table:style-name="ce211"/>
          <table:table-cell table:style-name="ce216"/>
          <table:table-cell table:style-name="ce211" table:number-columns-repeated="10"/>
          <table:table-cell table:number-columns-repeated="1009"/>
        </table:table-row>
        <table:table-row table:style-name="ro8" table:visibility="collapse">
          <table:table-cell/>
          <table:table-cell table:style-name="ce193" table:formula="of:=IF([$Solicitud.$D$32]=&quot;&quot;;&quot;&quot;;[$Solicitud.$D$32])" office:value-type="string" office:string-value="Alfalfa">
            <text:p>Alfalfa</text:p>
          </table:table-cell>
          <table:table-cell table:style-name="ce205"/>
          <table:table-cell table:style-name="ce211"/>
          <table:table-cell table:style-name="ce216"/>
          <table:table-cell table:style-name="ce211"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92" office:value-type="string">
            <text:p>Cult./ Mes</text:p>
          </table:table-cell>
          <table:table-cell table:style-name="ce204" table:formula="of:=DATE(YEAR([.O74]);MONTH([.O74]);1)" office:value-type="float" office:value="42795">
            <text:p>mar-17</text:p>
          </table:table-cell>
          <table:table-cell table:style-name="ce204" table:formula="of:=+DATE(YEAR([.C79]);MONTH([.C79])+1;1)" office:value-type="float" office:value="42826">
            <text:p>abr-17</text:p>
          </table:table-cell>
          <table:table-cell table:style-name="ce204" table:formula="of:=IF(([.D79]=0);0;(DATE(YEAR([.D79]);MONTH([.D79])+1;1)))" office:value-type="float" office:value="42856">
            <text:p>may-17</text:p>
          </table:table-cell>
          <table:table-cell table:style-name="ce204" table:formula="of:=IF(([.E79]=0);0;(DATE(YEAR([.E79]);MONTH([.E79])+1;1)))" office:value-type="float" office:value="42887">
            <text:p>jun-17</text:p>
          </table:table-cell>
          <table:table-cell table:style-name="ce204" table:formula="of:=IF(([.F79]=0);0;(DATE(YEAR([.F79]);MONTH([.F79])+1;1)))" office:value-type="float" office:value="42917">
            <text:p>jul-17</text:p>
          </table:table-cell>
          <table:table-cell table:style-name="ce204" table:formula="of:=IF(([.G79]=0);0;(DATE(YEAR([.G79]);MONTH([.G79])+1;1)))" office:value-type="float" office:value="42948">
            <text:p>ago-17</text:p>
          </table:table-cell>
          <table:table-cell table:style-name="ce204" table:formula="of:=IF(([.H79]=0);0;(DATE(YEAR([.H79]);MONTH([.H79])+1;1)))" office:value-type="float" office:value="42979">
            <text:p>sep-17</text:p>
          </table:table-cell>
          <table:table-cell table:style-name="ce204" table:formula="of:=IF(([.I79]=0);0;(DATE(YEAR([.I79]);MONTH([.I79])+1;1)))" office:value-type="float" office:value="43009">
            <text:p>oct-17</text:p>
          </table:table-cell>
          <table:table-cell table:style-name="ce204" table:formula="of:=IF(([.J79]=0);0;(DATE(YEAR([.J79]);MONTH([.J79])+1;1)))" office:value-type="float" office:value="43040">
            <text:p>nov-17</text:p>
          </table:table-cell>
          <table:table-cell table:style-name="ce204" table:formula="of:=IF(([.K79]=0);0;(DATE(YEAR([.K79]);MONTH([.K79])+1;1)))" office:value-type="float" office:value="43070">
            <text:p>dic-17</text:p>
          </table:table-cell>
          <table:table-cell table:style-name="ce204" table:formula="of:=IF(([.L79]=0);0;(DATE(YEAR([.L79]);MONTH([.L79])+1;1)))" office:value-type="float" office:value="43101">
            <text:p>ene-18</text:p>
          </table:table-cell>
          <table:table-cell table:style-name="ce250" table:formula="of:=IF(([.M79]=0);0;(DATE(YEAR([.M79]);MONTH([.M79])+1;1)))" office:value-type="float" office:value="43132">
            <text:p>feb-18</text:p>
          </table:table-cell>
          <table:table-cell table:style-name="ce250" table:formula="of:=IF(([.N79]=0);0;(DATE(YEAR([.N79]);MONTH([.N79])+1;1)))" office:value-type="float" office:value="43160">
            <text:p>mar-18</text:p>
          </table:table-cell>
          <table:table-cell table:number-columns-repeated="1009"/>
        </table:table-row>
        <table:table-row table:style-name="ro8" table:visibility="collapse">
          <table:table-cell/>
          <table:table-cell table:style-name="ce193" table:formula="of:=IF([$Solicitud.$D$28]=&quot;&quot;;&quot;&quot;;[$Solicitud.$D$28])" office:value-type="string" office:string-value="Arroz">
            <text:p>Arroz</text:p>
          </table:table-cell>
          <table:table-cell table:style-name="ce205"/>
          <table:table-cell table:style-name="ce211"/>
          <table:table-cell table:style-name="ce216"/>
          <table:table-cell table:style-name="ce211" table:number-columns-repeated="10"/>
          <table:table-cell table:number-columns-repeated="1009"/>
        </table:table-row>
        <table:table-row table:style-name="ro8" table:visibility="collapse">
          <table:table-cell/>
          <table:table-cell table:style-name="ce193" table:formula="of:=IF([$Solicitud.$D$30]=&quot;&quot;;&quot;&quot;;[$Solicitud.$D$30])" office:value-type="string" office:string-value="Algodón">
            <text:p>Algodón</text:p>
          </table:table-cell>
          <table:table-cell table:style-name="ce205"/>
          <table:table-cell table:style-name="ce211"/>
          <table:table-cell table:style-name="ce216"/>
          <table:table-cell table:style-name="ce211" table:number-columns-repeated="10"/>
          <table:table-cell table:number-columns-repeated="1009"/>
        </table:table-row>
        <table:table-row table:style-name="ro8" table:visibility="collapse">
          <table:table-cell/>
          <table:table-cell table:style-name="ce193" table:formula="of:=IF([$Solicitud.$D$32]=&quot;&quot;;&quot;&quot;;[$Solicitud.$D$32])" office:value-type="string" office:string-value="Alfalfa">
            <text:p>Alfalfa</text:p>
          </table:table-cell>
          <table:table-cell table:style-name="ce205"/>
          <table:table-cell table:style-name="ce211"/>
          <table:table-cell table:style-name="ce216"/>
          <table:table-cell table:style-name="ce211" table:number-columns-repeated="10"/>
          <table:table-cell table:number-columns-repeated="1009"/>
        </table:table-row>
        <table:table-row table:style-name="ro2" table:number-rows-repeated="2">
          <table:table-cell table:number-columns-repeated="1024"/>
        </table:table-row>
        <table:table-row table:style-name="ro3">
          <table:table-cell/>
          <table:table-cell table:style-name="ce194" table:number-columns-repeated="2"/>
          <table:table-cell table:number-columns-repeated="3"/>
          <table:table-cell table:style-name="ce194"/>
          <table:table-cell table:style-name="ce194">
            <draw:frame table:end-cell-address="'Evaluación Cualitativa'.J87" table:end-x="1.373cm" table:end-y="0.282cm" draw:z-index="0" draw:name="CommandButton1" draw:style-name="gr1" draw:text-style-name="P1" svg:width="6.782cm" svg:height="0.934cm" svg:x="0.394cm" svg:y="0.335cm">
              <draw:image xlink:href="Pictures/2000002E000015910000035E2D5E0500.wmf" xlink:type="simple" xlink:show="embed" xlink:actuate="onLoad">
                <text:p/>
              </draw:image>
            </draw:frame>
          </table:table-cell>
          <table:table-cell table:style-name="ce194" table:number-columns-repeated="6"/>
          <table:table-cell table:number-columns-repeated="1010"/>
        </table:table-row>
        <table:table-row table:style-name="ro3">
          <table:table-cell/>
          <table:table-cell table:style-name="ce194" table:number-columns-repeated="2"/>
          <table:table-cell table:number-columns-repeated="3"/>
          <table:table-cell table:style-name="ce194" table:number-columns-repeated="8"/>
          <table:table-cell table:number-columns-repeated="1010"/>
        </table:table-row>
        <table:table-row table:style-name="ro3">
          <table:table-cell/>
          <table:table-cell table:style-name="ce194" table:number-columns-repeated="2"/>
          <table:table-cell table:style-name="ce212" office:value-type="string" table:number-columns-spanned="3" table:number-rows-spanned="1">
            <text:p>Analista de Creditos</text:p>
          </table:table-cell>
          <table:covered-table-cell table:number-columns-repeated="2" table:style-name="ce212"/>
          <table:table-cell table:style-name="ce194" table:number-columns-repeated="8"/>
          <table:table-cell table:number-columns-repeated="1010"/>
        </table:table-row>
        <table:table-row table:style-name="ro3" table:number-rows-repeated="37">
          <table:table-cell/>
          <table:table-cell table:style-name="ce194" table:number-columns-repeated="13"/>
          <table:table-cell table:number-columns-repeated="1010"/>
        </table:table-row>
        <table:table-row table:style-name="ro3" table:visibility="collapse">
          <table:table-cell/>
          <table:table-cell table:style-name="ce194" table:number-columns-repeated="13"/>
          <table:table-cell table:number-columns-repeated="1010"/>
        </table:table-row>
        <table:table-row table:style-name="ro3" table:visibility="collapse">
          <table:table-cell table:style-name="ce176"/>
          <table:table-cell table:style-name="ce195" table:number-columns-repeated="13"/>
          <table:table-cell table:style-name="ce176"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94"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94"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3" table:visibility="collapse">
          <table:table-cell/>
          <table:table-cell table:style-name="ce194"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0">
            <text:p>0</text:p>
          </table:table-cell>
          <table:table-cell table:formula="of:=[$Solicitud.CH207]" office:value-type="float" office:value="0">
            <text:p>0</text:p>
          </table:table-cell>
          <table:table-cell table:formula="of:=[$Solicitud.CI207]" office:value-type="float" office:value="0">
            <text:p>0</text:p>
          </table:table-cell>
          <table:table-cell table:formula="of:=[.S129]+1" office:value-type="float" office:value="1">
            <text:p>1</text:p>
          </table:table-cell>
          <table:table-cell table:number-columns-repeated="1002"/>
        </table:table-row>
        <table:table-row table:style-name="ro3" table:visibility="collapse">
          <table:table-cell/>
          <table:table-cell table:style-name="ce194"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94" table:number-columns-repeated="13"/>
          <table:table-cell table:number-columns-repeated="4"/>
          <table:table-cell table:formula="of:=SUM([.S128:.S130])" office:value-type="float" office:value="0">
            <text:p>0</text:p>
          </table:table-cell>
          <table:table-cell table:number-columns-repeated="1005"/>
        </table:table-row>
        <table:table-row table:style-name="ro3" table:number-rows-repeated="8">
          <table:table-cell/>
          <table:table-cell table:style-name="ce194" table:number-columns-repeated="13"/>
          <table:table-cell table:number-columns-repeated="1010"/>
        </table:table-row>
        <table:table-row table:style-name="ro3">
          <table:table-cell/>
          <table:table-cell table:style-name="ce194"/>
          <table:table-cell table:number-columns-repeated="1022"/>
        </table:table-row>
        <table:table-row table:style-name="ro2" table:number-rows-repeated="62">
          <table:table-cell table:number-columns-repeated="1024"/>
        </table:table-row>
        <table:table-row table:style-name="ro2">
          <table:table-cell table:style-name="ce177" table:number-columns-repeated="16"/>
          <table:table-cell/>
          <table:table-cell table:style-name="ce177" table:number-columns-repeated="1007"/>
        </table:table-row>
        <table:table-row table:style-name="ro3">
          <table:table-cell table:style-name="ce178" office:value-type="string">
            <text:p>Propio Cancelado</text:p>
          </table:table-cell>
          <table:table-cell table:number-columns-repeated="1023"/>
        </table:table-row>
        <table:table-row table:style-name="ro3">
          <table:table-cell table:style-name="ce178" office:value-type="string">
            <text:p>Propio pero hipotecado</text:p>
          </table:table-cell>
          <table:table-cell table:number-columns-repeated="1023"/>
        </table:table-row>
        <table:table-row table:style-name="ro3">
          <table:table-cell table:style-name="ce178" office:value-type="string">
            <text:p>Propio pero aun lo esta pagando</text:p>
          </table:table-cell>
          <table:table-cell table:number-columns-repeated="1023"/>
        </table:table-row>
        <table:table-row table:style-name="ro3">
          <table:table-cell table:style-name="ce178" office:value-type="string">
            <text:p>Alquilado</text:p>
          </table:table-cell>
          <table:table-cell table:number-columns-repeated="1023"/>
        </table:table-row>
        <table:table-row table:style-name="ro3">
          <table:table-cell table:style-name="ce178" office:value-type="string">
            <text:p>Otros Especificar</text:p>
          </table:table-cell>
          <table:table-cell table:number-columns-repeated="1023"/>
        </table:table-row>
        <table:table-row table:style-name="ro2" table:number-rows-repeated="3">
          <table:table-cell table:number-columns-repeated="1024"/>
        </table:table-row>
        <table:table-row table:style-name="ro2">
          <table:table-cell table:number-columns-repeated="2"/>
          <table:table-cell table:style-name="ce177" table:number-columns-repeated="13"/>
          <table:table-cell table:number-columns-repeated="1009"/>
        </table:table-row>
        <table:table-row table:style-name="ro2">
          <table:table-cell/>
          <table:table-cell table:style-name="ce177"/>
          <table:table-cell table:number-columns-repeated="2"/>
          <table:table-cell office:value-type="string">
            <text:p>Normal</text:p>
          </table:table-cell>
          <table:table-cell table:number-columns-repeated="1019"/>
        </table:table-row>
        <table:table-row table:style-name="ro2">
          <table:table-cell table:number-columns-repeated="4"/>
          <table:table-cell office:value-type="string">
            <text:p>CPP</text:p>
          </table:table-cell>
          <table:table-cell table:number-columns-repeated="1019"/>
        </table:table-row>
        <table:table-row table:style-name="ro2">
          <table:table-cell table:number-columns-repeated="4"/>
          <table:table-cell office:value-type="string">
            <text:p>Deficiente</text:p>
          </table:table-cell>
          <table:table-cell table:number-columns-repeated="1019"/>
        </table:table-row>
        <table:table-row table:style-name="ro2">
          <table:table-cell table:number-columns-repeated="4"/>
          <table:table-cell office:value-type="string">
            <text:p>Dudoso</text:p>
          </table:table-cell>
          <table:table-cell table:number-columns-repeated="1019"/>
        </table:table-row>
        <table:table-row table:style-name="ro2">
          <table:table-cell table:number-columns-repeated="4"/>
          <table:table-cell office:value-type="string">
            <text:p>Perdida</text:p>
          </table:table-cell>
          <table:table-cell table:number-columns-repeated="1019"/>
        </table:table-row>
        <table:table-row table:style-name="ro2" table:number-rows-repeated="1048358">
          <table:table-cell table:number-columns-repeated="1024"/>
        </table:table-row>
        <table:table-row table:style-name="ro2">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table-cell table:number-columns-repeated="1024"/>
        </table:table-row>
        <table:table-row table:style-name="ro2">
          <table:table-cell/>
          <table:table-cell office:value-type="string">
            <text:p>Tipo de persona</text:p>
          </table:table-cell>
          <table:table-cell office:value-type="string">
            <text:p>Persona Natural</text:p>
          </table:table-cell>
          <table:table-cell office:value-type="string">
            <text:p>Persona Jurídica</text:p>
          </table:table-cell>
          <table:table-cell table:number-columns-repeated="1020"/>
        </table:table-row>
        <table:table-row table:style-name="ro2">
          <table:table-cell table:number-columns-repeated="1024"/>
        </table:table-row>
        <table:table-row table:style-name="ro2">
          <table:table-cell/>
          <table:table-cell office:value-type="string">
            <text:p>Cliente</text:p>
          </table:table-cell>
          <table:table-cell office:value-type="string">
            <text:p>Nuevo</text:p>
          </table:table-cell>
          <table:table-cell office:value-type="string">
            <text:p>Recurrente</text:p>
          </table:table-cell>
          <table:table-cell table:number-columns-repeated="1020"/>
        </table:table-row>
        <table:table-row table:style-name="ro2">
          <table:table-cell table:number-columns-repeated="1024"/>
        </table:table-row>
        <table:table-row table:style-name="ro2">
          <table:table-cell/>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81"/>
        </table:table-row>
        <table:table-row table:style-name="ro2">
          <table:table-cell table:number-columns-repeated="1024"/>
        </table:table-row>
        <table:table-row table:style-name="ro2">
          <table:table-cell/>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1016"/>
        </table:table-row>
        <table:table-row table:style-name="ro2">
          <table:table-cell table:number-columns-repeated="1024"/>
        </table:table-row>
        <table:table-row table:style-name="ro2">
          <table:table-cell/>
          <table:table-cell office:value-type="string">
            <text:p>SI/N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Fuente de Ingresos</text:p>
          </table:table-cell>
          <table:table-cell office:value-type="string">
            <text:p>Dependiente</text:p>
          </table:table-cell>
          <table:table-cell office:value-type="string">
            <text:p>Independiente</text:p>
          </table:table-cell>
          <table:table-cell table:number-columns-repeated="1020"/>
        </table:table-row>
        <table:table-row table:style-name="ro2">
          <table:table-cell table:number-columns-repeated="1024"/>
        </table:table-row>
        <table:table-row table:style-name="ro2">
          <table:table-cell/>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1018"/>
        </table:table-row>
        <table:table-row table:style-name="ro2">
          <table:table-cell table:number-columns-repeated="1024"/>
        </table:table-row>
        <table:table-row table:style-name="ro2">
          <table:table-cell/>
          <table:table-cell office:value-type="string">
            <text:p>Sub producto</text:p>
          </table:table-cell>
          <table:table-cell office:value-type="string">
            <text:p>Agrícola</text:p>
          </table:table-cell>
          <table:table-cell office:value-type="string">
            <text:p>Kiva Agrícola</text:p>
          </table:table-cell>
          <table:table-cell table:number-columns-repeated="1020"/>
        </table:table-row>
        <table:table-row table:style-name="ro2">
          <table:table-cell table:number-columns-repeated="1024"/>
        </table:table-row>
        <table:table-row table:style-name="ro2">
          <table:table-cell/>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table:number-columns-repeated="1018"/>
        </table:table-row>
        <table:table-row table:style-name="ro2">
          <table:table-cell table:number-columns-repeated="1024"/>
        </table:table-row>
        <table:table-row table:style-name="ro2">
          <table:table-cell/>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office:value-type="string">
            <text:p>Tuna</text:p>
          </table:table-cell>
          <table:table-cell office:value-type="string">
            <text:p>Vid</text:p>
          </table:table-cell>
          <table:table-cell office:value-type="string">
            <text:p>Yuca</text:p>
          </table:table-cell>
          <table:table-cell office:value-type="string">
            <text:p>Zanahoria</text:p>
          </table:table-cell>
          <table:table-cell office:value-type="string">
            <text:p>Vacuno</text:p>
          </table:table-cell>
          <table:table-cell office:value-type="string">
            <text:p>Porcino</text:p>
          </table:table-cell>
          <table:table-cell office:value-type="string">
            <text:p>Caprino</text:p>
          </table:table-cell>
          <table:table-cell table:number-columns-repeated="990"/>
        </table:table-row>
        <table:table-row table:style-name="ro2">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3" table:style-name="ce140" office:value-type="string">
            <text:p>0113</text:p>
          </table:table-cell>
          <table:table-cell table:style-name="ce140" office:value-type="string">
            <text:p>0112</text:p>
          </table:table-cell>
          <table:table-cell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number-columns-repeated="2" table:style-name="ce140" office:value-type="string">
            <text:p>0112</text:p>
          </table:table-cell>
          <table:table-cell table:number-columns-repeated="3" table:style-name="ce140" office:value-type="string">
            <text:p>0121</text:p>
          </table:table-cell>
          <table:table-cell table:style-name="ce140" table:number-columns-repeated="990"/>
        </table:table-row>
        <table:table-row table:style-name="ro2">
          <table:table-cell table:number-columns-repeated="1024"/>
        </table:table-row>
        <table:table-row table:style-name="ro2">
          <table:table-cell/>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1018"/>
        </table:table-row>
        <table:table-row table:style-name="ro2">
          <table:table-cell table:number-columns-repeated="1024"/>
        </table:table-row>
        <table:table-row table:style-name="ro2">
          <table:table-cell/>
          <table:table-cell office:value-type="string">
            <text:p>Sistema de Riego</text:p>
          </table:table-cell>
          <table:table-cell office:value-type="string">
            <text:p>Secano </text:p>
          </table:table-cell>
          <table:table-cell office:value-type="string">
            <text:p>Gravedad</text:p>
          </table:table-cell>
          <table:table-cell office:value-type="string">
            <text:p>Tecnificado</text:p>
          </table:table-cell>
          <table:table-cell table:number-columns-repeated="1019"/>
        </table:table-row>
        <table:table-row table:style-name="ro2">
          <table:table-cell table:number-columns-repeated="1024"/>
        </table:table-row>
        <table:table-row table:style-name="ro2">
          <table:table-cell/>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1018"/>
        </table:table-row>
        <table:table-row table:style-name="ro2">
          <table:table-cell table:number-columns-repeated="1024"/>
        </table:table-row>
        <table:table-row table:style-name="ro2">
          <table:table-cell/>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871"/>
        </table:table-row>
        <table:table-row table:style-name="ro2">
          <table:table-cell table:number-columns-repeated="2"/>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871"/>
        </table:table-row>
        <table:table-row table:style-name="ro2">
          <table:table-cell table:number-columns-repeated="2"/>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871"/>
        </table:table-row>
        <table:table-row table:style-name="ro2">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style-name="ce140" table:number-columns-repeated="871"/>
        </table:table-row>
        <table:table-row table:style-name="ro2">
          <table:table-cell table:number-columns-repeated="1024"/>
        </table:table-row>
        <table:table-row table:style-name="ro2">
          <table:table-cell/>
          <table:table-cell office:value-type="string">
            <text:p>Moneda</text:p>
          </table:table-cell>
          <table:table-cell office:value-type="string">
            <text:p>Soles</text:p>
          </table:table-cell>
          <table:table-cell office:value-type="string">
            <text:p>Dólares</text:p>
          </table:table-cell>
          <table:table-cell table:number-columns-repeated="1020"/>
        </table:table-row>
        <table:table-row table:style-name="ro2">
          <table:table-cell table:number-columns-repeated="1024"/>
        </table:table-row>
        <table:table-row table:style-name="ro2">
          <table:table-cell/>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1014"/>
        </table:table-row>
        <table:table-row table:style-name="ro2">
          <table:table-cell table:number-columns-repeated="1024"/>
        </table:table-row>
        <table:table-row table:style-name="ro2">
          <table:table-cell/>
          <table:table-cell office:value-type="string">
            <text:p>Divino Segur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Multiriesg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1019"/>
        </table:table-row>
        <table:table-row table:style-name="ro2">
          <table:table-cell table:number-columns-repeated="1024"/>
        </table:table-row>
        <table:table-row table:style-name="ro2">
          <table:table-cell/>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1018"/>
        </table:table-row>
        <table:table-row table:style-name="ro2">
          <table:table-cell table:number-columns-repeated="1024"/>
        </table:table-row>
        <table:table-row table:style-name="ro2">
          <table:table-cell/>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1019"/>
        </table:table-row>
        <table:table-row table:style-name="ro2" table:number-rows-repeated="2">
          <table:table-cell table:number-columns-repeated="1024"/>
        </table:table-row>
        <table:table-row table:style-name="ro2">
          <table:table-cell table:number-columns-repeated="2"/>
          <table:table-cell table:style-name="ce144" office:value-type="string" table:number-columns-spanned="4" table:number-rows-spanned="1">
            <text:p>SOLES</text:p>
          </table:table-cell>
          <table:covered-table-cell table:number-columns-repeated="3" table:style-name="ce2"/>
          <table:table-cell table:style-name="ce144" office:value-type="string" table:number-columns-spanned="4" table:number-rows-spanned="1">
            <text:p>DOLARES</text:p>
          </table:table-cell>
          <table:covered-table-cell table:number-columns-repeated="3" table:style-name="ce2"/>
          <table:table-cell table:number-columns-repeated="1014"/>
        </table:table-row>
        <table:table-row table:style-name="ro2">
          <table:table-cell/>
          <table:table-cell office:value-type="string">
            <text:p>Activo Fijo/</text:p>
          </table:table-cell>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number-columns-repeated="1014"/>
        </table:table-row>
        <table:table-row table:style-name="ro2">
          <table:table-cell/>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1014"/>
        </table:table-row>
        <table:table-row table:style-name="ro2">
          <table:table-cell/>
          <table:table-cell office:value-type="string">
            <text:p>Hasta 3 Mil</text:p>
          </table:table-cell>
          <table:table-cell table:style-name="ce145" office:value-type="percentage" office:value="0.55">
            <text:p>55.00%</text:p>
          </table:table-cell>
          <table:table-cell table:style-name="ce146" office:value-type="percentage" office:value="0.915">
            <text:p>91.50%</text:p>
          </table:table-cell>
          <table:table-cell table:style-name="ce146" office:value-type="percentage" office:value="0.58">
            <text:p>58.00%</text:p>
          </table:table-cell>
          <table:table-cell table:style-name="ce146" office:value-type="percentage" office:value="0.945">
            <text:p>94.50%</text:p>
          </table:table-cell>
          <table:table-cell table:style-name="ce146" office:value-type="percentage" office:value="0.32">
            <text:p>32.00%</text:p>
          </table:table-cell>
          <table:table-cell table:style-name="ce146" office:value-type="percentage" office:value="0.5025">
            <text:p>50.25%</text:p>
          </table:table-cell>
          <table:table-cell table:style-name="ce146" office:value-type="percentage" office:value="0.35">
            <text:p>35.00%</text:p>
          </table:table-cell>
          <table:table-cell table:style-name="ce146" office:value-type="percentage" office:value="0.5325">
            <text:p>53.25%</text:p>
          </table:table-cell>
          <table:table-cell/>
          <table:table-cell table:style-name="ce146" table:formula="of:=[.C54]+[.C55]" office:value-type="percentage" office:value="1.05">
            <text:p>105.00%</text:p>
          </table:table-cell>
          <table:table-cell table:number-columns-repeated="1012"/>
        </table:table-row>
        <table:table-row table:style-name="ro2">
          <table:table-cell/>
          <table:table-cell office:value-type="string">
            <text:p>De 3 a 6 mil</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55">
            <text:p>55.00%</text:p>
          </table:table-cell>
          <table:table-cell table:style-name="ce146" office:value-type="percentage" office:value="0.915">
            <text:p>91.50%</text:p>
          </table:table-cell>
          <table:table-cell table:style-name="ce146" office:value-type="percentage" office:value="0.3">
            <text:p>30.00%</text:p>
          </table:table-cell>
          <table:table-cell table:style-name="ce146" office:value-type="percentage" office:value="0.4825">
            <text:p>48.25%</text:p>
          </table:table-cell>
          <table:table-cell table:style-name="ce146" office:value-type="percentage" office:value="0.34">
            <text:p>34.00%</text:p>
          </table:table-cell>
          <table:table-cell table:style-name="ce146" office:value-type="percentage" office:value="0.5225">
            <text:p>52.25%</text:p>
          </table:table-cell>
          <table:table-cell/>
          <table:table-cell table:formula="of:=2*[.L54]" office:value-type="float" office:value="2.1">
            <text:p>2.1</text:p>
          </table:table-cell>
          <table:table-cell table:number-columns-repeated="1012"/>
        </table:table-row>
        <table:table-row table:style-name="ro2">
          <table:table-cell/>
          <table:table-cell office:value-type="string">
            <text:p>De 6 a 10 mil</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28">
            <text:p>28.00%</text:p>
          </table:table-cell>
          <table:table-cell table:style-name="ce146" office:value-type="percentage" office:value="0.4625">
            <text:p>46.25%</text:p>
          </table:table-cell>
          <table:table-cell table:style-name="ce146" office:value-type="percentage" office:value="0.33">
            <text:p>33.00%</text:p>
          </table:table-cell>
          <table:table-cell table:style-name="ce146" office:value-type="percentage" office:value="0.5125">
            <text:p>51.25%</text:p>
          </table:table-cell>
          <table:table-cell table:number-columns-repeated="1014"/>
        </table:table-row>
        <table:table-row table:style-name="ro2">
          <table:table-cell/>
          <table:table-cell office:value-type="string">
            <text:p>De 10 a 20 mil</text:p>
          </table:table-cell>
          <table:table-cell table:style-name="ce146" office:value-type="percentage" office:value="0.35">
            <text:p>35.00%</text:p>
          </table:table-cell>
          <table:table-cell table:style-name="ce146" office:value-type="percentage" office:value="0.715">
            <text:p>71.50%</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26">
            <text:p>26.00%</text:p>
          </table:table-cell>
          <table:table-cell table:style-name="ce146" office:value-type="percentage" office:value="0.4425">
            <text:p>44.25%</text:p>
          </table:table-cell>
          <table:table-cell table:style-name="ce146" office:value-type="percentage" office:value="0.32">
            <text:p>32.00%</text:p>
          </table:table-cell>
          <table:table-cell table:style-name="ce146" office:value-type="percentage" office:value="0.5025">
            <text:p>50.25%</text:p>
          </table:table-cell>
          <table:table-cell table:number-columns-repeated="1014"/>
        </table:table-row>
        <table:table-row table:style-name="ro2">
          <table:table-cell/>
          <table:table-cell office:value-type="string">
            <text:p>De 20 a 30 mil</text:p>
          </table:table-cell>
          <table:table-cell table:style-name="ce146" office:value-type="percentage" office:value="0.3002">
            <text:p>30.02%</text:p>
          </table:table-cell>
          <table:table-cell table:style-name="ce146" office:value-type="percentage" office:value="0.6652">
            <text:p>66.52%</text:p>
          </table:table-cell>
          <table:table-cell table:style-name="ce146" office:value-type="percentage" office:value="0.3405">
            <text:p>34.05%</text:p>
          </table:table-cell>
          <table:table-cell table:style-name="ce146" office:value-type="percentage" office:value="0.7055">
            <text:p>70.55%</text:p>
          </table:table-cell>
          <table:table-cell table:style-name="ce146" office:value-type="percentage" office:value="0.2242">
            <text:p>22.42%</text:p>
          </table:table-cell>
          <table:table-cell table:style-name="ce146" office:value-type="percentage" office:value="0.4067">
            <text:p>40.67%</text:p>
          </table:table-cell>
          <table:table-cell table:style-name="ce146" office:value-type="percentage" office:value="0.2754">
            <text:p>27.54%</text:p>
          </table:table-cell>
          <table:table-cell table:style-name="ce146" office:value-type="percentage" office:value="0.4579">
            <text:p>45.79%</text:p>
          </table:table-cell>
          <table:table-cell table:number-columns-repeated="1014"/>
        </table:table-row>
        <table:table-row table:style-name="ro2">
          <table:table-cell/>
          <table:table-cell office:value-type="string">
            <text:p>De 30 a 40 mil</text:p>
          </table:table-cell>
          <table:table-cell table:style-name="ce146" office:value-type="percentage" office:value="0.2836">
            <text:p>28.36%</text:p>
          </table:table-cell>
          <table:table-cell table:style-name="ce146" office:value-type="percentage" office:value="0.6486">
            <text:p>64.86%</text:p>
          </table:table-cell>
          <table:table-cell table:style-name="ce146" office:value-type="percentage" office:value="0.3264">
            <text:p>32.64%</text:p>
          </table:table-cell>
          <table:table-cell table:style-name="ce146" office:value-type="percentage" office:value="0.6914">
            <text:p>69.14%</text:p>
          </table:table-cell>
          <table:table-cell table:style-name="ce146" office:value-type="percentage" office:value="0.2209">
            <text:p>22.09%</text:p>
          </table:table-cell>
          <table:table-cell table:style-name="ce146" office:value-type="percentage" office:value="0.4034">
            <text:p>40.34%</text:p>
          </table:table-cell>
          <table:table-cell table:style-name="ce146" office:value-type="percentage" office:value="0.2613">
            <text:p>26.13%</text:p>
          </table:table-cell>
          <table:table-cell table:style-name="ce146" office:value-type="percentage" office:value="0.4438">
            <text:p>44.38%</text:p>
          </table:table-cell>
          <table:table-cell table:number-columns-repeated="1014"/>
        </table:table-row>
        <table:table-row table:style-name="ro2">
          <table:table-cell/>
          <table:table-cell office:value-type="string">
            <text:p>De 40 a 50 mil</text:p>
          </table:table-cell>
          <table:table-cell table:style-name="ce146" office:value-type="percentage" office:value="0.2794">
            <text:p>27.94%</text:p>
          </table:table-cell>
          <table:table-cell table:style-name="ce146" office:value-type="percentage" office:value="0.6444">
            <text:p>64.44%</text:p>
          </table:table-cell>
          <table:table-cell table:style-name="ce146" office:value-type="percentage" office:value="0.3128">
            <text:p>31.28%</text:p>
          </table:table-cell>
          <table:table-cell table:style-name="ce146" office:value-type="percentage" office:value="0.6778">
            <text:p>67.78%</text:p>
          </table:table-cell>
          <table:table-cell table:style-name="ce146" office:value-type="percentage" office:value="0.2177">
            <text:p>21.77%</text:p>
          </table:table-cell>
          <table:table-cell table:style-name="ce146" office:value-type="percentage" office:value="0.4002">
            <text:p>40.02%</text:p>
          </table:table-cell>
          <table:table-cell table:style-name="ce146" office:value-type="percentage" office:value="0.248">
            <text:p>24.80%</text:p>
          </table:table-cell>
          <table:table-cell table:style-name="ce146" office:value-type="percentage" office:value="0.4305">
            <text:p>43.05%</text:p>
          </table:table-cell>
          <table:table-cell table:number-columns-repeated="1014"/>
        </table:table-row>
        <table:table-row table:style-name="ro2">
          <table:table-cell/>
          <table:table-cell office:value-type="string">
            <text:p>De 50 a 60 mil</text:p>
          </table:table-cell>
          <table:table-cell table:style-name="ce146" office:value-type="percentage" office:value="0.2754">
            <text:p>27.54%</text:p>
          </table:table-cell>
          <table:table-cell table:style-name="ce146" office:value-type="percentage" office:value="0.6404">
            <text:p>64.04%</text:p>
          </table:table-cell>
          <table:table-cell table:style-name="ce146" office:value-type="percentage" office:value="0.2999">
            <text:p>29.99%</text:p>
          </table:table-cell>
          <table:table-cell table:style-name="ce146" office:value-type="percentage" office:value="0.6649">
            <text:p>66.49%</text:p>
          </table:table-cell>
          <table:table-cell table:style-name="ce146" office:value-type="percentage" office:value="0.2145">
            <text:p>21.45%</text:p>
          </table:table-cell>
          <table:table-cell table:style-name="ce146" office:value-type="percentage" office:value="0.397">
            <text:p>39.70%</text:p>
          </table:table-cell>
          <table:table-cell table:style-name="ce146" office:value-type="percentage" office:value="0.2353">
            <text:p>23.53%</text:p>
          </table:table-cell>
          <table:table-cell table:style-name="ce146" office:value-type="percentage" office:value="0.4178">
            <text:p>41.78%</text:p>
          </table:table-cell>
          <table:table-cell table:number-columns-repeated="1014"/>
        </table:table-row>
        <table:table-row table:style-name="ro2">
          <table:table-cell/>
          <table:table-cell office:value-type="string">
            <text:p>De 60 a 100 mil</text:p>
          </table:table-cell>
          <table:table-cell table:style-name="ce146" office:value-type="percentage" office:value="0.2694">
            <text:p>26.94%</text:p>
          </table:table-cell>
          <table:table-cell table:style-name="ce146" office:value-type="percentage" office:value="0.6344">
            <text:p>63.44%</text:p>
          </table:table-cell>
          <table:table-cell table:style-name="ce146" office:value-type="percentage" office:value="0.2874">
            <text:p>28.74%</text:p>
          </table:table-cell>
          <table:table-cell table:style-name="ce146" office:value-type="percentage" office:value="0.6524">
            <text:p>65.24%</text:p>
          </table:table-cell>
          <table:table-cell table:style-name="ce146" office:value-type="percentage" office:value="0.2114">
            <text:p>21.14%</text:p>
          </table:table-cell>
          <table:table-cell table:style-name="ce146" office:value-type="percentage" office:value="0.3939">
            <text:p>39.39%</text:p>
          </table:table-cell>
          <table:table-cell table:style-name="ce146" office:value-type="percentage" office:value="0.2233">
            <text:p>22.33%</text:p>
          </table:table-cell>
          <table:table-cell table:style-name="ce146" office:value-type="percentage" office:value="0.4058">
            <text:p>40.58%</text:p>
          </table:table-cell>
          <table:table-cell table:number-columns-repeated="1014"/>
        </table:table-row>
        <table:table-row table:style-name="ro2">
          <table:table-cell/>
          <table:table-cell office:value-type="string">
            <text:p>De 100 mil a mas</text:p>
          </table:table-cell>
          <table:table-cell table:style-name="ce146" office:value-type="percentage" office:value="0.2682">
            <text:p>26.82%</text:p>
          </table:table-cell>
          <table:table-cell table:style-name="ce146" office:value-type="percentage" office:value="0.6332">
            <text:p>63.32%</text:p>
          </table:table-cell>
          <table:table-cell table:style-name="ce146" office:value-type="percentage" office:value="0.2755">
            <text:p>27.55%</text:p>
          </table:table-cell>
          <table:table-cell table:style-name="ce146" office:value-type="percentage" office:value="0.6405">
            <text:p>64.05%</text:p>
          </table:table-cell>
          <table:table-cell table:style-name="ce146" office:value-type="percentage" office:value="0.2015">
            <text:p>20.15%</text:p>
          </table:table-cell>
          <table:table-cell table:style-name="ce146" office:value-type="percentage" office:value="0.384">
            <text:p>38.40%</text:p>
          </table:table-cell>
          <table:table-cell table:style-name="ce146" office:value-type="percentage" office:value="0.2119">
            <text:p>21.19%</text:p>
          </table:table-cell>
          <table:table-cell table:style-name="ce146" office:value-type="percentage" office:value="0.3944">
            <text:p>39.44%</text:p>
          </table:table-cell>
          <table:table-cell table:number-columns-repeated="1014"/>
        </table:table-row>
        <table:table-row table:style-name="ro2">
          <table:table-cell table:number-columns-repeated="1024"/>
        </table:table-row>
        <table:table-row table:style-name="ro2">
          <table:table-cell/>
          <table:table-cell table:style-name="ce142" office:value-type="string">
            <text:p>columna</text:p>
          </table:table-cell>
          <table:table-cell table:style-name="ce142" office:value-type="string">
            <text:p>min</text:p>
          </table:table-cell>
          <table:table-cell table:style-name="ce142" office:value-type="string">
            <text:p>max</text:p>
          </table:table-cell>
          <table:table-cell table:number-columns-repeated="1020"/>
        </table:table-row>
        <table:table-row table:style-name="ro2">
          <table:table-cell/>
          <table:table-cell table:style-name="ce142" table:formula="of:=IF([$Solicitud.D42]*[$Solicitud.E42]&lt;=360;1;3)" office:value-type="float" office:value="1">
            <text:p>1</text:p>
          </table:table-cell>
          <table:table-cell table:style-name="ce142" table:formula="of:=IF([$Solicitud.C40]=&quot;soles&quot;;[.B66];[.B66]+4)" office:value-type="float" office:value="5">
            <text:p>5</text:p>
          </table:table-cell>
          <table:table-cell table:style-name="ce142" table:formula="of:=[.C66]+1" office:value-type="float" office:value="6">
            <text:p>6</text:p>
          </table:table-cell>
          <table:table-cell table:number-columns-repeated="1020"/>
        </table:table-row>
        <table:table-row table:style-name="ro2">
          <table:table-cell/>
          <table:table-cell table:style-name="ce142" office:value-type="string">
            <text:p>fila</text:p>
          </table:table-cell>
          <table:table-cell table:style-name="ce142" table:number-columns-repeated="2"/>
          <table:table-cell table:number-columns-repeated="1020"/>
        </table:table-row>
        <table:table-row table:style-name="ro2">
          <table:table-cell/>
          <table:table-cell table:style-name="ce142" table:formula="of:=IF([$Solicitud.D40]&lt;=3000;&quot;Hasta 3 Mil&quot;;IF([$Solicitud.D40]&lt;=6000;&quot;De 3 a 6 mil&quot;;IF([$Solicitud.D40]&lt;=10000;&quot;De 6 a 10 mil&quot;;IF([$Solicitud.D40]&lt;=20000;&quot;De 10 a 20 mil&quot;;IF([$Solicitud.D40]&lt;=30000;&quot;De 20 a 30 mil&quot;;IF([$Solicitud.D40]&lt;=40000;&quot;De 30 a 40 mil&quot;;IF([$Solicitud.D40]&lt;=50000;&quot;De 40 a 50 mil&quot;;IF([$Solicitud.D40]&lt;=60000;&quot;De 50 a 60 mil&quot;;IF([$Solicitud.D40]&lt;=100000;&quot;De 60 a 100 mil&quot;;&quot;De 100 mil a mas&quot;)))))))))" office:value-type="string" office:string-value="De 3 a 6 mil">
            <text:p>De 3 a 6 mil</text:p>
          </table:table-cell>
          <table:table-cell table:style-name="ce142" office:value-type="string">
            <text:p>VALOR MIN</text:p>
          </table:table-cell>
          <table:table-cell table:style-name="ce142" office:value-type="string">
            <text:p>VALOR MAX</text:p>
          </table:table-cell>
          <table:table-cell/>
          <table:table-cell table:style-name="ce152"/>
          <table:table-cell table:number-columns-repeated="2"/>
          <table:table-cell table:style-name="ce153"/>
          <table:table-cell table:number-columns-repeated="1015"/>
        </table:table-row>
        <table:table-row table:style-name="ro3">
          <table:table-cell/>
          <table:table-cell table:style-name="ce142"/>
          <table:table-cell table:style-name="ce147" table:formula="of:=VLOOKUP([.B68];[.$B$54:.$J$63];[.C66]+1;0)" office:value-type="percentage" office:value="0.3">
            <text:p>30.00%</text:p>
          </table:table-cell>
          <table:table-cell table:style-name="ce150" table:formula="of:=VLOOKUP([.B68];[.B54:.J63];[.D66]+1;0)" office:value-type="percentage" office:value="0.4825">
            <text:p>48.25%</text:p>
          </table:table-cell>
          <table:table-cell table:number-columns-repeated="1020"/>
        </table:table-row>
        <table:table-row table:style-name="ro2">
          <table:table-cell table:number-columns-repeated="5"/>
          <table:table-cell table:style-name="ce146"/>
          <table:table-cell table:number-columns-repeated="1018"/>
        </table:table-row>
        <table:table-row table:style-name="ro2">
          <table:table-cell table:number-columns-repeated="1024"/>
        </table:table-row>
        <table:table-row table:style-name="ro2">
          <table:table-cell table:number-columns-repeated="2"/>
          <table:table-cell office:value-type="string">
            <text:p>Mensual</text:p>
          </table:table-cell>
          <table:table-cell office:value-type="float" office:value="30">
            <text:p>30</text:p>
          </table:table-cell>
          <table:table-cell table:number-columns-repeated="1020"/>
        </table:table-row>
        <table:table-row table:style-name="ro2">
          <table:table-cell table:number-columns-repeated="2"/>
          <table:table-cell office:value-type="string">
            <text:p>Bimensual</text:p>
          </table:table-cell>
          <table:table-cell office:value-type="float" office:value="60">
            <text:p>60</text:p>
          </table:table-cell>
          <table:table-cell table:number-columns-repeated="1020"/>
        </table:table-row>
        <table:table-row table:style-name="ro2">
          <table:table-cell table:number-columns-repeated="2"/>
          <table:table-cell office:value-type="string">
            <text:p>Trimestral</text:p>
          </table:table-cell>
          <table:table-cell office:value-type="float" office:value="90">
            <text:p>90</text:p>
          </table:table-cell>
          <table:table-cell table:number-columns-repeated="1020"/>
        </table:table-row>
        <table:table-row table:style-name="ro2">
          <table:table-cell table:number-columns-repeated="2"/>
          <table:table-cell office:value-type="string">
            <text:p>Cuatrimestral</text:p>
          </table:table-cell>
          <table:table-cell office:value-type="float" office:value="120">
            <text:p>120</text:p>
          </table:table-cell>
          <table:table-cell table:number-columns-repeated="1020"/>
        </table:table-row>
        <table:table-row table:style-name="ro2">
          <table:table-cell table:number-columns-repeated="2"/>
          <table:table-cell office:value-type="string">
            <text:p>Semestral</text:p>
          </table:table-cell>
          <table:table-cell office:value-type="float" office:value="180">
            <text:p>180</text:p>
          </table:table-cell>
          <table:table-cell table:number-columns-repeated="1020"/>
        </table:table-row>
        <table:table-row table:style-name="ro2">
          <table:table-cell table:number-columns-repeated="2"/>
          <table:table-cell office:value-type="string">
            <text:p>Anual</text:p>
          </table:table-cell>
          <table:table-cell office:value-type="float" office:value="360">
            <text:p>360</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1017"/>
        </table:table-row>
        <table:named-expressions/>
      </table:table>
      <table:table table:name="Evaluación Cuantitativa" table:style-name="ta8" table:protected="true" table:print="false">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40" table:default-cell-style-name="Default"/>
        <table:table-column table:style-name="co75" table:default-cell-style-name="Default"/>
        <table:table-column table:style-name="co76" table:default-cell-style-name="Default"/>
        <table:table-column table:style-name="co77" table:visibility="collapse" table:default-cell-style-name="Default"/>
        <table:table-column table:style-name="co78" table:default-cell-style-name="Default"/>
        <table:table-column table:style-name="co68" table:default-cell-style-name="ce467"/>
        <table:table-column table:style-name="co79" table:default-cell-style-name="Default"/>
        <table:table-column table:style-name="co64" table:number-columns-repeated="2"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ce172"/>
        <table:table-column table:style-name="co46" table:default-cell-style-name="ce497"/>
        <table:table-column table:style-name="co85" table:default-cell-style-name="ce497"/>
        <table:table-column table:style-name="co86" table:default-cell-style-name="Default"/>
        <table:table-column table:style-name="co64" table:default-cell-style-name="Default"/>
        <table:table-column table:style-name="co87" table:default-cell-style-name="Default"/>
        <table:table-column table:style-name="co71" table:default-cell-style-name="Default"/>
        <table:table-column table:style-name="co88" table:default-cell-style-name="Default"/>
        <table:table-column table:style-name="co89" table:number-columns-repeated="2" table:default-cell-style-name="Default"/>
        <table:table-column table:style-name="co90" table:default-cell-style-name="Default"/>
        <table:table-column table:style-name="co64" table:number-columns-repeated="21" table:default-cell-style-name="Default"/>
        <table:table-column table:style-name="co91" table:default-cell-style-name="Default"/>
        <table:table-column table:style-name="co92" table:default-cell-style-name="Default"/>
        <table:table-column table:style-name="co44" table:default-cell-style-name="Default"/>
        <table:table-column table:style-name="co86" table:default-cell-style-name="Default"/>
        <table:table-column table:style-name="co84" table:default-cell-style-name="Default"/>
        <table:table-column table:style-name="co55" table:default-cell-style-name="Default"/>
        <table:table-column table:style-name="co93" table:default-cell-style-name="Default"/>
        <table:table-column table:style-name="co94" table:default-cell-style-name="Default"/>
        <table:table-column table:style-name="co95" table:default-cell-style-name="Default"/>
        <table:table-column table:style-name="co64" table:number-columns-repeated="7" table:default-cell-style-name="Default"/>
        <table:table-column table:style-name="co43" table:default-cell-style-name="Default"/>
        <table:table-column table:style-name="co64" table:default-cell-style-name="Default"/>
        <table:table-column table:style-name="co96" table:default-cell-style-name="Default"/>
        <table:table-column table:style-name="co64" table:number-columns-repeated="952" table:default-cell-style-name="Default"/>
        <table:table-row table:style-name="ro4">
          <table:table-cell table:number-columns-repeated="1024"/>
        </table:table-row>
        <table:table-row table:style-name="ro4">
          <table:table-cell/>
          <table:table-cell table:style-name="ce265" office:value-type="string" table:number-columns-spanned="22" table:number-rows-spanned="1">
            <text:p>EVALUACIÓN CUANTITATIVA AGRÍCOLA</text:p>
          </table:table-cell>
          <table:covered-table-cell table:number-columns-repeated="11" table:style-name="ce302"/>
          <table:covered-table-cell table:style-name="ce468"/>
          <table:covered-table-cell table:number-columns-repeated="7" table:style-name="ce302"/>
          <table:covered-table-cell table:style-name="ce579"/>
          <table:covered-table-cell table:style-name="ce610"/>
          <table:table-cell table:style-name="ce645"/>
          <table:table-cell table:style-name="ce656" table:number-columns-repeated="3"/>
          <table:table-cell table:number-columns-repeated="997"/>
        </table:table-row>
        <table:table-row table:style-name="ro4">
          <table:table-cell/>
          <table:table-cell table:style-name="ce266" table:number-columns-repeated="12"/>
          <table:table-cell table:style-name="ce469"/>
          <table:table-cell table:number-columns-repeated="1010"/>
        </table:table-row>
        <table:table-row table:style-name="ro4">
          <table:table-cell/>
          <table:table-cell table:style-name="ce267" office:value-type="string" table:number-columns-spanned="13" table:number-rows-spanned="1">
            <text:p>ESTADO DE RESULTADOS</text:p>
          </table:table-cell>
          <table:covered-table-cell table:number-columns-repeated="11" table:style-name="ce303"/>
          <table:covered-table-cell table:style-name="ce470"/>
          <table:table-cell/>
          <table:table-cell table:style-name="ce501" office:value-type="string" table:number-columns-spanned="8" table:number-rows-spanned="1">
            <text:p>BALANCE GENERAL</text:p>
          </table:table-cell>
          <table:covered-table-cell table:number-columns-repeated="5" table:style-name="ce544"/>
          <table:covered-table-cell table:style-name="ce580"/>
          <table:covered-table-cell table:style-name="ce611"/>
          <table:table-cell table:style-name="ce646"/>
          <table:table-cell table:number-columns-repeated="1000"/>
        </table:table-row>
        <table:table-row table:style-name="ro4">
          <table:table-cell table:style-name="ce263"/>
          <table:table-cell table:style-name="ce268"/>
          <table:table-cell table:style-name="ce304" table:number-columns-repeated="8"/>
          <table:table-cell table:style-name="ce429" office:value-type="string">
            <text:p>Plazo</text:p>
          </table:table-cell>
          <table:table-cell table:style-name="ce429"/>
          <table:table-cell table:style-name="ce456" table:formula="of:=[$Solicitud.CF191]-1" office:value-type="float" office:value="0">
            <text:p>0</text:p>
          </table:table-cell>
          <table:table-cell table:style-name="ce471" office:value-type="string">
            <text:p>meses</text:p>
          </table:table-cell>
          <table:table-cell table:style-name="ce263"/>
          <table:table-cell table:style-name="ce502"/>
          <table:table-cell table:style-name="ce545" table:number-columns-repeated="5"/>
          <table:table-cell table:style-name="ce581"/>
          <table:table-cell table:style-name="ce612" table:number-columns-repeated="2"/>
          <table:table-cell table:style-name="ce263" table:number-columns-repeated="1000"/>
        </table:table-row>
        <table:table-row table:style-name="ro4">
          <table:table-cell/>
          <table:table-cell table:style-name="ce269" office:value-type="string" table:number-columns-spanned="12" table:number-rows-spanned="1">
            <text:p>INGRESOS TOTALES</text:p>
          </table:table-cell>
          <table:covered-table-cell table:number-columns-repeated="10" table:style-name="ce305"/>
          <table:covered-table-cell table:style-name="ce457"/>
          <table:table-cell table:style-name="ce472" table:formula="of:=[.N7]+[.N14]+[.N19]" office:value-type="float" office:value="0">
            <text:p>S/. 0</text:p>
          </table:table-cell>
          <table:table-cell/>
          <table:table-cell table:style-name="ce503" office:value-type="string" table:number-columns-spanned="7" table:number-rows-spanned="1">
            <text:p>TOTAL ACTIVOS</text:p>
          </table:table-cell>
          <table:covered-table-cell table:number-columns-repeated="5" table:style-name="ce546"/>
          <table:covered-table-cell table:style-name="ce582"/>
          <table:table-cell table:style-name="ce613" table:formula="of:=[.W7]+[.W31]" office:value-type="float" office:value="0">
            <text:p>S/. 0.00</text:p>
          </table:table-cell>
          <table:table-cell table:number-columns-repeated="2"/>
          <table:table-cell table:style-name="ce657"/>
          <table:table-cell table:number-columns-repeated="998"/>
        </table:table-row>
        <table:table-row table:style-name="ro4">
          <table:table-cell/>
          <table:table-cell table:style-name="ce270" office:value-type="string" table:number-columns-spanned="12" table:number-rows-spanned="1">
            <text:p>VENTAS AGROPECUARIAS</text:p>
          </table:table-cell>
          <table:covered-table-cell table:style-name="ce306"/>
          <table:covered-table-cell table:style-name="ce330"/>
          <table:covered-table-cell table:number-columns-repeated="2" table:style-name="ce306"/>
          <table:covered-table-cell table:number-columns-repeated="6" table:style-name="ce330"/>
          <table:covered-table-cell table:style-name="ce458"/>
          <table:table-cell table:style-name="ce473" table:formula="of:=SUM([.K10:.L12])" office:value-type="float" office:value="0">
            <text:p>S/. 0</text:p>
          </table:table-cell>
          <table:table-cell/>
          <table:table-cell table:style-name="ce186" office:value-type="string" table:number-columns-spanned="7" table:number-rows-spanned="1">
            <text:p>A) <text:s/>ACTIVOS CORRIENTE</text:p>
          </table:table-cell>
          <table:covered-table-cell table:number-columns-repeated="5" table:style-name="ce547"/>
          <table:covered-table-cell table:style-name="ce583"/>
          <table:table-cell table:style-name="ce614" table:formula="of:=[.W8]+[.W13]+[.W16]+[.W18]" office:value-type="float" office:value="0">
            <text:p>S/. 0.00</text:p>
          </table:table-cell>
          <table:table-cell table:number-columns-repeated="1001"/>
        </table:table-row>
        <table:table-row table:style-name="ro4">
          <table:table-cell/>
          <table:table-cell table:style-name="ce271" table:formula="of:=IF(OR([$Solicitud.D26]=&quot;Pecuario&quot;;[$Solicitud.D26]=&quot;Kiva Pecuario&quot;);&quot;CRIANZA&quot;;&quot;CULTIVO&quot;)" office:value-type="string" office:string-value="CULTIVO" table:number-columns-spanned="1" table:number-rows-spanned="2">
            <text:p>CULTIVO</text:p>
          </table:table-cell>
          <table:table-cell table:style-name="ce307" table:formula="of:=IF([$Solicitud.D26]=&quot;Pecuario&quot;;&quot;N° Cabezas&quot;;&quot;Has.&quot;)" office:value-type="string" office:string-value="Has." table:number-columns-spanned="1" table:number-rows-spanned="2">
            <text:p>Has.</text:p>
          </table:table-cell>
          <table:table-cell table:style-name="ce273" office:value-type="string" table:number-columns-spanned="3" table:number-rows-spanned="1">
            <text:p>Producción</text:p>
          </table:table-cell>
          <table:covered-table-cell table:number-columns-repeated="2" table:style-name="ce351"/>
          <table:table-cell table:style-name="ce271" office:value-type="string" table:number-columns-spanned="1" table:number-rows-spanned="2">
            <text:p>Rendimiento Ponderado</text:p>
          </table:table-cell>
          <table:table-cell table:style-name="ce271" office:value-type="string" table:number-columns-spanned="1" table:number-rows-spanned="2">
            <text:p>Cosumos y Mermas</text:p>
          </table:table-cell>
          <table:table-cell table:style-name="ce271" office:value-type="string" table:number-columns-spanned="1" table:number-rows-spanned="2">
            <text:p>Producción a la Venta</text:p>
          </table:table-cell>
          <table:table-cell table:style-name="ce271" office:value-type="string" table:number-columns-spanned="1" table:number-rows-spanned="2">
            <text:p>Precio <text:s text:c="2"/>S/.</text:p>
          </table:table-cell>
          <table:table-cell table:style-name="ce356" office:value-type="string" table:number-columns-spanned="2" table:number-rows-spanned="2">
            <text:p>Ingresos</text:p>
          </table:table-cell>
          <table:covered-table-cell table:style-name="ce441"/>
          <table:table-cell table:style-name="ce271" office:value-type="string" table:number-columns-spanned="1" table:number-rows-spanned="2">
            <text:p>Frec. De Ventas</text:p>
          </table:table-cell>
          <table:table-cell table:style-name="ce469"/>
          <table:table-cell/>
          <table:table-cell table:style-name="ce504" office:value-type="string" table:number-columns-spanned="7" table:number-rows-spanned="1">
            <text:p>Caja y Bancos</text:p>
          </table:table-cell>
          <table:covered-table-cell table:number-columns-repeated="5" table:style-name="ce548"/>
          <table:covered-table-cell table:style-name="ce584"/>
          <table:table-cell table:style-name="ce614" table:formula="of:=SUM([.W9:.W12])" office:value-type="float" office:value="0">
            <text:p>S/. 0.00</text:p>
          </table:table-cell>
          <table:table-cell table:style-name="ce647"/>
          <table:table-cell table:number-columns-repeated="1000"/>
        </table:table-row>
        <table:table-row table:style-name="ro4">
          <table:table-cell/>
          <table:covered-table-cell table:number-columns-repeated="2" table:style-name="ce272"/>
          <table:table-cell table:style-name="ce331" office:value-type="string">
            <text:p>Camp. Anterior</text:p>
          </table:table-cell>
          <table:table-cell table:style-name="ce276" office:value-type="string">
            <text:p>Mínimo</text:p>
          </table:table-cell>
          <table:table-cell table:style-name="ce273" office:value-type="string">
            <text:p>Máximo</text:p>
          </table:table-cell>
          <table:covered-table-cell table:number-columns-repeated="4" table:style-name="ce272"/>
          <table:covered-table-cell table:number-columns-repeated="2" table:style-name="ce430"/>
          <table:covered-table-cell table:style-name="ce272"/>
          <table:table-cell table:style-name="ce469"/>
          <table:table-cell/>
          <table:table-cell table:style-name="ce505" office:value-type="string" table:number-columns-spanned="7" table:number-rows-spanned="1">
            <text:p>Efectivo</text:p>
          </table:table-cell>
          <table:covered-table-cell table:number-columns-repeated="5" table:style-name="ce549"/>
          <table:covered-table-cell table:style-name="ce585"/>
          <table:table-cell table:style-name="ce615"/>
          <table:table-cell table:style-name="ce648"/>
          <table:table-cell table:number-columns-repeated="1000"/>
        </table:table-row>
        <table:table-row table:style-name="ro4">
          <table:table-cell/>
          <table:table-cell table:style-name="ce273" table:formula="of:=IF([$Solicitud.$D$28]=&quot;&quot;;&quot;&quot;;[$Solicitud.$D$28])" office:value-type="string" office:string-value="Arroz">
            <text:p>Arroz</text:p>
          </table:table-cell>
          <table:table-cell table:style-name="ce308" table:formula="of:=[$Solicitud.E28]" office:value-type="float" office:value="0">
            <text:p>0</text:p>
          </table:table-cell>
          <table:table-cell table:style-name="ce332"/>
          <table:table-cell table:style-name="ce352" table:formula="of:=[$'Costo Produc.1'.C6]" office:value-type="float" office:value="0">
            <text:p>0</text:p>
          </table:table-cell>
          <table:table-cell table:style-name="ce370"/>
          <table:table-cell table:style-name="ce378" table:formula="of:=IF([.$B$8]=&quot;CRIANZA&quot;;(([.E10]*2)+[.F10])/3;(([.E10]*2)+[.F10]+[.D10])/4)" office:value-type="float" office:value="0">
            <text:p>0</text:p>
          </table:table-cell>
          <table:table-cell table:style-name="ce370"/>
          <table:table-cell table:style-name="ce405" table:formula="of:=[.G10]-[.H10]" office:value-type="float" office:value="0">
            <text:p>0</text:p>
          </table:table-cell>
          <table:table-cell table:style-name="ce418" table:formula="of:=[$'Costo Produc.1'.I6]" office:value-type="float" office:value="0">
            <text:p>0.00</text:p>
          </table:table-cell>
          <table:table-cell table:style-name="ce431" table:formula="of:=[.C10]*[.I10]*[.J10]" office:value-type="float" office:value="0" table:number-columns-spanned="2" table:number-rows-spanned="1">
            <text:p>S/. 0</text:p>
          </table:table-cell>
          <table:covered-table-cell table:style-name="ce442"/>
          <table:table-cell table:style-name="ce459" table:content-validation-name="val50"/>
          <table:table-cell table:style-name="ce469"/>
          <table:table-cell table:style-name="ce497"/>
          <table:table-cell table:style-name="ce506" office:value-type="string" table:number-columns-spanned="7" table:number-rows-spanned="1">
            <text:p>Cuenta Corriente</text:p>
          </table:table-cell>
          <table:covered-table-cell table:number-columns-repeated="5" table:style-name="ce549"/>
          <table:covered-table-cell table:style-name="ce585"/>
          <table:table-cell table:style-name="ce615"/>
          <table:table-cell table:style-name="ce648"/>
          <table:table-cell table:number-columns-repeated="1000"/>
        </table:table-row>
        <table:table-row table:style-name="ro4">
          <table:table-cell/>
          <table:table-cell table:style-name="ce273" table:formula="of:=IF([$Solicitud.$D$30]=&quot;&quot;;&quot;&quot;;[$Solicitud.$D$30])" office:value-type="string" office:string-value="Algodón">
            <text:p>Algodón</text:p>
          </table:table-cell>
          <table:table-cell table:style-name="ce308" table:formula="of:=[$Solicitud.E30]" office:value-type="float" office:value="0">
            <text:p>0</text:p>
          </table:table-cell>
          <table:table-cell table:style-name="ce333"/>
          <table:table-cell table:style-name="ce352" table:formula="of:=[$'Costo Produc.2'.C6]" office:value-type="float" office:value="0">
            <text:p>0</text:p>
          </table:table-cell>
          <table:table-cell table:style-name="ce371"/>
          <table:table-cell table:style-name="ce378" table:formula="of:=IF([.$B$8]=&quot;CRIANZA&quot;;(([.E11]*2)+[.F11])/3;(([.E11]*2)+[.F11]+[.D11])/4)" office:value-type="float" office:value="0">
            <text:p>0</text:p>
          </table:table-cell>
          <table:table-cell table:style-name="ce393"/>
          <table:table-cell table:style-name="ce352" table:formula="of:=[.G11]-[.H11]" office:value-type="float" office:value="0">
            <text:p>0</text:p>
          </table:table-cell>
          <table:table-cell table:style-name="ce418" table:formula="of:=[$'Costo Produc.2'.I6]" office:value-type="float" office:value="0">
            <text:p>0.00</text:p>
          </table:table-cell>
          <table:table-cell table:style-name="ce431" table:formula="of:=[.C11]*[.I11]*[.J11]" office:value-type="float" office:value="0" table:number-columns-spanned="2" table:number-rows-spanned="1">
            <text:p>S/. 0</text:p>
          </table:table-cell>
          <table:covered-table-cell table:style-name="ce442"/>
          <table:table-cell table:style-name="ce459" table:content-validation-name="val50"/>
          <table:table-cell table:style-name="ce469"/>
          <table:table-cell table:style-name="ce497"/>
          <table:table-cell table:style-name="ce506" office:value-type="string" table:number-columns-spanned="7" table:number-rows-spanned="1">
            <text:p>Cuenta de ahorros moneda nacional</text:p>
          </table:table-cell>
          <table:covered-table-cell table:number-columns-repeated="5" table:style-name="ce549"/>
          <table:covered-table-cell table:style-name="ce585"/>
          <table:table-cell table:style-name="ce615"/>
          <table:table-cell table:style-name="ce648"/>
          <table:table-cell table:number-columns-repeated="1000"/>
        </table:table-row>
        <table:table-row table:style-name="ro4">
          <table:table-cell/>
          <table:table-cell table:style-name="ce273" table:formula="of:=IF([$Solicitud.$D$32]=&quot;&quot;;&quot;&quot;;[$Solicitud.$D$32])" office:value-type="string" office:string-value="Alfalfa">
            <text:p>Alfalfa</text:p>
          </table:table-cell>
          <table:table-cell table:style-name="ce308" table:formula="of:=[$Solicitud.E32]" office:value-type="float" office:value="0">
            <text:p>0</text:p>
          </table:table-cell>
          <table:table-cell table:style-name="ce334"/>
          <table:table-cell table:style-name="ce352" table:formula="of:=[$'Costo Produc.3'.C6]" office:value-type="float" office:value="0">
            <text:p>0</text:p>
          </table:table-cell>
          <table:table-cell table:style-name="ce371"/>
          <table:table-cell table:style-name="ce378" table:formula="of:=IF([.$B$8]=&quot;CRIANZA&quot;;(([.E12]*2)+[.F12])/3;(([.E12]*2)+[.F12]+[.D12])/4)" office:value-type="float" office:value="0">
            <text:p>0</text:p>
          </table:table-cell>
          <table:table-cell table:style-name="ce393"/>
          <table:table-cell table:style-name="ce352" table:formula="of:=[.G12]-[.H12]" office:value-type="float" office:value="0">
            <text:p>0</text:p>
          </table:table-cell>
          <table:table-cell table:style-name="ce419" table:formula="of:=[$'Costo Produc.3'.I6]" office:value-type="float" office:value="0">
            <text:p>0.00</text:p>
          </table:table-cell>
          <table:table-cell table:style-name="ce431" table:formula="of:=[.C12]*[.I12]*[.J12]" office:value-type="float" office:value="0" table:number-columns-spanned="2" table:number-rows-spanned="1">
            <text:p>S/. 0</text:p>
          </table:table-cell>
          <table:covered-table-cell table:style-name="ce442"/>
          <table:table-cell table:style-name="ce459" table:content-validation-name="val50"/>
          <table:table-cell table:style-name="ce469"/>
          <table:table-cell/>
          <table:table-cell table:style-name="ce506" office:value-type="string" table:number-columns-spanned="7" table:number-rows-spanned="1">
            <text:p>Cuenta de ahorros moneda extranjera</text:p>
          </table:table-cell>
          <table:covered-table-cell table:number-columns-repeated="5" table:style-name="ce549"/>
          <table:covered-table-cell table:style-name="ce585"/>
          <table:table-cell table:style-name="ce615"/>
          <table:table-cell table:style-name="ce648"/>
          <table:table-cell table:number-columns-repeated="1000"/>
        </table:table-row>
        <table:table-row table:style-name="ro4">
          <table:table-cell/>
          <table:table-cell table:style-name="ce266" table:number-columns-repeated="12"/>
          <table:table-cell table:style-name="ce469"/>
          <table:table-cell/>
          <table:table-cell table:style-name="ce504" office:value-type="string" table:number-columns-spanned="7" table:number-rows-spanned="1">
            <text:p>Cuentas por Cobrar</text:p>
          </table:table-cell>
          <table:covered-table-cell table:number-columns-repeated="5" table:style-name="ce548"/>
          <table:covered-table-cell table:style-name="ce584"/>
          <table:table-cell table:style-name="ce616" table:formula="of:=SUM([.W14:.W15])" office:value-type="float" office:value="0">
            <text:p>S/. 0.00</text:p>
          </table:table-cell>
          <table:table-cell table:style-name="ce648"/>
          <table:table-cell table:number-columns-repeated="1000"/>
        </table:table-row>
        <table:table-row table:style-name="ro4">
          <table:table-cell/>
          <table:table-cell table:style-name="ce270" office:value-type="string" table:number-columns-spanned="12" table:number-rows-spanned="1">
            <text:p>Otras Ventas (cultivo en proceso)</text:p>
          </table:table-cell>
          <table:covered-table-cell table:number-columns-repeated="10" table:style-name="ce306"/>
          <table:covered-table-cell table:style-name="ce458"/>
          <table:table-cell table:style-name="ce474" table:formula="of:=SUM([.F16:.F17])" office:value-type="float" office:value="0">
            <text:p>S/. 0</text:p>
          </table:table-cell>
          <table:table-cell/>
          <table:table-cell table:style-name="ce507" table:number-columns-spanned="7" table:number-rows-spanned="1"/>
          <table:covered-table-cell table:number-columns-repeated="5" table:style-name="ce550"/>
          <table:covered-table-cell table:style-name="ce586"/>
          <table:table-cell table:style-name="ce617"/>
          <table:table-cell table:style-name="ce648"/>
          <table:table-cell table:number-columns-repeated="1000"/>
        </table:table-row>
        <table:table-row table:style-name="ro4">
          <table:table-cell/>
          <table:table-cell table:style-name="ce274" office:value-type="string">
            <text:p>Cultivos</text:p>
          </table:table-cell>
          <table:table-cell table:style-name="ce309" office:value-type="string">
            <text:p>Has.</text:p>
          </table:table-cell>
          <table:table-cell table:style-name="ce273" office:value-type="string">
            <text:p>Rendimiento</text:p>
          </table:table-cell>
          <table:table-cell table:style-name="ce353" office:value-type="string">
            <text:p>Precio S/.</text:p>
          </table:table-cell>
          <table:table-cell table:style-name="ce372" office:value-type="string">
            <text:p>Ingresos</text:p>
          </table:table-cell>
          <table:table-cell/>
          <table:table-cell table:style-name="ce276" office:value-type="string" table:number-columns-spanned="3" table:number-rows-spanned="1">
            <text:p>Frec. de Ventas</text:p>
          </table:table-cell>
          <table:covered-table-cell table:style-name="ce351"/>
          <table:covered-table-cell table:style-name="ce420"/>
          <table:table-cell/>
          <table:table-cell table:style-name="ce443"/>
          <table:table-cell table:style-name="ce266"/>
          <table:table-cell table:style-name="ce469"/>
          <table:table-cell table:style-name="ce498"/>
          <table:table-cell table:style-name="ce507" table:number-columns-spanned="7" table:number-rows-spanned="1"/>
          <table:covered-table-cell table:number-columns-repeated="5" table:style-name="ce550"/>
          <table:covered-table-cell table:style-name="ce586"/>
          <table:table-cell table:style-name="ce617"/>
          <table:table-cell table:style-name="ce648"/>
          <table:table-cell table:number-columns-repeated="1000"/>
        </table:table-row>
        <table:table-row table:style-name="ro4">
          <table:table-cell/>
          <table:table-cell table:style-name="ce275" table:formula="of:=IF([$Solicitud.C34]=&quot;&quot;;&quot;&quot;;[$Solicitud.C34])" office:value-type="string" office:string-value="Arroz">
            <text:p>Arroz</text:p>
          </table:table-cell>
          <table:table-cell table:style-name="ce276" table:formula="of:=[$Solicitud.D34]" office:value-type="float" office:value="0">
            <text:p>0</text:p>
          </table:table-cell>
          <table:table-cell table:style-name="ce335"/>
          <table:table-cell table:style-name="ce354"/>
          <table:table-cell table:style-name="ce372" table:formula="of:=[.C16]*[.D16]*[.E16]" office:value-type="float" office:value="0">
            <text:p>S/. 0.00</text:p>
          </table:table-cell>
          <table:table-cell/>
          <table:table-cell table:style-name="ce394" table:content-validation-name="val50"/>
          <table:table-cell table:style-name="ce276" table:formula="of:=IF([.H16]=&quot;Al final&quot;;&quot;Cosecha&quot;;&quot;Inicio&quot;)" office:value-type="string" office:string-value="Inicio">
            <text:p>Inicio</text:p>
          </table:table-cell>
          <table:table-cell table:style-name="ce394" table:content-validation-name="val56"/>
          <table:table-cell/>
          <table:table-cell table:style-name="ce266" table:number-columns-repeated="2"/>
          <table:table-cell table:style-name="ce475"/>
          <table:table-cell table:style-name="ce498"/>
          <table:table-cell table:style-name="ce508" office:value-type="string" table:number-columns-spanned="7" table:number-rows-spanned="1">
            <text:p>Alquileres</text:p>
          </table:table-cell>
          <table:covered-table-cell table:number-columns-repeated="5" table:style-name="ce548"/>
          <table:covered-table-cell table:style-name="ce584"/>
          <table:table-cell table:style-name="ce616" table:formula="of:=[.W17]" office:value-type="float" office:value="0">
            <text:p>S/. 0.00</text:p>
          </table:table-cell>
          <table:table-cell table:style-name="ce648"/>
          <table:table-cell table:number-columns-repeated="1000"/>
        </table:table-row>
        <table:table-row table:style-name="ro4">
          <table:table-cell/>
          <table:table-cell table:style-name="ce275" table:formula="of:=IF([$Solicitud.C36]=&quot;&quot;;&quot;&quot;;[$Solicitud.C36])">
            <text:p/>
          </table:table-cell>
          <table:table-cell table:style-name="ce276" table:formula="of:=[$Solicitud.D36]" office:value-type="float" office:value="0">
            <text:p>0</text:p>
          </table:table-cell>
          <table:table-cell table:style-name="ce335"/>
          <table:table-cell table:style-name="ce354"/>
          <table:table-cell table:style-name="ce372" table:formula="of:=[.C17]*[.D17]*[.E17]" office:value-type="float" office:value="0">
            <text:p>S/. 0.00</text:p>
          </table:table-cell>
          <table:table-cell/>
          <table:table-cell table:style-name="ce394" table:content-validation-name="val50"/>
          <table:table-cell table:style-name="ce276" table:formula="of:=IF([.H17]=&quot;Al final&quot;;&quot;Cosecha&quot;;&quot;Inicio&quot;)" office:value-type="string" office:string-value="Inicio">
            <text:p>Inicio</text:p>
          </table:table-cell>
          <table:table-cell table:style-name="ce394" table:content-validation-name="val56"/>
          <table:table-cell/>
          <table:table-cell table:style-name="ce266" table:number-columns-repeated="2"/>
          <table:table-cell table:style-name="ce475"/>
          <table:table-cell table:style-name="ce498"/>
          <table:table-cell table:style-name="ce509" table:number-columns-spanned="7" table:number-rows-spanned="1"/>
          <table:covered-table-cell table:number-columns-repeated="5" table:style-name="ce551"/>
          <table:covered-table-cell table:style-name="ce587"/>
          <table:table-cell table:style-name="ce617"/>
          <table:table-cell table:style-name="ce648"/>
          <table:table-cell table:number-columns-repeated="1000"/>
        </table:table-row>
        <table:table-row table:style-name="ro4">
          <table:table-cell/>
          <table:table-cell table:style-name="ce266" table:number-columns-repeated="10"/>
          <table:table-cell table:style-name="ce443" table:number-columns-repeated="2"/>
          <table:table-cell table:style-name="ce475"/>
          <table:table-cell/>
          <table:table-cell table:style-name="ce510" office:value-type="string" table:number-columns-spanned="7" table:number-rows-spanned="1">
            <text:p>Inventario Agropecuario <text:s/>( insumos, producción almacenada, cultivos en pie, etc.)</text:p>
          </table:table-cell>
          <table:covered-table-cell table:number-columns-repeated="5" table:style-name="ce552"/>
          <table:covered-table-cell table:style-name="ce588"/>
          <table:table-cell table:style-name="ce618" table:formula="of:=[.W19]+[.W27]" office:value-type="float" office:value="0">
            <text:p>S/. 0.00</text:p>
          </table:table-cell>
          <table:table-cell table:style-name="ce648"/>
          <table:table-cell table:number-columns-repeated="1000"/>
        </table:table-row>
        <table:table-row table:style-name="ro4">
          <table:table-cell table:style-name="ce264"/>
          <table:table-cell table:style-name="ce270" office:value-type="string" table:number-columns-spanned="12" table:number-rows-spanned="1">
            <text:p>Otras Ventas pecuarias</text:p>
          </table:table-cell>
          <table:covered-table-cell table:number-columns-repeated="10" table:style-name="ce306"/>
          <table:covered-table-cell table:style-name="ce458"/>
          <table:table-cell table:style-name="ce476" table:formula="of:=SUM([.F21:.F22])" office:value-type="float" office:value="0">
            <text:p>S/. 0</text:p>
          </table:table-cell>
          <table:table-cell table:style-name="ce264"/>
          <table:table-cell table:style-name="ce511" office:value-type="string" table:number-columns-spanned="7" table:number-rows-spanned="1">
            <text:p>Inventario Agrícola</text:p>
          </table:table-cell>
          <table:covered-table-cell table:number-columns-repeated="5" table:style-name="ce553"/>
          <table:covered-table-cell table:style-name="ce589"/>
          <table:table-cell table:style-name="ce619" table:formula="of:=SUM([.W20:.W26])" office:value-type="float" office:value="0">
            <text:p>S/. 0.00</text:p>
          </table:table-cell>
          <table:table-cell table:style-name="ce649"/>
          <table:table-cell table:style-name="ce264" table:number-columns-repeated="1000"/>
        </table:table-row>
        <table:table-row table:style-name="ro10">
          <table:table-cell/>
          <table:table-cell table:style-name="ce274" office:value-type="string">
            <text:p>Crianza</text:p>
          </table:table-cell>
          <table:table-cell table:style-name="ce309" office:value-type="string">
            <text:p>Cabezas a vender</text:p>
          </table:table-cell>
          <table:table-cell table:style-name="ce309" office:value-type="string">
            <text:p>Kg / <text:s/>Cabeza</text:p>
          </table:table-cell>
          <table:table-cell table:style-name="ce353" office:value-type="string">
            <text:p>Precio S/.</text:p>
          </table:table-cell>
          <table:table-cell table:style-name="ce356" office:value-type="string">
            <text:p>Ingresos</text:p>
          </table:table-cell>
          <table:table-cell/>
          <table:table-cell table:style-name="ce276" office:value-type="string" table:number-columns-spanned="3" table:number-rows-spanned="1">
            <text:p>Frec. de Ventas</text:p>
          </table:table-cell>
          <table:covered-table-cell table:style-name="ce351"/>
          <table:covered-table-cell table:style-name="ce420"/>
          <table:table-cell/>
          <table:table-cell table:style-name="ce444"/>
          <table:table-cell table:style-name="ce460"/>
          <table:table-cell table:style-name="ce477"/>
          <table:table-cell/>
          <table:table-cell table:style-name="ce512" table:formula="of:=IF([.$B$8]=&quot;CULTIVO&quot;;CONCATENATE(&quot;Inversión en Cultivo :    &quot;;[.B10]);&quot;&quot;)" office:value-type="string" office:string-value="Inversión en Cultivo :    Arroz" table:number-columns-spanned="7" table:number-rows-spanned="1">
            <text:p>Inversión en Cultivo : <text:s text:c="3"/>Arroz</text:p>
          </table:table-cell>
          <table:covered-table-cell table:number-columns-repeated="5" table:style-name="ce554"/>
          <table:covered-table-cell table:style-name="ce586"/>
          <table:table-cell table:style-name="ce620" table:formula="of:=[$'Costo Produc.1'.M61]" office:value-type="float" office:value="0">
            <text:p>S/. 0.00</text:p>
          </table:table-cell>
          <table:table-cell table:style-name="ce648"/>
          <table:table-cell table:number-columns-repeated="1000"/>
        </table:table-row>
        <table:table-row table:style-name="ro4">
          <table:table-cell/>
          <table:table-cell table:style-name="ce276" office:value-type="string">
            <text:p>A. <text:s/>mayores</text:p>
          </table:table-cell>
          <table:table-cell table:number-columns-repeated="3" table:style-name="ce310"/>
          <table:table-cell table:style-name="ce373" table:formula="of:=[.C21]*[.D21]*[.E21]" office:value-type="float" office:value="0">
            <text:p>S/. 0</text:p>
          </table:table-cell>
          <table:table-cell/>
          <table:table-cell table:style-name="ce394" table:content-validation-name="val50"/>
          <table:table-cell table:style-name="ce276" table:formula="of:=IF([.H21]=&quot;Al final&quot;;&quot;Venta&quot;;&quot;Inicio&quot;)" office:value-type="string" office:string-value="Inicio">
            <text:p>Inicio</text:p>
          </table:table-cell>
          <table:table-cell table:style-name="ce394" table:content-validation-name="val56"/>
          <table:table-cell/>
          <table:table-cell table:style-name="ce445"/>
          <table:table-cell table:style-name="ce266"/>
          <table:table-cell table:style-name="ce477"/>
          <table:table-cell table:style-name="ce499"/>
          <table:table-cell table:style-name="ce512" table:formula="of:=IF([.$B$8]=&quot;CULTIVO&quot;;CONCATENATE(&quot;Inversión en Cultivo :    &quot;;[.B11]);&quot;&quot;)" office:value-type="string" office:string-value="Inversión en Cultivo :    Algodón" table:number-columns-spanned="7" table:number-rows-spanned="1">
            <text:p>Inversión en Cultivo : <text:s text:c="3"/>Algodón</text:p>
          </table:table-cell>
          <table:covered-table-cell table:number-columns-repeated="5" table:style-name="ce554"/>
          <table:covered-table-cell table:style-name="ce586"/>
          <table:table-cell table:style-name="ce620" table:formula="of:=[$'Costo Produc.2'.M61]" office:value-type="float" office:value="0">
            <text:p>S/. 0.00</text:p>
          </table:table-cell>
          <table:table-cell table:style-name="ce648"/>
          <table:table-cell table:number-columns-repeated="1000"/>
        </table:table-row>
        <table:table-row table:style-name="ro4">
          <table:table-cell/>
          <table:table-cell table:style-name="ce276" office:value-type="string">
            <text:p>A. <text:s/>menores</text:p>
          </table:table-cell>
          <table:table-cell table:number-columns-repeated="3" table:style-name="ce310"/>
          <table:table-cell table:style-name="ce373" table:formula="of:=[.C22]*[.D22]*[.E22]" office:value-type="float" office:value="0">
            <text:p>S/. 0</text:p>
          </table:table-cell>
          <table:table-cell/>
          <table:table-cell table:style-name="ce394" table:content-validation-name="val50"/>
          <table:table-cell table:style-name="ce276" table:formula="of:=IF([.H22]=&quot;Al final&quot;;&quot;Venta&quot;;&quot;Inicio&quot;)" office:value-type="string" office:string-value="Inicio">
            <text:p>Inicio</text:p>
          </table:table-cell>
          <table:table-cell table:style-name="ce394" table:content-validation-name="val56"/>
          <table:table-cell/>
          <table:table-cell table:style-name="ce445"/>
          <table:table-cell table:style-name="ce266"/>
          <table:table-cell table:style-name="ce477"/>
          <table:table-cell/>
          <table:table-cell table:style-name="ce512" table:formula="of:=IF([.$B$8]=&quot;CULTIVO&quot;;CONCATENATE(&quot;Inversión en Cultivo :    &quot;;[.B12]);&quot;&quot;)" office:value-type="string" office:string-value="Inversión en Cultivo :    Alfalfa" table:number-columns-spanned="7" table:number-rows-spanned="1">
            <text:p>Inversión en Cultivo : <text:s text:c="3"/>Alfalfa</text:p>
          </table:table-cell>
          <table:covered-table-cell table:number-columns-repeated="5" table:style-name="ce554"/>
          <table:covered-table-cell table:style-name="ce586"/>
          <table:table-cell table:style-name="ce620" table:formula="of:=[$'Costo Produc.3'.M61]" office:value-type="float" office:value="0">
            <text:p>S/. 0.00</text:p>
          </table:table-cell>
          <table:table-cell table:style-name="ce648"/>
          <table:table-cell table:style-name="ce497"/>
          <table:table-cell table:number-columns-repeated="999"/>
        </table:table-row>
        <table:table-row table:style-name="ro4">
          <table:table-cell/>
          <table:table-cell table:style-name="ce266" table:number-columns-repeated="12"/>
          <table:table-cell table:style-name="ce478"/>
          <table:table-cell/>
          <table:table-cell table:style-name="ce513" office:value-type="string" table:number-columns-spanned="7" table:number-rows-spanned="1">
            <text:p>Insumos en stock</text:p>
          </table:table-cell>
          <table:covered-table-cell table:number-columns-repeated="5" table:style-name="ce555"/>
          <table:covered-table-cell table:style-name="ce590"/>
          <table:table-cell table:style-name="ce617"/>
          <table:table-cell table:style-name="ce648"/>
          <table:table-cell table:number-columns-repeated="1000"/>
        </table:table-row>
        <table:table-row table:style-name="ro4">
          <table:table-cell/>
          <table:table-cell table:style-name="ce269" office:value-type="string" table:number-columns-spanned="12" table:number-rows-spanned="1">
            <text:p>EGRESOS TOTALES</text:p>
          </table:table-cell>
          <table:covered-table-cell table:number-columns-repeated="10" table:style-name="ce305"/>
          <table:covered-table-cell table:style-name="ce457"/>
          <table:table-cell table:style-name="ce479" table:formula="of:=[.N25]+[.N31]+[.N36]" office:value-type="float" office:value="0">
            <text:p>#NOMBRE?</text:p>
          </table:table-cell>
          <table:table-cell/>
          <table:table-cell table:style-name="ce514" office:value-type="string" table:number-columns-spanned="7" table:number-rows-spanned="1">
            <text:p>Invent. cultivos <text:s/>secundarios</text:p>
          </table:table-cell>
          <table:covered-table-cell table:number-columns-repeated="5" table:style-name="ce556"/>
          <table:covered-table-cell table:style-name="ce591"/>
          <table:table-cell table:style-name="ce617"/>
          <table:table-cell table:style-name="ce648"/>
          <table:table-cell table:number-columns-repeated="1000"/>
        </table:table-row>
        <table:table-row table:style-name="ro4">
          <table:table-cell/>
          <table:table-cell table:style-name="ce277" office:value-type="string" table:number-columns-spanned="12" table:number-rows-spanned="1">
            <text:p>COSTO DE VENTAS AGROPECUARIAS</text:p>
          </table:table-cell>
          <table:covered-table-cell table:number-columns-repeated="2" table:style-name="ce311"/>
          <table:covered-table-cell table:number-columns-repeated="2" table:style-name="ce355"/>
          <table:covered-table-cell table:number-columns-repeated="6" table:style-name="ce311"/>
          <table:covered-table-cell table:style-name="ce406"/>
          <table:table-cell table:style-name="ce474" table:formula="of:=SUM([.E27:.F29])" office:value-type="float" office:value="0">
            <text:p>S/. 0</text:p>
          </table:table-cell>
          <table:table-cell/>
          <table:table-cell table:style-name="ce513" office:value-type="string" table:number-columns-spanned="7" table:number-rows-spanned="1">
            <text:p>Productos Terminados</text:p>
          </table:table-cell>
          <table:covered-table-cell table:number-columns-repeated="5" table:style-name="ce555"/>
          <table:covered-table-cell table:style-name="ce590"/>
          <table:table-cell table:style-name="ce617"/>
          <table:table-cell table:style-name="ce648"/>
          <table:table-cell table:number-columns-repeated="1000"/>
        </table:table-row>
        <table:table-row table:style-name="ro4">
          <table:table-cell/>
          <table:table-cell table:style-name="ce278" table:formula="of:=[.B8]" office:value-type="string" office:string-value="CULTIVO">
            <text:p>CULTIVO</text:p>
          </table:table-cell>
          <table:table-cell table:style-name="ce312" table:formula="of:=[.C8]" office:value-type="string" office:string-value="Has.">
            <text:p>Has.</text:p>
          </table:table-cell>
          <table:table-cell table:style-name="ce336" office:value-type="string">
            <text:p>Costo Directos</text:p>
          </table:table-cell>
          <table:table-cell table:style-name="ce356" office:value-type="string" table:number-columns-spanned="2" table:number-rows-spanned="1">
            <text:p>Egresos</text:p>
          </table:table-cell>
          <table:covered-table-cell table:style-name="ce374"/>
          <table:table-cell table:style-name="ce379" table:number-columns-repeated="4"/>
          <table:table-cell table:style-name="ce432"/>
          <table:table-cell table:style-name="ce443"/>
          <table:table-cell table:style-name="ce461"/>
          <table:table-cell table:style-name="ce469"/>
          <table:table-cell/>
          <table:table-cell table:style-name="ce515" table:number-columns-spanned="7" table:number-rows-spanned="1"/>
          <table:covered-table-cell table:number-columns-repeated="5" table:style-name="ce557"/>
          <table:covered-table-cell table:style-name="ce592"/>
          <table:table-cell table:style-name="ce617"/>
          <table:table-cell table:style-name="ce648"/>
          <table:table-cell table:number-columns-repeated="1000"/>
        </table:table-row>
        <table:table-row table:style-name="ro4">
          <table:table-cell/>
          <table:table-cell table:style-name="ce275" table:formula="of:=[.B10]" office:value-type="string" office:string-value="Arroz">
            <text:p>Arroz</text:p>
          </table:table-cell>
          <table:table-cell table:style-name="ce313" table:formula="of:=[.C10]" office:value-type="float" office:value="0">
            <text:p>0</text:p>
          </table:table-cell>
          <table:table-cell table:style-name="ce337" table:formula="of:=[$'Costo Produc.1'.I7]" office:value-type="float" office:value="0">
            <text:p>0.00</text:p>
          </table:table-cell>
          <table:table-cell table:style-name="ce356" table:formula="of:=[.C27]*[.D27]" office:value-type="float" office:value="0" table:number-columns-spanned="2" table:number-rows-spanned="1">
            <text:p>S/. 0.00</text:p>
          </table:table-cell>
          <table:covered-table-cell table:style-name="ce356"/>
          <table:table-cell table:style-name="ce380" table:number-columns-repeated="7"/>
          <table:table-cell table:style-name="ce469"/>
          <table:table-cell/>
          <table:table-cell table:style-name="ce516" office:value-type="string" table:number-columns-spanned="7" table:number-rows-spanned="1">
            <text:p>Inventario Pecuario</text:p>
          </table:table-cell>
          <table:covered-table-cell table:number-columns-repeated="5" table:style-name="ce558"/>
          <table:covered-table-cell table:style-name="ce593"/>
          <table:table-cell table:style-name="ce619" table:formula="of:=SUM([.W28:.W30])" office:value-type="float" office:value="0">
            <text:p>S/. 0.00</text:p>
          </table:table-cell>
          <table:table-cell table:style-name="ce648"/>
          <table:table-cell table:number-columns-repeated="1000"/>
        </table:table-row>
        <table:table-row table:style-name="ro4">
          <table:table-cell/>
          <table:table-cell table:style-name="ce275" table:formula="of:=[.B11]" office:value-type="string" office:string-value="Algodón">
            <text:p>Algodón</text:p>
          </table:table-cell>
          <table:table-cell table:style-name="ce313" table:formula="of:=[.C11]" office:value-type="float" office:value="0">
            <text:p>0</text:p>
          </table:table-cell>
          <table:table-cell table:style-name="ce337" table:formula="of:=[$'Costo Produc.2'.I7]" office:value-type="float" office:value="0">
            <text:p>0.00</text:p>
          </table:table-cell>
          <table:table-cell table:style-name="ce356" table:formula="of:=[.C28]*[.D28]" office:value-type="float" office:value="0" table:number-columns-spanned="2" table:number-rows-spanned="1">
            <text:p>S/. 0.00</text:p>
          </table:table-cell>
          <table:covered-table-cell table:style-name="ce356"/>
          <table:table-cell table:style-name="ce379"/>
          <table:table-cell table:style-name="ce380" table:number-columns-repeated="6"/>
          <table:table-cell table:style-name="ce469"/>
          <table:table-cell/>
          <table:table-cell table:style-name="ce517" office:value-type="string" table:number-columns-spanned="7" table:number-rows-spanned="1">
            <text:p>Inversión en Proceso:</text:p>
          </table:table-cell>
          <table:covered-table-cell table:number-columns-repeated="5" table:style-name="ce559"/>
          <table:covered-table-cell table:style-name="ce594"/>
          <table:table-cell table:style-name="ce621" table:formula="of:=IF([.B8]=&quot;CRIANZA&quot;;[$'Costo Produc.1'.M61];&quot;&quot;)">
            <text:p/>
          </table:table-cell>
          <table:table-cell table:style-name="ce648"/>
          <table:table-cell table:number-columns-repeated="1000"/>
        </table:table-row>
        <table:table-row table:style-name="ro4">
          <table:table-cell/>
          <table:table-cell table:style-name="ce273" table:formula="of:=[.B12]" office:value-type="string" office:string-value="Alfalfa">
            <text:p>Alfalfa</text:p>
          </table:table-cell>
          <table:table-cell table:style-name="ce313" table:formula="of:=[.C12]" office:value-type="float" office:value="0">
            <text:p>0</text:p>
          </table:table-cell>
          <table:table-cell table:style-name="ce337" table:formula="of:=[$'Costo Produc.3'.I7]" office:value-type="float" office:value="0">
            <text:p>0.00</text:p>
          </table:table-cell>
          <table:table-cell table:style-name="ce356" table:formula="of:=[.C29]*[.D29]" office:value-type="float" office:value="0" table:number-columns-spanned="2" table:number-rows-spanned="1">
            <text:p>S/. 0.00</text:p>
          </table:table-cell>
          <table:covered-table-cell table:style-name="ce356"/>
          <table:table-cell table:style-name="ce380" table:number-columns-repeated="7"/>
          <table:table-cell table:style-name="ce469"/>
          <table:table-cell/>
          <table:table-cell table:style-name="ce518" office:value-type="string" table:number-columns-spanned="7" table:number-rows-spanned="1">
            <text:p>Insumos en Stock:</text:p>
          </table:table-cell>
          <table:covered-table-cell table:number-columns-repeated="5" table:style-name="ce560"/>
          <table:covered-table-cell table:style-name="ce595"/>
          <table:table-cell table:style-name="ce617"/>
          <table:table-cell table:style-name="ce650"/>
          <table:table-cell table:number-columns-repeated="1000"/>
        </table:table-row>
        <table:table-row table:style-name="ro4">
          <table:table-cell/>
          <table:table-cell table:style-name="ce279"/>
          <table:table-cell table:style-name="ce314" table:number-columns-repeated="2"/>
          <table:table-cell table:style-name="ce357" table:number-columns-repeated="2"/>
          <table:table-cell table:style-name="ce314" table:number-columns-repeated="4"/>
          <table:table-cell table:style-name="ce357" table:number-columns-repeated="2"/>
          <table:table-cell table:style-name="ce462"/>
          <table:table-cell table:style-name="ce480"/>
          <table:table-cell/>
          <table:table-cell table:style-name="ce513" office:value-type="string" table:number-columns-spanned="7" table:number-rows-spanned="1">
            <text:p>Productos Terminados</text:p>
          </table:table-cell>
          <table:covered-table-cell table:number-columns-repeated="5" table:style-name="ce555"/>
          <table:covered-table-cell table:style-name="ce590"/>
          <table:table-cell table:style-name="ce617"/>
          <table:table-cell table:number-columns-repeated="1001"/>
        </table:table-row>
        <table:table-row table:style-name="ro4">
          <table:table-cell/>
          <table:table-cell table:style-name="ce270" office:value-type="string" table:number-columns-spanned="12" table:number-rows-spanned="1">
            <text:p>Costos Otras Ventas (cultivo en proceso)</text:p>
          </table:table-cell>
          <table:covered-table-cell table:number-columns-repeated="9" table:style-name="ce315"/>
          <table:covered-table-cell table:style-name="ce306"/>
          <table:covered-table-cell table:style-name="ce463"/>
          <table:table-cell table:style-name="ce473" table:formula="of:=SUM([.E33:.F34])" office:value-type="float" office:value="0">
            <text:p>#NOMBRE?</text:p>
          </table:table-cell>
          <table:table-cell/>
          <table:table-cell table:style-name="ce186" office:value-type="string" table:number-columns-spanned="7" table:number-rows-spanned="1">
            <text:p>B) <text:s/>ACTIVOS NO CORRIENTE</text:p>
          </table:table-cell>
          <table:covered-table-cell table:number-columns-repeated="5" table:style-name="ce547"/>
          <table:covered-table-cell table:style-name="ce583"/>
          <table:table-cell table:style-name="ce622" table:formula="of:=[.W32]+[.W37]+[.W44]" office:value-type="float" office:value="0">
            <text:p>S/. 0.00</text:p>
          </table:table-cell>
          <table:table-cell table:style-name="ce651"/>
          <table:table-cell table:number-columns-repeated="1000"/>
        </table:table-row>
        <table:table-row table:style-name="ro4">
          <table:table-cell/>
          <table:table-cell table:style-name="ce273" office:value-type="string">
            <text:p>Cultivo</text:p>
          </table:table-cell>
          <table:table-cell table:style-name="ce316" office:value-type="string">
            <text:p>Has.</text:p>
          </table:table-cell>
          <table:table-cell table:style-name="ce338" office:value-type="string">
            <text:p>Rentabilidad</text:p>
          </table:table-cell>
          <table:table-cell table:style-name="ce356" office:value-type="string" table:number-columns-spanned="2" table:number-rows-spanned="1">
            <text:p>Egresos</text:p>
          </table:table-cell>
          <table:covered-table-cell table:style-name="ce374"/>
          <table:table-cell table:style-name="ce381" table:number-columns-repeated="5"/>
          <table:table-cell table:style-name="ce446"/>
          <table:table-cell table:style-name="ce266"/>
          <table:table-cell table:style-name="ce469"/>
          <table:table-cell/>
          <table:table-cell table:style-name="ce186"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47"/>
          <table:covered-table-cell table:style-name="ce583"/>
          <table:table-cell table:style-name="ce622" table:formula="of:=SUM([.W33:.W36])" office:value-type="float" office:value="0">
            <text:p>S/. 0.00</text:p>
          </table:table-cell>
          <table:table-cell table:style-name="ce652"/>
          <table:table-cell table:number-columns-repeated="1000"/>
        </table:table-row>
        <table:table-row table:style-name="ro4">
          <table:table-cell/>
          <table:table-cell table:style-name="ce275" table:formula="of:=[.B16]" office:value-type="string" office:string-value="Arroz">
            <text:p>Arroz</text:p>
          </table:table-cell>
          <table:table-cell table:style-name="ce317" table:formula="of:=[.C16]" office:value-type="float" office:value="0">
            <text:p>0</text:p>
          </table:table-cell>
          <table:table-cell table:style-name="ce339"/>
          <table:table-cell table:style-name="ce358" table:formula="of:=iferror([.F16]*(1-IF([.D33]=0;1;[.D33]));0)" office:value-type="float" office:value="0" table:number-columns-spanned="2" table:number-rows-spanned="1">
            <text:p>#NOMBRE?</text:p>
          </table:table-cell>
          <table:covered-table-cell table:style-name="ce358"/>
          <table:table-cell table:style-name="ce381" table:number-columns-repeated="4"/>
          <table:table-cell table:style-name="ce433"/>
          <table:table-cell table:style-name="ce447" table:number-columns-repeated="2"/>
          <table:table-cell table:style-name="ce481"/>
          <table:table-cell/>
          <table:table-cell table:style-name="ce519" table:number-columns-spanned="7" table:number-rows-spanned="1"/>
          <table:covered-table-cell table:number-columns-repeated="5" table:style-name="ce561"/>
          <table:covered-table-cell table:style-name="ce596"/>
          <table:table-cell table:style-name="ce617"/>
          <table:table-cell table:style-name="ce652"/>
          <table:table-cell table:number-columns-repeated="1000"/>
        </table:table-row>
        <table:table-row table:style-name="ro4">
          <table:table-cell/>
          <table:table-cell table:style-name="ce275" table:formula="of:=[.B17]">
            <text:p/>
          </table:table-cell>
          <table:table-cell table:style-name="ce317" table:formula="of:=[.C17]" office:value-type="float" office:value="0">
            <text:p>0</text:p>
          </table:table-cell>
          <table:table-cell table:style-name="ce340"/>
          <table:table-cell table:style-name="ce358" table:formula="of:=iferror([.F17]*(1-IF([.D34]=0;1;[.D34]));0)" office:value-type="float" office:value="0" table:number-columns-spanned="2" table:number-rows-spanned="1">
            <text:p>#NOMBRE?</text:p>
          </table:table-cell>
          <table:covered-table-cell table:style-name="ce358"/>
          <table:table-cell table:style-name="ce381" table:number-columns-repeated="4"/>
          <table:table-cell table:style-name="ce434"/>
          <table:table-cell table:style-name="ce447" table:number-columns-repeated="2"/>
          <table:table-cell table:style-name="ce481"/>
          <table:table-cell/>
          <table:table-cell table:style-name="ce519" table:number-columns-spanned="7" table:number-rows-spanned="1"/>
          <table:covered-table-cell table:number-columns-repeated="5" table:style-name="ce561"/>
          <table:covered-table-cell table:style-name="ce596"/>
          <table:table-cell table:style-name="ce617"/>
          <table:table-cell table:style-name="ce652"/>
          <table:table-cell table:number-columns-repeated="1000"/>
        </table:table-row>
        <table:table-row table:style-name="ro4">
          <table:table-cell/>
          <table:table-cell table:style-name="ce280"/>
          <table:table-cell table:style-name="ce318" table:number-columns-repeated="2"/>
          <table:table-cell table:style-name="ce359" table:number-columns-spanned="2" table:number-rows-spanned="1"/>
          <table:covered-table-cell table:style-name="ce375"/>
          <table:table-cell table:style-name="ce382"/>
          <table:table-cell table:style-name="ce395" table:number-columns-repeated="2"/>
          <table:table-cell table:style-name="ce421"/>
          <table:table-cell table:style-name="ce435"/>
          <table:table-cell table:style-name="ce448"/>
          <table:table-cell table:style-name="ce434"/>
          <table:table-cell table:style-name="ce482"/>
          <table:table-cell/>
          <table:table-cell table:style-name="ce519" table:number-columns-spanned="7" table:number-rows-spanned="1"/>
          <table:covered-table-cell table:number-columns-repeated="5" table:style-name="ce561"/>
          <table:covered-table-cell table:style-name="ce596"/>
          <table:table-cell table:style-name="ce617"/>
          <table:table-cell table:style-name="ce652"/>
          <table:table-cell table:number-columns-repeated="1000"/>
        </table:table-row>
        <table:table-row table:style-name="ro4">
          <table:table-cell/>
          <table:table-cell table:style-name="ce270" office:value-type="string" table:number-columns-spanned="12" table:number-rows-spanned="1">
            <text:p>Costos Otras Ventas pecuarias</text:p>
          </table:table-cell>
          <table:covered-table-cell table:number-columns-repeated="10" table:style-name="ce306"/>
          <table:covered-table-cell table:style-name="ce458"/>
          <table:table-cell table:style-name="ce483" table:formula="of:=SUM([.H39:.H40])" office:value-type="float" office:value="0">
            <text:p>S/. 0</text:p>
          </table:table-cell>
          <table:table-cell/>
          <table:table-cell table:style-name="ce520" table:number-columns-spanned="7" table:number-rows-spanned="1"/>
          <table:covered-table-cell table:number-columns-repeated="5" table:style-name="ce550"/>
          <table:covered-table-cell table:style-name="ce586"/>
          <table:table-cell table:style-name="ce623"/>
          <table:table-cell table:style-name="ce652"/>
          <table:table-cell table:number-columns-repeated="1000"/>
        </table:table-row>
        <table:table-row table:style-name="ro4">
          <table:table-cell/>
          <table:table-cell table:style-name="ce281" office:value-type="string" table:number-columns-spanned="1" table:number-rows-spanned="2">
            <text:p>Detalle</text:p>
          </table:table-cell>
          <table:table-cell table:style-name="ce319" office:value-type="string" table:number-columns-spanned="1" table:number-rows-spanned="2">
            <text:p>N°. Cabezas</text:p>
          </table:table-cell>
          <table:table-cell table:style-name="ce341" office:value-type="string" table:number-columns-spanned="4" table:number-rows-spanned="1">
            <text:p>Costos / cabeza</text:p>
          </table:table-cell>
          <table:covered-table-cell table:number-columns-repeated="2" table:style-name="ce360"/>
          <table:covered-table-cell table:style-name="ce383"/>
          <table:table-cell table:style-name="ce396" office:value-type="string" table:number-columns-spanned="1" table:number-rows-spanned="2">
            <text:p>Costo total</text:p>
          </table:table-cell>
          <table:table-cell/>
          <table:table-cell table:style-name="ce266" table:number-columns-repeated="2"/>
          <table:table-cell table:style-name="ce449" table:number-columns-repeated="2"/>
          <table:table-cell table:style-name="ce469"/>
          <table:table-cell/>
          <table:table-cell table:style-name="ce521" office:value-type="string" table:number-columns-spanned="7" table:number-rows-spanned="1">
            <text:p>Maquinaria y Equipo (Maquin.,Vehic., equipos, herramientas, instalaciones, etc.)</text:p>
          </table:table-cell>
          <table:covered-table-cell table:number-columns-repeated="5" table:style-name="ce562"/>
          <table:covered-table-cell table:style-name="ce597"/>
          <table:table-cell table:style-name="ce618" table:formula="of:=SUM([.W38:.W43])" office:value-type="float" office:value="0">
            <text:p>S/. 0.00</text:p>
          </table:table-cell>
          <table:table-cell table:style-name="ce652"/>
          <table:table-cell table:number-columns-repeated="1000"/>
        </table:table-row>
        <table:table-row table:style-name="ro4">
          <table:table-cell/>
          <table:covered-table-cell table:style-name="ce281"/>
          <table:covered-table-cell table:style-name="ce319"/>
          <table:table-cell table:style-name="ce342" office:value-type="string">
            <text:p>Compra</text:p>
          </table:table-cell>
          <table:table-cell table:style-name="ce342" office:value-type="string">
            <text:p>Alimentos</text:p>
          </table:table-cell>
          <table:table-cell table:style-name="ce341" office:value-type="string">
            <text:p>Otros</text:p>
          </table:table-cell>
          <table:table-cell table:style-name="ce356" office:value-type="string">
            <text:p>Total</text:p>
          </table:table-cell>
          <table:covered-table-cell table:style-name="ce396"/>
          <table:table-cell/>
          <table:table-cell table:style-name="ce266" table:number-columns-repeated="2"/>
          <table:table-cell table:style-name="ce449" table:number-columns-repeated="2"/>
          <table:table-cell table:style-name="ce469"/>
          <table:table-cell/>
          <table:table-cell table:style-name="ce520" table:number-columns-spanned="7" table:number-rows-spanned="1"/>
          <table:covered-table-cell table:number-columns-repeated="5" table:style-name="ce550"/>
          <table:covered-table-cell table:style-name="ce586"/>
          <table:table-cell table:style-name="ce617"/>
          <table:table-cell table:style-name="ce652"/>
          <table:table-cell table:number-columns-repeated="1000"/>
        </table:table-row>
        <table:table-row table:style-name="ro4">
          <table:table-cell/>
          <table:table-cell table:style-name="ce276" office:value-type="string">
            <text:p>A. <text:s/>mayores</text:p>
          </table:table-cell>
          <table:table-cell table:style-name="ce276" table:formula="of:=[.C21]" office:value-type="float" office:value="0">
            <text:p>0</text:p>
          </table:table-cell>
          <table:table-cell table:number-columns-repeated="3" table:style-name="ce343"/>
          <table:table-cell table:style-name="ce373" table:formula="of:=[.D39]+[.E39]+[.F39]" office:value-type="float" office:value="0">
            <text:p>S/. 0</text:p>
          </table:table-cell>
          <table:table-cell table:style-name="ce373" table:formula="of:=[.G39]*[.C39]" office:value-type="float" office:value="0">
            <text:p>S/. 0</text:p>
          </table:table-cell>
          <table:table-cell/>
          <table:table-cell table:style-name="ce266" table:number-columns-repeated="2"/>
          <table:table-cell table:style-name="ce449" table:number-columns-repeated="2"/>
          <table:table-cell table:style-name="ce469"/>
          <table:table-cell table:style-name="ce500"/>
          <table:table-cell table:style-name="ce520" table:number-columns-spanned="7" table:number-rows-spanned="1"/>
          <table:covered-table-cell table:number-columns-repeated="5" table:style-name="ce550"/>
          <table:covered-table-cell table:style-name="ce586"/>
          <table:table-cell table:style-name="ce617"/>
          <table:table-cell table:style-name="ce652"/>
          <table:table-cell table:number-columns-repeated="1000"/>
        </table:table-row>
        <table:table-row table:style-name="ro4">
          <table:table-cell/>
          <table:table-cell table:style-name="ce276" office:value-type="string">
            <text:p>A. <text:s/>menores</text:p>
          </table:table-cell>
          <table:table-cell table:style-name="ce276" table:formula="of:=[.C22]" office:value-type="float" office:value="0">
            <text:p>0</text:p>
          </table:table-cell>
          <table:table-cell table:number-columns-repeated="3" table:style-name="ce343"/>
          <table:table-cell table:style-name="ce373" table:formula="of:=[.D40]+[.E40]+[.F40]" office:value-type="float" office:value="0">
            <text:p>S/. 0</text:p>
          </table:table-cell>
          <table:table-cell table:style-name="ce373" table:formula="of:=[.G40]*[.C40]" office:value-type="float" office:value="0">
            <text:p>S/. 0</text:p>
          </table:table-cell>
          <table:table-cell/>
          <table:table-cell table:style-name="ce266" table:number-columns-repeated="2"/>
          <table:table-cell table:style-name="ce449" table:number-columns-repeated="2"/>
          <table:table-cell table:style-name="ce469"/>
          <table:table-cell/>
          <table:table-cell table:style-name="ce520" table:number-columns-spanned="7" table:number-rows-spanned="1"/>
          <table:covered-table-cell table:number-columns-repeated="5" table:style-name="ce550"/>
          <table:covered-table-cell table:style-name="ce586"/>
          <table:table-cell table:style-name="ce617"/>
          <table:table-cell table:style-name="ce652"/>
          <table:table-cell table:number-columns-repeated="1000"/>
        </table:table-row>
        <table:table-row table:style-name="ro4">
          <table:table-cell/>
          <table:table-cell table:style-name="ce282" table:number-columns-repeated="2"/>
          <table:table-cell table:style-name="ce344" table:number-columns-repeated="2"/>
          <table:table-cell table:style-name="ce376"/>
          <table:table-cell table:style-name="ce384" table:number-columns-repeated="4"/>
          <table:table-cell table:style-name="ce266" table:number-columns-repeated="3"/>
          <table:table-cell table:style-name="ce469"/>
          <table:table-cell/>
          <table:table-cell table:style-name="ce520" table:number-columns-spanned="7" table:number-rows-spanned="1"/>
          <table:covered-table-cell table:number-columns-repeated="5" table:style-name="ce550"/>
          <table:covered-table-cell table:style-name="ce586"/>
          <table:table-cell table:style-name="ce617"/>
          <table:table-cell table:style-name="ce652"/>
          <table:table-cell table:number-columns-repeated="1000"/>
        </table:table-row>
        <table:table-row table:style-name="ro4">
          <table:table-cell/>
          <table:table-cell table:style-name="ce269" office:value-type="string" table:number-columns-spanned="12" table:number-rows-spanned="1">
            <text:p>UTILIDAD BRUTA</text:p>
          </table:table-cell>
          <table:covered-table-cell table:number-columns-repeated="10" table:style-name="ce305"/>
          <table:covered-table-cell table:style-name="ce457"/>
          <table:table-cell table:style-name="ce479" table:formula="of:=[.N6]-[.N24]" office:value-type="float" office:value="0">
            <text:p>#NOMBRE?</text:p>
          </table:table-cell>
          <table:table-cell/>
          <table:table-cell table:style-name="ce520" table:number-columns-spanned="7" table:number-rows-spanned="1"/>
          <table:covered-table-cell table:number-columns-repeated="5" table:style-name="ce550"/>
          <table:covered-table-cell table:style-name="ce586"/>
          <table:table-cell table:style-name="ce617"/>
          <table:table-cell table:style-name="ce652"/>
          <table:table-cell table:number-columns-repeated="1000"/>
        </table:table-row>
        <table:table-row table:style-name="ro4">
          <table:table-cell/>
          <table:table-cell table:style-name="ce283"/>
          <table:table-cell table:style-name="ce320"/>
          <table:table-cell table:style-name="ce345"/>
          <table:table-cell table:style-name="ce361" table:number-columns-repeated="10"/>
          <table:table-cell/>
          <table:table-cell table:style-name="ce520" table:number-columns-spanned="7" table:number-rows-spanned="1"/>
          <table:covered-table-cell table:number-columns-repeated="5" table:style-name="ce550"/>
          <table:covered-table-cell table:style-name="ce586"/>
          <table:table-cell table:style-name="ce617"/>
          <table:table-cell table:style-name="ce652"/>
          <table:table-cell table:number-columns-repeated="1000"/>
        </table:table-row>
        <table:table-row table:style-name="ro4">
          <table:table-cell/>
          <table:table-cell table:style-name="ce277" office:value-type="string" table:number-columns-spanned="12" table:number-rows-spanned="1">
            <text:p>Gastos Financieros</text:p>
          </table:table-cell>
          <table:covered-table-cell table:number-columns-repeated="10" table:style-name="ce311"/>
          <table:covered-table-cell table:style-name="ce406"/>
          <table:table-cell table:style-name="ce474" table:formula="of:=SUM([$'Flujo de Caja'.E43:.E43])" office:value-type="float" office:value="0">
            <text:p>S/. 0</text:p>
          </table:table-cell>
          <table:table-cell/>
          <table:table-cell table:style-name="ce504" office:value-type="string" table:number-columns-spanned="7" table:number-rows-spanned="1">
            <text:p>Activos Pecuario</text:p>
          </table:table-cell>
          <table:covered-table-cell table:number-columns-repeated="5" table:style-name="ce548"/>
          <table:covered-table-cell table:style-name="ce584"/>
          <table:table-cell table:style-name="ce619" table:formula="of:=[.W45]" office:value-type="float" office:value="0">
            <text:p>S/. 0.00</text:p>
          </table:table-cell>
          <table:table-cell table:style-name="ce652"/>
          <table:table-cell table:number-columns-repeated="1000"/>
        </table:table-row>
        <table:table-row table:style-name="ro4">
          <table:table-cell/>
          <table:table-cell table:style-name="ce283"/>
          <table:table-cell table:style-name="ce320" table:number-columns-repeated="2"/>
          <table:table-cell table:style-name="ce362" table:number-columns-repeated="6"/>
          <table:table-cell table:style-name="ce436" table:number-columns-repeated="3"/>
          <table:table-cell table:style-name="ce484"/>
          <table:table-cell/>
          <table:table-cell table:style-name="ce522" table:number-columns-spanned="7" table:number-rows-spanned="1"/>
          <table:covered-table-cell table:number-columns-repeated="5" table:style-name="ce551"/>
          <table:covered-table-cell table:style-name="ce587"/>
          <table:table-cell table:style-name="ce624"/>
          <table:table-cell table:style-name="ce652"/>
          <table:table-cell table:number-columns-repeated="1000"/>
        </table:table-row>
        <table:table-row table:style-name="ro4">
          <table:table-cell/>
          <table:table-cell table:style-name="ce277" office:value-type="string" table:number-columns-spanned="8" table:number-rows-spanned="1">
            <text:p>Otros Gastos :</text:p>
          </table:table-cell>
          <table:covered-table-cell table:number-columns-repeated="6" table:style-name="ce311"/>
          <table:covered-table-cell table:style-name="ce406"/>
          <table:table-cell table:style-name="ce422" table:number-columns-spanned="4" table:number-rows-spanned="1"/>
          <table:covered-table-cell table:number-columns-repeated="2" table:style-name="ce437"/>
          <table:covered-table-cell table:style-name="ce464"/>
          <table:table-cell table:style-name="ce485"/>
          <table:table-cell/>
          <table:table-cell table:style-name="ce503" office:value-type="string" table:number-columns-spanned="7" table:number-rows-spanned="1">
            <text:p>TOTAL PASIVOS</text:p>
          </table:table-cell>
          <table:covered-table-cell table:number-columns-repeated="5" table:style-name="ce546"/>
          <table:covered-table-cell table:style-name="ce582"/>
          <table:table-cell table:style-name="ce613" table:formula="of:=[.W47]+[.W59]" office:value-type="float" office:value="0">
            <text:p>S/. 0.00</text:p>
          </table:table-cell>
          <table:table-cell table:number-columns-repeated="1001"/>
        </table:table-row>
        <table:table-row table:style-name="ro4">
          <table:table-cell/>
          <table:table-cell table:style-name="ce266" table:number-columns-repeated="12"/>
          <table:table-cell table:style-name="ce469"/>
          <table:table-cell/>
          <table:table-cell table:style-name="ce186" office:value-type="string" table:number-columns-spanned="7" table:number-rows-spanned="1">
            <text:p>A) PASIVO CORRIENTE</text:p>
          </table:table-cell>
          <table:covered-table-cell table:number-columns-repeated="5" table:style-name="ce547"/>
          <table:covered-table-cell table:style-name="ce583"/>
          <table:table-cell table:style-name="ce614" table:formula="of:=[.W48]+[.W52]+[.W56]" office:value-type="float" office:value="0">
            <text:p>S/. 0.00</text:p>
          </table:table-cell>
          <table:table-cell table:number-columns-repeated="1001"/>
        </table:table-row>
        <table:table-row table:style-name="ro4">
          <table:table-cell/>
          <table:table-cell table:style-name="ce284" office:value-type="string" table:number-columns-spanned="12" table:number-rows-spanned="1">
            <text:p>OTRAS OBLIGACIONES AGROPECUARIAS</text:p>
          </table:table-cell>
          <table:covered-table-cell table:number-columns-repeated="11" table:style-name="ce284"/>
          <table:table-cell table:style-name="ce486" table:formula="of:=SUM([.BG129:.BG130])" office:value-type="float" office:value="0">
            <text:p>#N/D</text:p>
          </table:table-cell>
          <table:table-cell/>
          <table:table-cell table:style-name="ce504" office:value-type="string" table:number-columns-spanned="7" table:number-rows-spanned="1">
            <text:p>Cuentas por Pagar Proveedores</text:p>
          </table:table-cell>
          <table:covered-table-cell table:number-columns-repeated="5" table:style-name="ce548"/>
          <table:covered-table-cell table:style-name="ce584"/>
          <table:table-cell table:style-name="ce616" table:formula="of:=SUM([.W49:.W51])" office:value-type="float" office:value="0">
            <text:p>S/. 0.00</text:p>
          </table:table-cell>
          <table:table-cell table:style-name="ce651"/>
          <table:table-cell table:number-columns-repeated="1000"/>
        </table:table-row>
        <table:table-row table:style-name="ro4">
          <table:table-cell/>
          <table:table-cell table:style-name="ce285" office:value-type="string" table:number-columns-spanned="3" table:number-rows-spanned="1">
            <text:p>Entidad</text:p>
          </table:table-cell>
          <table:covered-table-cell table:number-columns-repeated="2" table:style-name="ce285"/>
          <table:table-cell table:style-name="ce285" office:value-type="string" table:number-columns-spanned="2" table:number-rows-spanned="1">
            <text:p>Forma de <text:s/>Pago</text:p>
          </table:table-cell>
          <table:covered-table-cell table:style-name="ce285"/>
          <table:table-cell table:style-name="ce285" office:value-type="string" table:number-columns-spanned="2" table:number-rows-spanned="1">
            <text:p>Saldo Capital</text:p>
          </table:table-cell>
          <table:covered-table-cell table:style-name="ce397"/>
          <table:table-cell table:style-name="ce407" office:value-type="string">
            <text:p>Cuota</text:p>
          </table:table-cell>
          <table:table-cell table:style-name="ce423" office:value-type="string">
            <text:p>Vencimiento</text:p>
          </table:table-cell>
          <table:table-cell table:style-name="ce266" table:number-columns-repeated="3"/>
          <table:table-cell table:style-name="ce487"/>
          <table:table-cell/>
          <table:table-cell table:style-name="ce523" table:number-columns-spanned="7" table:number-rows-spanned="1"/>
          <table:covered-table-cell table:number-columns-repeated="5" table:style-name="ce563"/>
          <table:covered-table-cell table:style-name="ce598"/>
          <table:table-cell table:style-name="ce624"/>
          <table:table-cell table:style-name="ce652"/>
          <table:table-cell table:number-columns-repeated="1000"/>
        </table:table-row>
        <table:table-row table:style-name="ro4">
          <table:table-cell/>
          <table:table-cell table:style-name="ce286" table:content-validation-name="val42" table:number-columns-spanned="3" table:number-rows-spanned="1"/>
          <table:covered-table-cell table:number-columns-repeated="2" table:style-name="ce286"/>
          <table:table-cell table:style-name="ce363" table:content-validation-name="val46" table:number-columns-spanned="2" table:number-rows-spanned="1"/>
          <table:covered-table-cell table:style-name="ce363" table:content-validation-name="val46"/>
          <table:table-cell table:style-name="ce385" table:content-validation-name="val48" table:number-columns-spanned="2" table:number-rows-spanned="1"/>
          <table:covered-table-cell table:style-name="ce398"/>
          <table:table-cell table:style-name="ce385"/>
          <table:table-cell table:style-name="ce424" table:content-validation-name="val48"/>
          <table:table-cell table:style-name="ce266" table:number-columns-repeated="3"/>
          <table:table-cell table:style-name="ce487"/>
          <table:table-cell/>
          <table:table-cell table:style-name="ce523" table:number-columns-spanned="7" table:number-rows-spanned="1"/>
          <table:covered-table-cell table:number-columns-repeated="5" table:style-name="ce563"/>
          <table:covered-table-cell table:style-name="ce598"/>
          <table:table-cell table:style-name="ce624"/>
          <table:table-cell table:style-name="ce652"/>
          <table:table-cell table:number-columns-repeated="1000"/>
        </table:table-row>
        <table:table-row table:style-name="ro4">
          <table:table-cell/>
          <table:table-cell table:style-name="ce286" table:content-validation-name="val42" table:number-columns-spanned="3" table:number-rows-spanned="1"/>
          <table:covered-table-cell table:number-columns-repeated="2" table:style-name="ce286"/>
          <table:table-cell table:style-name="ce363" table:content-validation-name="val46" table:number-columns-spanned="2" table:number-rows-spanned="1"/>
          <table:covered-table-cell table:style-name="ce363" table:content-validation-name="val46"/>
          <table:table-cell table:style-name="ce385" table:content-validation-name="val48" table:number-columns-spanned="2" table:number-rows-spanned="1"/>
          <table:covered-table-cell table:style-name="ce398"/>
          <table:table-cell table:style-name="ce385"/>
          <table:table-cell table:style-name="ce424" table:content-validation-name="val48"/>
          <table:table-cell table:style-name="ce266" table:number-columns-repeated="3"/>
          <table:table-cell table:style-name="ce487"/>
          <table:table-cell/>
          <table:table-cell table:style-name="ce523" table:number-columns-spanned="7" table:number-rows-spanned="1"/>
          <table:covered-table-cell table:number-columns-repeated="5" table:style-name="ce563"/>
          <table:covered-table-cell table:style-name="ce598"/>
          <table:table-cell table:style-name="ce624"/>
          <table:table-cell table:style-name="ce652"/>
          <table:table-cell table:number-columns-repeated="1000"/>
        </table:table-row>
        <table:table-row table:style-name="ro4">
          <table:table-cell/>
          <table:table-cell table:style-name="ce287" office:value-type="string" table:number-columns-spanned="5" table:number-rows-spanned="1">
            <text:p>TOTAL :</text:p>
          </table:table-cell>
          <table:covered-table-cell table:number-columns-repeated="4" table:style-name="ce287"/>
          <table:table-cell table:style-name="ce386" table:formula="of:=SUM([.G50:.H51])" office:value-type="float" office:value="0" table:number-columns-spanned="2" table:number-rows-spanned="1">
            <text:p>S/. 0.00</text:p>
          </table:table-cell>
          <table:covered-table-cell table:style-name="ce399"/>
          <table:table-cell table:style-name="ce266" table:number-columns-repeated="2"/>
          <table:table-cell table:style-name="ce438" table:number-columns-repeated="3"/>
          <table:table-cell table:style-name="ce487"/>
          <table:table-cell/>
          <table:table-cell table:style-name="ce504" office:value-type="string" table:number-columns-spanned="7" table:number-rows-spanned="1">
            <text:p>Deudas con empresas Financieras</text:p>
          </table:table-cell>
          <table:covered-table-cell table:number-columns-repeated="5" table:style-name="ce548"/>
          <table:covered-table-cell table:style-name="ce584"/>
          <table:table-cell table:style-name="ce616" table:formula="of:=SUM([.W53:.W55])" office:value-type="float" office:value="0">
            <text:p>S/. 0.00</text:p>
          </table:table-cell>
          <table:table-cell table:style-name="ce652"/>
          <table:table-cell table:number-columns-repeated="1000"/>
        </table:table-row>
        <table:table-row table:style-name="ro4">
          <table:table-cell/>
          <table:table-cell table:style-name="ce283"/>
          <table:table-cell table:style-name="ce320"/>
          <table:table-cell table:style-name="ce346"/>
          <table:table-cell table:style-name="ce364" table:number-columns-repeated="2"/>
          <table:table-cell table:style-name="ce387" table:number-columns-repeated="7"/>
          <table:table-cell table:style-name="ce480"/>
          <table:table-cell/>
          <table:table-cell table:style-name="ce523" table:number-columns-spanned="7" table:number-rows-spanned="1"/>
          <table:covered-table-cell table:number-columns-repeated="5" table:style-name="ce563"/>
          <table:covered-table-cell table:style-name="ce598"/>
          <table:table-cell table:style-name="ce624"/>
          <table:table-cell table:style-name="ce652"/>
          <table:table-cell table:number-columns-repeated="1000"/>
        </table:table-row>
        <table:table-row table:style-name="ro4">
          <table:table-cell/>
          <table:table-cell table:style-name="ce269" office:value-type="string" table:number-columns-spanned="12" table:number-rows-spanned="1">
            <text:p>UTILIDAD NETA</text:p>
          </table:table-cell>
          <table:covered-table-cell table:number-columns-repeated="10" table:style-name="ce305"/>
          <table:covered-table-cell table:style-name="ce457"/>
          <table:table-cell table:style-name="ce479" table:formula="of:=[.N42]-[.N46]-[.N44]-[.N48]" office:value-type="float" office:value="0">
            <text:p>#NOMBRE?</text:p>
          </table:table-cell>
          <table:table-cell/>
          <table:table-cell table:style-name="ce523" table:number-columns-spanned="7" table:number-rows-spanned="1"/>
          <table:covered-table-cell table:number-columns-repeated="5" table:style-name="ce563"/>
          <table:covered-table-cell table:style-name="ce598"/>
          <table:table-cell table:style-name="ce624"/>
          <table:table-cell table:style-name="ce652"/>
          <table:table-cell table:number-columns-repeated="1000"/>
        </table:table-row>
        <table:table-row table:style-name="ro4">
          <table:table-cell/>
          <table:table-cell table:style-name="ce288"/>
          <table:table-cell table:style-name="ce321"/>
          <table:table-cell table:style-name="ce347"/>
          <table:table-cell table:style-name="ce361" table:number-columns-repeated="2"/>
          <table:table-cell table:style-name="ce387" table:number-columns-repeated="7"/>
          <table:table-cell table:style-name="ce488"/>
          <table:table-cell/>
          <table:table-cell table:style-name="ce524" table:number-columns-spanned="7" table:number-rows-spanned="1"/>
          <table:covered-table-cell table:number-columns-repeated="5" table:style-name="ce564"/>
          <table:covered-table-cell table:style-name="ce599"/>
          <table:table-cell table:style-name="ce624"/>
          <table:table-cell table:style-name="ce652"/>
          <table:table-cell table:number-columns-repeated="1000"/>
        </table:table-row>
        <table:table-row table:style-name="ro4">
          <table:table-cell/>
          <table:table-cell table:style-name="ce269" office:value-type="string" table:number-columns-spanned="12" table:number-rows-spanned="1">
            <text:p>OTROS INGRESOS</text:p>
          </table:table-cell>
          <table:covered-table-cell table:number-columns-repeated="10" table:style-name="ce305"/>
          <table:covered-table-cell table:style-name="ce457"/>
          <table:table-cell table:style-name="ce479" table:formula="of:=SUM([.J58:.J61])*([$Solicitud.CF191]-1)" office:value-type="float" office:value="0">
            <text:p>#N/D</text:p>
          </table:table-cell>
          <table:table-cell/>
          <table:table-cell table:style-name="ce504" office:value-type="string" table:number-columns-spanned="7" table:number-rows-spanned="1">
            <text:p>Otras cuentas por pagar</text:p>
          </table:table-cell>
          <table:covered-table-cell table:number-columns-repeated="5" table:style-name="ce548"/>
          <table:covered-table-cell table:style-name="ce584"/>
          <table:table-cell table:style-name="ce616" table:formula="of:=SUM([.W57:.W58])" office:value-type="float" office:value="0">
            <text:p>S/. 0.00</text:p>
          </table:table-cell>
          <table:table-cell table:style-name="ce652"/>
          <table:table-cell table:number-columns-repeated="1000"/>
        </table:table-row>
        <table:table-row table:style-name="ro4">
          <table:table-cell/>
          <table:table-cell table:style-name="ce289" office:value-type="string">
            <text:p>Ventas</text:p>
          </table:table-cell>
          <table:table-cell table:style-name="ce322" table:content-validation-name="val43"/>
          <table:table-cell table:style-name="ce295" office:value-type="string" table:number-columns-spanned="4" table:number-rows-spanned="1">
            <text:p>Fuente de Ingresos</text:p>
          </table:table-cell>
          <table:covered-table-cell table:number-columns-repeated="2" table:style-name="ce365"/>
          <table:covered-table-cell table:style-name="ce388"/>
          <table:table-cell table:style-name="ce295" office:value-type="string">
            <text:p>Respaldado</text:p>
          </table:table-cell>
          <table:table-cell table:style-name="ce295" office:value-type="string">
            <text:p>Monto Declarado</text:p>
          </table:table-cell>
          <table:table-cell table:style-name="ce425" office:value-type="string">
            <text:p>Monto Ajustado</text:p>
          </table:table-cell>
          <table:table-cell table:style-name="ce439"/>
          <table:table-cell table:style-name="ce266" table:number-columns-repeated="2"/>
          <table:table-cell table:style-name="ce489"/>
          <table:table-cell/>
          <table:table-cell table:style-name="ce525" table:number-columns-spanned="7" table:number-rows-spanned="1"/>
          <table:covered-table-cell table:number-columns-repeated="5" table:style-name="ce565"/>
          <table:covered-table-cell table:style-name="ce600"/>
          <table:table-cell table:style-name="ce624"/>
          <table:table-cell table:style-name="ce652"/>
          <table:table-cell table:number-columns-repeated="1000"/>
        </table:table-row>
        <table:table-row table:style-name="ro4">
          <table:table-cell/>
          <table:table-cell table:style-name="ce290" office:value-type="string">
            <text:p>Costo de Ventas</text:p>
          </table:table-cell>
          <table:table-cell table:style-name="ce323" table:content-validation-name="val43"/>
          <table:table-cell table:style-name="ce348" table:content-validation-name="val44" table:number-columns-spanned="4" table:number-rows-spanned="1"/>
          <table:covered-table-cell table:number-columns-repeated="2" table:style-name="ce366" table:content-validation-name="val44"/>
          <table:covered-table-cell table:style-name="ce389" table:content-validation-name="val44"/>
          <table:table-cell table:style-name="ce348" table:content-validation-name="val51"/>
          <table:table-cell table:style-name="ce385"/>
          <table:table-cell table:style-name="ce426" table:formula="of:=[.BU120]" office:value-type="float" office:value="0">
            <text:p>#N/D</text:p>
          </table:table-cell>
          <table:table-cell table:style-name="ce439"/>
          <table:table-cell table:style-name="ce266" table:number-columns-repeated="2"/>
          <table:table-cell table:style-name="ce490"/>
          <table:table-cell/>
          <table:table-cell table:style-name="ce526" table:number-columns-spanned="7" table:number-rows-spanned="1"/>
          <table:covered-table-cell table:number-columns-repeated="5" table:style-name="ce566"/>
          <table:covered-table-cell table:style-name="ce601"/>
          <table:table-cell table:style-name="ce624"/>
          <table:table-cell table:style-name="ce652"/>
          <table:table-cell table:number-columns-repeated="1000"/>
        </table:table-row>
        <table:table-row table:style-name="ro4">
          <table:table-cell/>
          <table:table-cell table:style-name="ce290" office:value-type="string">
            <text:p>Gasto Operativo</text:p>
          </table:table-cell>
          <table:table-cell table:style-name="ce323" table:content-validation-name="val43"/>
          <table:table-cell table:style-name="ce348" table:content-validation-name="val44" table:number-columns-spanned="4" table:number-rows-spanned="1"/>
          <table:covered-table-cell table:number-columns-repeated="2" table:style-name="ce366" table:content-validation-name="val44"/>
          <table:covered-table-cell table:style-name="ce389" table:content-validation-name="val44"/>
          <table:table-cell table:style-name="ce348" table:content-validation-name="val52"/>
          <table:table-cell table:style-name="ce385"/>
          <table:table-cell table:style-name="ce426" table:formula="of:=[.BU121]" office:value-type="float" office:value="0">
            <text:p>#N/D</text:p>
          </table:table-cell>
          <table:table-cell table:style-name="ce439"/>
          <table:table-cell table:style-name="ce266" table:number-columns-repeated="2"/>
          <table:table-cell table:style-name="ce490"/>
          <table:table-cell/>
          <table:table-cell table:style-name="ce186" office:value-type="string" table:number-columns-spanned="7" table:number-rows-spanned="1">
            <text:p>B) PASIVO NO CORRIENTE</text:p>
          </table:table-cell>
          <table:covered-table-cell table:number-columns-repeated="5" table:style-name="ce547"/>
          <table:covered-table-cell table:style-name="ce583"/>
          <table:table-cell table:style-name="ce614" table:formula="of:=[.W60]" office:value-type="float" office:value="0">
            <text:p>S/. 0.00</text:p>
          </table:table-cell>
          <table:table-cell table:number-columns-repeated="1001"/>
        </table:table-row>
        <table:table-row table:style-name="ro4">
          <table:table-cell/>
          <table:table-cell table:style-name="ce290" office:value-type="string">
            <text:p>Gastos Adm.</text:p>
          </table:table-cell>
          <table:table-cell table:style-name="ce324" table:content-validation-name="val43"/>
          <table:table-cell table:style-name="ce348" table:content-validation-name="val44" table:number-columns-spanned="4" table:number-rows-spanned="1"/>
          <table:covered-table-cell table:number-columns-repeated="2" table:style-name="ce366" table:content-validation-name="val44"/>
          <table:covered-table-cell table:style-name="ce389" table:content-validation-name="val44"/>
          <table:table-cell table:style-name="ce348" table:content-validation-name="val53"/>
          <table:table-cell table:style-name="ce385"/>
          <table:table-cell table:style-name="ce426" table:formula="of:=[.BU122]" office:value-type="float" office:value="0">
            <text:p>#N/D</text:p>
          </table:table-cell>
          <table:table-cell table:style-name="ce439"/>
          <table:table-cell table:style-name="ce266" table:number-columns-repeated="2"/>
          <table:table-cell table:style-name="ce490"/>
          <table:table-cell/>
          <table:table-cell table:style-name="ce186" office:value-type="string" table:number-columns-spanned="7" table:number-rows-spanned="1">
            <text:p>OBLIGACIONES A LARGO PLAZO</text:p>
          </table:table-cell>
          <table:covered-table-cell table:number-columns-repeated="5" table:style-name="ce547"/>
          <table:covered-table-cell table:style-name="ce583"/>
          <table:table-cell table:style-name="ce616" table:formula="of:=SUM([.W61:.W63])" office:value-type="float" office:value="0">
            <text:p>S/. 0.00</text:p>
          </table:table-cell>
          <table:table-cell table:style-name="ce653"/>
          <table:table-cell table:number-columns-repeated="1000"/>
        </table:table-row>
        <table:table-row table:style-name="ro4">
          <table:table-cell/>
          <table:table-cell table:style-name="ce291" office:value-type="string">
            <text:p>Utilidad Neta</text:p>
          </table:table-cell>
          <table:table-cell table:style-name="ce325" table:formula="of:=[.C57]-[.C58]-[.C59]-[.C60]" office:value-type="float" office:value="0">
            <text:p>S/. 0.00</text:p>
          </table:table-cell>
          <table:table-cell table:style-name="ce348" table:content-validation-name="val44" table:number-columns-spanned="4" table:number-rows-spanned="1"/>
          <table:covered-table-cell table:number-columns-repeated="2" table:style-name="ce366" table:content-validation-name="val44"/>
          <table:covered-table-cell table:style-name="ce389" table:content-validation-name="val44"/>
          <table:table-cell table:style-name="ce348" table:content-validation-name="val54"/>
          <table:table-cell table:style-name="ce385"/>
          <table:table-cell table:style-name="ce426" table:formula="of:=[.BU123]" office:value-type="float" office:value="0">
            <text:p>#N/D</text:p>
          </table:table-cell>
          <table:table-cell table:style-name="ce439"/>
          <table:table-cell table:style-name="ce266" table:number-columns-repeated="2"/>
          <table:table-cell table:style-name="ce491"/>
          <table:table-cell/>
          <table:table-cell table:style-name="ce526" table:number-columns-spanned="7" table:number-rows-spanned="1"/>
          <table:covered-table-cell table:number-columns-repeated="5" table:style-name="ce566"/>
          <table:covered-table-cell table:style-name="ce601"/>
          <table:table-cell table:style-name="ce624"/>
          <table:table-cell table:style-name="ce654"/>
          <table:table-cell table:number-columns-repeated="1000"/>
        </table:table-row>
        <table:table-row table:style-name="ro4">
          <table:table-cell/>
          <table:table-cell table:style-name="ce292" table:number-columns-repeated="2"/>
          <table:table-cell table:style-name="ce292" table:content-validation-name="val45" table:number-columns-repeated="4"/>
          <table:table-cell table:style-name="ce400" office:value-type="string" table:number-columns-spanned="2" table:number-rows-spanned="1">
            <text:p>Total:</text:p>
          </table:table-cell>
          <table:covered-table-cell table:style-name="ce408"/>
          <table:table-cell table:style-name="ce426" table:formula="of:=SUM([.J58:.K61])" office:value-type="float" office:value="0">
            <text:p>#N/D</text:p>
          </table:table-cell>
          <table:table-cell table:style-name="ce439"/>
          <table:table-cell table:style-name="ce266" table:number-columns-repeated="2"/>
          <table:table-cell table:style-name="ce492"/>
          <table:table-cell/>
          <table:table-cell table:style-name="ce526" table:number-columns-spanned="7" table:number-rows-spanned="1"/>
          <table:covered-table-cell table:number-columns-repeated="5" table:style-name="ce566"/>
          <table:covered-table-cell table:style-name="ce601"/>
          <table:table-cell table:style-name="ce624"/>
          <table:table-cell table:style-name="ce654"/>
          <table:table-cell table:number-columns-repeated="1000"/>
        </table:table-row>
        <table:table-row table:style-name="ro4">
          <table:table-cell/>
          <table:table-cell table:style-name="ce292" table:number-columns-repeated="12"/>
          <table:table-cell table:style-name="ce493"/>
          <table:table-cell/>
          <table:table-cell table:style-name="ce526" table:number-columns-spanned="7" table:number-rows-spanned="1"/>
          <table:covered-table-cell table:number-columns-repeated="5" table:style-name="ce566"/>
          <table:covered-table-cell table:style-name="ce601"/>
          <table:table-cell table:style-name="ce624"/>
          <table:table-cell table:style-name="ce654"/>
          <table:table-cell table:number-columns-repeated="1000"/>
        </table:table-row>
        <table:table-row table:style-name="ro4">
          <table:table-cell/>
          <table:table-cell table:style-name="ce269" office:value-type="string" table:number-columns-spanned="12" table:number-rows-spanned="1">
            <text:p>GASTOS FAMILIARES MENSUALES</text:p>
          </table:table-cell>
          <table:covered-table-cell table:number-columns-repeated="10" table:style-name="ce305"/>
          <table:covered-table-cell table:style-name="ce457"/>
          <table:table-cell table:style-name="ce472" table:formula="of:=[.I74]*[.M5]" office:value-type="float" office:value="0">
            <text:p>#N/D</text:p>
          </table:table-cell>
          <table:table-cell/>
          <table:table-cell table:style-name="ce503" office:value-type="string" table:number-columns-spanned="7" table:number-rows-spanned="1">
            <text:p>PATRIMONIO</text:p>
          </table:table-cell>
          <table:covered-table-cell table:number-columns-repeated="5" table:style-name="ce546"/>
          <table:covered-table-cell table:style-name="ce582"/>
          <table:table-cell table:style-name="ce613" table:formula="of:=[.W6]-[.W46]" office:value-type="float" office:value="0">
            <text:p>S/. 0.00</text:p>
          </table:table-cell>
          <table:table-cell table:number-columns-repeated="1001"/>
        </table:table-row>
        <table:table-row table:style-name="ro4">
          <table:table-cell/>
          <table:table-cell table:style-name="ce293" office:value-type="string" table:number-columns-spanned="2" table:number-rows-spanned="1">
            <text:p>GASTOS DECLARADOS</text:p>
          </table:table-cell>
          <table:covered-table-cell table:style-name="ce326"/>
          <table:table-cell table:style-name="ce349" table:formula="of:=SUM([.D66:.D74])" office:value-type="float" office:value="0">
            <text:p>0.00</text:p>
          </table:table-cell>
          <table:table-cell table:style-name="ce367" table:number-columns-repeated="2"/>
          <table:table-cell table:style-name="ce285" office:value-type="string" table:number-columns-spanned="2" table:number-rows-spanned="1">
            <text:p>LOCALIDAD</text:p>
          </table:table-cell>
          <table:covered-table-cell table:style-name="ce397"/>
          <table:table-cell table:style-name="ce409" table:content-validation-name="val55"/>
          <table:table-cell table:style-name="ce427"/>
          <table:table-cell table:style-name="ce266" table:number-columns-repeated="3"/>
          <table:table-cell table:style-name="ce487"/>
          <table:table-cell table:number-columns-repeated="1010"/>
        </table:table-row>
        <table:table-row table:style-name="ro4">
          <table:table-cell/>
          <table:table-cell table:style-name="ce294" office:value-type="string" table:number-columns-spanned="2" table:number-rows-spanned="1">
            <text:p>Alimentación</text:p>
          </table:table-cell>
          <table:covered-table-cell table:style-name="ce327"/>
          <table:table-cell table:style-name="ce310"/>
          <table:table-cell table:style-name="ce367" table:number-columns-repeated="2"/>
          <table:table-cell table:style-name="ce390" table:number-columns-repeated="2"/>
          <table:table-cell table:style-name="ce410"/>
          <table:table-cell table:style-name="ce427"/>
          <table:table-cell table:style-name="ce266" table:number-columns-repeated="3"/>
          <table:table-cell table:style-name="ce487"/>
          <table:table-cell/>
          <table:table-cell table:style-name="ce527" office:value-type="string" table:number-columns-spanned="8" table:number-rows-spanned="1">
            <text:p>INDICADORES</text:p>
          </table:table-cell>
          <table:covered-table-cell table:number-columns-repeated="5" table:style-name="ce527"/>
          <table:covered-table-cell table:style-name="ce602"/>
          <table:covered-table-cell table:style-name="ce625"/>
          <table:table-cell table:number-columns-repeated="1001"/>
        </table:table-row>
        <table:table-row table:style-name="ro4">
          <table:table-cell/>
          <table:table-cell table:style-name="ce294" office:value-type="string" table:number-columns-spanned="2" table:number-rows-spanned="1">
            <text:p>Servicio (Luz, agua, telef.)</text:p>
          </table:table-cell>
          <table:covered-table-cell table:style-name="ce327"/>
          <table:table-cell table:style-name="ce310"/>
          <table:table-cell table:style-name="ce367" table:number-columns-repeated="2"/>
          <table:table-cell table:style-name="ce391" office:value-type="string" table:number-columns-spanned="3" table:number-rows-spanned="1">
            <text:p>GASTO MINIMO ESTIMADO</text:p>
          </table:table-cell>
          <table:covered-table-cell table:style-name="ce401"/>
          <table:covered-table-cell table:style-name="ce402"/>
          <table:table-cell table:style-name="ce427"/>
          <table:table-cell table:style-name="ce266" table:number-columns-repeated="3"/>
          <table:table-cell table:style-name="ce487"/>
          <table:table-cell/>
          <table:table-cell table:style-name="ce528" office:value-type="string" table:number-columns-spanned="7" table:number-rows-spanned="1">
            <text:p>Capital de Trabajo </text:p>
          </table:table-cell>
          <table:covered-table-cell table:number-columns-repeated="6" table:style-name="ce528"/>
          <table:table-cell table:style-name="ce626" table:formula="of:=iferror([.W7]-[.W47];0)" office:value-type="float" office:value="0">
            <text:p>#NOMBRE?</text:p>
          </table:table-cell>
          <table:table-cell table:style-name="ce655"/>
          <table:table-cell table:number-columns-repeated="1000"/>
        </table:table-row>
        <table:table-row table:style-name="ro4">
          <table:table-cell/>
          <table:table-cell table:style-name="ce294" office:value-type="string" table:number-columns-spanned="2" table:number-rows-spanned="1">
            <text:p>Vestido y calzado</text:p>
          </table:table-cell>
          <table:covered-table-cell table:style-name="ce327"/>
          <table:table-cell table:style-name="ce310"/>
          <table:table-cell table:style-name="ce367" table:number-columns-repeated="2"/>
          <table:table-cell table:style-name="ce285" office:value-type="string" table:number-columns-spanned="2" table:number-rows-spanned="1">
            <text:p>Adulto</text:p>
          </table:table-cell>
          <table:covered-table-cell table:style-name="ce397"/>
          <table:table-cell table:style-name="ce409" table:content-validation-name="val48"/>
          <table:table-cell table:style-name="ce427"/>
          <table:table-cell table:style-name="ce266" table:number-columns-repeated="3"/>
          <table:table-cell table:style-name="ce487"/>
          <table:table-cell/>
          <table:table-cell table:style-name="ce503" office:value-type="string" table:number-columns-spanned="8" table:number-rows-spanned="1">
            <text:p>INDICADORES DE SOLVENCIA</text:p>
          </table:table-cell>
          <table:covered-table-cell table:number-columns-repeated="5" table:style-name="ce503"/>
          <table:covered-table-cell table:style-name="ce603"/>
          <table:covered-table-cell table:style-name="ce627"/>
          <table:table-cell table:style-name="ce655"/>
          <table:table-cell table:number-columns-repeated="1000"/>
        </table:table-row>
        <table:table-row table:style-name="ro4">
          <table:table-cell/>
          <table:table-cell table:style-name="ce294" office:value-type="string" table:number-columns-spanned="2" table:number-rows-spanned="1">
            <text:p>Educación</text:p>
          </table:table-cell>
          <table:covered-table-cell table:style-name="ce327"/>
          <table:table-cell table:style-name="ce310"/>
          <table:table-cell table:style-name="ce367" table:number-columns-repeated="2"/>
          <table:table-cell table:style-name="ce285" office:value-type="string" table:number-columns-spanned="2" table:number-rows-spanned="1">
            <text:p>Menores</text:p>
          </table:table-cell>
          <table:covered-table-cell table:style-name="ce397"/>
          <table:table-cell table:style-name="ce409" table:content-validation-name="val48"/>
          <table:table-cell table:style-name="ce427" table:number-columns-repeated="2"/>
          <table:table-cell table:style-name="ce266" table:number-columns-repeated="2"/>
          <table:table-cell table:style-name="ce487"/>
          <table:table-cell/>
          <table:table-cell table:style-name="ce529" office:value-type="string" table:number-columns-spanned="7" table:number-rows-spanned="1">
            <text:p>Endeudamiento Patrimonial </text:p>
          </table:table-cell>
          <table:covered-table-cell table:number-columns-repeated="6" table:style-name="ce529"/>
          <table:table-cell table:style-name="ce628" table:formula="of:=iferror([.W46]/[.W64];0)" office:value-type="float" office:value="0">
            <text:p>#DIV/0!</text:p>
          </table:table-cell>
          <table:table-cell table:style-name="ce655" table:formula="of:=IF([.W69]&gt;1;&quot;No debe ser mayor a 1&quot;;&quot;&quot;)" office:value-type="float" office:value="0">
            <text:p>#DIV/0!</text:p>
          </table:table-cell>
          <table:table-cell table:number-columns-repeated="1000"/>
        </table:table-row>
        <table:table-row table:style-name="ro4">
          <table:table-cell/>
          <table:table-cell table:style-name="ce294" office:value-type="string" table:number-columns-spanned="2" table:number-rows-spanned="1">
            <text:p>Salud</text:p>
          </table:table-cell>
          <table:covered-table-cell table:style-name="ce327"/>
          <table:table-cell table:style-name="ce310"/>
          <table:table-cell table:style-name="ce367" table:number-columns-repeated="2"/>
          <table:table-cell table:style-name="ce285" office:value-type="string" table:number-columns-spanned="2" table:number-rows-spanned="1">
            <text:p>Total</text:p>
          </table:table-cell>
          <table:covered-table-cell table:style-name="ce397"/>
          <table:table-cell table:style-name="ce411" table:formula="of:=SUM([.I68:.I69])" office:value-type="float" office:value="0">
            <text:p>0</text:p>
          </table:table-cell>
          <table:table-cell table:style-name="ce427"/>
          <table:table-cell table:style-name="ce266" table:number-columns-repeated="3"/>
          <table:table-cell table:style-name="ce487"/>
          <table:table-cell/>
          <table:table-cell table:style-name="ce503" office:value-type="string" table:number-columns-spanned="8" table:number-rows-spanned="1">
            <text:p>INDICADORES DE RENTABILIDAD</text:p>
          </table:table-cell>
          <table:covered-table-cell table:number-columns-repeated="5" table:style-name="ce503"/>
          <table:covered-table-cell table:style-name="ce603"/>
          <table:covered-table-cell table:style-name="ce627"/>
          <table:table-cell table:style-name="ce655"/>
          <table:table-cell table:number-columns-repeated="1000"/>
        </table:table-row>
        <table:table-row table:style-name="ro4">
          <table:table-cell/>
          <table:table-cell table:style-name="ce294" office:value-type="string" table:number-columns-spanned="2" table:number-rows-spanned="1">
            <text:p>Transporte</text:p>
          </table:table-cell>
          <table:covered-table-cell table:style-name="ce327"/>
          <table:table-cell table:style-name="ce310"/>
          <table:table-cell table:style-name="ce367" table:number-columns-repeated="2"/>
          <table:table-cell table:style-name="ce390" table:number-columns-repeated="2"/>
          <table:table-cell table:style-name="ce410"/>
          <table:table-cell table:style-name="ce427"/>
          <table:table-cell table:style-name="ce266" table:number-columns-repeated="3"/>
          <table:table-cell table:style-name="ce494"/>
          <table:table-cell/>
          <table:table-cell table:style-name="ce530" office:value-type="string" table:number-columns-spanned="7" table:number-rows-spanned="1">
            <text:p>Rentabilidad del Negocio</text:p>
          </table:table-cell>
          <table:covered-table-cell table:number-columns-repeated="6" table:style-name="ce530"/>
          <table:table-cell table:style-name="ce629" table:formula="of:=iferror([.N54]/[.W67];0)" office:value-type="percentage" office:value="0">
            <text:p>#NOMBRE?</text:p>
          </table:table-cell>
          <table:table-cell table:style-name="ce655" table:formula="of:=IF([.W71]&gt;[$Solicitud.I40];&quot;&quot;;&quot;Debe ser mayor a la TE mensual&quot;)" office:value-type="float" office:value="0">
            <text:p>#NOMBRE?</text:p>
          </table:table-cell>
          <table:table-cell table:number-columns-repeated="1000"/>
        </table:table-row>
        <table:table-row table:style-name="ro4">
          <table:table-cell/>
          <table:table-cell table:style-name="ce294" office:value-type="string" table:number-columns-spanned="2" table:number-rows-spanned="1">
            <text:p>Alquiler de casa</text:p>
          </table:table-cell>
          <table:covered-table-cell table:style-name="ce327"/>
          <table:table-cell table:style-name="ce310"/>
          <table:table-cell table:style-name="ce367" table:number-columns-repeated="2"/>
          <table:table-cell table:style-name="ce391" office:value-type="string" table:number-columns-spanned="2" table:number-rows-spanned="1">
            <text:p>GF DECLARADO</text:p>
          </table:table-cell>
          <table:covered-table-cell table:style-name="ce402"/>
          <table:table-cell table:style-name="ce412" table:formula="of:=[.D65]" office:value-type="float" office:value="0">
            <text:p>S/. 0.00</text:p>
          </table:table-cell>
          <table:table-cell table:style-name="ce427"/>
          <table:table-cell table:style-name="ce266" table:number-columns-repeated="3"/>
          <table:table-cell table:style-name="ce487"/>
          <table:table-cell/>
          <table:table-cell table:style-name="ce503" office:value-type="string" table:number-columns-spanned="8" table:number-rows-spanned="1">
            <text:p>INDICADORES DE LIQUIDEZ</text:p>
          </table:table-cell>
          <table:covered-table-cell table:number-columns-repeated="5" table:style-name="ce503"/>
          <table:covered-table-cell table:style-name="ce603"/>
          <table:covered-table-cell table:style-name="ce627"/>
          <table:table-cell table:style-name="ce655"/>
          <table:table-cell table:number-columns-repeated="1000"/>
        </table:table-row>
        <table:table-row table:style-name="ro4">
          <table:table-cell/>
          <table:table-cell table:style-name="ce294" office:value-type="string" table:number-columns-spanned="2" table:number-rows-spanned="1">
            <text:p>Gastos personales</text:p>
          </table:table-cell>
          <table:covered-table-cell table:style-name="ce327"/>
          <table:table-cell table:style-name="ce310"/>
          <table:table-cell table:style-name="ce367" table:number-columns-repeated="2"/>
          <table:table-cell table:style-name="ce285" office:value-type="string" table:number-columns-spanned="2" table:number-rows-spanned="1">
            <text:p>GF MINIMO</text:p>
          </table:table-cell>
          <table:covered-table-cell table:style-name="ce397"/>
          <table:table-cell table:style-name="ce413" table:formula="of:=SUM([.BI112];[.D69:.D74])" office:value-type="float" office:value="0">
            <text:p>#N/D</text:p>
          </table:table-cell>
          <table:table-cell table:style-name="ce427"/>
          <table:table-cell table:style-name="ce266" table:number-columns-repeated="3"/>
          <table:table-cell table:style-name="ce469"/>
          <table:table-cell/>
          <table:table-cell table:style-name="ce531" office:value-type="string" table:number-columns-spanned="7" table:number-rows-spanned="1">
            <text:p>Liquidez Corriente <text:s/></text:p>
          </table:table-cell>
          <table:covered-table-cell table:number-columns-repeated="6" table:style-name="ce531"/>
          <table:table-cell table:style-name="ce630" table:formula="of:=iferror([.W7]/[.W47];0)" office:value-type="float" office:value="0">
            <text:p>#DIV/0!</text:p>
          </table:table-cell>
          <table:table-cell table:style-name="ce655" table:formula="of:=IF([.W73]&lt;1;&quot;No debe ser menor a 1&quot;;&quot;&quot;)" office:value-type="float" office:value="0">
            <text:p>#DIV/0!</text:p>
          </table:table-cell>
          <table:table-cell table:number-columns-repeated="1000"/>
        </table:table-row>
        <table:table-row table:style-name="ro4">
          <table:table-cell/>
          <table:table-cell table:style-name="ce294" office:value-type="string" table:number-columns-spanned="2" table:number-rows-spanned="1">
            <text:p>Otros</text:p>
          </table:table-cell>
          <table:covered-table-cell table:style-name="ce327"/>
          <table:table-cell table:style-name="ce310"/>
          <table:table-cell table:style-name="ce367" table:number-columns-repeated="2"/>
          <table:table-cell table:style-name="ce391" office:value-type="string" table:number-columns-spanned="2" table:number-rows-spanned="1">
            <text:p>GF CALCULADO</text:p>
          </table:table-cell>
          <table:covered-table-cell table:style-name="ce402"/>
          <table:table-cell table:style-name="ce412" table:formula="of:=MAX([.I73];[.I72])" office:value-type="float" office:value="0">
            <text:p>#N/D</text:p>
          </table:table-cell>
          <table:table-cell table:style-name="ce427"/>
          <table:table-cell table:style-name="ce266" table:number-columns-repeated="3"/>
          <table:table-cell table:style-name="ce469"/>
          <table:table-cell/>
          <table:table-cell table:style-name="ce532" office:value-type="string" table:number-columns-spanned="7" table:number-rows-spanned="1">
            <text:p>Liquidez Inmediata </text:p>
          </table:table-cell>
          <table:covered-table-cell table:number-columns-repeated="5" table:style-name="ce567"/>
          <table:covered-table-cell table:style-name="ce604"/>
          <table:table-cell table:style-name="ce631" table:formula="of:=iferror(([.W7]-[.W18])/[.W47];0)" office:value-type="float" office:value="0">
            <text:p>#DIV/0!</text:p>
          </table:table-cell>
          <table:table-cell table:style-name="ce655" table:formula="of:=IF([.W74]&lt;1;&quot;No debe ser menor a 1&quot;;&quot;&quot;)" office:value-type="float" office:value="0">
            <text:p>#DIV/0!</text:p>
          </table:table-cell>
          <table:table-cell table:number-columns-repeated="1000"/>
        </table:table-row>
        <table:table-row table:style-name="ro4">
          <table:table-cell/>
          <table:table-cell table:style-name="ce283" office:value-type="string">
            <text:p>Gastos Financieros</text:p>
          </table:table-cell>
          <table:table-cell table:style-name="ce320"/>
          <table:table-cell table:style-name="ce346"/>
          <table:table-cell table:style-name="ce364" table:number-columns-repeated="2"/>
          <table:table-cell table:style-name="ce266" table:number-columns-repeated="7"/>
          <table:table-cell table:style-name="ce469"/>
          <table:table-cell/>
          <table:table-cell table:style-name="ce503" office:value-type="string" table:number-columns-spanned="8" table:number-rows-spanned="1">
            <text:p>MARGEN OPERATIVO</text:p>
          </table:table-cell>
          <table:covered-table-cell table:number-columns-repeated="5" table:style-name="ce503"/>
          <table:covered-table-cell table:style-name="ce603"/>
          <table:covered-table-cell table:style-name="ce632"/>
          <table:table-cell table:style-name="ce655"/>
          <table:table-cell table:number-columns-repeated="1000"/>
        </table:table-row>
        <table:table-row table:style-name="ro4">
          <table:table-cell/>
          <table:table-cell table:style-name="ce269" office:value-type="string" table:number-columns-spanned="12" table:number-rows-spanned="1">
            <text:p>DEUDAS FAMILIARES</text:p>
          </table:table-cell>
          <table:covered-table-cell table:number-columns-repeated="10" table:style-name="ce305"/>
          <table:covered-table-cell table:style-name="ce457"/>
          <table:table-cell table:style-name="ce472" table:formula="of:=SUM([.BI132:.BI134])" office:value-type="float" office:value="0">
            <text:p>#N/D</text:p>
          </table:table-cell>
          <table:table-cell/>
          <table:table-cell table:style-name="ce533" office:value-type="string">
            <text:p>Margen de Venta <text:s/></text:p>
          </table:table-cell>
          <table:table-cell table:style-name="ce568"/>
          <table:table-cell table:style-name="ce578" table:formula="of:=[.B10]" office:value-type="string" office:string-value="Arroz" table:number-columns-spanned="2" table:number-rows-spanned="1">
            <text:p>Arroz</text:p>
          </table:table-cell>
          <table:covered-table-cell table:style-name="ce578"/>
          <table:table-cell table:style-name="ce578" table:number-columns-spanned="3" table:number-rows-spanned="1"/>
          <table:covered-table-cell table:number-columns-repeated="2" table:style-name="ce578"/>
          <table:table-cell table:style-name="ce633" table:formula="of:=iferror(([.K10]-[.E27])/[.K10];0)" office:value-type="percentage" office:value="0">
            <text:p>#DIV/0!</text:p>
          </table:table-cell>
          <table:table-cell table:number-columns-repeated="1001"/>
        </table:table-row>
        <table:table-row table:style-name="ro4">
          <table:table-cell/>
          <table:table-cell table:style-name="ce295" office:value-type="string" table:number-columns-spanned="3" table:number-rows-spanned="1">
            <text:p>Entidad</text:p>
          </table:table-cell>
          <table:covered-table-cell table:number-columns-repeated="2" table:style-name="ce295"/>
          <table:table-cell table:style-name="ce295" office:value-type="string" table:number-columns-spanned="2" table:number-rows-spanned="1">
            <text:p>Tipo</text:p>
          </table:table-cell>
          <table:covered-table-cell table:style-name="ce295"/>
          <table:table-cell table:style-name="ce295" office:value-type="string" table:number-columns-spanned="2" table:number-rows-spanned="1">
            <text:p>Forma de Pago</text:p>
          </table:table-cell>
          <table:covered-table-cell table:style-name="ce295"/>
          <table:table-cell table:style-name="ce295" office:value-type="string" table:number-columns-spanned="2" table:number-rows-spanned="1">
            <text:p>Saldo de Capital</text:p>
          </table:table-cell>
          <table:covered-table-cell table:style-name="ce388"/>
          <table:table-cell table:style-name="ce295" office:value-type="string">
            <text:p>Cuota Mensual</text:p>
          </table:table-cell>
          <table:table-cell table:style-name="ce450" office:value-type="string">
            <text:p>Fecha Final de Pago</text:p>
          </table:table-cell>
          <table:table-cell table:style-name="ce423" office:value-type="string">
            <text:p>Vencimiento</text:p>
          </table:table-cell>
          <table:table-cell table:style-name="ce487"/>
          <table:table-cell/>
          <table:table-cell table:style-name="ce533" office:value-type="string">
            <text:p>Margen de Venta </text:p>
          </table:table-cell>
          <table:table-cell table:style-name="ce568"/>
          <table:table-cell table:style-name="ce578" table:formula="of:=[.B11]" office:value-type="string" office:string-value="Algodón" table:number-columns-spanned="2" table:number-rows-spanned="1">
            <text:p>Algodón</text:p>
          </table:table-cell>
          <table:covered-table-cell table:style-name="ce578"/>
          <table:table-cell table:style-name="ce578" table:number-columns-spanned="3" table:number-rows-spanned="1"/>
          <table:covered-table-cell table:number-columns-repeated="2" table:style-name="ce578"/>
          <table:table-cell table:style-name="ce634" table:formula="of:=iferror(([.K11]-[.E28])/[.K11];0)" office:value-type="percentage" office:value="0">
            <text:p>#DIV/0!</text:p>
          </table:table-cell>
          <table:table-cell table:number-columns-repeated="1001"/>
        </table:table-row>
        <table:table-row table:style-name="ro4">
          <table:table-cell/>
          <table:table-cell table:style-name="ce286" table:content-validation-name="val42" table:number-columns-spanned="3" table:number-rows-spanned="1"/>
          <table:covered-table-cell table:number-columns-repeated="2" table:style-name="ce286"/>
          <table:table-cell table:style-name="ce286" table:content-validation-name="val47" table:number-columns-spanned="2" table:number-rows-spanned="1"/>
          <table:covered-table-cell table:style-name="ce286" table:content-validation-name="val47"/>
          <table:table-cell table:style-name="ce286" table:content-validation-name="val49" table:number-columns-spanned="2" table:number-rows-spanned="1"/>
          <table:covered-table-cell table:style-name="ce286" table:content-validation-name="val49"/>
          <table:table-cell table:style-name="ce414" table:content-validation-name="val48" table:number-columns-spanned="2" table:number-rows-spanned="1"/>
          <table:covered-table-cell table:style-name="ce428"/>
          <table:table-cell table:style-name="ce440" table:content-validation-name="val48"/>
          <table:table-cell table:style-name="ce424" table:content-validation-name="val48"/>
          <table:table-cell table:style-name="ce424" table:content-validation-name="val48"/>
          <table:table-cell table:style-name="ce487"/>
          <table:table-cell/>
          <table:table-cell table:style-name="ce533" office:value-type="string">
            <text:p>Margen de Venta</text:p>
          </table:table-cell>
          <table:table-cell table:style-name="ce568"/>
          <table:table-cell table:style-name="ce578" table:formula="of:=[.B12]" office:value-type="string" office:string-value="Alfalfa" table:number-columns-spanned="2" table:number-rows-spanned="1">
            <text:p>Alfalfa</text:p>
          </table:table-cell>
          <table:covered-table-cell table:style-name="ce578"/>
          <table:table-cell table:style-name="ce578" table:number-columns-repeated="3"/>
          <table:table-cell table:style-name="ce635" table:formula="of:=iferror(([.K12]-[.E29])/[.K12];0)" office:value-type="percentage" office:value="0">
            <text:p>#DIV/0!</text:p>
          </table:table-cell>
          <table:table-cell table:number-columns-repeated="1001"/>
        </table:table-row>
        <table:table-row table:style-name="ro4">
          <table:table-cell/>
          <table:table-cell table:style-name="ce286" table:content-validation-name="val42" table:number-columns-spanned="3" table:number-rows-spanned="1"/>
          <table:covered-table-cell table:number-columns-repeated="2" table:style-name="ce286"/>
          <table:table-cell table:style-name="ce286" table:content-validation-name="val47" table:number-columns-spanned="2" table:number-rows-spanned="1"/>
          <table:covered-table-cell table:style-name="ce286" table:content-validation-name="val47"/>
          <table:table-cell table:style-name="ce286" table:content-validation-name="val49" table:number-columns-spanned="2" table:number-rows-spanned="1"/>
          <table:covered-table-cell table:style-name="ce286" table:content-validation-name="val49"/>
          <table:table-cell table:style-name="ce414" table:content-validation-name="val48" table:number-columns-spanned="2" table:number-rows-spanned="1"/>
          <table:covered-table-cell table:style-name="ce428" table:content-validation-name="val48"/>
          <table:table-cell table:style-name="ce440" table:content-validation-name="val48"/>
          <table:table-cell table:style-name="ce424" table:content-validation-name="val48"/>
          <table:table-cell table:style-name="ce424" table:content-validation-name="val48"/>
          <table:table-cell table:style-name="ce487"/>
          <table:table-cell/>
          <table:table-cell table:style-name="ce527" office:value-type="string" table:number-columns-spanned="8" table:number-rows-spanned="1">
            <text:p>OTROS INDICADORES</text:p>
          </table:table-cell>
          <table:covered-table-cell table:number-columns-repeated="5" table:style-name="ce569"/>
          <table:covered-table-cell table:style-name="ce605"/>
          <table:covered-table-cell table:style-name="ce636"/>
          <table:table-cell table:number-columns-repeated="1001"/>
        </table:table-row>
        <table:table-row table:style-name="ro4">
          <table:table-cell/>
          <table:table-cell table:style-name="ce286" table:content-validation-name="val42" table:number-columns-spanned="3" table:number-rows-spanned="1"/>
          <table:covered-table-cell table:number-columns-repeated="2" table:style-name="ce286"/>
          <table:table-cell table:style-name="ce286" table:content-validation-name="val47" table:number-columns-spanned="2" table:number-rows-spanned="1"/>
          <table:covered-table-cell table:style-name="ce286" table:content-validation-name="val47"/>
          <table:table-cell table:style-name="ce286" table:content-validation-name="val49" table:number-columns-spanned="2" table:number-rows-spanned="1"/>
          <table:covered-table-cell table:style-name="ce286" table:content-validation-name="val49"/>
          <table:table-cell table:style-name="ce414" table:content-validation-name="val48" table:number-columns-spanned="2" table:number-rows-spanned="1"/>
          <table:covered-table-cell table:style-name="ce428" table:content-validation-name="val48"/>
          <table:table-cell table:style-name="ce440" table:content-validation-name="val48"/>
          <table:table-cell table:style-name="ce451" table:content-validation-name="val48"/>
          <table:table-cell table:style-name="ce424" table:content-validation-name="val48"/>
          <table:table-cell table:style-name="ce487"/>
          <table:table-cell/>
          <table:table-cell table:style-name="ce534" office:value-type="string" table:number-columns-spanned="7" table:number-rows-spanned="1">
            <text:p>Costo de producción a financiar</text:p>
          </table:table-cell>
          <table:covered-table-cell table:number-columns-repeated="6" table:style-name="ce567"/>
          <table:table-cell table:style-name="ce637" table:formula="of:=iferror([$Solicitud.D40]/[$'Evaluación Cuantitativa'.N25];0)" office:value-type="percentage" office:value="0">
            <text:p>#DIV/0!</text:p>
          </table:table-cell>
          <table:table-cell table:style-name="ce655" table:formula="of:=IF([.W80]&gt;[.BK173];CONCATENATE(&quot;Financiamiento mayor a límite permitido &quot;;[.BK173]);&quot;&quot;)" office:value-type="float" office:value="0">
            <text:p>#DIV/0!</text:p>
          </table:table-cell>
          <table:table-cell table:number-columns-repeated="1000"/>
        </table:table-row>
        <table:table-row table:style-name="ro4">
          <table:table-cell table:number-columns-repeated="2"/>
          <table:table-cell table:style-name="ce328" table:number-columns-repeated="4"/>
          <table:table-cell table:style-name="ce392" office:value-type="string" table:number-columns-spanned="2" table:number-rows-spanned="1">
            <text:p>Total :</text:p>
          </table:table-cell>
          <table:covered-table-cell table:style-name="ce403"/>
          <table:table-cell table:style-name="ce415" table:formula="of:=SUM([.I78:.J80])" office:value-type="float" office:value="0" table:number-columns-spanned="2" table:number-rows-spanned="1">
            <text:p>S/. 0.00</text:p>
          </table:table-cell>
          <table:covered-table-cell table:style-name="ce415"/>
          <table:table-cell table:style-name="ce438" table:number-columns-repeated="3"/>
          <table:table-cell table:style-name="ce487"/>
          <table:table-cell/>
          <table:table-cell table:style-name="ce532" office:value-type="string" table:number-columns-spanned="7" table:number-rows-spanned="1">
            <text:p>Cobertura de la Garantía </text:p>
          </table:table-cell>
          <table:covered-table-cell table:number-columns-repeated="5" table:style-name="ce567"/>
          <table:covered-table-cell table:style-name="ce604"/>
          <table:table-cell table:style-name="ce629" table:formula="of:=iferror([$Solicitud.H50]/[.C97];0)" office:value-type="percentage" office:value="0">
            <text:p>#DIV/0!</text:p>
          </table:table-cell>
          <table:table-cell table:number-columns-repeated="1001"/>
        </table:table-row>
        <table:table-row table:style-name="ro4">
          <table:table-cell/>
          <table:table-cell table:style-name="ce296" table:number-columns-repeated="4"/>
          <table:table-cell table:style-name="ce377" table:number-columns-repeated="6"/>
          <table:table-cell table:style-name="ce452" table:number-columns-repeated="2"/>
          <table:table-cell table:style-name="ce495"/>
          <table:table-cell table:number-columns-repeated="1010"/>
        </table:table-row>
        <table:table-row table:style-name="ro4">
          <table:table-cell/>
          <table:table-cell table:style-name="ce297" table:number-columns-repeated="2"/>
          <table:table-cell table:style-name="ce328" table:number-columns-repeated="3"/>
          <table:table-cell table:style-name="ce266" table:number-columns-repeated="7"/>
          <table:table-cell table:style-name="ce469"/>
          <table:table-cell/>
          <table:table-cell table:style-name="ce527" office:value-type="string" table:number-columns-spanned="8" table:number-rows-spanned="1">
            <text:p>COMENTARIO DE INDICADORES</text:p>
          </table:table-cell>
          <table:covered-table-cell table:number-columns-repeated="5" table:style-name="ce569"/>
          <table:covered-table-cell table:style-name="ce605"/>
          <table:covered-table-cell table:style-name="ce636"/>
          <table:table-cell table:number-columns-repeated="1001"/>
        </table:table-row>
        <table:table-row table:style-name="ro4">
          <table:table-cell/>
          <table:table-cell table:style-name="ce269" office:value-type="string" table:number-columns-spanned="12" table:number-rows-spanned="1">
            <text:p>SALDO DISPONIBLE</text:p>
          </table:table-cell>
          <table:covered-table-cell table:number-columns-repeated="10" table:style-name="ce305"/>
          <table:covered-table-cell table:style-name="ce457"/>
          <table:table-cell table:style-name="ce479" table:formula="of:=+[.N54]+[.N56]-[.N64]-[.N76]" office:value-type="float" office:value="0">
            <text:p>#NOMBRE?</text:p>
          </table:table-cell>
          <table:table-cell/>
          <table:table-cell table:style-name="ce535" table:number-columns-spanned="8" table:number-rows-spanned="7"/>
          <table:covered-table-cell table:number-columns-repeated="5" table:style-name="ce570"/>
          <table:covered-table-cell table:style-name="ce606"/>
          <table:covered-table-cell table:style-name="ce638"/>
          <table:table-cell table:number-columns-repeated="1001"/>
        </table:table-row>
        <table:table-row table:style-name="ro4">
          <table:table-cell/>
          <table:table-cell table:style-name="ce297" table:number-columns-repeated="2"/>
          <table:table-cell table:style-name="ce328" table:number-columns-repeated="3"/>
          <table:table-cell table:style-name="ce266" table:number-columns-repeated="7"/>
          <table:table-cell table:style-name="ce469"/>
          <table:table-cell/>
          <table:covered-table-cell table:style-name="ce536"/>
          <table:covered-table-cell table:number-columns-repeated="5" table:style-name="ce109"/>
          <table:covered-table-cell table:style-name="ce607"/>
          <table:covered-table-cell table:style-name="ce639"/>
          <table:table-cell table:number-columns-repeated="4"/>
          <table:table-cell table:style-name="ce660" table:number-columns-repeated="2"/>
          <table:table-cell table:style-name="ce662"/>
          <table:table-cell table:style-name="ce660"/>
          <table:table-cell table:number-columns-repeated="993"/>
        </table:table-row>
        <table:table-row table:style-name="ro4">
          <table:table-cell/>
          <table:table-cell table:style-name="ce298" office:value-type="string" table:number-columns-spanned="12" table:number-rows-spanned="1">
            <text:p>ARGUMENTO</text:p>
          </table:table-cell>
          <table:covered-table-cell table:number-columns-repeated="10" table:style-name="ce329"/>
          <table:covered-table-cell table:style-name="ce465"/>
          <table:table-cell table:style-name="ce469"/>
          <table:table-cell/>
          <table:covered-table-cell table:style-name="ce536"/>
          <table:covered-table-cell table:number-columns-repeated="5" table:style-name="ce109"/>
          <table:covered-table-cell table:style-name="ce607"/>
          <table:covered-table-cell table:style-name="ce639"/>
          <table:table-cell table:number-columns-repeated="3"/>
          <table:table-cell table:style-name="ce658"/>
          <table:table-cell table:style-name="ce659" table:number-columns-repeated="2"/>
          <table:table-cell table:style-name="ce663"/>
          <table:table-cell table:style-name="ce661"/>
          <table:table-cell table:number-columns-repeated="993"/>
        </table:table-row>
        <table:table-row table:style-name="ro4">
          <table:table-cell/>
          <table:table-cell table:style-name="ce299" table:number-columns-spanned="12" table:number-rows-spanned="7"/>
          <table:covered-table-cell table:number-columns-repeated="11" table:style-name="ce299"/>
          <table:table-cell table:style-name="ce469"/>
          <table:table-cell/>
          <table:covered-table-cell table:style-name="ce536"/>
          <table:covered-table-cell table:number-columns-repeated="5" table:style-name="ce109"/>
          <table:covered-table-cell table:style-name="ce607"/>
          <table:covered-table-cell table:style-name="ce639"/>
          <table:table-cell table:number-columns-repeated="3"/>
          <table:table-cell table:style-name="ce659"/>
          <table:table-cell table:style-name="ce661" table:number-columns-repeated="2"/>
          <table:table-cell table:style-name="ce664"/>
          <table:table-cell table:style-name="ce659"/>
          <table:table-cell table:number-columns-repeated="993"/>
        </table:table-row>
        <table:table-row table:style-name="ro4">
          <table:table-cell/>
          <table:covered-table-cell table:number-columns-repeated="12" table:style-name="ce299"/>
          <table:table-cell table:style-name="ce469"/>
          <table:table-cell/>
          <table:covered-table-cell table:style-name="ce536"/>
          <table:covered-table-cell table:number-columns-repeated="5" table:style-name="ce109"/>
          <table:covered-table-cell table:style-name="ce607"/>
          <table:covered-table-cell table:style-name="ce639"/>
          <table:table-cell table:number-columns-repeated="3"/>
          <table:table-cell table:style-name="ce659"/>
          <table:table-cell table:number-columns-repeated="997"/>
        </table:table-row>
        <table:table-row table:style-name="ro4">
          <table:table-cell/>
          <table:covered-table-cell table:number-columns-repeated="12" table:style-name="ce299"/>
          <table:table-cell table:style-name="ce469"/>
          <table:table-cell/>
          <table:covered-table-cell table:style-name="ce536"/>
          <table:covered-table-cell table:number-columns-repeated="5" table:style-name="ce109"/>
          <table:covered-table-cell table:style-name="ce607"/>
          <table:covered-table-cell table:style-name="ce639"/>
          <table:table-cell table:number-columns-repeated="3"/>
          <table:table-cell table:style-name="ce659"/>
          <table:table-cell table:number-columns-repeated="997"/>
        </table:table-row>
        <table:table-row table:style-name="ro4">
          <table:table-cell/>
          <table:covered-table-cell table:number-columns-repeated="12" table:style-name="ce299"/>
          <table:table-cell table:style-name="ce469"/>
          <table:table-cell/>
          <table:covered-table-cell table:style-name="ce537"/>
          <table:covered-table-cell table:number-columns-repeated="5" table:style-name="ce571"/>
          <table:covered-table-cell table:style-name="ce608"/>
          <table:covered-table-cell table:style-name="ce640"/>
          <table:table-cell table:number-columns-repeated="1001"/>
        </table:table-row>
        <table:table-row table:style-name="ro4">
          <table:table-cell/>
          <table:covered-table-cell table:number-columns-repeated="12" table:style-name="ce299"/>
          <table:table-cell table:style-name="ce469"/>
          <table:table-cell/>
          <table:table-cell table:style-name="ce538" table:number-columns-repeated="6"/>
          <table:table-cell table:style-name="ce609"/>
          <table:table-cell table:style-name="ce641"/>
          <table:table-cell table:number-columns-repeated="1001"/>
        </table:table-row>
        <table:table-row table:style-name="ro4">
          <table:table-cell/>
          <table:covered-table-cell table:number-columns-repeated="12" table:style-name="ce299"/>
          <table:table-cell table:style-name="ce469"/>
          <table:table-cell/>
          <table:table-cell table:style-name="ce527" office:value-type="string" table:number-columns-spanned="8" table:number-rows-spanned="1">
            <text:p>EXCEPCIONES</text:p>
          </table:table-cell>
          <table:covered-table-cell table:number-columns-repeated="5" table:style-name="ce569"/>
          <table:covered-table-cell table:style-name="ce605"/>
          <table:covered-table-cell table:style-name="ce636"/>
          <table:table-cell table:number-columns-repeated="1001"/>
        </table:table-row>
        <table:table-row table:style-name="ro4">
          <table:table-cell/>
          <table:covered-table-cell table:number-columns-repeated="12" table:style-name="ce299"/>
          <table:table-cell table:style-name="ce469"/>
          <table:table-cell/>
          <table:table-cell table:style-name="ce539" table:number-columns-spanned="8" table:number-rows-spanned="4"/>
          <table:covered-table-cell table:number-columns-repeated="6" table:style-name="ce572"/>
          <table:covered-table-cell table:style-name="ce642"/>
          <table:table-cell table:number-columns-repeated="1001"/>
        </table:table-row>
        <table:table-row table:style-name="ro4">
          <table:table-cell/>
          <table:table-cell table:style-name="ce300" office:value-type="string" table:number-columns-spanned="2" table:number-rows-spanned="1">
            <text:p>Propuesta de Monto y Desembolso</text:p>
          </table:table-cell>
          <table:covered-table-cell table:style-name="ce300"/>
          <table:table-cell table:style-name="ce350" table:number-columns-spanned="10" table:number-rows-spanned="1"/>
          <table:covered-table-cell table:number-columns-repeated="8" table:style-name="ce368"/>
          <table:covered-table-cell table:style-name="ce466"/>
          <table:table-cell table:style-name="ce469"/>
          <table:table-cell/>
          <table:covered-table-cell table:style-name="ce540"/>
          <table:covered-table-cell table:number-columns-repeated="6" table:style-name="ce573"/>
          <table:covered-table-cell table:style-name="ce643"/>
          <table:table-cell table:number-columns-repeated="1001"/>
        </table:table-row>
        <table:table-row table:style-name="ro4">
          <table:table-cell/>
          <table:table-cell table:style-name="ce285" office:value-type="string" table:number-columns-spanned="1" table:number-rows-spanned="2">
            <text:p>Moneda</text:p>
          </table:table-cell>
          <table:table-cell table:style-name="ce285" office:value-type="string" table:number-columns-spanned="1" table:number-rows-spanned="2">
            <text:p>Línea/Monto</text:p>
          </table:table-cell>
          <table:table-cell table:style-name="ce285" office:value-type="string" table:number-columns-spanned="1" table:number-rows-spanned="2">
            <text:p>Plazo</text:p>
          </table:table-cell>
          <table:table-cell table:style-name="ce285" office:value-type="string" table:number-columns-spanned="1" table:number-rows-spanned="2">
            <text:p>TEM</text:p>
          </table:table-cell>
          <table:table-cell table:style-name="ce285" office:value-type="string" table:number-columns-spanned="1" table:number-rows-spanned="2">
            <text:p>TEA</text:p>
          </table:table-cell>
          <table:table-cell table:style-name="ce285" office:value-type="string" table:number-columns-spanned="1" table:number-rows-spanned="2">
            <text:p>N° Desembolsos</text:p>
          </table:table-cell>
          <table:table-cell table:style-name="ce404"/>
          <table:table-cell table:style-name="ce285" office:value-type="float" office:value="1">
            <text:p>1</text:p>
          </table:table-cell>
          <table:table-cell table:style-name="ce285" office:value-type="float" office:value="2">
            <text:p>2</text:p>
          </table:table-cell>
          <table:table-cell table:style-name="ce285" office:value-type="float" office:value="3">
            <text:p>3</text:p>
          </table:table-cell>
          <table:table-cell table:style-name="ce453"/>
          <table:table-cell table:style-name="ce285" office:value-type="float" office:value="4">
            <text:p>4</text:p>
          </table:table-cell>
          <table:table-cell table:style-name="ce469"/>
          <table:table-cell/>
          <table:covered-table-cell table:style-name="ce540"/>
          <table:covered-table-cell table:number-columns-repeated="6" table:style-name="ce573"/>
          <table:covered-table-cell table:style-name="ce643"/>
          <table:table-cell table:number-columns-repeated="1001"/>
        </table:table-row>
        <table:table-row table:style-name="ro4">
          <table:table-cell/>
          <table:covered-table-cell table:number-columns-repeated="6" table:style-name="ce285"/>
          <table:table-cell table:style-name="ce404" office:value-type="string">
            <text:p>Fecha:</text:p>
          </table:table-cell>
          <table:table-cell table:style-name="ce416" table:formula="of:=iferror([$'Flujo de Caja'.E111];&quot;&quot;)" office:value-type="date" office:date-value="1899-12-30">
            <text:p>#NOMBRE?</text:p>
          </table:table-cell>
          <table:table-cell table:style-name="ce416" table:formula="of:=iferror([$'Flujo de Caja'.E112];&quot;&quot;)" office:value-type="date" office:date-value="1899-12-30">
            <text:p>#NOMBRE?</text:p>
          </table:table-cell>
          <table:table-cell table:style-name="ce416" table:formula="of:=iferror([$'Flujo de Caja'.E113];&quot;&quot;)" office:value-type="date" office:date-value="1899-12-30">
            <text:p>#NOMBRE?</text:p>
          </table:table-cell>
          <table:table-cell table:style-name="ce454"/>
          <table:table-cell table:style-name="ce416" table:formula="of:=iferror([$'Flujo de Caja'.E114];&quot;&quot;)" office:value-type="date" office:date-value="1899-12-30">
            <text:p>#NOMBRE?</text:p>
          </table:table-cell>
          <table:table-cell table:style-name="ce469"/>
          <table:table-cell/>
          <table:covered-table-cell table:style-name="ce541"/>
          <table:covered-table-cell table:number-columns-repeated="6" table:style-name="ce574"/>
          <table:covered-table-cell table:style-name="ce644"/>
          <table:table-cell table:number-columns-repeated="1001"/>
        </table:table-row>
        <table:table-row table:style-name="ro3">
          <table:table-cell/>
          <table:table-cell table:number-columns-repeated="2" table:style-name="ce301"/>
          <table:table-cell table:style-name="ce301"/>
          <table:table-cell table:style-name="ce369" table:number-columns-repeated="2"/>
          <table:table-cell table:style-name="ce301"/>
          <table:table-cell table:style-name="ce404" office:value-type="string">
            <text:p>Monto:</text:p>
          </table:table-cell>
          <table:table-cell table:style-name="ce417" table:formula="of:=iferror([$'Flujo de Caja'.D111];&quot;&quot;)" office:value-type="float" office:value="0">
            <text:p>#NOMBRE?</text:p>
          </table:table-cell>
          <table:table-cell table:style-name="ce417" table:formula="of:=iferror([$'Flujo de Caja'.D112];&quot;&quot;)" office:value-type="float" office:value="0">
            <text:p>#NOMBRE?</text:p>
          </table:table-cell>
          <table:table-cell table:style-name="ce417" table:formula="of:=iferror([$'Flujo de Caja'.D113];&quot;&quot;)" office:value-type="float" office:value="0">
            <text:p>#NOMBRE?</text:p>
          </table:table-cell>
          <table:table-cell table:style-name="ce455"/>
          <table:table-cell table:style-name="ce417" table:formula="of:=iferror([$'Flujo de Caja'.D114];&quot;&quot;)" office:value-type="float" office:value="0">
            <text:p>#NOMBRE?</text:p>
          </table:table-cell>
          <table:table-cell table:style-name="ce469"/>
          <table:table-cell/>
          <table:table-cell table:style-name="ce542"/>
          <table:table-cell table:style-name="ce575"/>
          <table:table-cell table:number-columns-repeated="1007"/>
        </table:table-row>
        <table:table-row table:style-name="ro3">
          <table:table-cell table:number-columns-repeated="15"/>
          <table:table-cell table:style-name="ce542"/>
          <table:table-cell table:style-name="ce575"/>
          <table:table-cell table:number-columns-repeated="1007"/>
        </table:table-row>
        <table:table-row table:style-name="ro2">
          <table:table-cell table:number-columns-repeated="7"/>
          <table:table-cell>
            <draw:frame table:end-cell-address="'Evaluación Cuantitativa'.I207" table:end-x="3.833cm" table:end-y="0.323cm" draw:z-index="1" draw:name="CommandButton2" draw:style-name="gr1" draw:text-style-name="P1" svg:width="6.646cm" svg:height="1.702cm" svg:x="1.028cm" svg:y="0.427cm">
              <draw:image xlink:href="Pictures/2000002E0000157A00000347E9D71357.wmf" xlink:type="simple" xlink:show="embed" xlink:actuate="onLoad">
                <text:p/>
              </draw:image>
            </draw:frame>
          </table:table-cell>
          <table:table-cell/>
          <table:table-cell>
            <draw:frame table:end-cell-address="'Evaluación Cuantitativa'.K207" table:end-x="3.912cm" table:end-y="0.348cm" draw:z-index="0" draw:name="CommandButton1" draw:style-name="gr1" draw:text-style-name="P1" svg:width="6.05cm" svg:height="1.727cm" svg:x="2.88cm" svg:y="0.427cm">
              <draw:image xlink:href="Pictures/2000002E000013440000035EBAD3ED7F.wmf" xlink:type="simple" xlink:show="embed" xlink:actuate="onLoad">
                <text:p/>
              </draw:image>
            </draw:frame>
          </table:table-cell>
          <table:table-cell table:number-columns-repeated="5"/>
          <table:table-cell table:style-name="ce543" table:number-columns-spanned="2" table:number-rows-spanned="1"/>
          <table:covered-table-cell table:style-name="ce576"/>
          <table:table-cell table:number-columns-repeated="1007"/>
        </table:table-row>
        <table:table-row table:style-name="ro3" table:visibility="collapse">
          <table:table-cell table:number-columns-repeated="15"/>
          <table:table-cell table:style-name="ce542"/>
          <table:table-cell table:style-name="ce575"/>
          <table:table-cell table:number-columns-repeated="36"/>
          <table:table-cell table:style-name="ce167"/>
          <table:table-cell table:number-columns-repeated="970"/>
        </table:table-row>
        <table:table-row table:style-name="ro3" table:visibility="collapse">
          <table:table-cell table:number-columns-repeated="15"/>
          <table:table-cell table:style-name="ce542"/>
          <table:table-cell table:style-name="ce575"/>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visibility="collapse">
          <table:table-cell table:number-columns-repeated="15"/>
          <table:table-cell table:style-name="ce542"/>
          <table:table-cell table:style-name="ce575"/>
          <table:table-cell table:number-columns-repeated="1007"/>
        </table:table-row>
        <table:table-row table:style-name="ro2" table:visibility="collapse">
          <table:table-cell table:number-columns-repeated="15"/>
          <table:table-cell table:style-name="ce543" table:number-columns-spanned="2" table:number-rows-spanned="1"/>
          <table:covered-table-cell table:style-name="ce576"/>
          <table:table-cell table:number-columns-repeated="37"/>
          <table:table-cell office:value-type="string">
            <text:p>Si</text:p>
          </table:table-cell>
          <table:table-cell office:value-type="string">
            <text:p>No</text:p>
          </table:table-cell>
          <table:table-cell table:number-columns-repeated="968"/>
        </table:table-row>
        <table:table-row table:style-name="ro3" table:visibility="collapse">
          <table:table-cell table:number-columns-repeated="15"/>
          <table:table-cell table:style-name="ce542"/>
          <table:table-cell table:style-name="ce577"/>
          <table:table-cell table:number-columns-repeated="1007"/>
        </table:table-row>
        <table:table-row table:style-name="ro3" table:visibility="collapse">
          <table:table-cell table:number-columns-repeated="2"/>
          <table:table-cell table:style-name="ce212" office:value-type="string" table:number-columns-spanned="3" table:number-rows-spanned="1">
            <text:p>Analista de Creditos</text:p>
          </table:table-cell>
          <table:covered-table-cell table:number-columns-repeated="2" table:style-name="ce212"/>
          <table:table-cell table:number-columns-repeated="10"/>
          <table:table-cell table:style-name="ce542"/>
          <table:table-cell table:style-name="ce577"/>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2" table:visibility="collapse">
          <table:table-cell table:number-columns-repeated="13"/>
          <table:table-cell table:style-name="ce496"/>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6"/>
          <table:table-cell table:style-name="ce142" table:number-columns-repeated="7"/>
          <table:table-cell table:style-name="ce496"/>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2" table:visibility="collapse">
          <table:table-cell table:number-columns-repeated="13"/>
          <table:table-cell table:style-name="ce496"/>
          <table:table-cell table:number-columns-repeated="1010"/>
        </table:table-row>
        <table:table-row table:style-name="ro2" table:visibility="collapse">
          <table:table-cell table:number-columns-repeated="13"/>
          <table:table-cell table:style-name="ce496"/>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2" table:visibility="collapse">
          <table:table-cell table:number-columns-repeated="13"/>
          <table:table-cell table:style-name="ce496"/>
          <table:table-cell table:number-columns-repeated="1010"/>
        </table:table-row>
        <table:table-row table:style-name="ro3" table:visibility="collapse">
          <table:table-cell table:number-columns-repeated="13"/>
          <table:table-cell table:style-name="ce496"/>
          <table:table-cell table:number-columns-repeated="40"/>
          <table:table-cell table:style-name="Normal_20_2"/>
          <table:table-cell table:style-name="ce666" office:value-type="string">
            <text:p>soltero</text:p>
          </table:table-cell>
          <table:table-cell table:style-name="ce666" office:value-type="string">
            <text:p>familia</text:p>
          </table:table-cell>
          <table:table-cell table:style-name="ce666" office:value-type="string">
            <text:p>adicional</text:p>
          </table:table-cell>
          <table:table-cell table:style-name="Normal_20_2" table:number-columns-repeated="2"/>
          <table:table-cell table:style-name="ce666" office:value-type="string">
            <text:p>GF MINIMOS</text:p>
          </table:table-cell>
          <table:table-cell table:number-columns-repeated="963"/>
        </table:table-row>
        <table:table-row table:style-name="ro3" table:visibility="collapse">
          <table:table-cell table:number-columns-repeated="13"/>
          <table:table-cell table:style-name="ce496"/>
          <table:table-cell table:number-columns-repeated="40"/>
          <table:table-cell table:style-name="ce666" office:value-type="string">
            <text:p>Region Lima</text:p>
          </table:table-cell>
          <table:table-cell table:number-columns-repeated="2" table:style-name="ce666" office:value-type="float" office:value="500">
            <text:p>500</text:p>
          </table:table-cell>
          <table:table-cell table:style-name="ce666" office:value-type="float" office:value="100">
            <text:p>100</text:p>
          </table:table-cell>
          <table:table-cell table:style-name="ce666" table:formula="of:=[.BE112]+([.$I$70]-1)*[.BF112]" office:value-type="float" office:value="400">
            <text:p>400</text:p>
          </table:table-cell>
          <table:table-cell table:style-name="ce666" office:value-type="string">
            <text:p>FORMULA</text:p>
          </table:table-cell>
          <table:table-cell table:style-name="ce695" table:formula="of:=iferror(VLOOKUP([.I65];[.$BC$112:.$BG$116];IF([.$I$70]&gt;1;5;2);0);0)" office:value-type="float" office:value="0">
            <text:p>#N/D</text:p>
          </table:table-cell>
          <table:table-cell table:number-columns-repeated="963"/>
        </table:table-row>
        <table:table-row table:style-name="ro3" table:visibility="collapse">
          <table:table-cell table:number-columns-repeated="13"/>
          <table:table-cell table:style-name="ce496"/>
          <table:table-cell table:number-columns-repeated="40"/>
          <table:table-cell table:style-name="ce666" office:value-type="string">
            <text:p>Region Sur</text:p>
          </table:table-cell>
          <table:table-cell table:number-columns-repeated="2" table:style-name="ce666" office:value-type="float" office:value="400">
            <text:p>400</text:p>
          </table:table-cell>
          <table:table-cell table:style-name="ce666" office:value-type="float" office:value="80">
            <text:p>80</text:p>
          </table:table-cell>
          <table:table-cell table:style-name="ce666" table:formula="of:=[.BE113]+([.$I$70]-1)*[.BF113]" office:value-type="float" office:value="320">
            <text:p>320</text:p>
          </table:table-cell>
          <table:table-cell table:style-name="ce666" office:value-type="string">
            <text:p>OBTENIDO</text:p>
          </table:table-cell>
          <table:table-cell table:style-name="ce695"/>
          <table:table-cell table:number-columns-repeated="963"/>
        </table:table-row>
        <table:table-row table:style-name="ro3" table:visibility="collapse">
          <table:table-cell table:number-columns-repeated="13"/>
          <table:table-cell table:style-name="ce496"/>
          <table:table-cell table:number-columns-repeated="40"/>
          <table:table-cell table:style-name="ce666" office:value-type="string">
            <text:p>Region Norte</text:p>
          </table:table-cell>
          <table:table-cell table:number-columns-repeated="2" table:style-name="ce666" office:value-type="float" office:value="450">
            <text:p>450</text:p>
          </table:table-cell>
          <table:table-cell table:style-name="ce666" office:value-type="float" office:value="100">
            <text:p>100</text:p>
          </table:table-cell>
          <table:table-cell table:style-name="ce666" table:formula="of:=[.BE114]+([.$I$70]-1)*[.BF114]" office:value-type="float" office:value="350">
            <text:p>350</text:p>
          </table:table-cell>
          <table:table-cell table:style-name="Normal_20_2"/>
          <table:table-cell table:style-name="ce695"/>
          <table:table-cell table:number-columns-repeated="963"/>
        </table:table-row>
        <table:table-row table:style-name="ro3" table:visibility="collapse">
          <table:table-cell table:number-columns-repeated="13"/>
          <table:table-cell table:style-name="ce496"/>
          <table:table-cell table:number-columns-repeated="40"/>
          <table:table-cell table:style-name="ce666" office:value-type="string">
            <text:p>Region Oriente</text:p>
          </table:table-cell>
          <table:table-cell table:number-columns-repeated="2" table:style-name="ce666" office:value-type="float" office:value="400">
            <text:p>400</text:p>
          </table:table-cell>
          <table:table-cell table:style-name="ce666" office:value-type="float" office:value="80">
            <text:p>80</text:p>
          </table:table-cell>
          <table:table-cell table:style-name="ce666" table:formula="of:=[.BE115]+([.$I$70]-1)*[.BF115]" office:value-type="float" office:value="320">
            <text:p>32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96"/>
          <table:table-cell table:number-columns-repeated="40"/>
          <table:table-cell table:style-name="ce666" office:value-type="string">
            <text:p>Kiva</text:p>
          </table:table-cell>
          <table:table-cell table:number-columns-repeated="2" table:style-name="ce666" office:value-type="float" office:value="300">
            <text:p>300</text:p>
          </table:table-cell>
          <table:table-cell table:style-name="ce666" office:value-type="float" office:value="50">
            <text:p>50</text:p>
          </table:table-cell>
          <table:table-cell table:style-name="ce666" table:formula="of:=[.BE116]+([.$I$70]-1)*[.BF116]" office:value-type="float" office:value="250">
            <text:p>25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96"/>
          <table:table-cell table:number-columns-repeated="45"/>
          <table:table-cell table:style-name="Normal_20_2" table:number-columns-repeated="2"/>
          <table:table-cell table:number-columns-repeated="963"/>
        </table:table-row>
        <table:table-row table:style-name="ro3" table:visibility="collapse">
          <table:table-cell table:number-columns-repeated="13"/>
          <table:table-cell table:style-name="ce496"/>
          <table:table-cell table:number-columns-repeated="40"/>
          <table:table-cell table:style-name="ce667" office:value-type="string">
            <text:p>RMV</text:p>
          </table:table-cell>
          <table:table-cell table:style-name="ce667" office:value-type="float" office:value="750">
            <text:p>750</text:p>
          </table:table-cell>
          <table:table-cell table:number-columns-repeated="6"/>
          <table:table-cell/>
          <table:table-cell table:number-columns-repeated="961"/>
        </table:table-row>
        <table:table-row table:style-name="ro2" table:visibility="collapse">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2" table:visibility="collapse">
          <table:table-cell table:number-columns-repeated="54"/>
          <table:table-cell table:style-name="ce668" office:value-type="string">
            <text:p>Titular o Cónyuge(mayor a 3 meses menor a 1 año)</text:p>
          </table:table-cell>
          <table:table-cell table:style-name="ce676" table:number-columns-repeated="2"/>
          <table:table-cell table:style-name="ce683"/>
          <table:table-cell table:style-name="ce687" office:value-type="float" office:value="0.5">
            <text:p>0.5</text:p>
          </table:table-cell>
          <table:table-cell table:style-name="ce689"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2" table:visibility="collapse">
          <table:table-cell table:number-columns-repeated="54"/>
          <table:table-cell table:style-name="ce668" office:value-type="string">
            <text:p>Titular o Cónyuge(mayor a 1 año)</text:p>
          </table:table-cell>
          <table:table-cell table:style-name="ce676" table:number-columns-repeated="2"/>
          <table:table-cell table:style-name="ce683"/>
          <table:table-cell table:style-name="ce687" office:value-type="float" office:value="1">
            <text:p>1</text:p>
          </table:table-cell>
          <table:table-cell table:style-name="ce692"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2" table:visibility="collapse">
          <table:table-cell table:number-columns-repeated="54"/>
          <table:table-cell table:style-name="ce668" office:value-type="string">
            <text:p>Actividad No Complementaria(mayor a 1 año de permanencia)</text:p>
          </table:table-cell>
          <table:table-cell table:style-name="ce676" table:number-columns-repeated="2"/>
          <table:table-cell table:style-name="ce683"/>
          <table:table-cell table:style-name="ce687" office:value-type="float" office:value="1">
            <text:p>1</text:p>
          </table:table-cell>
          <table:table-cell table:style-name="ce687"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2" table:visibility="collapse">
          <table:table-cell table:number-columns-repeated="54"/>
          <table:table-cell table:style-name="ce668" office:value-type="string">
            <text:p>Actividad No Complementaria(menor a 1 año de permanencia)</text:p>
          </table:table-cell>
          <table:table-cell table:style-name="ce676" table:number-columns-repeated="2"/>
          <table:table-cell table:style-name="ce683"/>
          <table:table-cell table:style-name="ce687" office:value-type="float" office:value="0.5">
            <text:p>0.5</text:p>
          </table:table-cell>
          <table:table-cell table:style-name="ce687"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2" table:visibility="collapse">
          <table:table-cell table:number-columns-repeated="54"/>
          <table:table-cell table:style-name="ce668" office:value-type="string">
            <text:p>Remesas</text:p>
          </table:table-cell>
          <table:table-cell table:style-name="ce676" table:number-columns-repeated="2"/>
          <table:table-cell table:style-name="ce684"/>
          <table:table-cell table:style-name="ce688" office:value-type="float" office:value="1">
            <text:p>1</text:p>
          </table:table-cell>
          <table:table-cell table:style-name="ce693"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2" table:visibility="collapse">
          <table:table-cell table:number-columns-repeated="54"/>
          <table:table-cell table:style-name="ce668" office:value-type="string">
            <text:p>Jornales Eventuales Titular y Conyuque (hasta a 06 has.)</text:p>
          </table:table-cell>
          <table:table-cell table:style-name="ce676" table:number-columns-repeated="2"/>
          <table:table-cell table:style-name="ce685"/>
          <table:table-cell table:style-name="ce689" office:value-type="float" office:value="0">
            <text:p>0</text:p>
          </table:table-cell>
          <table:table-cell table:style-name="ce687"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2" table:visibility="collapse">
          <table:table-cell table:number-columns-repeated="54"/>
          <table:table-cell table:style-name="ce668" office:value-type="string">
            <text:p>Jornales Evantuales Titular o Conyugue (hasta a 06 has.)</text:p>
          </table:table-cell>
          <table:table-cell table:style-name="ce676" table:number-columns-repeated="2"/>
          <table:table-cell table:style-name="ce685"/>
          <table:table-cell table:style-name="ce690" office:value-type="float" office:value="0">
            <text:p>0</text:p>
          </table:table-cell>
          <table:table-cell table:style-name="ce687"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2" table:visibility="collapse">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2" table:visibility="collapse">
          <table:table-cell table:number-columns-repeated="54"/>
          <table:table-cell office:value-type="string">
            <text:p>otras obligaciones agropecuarias</text:p>
          </table:table-cell>
          <table:table-cell table:number-columns-repeated="969"/>
        </table:table-row>
        <table:table-row table:style-name="ro2" table:visibility="collapse">
          <table:table-cell office:value-type="float" office:value="1">
            <text:p>1</text:p>
          </table:table-cell>
          <table:table-cell table:number-columns-repeated="52"/>
          <table:table-cell table:style-name="ce167" office:value-type="string">
            <text:p>fecha inicio</text:p>
          </table:table-cell>
          <table:table-cell table:formula="of:=iferror(HLOOKUP([.E50];[.$BC$105:.$BI$106];2;0);-1)" office:value-type="float" office:value="0">
            <text:p>#N/D</text:p>
          </table:table-cell>
          <table:table-cell table:style-name="ce161"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97" table:formula="of:=[.I50]*[.BF129]" office:value-type="float" office:value="0">
            <text:p>#N/D</text:p>
          </table:table-cell>
          <table:table-cell table:number-columns-repeated="965"/>
        </table:table-row>
        <table:table-row table:style-name="ro2" table:visibility="collapse">
          <table:table-cell table:number-columns-repeated="52"/>
          <table:table-cell office:value-type="string">
            <text:p>fecha</text:p>
          </table:table-cell>
          <table:table-cell table:style-name="ce665" table:formula="of:=[$Solicitud.I5]" office:value-type="date" office:date-value="2014-03-01">
            <text:p>01/03/2014</text:p>
          </table:table-cell>
          <table:table-cell table:formula="of:=iferror(HLOOKUP([.E51];[.$BC$105:.$BI$106];2;0);-1)" office:value-type="float" office:value="0">
            <text:p>#N/D</text:p>
          </table:table-cell>
          <table:table-cell table:style-name="ce161"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97" table:formula="of:=[.I51]*[.BF130]" office:value-type="float" office:value="0">
            <text:p>#N/D</text:p>
          </table:table-cell>
          <table:table-cell table:number-columns-repeated="965"/>
        </table:table-row>
        <table:table-row table:style-name="ro2" table:visibility="collapse">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2" table:visibility="collapse">
          <table:table-cell table:number-columns-repeated="53"/>
          <table:table-cell office:value-type="float" office:value="1">
            <text:p>1</text:p>
          </table:table-cell>
          <table:table-cell table:style-name="ce497" table:formula="of:=[.K78]" office:value-type="float" office:value="0">
            <text:p>S/. 0.00</text:p>
          </table:table-cell>
          <table:table-cell table:style-name="ce162"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97" table:formula="of:=[.BH132]*[.BC132]" office:value-type="float" office:value="0">
            <text:p>#N/D</text:p>
          </table:table-cell>
          <table:table-cell table:number-columns-repeated="963"/>
        </table:table-row>
        <table:table-row table:style-name="ro2" table:visibility="collapse">
          <table:table-cell table:number-columns-repeated="53"/>
          <table:table-cell office:value-type="float" office:value="2">
            <text:p>2</text:p>
          </table:table-cell>
          <table:table-cell table:style-name="ce497" table:formula="of:=[.K79]" office:value-type="float" office:value="0">
            <text:p>S/. 0.00</text:p>
          </table:table-cell>
          <table:table-cell table:style-name="ce162"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97" table:formula="of:=[.BH133]*[.BC133]" office:value-type="float" office:value="0">
            <text:p>#N/D</text:p>
          </table:table-cell>
          <table:table-cell table:number-columns-repeated="963"/>
        </table:table-row>
        <table:table-row table:style-name="ro2" table:visibility="collapse">
          <table:table-cell table:number-columns-repeated="53"/>
          <table:table-cell office:value-type="float" office:value="3">
            <text:p>3</text:p>
          </table:table-cell>
          <table:table-cell table:style-name="ce497" table:formula="of:=[.K80]" office:value-type="float" office:value="0">
            <text:p>S/. 0.00</text:p>
          </table:table-cell>
          <table:table-cell table:style-name="ce162"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97" table:formula="of:=[.BH134]*[.BC134]" office:value-type="float" office:value="0">
            <text:p>#N/D</text:p>
          </table:table-cell>
          <table:table-cell table:number-columns-repeated="963"/>
        </table:table-row>
        <table:table-row table:style-name="ro2" table:visibility="collapse">
          <table:table-cell table:number-columns-repeated="54"/>
          <table:table-cell table:style-name="ce12" office:value-type="string">
            <text:p>fecha final</text:p>
          </table:table-cell>
          <table:table-cell table:style-name="ce677" table:formula="of:=[$Solicitud.$F$42]" office:value-type="date" office:date-value="2014-03-01">
            <text:p>01/03/2014</text:p>
          </table:table-cell>
          <table:table-cell table:formula="of:=YEAR([.BD135])*12-YEAR([.$BB$130])*12+MONTH([.BD135])-MONTH([.$BB$130])+1" office:value-type="float" office:value="1">
            <text:p>1</text:p>
          </table:table-cell>
          <table:table-cell table:number-columns-repeated="967"/>
        </table:table-row>
        <table:table-row table:style-name="ro2" table:visibility="collapse">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ventas</text:p>
          </table:table-cell>
          <table:table-cell table:number-columns-repeated="969"/>
        </table:table-row>
        <table:table-row table:style-name="ro2" table:visibility="collapse">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2" table:visibility="collapse">
          <table:table-cell table:number-columns-repeated="54"/>
          <table:table-cell table:style-name="ce467" table:formula="of:=[.K10]" office:value-type="float" office:value="0">
            <text:p>S/. 0</text:p>
          </table:table-cell>
          <table:table-cell table:style-name="ce678" table:formula="of:=[.M10]" office:value-type="float" office:value="0">
            <text:p>30-dic-99</text:p>
          </table:table-cell>
          <table:table-cell table:style-name="ce163"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67" table:formula="of:=[.BC139]*[.BI144]" office:value-type="float" office:value="-0">
            <text:p>S/. 0</text:p>
          </table:table-cell>
          <table:table-cell table:style-name="ce467" table:formula="of:=IF([.BF139]=1;[.BC139];[.BI139])" office:value-type="float" office:value="-0">
            <text:p>S/. 0</text:p>
          </table:table-cell>
          <table:table-cell table:number-columns-repeated="962"/>
        </table:table-row>
        <table:table-row table:style-name="ro2" table:visibility="collapse">
          <table:table-cell table:number-columns-repeated="54"/>
          <table:table-cell table:style-name="ce467" table:formula="of:=[.K11]" office:value-type="float" office:value="0">
            <text:p>S/. 0</text:p>
          </table:table-cell>
          <table:table-cell table:style-name="ce678" table:formula="of:=[.M11]" office:value-type="float" office:value="0">
            <text:p>30-dic-99</text:p>
          </table:table-cell>
          <table:table-cell table:style-name="ce163"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67" table:formula="of:=[.BC140]*[.BI145]" office:value-type="float" office:value="-0">
            <text:p>S/. 0</text:p>
          </table:table-cell>
          <table:table-cell table:style-name="ce467" table:formula="of:=IF([.BF140]=1;[.BC140];[.BI140])" office:value-type="float" office:value="-0">
            <text:p>S/. 0</text:p>
          </table:table-cell>
          <table:table-cell table:number-columns-repeated="962"/>
        </table:table-row>
        <table:table-row table:style-name="ro2" table:visibility="collapse">
          <table:table-cell table:number-columns-repeated="54"/>
          <table:table-cell table:style-name="ce467" table:formula="of:=[.K12]" office:value-type="float" office:value="0">
            <text:p>S/. 0</text:p>
          </table:table-cell>
          <table:table-cell table:style-name="ce678" table:formula="of:=[.M12]" office:value-type="float" office:value="0">
            <text:p>30-dic-99</text:p>
          </table:table-cell>
          <table:table-cell table:style-name="ce163"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67" table:formula="of:=[.BC141]*[.BI146]" office:value-type="float" office:value="-0">
            <text:p>S/. 0</text:p>
          </table:table-cell>
          <table:table-cell table:style-name="ce467" table:formula="of:=IF([.BF141]=1;[.BC141];[.BI141])"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63"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63" table:formula="of:=[$Solicitud.$F$42]" office:value-type="date" office:date-value="2014-03-01">
            <text:p>01/03/2014</text:p>
          </table:table-cell>
          <table:table-cell/>
          <table:table-cell table:formula="of:=IF([.BE139]&gt;[.$BB$130];(YEAR([.$BF$144])-YEAR([.BE139]))*12+MONTH([.$BF$144])-MONTH([.BE139])+1;0)" office:value-type="float" office:value="0">
            <text:p>0</text:p>
          </table:table-cell>
          <table:table-cell table:formula="of:=IF(DAY([.$BF$144])&lt;DAY([.BE139]);[.BH144]-1;[.BH144])" office:value-type="float" office:value="-1">
            <text:p>-1</text:p>
          </table:table-cell>
          <table:table-cell table:number-columns-repeated="963"/>
        </table:table-row>
        <table:table-row table:style-name="ro2" table:visibility="collapse">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1">
            <text:p>-1</text:p>
          </table:table-cell>
          <table:table-cell table:number-columns-repeated="963"/>
        </table:table-row>
        <table:table-row table:style-name="ro2" table:visibility="collapse">
          <table:table-cell table:number-columns-repeated="57"/>
          <table:table-cell table:style-name="ce163"/>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2" table:visibility="collapse">
          <table:table-cell table:number-columns-repeated="54"/>
          <table:table-cell table:style-name="ce669" table:number-columns-repeated="2"/>
          <table:table-cell table:style-name="ce669"/>
          <table:table-cell table:style-name="ce686"/>
          <table:table-cell table:style-name="ce669" table:number-columns-repeated="3"/>
          <table:table-cell table:number-columns-repeated="963"/>
        </table:table-row>
        <table:table-row table:style-name="ro2" table:visibility="collapse">
          <table:table-cell table:number-columns-repeated="54"/>
          <table:table-cell table:style-name="ce497" table:formula="of:=[.F16]" office:value-type="float" office:value="0">
            <text:p>S/. 0.00</text:p>
          </table:table-cell>
          <table:table-cell table:style-name="ce497" table:formula="of:=[.H16]" office:value-type="float" office:value="0">
            <text:p>S/. 0.00</text:p>
          </table:table-cell>
          <table:table-cell table:style-name="ce163" table:formula="of:=[.J16]" office:value-type="date" office:date-value="1899-12-30">
            <text:p>30/12/1899</text:p>
          </table:table-cell>
          <table:table-cell table:formula="of:=IF([.BD148]=&quot;Al final&quot;;1;0)" office:value-type="float" office:value="0">
            <text:p>0</text:p>
          </table:table-cell>
          <table:table-cell table:style-name="ce497"/>
          <table:table-cell/>
          <table:table-cell table:style-name="ce467" table:formula="of:=[.BC148]*[.BI153]" office:value-type="float" office:value="-0">
            <text:p>S/. 0</text:p>
          </table:table-cell>
          <table:table-cell table:style-name="ce467" table:formula="of:=IF([.BF148]=1;[.BC148];[.BI148])" office:value-type="float" office:value="-0">
            <text:p>S/. 0</text:p>
          </table:table-cell>
          <table:table-cell table:number-columns-repeated="962"/>
        </table:table-row>
        <table:table-row table:style-name="ro2" table:visibility="collapse">
          <table:table-cell table:number-columns-repeated="54"/>
          <table:table-cell table:style-name="ce497" table:formula="of:=[.F17]" office:value-type="float" office:value="0">
            <text:p>S/. 0.00</text:p>
          </table:table-cell>
          <table:table-cell table:style-name="ce497" table:formula="of:=[.H17]" office:value-type="float" office:value="0">
            <text:p>S/. 0.00</text:p>
          </table:table-cell>
          <table:table-cell table:style-name="ce163"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67" table:formula="of:=[.BC149]*[.BI154]" office:value-type="float" office:value="-0">
            <text:p>S/. 0</text:p>
          </table:table-cell>
          <table:table-cell table:style-name="ce467" table:formula="of:=IF([.BF149]=1;[.BC149];[.BI149])" office:value-type="float" office:value="-0">
            <text:p>S/. 0</text:p>
          </table:table-cell>
          <table:table-cell table:number-columns-repeated="962"/>
        </table:table-row>
        <table:table-row table:style-name="ro2" table:visibility="collapse">
          <table:table-cell table:number-columns-repeated="57"/>
          <table:table-cell table:style-name="ce163"/>
          <table:table-cell table:number-columns-repeated="966"/>
        </table:table-row>
        <table:table-row table:style-name="ro2" table:visibility="collapse">
          <table:table-cell table:number-columns-repeated="55"/>
          <table:table-cell office:value-type="string">
            <text:p>max</text:p>
          </table:table-cell>
          <table:table-cell table:style-name="ce163"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63" table:formula="of:=[$Solicitud.$F$42]" office:value-type="date" office:date-value="2014-03-01">
            <text:p>01/03/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2" table:visibility="collapse">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2" table:visibility="collapse">
          <table:table-cell table:number-columns-repeated="57"/>
          <table:table-cell table:style-name="ce163"/>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2" table:visibility="collapse">
          <table:table-cell table:number-columns-repeated="54"/>
          <table:table-cell table:style-name="ce669" table:number-columns-repeated="2"/>
          <table:table-cell table:style-name="ce669"/>
          <table:table-cell table:style-name="ce686"/>
          <table:table-cell table:style-name="ce669" table:number-columns-repeated="3"/>
          <table:table-cell table:number-columns-repeated="963"/>
        </table:table-row>
        <table:table-row table:style-name="ro2" table:visibility="collapse">
          <table:table-cell table:number-columns-repeated="54"/>
          <table:table-cell table:style-name="ce467" table:formula="of:=[.F21]" office:value-type="float" office:value="0">
            <text:p>S/. 0</text:p>
          </table:table-cell>
          <table:table-cell table:style-name="ce467" table:formula="of:=[.H21]" office:value-type="float" office:value="0">
            <text:p>S/. 0</text:p>
          </table:table-cell>
          <table:table-cell table:style-name="ce163"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67" table:formula="of:=[.BC156]*[.BI161]" office:value-type="float" office:value="-0">
            <text:p>S/. 0</text:p>
          </table:table-cell>
          <table:table-cell table:style-name="ce467" table:formula="of:=IF([.BF156]=1;[.BC156];[.BI156])" office:value-type="float" office:value="-0">
            <text:p>S/. 0</text:p>
          </table:table-cell>
          <table:table-cell table:number-columns-repeated="962"/>
        </table:table-row>
        <table:table-row table:style-name="ro2" table:visibility="collapse">
          <table:table-cell table:number-columns-repeated="54"/>
          <table:table-cell table:style-name="ce467" table:formula="of:=[.F22]" office:value-type="float" office:value="0">
            <text:p>S/. 0</text:p>
          </table:table-cell>
          <table:table-cell table:style-name="ce467" table:formula="of:=[.H22]" office:value-type="float" office:value="0">
            <text:p>S/. 0</text:p>
          </table:table-cell>
          <table:table-cell table:style-name="ce163"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67" table:formula="of:=[.BC157]*[.BI162]" office:value-type="float" office:value="-0">
            <text:p>S/. 0</text:p>
          </table:table-cell>
          <table:table-cell table:style-name="ce467" table:formula="of:=IF([.BF157]=1;[.BC157];[.BI157])"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63"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63" table:formula="of:=[$Solicitud.$F$42]" office:value-type="date" office:date-value="2014-03-01">
            <text:p>01/03/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2" table:visibility="collapse">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2" table:visibility="collapse">
          <table:table-cell table:number-columns-repeated="57"/>
          <table:table-cell table:style-name="ce163"/>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2" table:visibility="collapse">
          <table:table-cell table:number-columns-repeated="1024"/>
        </table:table-row>
        <table:table-row table:style-name="ro2" table:visibility="collapse">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2" table:visibility="collapse">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2" table:visibility="collapse">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2" table:visibility="collapse" table:number-rows-repeated="2">
          <table:table-cell table:number-columns-repeated="1024"/>
        </table:table-row>
        <table:table-row table:style-name="ro3" table:visibility="collapse">
          <table:table-cell table:number-columns-repeated="54"/>
          <table:table-cell table:style-name="ce670" office:value-type="string">
            <text:p>Costo de Producción</text:p>
          </table:table-cell>
          <table:table-cell table:style-name="ce679" office:value-type="string">
            <text:p>Propietario</text:p>
          </table:table-cell>
          <table:table-cell table:style-name="ce681" office:value-type="string">
            <text:p>Posesionario</text:p>
          </table:table-cell>
          <table:table-cell table:style-name="ce681" office:value-type="string">
            <text:p>Arrendatario (+)</text:p>
          </table:table-cell>
          <table:table-cell table:style-name="ce681" office:value-type="string">
            <text:p>Hipoteca</text:p>
          </table:table-cell>
          <table:table-cell/>
          <table:table-cell table:style-name="ce675"/>
          <table:table-cell table:number-columns-repeated="963"/>
        </table:table-row>
        <table:table-row table:style-name="ro3" table:visibility="collapse">
          <table:table-cell table:number-columns-repeated="54"/>
          <table:table-cell table:style-name="ce671" office:value-type="string">
            <text:p>Hasta el 60%</text:p>
          </table:table-cell>
          <table:table-cell table:style-name="ce672"/>
          <table:table-cell table:style-name="ce672" office:value-type="string">
            <text:p>X</text:p>
          </table:table-cell>
          <table:table-cell table:style-name="ce672"/>
          <table:table-cell table:style-name="ce691"/>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65"/>
          <table:table-cell table:number-columns-repeated="3"/>
          <table:table-cell table:style-name="ce167" office:value-type="string">
            <text:p>kiva</text:p>
          </table:table-cell>
          <table:table-cell table:style-name="ce167" office:value-type="float" office:value="0.7">
            <text:p>0.7</text:p>
          </table:table-cell>
          <table:table-cell table:style-name="ce167"/>
          <table:table-cell table:number-columns-repeated="955"/>
        </table:table-row>
        <table:table-row table:style-name="ro3" table:visibility="collapse">
          <table:table-cell table:number-columns-repeated="54"/>
          <table:table-cell table:style-name="ce672" office:value-type="string">
            <text:p>Hasta el 70%</text:p>
          </table:table-cell>
          <table:table-cell table:style-name="ce672" office:value-type="string">
            <text:p>X</text:p>
          </table:table-cell>
          <table:table-cell table:style-name="ce682"/>
          <table:table-cell table:style-name="ce672" office:value-type="string">
            <text:p>X</text:p>
          </table:table-cell>
          <table:table-cell table:style-name="ce682"/>
          <table:table-cell table:style-name="ce694" office:value-type="string">
            <text:p>propio -aren</text:p>
          </table:table-cell>
          <table:table-cell table:formula="of:=IF(OR([$'Evaluación Cualitativa'.I53]&lt;&gt;0;[$'Evaluación Cualitativa'.I53]&lt;&gt;&quot;&quot;;[$'Evaluación Cualitativa'.I52]&lt;&gt;0;[$'Evaluación Cualitativa'.I52]&lt;&gt;&quot;&quot;);1;0)" office:value-type="float" office:value="0">
            <text:p>0</text:p>
          </table:table-cell>
          <table:table-cell office:value-type="string">
            <text:p>costo:</text:p>
          </table:table-cell>
          <table:table-cell table:style-name="ce165" table:formula="of:=IF([.BI176]=1;0.7;IF([.BI172]=1;0.8;IF([.BI175]=1;0.5;IF([.BI173]=1;0.7;0.6))))" office:value-type="percentage" office:value="0.5">
            <text:p>50%</text:p>
          </table:table-cell>
          <table:table-cell table:number-columns-repeated="3"/>
          <table:table-cell table:style-name="ce696" office:value-type="string">
            <text:p>no kiva</text:p>
          </table:table-cell>
          <table:table-cell table:number-columns-repeated="957"/>
        </table:table-row>
        <table:table-row table:style-name="ro3" table:visibility="collapse">
          <table:table-cell table:number-columns-repeated="54"/>
          <table:table-cell table:style-name="ce673" office:value-type="string">
            <text:p>Hasta el 80%</text:p>
          </table:table-cell>
          <table:table-cell table:style-name="ce680" table:number-columns-repeated="3"/>
          <table:table-cell table:style-name="ce672"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12" office:value-type="string">
            <text:p>hipotecca</text:p>
          </table:table-cell>
          <table:table-cell table:style-name="ce12" office:value-type="float" office:value="0.8">
            <text:p>0.8</text:p>
          </table:table-cell>
          <table:table-cell table:number-columns-repeated="955"/>
        </table:table-row>
        <table:table-row table:style-name="ro3" table:visibility="collapse">
          <table:table-cell table:number-columns-repeated="54"/>
          <table:table-cell table:style-name="ce674"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2" table:visibility="collapse">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0">
            <text:p>0</text:p>
          </table:table-cell>
          <table:table-cell table:number-columns-repeated="963"/>
        </table:table-row>
        <table:table-row table:style-name="ro3" table:visibility="collapse">
          <table:table-cell table:number-columns-repeated="53"/>
          <table:table-cell table:formula="of:=[$Solicitud.CF191]" office:value-type="float" office:value="1">
            <text:p>1</text:p>
          </table:table-cell>
          <table:table-cell table:style-name="ce675" office:value-type="string">
            <text:p>VENTAS</text:p>
          </table:table-cell>
          <table:table-cell table:number-columns-repeated="12"/>
          <table:table-cell table:style-name="ce174" office:value-type="string">
            <text:p>no hipoteca</text:p>
          </table:table-cell>
          <table:table-cell table:number-columns-repeated="956"/>
        </table:table-row>
        <table:table-row table:style-name="ro2" table:visibility="collapse">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68" office:value-type="string">
            <text:p>nuevo</text:p>
          </table:table-cell>
          <table:table-cell table:style-name="ce168" office:value-type="float" office:value="0.5">
            <text:p>0.5</text:p>
          </table:table-cell>
          <table:table-cell table:number-columns-repeated="954"/>
        </table:table-row>
        <table:table-row table:style-name="ro2" table:visibility="collapse">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97" office:value-type="string">
            <text:p>recurrente</text:p>
          </table:table-cell>
          <table:table-cell table:number-columns-repeated="955"/>
        </table:table-row>
        <table:table-row table:style-name="ro2" table:visibility="collapse">
          <table:table-cell table:number-columns-repeated="53"/>
          <table:table-cell table:style-name="ce467" table:formula="of:=[.K10]" office:value-type="float" office:value="0">
            <text:p>S/. 0</text:p>
          </table:table-cell>
          <table:table-cell table:formula="of:=iferror(HLOOKUP([.M10];[.$BC$178:.$BI$179];2;0);-1)" office:value-type="float" office:value="0">
            <text:p>#N/D</text:p>
          </table:table-cell>
          <table:table-cell table:style-name="ce163" table:formula="of:=[$'Costo Produc.1'.I5]" office:value-type="date" office:date-value="1899-12-30">
            <text:p>30/12/1899</text:p>
          </table:table-cell>
          <table:table-cell table:style-name="ce161" table:formula="of:=(YEAR([.BD181])-YEAR([.$BB$130]))*12+MONTH([.BD181])-MONTH([.$BB$130])+1" office:value-type="float" office:value="-1370">
            <text:p>-1370</text:p>
          </table:table-cell>
          <table:table-cell table:formula="of:=IF([.BC181]=0;0;MOD([.$BB$177]-[.BE181]+1;[.BC181]))" office:value-type="float" office:value="0">
            <text:p>#N/D</text:p>
          </table:table-cell>
          <table:table-cell table:formula="of:=IF([.BC181]=-1;1;IF([.BC181]=0;1;IF([.BF181]&gt;0;1;0)+INT(([.$BB$177]-[.BE181]+1)/[.BC181])))" office:value-type="float" office:value="0">
            <text:p>#N/D</text:p>
          </table:table-cell>
          <table:table-cell table:number-columns-repeated="10"/>
          <table:table-cell table:style-name="ce698" office:value-type="string">
            <text:p>propietario -arrendatario</text:p>
          </table:table-cell>
          <table:table-cell table:style-name="ce698" office:value-type="float" office:value="0.7">
            <text:p>0.7</text:p>
          </table:table-cell>
          <table:table-cell table:number-columns-repeated="953"/>
        </table:table-row>
        <table:table-row table:style-name="ro2" table:visibility="collapse">
          <table:table-cell table:number-columns-repeated="53"/>
          <table:table-cell table:style-name="ce467" table:formula="of:=[.K11]" office:value-type="float" office:value="0">
            <text:p>S/. 0</text:p>
          </table:table-cell>
          <table:table-cell table:formula="of:=iferror(HLOOKUP([.M11];[.$BC$178:.$BI$179];2;0);-1)" office:value-type="float" office:value="0">
            <text:p>#N/D</text:p>
          </table:table-cell>
          <table:table-cell table:style-name="ce163" table:formula="of:=[$'Costo Produc.2'.I5]" office:value-type="date" office:date-value="1899-12-30">
            <text:p>30/12/1899</text:p>
          </table:table-cell>
          <table:table-cell table:style-name="ce161" table:formula="of:=(YEAR([.BD182])-YEAR([.$BB$130]))*12+MONTH([.BD182])-MONTH([.$BB$130])+1" office:value-type="float" office:value="-1370">
            <text:p>-1370</text:p>
          </table:table-cell>
          <table:table-cell table:formula="of:=IF([.BC182]=0;0;MOD([.$BB$177]-[.BE182]+1;[.BC182]))" office:value-type="float" office:value="0">
            <text:p>#N/D</text:p>
          </table:table-cell>
          <table:table-cell table:formula="of:=IF([.BC182]=-1;1;IF([.BC182]=0;1;IF([.BF182]&gt;0;1;0)+INT(([.$BB$177]-[.BE182]+1)/[.BC182])))" office:value-type="float" office:value="0">
            <text:p>#N/D</text:p>
          </table:table-cell>
          <table:table-cell table:number-columns-repeated="965"/>
        </table:table-row>
        <table:table-row table:style-name="ro2" table:visibility="collapse">
          <table:table-cell table:number-columns-repeated="53"/>
          <table:table-cell table:style-name="ce467" table:formula="of:=[.K12]" office:value-type="float" office:value="0">
            <text:p>S/. 0</text:p>
          </table:table-cell>
          <table:table-cell table:formula="of:=iferror(HLOOKUP([.M12];[.$BC$178:.$BI$179];2;0);-1)" office:value-type="float" office:value="0">
            <text:p>#N/D</text:p>
          </table:table-cell>
          <table:table-cell table:style-name="ce163" table:formula="of:=[$'Costo Produc.3'.I5]" office:value-type="date" office:date-value="1899-12-30">
            <text:p>30/12/1899</text:p>
          </table:table-cell>
          <table:table-cell table:style-name="ce161" table:formula="of:=(YEAR([.BD183])-YEAR([.$BB$130]))*12+MONTH([.BD183])-MONTH([.$BB$130])+1" office:value-type="float" office:value="-1370">
            <text:p>-1370</text:p>
          </table:table-cell>
          <table:table-cell table:formula="of:=IF([.BC183]=0;0;MOD([.$BB$177]-[.BE183]+1;[.BC183]))" office:value-type="float" office:value="0">
            <text:p>#N/D</text:p>
          </table:table-cell>
          <table:table-cell table:formula="of:=IF([.BC183]=-1;1;IF([.BC183]=0;1;IF([.BF183]&gt;0;1;0)+INT(([.$BB$177]-[.BE183]+1)/[.BC183])))" office:value-type="float" office:value="0">
            <text:p>#N/D</text:p>
          </table:table-cell>
          <table:table-cell table:style-name="ce467"/>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2" table:visibility="collapse">
          <table:table-cell table:number-columns-repeated="1024"/>
        </table:table-row>
        <table:table-row table:style-name="ro2" table:visibility="collapse">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OTRAS VENT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97" table:formula="of:=[.F16]" office:value-type="float" office:value="0">
            <text:p>S/. 0.00</text:p>
          </table:table-cell>
          <table:table-cell table:formula="of:=iferror(HLOOKUP([.H16];[.$BC$178:.$BI$179];2;0);-1)" office:value-type="float" office:value="0">
            <text:p>#N/D</text:p>
          </table:table-cell>
          <table:table-cell table:style-name="ce678" table:formula="of:=[.J16]" office:value-type="float" office:value="0">
            <text:p>30-dic-99</text:p>
          </table:table-cell>
          <table:table-cell table:style-name="ce161" table:formula="of:=(YEAR([.BD188])-YEAR([.$BB$130]))*12+MONTH([.BD188])-MONTH([.$BB$130])+1" office:value-type="float" office:value="-1370">
            <text:p>-1370</text:p>
          </table:table-cell>
          <table:table-cell table:formula="of:=IF([.BC188]=0;0;MOD([.$BB$177]-[.BE188]+1;[.BC188]))" office:value-type="float" office:value="0">
            <text:p>#N/D</text:p>
          </table:table-cell>
          <table:table-cell table:formula="of:=IF([.BC188]=-1;1;IF([.BC188]=0;1;IF([.BF188]&gt;0;1;0)+INT(([.$BB$177]-[.BE188]+1)/[.BC188])))" office:value-type="float" office:value="0">
            <text:p>#N/D</text:p>
          </table:table-cell>
          <table:table-cell table:style-name="ce497" table:formula="of:=[.BB188]/[.BG188]" office:value-type="float" office:value="0">
            <text:p>#N/D</text:p>
          </table:table-cell>
          <table:table-cell table:number-columns-repeated="964"/>
        </table:table-row>
        <table:table-row table:style-name="ro2" table:visibility="collapse">
          <table:table-cell table:number-columns-repeated="53"/>
          <table:table-cell table:style-name="ce497" table:formula="of:=[.F17]" office:value-type="float" office:value="0">
            <text:p>S/. 0.00</text:p>
          </table:table-cell>
          <table:table-cell table:formula="of:=iferror(HLOOKUP([.H17];[.$BC$178:.$BI$179];2;0);-1)" office:value-type="float" office:value="0">
            <text:p>#N/D</text:p>
          </table:table-cell>
          <table:table-cell table:style-name="ce678" table:formula="of:=[.J17]" office:value-type="float" office:value="0">
            <text:p>30-dic-99</text:p>
          </table:table-cell>
          <table:table-cell table:style-name="ce161" table:formula="of:=(YEAR([.BD189])-YEAR([.$BB$130]))*12+MONTH([.BD189])-MONTH([.$BB$130])+1" office:value-type="float" office:value="-1370">
            <text:p>-1370</text:p>
          </table:table-cell>
          <table:table-cell table:formula="of:=IF([.BC189]=0;0;MOD([.$BB$177]-[.BE189]+1;[.BC189]))" office:value-type="float" office:value="0">
            <text:p>#N/D</text:p>
          </table:table-cell>
          <table:table-cell table:formula="of:=IF([.BC189]=-1;1;IF([.BC189]=0;1;IF([.BF189]&gt;0;1;0)+INT(([.$BB$177]-[.BE189]+1)/[.BC189])))" office:value-type="float" office:value="0">
            <text:p>#N/D</text:p>
          </table:table-cell>
          <table:table-cell table:number-columns-repeated="965"/>
        </table:table-row>
        <table:table-row table:style-name="ro2" table:visibility="collapse">
          <table:table-cell table:number-columns-repeated="54"/>
          <table:table-cell office:value-type="string">
            <text:p>VENTAS PECUARI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97" table:formula="of:=[.F21]" office:value-type="float" office:value="0">
            <text:p>S/. 0.00</text:p>
          </table:table-cell>
          <table:table-cell table:formula="of:=iferror(HLOOKUP([.H21];[.$BC$178:.$BI$179];2;0);-1)" office:value-type="float" office:value="0">
            <text:p>#N/D</text:p>
          </table:table-cell>
          <table:table-cell table:style-name="ce678" table:formula="of:=[.J21]" office:value-type="float" office:value="0">
            <text:p>30-dic-99</text:p>
          </table:table-cell>
          <table:table-cell table:style-name="ce161" table:formula="of:=(YEAR([.BD192])-YEAR([.$BB$130]))*12+MONTH([.BD192])-MONTH([.$BB$130])+1" office:value-type="float" office:value="-1370">
            <text:p>-1370</text:p>
          </table:table-cell>
          <table:table-cell table:formula="of:=IF([.BC192]=0;0;MOD([.$BB$177]-[.BE192]+1;[.BC192]))" office:value-type="float" office:value="0">
            <text:p>#N/D</text:p>
          </table:table-cell>
          <table:table-cell table:formula="of:=IF([.BC192]=-1;1;IF([.BC192]=0;1;IF([.BF192]&gt;0;1;0)+INT(([.$BB$177]-[.BE192]+1)/[.BC192])))" office:value-type="float" office:value="0">
            <text:p>#N/D</text:p>
          </table:table-cell>
          <table:table-cell table:number-columns-repeated="965"/>
        </table:table-row>
        <table:table-row table:style-name="ro2" table:visibility="collapse">
          <table:table-cell table:number-columns-repeated="53"/>
          <table:table-cell table:style-name="ce497" table:formula="of:=[.F22]" office:value-type="float" office:value="0">
            <text:p>S/. 0.00</text:p>
          </table:table-cell>
          <table:table-cell table:formula="of:=iferror(HLOOKUP([.H22];[.$BC$178:.$BI$179];2;0);-1)" office:value-type="float" office:value="0">
            <text:p>#N/D</text:p>
          </table:table-cell>
          <table:table-cell table:style-name="ce678" table:formula="of:=[.J22]" office:value-type="float" office:value="0">
            <text:p>30-dic-99</text:p>
          </table:table-cell>
          <table:table-cell table:style-name="ce161" table:formula="of:=(YEAR([.BD193])-YEAR([.$BB$130]))*12+MONTH([.BD193])-MONTH([.$BB$130])+1" office:value-type="float" office:value="-1370">
            <text:p>-1370</text:p>
          </table:table-cell>
          <table:table-cell table:formula="of:=IF([.BC193]=0;0;MOD([.$BB$177]-[.BE193]+1;[.BC193]))" office:value-type="float" office:value="0">
            <text:p>#N/D</text:p>
          </table:table-cell>
          <table:table-cell table:formula="of:=IF([.BC193]=-1;1;IF([.BC193]=0;1;IF([.BF193]&gt;0;1;0)+INT(([.$BB$177]-[.BE193]+1)/[.BC193])))" office:value-type="float" office:value="0">
            <text:p>#N/D</text:p>
          </table:table-cell>
          <table:table-cell table:number-columns-repeated="965"/>
        </table:table-row>
        <table:table-row table:style-name="ro2" table:visibility="collapse" table:number-rows-repeated="2">
          <table:table-cell table:number-columns-repeated="1024"/>
        </table:table-row>
        <table:table-row table:style-name="ro2" table:visibility="collapse">
          <table:table-cell table:number-columns-repeated="53"/>
          <table:table-cell office:value-type="string">
            <text:p>validacion de rentabilidad</text:p>
          </table:table-cell>
          <table:table-cell table:number-columns-repeated="970"/>
        </table:table-row>
        <table:table-row table:style-name="ro2" table:visibility="collapse">
          <table:table-cell table:number-columns-repeated="53"/>
          <table:table-cell table:style-name="ce146" table:formula="of:=[$'data cultivos'.AB12]"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3]"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4]"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5]"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6]" office:value-type="percentage" office:value="0">
            <text:p>#N/D</text:p>
          </table:table-cell>
          <table:table-cell table:number-columns-repeated="970"/>
        </table:table-row>
        <table:table-row table:style-name="ro2" table:visibility="collapse" table:number-rows-repeated="2">
          <table:table-cell table:number-columns-repeated="1024"/>
        </table:table-row>
        <table:table-row table:style-name="ro2" table:number-rows-repeated="1048372">
          <table:table-cell table:number-columns-repeated="1024"/>
        </table:table-row>
        <table:table-row table:style-name="ro2">
          <table:table-cell table:number-columns-repeated="1024"/>
        </table:table-row>
        <table:named-expressions/>
      </table:table>
      <table:table table:name="Resumen E. C." table:style-name="ta9" table:print="false">
        <table:table-column table:style-name="co97" table:default-cell-style-name="Default"/>
        <table:table-column table:style-name="co98" table:default-cell-style-name="ce700"/>
        <table:table-column table:style-name="co73" table:default-cell-style-name="ce711"/>
        <table:table-column table:style-name="co64" table:number-columns-repeated="2" table:default-cell-style-name="Default"/>
        <table:table-column table:style-name="co54" table:number-columns-repeated="3" table:default-cell-style-name="ce726"/>
        <table:table-column table:style-name="co54" table:default-cell-style-name="Default"/>
        <table:table-column table:style-name="co64" table:number-columns-repeated="1015" table:default-cell-style-name="Default"/>
        <table:table-row table:style-name="ro3">
          <table:table-cell table:number-columns-repeated="1024"/>
        </table:table-row>
        <table:table-row table:style-name="ro11">
          <table:table-cell/>
          <table:table-cell table:style-name="ce701" office:value-type="string" table:number-columns-spanned="8" table:number-rows-spanned="1">
            <text:p>RESUMEN DE LA EVALUACIÓN CUANTITATIVA</text:p>
          </table:table-cell>
          <table:covered-table-cell table:number-columns-repeated="7" table:style-name="ce302"/>
          <table:table-cell table:number-columns-repeated="1015"/>
        </table:table-row>
        <table:table-row table:style-name="ro3">
          <table:table-cell table:number-columns-repeated="1024"/>
        </table:table-row>
        <table:table-row table:style-name="ro3">
          <table:table-cell/>
          <table:table-cell table:style-name="ce193" office:value-type="string" table:number-columns-spanned="2" table:number-rows-spanned="1">
            <text:p>BALANCE GENERAL</text:p>
          </table:table-cell>
          <table:covered-table-cell table:style-name="ce712"/>
          <table:table-cell table:number-columns-repeated="2"/>
          <table:table-cell table:style-name="ce727" office:value-type="string" table:number-columns-spanned="4" table:number-rows-spanned="1">
            <text:p>ESTADOS DE RESULTADOS</text:p>
          </table:table-cell>
          <table:covered-table-cell table:number-columns-repeated="3" table:style-name="ce743"/>
          <table:table-cell table:number-columns-repeated="1015"/>
        </table:table-row>
        <table:table-row table:style-name="ro3">
          <table:table-cell table:number-columns-repeated="1024"/>
        </table:table-row>
        <table:table-row table:style-name="ro12">
          <table:table-cell/>
          <table:table-cell table:style-name="ce702" office:value-type="string">
            <text:p>ACTIVO</text:p>
          </table:table-cell>
          <table:table-cell table:style-name="ce713" table:formula="of:=[$'Evaluación Cuantitativa'.W6]" office:value-type="float" office:value="0">
            <text:p>S/. 0.00</text:p>
          </table:table-cell>
          <table:table-cell table:style-name="ce149" table:number-columns-repeated="2"/>
          <table:table-cell table:style-name="ce728" office:value-type="string" table:number-columns-spanned="3" table:number-rows-spanned="1">
            <text:p>VENTAS</text:p>
          </table:table-cell>
          <table:covered-table-cell table:style-name="ce744"/>
          <table:covered-table-cell table:style-name="ce751"/>
          <table:table-cell table:style-name="ce754" table:formula="of:=[$'Evaluación Cuantitativa'.N6]" office:value-type="currency" office:currency="S/." office:value="0">
            <text:p>S/. 0</text:p>
          </table:table-cell>
          <table:table-cell table:number-columns-repeated="1015"/>
        </table:table-row>
        <table:table-row table:style-name="ro12">
          <table:table-cell/>
          <table:table-cell table:style-name="ce703" office:value-type="string">
            <text:p>ACTIVO CORRIENTE</text:p>
          </table:table-cell>
          <table:table-cell table:style-name="ce714" table:formula="of:=[$'Evaluación Cuantitativa'.W7]" office:value-type="float" office:value="0">
            <text:p>S/. 0.00</text:p>
          </table:table-cell>
          <table:table-cell table:style-name="ce149" table:number-columns-repeated="2"/>
          <table:table-cell table:style-name="ce728" office:value-type="string" table:number-columns-spanned="3" table:number-rows-spanned="1">
            <text:p>COSTO DE VENTAS</text:p>
          </table:table-cell>
          <table:covered-table-cell table:style-name="ce744"/>
          <table:covered-table-cell table:style-name="ce751"/>
          <table:table-cell table:style-name="ce754" table:formula="of:=[$'Evaluación Cuantitativa'.N24]" office:value-type="currency" office:currency="S/." office:value="0">
            <text:p>#NOMBRE?</text:p>
          </table:table-cell>
          <table:table-cell table:number-columns-repeated="1015"/>
        </table:table-row>
        <table:table-row table:style-name="ro12">
          <table:table-cell/>
          <table:table-cell table:style-name="ce703" office:value-type="string">
            <text:p>Caja y Bancos</text:p>
          </table:table-cell>
          <table:table-cell table:style-name="ce714" table:formula="of:=[$'Evaluación Cuantitativa'.W8]" office:value-type="float" office:value="0">
            <text:p>S/. 0.00</text:p>
          </table:table-cell>
          <table:table-cell table:style-name="ce149" table:number-columns-repeated="2"/>
          <table:table-cell table:style-name="ce729" office:value-type="string" table:number-columns-spanned="3" table:number-rows-spanned="1">
            <text:p>UTILIDAD BRUTA</text:p>
          </table:table-cell>
          <table:covered-table-cell table:style-name="ce745"/>
          <table:covered-table-cell table:style-name="ce752"/>
          <table:table-cell table:style-name="ce755" table:formula="of:=[.I6]-[.I7]" office:value-type="currency" office:currency="S/." office:value="0">
            <text:p>#NOMBRE?</text:p>
          </table:table-cell>
          <table:table-cell table:number-columns-repeated="1015"/>
        </table:table-row>
        <table:table-row table:style-name="ro12">
          <table:table-cell/>
          <table:table-cell table:style-name="ce703" office:value-type="string">
            <text:p>Cuentas por cobrar comerciales</text:p>
          </table:table-cell>
          <table:table-cell table:style-name="ce714" table:formula="of:=[$'Evaluación Cuantitativa'.W13]" office:value-type="float" office:value="0">
            <text:p>S/. 0.00</text:p>
          </table:table-cell>
          <table:table-cell table:style-name="ce149" table:number-columns-repeated="2"/>
          <table:table-cell table:style-name="ce728" office:value-type="string" table:number-columns-spanned="3" table:number-rows-spanned="1">
            <text:p>GASTOS FINANCIEROS</text:p>
          </table:table-cell>
          <table:covered-table-cell table:style-name="ce744"/>
          <table:covered-table-cell table:style-name="ce751"/>
          <table:table-cell table:style-name="ce754" table:formula="of:=[$'Evaluación Cuantitativa'.N44]" office:value-type="currency" office:currency="S/." office:value="0">
            <text:p>S/. 0</text:p>
          </table:table-cell>
          <table:table-cell table:number-columns-repeated="1015"/>
        </table:table-row>
        <table:table-row table:style-name="ro12">
          <table:table-cell/>
          <table:table-cell table:style-name="ce703" office:value-type="string">
            <text:p>Alquileres</text:p>
          </table:table-cell>
          <table:table-cell table:style-name="ce714" table:formula="of:=[$'Evaluación Cuantitativa'.W16]" office:value-type="float" office:value="0">
            <text:p>S/. 0.00</text:p>
          </table:table-cell>
          <table:table-cell table:style-name="ce149" table:number-columns-repeated="2"/>
          <table:table-cell table:style-name="ce728" office:value-type="string" table:number-columns-spanned="3" table:number-rows-spanned="1">
            <text:p>OTROS GASTOS</text:p>
          </table:table-cell>
          <table:covered-table-cell table:style-name="ce744"/>
          <table:covered-table-cell table:style-name="ce751"/>
          <table:table-cell table:style-name="ce754" table:formula="of:=[$'Evaluación Cuantitativa'.N46]" office:value-type="currency" office:currency="S/." office:value="0">
            <text:p>S/. 0</text:p>
          </table:table-cell>
          <table:table-cell table:number-columns-repeated="1015"/>
        </table:table-row>
        <table:table-row table:style-name="ro12">
          <table:table-cell/>
          <table:table-cell table:style-name="ce703" office:value-type="string">
            <text:p>Existencias (Inventarios)</text:p>
          </table:table-cell>
          <table:table-cell table:style-name="ce714" table:formula="of:=[$'Evaluación Cuantitativa'.W18]" office:value-type="float" office:value="0">
            <text:p>S/. 0.00</text:p>
          </table:table-cell>
          <table:table-cell table:style-name="ce149" table:number-columns-repeated="2"/>
          <table:table-cell table:style-name="ce728" office:value-type="string" table:number-columns-spanned="3" table:number-rows-spanned="1">
            <text:p>OTRAS OBLIGACIONES AGRICOLAS</text:p>
          </table:table-cell>
          <table:covered-table-cell table:style-name="ce744"/>
          <table:covered-table-cell table:style-name="ce751"/>
          <table:table-cell table:style-name="ce754" table:formula="of:=[$'Evaluación Cuantitativa'.N48]" office:value-type="currency" office:currency="S/." office:value="0">
            <text:p>#N/D</text:p>
          </table:table-cell>
          <table:table-cell table:number-columns-repeated="1015"/>
        </table:table-row>
        <table:table-row table:style-name="ro12">
          <table:table-cell/>
          <table:table-cell table:style-name="ce703" office:value-type="string">
            <text:p>ACTIVO NO CORRIENTE</text:p>
          </table:table-cell>
          <table:table-cell table:style-name="ce714" table:formula="of:=[$'Evaluación Cuantitativa'.W31]" office:value-type="float" office:value="0">
            <text:p>S/. 0.00</text:p>
          </table:table-cell>
          <table:table-cell table:style-name="ce149" table:number-columns-repeated="2"/>
          <table:table-cell table:style-name="ce729" office:value-type="string" table:number-columns-spanned="3" table:number-rows-spanned="1">
            <text:p>UTILIDAD NETA</text:p>
          </table:table-cell>
          <table:covered-table-cell table:style-name="ce745"/>
          <table:covered-table-cell table:style-name="ce752"/>
          <table:table-cell table:style-name="ce755" table:formula="of:=[.I8]-[.I9]-[.I10]-[.I11]" office:value-type="currency" office:currency="S/." office:value="0">
            <text:p>#NOMBRE?</text:p>
          </table:table-cell>
          <table:table-cell table:number-columns-repeated="1015"/>
        </table:table-row>
        <table:table-row table:style-name="ro12">
          <table:table-cell/>
          <table:table-cell table:style-name="ce703" office:value-type="string">
            <text:p>Parcela Agrícolas</text:p>
          </table:table-cell>
          <table:table-cell table:style-name="ce714" table:formula="of:=[$'Evaluación Cuantitativa'.W32]" office:value-type="float" office:value="0">
            <text:p>S/. 0.00</text:p>
          </table:table-cell>
          <table:table-cell table:style-name="ce149" table:number-columns-repeated="2"/>
          <table:table-cell table:style-name="ce728" office:value-type="string" table:number-columns-spanned="3" table:number-rows-spanned="1">
            <text:p>OTROS INGRESOS</text:p>
          </table:table-cell>
          <table:covered-table-cell table:style-name="ce744"/>
          <table:covered-table-cell table:style-name="ce751"/>
          <table:table-cell table:style-name="ce754" table:formula="of:=[$'Evaluación Cuantitativa'.N56]" office:value-type="currency" office:currency="S/." office:value="0">
            <text:p>#N/D</text:p>
          </table:table-cell>
          <table:table-cell table:number-columns-repeated="1015"/>
        </table:table-row>
        <table:table-row table:style-name="ro12">
          <table:table-cell/>
          <table:table-cell table:style-name="ce703" office:value-type="string">
            <text:p>Maquinaria y Equipo</text:p>
          </table:table-cell>
          <table:table-cell table:style-name="ce714" table:formula="of:=[$'Evaluación Cuantitativa'.W37]" office:value-type="float" office:value="0">
            <text:p>S/. 0.00</text:p>
          </table:table-cell>
          <table:table-cell table:style-name="ce149" table:number-columns-repeated="2"/>
          <table:table-cell table:style-name="ce728" office:value-type="string" table:number-columns-spanned="3" table:number-rows-spanned="1">
            <text:p>GASTOS FAMILIARES(+ DEUDAS FAMILIARES)</text:p>
          </table:table-cell>
          <table:covered-table-cell table:style-name="ce744"/>
          <table:covered-table-cell table:style-name="ce751"/>
          <table:table-cell table:style-name="ce754" table:formula="of:=[$'Evaluación Cuantitativa'.N64]+[$'Evaluación Cuantitativa'.N76]" office:value-type="currency" office:currency="S/." office:value="0">
            <text:p>#N/D</text:p>
          </table:table-cell>
          <table:table-cell table:number-columns-repeated="1015"/>
        </table:table-row>
        <table:table-row table:style-name="ro12">
          <table:table-cell/>
          <table:table-cell table:style-name="ce703" office:value-type="string">
            <text:p>Activo Pecuario</text:p>
          </table:table-cell>
          <table:table-cell table:style-name="ce714" table:formula="of:=[$'Evaluación Cuantitativa'.W44]" office:value-type="float" office:value="0">
            <text:p>S/. 0.00</text:p>
          </table:table-cell>
          <table:table-cell table:style-name="ce149" table:number-columns-repeated="2"/>
          <table:table-cell table:style-name="ce729" office:value-type="string" table:number-columns-spanned="3" table:number-rows-spanned="1">
            <text:p>SALDOS DISPONIBLES</text:p>
          </table:table-cell>
          <table:covered-table-cell table:style-name="ce745"/>
          <table:covered-table-cell table:style-name="ce752"/>
          <table:table-cell table:style-name="ce755" table:formula="of:=[.I12]+[.I13]-[.I14]" office:value-type="currency" office:currency="S/." office:value="0">
            <text:p>#NOMBRE?</text:p>
          </table:table-cell>
          <table:table-cell table:number-columns-repeated="1015"/>
        </table:table-row>
        <table:table-row table:style-name="ro12">
          <table:table-cell/>
          <table:table-cell table:style-name="ce702" office:value-type="string">
            <text:p>PASIVO</text:p>
          </table:table-cell>
          <table:table-cell table:style-name="ce713" table:formula="of:=[$'Evaluación Cuantitativa'.W46]" office:value-type="float" office:value="0">
            <text:p>S/. 0.00</text:p>
          </table:table-cell>
          <table:table-cell table:style-name="ce149" table:number-columns-repeated="2"/>
          <table:table-cell table:number-columns-repeated="1019"/>
        </table:table-row>
        <table:table-row table:style-name="ro12">
          <table:table-cell/>
          <table:table-cell table:style-name="ce703" office:value-type="string">
            <text:p>PASIVO CORRIENTE</text:p>
          </table:table-cell>
          <table:table-cell table:style-name="ce714" table:formula="of:=[$'Evaluación Cuantitativa'.W47]" office:value-type="float" office:value="0">
            <text:p>S/. 0.00</text:p>
          </table:table-cell>
          <table:table-cell table:style-name="ce149" table:number-columns-repeated="2"/>
          <table:table-cell table:style-name="ce730" office:value-type="string" table:number-columns-spanned="4" table:number-rows-spanned="1">
            <text:p>ARGUMENTO</text:p>
          </table:table-cell>
          <table:covered-table-cell table:number-columns-repeated="2" table:style-name="ce746"/>
          <table:covered-table-cell table:style-name="ce756"/>
          <table:table-cell table:number-columns-repeated="1015"/>
        </table:table-row>
        <table:table-row table:style-name="ro8">
          <table:table-cell/>
          <table:table-cell table:style-name="ce703" office:value-type="string">
            <text:p>Cuentas por pagar proveedores</text:p>
          </table:table-cell>
          <table:table-cell table:style-name="ce714" table:formula="of:=[$'Evaluación Cuantitativa'.W48]" office:value-type="float" office:value="0">
            <text:p>S/. 0.00</text:p>
          </table:table-cell>
          <table:table-cell table:style-name="ce149" table:number-columns-repeated="2"/>
          <table:table-cell table:style-name="ce731" table:formula="of:=[$'Evaluación Cuantitativa'.B87]" office:value-type="float" office:value="0" table:number-columns-spanned="4" table:number-rows-spanned="9">
            <text:p>0</text:p>
          </table:table-cell>
          <table:covered-table-cell table:number-columns-repeated="2" table:style-name="ce736"/>
          <table:covered-table-cell table:style-name="ce757"/>
          <table:table-cell table:number-columns-repeated="1015"/>
        </table:table-row>
        <table:table-row table:style-name="ro12">
          <table:table-cell/>
          <table:table-cell table:style-name="ce703" office:value-type="string">
            <text:p>Obligaciones con empresas financieras </text:p>
          </table:table-cell>
          <table:table-cell table:style-name="ce714" table:formula="of:=[$'Evaluación Cuantitativa'.W52]" office:value-type="float" office:value="0">
            <text:p>S/. 0.00</text:p>
          </table:table-cell>
          <table:table-cell table:style-name="ce149" table:number-columns-repeated="2"/>
          <table:covered-table-cell table:style-name="ce732"/>
          <table:covered-table-cell table:number-columns-repeated="2" table:style-name="ce737"/>
          <table:covered-table-cell table:style-name="ce758"/>
          <table:table-cell table:number-columns-repeated="1015"/>
        </table:table-row>
        <table:table-row table:style-name="ro8">
          <table:table-cell/>
          <table:table-cell table:style-name="ce703" office:value-type="string">
            <text:p>Otras cuentas por pagar</text:p>
          </table:table-cell>
          <table:table-cell table:style-name="ce714" table:formula="of:=[$'Evaluación Cuantitativa'.W56]" office:value-type="float" office:value="0">
            <text:p>S/. 0.00</text:p>
          </table:table-cell>
          <table:table-cell table:style-name="ce149" table:number-columns-repeated="2"/>
          <table:covered-table-cell table:style-name="ce732"/>
          <table:covered-table-cell table:number-columns-repeated="2" table:style-name="ce737"/>
          <table:covered-table-cell table:style-name="ce758"/>
          <table:table-cell table:number-columns-repeated="1015"/>
        </table:table-row>
        <table:table-row table:style-name="ro12">
          <table:table-cell/>
          <table:table-cell table:style-name="ce703" office:value-type="string">
            <text:p>PASIVO NO CORRIENTE</text:p>
          </table:table-cell>
          <table:table-cell table:style-name="ce714" table:formula="of:=[$'Evaluación Cuantitativa'.W59]" office:value-type="float" office:value="0">
            <text:p>S/. 0.00</text:p>
          </table:table-cell>
          <table:table-cell table:style-name="ce149" table:number-columns-repeated="2"/>
          <table:covered-table-cell table:style-name="ce732"/>
          <table:covered-table-cell table:number-columns-repeated="2" table:style-name="ce737"/>
          <table:covered-table-cell table:style-name="ce758"/>
          <table:table-cell table:number-columns-repeated="1015"/>
        </table:table-row>
        <table:table-row table:style-name="ro12">
          <table:table-cell/>
          <table:table-cell table:style-name="ce703" office:value-type="string">
            <text:p>Obligaciones a Largo Plazo</text:p>
          </table:table-cell>
          <table:table-cell table:style-name="ce714" table:formula="of:=[$'Evaluación Cuantitativa'.W60]" office:value-type="float" office:value="0">
            <text:p>S/. 0.00</text:p>
          </table:table-cell>
          <table:table-cell table:style-name="ce149" table:number-columns-repeated="2"/>
          <table:covered-table-cell table:style-name="ce732"/>
          <table:covered-table-cell table:number-columns-repeated="2" table:style-name="ce737"/>
          <table:covered-table-cell table:style-name="ce758"/>
          <table:table-cell table:number-columns-repeated="1015"/>
        </table:table-row>
        <table:table-row table:style-name="ro12">
          <table:table-cell/>
          <table:table-cell table:style-name="ce702" office:value-type="string">
            <text:p>PATRIMONIO</text:p>
          </table:table-cell>
          <table:table-cell table:style-name="ce713" table:formula="of:=[$'Evaluación Cuantitativa'.W64]" office:value-type="float" office:value="0">
            <text:p>S/. 0.00</text:p>
          </table:table-cell>
          <table:table-cell table:style-name="ce149" table:number-columns-repeated="2"/>
          <table:covered-table-cell table:style-name="ce732"/>
          <table:covered-table-cell table:number-columns-repeated="2" table:style-name="ce737"/>
          <table:covered-table-cell table:style-name="ce758"/>
          <table:table-cell table:number-columns-repeated="1015"/>
        </table:table-row>
        <table:table-row table:style-name="ro4">
          <table:table-cell/>
          <table:table-cell table:style-name="ce704"/>
          <table:table-cell table:style-name="ce715"/>
          <table:table-cell table:style-name="ce149" table:number-columns-repeated="2"/>
          <table:covered-table-cell table:style-name="ce732"/>
          <table:covered-table-cell table:number-columns-repeated="2" table:style-name="ce737"/>
          <table:covered-table-cell table:style-name="ce758"/>
          <table:table-cell table:number-columns-repeated="1015"/>
        </table:table-row>
        <table:table-row table:style-name="ro8">
          <table:table-cell/>
          <table:table-cell table:style-name="ce704"/>
          <table:table-cell table:style-name="ce715"/>
          <table:table-cell table:style-name="ce149" table:number-columns-repeated="2"/>
          <table:covered-table-cell table:style-name="ce732"/>
          <table:covered-table-cell table:number-columns-repeated="2" table:style-name="ce737"/>
          <table:covered-table-cell table:style-name="ce758"/>
          <table:table-cell table:number-columns-repeated="1015"/>
        </table:table-row>
        <table:table-row table:style-name="ro3">
          <table:table-cell/>
          <table:table-cell table:style-name="ce704"/>
          <table:table-cell table:style-name="ce715"/>
          <table:table-cell table:number-columns-repeated="2"/>
          <table:covered-table-cell table:style-name="ce733"/>
          <table:covered-table-cell table:number-columns-repeated="2" table:style-name="ce747"/>
          <table:covered-table-cell table:style-name="ce759"/>
          <table:table-cell table:number-columns-repeated="1015"/>
        </table:table-row>
        <table:table-row table:style-name="ro13">
          <table:table-cell/>
          <table:table-cell table:style-name="ce705"/>
          <table:table-cell table:style-name="ce716"/>
          <table:table-cell table:number-columns-repeated="2"/>
          <table:table-cell table:style-name="ce734" table:formula="of:=[$'Evaluación Cuantitativa'.B94]" office:value-type="string" office:string-value="Propuesta de Monto y Desembolso" table:number-columns-spanned="2" table:number-rows-spanned="1">
            <text:p>Propuesta de Monto y Desembolso</text:p>
          </table:table-cell>
          <table:covered-table-cell table:style-name="ce734"/>
          <table:table-cell table:style-name="ce753" table:formula="of:=[$'Evaluación Cuantitativa'.B97]" office:value-type="float" office:value="0" table:number-columns-spanned="2" table:number-rows-spanned="1">
            <text:p>S/. 0.00</text:p>
          </table:table-cell>
          <table:covered-table-cell table:style-name="ce753"/>
          <table:table-cell table:number-columns-repeated="1015"/>
        </table:table-row>
        <table:table-row table:style-name="ro8">
          <table:table-cell/>
          <table:table-cell table:style-name="ce193" office:value-type="string">
            <text:p>INDICADORES</text:p>
          </table:table-cell>
          <table:table-cell table:style-name="ce717"/>
          <table:table-cell table:number-columns-repeated="2"/>
          <table:table-cell table:style-name="ce285" office:value-type="float" office:value="1">
            <text:p>1</text:p>
          </table:table-cell>
          <table:table-cell table:style-name="ce285" office:value-type="float" office:value="2">
            <text:p>2</text:p>
          </table:table-cell>
          <table:table-cell table:style-name="ce285" office:value-type="float" office:value="3">
            <text:p>3</text:p>
          </table:table-cell>
          <table:table-cell table:style-name="ce397" office:value-type="float" office:value="4">
            <text:p>4</text:p>
          </table:table-cell>
          <table:table-cell table:number-columns-repeated="1015"/>
        </table:table-row>
        <table:table-row table:style-name="ro3">
          <table:table-cell/>
          <table:table-cell table:style-name="ce706" office:value-type="string">
            <text:p>Capital de Trabajo </text:p>
          </table:table-cell>
          <table:table-cell table:style-name="ce718" table:formula="of:=[$'Evaluación Cuantitativa'.W67]" office:value-type="float" office:value="0">
            <text:p>#NOMBRE?</text:p>
          </table:table-cell>
          <table:table-cell table:number-columns-repeated="2"/>
          <table:table-cell table:style-name="ce735" table:formula="of:=[$'Evaluación Cuantitativa'.I97]" office:value-type="float" office:value="0">
            <text:p>#NOMBRE?</text:p>
          </table:table-cell>
          <table:table-cell table:style-name="ce735" table:formula="of:=[$'Evaluación Cuantitativa'.J97]" office:value-type="float" office:value="0">
            <text:p>#NOMBRE?</text:p>
          </table:table-cell>
          <table:table-cell table:style-name="ce735" table:formula="of:=[$'Evaluación Cuantitativa'.K97]" office:value-type="float" office:value="0">
            <text:p>#NOMBRE?</text:p>
          </table:table-cell>
          <table:table-cell table:style-name="ce735" table:formula="of:=[$'Evaluación Cuantitativa'.L97]" office:value-type="float" office:value="0">
            <text:p>S/. 0.00</text:p>
          </table:table-cell>
          <table:table-cell table:number-columns-repeated="1015"/>
        </table:table-row>
        <table:table-row table:style-name="ro4">
          <table:table-cell/>
          <table:table-cell table:style-name="ce707" office:value-type="string">
            <text:p>INDICADORES DE SOLVENCIA</text:p>
          </table:table-cell>
          <table:table-cell table:style-name="ce719"/>
          <table:table-cell table:number-columns-repeated="1021"/>
        </table:table-row>
        <table:table-row table:style-name="ro4">
          <table:table-cell/>
          <table:table-cell table:style-name="ce706" office:value-type="string">
            <text:p>Endeudamiento Patrimonial </text:p>
          </table:table-cell>
          <table:table-cell table:style-name="ce720" table:formula="of:=[$'Evaluación Cuantitativa'.W69]" office:value-type="float" office:value="0">
            <text:p>#DIV/0!</text:p>
          </table:table-cell>
          <table:table-cell table:number-columns-repeated="2"/>
          <table:table-cell table:style-name="ce730" office:value-type="string" table:number-columns-spanned="4" table:number-rows-spanned="1">
            <text:p>COMENTARIO INDICADORES</text:p>
          </table:table-cell>
          <table:covered-table-cell table:number-columns-repeated="2" table:style-name="ce746"/>
          <table:covered-table-cell table:style-name="ce756"/>
          <table:table-cell table:number-columns-repeated="1015"/>
        </table:table-row>
        <table:table-row table:style-name="ro4">
          <table:table-cell/>
          <table:table-cell table:style-name="ce707" office:value-type="string">
            <text:p>INDICADORES DE RENTABILIDAD</text:p>
          </table:table-cell>
          <table:table-cell table:style-name="ce719"/>
          <table:table-cell table:number-columns-repeated="2"/>
          <table:table-cell table:style-name="ce736" table:formula="of:=[$'Evaluación Cuantitativa'.P83]" office:value-type="string" office:string-value="COMENTARIO DE INDICADORES" table:number-columns-spanned="4" table:number-rows-spanned="7">
            <text:p>COMENTARIO DE INDICADORES</text:p>
          </table:table-cell>
          <table:covered-table-cell table:number-columns-repeated="3" table:style-name="ce736"/>
          <table:table-cell table:number-columns-repeated="1015"/>
        </table:table-row>
        <table:table-row table:style-name="ro4">
          <table:table-cell/>
          <table:table-cell table:style-name="ce706" office:value-type="string">
            <text:p>Rentabilida de las Ventas </text:p>
          </table:table-cell>
          <table:table-cell table:style-name="ce721" table:formula="of:=[$'Evaluación Cuantitativa'.W71]" office:value-type="percentage" office:value="0">
            <text:p>#NOMBRE?</text:p>
          </table:table-cell>
          <table:table-cell table:number-columns-repeated="2"/>
          <table:covered-table-cell table:number-columns-repeated="4" table:style-name="ce737"/>
          <table:table-cell table:number-columns-repeated="1015"/>
        </table:table-row>
        <table:table-row table:style-name="ro4">
          <table:table-cell/>
          <table:table-cell table:style-name="ce707" office:value-type="string">
            <text:p>INDICADORES DE LIQUIDEZ</text:p>
          </table:table-cell>
          <table:table-cell table:style-name="ce719"/>
          <table:table-cell table:number-columns-repeated="2"/>
          <table:covered-table-cell table:number-columns-repeated="4" table:style-name="ce737"/>
          <table:table-cell table:number-columns-repeated="1015"/>
        </table:table-row>
        <table:table-row table:style-name="ro4">
          <table:table-cell table:style-name="ce263"/>
          <table:table-cell table:style-name="ce706" office:value-type="string">
            <text:p>Liquidez Corriente <text:s/></text:p>
          </table:table-cell>
          <table:table-cell table:style-name="ce722" table:formula="of:=[$'Evaluación Cuantitativa'.W73]" office:value-type="float" office:value="0">
            <text:p>#DIV/0!</text:p>
          </table:table-cell>
          <table:table-cell table:number-columns-repeated="2"/>
          <table:covered-table-cell table:number-columns-repeated="4" table:style-name="ce737"/>
          <table:table-cell table:number-columns-repeated="1015"/>
        </table:table-row>
        <table:table-row table:style-name="ro4">
          <table:table-cell table:style-name="ce699"/>
          <table:table-cell table:style-name="ce708" office:value-type="string">
            <text:p>Liquidez Inmediata </text:p>
          </table:table-cell>
          <table:table-cell table:style-name="ce722" table:formula="of:=[$'Evaluación Cuantitativa'.W74]" office:value-type="float" office:value="0">
            <text:p>#DIV/0!</text:p>
          </table:table-cell>
          <table:table-cell table:style-name="ce699" table:number-columns-repeated="2"/>
          <table:covered-table-cell table:number-columns-repeated="4" table:style-name="ce738"/>
          <table:table-cell table:style-name="ce699" table:number-columns-repeated="1015"/>
        </table:table-row>
        <table:table-row table:style-name="ro4">
          <table:table-cell/>
          <table:table-cell table:style-name="ce709" office:value-type="string">
            <text:p>MARGEN OPERATIVO</text:p>
          </table:table-cell>
          <table:table-cell table:style-name="ce723"/>
          <table:table-cell table:number-columns-repeated="2"/>
          <table:covered-table-cell table:number-columns-repeated="4" table:style-name="ce737"/>
          <table:table-cell table:number-columns-repeated="1015"/>
        </table:table-row>
        <table:table-row table:style-name="ro4">
          <table:table-cell/>
          <table:table-cell table:style-name="ce706" office:value-type="string">
            <text:p>Margen de Venta </text:p>
          </table:table-cell>
          <table:table-cell table:style-name="ce724" table:formula="of:=[$'Evaluación Cuantitativa'.W76]" office:value-type="percentage" office:value="0">
            <text:p>#DIV/0!</text:p>
          </table:table-cell>
          <table:table-cell table:number-columns-repeated="2"/>
          <table:covered-table-cell table:number-columns-repeated="4" table:style-name="ce737"/>
          <table:table-cell table:number-columns-repeated="1015"/>
        </table:table-row>
        <table:table-row table:style-name="ro3">
          <table:table-cell/>
          <table:table-cell table:style-name="ce706" office:value-type="string">
            <text:p>Margen de Venta </text:p>
          </table:table-cell>
          <table:table-cell table:style-name="ce724" table:formula="of:=[$'Evaluación Cuantitativa'.W77]" office:value-type="percentage" office:value="0">
            <text:p>#DIV/0!</text:p>
          </table:table-cell>
          <table:table-cell table:style-name="ce149" table:number-columns-repeated="2"/>
          <table:table-cell table:number-columns-repeated="1019"/>
        </table:table-row>
        <table:table-row table:style-name="ro4">
          <table:table-cell/>
          <table:table-cell table:style-name="ce706" office:value-type="string">
            <text:p>Margen de Venta </text:p>
          </table:table-cell>
          <table:table-cell table:style-name="ce724" table:formula="of:=[$'Evaluación Cuantitativa'.W78]" office:value-type="percentage" office:value="0">
            <text:p>#DIV/0!</text:p>
          </table:table-cell>
          <table:table-cell table:style-name="ce149" table:number-columns-repeated="2"/>
          <table:table-cell table:style-name="ce730" office:value-type="string" table:number-columns-spanned="4" table:number-rows-spanned="1">
            <text:p>EXCEPCIONES</text:p>
          </table:table-cell>
          <table:covered-table-cell table:number-columns-repeated="2" table:style-name="ce746"/>
          <table:covered-table-cell table:style-name="ce756"/>
          <table:table-cell table:number-columns-repeated="1015"/>
        </table:table-row>
        <table:table-row table:style-name="ro4">
          <table:table-cell/>
          <table:table-cell table:style-name="ce46" office:value-type="string" table:number-columns-spanned="2" table:number-rows-spanned="1">
            <text:p>OTROS INDICADORES</text:p>
          </table:table-cell>
          <table:covered-table-cell table:style-name="ce717"/>
          <table:table-cell table:style-name="ce149" table:number-columns-repeated="2"/>
          <table:table-cell table:style-name="ce739" table:formula="of:=[$'Evaluación Cuantitativa'.P92]" office:value-type="string" office:string-value="EXCEPCIONES" table:number-columns-spanned="4" table:number-rows-spanned="4">
            <text:p>EXCEPCIONES</text:p>
          </table:table-cell>
          <table:covered-table-cell table:number-columns-repeated="2" table:style-name="ce748"/>
          <table:covered-table-cell table:style-name="ce760"/>
          <table:table-cell table:number-columns-repeated="1015"/>
        </table:table-row>
        <table:table-row table:style-name="ro4">
          <table:table-cell/>
          <table:table-cell table:style-name="ce706" office:value-type="string">
            <text:p>Costo de producción a financiar</text:p>
          </table:table-cell>
          <table:table-cell table:style-name="ce725" table:formula="of:=[$'Evaluación Cuantitativa'.W80]" office:value-type="percentage" office:value="0">
            <text:p>#DIV/0!</text:p>
          </table:table-cell>
          <table:table-cell table:style-name="ce149" table:number-columns-repeated="2"/>
          <table:covered-table-cell table:style-name="ce740"/>
          <table:covered-table-cell table:number-columns-repeated="2" table:style-name="ce749"/>
          <table:covered-table-cell table:style-name="ce761"/>
          <table:table-cell table:number-columns-repeated="1015"/>
        </table:table-row>
        <table:table-row table:style-name="ro4">
          <table:table-cell/>
          <table:table-cell table:style-name="ce706" office:value-type="string">
            <text:p>Cobertura de la Garantía </text:p>
          </table:table-cell>
          <table:table-cell table:style-name="ce725" table:formula="of:=[$'Evaluación Cuantitativa'.W81]" office:value-type="percentage" office:value="0">
            <text:p>#DIV/0!</text:p>
          </table:table-cell>
          <table:table-cell table:style-name="ce149" table:number-columns-repeated="2"/>
          <table:covered-table-cell table:style-name="ce740"/>
          <table:covered-table-cell table:number-columns-repeated="2" table:style-name="ce749"/>
          <table:covered-table-cell table:style-name="ce761"/>
          <table:table-cell table:number-columns-repeated="1015"/>
        </table:table-row>
        <table:table-row table:style-name="ro3">
          <table:table-cell table:number-columns-repeated="3"/>
          <table:table-cell table:style-name="ce149" table:number-columns-repeated="2"/>
          <table:covered-table-cell table:style-name="ce741"/>
          <table:covered-table-cell table:number-columns-repeated="2" table:style-name="ce750"/>
          <table:covered-table-cell table:style-name="ce762"/>
          <table:table-cell table:number-columns-repeated="1015"/>
        </table:table-row>
        <table:table-row table:style-name="ro3" table:number-rows-repeated="2">
          <table:table-cell table:number-columns-repeated="3"/>
          <table:table-cell table:style-name="ce149" table:number-columns-repeated="2"/>
          <table:table-cell table:style-name="ce742" table:number-columns-repeated="3"/>
          <table:table-cell table:number-columns-repeated="1016"/>
        </table:table-row>
        <table:table-row table:style-name="ro3" table:number-rows-repeated="11">
          <table:table-cell/>
          <table:table-cell table:style-name="ce710"/>
          <table:table-cell table:style-name="ce149" table:number-columns-repeated="3"/>
          <table:table-cell table:style-name="ce742" table:number-columns-repeated="3"/>
          <table:table-cell table:number-columns-repeated="1016"/>
        </table:table-row>
        <table:table-row table:style-name="ro3" table:number-rows-repeated="2">
          <table:table-cell table:number-columns-repeated="3"/>
          <table:table-cell table:style-name="ce149" table:number-columns-repeated="2"/>
          <table:table-cell table:style-name="ce742" table:number-columns-repeated="3"/>
          <table:table-cell table:number-columns-repeated="1016"/>
        </table:table-row>
        <table:table-row table:style-name="ro3" table:number-rows-repeated="2">
          <table:table-cell table:number-columns-repeated="3"/>
          <table:table-cell table:style-name="ce149" table:number-columns-repeated="2"/>
          <table:table-cell table:number-columns-repeated="1019"/>
        </table:table-row>
        <table:table-row table:style-name="ro14">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10" table:print="false">
        <table:table-column table:style-name="co99" table:default-cell-style-name="ce142"/>
        <table:table-column table:style-name="co100" table:default-cell-style-name="ce142"/>
        <table:table-column table:style-name="co80" table:default-cell-style-name="ce142"/>
        <table:table-column table:style-name="co101" table:default-cell-style-name="ce796"/>
        <table:table-column table:style-name="co102" table:default-cell-style-name="ce801"/>
        <table:table-column table:style-name="co79" table:default-cell-style-name="ce142"/>
        <table:table-column table:style-name="co58" table:default-cell-style-name="ce142"/>
        <table:table-column table:style-name="co103" table:default-cell-style-name="ce142"/>
        <table:table-column table:style-name="co104" table:default-cell-style-name="ce142"/>
        <table:table-column table:style-name="co105" table:default-cell-style-name="ce801"/>
        <table:table-column table:style-name="co68" table:default-cell-style-name="ce801"/>
        <table:table-column table:style-name="co106" table:default-cell-style-name="ce142"/>
        <table:table-column table:style-name="co107" table:default-cell-style-name="ce142"/>
        <table:table-column table:style-name="co108" table:default-cell-style-name="ce142"/>
        <table:table-column table:style-name="co109" table:visibility="collapse" table:default-cell-style-name="ce142"/>
        <table:table-column table:style-name="co110" table:visibility="collapse" table:default-cell-style-name="ce142"/>
        <table:table-column table:style-name="co111" table:number-columns-repeated="10" table:default-cell-style-name="ce142"/>
        <table:table-column table:style-name="co37" table:number-columns-repeated="2" table:default-cell-style-name="ce142"/>
        <table:table-column table:style-name="co50" table:default-cell-style-name="ce142"/>
        <table:table-column table:style-name="co51" table:default-cell-style-name="ce142"/>
        <table:table-column table:style-name="co37" table:number-columns-repeated="994" table:default-cell-style-name="ce142"/>
        <table:table-row table:style-name="ro15">
          <table:table-cell/>
          <table:table-cell table:style-name="ce19" office:value-type="string" table:number-columns-spanned="8" table:number-rows-spanned="1">
            <text:p>COSTO DE PRODUCCION</text:p>
          </table:table-cell>
          <table:covered-table-cell table:number-columns-repeated="6" table:style-name="ce14"/>
          <table:covered-table-cell table:style-name="ce824"/>
          <table:table-cell/>
          <table:table-cell table:style-name="ce840" table:formula="of:=IF([$Solicitud.D27]=&quot;Crianza&quot;;&quot;Total Cabezas&quot;;&quot;Total Has.&quot;)" office:value-type="string" office:string-value="Total Has." table:number-columns-spanned="1" table:number-rows-spanned="8">
            <text:p>Total Has.</text:p>
          </table:table-cell>
          <table:table-cell/>
          <table:table-cell table:style-name="ce789" office:value-type="string" table:number-columns-spanned="1" table:number-rows-spanned="8">
            <text:p>Inversión <text:s/>en <text:s/>Proceso</text:p>
          </table:table-cell>
          <table:table-cell table:number-columns-repeated="1011"/>
        </table:table-row>
        <table:table-row table:style-name="ro3">
          <table:table-cell/>
          <table:table-cell table:style-name="ce765" office:value-type="string">
            <text:p>Nombre del Cliente</text:p>
          </table:table-cell>
          <table:table-cell table:style-name="ce774" table:formula="of:=[$Solicitud.D12]" office:value-type="float" office:value="0" table:number-columns-spanned="7" table:number-rows-spanned="1">
            <text:p>0</text:p>
          </table:table-cell>
          <table:covered-table-cell table:number-columns-repeated="5" table:style-name="ce775"/>
          <table:covered-table-cell table:style-name="ce774"/>
          <table:table-cell/>
          <table:covered-table-cell table:style-name="ce841"/>
          <table:table-cell/>
          <table:covered-table-cell table:style-name="ce851"/>
          <table:table-cell table:number-columns-repeated="1011"/>
        </table:table-row>
        <table:table-row table:style-name="ro3">
          <table:table-cell/>
          <table:table-cell table:style-name="ce766" office:value-type="string">
            <text:p>Cultivo/Especie</text:p>
          </table:table-cell>
          <table:table-cell table:style-name="ce775" table:formula="of:=[$Solicitud.D28]" office:value-type="string" office:string-value="Arroz" table:number-columns-spanned="3" table:number-rows-spanned="1">
            <text:p>Arroz</text:p>
          </table:table-cell>
          <table:covered-table-cell table:number-columns-repeated="2" table:style-name="ce775"/>
          <table:table-cell table:style-name="ce803" office:value-type="string" table:number-columns-spanned="3" table:number-rows-spanned="1">
            <text:p>Periodo Vegetativo</text:p>
          </table:table-cell>
          <table:covered-table-cell table:number-columns-repeated="2" table:style-name="ce803"/>
          <table:table-cell table:style-name="ce825" table:content-validation-name="val59"/>
          <table:table-cell/>
          <table:covered-table-cell table:style-name="ce841"/>
          <table:table-cell/>
          <table:covered-table-cell table:style-name="ce851"/>
          <table:table-cell table:number-columns-repeated="1011"/>
        </table:table-row>
        <table:table-row table:style-name="ro3">
          <table:table-cell/>
          <table:table-cell table:style-name="ce766" table:formula="of:=IF([$Solicitud.D27]=&quot;Crianza&quot;;&quot;Raza&quot;;&quot;Variedad&quot;)" office:value-type="string" office:string-value="Variedad">
            <text:p>Variedad</text:p>
          </table:table-cell>
          <table:table-cell table:style-name="ce776" table:number-columns-spanned="3" table:number-rows-spanned="1"/>
          <table:covered-table-cell table:number-columns-repeated="2" table:style-name="ce776"/>
          <table:table-cell table:style-name="ce804" office:value-type="string" table:number-columns-spanned="3" table:number-rows-spanned="1">
            <text:p>Periodo de Comercialización</text:p>
          </table:table-cell>
          <table:covered-table-cell table:number-columns-repeated="2" table:style-name="ce804"/>
          <table:table-cell table:style-name="ce825" table:content-validation-name="val59"/>
          <table:table-cell/>
          <table:covered-table-cell table:style-name="ce841"/>
          <table:table-cell/>
          <table:covered-table-cell table:style-name="ce851"/>
          <table:table-cell table:number-columns-repeated="1011"/>
        </table:table-row>
        <table:table-row table:style-name="ro3">
          <table:table-cell/>
          <table:table-cell table:style-name="ce766" table:formula="of:=IF([$Solicitud.D27]=&quot;Crianza&quot;;&quot;Fecha de Inicio de Inverna&quot;;&quot;Fecha de Siembra&quot;)" office:value-type="string" office:string-value="Fecha de Siembra">
            <text:p>Fecha de Siembra</text:p>
          </table:table-cell>
          <table:table-cell table:style-name="ce777" table:content-validation-name="val18" table:number-columns-spanned="3" table:number-rows-spanned="1"/>
          <table:covered-table-cell table:number-columns-repeated="2" table:style-name="ce777" table:content-validation-name="val18"/>
          <table:table-cell table:style-name="ce804" office:value-type="string" table:number-columns-spanned="3" table:number-rows-spanned="1">
            <text:p>Fecha Final de Campaña</text:p>
          </table:table-cell>
          <table:covered-table-cell table:number-columns-repeated="2" table:style-name="ce804"/>
          <table:table-cell table:style-name="ce826" table:formula="of:=[.C5]+[.I4]" office:value-type="date" office:date-value="1899-12-30">
            <text:p>30/12/1899</text:p>
          </table:table-cell>
          <table:table-cell/>
          <table:covered-table-cell table:style-name="ce841"/>
          <table:table-cell/>
          <table:covered-table-cell table:style-name="ce851"/>
          <table:table-cell table:number-columns-repeated="1011"/>
        </table:table-row>
        <table:table-row table:style-name="ro3">
          <table:table-cell/>
          <table:table-cell table:style-name="ce766" table:formula="of:=IF([$Solicitud.D27]=&quot;Crianza&quot;;&quot;Rendimiento minimo /Cabeza.&quot;;&quot;Rendimiento minimo /Ha.&quot;)" office:value-type="string" office:string-value="Rendimiento minimo /Ha.">
            <text:p>Rendimiento minimo /Ha.</text:p>
          </table:table-cell>
          <table:table-cell table:style-name="ce778" table:content-validation-name="val57"/>
          <table:table-cell table:style-name="ce527" office:value-type="string">
            <text:p>Unid.</text:p>
          </table:table-cell>
          <table:table-cell table:style-name="ce776"/>
          <table:table-cell table:style-name="ce804"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804"/>
          <table:table-cell table:style-name="ce827" table:content-validation-name="val60"/>
          <table:table-cell/>
          <table:covered-table-cell table:style-name="ce841"/>
          <table:table-cell/>
          <table:covered-table-cell table:style-name="ce851"/>
          <table:table-cell table:number-columns-repeated="1011"/>
        </table:table-row>
        <table:table-row table:style-name="ro3">
          <table:table-cell/>
          <table:table-cell table:style-name="ce766" table:formula="of:=IF([$Solicitud.D27]=&quot;Crianza&quot;;&quot;Ingreso por Cabeza&quot;;&quot;Ingreso por Cosecha y Ha.&quot;)" office:value-type="string" office:string-value="Ingreso por Cosecha y Ha.">
            <text:p>Ingreso por Cosecha y Ha.</text:p>
          </table:table-cell>
          <table:table-cell table:style-name="ce779" table:formula="of:=[.I6]*[.C6]" office:value-type="currency" office:currency="S/." office:value="0" table:number-columns-spanned="3" table:number-rows-spanned="1">
            <text:p>S/. 0.0</text:p>
          </table:table-cell>
          <table:covered-table-cell table:style-name="ce788"/>
          <table:covered-table-cell table:style-name="ce798"/>
          <table:table-cell table:style-name="ce805" office:value-type="string" table:number-columns-spanned="3" table:number-rows-spanned="1">
            <text:p>Costo Total de Producc.</text:p>
          </table:table-cell>
          <table:covered-table-cell table:style-name="ce804"/>
          <table:covered-table-cell table:style-name="ce817"/>
          <table:table-cell table:style-name="ce828" table:content-validation-name="val61" table:formula="of:=[.I62]" office:value-type="currency" office:currency="S/." office:value="0">
            <text:p>S/. 0.0</text:p>
          </table:table-cell>
          <table:table-cell/>
          <table:covered-table-cell table:style-name="ce841"/>
          <table:table-cell/>
          <table:covered-table-cell table:style-name="ce851"/>
          <table:table-cell table:number-columns-repeated="1011"/>
        </table:table-row>
        <table:table-row table:style-name="ro3">
          <table:table-cell/>
          <table:table-cell table:style-name="ce766" office:value-type="string">
            <text:p>Beneficio Esperado</text:p>
          </table:table-cell>
          <table:table-cell table:style-name="ce779" table:formula="of:=[.C7]-[.I7]" office:value-type="currency" office:currency="S/." office:value="0" table:number-columns-spanned="3" table:number-rows-spanned="1">
            <text:p>S/. 0.0</text:p>
          </table:table-cell>
          <table:covered-table-cell table:style-name="ce788"/>
          <table:covered-table-cell table:style-name="ce798"/>
          <table:table-cell table:style-name="ce805" office:value-type="string" table:number-columns-spanned="3" table:number-rows-spanned="1">
            <text:p>Sistema de Riego</text:p>
          </table:table-cell>
          <table:covered-table-cell table:style-name="ce804"/>
          <table:covered-table-cell table:style-name="ce817"/>
          <table:table-cell table:style-name="ce41" table:formula="of:=IF([$Solicitud.G28]=&quot;&quot;;&quot;&quot;;[$Solicitud.G28])" office:value-type="string" office:string-value="Por gravedad">
            <text:p>Por gravedad</text:p>
          </table:table-cell>
          <table:table-cell/>
          <table:covered-table-cell table:style-name="ce842"/>
          <table:table-cell/>
          <table:covered-table-cell table:style-name="ce790"/>
          <table:table-cell table:number-columns-repeated="1011"/>
        </table:table-row>
        <table:table-row table:style-name="ro8">
          <table:table-cell/>
          <table:table-cell table:style-name="ce767" office:value-type="string" table:number-columns-spanned="1" table:number-rows-spanned="2">
            <text:p>ACTIVIDAD</text:p>
          </table:table-cell>
          <table:table-cell table:style-name="ce780" office:value-type="string" table:number-columns-spanned="1" table:number-rows-spanned="2">
            <text:p>FECHA</text:p>
          </table:table-cell>
          <table:table-cell table:style-name="ce789" office:value-type="string" table:number-columns-spanned="1" table:number-rows-spanned="2">
            <text:p>DIA</text:p>
          </table:table-cell>
          <table:table-cell table:style-name="ce789" office:value-type="string" table:number-columns-spanned="1" table:number-rows-spanned="2">
            <text:p>UNID</text:p>
            <text:p><text:s/>MEDIDA</text:p>
          </table:table-cell>
          <table:table-cell table:style-name="ce789" office:value-type="string" table:number-columns-spanned="1" table:number-rows-spanned="2">
            <text:p>CANT.</text:p>
            <text:p><text:s/>HAS</text:p>
          </table:table-cell>
          <table:table-cell table:style-name="ce789" office:value-type="string" table:number-columns-spanned="1" table:number-rows-spanned="2">
            <text:p>VALOR</text:p>
            <text:p><text:s/>UND</text:p>
          </table:table-cell>
          <table:table-cell table:style-name="ce46" office:value-type="string" table:number-columns-spanned="1" table:number-rows-spanned="2">
            <text:p>COSTO</text:p>
          </table:table-cell>
          <table:table-cell table:style-name="ce789" office:value-type="string" table:number-columns-spanned="1" table:number-rows-spanned="2">
            <text:p>COSTO </text:p>
            <text:p>TOTAL</text:p>
          </table:table-cell>
          <table:table-cell table:style-name="ce837" table:number-columns-spanned="1" table:number-rows-spanned="2"/>
          <table:table-cell table:style-name="ce843" table:formula="of:=[$Solicitud.E28]" office:value-type="float" office:value="0" table:number-columns-spanned="1" table:number-rows-spanned="2">
            <text:p>0</text:p>
          </table:table-cell>
          <table:table-cell/>
          <table:table-cell table:style-name="ce852" table:formula="of:=[$'Flujo de Caja'.D5]" office:value-type="float" office:value="41699" table:number-columns-spanned="1" table:number-rows-spanned="2">
            <text:p>01-mar-14</text:p>
          </table:table-cell>
          <table:table-cell/>
          <table:table-cell table:style-name="ce863" table:formula="of:=DATE(YEAR([.M9]);MONTH([.M9]);1)" office:value-type="date" office:date-value="2014-03-01">
            <text:p>01/03/2014</text:p>
          </table:table-cell>
          <table:table-cell table:number-columns-repeated="1009"/>
        </table:table-row>
        <table:table-row table:style-name="ro8">
          <table:table-cell/>
          <table:covered-table-cell table:style-name="ce768"/>
          <table:covered-table-cell table:style-name="ce781"/>
          <table:covered-table-cell table:number-columns-repeated="4" table:style-name="ce790"/>
          <table:covered-table-cell table:style-name="ce71"/>
          <table:covered-table-cell table:style-name="ce790"/>
          <table:covered-table-cell table:style-name="ce838"/>
          <table:covered-table-cell table:style-name="ce844"/>
          <table:table-cell/>
          <table:covered-table-cell table:style-name="ce853"/>
          <table:table-cell table:number-columns-repeated="1011"/>
        </table:table-row>
        <table:table-row table:style-name="ro3">
          <table:table-cell/>
          <table:table-cell table:style-name="ce769" table:formula="of:=IF([$Solicitud.D27]=&quot;Crianza&quot;;&quot;      A. GASTOS DE GANADO&quot;;&quot;      A. GASTOS DE CULTIVO&quot;)" office:value-type="string" office:string-value="      A. GASTOS DE CULTIVO">
            <text:p><text:s text:c="6"/>A. GASTOS DE CULTIVO</text:p>
          </table:table-cell>
          <table:table-cell table:style-name="ce782"/>
          <table:table-cell table:style-name="ce791"/>
          <table:table-cell table:style-name="ce782"/>
          <table:table-cell table:style-name="ce806"/>
          <table:table-cell table:style-name="ce782"/>
          <table:table-cell table:style-name="ce806"/>
          <table:table-cell table:style-name="ce829" table:formula="of:=[.I12]+[.I36]+[.I42]" office:value-type="currency" office:currency="S/." office:value="0">
            <text:p>S/. 0.00</text:p>
          </table:table-cell>
          <table:table-cell table:style-name="ce839"/>
          <table:table-cell table:style-name="ce845"/>
          <table:table-cell/>
          <table:table-cell table:style-name="ce854"/>
          <table:table-cell table:number-columns-repeated="1011"/>
        </table:table-row>
        <table:table-row table:style-name="ro3">
          <table:table-cell/>
          <table:table-cell table:style-name="ce48" office:value-type="string" table:number-columns-spanned="7" table:number-rows-spanned="1">
            <text:p><text:s text:c="10"/>1. MANO DE OBRA:</text:p>
          </table:table-cell>
          <table:covered-table-cell table:number-columns-repeated="5" table:style-name="ce199"/>
          <table:covered-table-cell table:style-name="ce223"/>
          <table:table-cell table:style-name="ce830" table:formula="of:=([.H13]+[.H17]+[.H21]+[.H24]+[.H29]+[.H31])" office:value-type="currency" office:currency="S/." office:value="0">
            <text:p>S/. 0.00</text:p>
          </table:table-cell>
          <table:table-cell table:style-name="ce839"/>
          <table:table-cell table:style-name="ce830" table:formula="of:=[.I12]*[.$K$9]" office:value-type="currency" office:currency="S/." office:value="0">
            <text:p>S/. 0.00</text:p>
          </table:table-cell>
          <table:table-cell/>
          <table:table-cell table:style-name="ce829" table:formula="of:=SUM([.M14:.M16];[.M18:.M20];[.M22:.M23];[.M25:.M28];[.M30];[.M32:.M35])" office:value-type="currency" office:currency="S/." office:value="0">
            <text:p>S/. 0.00</text:p>
          </table:table-cell>
          <table:table-cell table:number-columns-repeated="1011"/>
        </table:table-row>
        <table:table-row table:style-name="ro3">
          <table:table-cell table:style-name="ce763"/>
          <table:table-cell table:style-name="ce770" office:value-type="string">
            <text:p>1.1 Preparación de terreno</text:p>
          </table:table-cell>
          <table:table-cell table:style-name="ce783" table:number-columns-spanned="5" table:number-rows-spanned="1"/>
          <table:covered-table-cell table:number-columns-repeated="3" table:style-name="ce792"/>
          <table:covered-table-cell table:style-name="ce812"/>
          <table:table-cell table:style-name="ce818" table:formula="of:=SUM([.H14:.H16])" office:value-type="currency" office:currency="S/." office:value="0">
            <text:p>S/. 0.00</text:p>
          </table:table-cell>
          <table:table-cell table:style-name="ce831"/>
          <table:table-cell/>
          <table:table-cell table:style-name="ce823" table:formula="of:=[.H13]*[.$K$9]" office:value-type="currency" office:currency="S/." office:value="0">
            <text:p>S/. 0.00</text:p>
          </table:table-cell>
          <table:table-cell/>
          <table:table-cell table:style-name="ce854"/>
          <table:table-cell table:number-columns-repeated="1011"/>
        </table:table-row>
        <table:table-row table:style-name="ro3">
          <table:table-cell table:style-name="ce763"/>
          <table:table-cell table:style-name="ce771" office:value-type="string">
            <text:p>Limpieza terreno y riego machaco</text:p>
          </table:table-cell>
          <table:table-cell table:style-name="ce784" table:formula="of:=[.D14]+[.$C$5]" office:value-type="date" office:date-value="1899-12-30">
            <text:p>30/12/1899</text:p>
          </table:table-cell>
          <table:table-cell table:style-name="ce793"/>
          <table:table-cell table:style-name="ce54" office:value-type="string">
            <text:p>Jor.</text:p>
          </table:table-cell>
          <table:table-cell table:style-name="ce807"/>
          <table:table-cell table:style-name="ce813"/>
          <table:table-cell table:style-name="ce819" table:formula="of:=[.F14]*[.G14]" office:value-type="currency" office:currency="S/." office:value="0">
            <text:p>S/. 0.00</text:p>
          </table:table-cell>
          <table:table-cell table:style-name="ce832"/>
          <table:table-cell/>
          <table:table-cell table:style-name="ce821" table:formula="of:=[.H14]*[.$K$9]" office:value-type="currency" office:currency="S/." office:value="0">
            <text:p>S/. 0.00</text:p>
          </table:table-cell>
          <table:table-cell/>
          <table:table-cell table:style-name="ce855" table:formula="of:=IF(AND([.C14]&lt;[.$M$9]);[.H14];0)*[.$K$9]" office:value-type="currency" office:currency="S/." office:value="0">
            <text:p>S/. 0.00</text:p>
          </table:table-cell>
          <table:table-cell/>
          <table:table-cell table:style-name="ce863"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63"/>
          <table:table-cell table:style-name="ce771" office:value-type="string">
            <text:p>Incorporación materia orgánica</text:p>
          </table:table-cell>
          <table:table-cell table:style-name="ce784" table:formula="of:=[.D15]+[.$C$5]" office:value-type="date" office:date-value="1899-12-30">
            <text:p>30/12/1899</text:p>
          </table:table-cell>
          <table:table-cell table:style-name="ce793"/>
          <table:table-cell table:style-name="ce54" office:value-type="string">
            <text:p>Jor.</text:p>
          </table:table-cell>
          <table:table-cell table:style-name="ce807"/>
          <table:table-cell table:style-name="ce813"/>
          <table:table-cell table:style-name="ce820" table:formula="of:=[.F15]*[.G15]" office:value-type="currency" office:currency="S/." office:value="0">
            <text:p>S/. 0.00</text:p>
          </table:table-cell>
          <table:table-cell table:style-name="ce832"/>
          <table:table-cell/>
          <table:table-cell table:style-name="ce821" table:formula="of:=[.H15]*[.$K$9]" office:value-type="currency" office:currency="S/." office:value="0">
            <text:p>S/. 0.00</text:p>
          </table:table-cell>
          <table:table-cell/>
          <table:table-cell table:style-name="ce855" table:formula="of:=IF(AND([.C15]&lt;[.$M$9]);[.H15];0)*[.$K$9]" office:value-type="currency" office:currency="S/." office:value="0">
            <text:p>S/. 0.00</text:p>
          </table:table-cell>
          <table:table-cell table:style-name="ce863"/>
          <table:table-cell table:style-name="ce863"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8">
          <table:table-cell table:style-name="ce763"/>
          <table:table-cell table:style-name="ce771" office:value-type="string">
            <text:p>-</text:p>
          </table:table-cell>
          <table:table-cell table:style-name="ce784" table:formula="of:=[.D16]+[.$C$5]" office:value-type="date" office:date-value="1899-12-30">
            <text:p>30/12/1899</text:p>
          </table:table-cell>
          <table:table-cell table:style-name="ce794"/>
          <table:table-cell table:style-name="ce54" office:value-type="string">
            <text:p>Jor.</text:p>
          </table:table-cell>
          <table:table-cell table:style-name="ce808"/>
          <table:table-cell table:style-name="ce813"/>
          <table:table-cell table:style-name="ce821" table:formula="of:=[.F16]*[.G16]" office:value-type="currency" office:currency="S/." office:value="0">
            <text:p>S/. 0.00</text:p>
          </table:table-cell>
          <table:table-cell table:style-name="ce833"/>
          <table:table-cell/>
          <table:table-cell table:style-name="ce821" table:formula="of:=[.H16]*[.$K$9]" office:value-type="currency" office:currency="S/." office:value="0">
            <text:p>S/. 0.00</text:p>
          </table:table-cell>
          <table:table-cell/>
          <table:table-cell table:style-name="ce855" table:formula="of:=IF(AND([.C16]&lt;[.$M$9]);[.H16];0)*[.$K$9]" office:value-type="currency" office:currency="S/." office:value="0">
            <text:p>S/. 0.00</text:p>
          </table:table-cell>
          <table:table-cell table:style-name="ce863"/>
          <table:table-cell table:style-name="ce863"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63"/>
          <table:table-cell table:style-name="ce770" office:value-type="string">
            <text:p>1.2 Siembra</text:p>
          </table:table-cell>
          <table:table-cell table:style-name="ce783" table:number-columns-spanned="5" table:number-rows-spanned="1"/>
          <table:covered-table-cell table:number-columns-repeated="3" table:style-name="ce792"/>
          <table:covered-table-cell table:style-name="ce812"/>
          <table:table-cell table:style-name="ce822" table:formula="of:=SUM([.H18:.H20])" office:value-type="currency" office:currency="S/." office:value="0">
            <text:p>S/. 0.00</text:p>
          </table:table-cell>
          <table:table-cell table:style-name="ce832"/>
          <table:table-cell/>
          <table:table-cell table:style-name="ce823" table:formula="of:=[.H17]*[.$K$9]" office:value-type="currency" office:currency="S/." office:value="0">
            <text:p>S/. 0.00</text:p>
          </table:table-cell>
          <table:table-cell/>
          <table:table-cell table:style-name="ce856"/>
          <table:table-cell table:style-name="ce863"/>
          <table:table-cell table:style-name="ce863"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63"/>
          <table:table-cell table:style-name="ce771" office:value-type="string">
            <text:p>Desinfección de semilla</text:p>
          </table:table-cell>
          <table:table-cell table:style-name="ce784" table:formula="of:=[.D18]+[.$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20" table:formula="of:=[.F18]*[.G18]" office:value-type="currency" office:currency="S/." office:value="0">
            <text:p>S/. 0.00</text:p>
          </table:table-cell>
          <table:table-cell table:style-name="ce832"/>
          <table:table-cell/>
          <table:table-cell table:style-name="ce821" table:formula="of:=[.H18]*[.$K$9]" office:value-type="currency" office:currency="S/." office:value="0">
            <text:p>S/. 0.00</text:p>
          </table:table-cell>
          <table:table-cell/>
          <table:table-cell table:style-name="ce855" table:formula="of:=IF(AND([.C18]&lt;[.$M$9]);[.H18];0)*[.$K$9]" office:value-type="currency" office:currency="S/." office:value="0">
            <text:p>S/. 0.00</text:p>
          </table:table-cell>
          <table:table-cell/>
          <table:table-cell table:style-name="ce863"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63"/>
          <table:table-cell table:style-name="ce771" office:value-type="string">
            <text:p>Distribución y tapado de semilla</text:p>
          </table:table-cell>
          <table:table-cell table:style-name="ce784" table:formula="of:=[.D19]+[.$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20" table:formula="of:=[.F19]*[.G19]" office:value-type="currency" office:currency="S/." office:value="0">
            <text:p>S/. 0.00</text:p>
          </table:table-cell>
          <table:table-cell table:style-name="ce832"/>
          <table:table-cell/>
          <table:table-cell table:style-name="ce821" table:formula="of:=[.H19]*[.$K$9]" office:value-type="currency" office:currency="S/." office:value="0">
            <text:p>S/. 0.00</text:p>
          </table:table-cell>
          <table:table-cell/>
          <table:table-cell table:style-name="ce855" table:formula="of:=IF(AND([.C19]&lt;[.$M$9]);[.H19];0)*[.$K$9]" office:value-type="currency" office:currency="S/." office:value="0">
            <text:p>S/. 0.00</text:p>
          </table:table-cell>
          <table:table-cell/>
          <table:table-cell table:style-name="ce863"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63"/>
          <table:table-cell table:style-name="ce771" office:value-type="string">
            <text:p>-</text:p>
          </table:table-cell>
          <table:table-cell table:style-name="ce784" table:formula="of:=[.D20]+[.$C$5]" office:value-type="date" office:date-value="1899-12-30">
            <text:p>30/12/1899</text:p>
          </table:table-cell>
          <table:table-cell table:style-name="ce794"/>
          <table:table-cell table:style-name="ce54" office:value-type="string">
            <text:p>Jor.</text:p>
          </table:table-cell>
          <table:table-cell table:style-name="ce808"/>
          <table:table-cell table:style-name="ce813"/>
          <table:table-cell table:style-name="ce821" table:formula="of:=[.F20]*[.G20]" office:value-type="currency" office:currency="S/." office:value="0">
            <text:p>S/. 0.00</text:p>
          </table:table-cell>
          <table:table-cell table:style-name="ce832"/>
          <table:table-cell/>
          <table:table-cell table:style-name="ce821" table:formula="of:=[.H20]*[.$K$9]" office:value-type="currency" office:currency="S/." office:value="0">
            <text:p>S/. 0.00</text:p>
          </table:table-cell>
          <table:table-cell/>
          <table:table-cell table:style-name="ce855" table:formula="of:=IF(AND([.C20]&lt;[.$M$9]);[.H20];0)*[.$K$9]" office:value-type="currency" office:currency="S/." office:value="0">
            <text:p>S/. 0.00</text:p>
          </table:table-cell>
          <table:table-cell/>
          <table:table-cell table:style-name="ce863"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8">
          <table:table-cell table:style-name="ce763"/>
          <table:table-cell table:style-name="ce770" office:value-type="string">
            <text:p>1.3 Abonamiento</text:p>
          </table:table-cell>
          <table:table-cell table:style-name="ce783" table:number-columns-spanned="5" table:number-rows-spanned="1"/>
          <table:covered-table-cell table:number-columns-repeated="3" table:style-name="ce792"/>
          <table:covered-table-cell table:style-name="ce812"/>
          <table:table-cell table:style-name="ce818" table:formula="of:=SUM([.H22:.H23])" office:value-type="currency" office:currency="S/." office:value="0">
            <text:p>S/. 0.00</text:p>
          </table:table-cell>
          <table:table-cell table:style-name="ce832"/>
          <table:table-cell/>
          <table:table-cell table:style-name="ce823" table:formula="of:=[.H21]*[.$K$9]" office:value-type="currency" office:currency="S/." office:value="0">
            <text:p>S/. 0.00</text:p>
          </table:table-cell>
          <table:table-cell/>
          <table:table-cell table:style-name="ce856"/>
          <table:table-cell/>
          <table:table-cell table:style-name="ce863"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63"/>
          <table:table-cell table:style-name="ce771" office:value-type="string">
            <text:p>1er. Abonamiento</text:p>
          </table:table-cell>
          <table:table-cell table:style-name="ce784" table:formula="of:=[.D22]+[.$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2]*[.G22]" office:value-type="currency" office:currency="S/." office:value="0">
            <text:p>S/. 0.00</text:p>
          </table:table-cell>
          <table:table-cell table:style-name="ce832"/>
          <table:table-cell/>
          <table:table-cell table:style-name="ce821" table:formula="of:=[.H22]*[.$K$9]" office:value-type="currency" office:currency="S/." office:value="0">
            <text:p>S/. 0.00</text:p>
          </table:table-cell>
          <table:table-cell/>
          <table:table-cell table:style-name="ce855" table:formula="of:=IF(AND([.C22]&lt;[.$M$9]);[.H22];0)*[.$K$9]" office:value-type="currency" office:currency="S/." office:value="0">
            <text:p>S/. 0.00</text:p>
          </table:table-cell>
          <table:table-cell/>
          <table:table-cell table:style-name="ce863"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63"/>
          <table:table-cell table:style-name="ce771" office:value-type="string">
            <text:p>2do. Abonamiento</text:p>
          </table:table-cell>
          <table:table-cell table:style-name="ce784" table:formula="of:=[.D23]+[.$C$5]" office:value-type="date" office:date-value="1899-12-30">
            <text:p>30/12/1899</text:p>
          </table:table-cell>
          <table:table-cell table:style-name="ce793"/>
          <table:table-cell table:style-name="ce54" office:value-type="string">
            <text:p>Jor.</text:p>
          </table:table-cell>
          <table:table-cell table:style-name="ce808" table:content-validation-name="val58"/>
          <table:table-cell table:style-name="ce813" table:content-validation-name="val58"/>
          <table:table-cell table:style-name="ce819" table:formula="of:=[.F23]*[.G23]" office:value-type="currency" office:currency="S/." office:value="0">
            <text:p>S/. 0.00</text:p>
          </table:table-cell>
          <table:table-cell table:style-name="ce832"/>
          <table:table-cell/>
          <table:table-cell table:style-name="ce821" table:formula="of:=[.H23]*[.$K$9]" office:value-type="currency" office:currency="S/." office:value="0">
            <text:p>S/. 0.00</text:p>
          </table:table-cell>
          <table:table-cell/>
          <table:table-cell table:style-name="ce855" table:formula="of:=IF(AND([.C23]&lt;[.$M$9]);[.H23];0)*[.$K$9]" office:value-type="currency" office:currency="S/." office:value="0">
            <text:p>S/. 0.00</text:p>
          </table:table-cell>
          <table:table-cell/>
          <table:table-cell table:style-name="ce863"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63"/>
          <table:table-cell table:style-name="ce770" office:value-type="string">
            <text:p>1.4 Labores Culturales</text:p>
          </table:table-cell>
          <table:table-cell table:style-name="ce783" table:number-columns-spanned="5" table:number-rows-spanned="1"/>
          <table:covered-table-cell table:number-columns-repeated="3" table:style-name="ce792"/>
          <table:covered-table-cell table:style-name="ce812"/>
          <table:table-cell table:style-name="ce818" table:formula="of:=SUM([.H25:.H28])" office:value-type="currency" office:currency="S/." office:value="0">
            <text:p>S/. 0.00</text:p>
          </table:table-cell>
          <table:table-cell table:style-name="ce832"/>
          <table:table-cell/>
          <table:table-cell table:style-name="ce823" table:formula="of:=[.H24]*[.$K$9]" office:value-type="currency" office:currency="S/." office:value="0">
            <text:p>S/. 0.00</text:p>
          </table:table-cell>
          <table:table-cell/>
          <table:table-cell table:style-name="ce856"/>
          <table:table-cell/>
          <table:table-cell table:style-name="ce863"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63"/>
          <table:table-cell table:style-name="ce771" office:value-type="string">
            <text:p>Deshierbo</text:p>
          </table:table-cell>
          <table:table-cell table:style-name="ce784" table:formula="of:=[.D25]+[.$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5]*[.G25]" office:value-type="currency" office:currency="S/." office:value="0">
            <text:p>S/. 0.00</text:p>
          </table:table-cell>
          <table:table-cell table:style-name="ce832"/>
          <table:table-cell/>
          <table:table-cell table:style-name="ce821" table:formula="of:=[.H25]*[.$K$9]" office:value-type="currency" office:currency="S/." office:value="0">
            <text:p>S/. 0.00</text:p>
          </table:table-cell>
          <table:table-cell/>
          <table:table-cell table:style-name="ce855" table:formula="of:=IF(AND([.C25]&lt;[.$M$9]);[.H25];0)*[.$K$9]" office:value-type="currency" office:currency="S/." office:value="0">
            <text:p>S/. 0.00</text:p>
          </table:table-cell>
          <table:table-cell/>
          <table:table-cell table:style-name="ce863"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63"/>
          <table:table-cell table:style-name="ce771" office:value-type="string">
            <text:p>Cultivo</text:p>
          </table:table-cell>
          <table:table-cell table:style-name="ce784" table:formula="of:=[.D26]+[.$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6]*[.G26]" office:value-type="currency" office:currency="S/." office:value="0">
            <text:p>S/. 0.00</text:p>
          </table:table-cell>
          <table:table-cell table:style-name="ce832"/>
          <table:table-cell/>
          <table:table-cell table:style-name="ce821" table:formula="of:=[.H26]*[.$K$9]" office:value-type="currency" office:currency="S/." office:value="0">
            <text:p>S/. 0.00</text:p>
          </table:table-cell>
          <table:table-cell/>
          <table:table-cell table:style-name="ce855" table:formula="of:=IF(AND([.C26]&lt;[.$M$9]);[.H26];0)*[.$K$9]" office:value-type="currency" office:currency="S/." office:value="0">
            <text:p>S/. 0.00</text:p>
          </table:table-cell>
          <table:table-cell/>
          <table:table-cell table:style-name="ce863"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63"/>
          <table:table-cell table:style-name="ce771" office:value-type="string">
            <text:p>-</text:p>
          </table:table-cell>
          <table:table-cell table:style-name="ce784" table:formula="of:=[.D27]+[.$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7]*[.G27]" office:value-type="currency" office:currency="S/." office:value="0">
            <text:p>S/. 0.00</text:p>
          </table:table-cell>
          <table:table-cell table:style-name="ce832"/>
          <table:table-cell/>
          <table:table-cell table:style-name="ce821" table:formula="of:=[.H27]*[.$K$9]" office:value-type="currency" office:currency="S/." office:value="0">
            <text:p>S/. 0.00</text:p>
          </table:table-cell>
          <table:table-cell/>
          <table:table-cell table:style-name="ce855" table:formula="of:=IF(AND([.C27]&lt;[.$M$9]);[.H27];0)*[.$K$9]" office:value-type="currency" office:currency="S/." office:value="0">
            <text:p>S/. 0.00</text:p>
          </table:table-cell>
          <table:table-cell/>
          <table:table-cell table:style-name="ce863"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63"/>
          <table:table-cell table:style-name="ce771" office:value-type="string">
            <text:p>Riegos</text:p>
          </table:table-cell>
          <table:table-cell table:style-name="ce784" table:formula="of:=[.D28]+[.$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8]*[.G28]" office:value-type="currency" office:currency="S/." office:value="0">
            <text:p>S/. 0.00</text:p>
          </table:table-cell>
          <table:table-cell table:style-name="ce832"/>
          <table:table-cell/>
          <table:table-cell table:style-name="ce821" table:formula="of:=[.H28]*[.$K$9]" office:value-type="currency" office:currency="S/." office:value="0">
            <text:p>S/. 0.00</text:p>
          </table:table-cell>
          <table:table-cell/>
          <table:table-cell table:style-name="ce855" table:formula="of:=IF(AND([.C28]&lt;[.$M$9]);[.H28];0)*[.$K$9]" office:value-type="currency" office:currency="S/." office:value="0">
            <text:p>S/. 0.00</text:p>
          </table:table-cell>
          <table:table-cell/>
          <table:table-cell table:style-name="ce863"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63"/>
          <table:table-cell table:style-name="ce770" office:value-type="string">
            <text:p>1.5 Control Fitosanitario</text:p>
          </table:table-cell>
          <table:table-cell table:style-name="ce783" table:number-columns-spanned="5" table:number-rows-spanned="1"/>
          <table:covered-table-cell table:number-columns-repeated="3" table:style-name="ce792"/>
          <table:covered-table-cell table:style-name="ce812"/>
          <table:table-cell table:style-name="ce818" table:formula="of:=SUM([.H30])" office:value-type="currency" office:currency="S/." office:value="0">
            <text:p>S/. 0.00</text:p>
          </table:table-cell>
          <table:table-cell table:style-name="ce832"/>
          <table:table-cell/>
          <table:table-cell table:style-name="ce823" table:formula="of:=[.H29]*[.$K$9]" office:value-type="currency" office:currency="S/." office:value="0">
            <text:p>S/. 0.00</text:p>
          </table:table-cell>
          <table:table-cell/>
          <table:table-cell table:style-name="ce856"/>
          <table:table-cell/>
          <table:table-cell table:style-name="ce863"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63"/>
          <table:table-cell table:style-name="ce771" office:value-type="string">
            <text:p>Aplicación pesticidas</text:p>
          </table:table-cell>
          <table:table-cell table:style-name="ce784" table:formula="of:=[.D30]+[.$C$5]" office:value-type="date" office:date-value="1899-12-30">
            <text:p>30/12/1899</text:p>
          </table:table-cell>
          <table:table-cell table:style-name="ce793"/>
          <table:table-cell table:style-name="ce54" office:value-type="string">
            <text:p>Jor.</text:p>
          </table:table-cell>
          <table:table-cell table:style-name="ce809" table:content-validation-name="val58"/>
          <table:table-cell table:style-name="ce814" table:content-validation-name="val58"/>
          <table:table-cell table:style-name="ce819" table:formula="of:=[.F30]*[.G30]" office:value-type="currency" office:currency="S/." office:value="0">
            <text:p>S/. 0.00</text:p>
          </table:table-cell>
          <table:table-cell table:style-name="ce832"/>
          <table:table-cell/>
          <table:table-cell table:style-name="ce821" table:formula="of:=[.H30]*[.$K$9]" office:value-type="currency" office:currency="S/." office:value="0">
            <text:p>S/. 0.00</text:p>
          </table:table-cell>
          <table:table-cell/>
          <table:table-cell table:style-name="ce855" table:formula="of:=IF(AND([.C30]&lt;[.$M$9]);[.H30];0)*[.$K$9]" office:value-type="currency" office:currency="S/." office:value="0">
            <text:p>S/. 0.00</text:p>
          </table:table-cell>
          <table:table-cell/>
          <table:table-cell table:style-name="ce863"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63"/>
          <table:table-cell table:style-name="ce770" office:value-type="string">
            <text:p>1.6 Cosecha</text:p>
          </table:table-cell>
          <table:table-cell table:style-name="ce783" table:number-columns-spanned="5" table:number-rows-spanned="1"/>
          <table:covered-table-cell table:number-columns-repeated="3" table:style-name="ce792"/>
          <table:covered-table-cell table:style-name="ce812"/>
          <table:table-cell table:style-name="ce818" table:formula="of:=SUM([.H32:.H35])" office:value-type="currency" office:currency="S/." office:value="0">
            <text:p>S/. 0.00</text:p>
          </table:table-cell>
          <table:table-cell table:style-name="ce832"/>
          <table:table-cell/>
          <table:table-cell table:style-name="ce823" table:formula="of:=[.H31]*[.$K$9]" office:value-type="currency" office:currency="S/." office:value="0">
            <text:p>S/. 0.00</text:p>
          </table:table-cell>
          <table:table-cell/>
          <table:table-cell table:style-name="ce856"/>
          <table:table-cell/>
          <table:table-cell table:style-name="ce863"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63"/>
          <table:table-cell table:style-name="ce771" office:value-type="string">
            <text:p>Corte de follaje</text:p>
          </table:table-cell>
          <table:table-cell table:style-name="ce784" table:formula="of:=[.D32]+[.$C$5]" office:value-type="date" office:date-value="1899-12-30">
            <text:p>30/12/1899</text:p>
          </table:table-cell>
          <table:table-cell table:style-name="ce793"/>
          <table:table-cell table:style-name="ce54" office:value-type="string">
            <text:p>Jor.</text:p>
          </table:table-cell>
          <table:table-cell table:style-name="ce809" table:content-validation-name="val58"/>
          <table:table-cell table:style-name="ce814" table:content-validation-name="val58"/>
          <table:table-cell table:style-name="ce819" table:content-validation-name="val58" table:formula="of:=[.F32]*[.G32]" office:value-type="currency" office:currency="S/." office:value="0">
            <text:p>S/. 0.00</text:p>
          </table:table-cell>
          <table:table-cell table:style-name="ce832"/>
          <table:table-cell/>
          <table:table-cell table:style-name="ce821" table:formula="of:=[.H32]*[.$K$9]" office:value-type="currency" office:currency="S/." office:value="0">
            <text:p>S/. 0.00</text:p>
          </table:table-cell>
          <table:table-cell/>
          <table:table-cell table:style-name="ce855" table:formula="of:=IF(AND([.C32]&lt;[.$M$9]);[.H32];0)*[.$K$9]" office:value-type="currency" office:currency="S/." office:value="0">
            <text:p>S/. 0.00</text:p>
          </table:table-cell>
          <table:table-cell/>
          <table:table-cell table:style-name="ce863"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63"/>
          <table:table-cell table:style-name="ce771" office:value-type="string">
            <text:p>Melgueadores</text:p>
          </table:table-cell>
          <table:table-cell table:style-name="ce784" table:formula="of:=[.D33]+[.$C$5]" office:value-type="date" office:date-value="1899-12-30">
            <text:p>30/12/1899</text:p>
          </table:table-cell>
          <table:table-cell table:style-name="ce793"/>
          <table:table-cell table:style-name="ce54" office:value-type="string">
            <text:p>Jor.</text:p>
          </table:table-cell>
          <table:table-cell table:style-name="ce809" table:content-validation-name="val58"/>
          <table:table-cell table:style-name="ce814" table:content-validation-name="val58"/>
          <table:table-cell table:style-name="ce819" table:content-validation-name="val58" table:formula="of:=[.F33]*[.G33]" office:value-type="currency" office:currency="S/." office:value="0">
            <text:p>S/. 0.00</text:p>
          </table:table-cell>
          <table:table-cell table:style-name="ce832"/>
          <table:table-cell/>
          <table:table-cell table:style-name="ce821" table:formula="of:=[.H33]*[.$K$9]" office:value-type="currency" office:currency="S/." office:value="0">
            <text:p>S/. 0.00</text:p>
          </table:table-cell>
          <table:table-cell/>
          <table:table-cell table:style-name="ce855" table:formula="of:=IF(AND([.C33]&lt;[.$M$9]);[.H33];0)*[.$K$9]" office:value-type="currency" office:currency="S/." office:value="0">
            <text:p>S/. 0.00</text:p>
          </table:table-cell>
          <table:table-cell/>
          <table:table-cell table:style-name="ce863"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63"/>
          <table:table-cell table:style-name="ce771" office:value-type="string">
            <text:p>Encostalado y carguío</text:p>
          </table:table-cell>
          <table:table-cell table:style-name="ce784" table:formula="of:=[.D34]+[.$C$5]" office:value-type="date" office:date-value="1899-12-30">
            <text:p>30/12/1899</text:p>
          </table:table-cell>
          <table:table-cell table:style-name="ce793"/>
          <table:table-cell table:style-name="ce54" office:value-type="string">
            <text:p>Jor.</text:p>
          </table:table-cell>
          <table:table-cell table:style-name="ce809" table:content-validation-name="val58"/>
          <table:table-cell table:style-name="ce814" table:content-validation-name="val58"/>
          <table:table-cell table:style-name="ce819" table:content-validation-name="val58" table:formula="of:=[.F34]*[.G34]" office:value-type="currency" office:currency="S/." office:value="0">
            <text:p>S/. 0.00</text:p>
          </table:table-cell>
          <table:table-cell table:style-name="ce832"/>
          <table:table-cell/>
          <table:table-cell table:style-name="ce821" table:formula="of:=[.H34]*[.$K$9]" office:value-type="currency" office:currency="S/." office:value="0">
            <text:p>S/. 0.00</text:p>
          </table:table-cell>
          <table:table-cell/>
          <table:table-cell table:style-name="ce855" table:formula="of:=IF(AND([.C34]&lt;[.$M$9]);[.H34];0)*[.$K$9]" office:value-type="currency" office:currency="S/." office:value="0">
            <text:p>S/. 0.00</text:p>
          </table:table-cell>
          <table:table-cell/>
          <table:table-cell table:style-name="ce863"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63"/>
          <table:table-cell table:style-name="ce771" office:value-type="string">
            <text:p>Guardianía</text:p>
          </table:table-cell>
          <table:table-cell table:style-name="ce784" table:formula="of:=[.D35]+[.$C$5]" office:value-type="date" office:date-value="1899-12-30">
            <text:p>30/12/1899</text:p>
          </table:table-cell>
          <table:table-cell table:style-name="ce793"/>
          <table:table-cell table:style-name="ce54" office:value-type="string">
            <text:p>Jor.</text:p>
          </table:table-cell>
          <table:table-cell table:style-name="ce809"/>
          <table:table-cell table:style-name="ce814"/>
          <table:table-cell table:style-name="ce819" table:content-validation-name="val58" table:formula="of:=[.F35]*[.G35]" office:value-type="currency" office:currency="S/." office:value="0">
            <text:p>S/. 0.00</text:p>
          </table:table-cell>
          <table:table-cell table:style-name="ce834"/>
          <table:table-cell/>
          <table:table-cell table:style-name="ce821" table:formula="of:=[.H35]*[.$K$9]" office:value-type="currency" office:currency="S/." office:value="0">
            <text:p>S/. 0.00</text:p>
          </table:table-cell>
          <table:table-cell/>
          <table:table-cell table:style-name="ce855" table:formula="of:=IF(AND([.C35]&lt;[.$M$9]);[.H35];0)*[.$K$9]" office:value-type="currency" office:currency="S/." office:value="0">
            <text:p>S/. 0.00</text:p>
          </table:table-cell>
          <table:table-cell/>
          <table:table-cell table:style-name="ce863"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8" office:value-type="string" table:number-columns-spanned="7" table:number-rows-spanned="1">
            <text:p><text:s text:c="10"/>2. MAQUINARIA AGRICOLA:</text:p>
          </table:table-cell>
          <table:covered-table-cell table:number-columns-repeated="5" table:style-name="ce199"/>
          <table:covered-table-cell table:style-name="ce223"/>
          <table:table-cell table:style-name="ce830" table:formula="of:=SUM([.H37:.H41])" office:value-type="currency" office:currency="S/." office:value="0">
            <text:p>S/. 0.00</text:p>
          </table:table-cell>
          <table:table-cell table:style-name="ce839"/>
          <table:table-cell table:style-name="ce830" table:formula="of:=[.I36]*[.$K$9]" office:value-type="currency" office:currency="S/." office:value="0">
            <text:p>S/. 0.00</text:p>
          </table:table-cell>
          <table:table-cell/>
          <table:table-cell table:style-name="ce829" table:formula="of:=SUM([.M37:.M41])" office:value-type="currency" office:currency="S/." office:value="0">
            <text:p>S/. 0.00</text:p>
          </table:table-cell>
          <table:table-cell table:number-columns-repeated="1011"/>
        </table:table-row>
        <table:table-row table:style-name="ro3">
          <table:table-cell/>
          <table:table-cell table:style-name="ce772" office:value-type="string">
            <text:p>2.1 Aradura en seco y húmedo</text:p>
          </table:table-cell>
          <table:table-cell table:style-name="ce785" table:formula="of:=[.D37]+[.$C$5]" office:value-type="date" office:date-value="1899-12-30">
            <text:p>30/12/1899</text:p>
          </table:table-cell>
          <table:table-cell table:style-name="ce793"/>
          <table:table-cell table:style-name="ce799" office:value-type="string">
            <text:p>H/M</text:p>
          </table:table-cell>
          <table:table-cell table:style-name="ce810"/>
          <table:table-cell table:style-name="ce815"/>
          <table:table-cell table:style-name="ce823" table:formula="of:=[.F37]*[.G37]" office:value-type="currency" office:currency="S/." office:value="0">
            <text:p>S/. 0.00</text:p>
          </table:table-cell>
          <table:table-cell table:style-name="ce831"/>
          <table:table-cell/>
          <table:table-cell table:style-name="ce821" table:formula="of:=[.H37]*[.$K$9]" office:value-type="currency" office:currency="S/." office:value="0">
            <text:p>S/. 0.00</text:p>
          </table:table-cell>
          <table:table-cell/>
          <table:table-cell table:style-name="ce855" table:formula="of:=IF(AND([.C37]&lt;[.$M$9]);[.H37];0)*[.$K$9]" office:value-type="currency" office:currency="S/." office:value="0">
            <text:p>S/. 0.00</text:p>
          </table:table-cell>
          <table:table-cell/>
          <table:table-cell table:style-name="ce863"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72" office:value-type="string">
            <text:p>2.2 Gradeo</text:p>
          </table:table-cell>
          <table:table-cell table:style-name="ce785" table:formula="of:=[.D38]+[.$C$5]" office:value-type="date" office:date-value="1899-12-30">
            <text:p>30/12/1899</text:p>
          </table:table-cell>
          <table:table-cell table:style-name="ce793"/>
          <table:table-cell table:style-name="ce799" office:value-type="string">
            <text:p>H/M</text:p>
          </table:table-cell>
          <table:table-cell table:style-name="ce810"/>
          <table:table-cell table:style-name="ce815"/>
          <table:table-cell table:style-name="ce823" table:formula="of:=[.F38]*[.G38]" office:value-type="currency" office:currency="S/." office:value="0">
            <text:p>S/. 0.00</text:p>
          </table:table-cell>
          <table:table-cell table:style-name="ce832"/>
          <table:table-cell/>
          <table:table-cell table:style-name="ce821" table:formula="of:=[.H38]*[.$K$9]" office:value-type="currency" office:currency="S/." office:value="0">
            <text:p>S/. 0.00</text:p>
          </table:table-cell>
          <table:table-cell/>
          <table:table-cell table:style-name="ce855" table:formula="of:=IF(AND([.C38]&lt;[.$M$9]);[.H38];0)*[.$K$9]" office:value-type="currency" office:currency="S/." office:value="0">
            <text:p>S/. 0.00</text:p>
          </table:table-cell>
          <table:table-cell/>
          <table:table-cell table:style-name="ce863"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72" office:value-type="string">
            <text:p>2.3 Cultivos</text:p>
          </table:table-cell>
          <table:table-cell table:style-name="ce785" table:formula="of:=[.D39]+[.$C$5]" office:value-type="date" office:date-value="1899-12-30">
            <text:p>30/12/1899</text:p>
          </table:table-cell>
          <table:table-cell table:style-name="ce793"/>
          <table:table-cell table:style-name="ce799" office:value-type="string">
            <text:p>H/M</text:p>
          </table:table-cell>
          <table:table-cell table:style-name="ce810"/>
          <table:table-cell table:style-name="ce815"/>
          <table:table-cell table:style-name="ce823" table:formula="of:=[.F39]*[.G39]" office:value-type="currency" office:currency="S/." office:value="0">
            <text:p>S/. 0.00</text:p>
          </table:table-cell>
          <table:table-cell table:style-name="ce832"/>
          <table:table-cell/>
          <table:table-cell table:style-name="ce821" table:formula="of:=[.H39]*[.$K$9]" office:value-type="currency" office:currency="S/." office:value="0">
            <text:p>S/. 0.00</text:p>
          </table:table-cell>
          <table:table-cell/>
          <table:table-cell table:style-name="ce855" table:formula="of:=IF(AND([.C39]&lt;[.$M$9]);[.H39];0)*[.$K$9]" office:value-type="currency" office:currency="S/." office:value="0">
            <text:p>S/. 0.00</text:p>
          </table:table-cell>
          <table:table-cell/>
          <table:table-cell table:style-name="ce863"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72" office:value-type="string">
            <text:p>2.4 Surcado</text:p>
          </table:table-cell>
          <table:table-cell table:style-name="ce785" table:formula="of:=[.D40]+[.$C$5]" office:value-type="date" office:date-value="1899-12-30">
            <text:p>30/12/1899</text:p>
          </table:table-cell>
          <table:table-cell table:style-name="ce793"/>
          <table:table-cell table:style-name="ce799" office:value-type="string">
            <text:p>H/M</text:p>
          </table:table-cell>
          <table:table-cell table:style-name="ce810"/>
          <table:table-cell table:style-name="ce815"/>
          <table:table-cell table:style-name="ce823" table:formula="of:=[.F40]*[.G40]" office:value-type="currency" office:currency="S/." office:value="0">
            <text:p>S/. 0.00</text:p>
          </table:table-cell>
          <table:table-cell table:style-name="ce832"/>
          <table:table-cell/>
          <table:table-cell table:style-name="ce821" table:formula="of:=[.H40]*[.$K$9]" office:value-type="currency" office:currency="S/." office:value="0">
            <text:p>S/. 0.00</text:p>
          </table:table-cell>
          <table:table-cell/>
          <table:table-cell table:style-name="ce855" table:formula="of:=IF(AND([.C40]&lt;[.$M$9]);[.H40];0)*[.$K$9]" office:value-type="currency" office:currency="S/." office:value="0">
            <text:p>S/. 0.00</text:p>
          </table:table-cell>
          <table:table-cell/>
          <table:table-cell table:style-name="ce863"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72" office:value-type="string">
            <text:p>2.5 Cosecha</text:p>
          </table:table-cell>
          <table:table-cell table:style-name="ce785" table:formula="of:=[.D41]+[.$C$5]" office:value-type="date" office:date-value="1899-12-30">
            <text:p>30/12/1899</text:p>
          </table:table-cell>
          <table:table-cell table:style-name="ce793"/>
          <table:table-cell table:style-name="ce799" office:value-type="string">
            <text:p>H/M</text:p>
          </table:table-cell>
          <table:table-cell table:style-name="ce810"/>
          <table:table-cell table:style-name="ce815"/>
          <table:table-cell table:style-name="ce823" table:formula="of:=[.F41]*[.G41]" office:value-type="currency" office:currency="S/." office:value="0">
            <text:p>S/. 0.00</text:p>
          </table:table-cell>
          <table:table-cell table:style-name="ce834"/>
          <table:table-cell/>
          <table:table-cell table:style-name="ce821" table:formula="of:=[.H41]*[.$K$9]" office:value-type="currency" office:currency="S/." office:value="0">
            <text:p>S/. 0.00</text:p>
          </table:table-cell>
          <table:table-cell/>
          <table:table-cell table:style-name="ce855" table:formula="of:=IF(AND([.C41]&lt;[.$M$9]);[.H41];0)*[.$K$9]" office:value-type="currency" office:currency="S/." office:value="0">
            <text:p>S/. 0.00</text:p>
          </table:table-cell>
          <table:table-cell/>
          <table:table-cell table:style-name="ce863"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8" office:value-type="string" table:number-columns-spanned="7" table:number-rows-spanned="1">
            <text:p><text:s text:c="10"/>3. INSUMOS:</text:p>
          </table:table-cell>
          <table:covered-table-cell table:number-columns-repeated="5" table:style-name="ce199"/>
          <table:covered-table-cell table:style-name="ce223"/>
          <table:table-cell table:style-name="ce830" table:formula="of:=([.H43]+[.H45]+[.H49]+[.H51])" office:value-type="currency" office:currency="S/." office:value="0">
            <text:p>S/. 0.00</text:p>
          </table:table-cell>
          <table:table-cell table:style-name="ce839"/>
          <table:table-cell table:style-name="ce830" table:formula="of:=[.I42]*[.$K$9]" office:value-type="currency" office:currency="S/." office:value="0">
            <text:p>S/. 0.00</text:p>
          </table:table-cell>
          <table:table-cell/>
          <table:table-cell table:style-name="ce829" table:formula="of:=SUM([.M44];[.M46:.M48];[.M50];[.M52:.M59])" office:value-type="currency" office:currency="S/." office:value="0">
            <text:p>S/. 0.00</text:p>
          </table:table-cell>
          <table:table-cell table:number-columns-repeated="1011"/>
        </table:table-row>
        <table:table-row table:style-name="ro3">
          <table:table-cell/>
          <table:table-cell table:style-name="ce770" office:value-type="string">
            <text:p>3.1 Semilla</text:p>
          </table:table-cell>
          <table:table-cell table:style-name="ce783" table:number-columns-spanned="5" table:number-rows-spanned="1"/>
          <table:covered-table-cell table:number-columns-repeated="3" table:style-name="ce792"/>
          <table:covered-table-cell table:style-name="ce812"/>
          <table:table-cell table:style-name="ce818" table:formula="of:=+[.H44]" office:value-type="currency" office:currency="S/." office:value="0">
            <text:p>S/. 0.00</text:p>
          </table:table-cell>
          <table:table-cell table:style-name="ce831"/>
          <table:table-cell/>
          <table:table-cell table:style-name="ce846" table:formula="of:=[.H43]*[.$K$9]" office:value-type="float" office:value="0">
            <text:p>S/. 0.00</text:p>
          </table:table-cell>
          <table:table-cell/>
          <table:table-cell table:style-name="ce857"/>
          <table:table-cell table:number-columns-repeated="1011"/>
        </table:table-row>
        <table:table-row table:style-name="ro3">
          <table:table-cell/>
          <table:table-cell table:style-name="ce771" office:value-type="string">
            <text:p>Semilla (Esquejes)</text:p>
          </table:table-cell>
          <table:table-cell table:style-name="ce784" table:formula="of:=[.D44]+[.$C$5]" office:value-type="date" office:date-value="1899-12-30">
            <text:p>30/12/1899</text:p>
          </table:table-cell>
          <table:table-cell table:style-name="ce793"/>
          <table:table-cell table:style-name="ce54" office:value-type="string">
            <text:p>Kg.</text:p>
          </table:table-cell>
          <table:table-cell table:style-name="ce809"/>
          <table:table-cell table:style-name="ce816"/>
          <table:table-cell table:style-name="ce819" table:formula="of:=[.F44]*[.G44]" office:value-type="currency" office:currency="S/." office:value="0">
            <text:p>S/. 0.00</text:p>
          </table:table-cell>
          <table:table-cell table:style-name="ce832"/>
          <table:table-cell/>
          <table:table-cell table:style-name="ce821" table:formula="of:=[.H44]*[.$K$9]" office:value-type="currency" office:currency="S/." office:value="0">
            <text:p>S/. 0.00</text:p>
          </table:table-cell>
          <table:table-cell/>
          <table:table-cell table:style-name="ce855" table:formula="of:=IF(AND([.C44]&lt;[.$M$9]);[.H44];0)*[.$K$9]" office:value-type="currency" office:currency="S/." office:value="0">
            <text:p>S/. 0.00</text:p>
          </table:table-cell>
          <table:table-cell/>
          <table:table-cell table:style-name="ce863"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70" office:value-type="string">
            <text:p>3.2 Fertilizantes (80-60-40)</text:p>
          </table:table-cell>
          <table:table-cell table:style-name="ce783" table:number-columns-spanned="5" table:number-rows-spanned="1"/>
          <table:covered-table-cell table:number-columns-repeated="3" table:style-name="ce792"/>
          <table:covered-table-cell table:style-name="ce812"/>
          <table:table-cell table:style-name="ce818" table:formula="of:=SUM([.H46:.H48])" office:value-type="currency" office:currency="S/." office:value="0">
            <text:p>S/. 0.00</text:p>
          </table:table-cell>
          <table:table-cell table:style-name="ce832"/>
          <table:table-cell/>
          <table:table-cell table:style-name="ce846" table:formula="of:=[.H45]*[.$K$9]" office:value-type="float" office:value="0">
            <text:p>S/. 0.00</text:p>
          </table:table-cell>
          <table:table-cell/>
          <table:table-cell table:style-name="ce857"/>
          <table:table-cell/>
          <table:table-cell table:style-name="ce863"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71" office:value-type="string">
            <text:p>Nitrato de Amonio</text:p>
          </table:table-cell>
          <table:table-cell table:style-name="ce784" table:formula="of:=[.D46]+[.$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46]*[.G46]" office:value-type="currency" office:currency="S/." office:value="0">
            <text:p>S/. 0.00</text:p>
          </table:table-cell>
          <table:table-cell table:style-name="ce832"/>
          <table:table-cell/>
          <table:table-cell table:style-name="ce821" table:formula="of:=[.H46]*[.$K$9]" office:value-type="currency" office:currency="S/." office:value="0">
            <text:p>S/. 0.00</text:p>
          </table:table-cell>
          <table:table-cell/>
          <table:table-cell table:style-name="ce855" table:formula="of:=IF(AND([.C46]&lt;[.$M$9]);[.H46];0)*[.$K$9]" office:value-type="currency" office:currency="S/." office:value="0">
            <text:p>S/. 0.00</text:p>
          </table:table-cell>
          <table:table-cell/>
          <table:table-cell table:style-name="ce863"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71" office:value-type="string">
            <text:p>Fosfato Di Amónico</text:p>
          </table:table-cell>
          <table:table-cell table:style-name="ce784" table:formula="of:=[.D47]+[.$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47]*[.G47]" office:value-type="currency" office:currency="S/." office:value="0">
            <text:p>S/. 0.00</text:p>
          </table:table-cell>
          <table:table-cell table:style-name="ce832"/>
          <table:table-cell/>
          <table:table-cell table:style-name="ce821" table:formula="of:=[.H47]*[.$K$9]" office:value-type="currency" office:currency="S/." office:value="0">
            <text:p>S/. 0.00</text:p>
          </table:table-cell>
          <table:table-cell/>
          <table:table-cell table:style-name="ce855" table:formula="of:=IF(AND([.C47]&lt;[.$M$9]);[.H47];0)*[.$K$9]" office:value-type="currency" office:currency="S/." office:value="0">
            <text:p>S/. 0.00</text:p>
          </table:table-cell>
          <table:table-cell/>
          <table:table-cell table:style-name="ce863"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71" office:value-type="string">
            <text:p>Sulfato de Potasio</text:p>
          </table:table-cell>
          <table:table-cell table:style-name="ce784" table:formula="of:=[.D48]+[.$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48]*[.G48]" office:value-type="currency" office:currency="S/." office:value="0">
            <text:p>S/. 0.00</text:p>
          </table:table-cell>
          <table:table-cell table:style-name="ce832"/>
          <table:table-cell/>
          <table:table-cell table:style-name="ce821" table:formula="of:=[.H48]*[.$K$9]" office:value-type="currency" office:currency="S/." office:value="0">
            <text:p>S/. 0.00</text:p>
          </table:table-cell>
          <table:table-cell/>
          <table:table-cell table:style-name="ce855" table:formula="of:=IF(AND([.C48]&lt;[.$M$9]);[.H48];0)*[.$K$9]" office:value-type="currency" office:currency="S/." office:value="0">
            <text:p>S/. 0.00</text:p>
          </table:table-cell>
          <table:table-cell/>
          <table:table-cell table:style-name="ce863"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70" office:value-type="string">
            <text:p>3.3 Guano u Otros</text:p>
          </table:table-cell>
          <table:table-cell table:style-name="ce783" table:number-columns-spanned="5" table:number-rows-spanned="1"/>
          <table:covered-table-cell table:number-columns-repeated="3" table:style-name="ce792"/>
          <table:covered-table-cell table:style-name="ce812"/>
          <table:table-cell table:style-name="ce818" table:formula="of:=+[.H50]" office:value-type="currency" office:currency="S/." office:value="0">
            <text:p>S/. 0.00</text:p>
          </table:table-cell>
          <table:table-cell table:style-name="ce832"/>
          <table:table-cell/>
          <table:table-cell table:style-name="ce846" table:formula="of:=[.H49]*[.$K$9]" office:value-type="float" office:value="0">
            <text:p>S/. 0.00</text:p>
          </table:table-cell>
          <table:table-cell/>
          <table:table-cell table:style-name="ce857"/>
          <table:table-cell/>
          <table:table-cell table:style-name="ce863"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71" office:value-type="string">
            <text:p><text:s/>Estiércol</text:p>
          </table:table-cell>
          <table:table-cell table:style-name="ce784" table:formula="of:=[.D50]+[.$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50]*[.G50]" office:value-type="currency" office:currency="S/." office:value="0">
            <text:p>S/. 0.00</text:p>
          </table:table-cell>
          <table:table-cell table:style-name="ce832"/>
          <table:table-cell/>
          <table:table-cell table:style-name="ce847" table:formula="of:=[.H50]*[.$K$9]" office:value-type="currency" office:currency="S/." office:value="0">
            <text:p>S/. 0.00</text:p>
          </table:table-cell>
          <table:table-cell/>
          <table:table-cell table:style-name="ce855" table:formula="of:=IF(AND([.C50]&lt;[.$M$9]);[.H50];0)*[.$K$9]" office:value-type="currency" office:currency="S/." office:value="0">
            <text:p>S/. 0.00</text:p>
          </table:table-cell>
          <table:table-cell/>
          <table:table-cell table:style-name="ce863"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70" office:value-type="string">
            <text:p>3.3 Pesticidas</text:p>
          </table:table-cell>
          <table:table-cell table:style-name="ce783" table:number-columns-spanned="5" table:number-rows-spanned="1"/>
          <table:covered-table-cell table:number-columns-repeated="3" table:style-name="ce792"/>
          <table:covered-table-cell table:style-name="ce812"/>
          <table:table-cell table:style-name="ce818" table:formula="of:=SUM([.H52:.H59])" office:value-type="currency" office:currency="S/." office:value="0">
            <text:p>S/. 0.00</text:p>
          </table:table-cell>
          <table:table-cell table:style-name="ce832"/>
          <table:table-cell/>
          <table:table-cell table:style-name="ce846" table:formula="of:=[.H51]*[.$K$9]" office:value-type="float" office:value="0">
            <text:p>S/. 0.00</text:p>
          </table:table-cell>
          <table:table-cell/>
          <table:table-cell table:style-name="ce857"/>
          <table:table-cell/>
          <table:table-cell table:style-name="ce863"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71" office:value-type="string">
            <text:p>Superwett</text:p>
          </table:table-cell>
          <table:table-cell table:style-name="ce784" table:formula="of:=[.D52]+[.$C$5]" office:value-type="date" office:date-value="1899-12-30">
            <text:p>30/12/1899</text:p>
          </table:table-cell>
          <table:table-cell table:style-name="ce793"/>
          <table:table-cell table:style-name="ce54" office:value-type="string">
            <text:p>Lt.</text:p>
          </table:table-cell>
          <table:table-cell table:style-name="ce809"/>
          <table:table-cell table:style-name="ce814"/>
          <table:table-cell table:style-name="ce819" table:formula="of:=[.F52]*[.G52]" office:value-type="currency" office:currency="S/." office:value="0">
            <text:p>S/. 0.00</text:p>
          </table:table-cell>
          <table:table-cell table:style-name="ce832"/>
          <table:table-cell/>
          <table:table-cell table:style-name="ce821" table:formula="of:=[.H52]*[.$K$9]" office:value-type="currency" office:currency="S/." office:value="0">
            <text:p>S/. 0.00</text:p>
          </table:table-cell>
          <table:table-cell/>
          <table:table-cell table:style-name="ce855" table:formula="of:=IF(AND([.C52]&lt;[.$M$9]);[.H52];0)*[.$K$9]" office:value-type="currency" office:currency="S/." office:value="0">
            <text:p>S/. 0.00</text:p>
          </table:table-cell>
          <table:table-cell/>
          <table:table-cell table:style-name="ce863"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71" office:value-type="string">
            <text:p>Stimulate</text:p>
          </table:table-cell>
          <table:table-cell table:style-name="ce784" table:formula="of:=[.D53]+[.$C$5]" office:value-type="date" office:date-value="1899-12-30">
            <text:p>30/12/1899</text:p>
          </table:table-cell>
          <table:table-cell table:style-name="ce793"/>
          <table:table-cell table:style-name="ce54" office:value-type="string">
            <text:p>0.25 Lt</text:p>
          </table:table-cell>
          <table:table-cell table:style-name="ce809"/>
          <table:table-cell table:style-name="ce814"/>
          <table:table-cell table:style-name="ce819" table:formula="of:=[.F53]*[.G53]" office:value-type="currency" office:currency="S/." office:value="0">
            <text:p>S/. 0.00</text:p>
          </table:table-cell>
          <table:table-cell table:style-name="ce832"/>
          <table:table-cell/>
          <table:table-cell table:style-name="ce821" table:formula="of:=[.H53]*[.$K$9]" office:value-type="currency" office:currency="S/." office:value="0">
            <text:p>S/. 0.00</text:p>
          </table:table-cell>
          <table:table-cell/>
          <table:table-cell table:style-name="ce855" table:formula="of:=IF(AND([.C53]&lt;[.$M$9]);[.H53];0)*[.$K$9]" office:value-type="currency" office:currency="S/." office:value="0">
            <text:p>S/. 0.00</text:p>
          </table:table-cell>
          <table:table-cell/>
          <table:table-cell table:style-name="ce863"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71" office:value-type="string">
            <text:p>Aliette</text:p>
          </table:table-cell>
          <table:table-cell table:style-name="ce784" table:formula="of:=[.D54]+[.$C$5]" office:value-type="date" office:date-value="1899-12-30">
            <text:p>30/12/1899</text:p>
          </table:table-cell>
          <table:table-cell table:style-name="ce793"/>
          <table:table-cell table:style-name="ce54" office:value-type="string">
            <text:p>Lt.</text:p>
          </table:table-cell>
          <table:table-cell table:style-name="ce809"/>
          <table:table-cell table:style-name="ce814"/>
          <table:table-cell table:style-name="ce819" table:formula="of:=[.F54]*[.G54]" office:value-type="currency" office:currency="S/." office:value="0">
            <text:p>S/. 0.00</text:p>
          </table:table-cell>
          <table:table-cell table:style-name="ce832"/>
          <table:table-cell/>
          <table:table-cell table:style-name="ce821" table:formula="of:=[.H54]*[.$K$9]" office:value-type="currency" office:currency="S/." office:value="0">
            <text:p>S/. 0.00</text:p>
          </table:table-cell>
          <table:table-cell/>
          <table:table-cell table:style-name="ce855" table:formula="of:=IF(AND([.C54]&lt;[.$M$9]);[.H54];0)*[.$K$9]" office:value-type="currency" office:currency="S/." office:value="0">
            <text:p>S/. 0.00</text:p>
          </table:table-cell>
          <table:table-cell/>
          <table:table-cell table:style-name="ce863"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71" office:value-type="string">
            <text:p>Fenkil</text:p>
          </table:table-cell>
          <table:table-cell table:style-name="ce784" table:formula="of:=[.D55]+[.$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55]*[.G55]" office:value-type="currency" office:currency="S/." office:value="0">
            <text:p>S/. 0.00</text:p>
          </table:table-cell>
          <table:table-cell table:style-name="ce832"/>
          <table:table-cell/>
          <table:table-cell table:style-name="ce821" table:formula="of:=[.H55]*[.$K$9]" office:value-type="currency" office:currency="S/." office:value="0">
            <text:p>S/. 0.00</text:p>
          </table:table-cell>
          <table:table-cell/>
          <table:table-cell table:style-name="ce855" table:formula="of:=IF(AND([.C55]&lt;[.$M$9]);[.H55];0)*[.$K$9]" office:value-type="currency" office:currency="S/." office:value="0">
            <text:p>S/. 0.00</text:p>
          </table:table-cell>
          <table:table-cell/>
          <table:table-cell table:style-name="ce863"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71" office:value-type="string">
            <text:p>Confidor</text:p>
          </table:table-cell>
          <table:table-cell table:style-name="ce784" table:formula="of:=[.D56]+[.$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56]*[.G56]" office:value-type="currency" office:currency="S/." office:value="0">
            <text:p>S/. 0.00</text:p>
          </table:table-cell>
          <table:table-cell table:style-name="ce832"/>
          <table:table-cell/>
          <table:table-cell table:style-name="ce821" table:formula="of:=[.H56]*[.$K$9]" office:value-type="currency" office:currency="S/." office:value="0">
            <text:p>S/. 0.00</text:p>
          </table:table-cell>
          <table:table-cell/>
          <table:table-cell table:style-name="ce855" table:formula="of:=IF(AND([.C56]&lt;[.$M$9]);[.H56];0)*[.$K$9]" office:value-type="currency" office:currency="S/." office:value="0">
            <text:p>S/. 0.00</text:p>
          </table:table-cell>
          <table:table-cell/>
          <table:table-cell table:style-name="ce863"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71" office:value-type="string">
            <text:p>Metomil</text:p>
          </table:table-cell>
          <table:table-cell table:style-name="ce784" table:formula="of:=[.D57]+[.$C$5]" office:value-type="date" office:date-value="1899-12-30">
            <text:p>30/12/1899</text:p>
          </table:table-cell>
          <table:table-cell table:style-name="ce793"/>
          <table:table-cell table:style-name="ce54" office:value-type="string">
            <text:p>Lt.</text:p>
          </table:table-cell>
          <table:table-cell table:style-name="ce809"/>
          <table:table-cell table:style-name="ce814"/>
          <table:table-cell table:style-name="ce819" table:formula="of:=[.F57]*[.G57]" office:value-type="currency" office:currency="S/." office:value="0">
            <text:p>S/. 0.00</text:p>
          </table:table-cell>
          <table:table-cell table:style-name="ce832"/>
          <table:table-cell/>
          <table:table-cell table:style-name="ce821" table:formula="of:=[.H57]*[.$K$9]" office:value-type="currency" office:currency="S/." office:value="0">
            <text:p>S/. 0.00</text:p>
          </table:table-cell>
          <table:table-cell/>
          <table:table-cell table:style-name="ce855" table:formula="of:=IF(AND([.C57]&lt;[.$M$9]);[.H57];0)*[.$K$9]" office:value-type="currency" office:currency="S/." office:value="0">
            <text:p>S/. 0.00</text:p>
          </table:table-cell>
          <table:table-cell/>
          <table:table-cell table:style-name="ce863"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71" office:value-type="string">
            <text:p>Folizime</text:p>
          </table:table-cell>
          <table:table-cell table:style-name="ce784" table:formula="of:=[.D58]+[.$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58]*[.G58]" office:value-type="currency" office:currency="S/." office:value="0">
            <text:p>S/. 0.00</text:p>
          </table:table-cell>
          <table:table-cell table:style-name="ce832"/>
          <table:table-cell/>
          <table:table-cell table:style-name="ce821" table:formula="of:=[.H58]*[.$K$9]" office:value-type="currency" office:currency="S/." office:value="0">
            <text:p>S/. 0.00</text:p>
          </table:table-cell>
          <table:table-cell/>
          <table:table-cell table:style-name="ce855" table:formula="of:=IF(AND([.C58]&lt;[.$M$9]);[.H58];0)*[.$K$9]" office:value-type="currency" office:currency="S/." office:value="0">
            <text:p>S/. 0.00</text:p>
          </table:table-cell>
          <table:table-cell/>
          <table:table-cell table:style-name="ce863"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71" office:value-type="string">
            <text:p>Super KK</text:p>
          </table:table-cell>
          <table:table-cell table:style-name="ce784" table:formula="of:=[.D59]+[.$C$5]" office:value-type="date" office:date-value="1899-12-30">
            <text:p>30/12/1899</text:p>
          </table:table-cell>
          <table:table-cell table:style-name="ce793"/>
          <table:table-cell table:style-name="ce54" office:value-type="string">
            <text:p>Lt.</text:p>
          </table:table-cell>
          <table:table-cell table:style-name="ce809"/>
          <table:table-cell table:style-name="ce814"/>
          <table:table-cell table:style-name="ce819" table:formula="of:=[.F59]*[.G59]" office:value-type="currency" office:currency="S/." office:value="0">
            <text:p>S/. 0.00</text:p>
          </table:table-cell>
          <table:table-cell table:style-name="ce834"/>
          <table:table-cell/>
          <table:table-cell table:style-name="ce821" table:formula="of:=[.H59]*[.$K$9]" office:value-type="currency" office:currency="S/." office:value="0">
            <text:p>S/. 0.00</text:p>
          </table:table-cell>
          <table:table-cell/>
          <table:table-cell table:style-name="ce855" table:formula="of:=IF(AND([.C59]&lt;[.$M$9]);[.H59];0)*[.$K$9]" office:value-type="currency" office:currency="S/." office:value="0">
            <text:p>S/. 0.00</text:p>
          </table:table-cell>
          <table:table-cell/>
          <table:table-cell table:style-name="ce863"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5">
          <table:table-cell/>
          <table:table-cell table:style-name="ce769" office:value-type="string">
            <text:p><text:s text:c="6"/>B. GASTOS GENERALES</text:p>
          </table:table-cell>
          <table:table-cell table:style-name="ce786"/>
          <table:table-cell table:style-name="ce795"/>
          <table:table-cell table:style-name="ce800"/>
          <table:table-cell table:style-name="ce811"/>
          <table:table-cell table:style-name="ce800" table:number-columns-repeated="2"/>
          <table:table-cell table:style-name="ce829" table:formula="of:=[.I61]" office:value-type="currency" office:currency="S/." office:value="0">
            <text:p>S/. 0.00</text:p>
          </table:table-cell>
          <table:table-cell/>
          <table:table-cell table:style-name="ce848"/>
          <table:table-cell/>
          <table:table-cell table:style-name="ce46" office:value-type="string">
            <text:p>TOTAL INVERTIDO :</text:p>
          </table:table-cell>
          <table:table-cell/>
          <table:table-cell table:style-name="ce863"/>
          <table:table-cell table:number-columns-repeated="1009"/>
        </table:table-row>
        <table:table-row table:style-name="ro3">
          <table:table-cell/>
          <table:table-cell table:style-name="ce189" office:value-type="string">
            <text:p><text:s text:c="10"/>1. Imprevistos (10% gastos de cultivo)</text:p>
          </table:table-cell>
          <table:table-cell table:style-name="ce784" table:formula="of:=[.I5]" office:value-type="date" office:date-value="1899-12-30">
            <text:p>30/12/1899</text:p>
          </table:table-cell>
          <table:table-cell table:style-name="ce189"/>
          <table:table-cell table:style-name="ce203" table:number-columns-repeated="3"/>
          <table:table-cell table:style-name="ce226"/>
          <table:table-cell table:style-name="ce835" table:formula="of:=[.I11]*10/100" office:value-type="float" office:value="0">
            <text:p>0.00</text:p>
          </table:table-cell>
          <table:table-cell table:style-name="ce839"/>
          <table:table-cell table:style-name="ce846" table:formula="of:=[.I61]*[.$K$9]" office:value-type="float" office:value="0">
            <text:p>S/. 0.00</text:p>
          </table:table-cell>
          <table:table-cell/>
          <table:table-cell table:style-name="ce858" table:formula="of:=SUM([.M12];[.M36];[.M42])" office:value-type="float" office:value="0" table:number-columns-spanned="1" table:number-rows-spanned="2">
            <text:p>S/. 0.00</text:p>
          </table:table-cell>
          <table:table-cell/>
          <table:table-cell table:style-name="ce863"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73" office:value-type="string">
            <text:p>TOTAL <text:s text:c="2"/>DE <text:s text:c="2"/>COSTOS <text:s text:c="2"/>DIRECTOS</text:p>
          </table:table-cell>
          <table:table-cell table:style-name="ce787"/>
          <table:table-cell table:style-name="ce791"/>
          <table:table-cell table:style-name="ce787" table:number-columns-repeated="4"/>
          <table:table-cell table:style-name="ce836" table:formula="of:=SUM([.I12:.I60])" office:value-type="currency" office:currency="S/." office:value="0">
            <text:p>S/. 0.00</text:p>
          </table:table-cell>
          <table:table-cell/>
          <table:table-cell table:style-name="ce849" table:formula="of:=[.K13]+[.K17]+[.K21]+[.K24]+[.K29]+[.K31]+[.K36]+[.K43]+[.K45]+[.K49]+[.K51]+[.K61]" office:value-type="currency" office:currency="S/." office:value="0">
            <text:p>S/. 0.00</text:p>
          </table:table-cell>
          <table:table-cell/>
          <table:covered-table-cell table:style-name="ce859"/>
          <table:table-cell table:number-columns-repeated="1011"/>
        </table:table-row>
        <table:table-row table:style-name="ro3">
          <table:table-cell table:number-columns-repeated="12"/>
          <table:table-cell table:style-name="ce763"/>
          <table:table-cell table:number-columns-repeated="1011"/>
        </table:table-row>
        <table:table-row table:style-name="ro3">
          <table:table-cell table:number-columns-repeated="10"/>
          <table:table-cell table:style-name="ce850"/>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60"/>
          <table:table-cell table:number-columns-repeated="1011"/>
        </table:table-row>
        <table:table-row table:style-name="ro3">
          <table:table-cell table:number-columns-repeated="12"/>
          <table:table-cell table:style-name="ce861"/>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63"/>
          <table:table-cell table:number-columns-repeated="1011"/>
        </table:table-row>
        <table:table-row table:style-name="ro3">
          <table:table-cell table:style-name="ce764" table:number-columns-repeated="3"/>
          <table:table-cell table:style-name="ce797"/>
          <table:table-cell table:style-name="ce802"/>
          <table:table-cell table:style-name="ce764" table:number-columns-repeated="4"/>
          <table:table-cell table:style-name="ce802" table:number-columns-repeated="2"/>
          <table:table-cell table:style-name="ce764"/>
          <table:table-cell table:style-name="ce862"/>
          <table:table-cell table:style-name="ce764"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63" table:formula="of:=[$Solicitud.F42]" office:value-type="date" office:date-value="2014-03-01">
            <text:p>01/03/2014</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63" table:formula="of:=[$Solicitud.I5]" office:value-type="date" office:date-value="2014-03-01">
            <text:p>01/03/2014</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11" table:print="false">
        <table:table-column table:style-name="co99" table:default-cell-style-name="ce142"/>
        <table:table-column table:style-name="co100" table:default-cell-style-name="ce142"/>
        <table:table-column table:style-name="co80" table:default-cell-style-name="ce142"/>
        <table:table-column table:style-name="co101" table:default-cell-style-name="ce796"/>
        <table:table-column table:style-name="co112" table:default-cell-style-name="ce801"/>
        <table:table-column table:style-name="co79" table:default-cell-style-name="ce142"/>
        <table:table-column table:style-name="co58" table:default-cell-style-name="ce142"/>
        <table:table-column table:style-name="co103" table:default-cell-style-name="ce142"/>
        <table:table-column table:style-name="co104" table:default-cell-style-name="ce142"/>
        <table:table-column table:style-name="co105" table:default-cell-style-name="ce801"/>
        <table:table-column table:style-name="co68" table:default-cell-style-name="ce801"/>
        <table:table-column table:style-name="co106" table:default-cell-style-name="ce142"/>
        <table:table-column table:style-name="co107" table:default-cell-style-name="ce142"/>
        <table:table-column table:style-name="co108" table:default-cell-style-name="ce142"/>
        <table:table-column table:style-name="co109" table:visibility="collapse" table:default-cell-style-name="ce142"/>
        <table:table-column table:style-name="co110" table:visibility="collapse" table:default-cell-style-name="ce142"/>
        <table:table-column table:style-name="co113" table:number-columns-repeated="10" table:default-cell-style-name="ce142"/>
        <table:table-column table:style-name="co37" table:number-columns-repeated="2" table:default-cell-style-name="ce142"/>
        <table:table-column table:style-name="co50" table:default-cell-style-name="ce142"/>
        <table:table-column table:style-name="co51" table:default-cell-style-name="ce142"/>
        <table:table-column table:style-name="co37" table:number-columns-repeated="994" table:default-cell-style-name="ce142"/>
        <table:table-row table:style-name="ro15">
          <table:table-cell/>
          <table:table-cell table:style-name="ce19" office:value-type="string" table:number-columns-spanned="8" table:number-rows-spanned="1">
            <text:p>COSTO DE PRODUCCION</text:p>
          </table:table-cell>
          <table:covered-table-cell table:number-columns-repeated="6" table:style-name="ce14"/>
          <table:covered-table-cell table:style-name="ce824"/>
          <table:table-cell/>
          <table:table-cell table:style-name="ce840" office:value-type="string" table:number-columns-spanned="1" table:number-rows-spanned="8">
            <text:p>Total Has.</text:p>
          </table:table-cell>
          <table:table-cell/>
          <table:table-cell table:style-name="ce789" office:value-type="string" table:number-columns-spanned="1" table:number-rows-spanned="8">
            <text:p>Inversión <text:s/>en <text:s/>Proceso</text:p>
          </table:table-cell>
          <table:table-cell table:number-columns-repeated="1011"/>
        </table:table-row>
        <table:table-row table:style-name="ro3">
          <table:table-cell/>
          <table:table-cell table:style-name="ce864" office:value-type="string">
            <text:p>Nombre del Cliente</text:p>
          </table:table-cell>
          <table:table-cell table:style-name="ce774" table:formula="of:=[$Solicitud.D12]" office:value-type="float" office:value="0" table:number-columns-spanned="7" table:number-rows-spanned="1">
            <text:p>0</text:p>
          </table:table-cell>
          <table:covered-table-cell table:number-columns-repeated="5" table:style-name="ce775"/>
          <table:covered-table-cell table:style-name="ce774"/>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Cultivo</text:p>
          </table:table-cell>
          <table:table-cell table:style-name="ce775" table:formula="of:=[$Solicitud.D30]" office:value-type="string" office:string-value="Algodón" table:number-columns-spanned="3" table:number-rows-spanned="1">
            <text:p>Algodón</text:p>
          </table:table-cell>
          <table:covered-table-cell table:number-columns-repeated="2" table:style-name="ce775"/>
          <table:table-cell table:style-name="ce803" office:value-type="string" table:number-columns-spanned="3" table:number-rows-spanned="1">
            <text:p>Periodo Vegetativo</text:p>
          </table:table-cell>
          <table:covered-table-cell table:number-columns-repeated="2" table:style-name="ce803"/>
          <table:table-cell table:style-name="ce825" table:content-validation-name="val18"/>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Variedad</text:p>
          </table:table-cell>
          <table:table-cell table:style-name="ce776" table:number-columns-spanned="3" table:number-rows-spanned="1"/>
          <table:covered-table-cell table:number-columns-repeated="2" table:style-name="ce776"/>
          <table:table-cell table:style-name="ce804" office:value-type="string" table:number-columns-spanned="3" table:number-rows-spanned="1">
            <text:p>Periodo de Comercialización</text:p>
          </table:table-cell>
          <table:covered-table-cell table:number-columns-repeated="2" table:style-name="ce804"/>
          <table:table-cell table:style-name="ce825" table:content-validation-name="val18"/>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Fecha de Siembra</text:p>
          </table:table-cell>
          <table:table-cell table:style-name="ce777" table:content-validation-name="val18" table:number-columns-spanned="3" table:number-rows-spanned="1"/>
          <table:covered-table-cell table:number-columns-repeated="2" table:style-name="ce777" table:content-validation-name="val18"/>
          <table:table-cell table:style-name="ce804" office:value-type="string" table:number-columns-spanned="3" table:number-rows-spanned="1">
            <text:p>Fecha Final de Campaña</text:p>
          </table:table-cell>
          <table:covered-table-cell table:number-columns-repeated="2" table:style-name="ce804"/>
          <table:table-cell table:style-name="ce826" table:formula="of:=[.C5]+[.I4]" office:value-type="date" office:date-value="1899-12-30">
            <text:p>30/12/1899</text:p>
          </table:table-cell>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Rendimiento minimo /Ha.</text:p>
          </table:table-cell>
          <table:table-cell table:style-name="ce778" table:content-validation-name="val57"/>
          <table:table-cell table:style-name="ce527" office:value-type="string">
            <text:p>Unid.</text:p>
          </table:table-cell>
          <table:table-cell table:style-name="ce776"/>
          <table:table-cell table:style-name="ce782" office:value-type="string">
            <text:p>Precio / Unidad</text:p>
          </table:table-cell>
          <table:table-cell table:style-name="ce782"/>
          <table:table-cell table:style-name="ce866"/>
          <table:table-cell table:style-name="ce827" table:content-validation-name="val60"/>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Ingreso por Cosecha</text:p>
          </table:table-cell>
          <table:table-cell table:style-name="ce779" table:formula="of:=[.I6]*[.C6]" office:value-type="currency" office:currency="S/." office:value="0" table:number-columns-spanned="3" table:number-rows-spanned="1">
            <text:p>S/. 0.0</text:p>
          </table:table-cell>
          <table:covered-table-cell table:style-name="ce788"/>
          <table:covered-table-cell table:style-name="ce798"/>
          <table:table-cell table:style-name="ce800" office:value-type="string">
            <text:p>Costo Total de Producc.</text:p>
          </table:table-cell>
          <table:table-cell table:style-name="ce800"/>
          <table:table-cell table:style-name="ce867"/>
          <table:table-cell table:style-name="ce828" table:content-validation-name="val61" table:formula="of:=[.I62]" office:value-type="currency" office:currency="S/." office:value="0">
            <text:p>S/. 0.0</text:p>
          </table:table-cell>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Beneficio Esperado</text:p>
          </table:table-cell>
          <table:table-cell table:style-name="ce779" table:formula="of:=[.C7]-[.I7]" office:value-type="currency" office:currency="S/." office:value="0" table:number-columns-spanned="3" table:number-rows-spanned="1">
            <text:p>S/. 0.0</text:p>
          </table:table-cell>
          <table:covered-table-cell table:style-name="ce788"/>
          <table:covered-table-cell table:style-name="ce798"/>
          <table:table-cell table:style-name="ce769" office:value-type="string">
            <text:p>Sistema de Riego</text:p>
          </table:table-cell>
          <table:table-cell table:style-name="ce782"/>
          <table:table-cell table:style-name="ce868"/>
          <table:table-cell table:style-name="ce41" table:formula="of:=[$Solicitud.G30]" office:value-type="string" office:string-value="Tecnificado">
            <text:p>Tecnificado</text:p>
          </table:table-cell>
          <table:table-cell/>
          <table:covered-table-cell table:style-name="ce842"/>
          <table:table-cell/>
          <table:covered-table-cell table:style-name="ce790"/>
          <table:table-cell table:number-columns-repeated="1011"/>
        </table:table-row>
        <table:table-row table:style-name="ro8">
          <table:table-cell/>
          <table:table-cell table:style-name="ce767" office:value-type="string" table:number-columns-spanned="1" table:number-rows-spanned="2">
            <text:p>ACTIVIDAD</text:p>
          </table:table-cell>
          <table:table-cell table:style-name="ce780" office:value-type="string" table:number-columns-spanned="1" table:number-rows-spanned="2">
            <text:p>FECHA</text:p>
          </table:table-cell>
          <table:table-cell table:style-name="ce789" office:value-type="string" table:number-columns-spanned="1" table:number-rows-spanned="2">
            <text:p>DIA</text:p>
          </table:table-cell>
          <table:table-cell table:style-name="ce789" office:value-type="string" table:number-columns-spanned="1" table:number-rows-spanned="2">
            <text:p>UNID</text:p>
            <text:p><text:s/>MEDIDA</text:p>
          </table:table-cell>
          <table:table-cell table:style-name="ce789" office:value-type="string" table:number-columns-spanned="1" table:number-rows-spanned="2">
            <text:p>CANT.</text:p>
            <text:p><text:s/>HAS</text:p>
          </table:table-cell>
          <table:table-cell table:style-name="ce789" office:value-type="string" table:number-columns-spanned="1" table:number-rows-spanned="2">
            <text:p>VALOR</text:p>
            <text:p><text:s/>UND</text:p>
          </table:table-cell>
          <table:table-cell table:style-name="ce46" office:value-type="string" table:number-columns-spanned="1" table:number-rows-spanned="2">
            <text:p>COSTO</text:p>
          </table:table-cell>
          <table:table-cell table:style-name="ce789" office:value-type="string" table:number-columns-spanned="1" table:number-rows-spanned="2">
            <text:p>COSTO </text:p>
            <text:p>TOTAL</text:p>
          </table:table-cell>
          <table:table-cell table:style-name="ce837" table:number-columns-spanned="1" table:number-rows-spanned="2"/>
          <table:table-cell table:style-name="ce843" table:formula="of:=[$Solicitud.E30]" office:value-type="float" office:value="0" table:number-columns-spanned="1" table:number-rows-spanned="2">
            <text:p>0</text:p>
          </table:table-cell>
          <table:table-cell/>
          <table:table-cell table:style-name="ce852" table:formula="of:=[$'Flujo de Caja'.D5]" office:value-type="float" office:value="41699" table:number-columns-spanned="1" table:number-rows-spanned="2">
            <text:p>01-mar-14</text:p>
          </table:table-cell>
          <table:table-cell/>
          <table:table-cell table:style-name="ce863" table:formula="of:=DATE(YEAR([.M9]);MONTH([.M9]);1)" office:value-type="date" office:date-value="2014-03-01">
            <text:p>01/03/2014</text:p>
          </table:table-cell>
          <table:table-cell table:number-columns-repeated="1009"/>
        </table:table-row>
        <table:table-row table:style-name="ro8">
          <table:table-cell/>
          <table:covered-table-cell table:style-name="ce768"/>
          <table:covered-table-cell table:style-name="ce781"/>
          <table:covered-table-cell table:number-columns-repeated="4" table:style-name="ce790"/>
          <table:covered-table-cell table:style-name="ce71"/>
          <table:covered-table-cell table:style-name="ce790"/>
          <table:covered-table-cell table:style-name="ce838"/>
          <table:covered-table-cell table:style-name="ce844"/>
          <table:table-cell/>
          <table:covered-table-cell table:style-name="ce853"/>
          <table:table-cell table:number-columns-repeated="1011"/>
        </table:table-row>
        <table:table-row table:style-name="ro3">
          <table:table-cell/>
          <table:table-cell table:style-name="ce769" office:value-type="string">
            <text:p><text:s text:c="6"/>A. GASTOS DE CULTIVO</text:p>
          </table:table-cell>
          <table:table-cell table:style-name="ce782"/>
          <table:table-cell table:style-name="ce791"/>
          <table:table-cell table:style-name="ce782"/>
          <table:table-cell table:style-name="ce806"/>
          <table:table-cell table:style-name="ce782"/>
          <table:table-cell table:style-name="ce806"/>
          <table:table-cell table:style-name="ce829" table:formula="of:=[.I12]+[.I36]+[.I42]" office:value-type="currency" office:currency="S/." office:value="0">
            <text:p>S/. 0.00</text:p>
          </table:table-cell>
          <table:table-cell table:style-name="ce839"/>
          <table:table-cell table:style-name="ce845"/>
          <table:table-cell/>
          <table:table-cell table:style-name="ce854"/>
          <table:table-cell table:number-columns-repeated="1011"/>
        </table:table-row>
        <table:table-row table:style-name="ro3">
          <table:table-cell/>
          <table:table-cell table:style-name="ce48" office:value-type="string" table:number-columns-spanned="7" table:number-rows-spanned="1">
            <text:p><text:s text:c="10"/>1. MANO DE OBRA:</text:p>
          </table:table-cell>
          <table:covered-table-cell table:number-columns-repeated="5" table:style-name="ce199"/>
          <table:covered-table-cell table:style-name="ce223"/>
          <table:table-cell table:style-name="ce830" table:formula="of:=([.H13]+[.H17]+[.H21]+[.H24]+[.H29]+[.H31])" office:value-type="currency" office:currency="S/." office:value="0">
            <text:p>S/. 0.00</text:p>
          </table:table-cell>
          <table:table-cell table:style-name="ce839"/>
          <table:table-cell table:style-name="ce830" table:formula="of:=[.I12]*[.$K$9]" office:value-type="currency" office:currency="S/." office:value="0">
            <text:p>S/. 0.00</text:p>
          </table:table-cell>
          <table:table-cell/>
          <table:table-cell table:style-name="ce829" table:formula="of:=SUM([.M14:.M16];[.M18:.M20];[.M22:.M23];[.M25:.M28];[.M30];[.M32:.M35])" office:value-type="currency" office:currency="S/." office:value="0">
            <text:p>S/. 0.00</text:p>
          </table:table-cell>
          <table:table-cell table:number-columns-repeated="1011"/>
        </table:table-row>
        <table:table-row table:style-name="ro3">
          <table:table-cell table:style-name="ce763"/>
          <table:table-cell table:style-name="ce770" office:value-type="string">
            <text:p>1.1 Almácigo</text:p>
          </table:table-cell>
          <table:table-cell table:style-name="ce783" table:number-columns-spanned="5" table:number-rows-spanned="1"/>
          <table:covered-table-cell table:number-columns-repeated="3" table:style-name="ce792"/>
          <table:covered-table-cell table:style-name="ce812"/>
          <table:table-cell table:style-name="ce818" table:formula="of:=SUM([.H14:.H16])" office:value-type="currency" office:currency="S/." office:value="0">
            <text:p>S/. 0.00</text:p>
          </table:table-cell>
          <table:table-cell table:style-name="ce831"/>
          <table:table-cell/>
          <table:table-cell table:style-name="ce823" table:formula="of:=[.H13]*[.$K$9]" office:value-type="currency" office:currency="S/." office:value="0">
            <text:p>S/. 0.00</text:p>
          </table:table-cell>
          <table:table-cell/>
          <table:table-cell table:style-name="ce854"/>
          <table:table-cell table:number-columns-repeated="1011"/>
        </table:table-row>
        <table:table-row table:style-name="ro3">
          <table:table-cell table:style-name="ce763"/>
          <table:table-cell table:style-name="ce771" office:value-type="string">
            <text:p>Preparación de camas</text:p>
          </table:table-cell>
          <table:table-cell table:style-name="ce784" table:formula="of:=[.D14]+[.$C$5]" office:value-type="date" office:date-value="1899-12-30">
            <text:p>30/12/1899</text:p>
          </table:table-cell>
          <table:table-cell table:style-name="ce793"/>
          <table:table-cell table:style-name="ce54" office:value-type="string">
            <text:p>Jor.</text:p>
          </table:table-cell>
          <table:table-cell table:style-name="ce807"/>
          <table:table-cell table:style-name="ce813"/>
          <table:table-cell table:style-name="ce819" table:formula="of:=[.F14]*[.G14]" office:value-type="currency" office:currency="S/." office:value="0">
            <text:p>S/. 0.00</text:p>
          </table:table-cell>
          <table:table-cell table:style-name="ce832"/>
          <table:table-cell/>
          <table:table-cell table:style-name="ce821" table:formula="of:=[.H14]*[.$K$9]" office:value-type="currency" office:currency="S/." office:value="0">
            <text:p>S/. 0.00</text:p>
          </table:table-cell>
          <table:table-cell/>
          <table:table-cell table:style-name="ce855" table:formula="of:=IF(AND([.C14]&lt;[.$M$9]);[.H14];0)*[.$K$9]" office:value-type="currency" office:currency="S/." office:value="0">
            <text:p>S/. 0.00</text:p>
          </table:table-cell>
          <table:table-cell/>
          <table:table-cell table:style-name="ce863"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63"/>
          <table:table-cell table:style-name="ce771" office:value-type="string">
            <text:p>Siembra y manejo</text:p>
          </table:table-cell>
          <table:table-cell table:style-name="ce784" table:formula="of:=[.D15]+[.$C$5]" office:value-type="date" office:date-value="1899-12-30">
            <text:p>30/12/1899</text:p>
          </table:table-cell>
          <table:table-cell table:style-name="ce793"/>
          <table:table-cell table:style-name="ce54" office:value-type="string">
            <text:p>Jor.</text:p>
          </table:table-cell>
          <table:table-cell table:style-name="ce807"/>
          <table:table-cell table:style-name="ce813"/>
          <table:table-cell table:style-name="ce820" table:formula="of:=[.F15]*[.G15]" office:value-type="currency" office:currency="S/." office:value="0">
            <text:p>S/. 0.00</text:p>
          </table:table-cell>
          <table:table-cell table:style-name="ce832"/>
          <table:table-cell/>
          <table:table-cell table:style-name="ce821" table:formula="of:=[.H15]*[.$K$9]" office:value-type="currency" office:currency="S/." office:value="0">
            <text:p>S/. 0.00</text:p>
          </table:table-cell>
          <table:table-cell/>
          <table:table-cell table:style-name="ce855" table:formula="of:=IF(AND([.C15]&lt;[.$M$9]);[.H15];0)*[.$K$9]" office:value-type="currency" office:currency="S/." office:value="0">
            <text:p>S/. 0.00</text:p>
          </table:table-cell>
          <table:table-cell table:style-name="ce863"/>
          <table:table-cell table:style-name="ce863"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63"/>
          <table:table-cell table:style-name="ce771" office:value-type="string">
            <text:p>-</text:p>
          </table:table-cell>
          <table:table-cell table:style-name="ce784" table:formula="of:=[.D16]+[.$C$5]" office:value-type="date" office:date-value="1899-12-30">
            <text:p>30/12/1899</text:p>
          </table:table-cell>
          <table:table-cell table:style-name="ce794"/>
          <table:table-cell table:style-name="ce54" office:value-type="string">
            <text:p>Jor.</text:p>
          </table:table-cell>
          <table:table-cell table:style-name="ce808"/>
          <table:table-cell table:style-name="ce813"/>
          <table:table-cell table:style-name="ce821" table:formula="of:=[.F16]*[.G16]" office:value-type="currency" office:currency="S/." office:value="0">
            <text:p>S/. 0.00</text:p>
          </table:table-cell>
          <table:table-cell table:style-name="ce833"/>
          <table:table-cell/>
          <table:table-cell table:style-name="ce821" table:formula="of:=[.H16]*[.$K$9]" office:value-type="currency" office:currency="S/." office:value="0">
            <text:p>S/. 0.00</text:p>
          </table:table-cell>
          <table:table-cell/>
          <table:table-cell table:style-name="ce855" table:formula="of:=IF(AND([.C16]&lt;[.$M$9]);[.H16];0)*[.$K$9]" office:value-type="currency" office:currency="S/." office:value="0">
            <text:p>S/. 0.00</text:p>
          </table:table-cell>
          <table:table-cell table:style-name="ce863"/>
          <table:table-cell table:style-name="ce863"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8">
          <table:table-cell table:style-name="ce763"/>
          <table:table-cell table:style-name="ce770" office:value-type="string">
            <text:p>1.2 Transplante</text:p>
          </table:table-cell>
          <table:table-cell table:style-name="ce783" table:number-columns-spanned="5" table:number-rows-spanned="1"/>
          <table:covered-table-cell table:number-columns-repeated="3" table:style-name="ce792"/>
          <table:covered-table-cell table:style-name="ce812"/>
          <table:table-cell table:style-name="ce822" table:formula="of:=SUM([.H18:.H20])" office:value-type="currency" office:currency="S/." office:value="0">
            <text:p>S/. 0.00</text:p>
          </table:table-cell>
          <table:table-cell table:style-name="ce832"/>
          <table:table-cell/>
          <table:table-cell table:style-name="ce823" table:formula="of:=[.H17]*[.$K$9]" office:value-type="currency" office:currency="S/." office:value="0">
            <text:p>S/. 0.00</text:p>
          </table:table-cell>
          <table:table-cell/>
          <table:table-cell table:style-name="ce856"/>
          <table:table-cell table:style-name="ce863"/>
          <table:table-cell table:style-name="ce863"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8">
          <table:table-cell table:style-name="ce763"/>
          <table:table-cell table:style-name="ce771" office:value-type="string">
            <text:p>Limpieza de terreno <text:s/></text:p>
          </table:table-cell>
          <table:table-cell table:style-name="ce784" table:formula="of:=[.D18]+[.$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20" table:formula="of:=[.F18]*[.G18]" office:value-type="currency" office:currency="S/." office:value="0">
            <text:p>S/. 0.00</text:p>
          </table:table-cell>
          <table:table-cell table:style-name="ce832"/>
          <table:table-cell/>
          <table:table-cell table:style-name="ce821" table:formula="of:=[.H18]*[.$K$9]" office:value-type="currency" office:currency="S/." office:value="0">
            <text:p>S/. 0.00</text:p>
          </table:table-cell>
          <table:table-cell/>
          <table:table-cell table:style-name="ce855" table:formula="of:=IF(AND([.C18]&lt;[.$M$9]);[.H18];0)*[.$K$9]" office:value-type="currency" office:currency="S/." office:value="0">
            <text:p>S/. 0.00</text:p>
          </table:table-cell>
          <table:table-cell/>
          <table:table-cell table:style-name="ce863"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63"/>
          <table:table-cell table:style-name="ce771" office:value-type="string">
            <text:p>Sacado de plántulas</text:p>
          </table:table-cell>
          <table:table-cell table:style-name="ce784" table:formula="of:=[.D19]+[.$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20" table:formula="of:=[.F19]*[.G19]" office:value-type="currency" office:currency="S/." office:value="0">
            <text:p>S/. 0.00</text:p>
          </table:table-cell>
          <table:table-cell table:style-name="ce832"/>
          <table:table-cell/>
          <table:table-cell table:style-name="ce821" table:formula="of:=[.H19]*[.$K$9]" office:value-type="currency" office:currency="S/." office:value="0">
            <text:p>S/. 0.00</text:p>
          </table:table-cell>
          <table:table-cell/>
          <table:table-cell table:style-name="ce855" table:formula="of:=IF(AND([.C19]&lt;[.$M$9]);[.H19];0)*[.$K$9]" office:value-type="currency" office:currency="S/." office:value="0">
            <text:p>S/. 0.00</text:p>
          </table:table-cell>
          <table:table-cell/>
          <table:table-cell table:style-name="ce863"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63"/>
          <table:table-cell table:style-name="ce771" office:value-type="string">
            <text:p>Transplante</text:p>
          </table:table-cell>
          <table:table-cell table:style-name="ce784" table:formula="of:=[.D20]+[.$C$5]" office:value-type="date" office:date-value="1899-12-30">
            <text:p>30/12/1899</text:p>
          </table:table-cell>
          <table:table-cell table:style-name="ce794"/>
          <table:table-cell table:style-name="ce54" office:value-type="string">
            <text:p>Jor.</text:p>
          </table:table-cell>
          <table:table-cell table:style-name="ce808"/>
          <table:table-cell table:style-name="ce813"/>
          <table:table-cell table:style-name="ce821" table:formula="of:=[.F20]*[.G20]" office:value-type="currency" office:currency="S/." office:value="0">
            <text:p>S/. 0.00</text:p>
          </table:table-cell>
          <table:table-cell table:style-name="ce832"/>
          <table:table-cell/>
          <table:table-cell table:style-name="ce821" table:formula="of:=[.H20]*[.$K$9]" office:value-type="currency" office:currency="S/." office:value="0">
            <text:p>S/. 0.00</text:p>
          </table:table-cell>
          <table:table-cell/>
          <table:table-cell table:style-name="ce855" table:formula="of:=IF(AND([.C20]&lt;[.$M$9]);[.H20];0)*[.$K$9]" office:value-type="currency" office:currency="S/." office:value="0">
            <text:p>S/. 0.00</text:p>
          </table:table-cell>
          <table:table-cell/>
          <table:table-cell table:style-name="ce863"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63"/>
          <table:table-cell table:style-name="ce770" office:value-type="string">
            <text:p>1.3 Abonamiento</text:p>
          </table:table-cell>
          <table:table-cell table:style-name="ce783" table:number-columns-spanned="5" table:number-rows-spanned="1"/>
          <table:covered-table-cell table:number-columns-repeated="3" table:style-name="ce792"/>
          <table:covered-table-cell table:style-name="ce812"/>
          <table:table-cell table:style-name="ce818" table:formula="of:=SUM([.H22:.H23])" office:value-type="currency" office:currency="S/." office:value="0">
            <text:p>S/. 0.00</text:p>
          </table:table-cell>
          <table:table-cell table:style-name="ce832"/>
          <table:table-cell/>
          <table:table-cell table:style-name="ce823" table:formula="of:=[.H21]*[.$K$9]" office:value-type="currency" office:currency="S/." office:value="0">
            <text:p>S/. 0.00</text:p>
          </table:table-cell>
          <table:table-cell/>
          <table:table-cell table:style-name="ce856"/>
          <table:table-cell/>
          <table:table-cell table:style-name="ce863"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63"/>
          <table:table-cell table:style-name="ce771" office:value-type="string">
            <text:p>Abonamiento</text:p>
          </table:table-cell>
          <table:table-cell table:style-name="ce784" table:formula="of:=[.D22]+[.$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2]*[.G22]" office:value-type="currency" office:currency="S/." office:value="0">
            <text:p>S/. 0.00</text:p>
          </table:table-cell>
          <table:table-cell table:style-name="ce832"/>
          <table:table-cell/>
          <table:table-cell table:style-name="ce821" table:formula="of:=[.H22]*[.$K$9]" office:value-type="currency" office:currency="S/." office:value="0">
            <text:p>S/. 0.00</text:p>
          </table:table-cell>
          <table:table-cell/>
          <table:table-cell table:style-name="ce855" table:formula="of:=IF(AND([.C22]&lt;[.$M$9]);[.H22];0)*[.$K$9]" office:value-type="currency" office:currency="S/." office:value="0">
            <text:p>S/. 0.00</text:p>
          </table:table-cell>
          <table:table-cell/>
          <table:table-cell table:style-name="ce863"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63"/>
          <table:table-cell table:style-name="ce771" office:value-type="string">
            <text:p>-</text:p>
          </table:table-cell>
          <table:table-cell table:style-name="ce784" table:formula="of:=[.D23]+[.$C$5]" office:value-type="date" office:date-value="1899-12-30">
            <text:p>30/12/1899</text:p>
          </table:table-cell>
          <table:table-cell table:style-name="ce793"/>
          <table:table-cell table:style-name="ce54" office:value-type="string">
            <text:p>Jor.</text:p>
          </table:table-cell>
          <table:table-cell table:style-name="ce808" table:content-validation-name="val62"/>
          <table:table-cell table:style-name="ce813" table:content-validation-name="val62"/>
          <table:table-cell table:style-name="ce819" table:formula="of:=[.F23]*[.G23]" office:value-type="currency" office:currency="S/." office:value="0">
            <text:p>S/. 0.00</text:p>
          </table:table-cell>
          <table:table-cell table:style-name="ce832"/>
          <table:table-cell/>
          <table:table-cell table:style-name="ce821" table:formula="of:=[.H23]*[.$K$9]" office:value-type="currency" office:currency="S/." office:value="0">
            <text:p>S/. 0.00</text:p>
          </table:table-cell>
          <table:table-cell/>
          <table:table-cell table:style-name="ce855" table:formula="of:=IF(AND([.C23]&lt;[.$M$9]);[.H23];0)*[.$K$9]" office:value-type="currency" office:currency="S/." office:value="0">
            <text:p>S/. 0.00</text:p>
          </table:table-cell>
          <table:table-cell/>
          <table:table-cell table:style-name="ce863"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63"/>
          <table:table-cell table:style-name="ce770" office:value-type="string">
            <text:p>1.4 Labores Culturales</text:p>
          </table:table-cell>
          <table:table-cell table:style-name="ce783" table:number-columns-spanned="5" table:number-rows-spanned="1"/>
          <table:covered-table-cell table:number-columns-repeated="3" table:style-name="ce792"/>
          <table:covered-table-cell table:style-name="ce812"/>
          <table:table-cell table:style-name="ce818" table:formula="of:=SUM([.H25:.H28])" office:value-type="currency" office:currency="S/." office:value="0">
            <text:p>S/. 0.00</text:p>
          </table:table-cell>
          <table:table-cell table:style-name="ce832"/>
          <table:table-cell/>
          <table:table-cell table:style-name="ce823" table:formula="of:=[.H24]*[.$K$9]" office:value-type="currency" office:currency="S/." office:value="0">
            <text:p>S/. 0.00</text:p>
          </table:table-cell>
          <table:table-cell/>
          <table:table-cell table:style-name="ce856"/>
          <table:table-cell/>
          <table:table-cell table:style-name="ce863"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63"/>
          <table:table-cell table:style-name="ce771" office:value-type="string">
            <text:p>Recalce</text:p>
          </table:table-cell>
          <table:table-cell table:style-name="ce784" table:formula="of:=[.D25]+[.$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5]*[.G25]" office:value-type="currency" office:currency="S/." office:value="0">
            <text:p>S/. 0.00</text:p>
          </table:table-cell>
          <table:table-cell table:style-name="ce832"/>
          <table:table-cell/>
          <table:table-cell table:style-name="ce821" table:formula="of:=[.H25]*[.$K$9]" office:value-type="currency" office:currency="S/." office:value="0">
            <text:p>S/. 0.00</text:p>
          </table:table-cell>
          <table:table-cell/>
          <table:table-cell table:style-name="ce855" table:formula="of:=IF(AND([.C25]&lt;[.$M$9]);[.H25];0)*[.$K$9]" office:value-type="currency" office:currency="S/." office:value="0">
            <text:p>S/. 0.00</text:p>
          </table:table-cell>
          <table:table-cell/>
          <table:table-cell table:style-name="ce863"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63"/>
          <table:table-cell table:style-name="ce771" office:value-type="string">
            <text:p>Riegos</text:p>
          </table:table-cell>
          <table:table-cell table:style-name="ce784" table:formula="of:=[.D26]+[.$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6]*[.G26]" office:value-type="currency" office:currency="S/." office:value="0">
            <text:p>S/. 0.00</text:p>
          </table:table-cell>
          <table:table-cell table:style-name="ce832"/>
          <table:table-cell/>
          <table:table-cell table:style-name="ce821" table:formula="of:=[.H26]*[.$K$9]" office:value-type="currency" office:currency="S/." office:value="0">
            <text:p>S/. 0.00</text:p>
          </table:table-cell>
          <table:table-cell/>
          <table:table-cell table:style-name="ce855" table:formula="of:=IF(AND([.C26]&lt;[.$M$9]);[.H26];0)*[.$K$9]" office:value-type="currency" office:currency="S/." office:value="0">
            <text:p>S/. 0.00</text:p>
          </table:table-cell>
          <table:table-cell/>
          <table:table-cell table:style-name="ce863"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63"/>
          <table:table-cell table:style-name="ce771" office:value-type="string">
            <text:p>Pajareo</text:p>
          </table:table-cell>
          <table:table-cell table:style-name="ce784" table:formula="of:=[.D27]+[.$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7]*[.G27]" office:value-type="currency" office:currency="S/." office:value="0">
            <text:p>S/. 0.00</text:p>
          </table:table-cell>
          <table:table-cell table:style-name="ce832"/>
          <table:table-cell/>
          <table:table-cell table:style-name="ce821" table:formula="of:=[.H27]*[.$K$9]" office:value-type="currency" office:currency="S/." office:value="0">
            <text:p>S/. 0.00</text:p>
          </table:table-cell>
          <table:table-cell/>
          <table:table-cell table:style-name="ce855" table:formula="of:=IF(AND([.C27]&lt;[.$M$9]);[.H27];0)*[.$K$9]" office:value-type="currency" office:currency="S/." office:value="0">
            <text:p>S/. 0.00</text:p>
          </table:table-cell>
          <table:table-cell/>
          <table:table-cell table:style-name="ce863"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63"/>
          <table:table-cell table:style-name="ce771" office:value-type="string">
            <text:p>-</text:p>
          </table:table-cell>
          <table:table-cell table:style-name="ce784" table:formula="of:=[.D28]+[.$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8]*[.G28]" office:value-type="currency" office:currency="S/." office:value="0">
            <text:p>S/. 0.00</text:p>
          </table:table-cell>
          <table:table-cell table:style-name="ce832"/>
          <table:table-cell/>
          <table:table-cell table:style-name="ce821" table:formula="of:=[.H28]*[.$K$9]" office:value-type="currency" office:currency="S/." office:value="0">
            <text:p>S/. 0.00</text:p>
          </table:table-cell>
          <table:table-cell/>
          <table:table-cell table:style-name="ce855" table:formula="of:=IF(AND([.C28]&lt;[.$M$9]);[.H28];0)*[.$K$9]" office:value-type="currency" office:currency="S/." office:value="0">
            <text:p>S/. 0.00</text:p>
          </table:table-cell>
          <table:table-cell/>
          <table:table-cell table:style-name="ce863"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63"/>
          <table:table-cell table:style-name="ce770" office:value-type="string">
            <text:p>1.5 Control Fitosanitario</text:p>
          </table:table-cell>
          <table:table-cell table:style-name="ce783" table:number-columns-spanned="5" table:number-rows-spanned="1"/>
          <table:covered-table-cell table:number-columns-repeated="3" table:style-name="ce792"/>
          <table:covered-table-cell table:style-name="ce812"/>
          <table:table-cell table:style-name="ce818" table:formula="of:=SUM([.H30])" office:value-type="currency" office:currency="S/." office:value="0">
            <text:p>S/. 0.00</text:p>
          </table:table-cell>
          <table:table-cell table:style-name="ce832"/>
          <table:table-cell/>
          <table:table-cell table:style-name="ce823" table:formula="of:=[.H29]*[.$K$9]" office:value-type="currency" office:currency="S/." office:value="0">
            <text:p>S/. 0.00</text:p>
          </table:table-cell>
          <table:table-cell/>
          <table:table-cell table:style-name="ce856"/>
          <table:table-cell/>
          <table:table-cell table:style-name="ce863"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63"/>
          <table:table-cell table:style-name="ce771" office:value-type="string">
            <text:p>Aplicación pesticidas</text:p>
          </table:table-cell>
          <table:table-cell table:style-name="ce784" table:formula="of:=[.D30]+[.$C$5]" office:value-type="date" office:date-value="1899-12-30">
            <text:p>30/12/1899</text:p>
          </table:table-cell>
          <table:table-cell table:style-name="ce793"/>
          <table:table-cell table:style-name="ce54" office:value-type="string">
            <text:p>Jor.</text:p>
          </table:table-cell>
          <table:table-cell table:style-name="ce809"/>
          <table:table-cell table:style-name="ce814"/>
          <table:table-cell table:style-name="ce819" table:formula="of:=[.F30]*[.G30]" office:value-type="currency" office:currency="S/." office:value="0">
            <text:p>S/. 0.00</text:p>
          </table:table-cell>
          <table:table-cell table:style-name="ce832"/>
          <table:table-cell/>
          <table:table-cell table:style-name="ce821" table:formula="of:=[.H30]*[.$K$9]" office:value-type="currency" office:currency="S/." office:value="0">
            <text:p>S/. 0.00</text:p>
          </table:table-cell>
          <table:table-cell/>
          <table:table-cell table:style-name="ce855" table:formula="of:=IF(AND([.C30]&lt;[.$M$9]);[.H30];0)*[.$K$9]" office:value-type="currency" office:currency="S/." office:value="0">
            <text:p>S/. 0.00</text:p>
          </table:table-cell>
          <table:table-cell/>
          <table:table-cell table:style-name="ce863"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63"/>
          <table:table-cell table:style-name="ce770" office:value-type="string">
            <text:p>1.6 Cosecha</text:p>
          </table:table-cell>
          <table:table-cell table:style-name="ce783" table:number-columns-spanned="5" table:number-rows-spanned="1"/>
          <table:covered-table-cell table:number-columns-repeated="3" table:style-name="ce792"/>
          <table:covered-table-cell table:style-name="ce812"/>
          <table:table-cell table:style-name="ce818" table:formula="of:=SUM([.H32:.H35])" office:value-type="currency" office:currency="S/." office:value="0">
            <text:p>S/. 0.00</text:p>
          </table:table-cell>
          <table:table-cell table:style-name="ce832"/>
          <table:table-cell/>
          <table:table-cell table:style-name="ce823" table:formula="of:=[.H31]*[.$K$9]" office:value-type="currency" office:currency="S/." office:value="0">
            <text:p>S/. 0.00</text:p>
          </table:table-cell>
          <table:table-cell/>
          <table:table-cell table:style-name="ce856"/>
          <table:table-cell/>
          <table:table-cell table:style-name="ce863"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63"/>
          <table:table-cell table:style-name="ce771" office:value-type="string">
            <text:p>Siega</text:p>
          </table:table-cell>
          <table:table-cell table:style-name="ce784" table:formula="of:=[.D32]+[.$C$5]" office:value-type="date" office:date-value="1899-12-30">
            <text:p>30/12/1899</text:p>
          </table:table-cell>
          <table:table-cell table:style-name="ce793"/>
          <table:table-cell table:style-name="ce54" office:value-type="string">
            <text:p>Jor.</text:p>
          </table:table-cell>
          <table:table-cell table:style-name="ce809" table:content-validation-name="val62"/>
          <table:table-cell table:style-name="ce814" table:content-validation-name="val62"/>
          <table:table-cell table:style-name="ce819" table:content-validation-name="val62" table:formula="of:=[.F32]*[.G32]" office:value-type="currency" office:currency="S/." office:value="0">
            <text:p>S/. 0.00</text:p>
          </table:table-cell>
          <table:table-cell table:style-name="ce832"/>
          <table:table-cell/>
          <table:table-cell table:style-name="ce821" table:formula="of:=[.H32]*[.$K$9]" office:value-type="currency" office:currency="S/." office:value="0">
            <text:p>S/. 0.00</text:p>
          </table:table-cell>
          <table:table-cell/>
          <table:table-cell table:style-name="ce855" table:formula="of:=IF(AND([.C32]&lt;[.$M$9]);[.H32];0)*[.$K$9]" office:value-type="currency" office:currency="S/." office:value="0">
            <text:p>S/. 0.00</text:p>
          </table:table-cell>
          <table:table-cell/>
          <table:table-cell table:style-name="ce863"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63"/>
          <table:table-cell table:style-name="ce771" office:value-type="string">
            <text:p>Carguío</text:p>
          </table:table-cell>
          <table:table-cell table:style-name="ce784" table:formula="of:=[.D33]+[.$C$5]" office:value-type="date" office:date-value="1899-12-30">
            <text:p>30/12/1899</text:p>
          </table:table-cell>
          <table:table-cell table:style-name="ce793"/>
          <table:table-cell table:style-name="ce54" office:value-type="string">
            <text:p>Jor.</text:p>
          </table:table-cell>
          <table:table-cell table:style-name="ce809" table:content-validation-name="val62"/>
          <table:table-cell table:style-name="ce814" table:content-validation-name="val62"/>
          <table:table-cell table:style-name="ce819" table:content-validation-name="val62" table:formula="of:=[.F33]*[.G33]" office:value-type="currency" office:currency="S/." office:value="0">
            <text:p>S/. 0.00</text:p>
          </table:table-cell>
          <table:table-cell table:style-name="ce832"/>
          <table:table-cell/>
          <table:table-cell table:style-name="ce821" table:formula="of:=[.H33]*[.$K$9]" office:value-type="currency" office:currency="S/." office:value="0">
            <text:p>S/. 0.00</text:p>
          </table:table-cell>
          <table:table-cell/>
          <table:table-cell table:style-name="ce855" table:formula="of:=IF(AND([.C33]&lt;[.$M$9]);[.H33];0)*[.$K$9]" office:value-type="currency" office:currency="S/." office:value="0">
            <text:p>S/. 0.00</text:p>
          </table:table-cell>
          <table:table-cell/>
          <table:table-cell table:style-name="ce863"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63"/>
          <table:table-cell table:style-name="ce771" office:value-type="string">
            <text:p>Secado</text:p>
          </table:table-cell>
          <table:table-cell table:style-name="ce784" table:formula="of:=[.D34]+[.$C$5]" office:value-type="date" office:date-value="1899-12-30">
            <text:p>30/12/1899</text:p>
          </table:table-cell>
          <table:table-cell table:style-name="ce793"/>
          <table:table-cell table:style-name="ce54" office:value-type="string">
            <text:p>Jor.</text:p>
          </table:table-cell>
          <table:table-cell table:style-name="ce809" table:content-validation-name="val62"/>
          <table:table-cell table:style-name="ce814" table:content-validation-name="val62"/>
          <table:table-cell table:style-name="ce819" table:content-validation-name="val62" table:formula="of:=[.F34]*[.G34]" office:value-type="currency" office:currency="S/." office:value="0">
            <text:p>S/. 0.00</text:p>
          </table:table-cell>
          <table:table-cell table:style-name="ce832"/>
          <table:table-cell/>
          <table:table-cell table:style-name="ce821" table:formula="of:=[.H34]*[.$K$9]" office:value-type="currency" office:currency="S/." office:value="0">
            <text:p>S/. 0.00</text:p>
          </table:table-cell>
          <table:table-cell/>
          <table:table-cell table:style-name="ce855" table:formula="of:=IF(AND([.C34]&lt;[.$M$9]);[.H34];0)*[.$K$9]" office:value-type="currency" office:currency="S/." office:value="0">
            <text:p>S/. 0.00</text:p>
          </table:table-cell>
          <table:table-cell/>
          <table:table-cell table:style-name="ce863"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63"/>
          <table:table-cell table:style-name="ce771" office:value-type="string">
            <text:p>Encostalado y traslado</text:p>
          </table:table-cell>
          <table:table-cell table:style-name="ce784" table:formula="of:=[.D35]+[.$C$5]" office:value-type="date" office:date-value="1899-12-30">
            <text:p>30/12/1899</text:p>
          </table:table-cell>
          <table:table-cell table:style-name="ce793"/>
          <table:table-cell table:style-name="ce54" office:value-type="string">
            <text:p>Jor.</text:p>
          </table:table-cell>
          <table:table-cell table:style-name="ce809"/>
          <table:table-cell table:style-name="ce814"/>
          <table:table-cell table:style-name="ce819" table:content-validation-name="val62" table:formula="of:=[.F35]*[.G35]" office:value-type="currency" office:currency="S/." office:value="0">
            <text:p>S/. 0.00</text:p>
          </table:table-cell>
          <table:table-cell table:style-name="ce834"/>
          <table:table-cell/>
          <table:table-cell table:style-name="ce821" table:formula="of:=[.H35]*[.$K$9]" office:value-type="currency" office:currency="S/." office:value="0">
            <text:p>S/. 0.00</text:p>
          </table:table-cell>
          <table:table-cell/>
          <table:table-cell table:style-name="ce855" table:formula="of:=IF(AND([.C35]&lt;[.$M$9]);[.H35];0)*[.$K$9]" office:value-type="currency" office:currency="S/." office:value="0">
            <text:p>S/. 0.00</text:p>
          </table:table-cell>
          <table:table-cell/>
          <table:table-cell table:style-name="ce863"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8" office:value-type="string" table:number-columns-spanned="7" table:number-rows-spanned="1">
            <text:p><text:s text:c="10"/>2. MAQUINARIA AGRICOLA:</text:p>
          </table:table-cell>
          <table:covered-table-cell table:number-columns-repeated="5" table:style-name="ce199"/>
          <table:covered-table-cell table:style-name="ce223"/>
          <table:table-cell table:style-name="ce830" table:formula="of:=SUM([.H37:.H41])" office:value-type="currency" office:currency="S/." office:value="0">
            <text:p>S/. 0.00</text:p>
          </table:table-cell>
          <table:table-cell table:style-name="ce839"/>
          <table:table-cell table:style-name="ce830" table:formula="of:=[.I36]*[.$K$9]" office:value-type="currency" office:currency="S/." office:value="0">
            <text:p>S/. 0.00</text:p>
          </table:table-cell>
          <table:table-cell/>
          <table:table-cell table:style-name="ce829" table:formula="of:=SUM([.M37:.M41])" office:value-type="currency" office:currency="S/." office:value="0">
            <text:p>S/. 0.00</text:p>
          </table:table-cell>
          <table:table-cell table:number-columns-repeated="1011"/>
        </table:table-row>
        <table:table-row table:style-name="ro3">
          <table:table-cell/>
          <table:table-cell table:style-name="ce772" office:value-type="string">
            <text:p>2.1 Aradura</text:p>
          </table:table-cell>
          <table:table-cell table:style-name="ce785" table:formula="of:=[.D37]+[.$C$5]" office:value-type="date" office:date-value="1899-12-30">
            <text:p>30/12/1899</text:p>
          </table:table-cell>
          <table:table-cell table:style-name="ce793"/>
          <table:table-cell table:style-name="ce799" office:value-type="string">
            <text:p>ha</text:p>
          </table:table-cell>
          <table:table-cell table:style-name="ce810"/>
          <table:table-cell table:style-name="ce815"/>
          <table:table-cell table:style-name="ce823" table:formula="of:=[.F37]*[.G37]" office:value-type="currency" office:currency="S/." office:value="0">
            <text:p>S/. 0.00</text:p>
          </table:table-cell>
          <table:table-cell table:style-name="ce831"/>
          <table:table-cell/>
          <table:table-cell table:style-name="ce821" table:formula="of:=[.H37]*[.$K$9]" office:value-type="currency" office:currency="S/." office:value="0">
            <text:p>S/. 0.00</text:p>
          </table:table-cell>
          <table:table-cell/>
          <table:table-cell table:style-name="ce855" table:formula="of:=IF(AND([.C37]&lt;[.$M$9]);[.H37];0)*[.$K$9]" office:value-type="currency" office:currency="S/." office:value="0">
            <text:p>S/. 0.00</text:p>
          </table:table-cell>
          <table:table-cell/>
          <table:table-cell table:style-name="ce863"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72" office:value-type="string">
            <text:p>2.2 Nivelacion</text:p>
          </table:table-cell>
          <table:table-cell table:style-name="ce785" table:formula="of:=[.D38]+[.$C$5]" office:value-type="date" office:date-value="1899-12-30">
            <text:p>30/12/1899</text:p>
          </table:table-cell>
          <table:table-cell table:style-name="ce793"/>
          <table:table-cell table:style-name="ce799" office:value-type="string">
            <text:p>ha</text:p>
          </table:table-cell>
          <table:table-cell table:style-name="ce810"/>
          <table:table-cell table:style-name="ce815"/>
          <table:table-cell table:style-name="ce823" table:formula="of:=[.F38]*[.G38]" office:value-type="currency" office:currency="S/." office:value="0">
            <text:p>S/. 0.00</text:p>
          </table:table-cell>
          <table:table-cell table:style-name="ce832"/>
          <table:table-cell/>
          <table:table-cell table:style-name="ce821" table:formula="of:=[.H38]*[.$K$9]" office:value-type="currency" office:currency="S/." office:value="0">
            <text:p>S/. 0.00</text:p>
          </table:table-cell>
          <table:table-cell/>
          <table:table-cell table:style-name="ce855" table:formula="of:=IF(AND([.C38]&lt;[.$M$9]);[.H38];0)*[.$K$9]" office:value-type="currency" office:currency="S/." office:value="0">
            <text:p>S/. 0.00</text:p>
          </table:table-cell>
          <table:table-cell/>
          <table:table-cell table:style-name="ce863"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72" office:value-type="string">
            <text:p>2.3 Trilla</text:p>
          </table:table-cell>
          <table:table-cell table:style-name="ce785" table:formula="of:=[.D39]+[.$C$5]" office:value-type="date" office:date-value="1899-12-30">
            <text:p>30/12/1899</text:p>
          </table:table-cell>
          <table:table-cell table:style-name="ce793"/>
          <table:table-cell table:style-name="ce799" office:value-type="string">
            <text:p>ha</text:p>
          </table:table-cell>
          <table:table-cell table:style-name="ce810"/>
          <table:table-cell table:style-name="ce815"/>
          <table:table-cell table:style-name="ce823" table:formula="of:=[.F39]*[.G39]" office:value-type="currency" office:currency="S/." office:value="0">
            <text:p>S/. 0.00</text:p>
          </table:table-cell>
          <table:table-cell table:style-name="ce832"/>
          <table:table-cell/>
          <table:table-cell table:style-name="ce821" table:formula="of:=[.H39]*[.$K$9]" office:value-type="currency" office:currency="S/." office:value="0">
            <text:p>S/. 0.00</text:p>
          </table:table-cell>
          <table:table-cell/>
          <table:table-cell table:style-name="ce855" table:formula="of:=IF(AND([.C39]&lt;[.$M$9]);[.H39];0)*[.$K$9]" office:value-type="currency" office:currency="S/." office:value="0">
            <text:p>S/. 0.00</text:p>
          </table:table-cell>
          <table:table-cell/>
          <table:table-cell table:style-name="ce863"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72" office:value-type="string">
            <text:p>-</text:p>
          </table:table-cell>
          <table:table-cell table:style-name="ce785" table:formula="of:=[.D40]+[.$C$5]" office:value-type="date" office:date-value="1899-12-30">
            <text:p>30/12/1899</text:p>
          </table:table-cell>
          <table:table-cell table:style-name="ce793"/>
          <table:table-cell table:style-name="ce799" office:value-type="string">
            <text:p>ha</text:p>
          </table:table-cell>
          <table:table-cell table:style-name="ce810"/>
          <table:table-cell table:style-name="ce815"/>
          <table:table-cell table:style-name="ce823" table:formula="of:=[.F40]*[.G40]" office:value-type="currency" office:currency="S/." office:value="0">
            <text:p>S/. 0.00</text:p>
          </table:table-cell>
          <table:table-cell table:style-name="ce832"/>
          <table:table-cell/>
          <table:table-cell table:style-name="ce821" table:formula="of:=[.H40]*[.$K$9]" office:value-type="currency" office:currency="S/." office:value="0">
            <text:p>S/. 0.00</text:p>
          </table:table-cell>
          <table:table-cell/>
          <table:table-cell table:style-name="ce855" table:formula="of:=IF(AND([.C40]&lt;[.$M$9]);[.H40];0)*[.$K$9]" office:value-type="currency" office:currency="S/." office:value="0">
            <text:p>S/. 0.00</text:p>
          </table:table-cell>
          <table:table-cell/>
          <table:table-cell table:style-name="ce863"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72" office:value-type="string">
            <text:p>-</text:p>
          </table:table-cell>
          <table:table-cell table:style-name="ce785" table:formula="of:=[.D41]+[.$C$5]" office:value-type="date" office:date-value="1899-12-30">
            <text:p>30/12/1899</text:p>
          </table:table-cell>
          <table:table-cell table:style-name="ce793"/>
          <table:table-cell table:style-name="ce799" office:value-type="string">
            <text:p>ha</text:p>
          </table:table-cell>
          <table:table-cell table:style-name="ce810"/>
          <table:table-cell table:style-name="ce815"/>
          <table:table-cell table:style-name="ce823" table:formula="of:=[.F41]*[.G41]" office:value-type="currency" office:currency="S/." office:value="0">
            <text:p>S/. 0.00</text:p>
          </table:table-cell>
          <table:table-cell table:style-name="ce834"/>
          <table:table-cell/>
          <table:table-cell table:style-name="ce821" table:formula="of:=[.H41]*[.$K$9]" office:value-type="currency" office:currency="S/." office:value="0">
            <text:p>S/. 0.00</text:p>
          </table:table-cell>
          <table:table-cell/>
          <table:table-cell table:style-name="ce855" table:formula="of:=IF(AND([.C41]&lt;[.$M$9]);[.H41];0)*[.$K$9]" office:value-type="currency" office:currency="S/." office:value="0">
            <text:p>S/. 0.00</text:p>
          </table:table-cell>
          <table:table-cell/>
          <table:table-cell table:style-name="ce863"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8" office:value-type="string" table:number-columns-spanned="7" table:number-rows-spanned="1">
            <text:p><text:s text:c="10"/>3. INSUMOS:</text:p>
          </table:table-cell>
          <table:covered-table-cell table:number-columns-repeated="4" table:style-name="ce199"/>
          <table:covered-table-cell table:style-name="ce202"/>
          <table:covered-table-cell table:style-name="ce869"/>
          <table:table-cell table:style-name="ce830" table:formula="of:=([.H43]+[.H45]+[.H49]+[.H51])" office:value-type="currency" office:currency="S/." office:value="0">
            <text:p>S/. 0.00</text:p>
          </table:table-cell>
          <table:table-cell table:style-name="ce839"/>
          <table:table-cell table:style-name="ce830" table:formula="of:=[.I42]*[.$K$9]" office:value-type="currency" office:currency="S/." office:value="0">
            <text:p>S/. 0.00</text:p>
          </table:table-cell>
          <table:table-cell/>
          <table:table-cell table:style-name="ce829" table:formula="of:=SUM([.M44];[.M46:.M48];[.M50];[.M52:.M59])" office:value-type="currency" office:currency="S/." office:value="0">
            <text:p>S/. 0.00</text:p>
          </table:table-cell>
          <table:table-cell table:number-columns-repeated="1011"/>
        </table:table-row>
        <table:table-row table:style-name="ro3">
          <table:table-cell/>
          <table:table-cell table:style-name="ce770" office:value-type="string">
            <text:p>3.1 Semilla</text:p>
          </table:table-cell>
          <table:table-cell table:style-name="ce783" table:number-columns-spanned="5" table:number-rows-spanned="1"/>
          <table:covered-table-cell table:number-columns-repeated="3" table:style-name="ce792"/>
          <table:covered-table-cell table:style-name="ce812"/>
          <table:table-cell table:style-name="ce818" table:formula="of:=+[.H44]" office:value-type="currency" office:currency="S/." office:value="0">
            <text:p>S/. 0.00</text:p>
          </table:table-cell>
          <table:table-cell table:style-name="ce831"/>
          <table:table-cell/>
          <table:table-cell table:style-name="ce846" table:formula="of:=[.H43]*[.$K$9]" office:value-type="float" office:value="0">
            <text:p>S/. 0.00</text:p>
          </table:table-cell>
          <table:table-cell/>
          <table:table-cell table:style-name="ce857"/>
          <table:table-cell table:number-columns-repeated="1011"/>
        </table:table-row>
        <table:table-row table:style-name="ro3">
          <table:table-cell/>
          <table:table-cell table:style-name="ce771" office:value-type="string">
            <text:p>Semilla</text:p>
          </table:table-cell>
          <table:table-cell table:style-name="ce784" table:formula="of:=[.D44]+[.$C$5]" office:value-type="date" office:date-value="1899-12-30">
            <text:p>30/12/1899</text:p>
          </table:table-cell>
          <table:table-cell table:style-name="ce793"/>
          <table:table-cell table:style-name="ce54" office:value-type="string">
            <text:p>Kg.</text:p>
          </table:table-cell>
          <table:table-cell table:style-name="ce809"/>
          <table:table-cell table:style-name="ce816"/>
          <table:table-cell table:style-name="ce819" table:formula="of:=[.F44]*[.G44]" office:value-type="currency" office:currency="S/." office:value="0">
            <text:p>S/. 0.00</text:p>
          </table:table-cell>
          <table:table-cell table:style-name="ce832"/>
          <table:table-cell/>
          <table:table-cell table:style-name="ce821" table:formula="of:=[.H44]*[.$K$9]" office:value-type="currency" office:currency="S/." office:value="0">
            <text:p>S/. 0.00</text:p>
          </table:table-cell>
          <table:table-cell/>
          <table:table-cell table:style-name="ce855" table:formula="of:=IF(AND([.C44]&lt;[.$M$9]);[.H44];0)*[.$K$9]" office:value-type="currency" office:currency="S/." office:value="0">
            <text:p>S/. 0.00</text:p>
          </table:table-cell>
          <table:table-cell/>
          <table:table-cell table:style-name="ce863"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70" office:value-type="string">
            <text:p>3.2 Fertilizantes (140-180-150)</text:p>
          </table:table-cell>
          <table:table-cell table:style-name="ce783" table:number-columns-spanned="5" table:number-rows-spanned="1"/>
          <table:covered-table-cell table:number-columns-repeated="3" table:style-name="ce792"/>
          <table:covered-table-cell table:style-name="ce812"/>
          <table:table-cell table:style-name="ce818" table:formula="of:=SUM([.H46:.H48])" office:value-type="currency" office:currency="S/." office:value="0">
            <text:p>S/. 0.00</text:p>
          </table:table-cell>
          <table:table-cell table:style-name="ce832"/>
          <table:table-cell/>
          <table:table-cell table:style-name="ce846" table:formula="of:=[.H45]*[.$K$9]" office:value-type="float" office:value="0">
            <text:p>S/. 0.00</text:p>
          </table:table-cell>
          <table:table-cell/>
          <table:table-cell table:style-name="ce857"/>
          <table:table-cell/>
          <table:table-cell table:style-name="ce863"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71" office:value-type="string">
            <text:p>Urea</text:p>
          </table:table-cell>
          <table:table-cell table:style-name="ce784" table:formula="of:=[.D46]+[.$C$5]" office:value-type="date" office:date-value="1899-12-30">
            <text:p>30/12/1899</text:p>
          </table:table-cell>
          <table:table-cell table:style-name="ce793"/>
          <table:table-cell table:style-name="ce54" office:value-type="string">
            <text:p>Bs</text:p>
          </table:table-cell>
          <table:table-cell table:style-name="ce809"/>
          <table:table-cell table:style-name="ce814"/>
          <table:table-cell table:style-name="ce819" table:formula="of:=[.F46]*[.G46]" office:value-type="currency" office:currency="S/." office:value="0">
            <text:p>S/. 0.00</text:p>
          </table:table-cell>
          <table:table-cell table:style-name="ce832"/>
          <table:table-cell/>
          <table:table-cell table:style-name="ce821" table:formula="of:=[.H46]*[.$K$9]" office:value-type="currency" office:currency="S/." office:value="0">
            <text:p>S/. 0.00</text:p>
          </table:table-cell>
          <table:table-cell/>
          <table:table-cell table:style-name="ce855" table:formula="of:=IF(AND([.C46]&lt;[.$M$9]);[.H46];0)*[.$K$9]" office:value-type="currency" office:currency="S/." office:value="0">
            <text:p>S/. 0.00</text:p>
          </table:table-cell>
          <table:table-cell/>
          <table:table-cell table:style-name="ce863"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71" office:value-type="string">
            <text:p>Fosfato Di Amónico</text:p>
          </table:table-cell>
          <table:table-cell table:style-name="ce784" table:formula="of:=[.D47]+[.$C$5]" office:value-type="date" office:date-value="1899-12-30">
            <text:p>30/12/1899</text:p>
          </table:table-cell>
          <table:table-cell table:style-name="ce793"/>
          <table:table-cell table:style-name="ce54" office:value-type="string">
            <text:p>Bs</text:p>
          </table:table-cell>
          <table:table-cell table:style-name="ce809"/>
          <table:table-cell table:style-name="ce814"/>
          <table:table-cell table:style-name="ce819" table:formula="of:=[.F47]*[.G47]" office:value-type="currency" office:currency="S/." office:value="0">
            <text:p>S/. 0.00</text:p>
          </table:table-cell>
          <table:table-cell table:style-name="ce832"/>
          <table:table-cell/>
          <table:table-cell table:style-name="ce821" table:formula="of:=[.H47]*[.$K$9]" office:value-type="currency" office:currency="S/." office:value="0">
            <text:p>S/. 0.00</text:p>
          </table:table-cell>
          <table:table-cell/>
          <table:table-cell table:style-name="ce855" table:formula="of:=IF(AND([.C47]&lt;[.$M$9]);[.H47];0)*[.$K$9]" office:value-type="currency" office:currency="S/." office:value="0">
            <text:p>S/. 0.00</text:p>
          </table:table-cell>
          <table:table-cell/>
          <table:table-cell table:style-name="ce863"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71" office:value-type="string">
            <text:p>Cloruro de Potasio</text:p>
          </table:table-cell>
          <table:table-cell table:style-name="ce784" table:formula="of:=[.D48]+[.$C$5]" office:value-type="date" office:date-value="1899-12-30">
            <text:p>30/12/1899</text:p>
          </table:table-cell>
          <table:table-cell table:style-name="ce793"/>
          <table:table-cell table:style-name="ce54" office:value-type="string">
            <text:p>Bs</text:p>
          </table:table-cell>
          <table:table-cell table:style-name="ce809"/>
          <table:table-cell table:style-name="ce814"/>
          <table:table-cell table:style-name="ce819" table:formula="of:=[.F48]*[.G48]" office:value-type="currency" office:currency="S/." office:value="0">
            <text:p>S/. 0.00</text:p>
          </table:table-cell>
          <table:table-cell table:style-name="ce832"/>
          <table:table-cell/>
          <table:table-cell table:style-name="ce821" table:formula="of:=[.H48]*[.$K$9]" office:value-type="currency" office:currency="S/." office:value="0">
            <text:p>S/. 0.00</text:p>
          </table:table-cell>
          <table:table-cell/>
          <table:table-cell table:style-name="ce855" table:formula="of:=IF(AND([.C48]&lt;[.$M$9]);[.H48];0)*[.$K$9]" office:value-type="currency" office:currency="S/." office:value="0">
            <text:p>S/. 0.00</text:p>
          </table:table-cell>
          <table:table-cell/>
          <table:table-cell table:style-name="ce863"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70" office:value-type="string">
            <text:p>-</text:p>
          </table:table-cell>
          <table:table-cell table:style-name="ce783" table:number-columns-spanned="5" table:number-rows-spanned="1"/>
          <table:covered-table-cell table:number-columns-repeated="3" table:style-name="ce792"/>
          <table:covered-table-cell table:style-name="ce812"/>
          <table:table-cell table:style-name="ce818" table:formula="of:=[.H50]" office:value-type="currency" office:currency="S/." office:value="0">
            <text:p>S/. 0.00</text:p>
          </table:table-cell>
          <table:table-cell table:style-name="ce832"/>
          <table:table-cell/>
          <table:table-cell table:style-name="ce846" table:formula="of:=[.H49]*[.$K$9]" office:value-type="float" office:value="0">
            <text:p>S/. 0.00</text:p>
          </table:table-cell>
          <table:table-cell/>
          <table:table-cell table:style-name="ce857"/>
          <table:table-cell/>
          <table:table-cell table:style-name="ce863"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71" office:value-type="string">
            <text:p>-</text:p>
          </table:table-cell>
          <table:table-cell table:style-name="ce784" table:formula="of:=[.D50]+[.$C$5]" office:value-type="date" office:date-value="1899-12-30">
            <text:p>30/12/1899</text:p>
          </table:table-cell>
          <table:table-cell table:style-name="ce793"/>
          <table:table-cell table:style-name="ce54" office:value-type="string">
            <text:p>Viaje de 8 tn</text:p>
          </table:table-cell>
          <table:table-cell table:style-name="ce809"/>
          <table:table-cell table:style-name="ce814"/>
          <table:table-cell table:style-name="ce819" table:formula="of:=[.F50]*[.G50]" office:value-type="currency" office:currency="S/." office:value="0">
            <text:p>S/. 0.00</text:p>
          </table:table-cell>
          <table:table-cell table:style-name="ce832"/>
          <table:table-cell/>
          <table:table-cell table:style-name="ce847" table:formula="of:=[.H50]*[.$K$9]" office:value-type="currency" office:currency="S/." office:value="0">
            <text:p>S/. 0.00</text:p>
          </table:table-cell>
          <table:table-cell/>
          <table:table-cell table:style-name="ce855" table:formula="of:=IF(AND([.C50]&lt;[.$M$9]);[.H50];0)*[.$K$9]" office:value-type="currency" office:currency="S/." office:value="0">
            <text:p>S/. 0.00</text:p>
          </table:table-cell>
          <table:table-cell/>
          <table:table-cell table:style-name="ce863"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70" office:value-type="string">
            <text:p>3.4 Pesticidas</text:p>
          </table:table-cell>
          <table:table-cell table:style-name="ce783" table:number-columns-spanned="5" table:number-rows-spanned="1"/>
          <table:covered-table-cell table:number-columns-repeated="3" table:style-name="ce792"/>
          <table:covered-table-cell table:style-name="ce812"/>
          <table:table-cell table:style-name="ce818" table:formula="of:=SUM([.H52:.H59])" office:value-type="currency" office:currency="S/." office:value="0">
            <text:p>S/. 0.00</text:p>
          </table:table-cell>
          <table:table-cell table:style-name="ce832"/>
          <table:table-cell/>
          <table:table-cell table:style-name="ce846" table:formula="of:=[.H51]*[.$K$9]" office:value-type="float" office:value="0">
            <text:p>S/. 0.00</text:p>
          </table:table-cell>
          <table:table-cell/>
          <table:table-cell table:style-name="ce857"/>
          <table:table-cell/>
          <table:table-cell table:style-name="ce863"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71" office:value-type="string">
            <text:p>Propanil</text:p>
          </table:table-cell>
          <table:table-cell table:style-name="ce784" table:formula="of:=[.D52]+[.$C$5]" office:value-type="date" office:date-value="1899-12-30">
            <text:p>30/12/1899</text:p>
          </table:table-cell>
          <table:table-cell table:style-name="ce793"/>
          <table:table-cell table:style-name="ce54" office:value-type="string">
            <text:p>Lt</text:p>
          </table:table-cell>
          <table:table-cell table:style-name="ce809"/>
          <table:table-cell table:style-name="ce814"/>
          <table:table-cell table:style-name="ce819" table:formula="of:=[.F52]*[.G52]" office:value-type="currency" office:currency="S/." office:value="0">
            <text:p>S/. 0.00</text:p>
          </table:table-cell>
          <table:table-cell table:style-name="ce832"/>
          <table:table-cell/>
          <table:table-cell table:style-name="ce821" table:formula="of:=[.H52]*[.$K$9]" office:value-type="currency" office:currency="S/." office:value="0">
            <text:p>S/. 0.00</text:p>
          </table:table-cell>
          <table:table-cell/>
          <table:table-cell table:style-name="ce855" table:formula="of:=IF(AND([.C52]&lt;[.$M$9]);[.H52];0)*[.$K$9]" office:value-type="currency" office:currency="S/." office:value="0">
            <text:p>S/. 0.00</text:p>
          </table:table-cell>
          <table:table-cell/>
          <table:table-cell table:style-name="ce863"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71" office:value-type="string">
            <text:p>Benfuracarb</text:p>
          </table:table-cell>
          <table:table-cell table:style-name="ce784" table:formula="of:=[.D53]+[.$C$5]" office:value-type="date" office:date-value="1899-12-30">
            <text:p>30/12/1899</text:p>
          </table:table-cell>
          <table:table-cell table:style-name="ce793"/>
          <table:table-cell table:style-name="ce54" office:value-type="string">
            <text:p>Lt</text:p>
          </table:table-cell>
          <table:table-cell table:style-name="ce809"/>
          <table:table-cell table:style-name="ce814"/>
          <table:table-cell table:style-name="ce819" table:formula="of:=[.F53]*[.G53]" office:value-type="currency" office:currency="S/." office:value="0">
            <text:p>S/. 0.00</text:p>
          </table:table-cell>
          <table:table-cell table:style-name="ce832"/>
          <table:table-cell/>
          <table:table-cell table:style-name="ce821" table:formula="of:=[.H53]*[.$K$9]" office:value-type="currency" office:currency="S/." office:value="0">
            <text:p>S/. 0.00</text:p>
          </table:table-cell>
          <table:table-cell/>
          <table:table-cell table:style-name="ce855" table:formula="of:=IF(AND([.C53]&lt;[.$M$9]);[.H53];0)*[.$K$9]" office:value-type="currency" office:currency="S/." office:value="0">
            <text:p>S/. 0.00</text:p>
          </table:table-cell>
          <table:table-cell/>
          <table:table-cell table:style-name="ce863"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71" office:value-type="string">
            <text:p>Kasugamicina</text:p>
          </table:table-cell>
          <table:table-cell table:style-name="ce784" table:formula="of:=[.D54]+[.$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54]*[.G54]" office:value-type="currency" office:currency="S/." office:value="0">
            <text:p>S/. 0.00</text:p>
          </table:table-cell>
          <table:table-cell table:style-name="ce832"/>
          <table:table-cell/>
          <table:table-cell table:style-name="ce821" table:formula="of:=[.H54]*[.$K$9]" office:value-type="currency" office:currency="S/." office:value="0">
            <text:p>S/. 0.00</text:p>
          </table:table-cell>
          <table:table-cell/>
          <table:table-cell table:style-name="ce855" table:formula="of:=IF(AND([.C54]&lt;[.$M$9]);[.H54];0)*[.$K$9]" office:value-type="currency" office:currency="S/." office:value="0">
            <text:p>S/. 0.00</text:p>
          </table:table-cell>
          <table:table-cell/>
          <table:table-cell table:style-name="ce863"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71" office:value-type="string">
            <text:p>Lissapol NX</text:p>
          </table:table-cell>
          <table:table-cell table:style-name="ce784" table:formula="of:=[.D55]+[.$C$5]" office:value-type="date" office:date-value="1899-12-30">
            <text:p>30/12/1899</text:p>
          </table:table-cell>
          <table:table-cell table:style-name="ce793"/>
          <table:table-cell table:style-name="ce54" office:value-type="string">
            <text:p>Lt</text:p>
          </table:table-cell>
          <table:table-cell table:style-name="ce809"/>
          <table:table-cell table:style-name="ce814"/>
          <table:table-cell table:style-name="ce819" table:formula="of:=[.F55]*[.G55]" office:value-type="currency" office:currency="S/." office:value="0">
            <text:p>S/. 0.00</text:p>
          </table:table-cell>
          <table:table-cell table:style-name="ce832"/>
          <table:table-cell/>
          <table:table-cell table:style-name="ce821" table:formula="of:=[.H55]*[.$K$9]" office:value-type="currency" office:currency="S/." office:value="0">
            <text:p>S/. 0.00</text:p>
          </table:table-cell>
          <table:table-cell/>
          <table:table-cell table:style-name="ce855" table:formula="of:=IF(AND([.C55]&lt;[.$M$9]);[.H55];0)*[.$K$9]" office:value-type="currency" office:currency="S/." office:value="0">
            <text:p>S/. 0.00</text:p>
          </table:table-cell>
          <table:table-cell/>
          <table:table-cell table:style-name="ce863"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71" office:value-type="string">
            <text:p>-</text:p>
          </table:table-cell>
          <table:table-cell table:style-name="ce784" table:formula="of:=[.D56]+[.$C$5]" office:value-type="date" office:date-value="1899-12-30">
            <text:p>30/12/1899</text:p>
          </table:table-cell>
          <table:table-cell table:style-name="ce793"/>
          <table:table-cell table:style-name="ce54" office:value-type="string">
            <text:p>Lt</text:p>
          </table:table-cell>
          <table:table-cell table:style-name="ce809"/>
          <table:table-cell table:style-name="ce814"/>
          <table:table-cell table:style-name="ce819" table:formula="of:=[.F56]*[.G56]" office:value-type="currency" office:currency="S/." office:value="0">
            <text:p>S/. 0.00</text:p>
          </table:table-cell>
          <table:table-cell table:style-name="ce832"/>
          <table:table-cell/>
          <table:table-cell table:style-name="ce821" table:formula="of:=[.H56]*[.$K$9]" office:value-type="currency" office:currency="S/." office:value="0">
            <text:p>S/. 0.00</text:p>
          </table:table-cell>
          <table:table-cell/>
          <table:table-cell table:style-name="ce855" table:formula="of:=IF(AND([.C56]&lt;[.$M$9]);[.H56];0)*[.$K$9]" office:value-type="currency" office:currency="S/." office:value="0">
            <text:p>S/. 0.00</text:p>
          </table:table-cell>
          <table:table-cell/>
          <table:table-cell table:style-name="ce863"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71" office:value-type="string">
            <text:p>-</text:p>
          </table:table-cell>
          <table:table-cell table:style-name="ce784" table:formula="of:=[.D57]+[.$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57]*[.G57]" office:value-type="currency" office:currency="S/." office:value="0">
            <text:p>S/. 0.00</text:p>
          </table:table-cell>
          <table:table-cell table:style-name="ce832"/>
          <table:table-cell/>
          <table:table-cell table:style-name="ce821" table:formula="of:=[.H57]*[.$K$9]" office:value-type="currency" office:currency="S/." office:value="0">
            <text:p>S/. 0.00</text:p>
          </table:table-cell>
          <table:table-cell/>
          <table:table-cell table:style-name="ce855" table:formula="of:=IF(AND([.C57]&lt;[.$M$9]);[.H57];0)*[.$K$9]" office:value-type="currency" office:currency="S/." office:value="0">
            <text:p>S/. 0.00</text:p>
          </table:table-cell>
          <table:table-cell/>
          <table:table-cell table:style-name="ce863"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71" office:value-type="string">
            <text:p>-</text:p>
          </table:table-cell>
          <table:table-cell table:style-name="ce784" table:formula="of:=[.D58]+[.$C$5]" office:value-type="date" office:date-value="1899-12-30">
            <text:p>30/12/1899</text:p>
          </table:table-cell>
          <table:table-cell table:style-name="ce793"/>
          <table:table-cell table:style-name="ce54" office:value-type="string">
            <text:p>lt</text:p>
          </table:table-cell>
          <table:table-cell table:style-name="ce809"/>
          <table:table-cell table:style-name="ce814"/>
          <table:table-cell table:style-name="ce819" table:formula="of:=[.F58]*[.G58]" office:value-type="currency" office:currency="S/." office:value="0">
            <text:p>S/. 0.00</text:p>
          </table:table-cell>
          <table:table-cell table:style-name="ce832"/>
          <table:table-cell/>
          <table:table-cell table:style-name="ce821" table:formula="of:=[.H58]*[.$K$9]" office:value-type="currency" office:currency="S/." office:value="0">
            <text:p>S/. 0.00</text:p>
          </table:table-cell>
          <table:table-cell/>
          <table:table-cell table:style-name="ce855" table:formula="of:=IF(AND([.C58]&lt;[.$M$9]);[.H58];0)*[.$K$9]" office:value-type="currency" office:currency="S/." office:value="0">
            <text:p>S/. 0.00</text:p>
          </table:table-cell>
          <table:table-cell/>
          <table:table-cell table:style-name="ce863"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71" office:value-type="string">
            <text:p>-</text:p>
          </table:table-cell>
          <table:table-cell table:style-name="ce784" table:formula="of:=[.D59]+[.$C$5]" office:value-type="date" office:date-value="1899-12-30">
            <text:p>30/12/1899</text:p>
          </table:table-cell>
          <table:table-cell table:style-name="ce793"/>
          <table:table-cell table:style-name="ce54" office:value-type="string">
            <text:p>lt</text:p>
          </table:table-cell>
          <table:table-cell table:style-name="ce809"/>
          <table:table-cell table:style-name="ce814"/>
          <table:table-cell table:style-name="ce819" table:formula="of:=[.F59]*[.G59]" office:value-type="currency" office:currency="S/." office:value="0">
            <text:p>S/. 0.00</text:p>
          </table:table-cell>
          <table:table-cell table:style-name="ce834"/>
          <table:table-cell/>
          <table:table-cell table:style-name="ce821" table:formula="of:=[.H59]*[.$K$9]" office:value-type="currency" office:currency="S/." office:value="0">
            <text:p>S/. 0.00</text:p>
          </table:table-cell>
          <table:table-cell/>
          <table:table-cell table:style-name="ce855" table:formula="of:=IF(AND([.C59]&lt;[.$M$9]);[.H59];0)*[.$K$9]" office:value-type="currency" office:currency="S/." office:value="0">
            <text:p>S/. 0.00</text:p>
          </table:table-cell>
          <table:table-cell/>
          <table:table-cell table:style-name="ce863"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9" office:value-type="string">
            <text:p><text:s text:c="6"/>B. GASTOS GENERALES</text:p>
          </table:table-cell>
          <table:table-cell table:style-name="ce786"/>
          <table:table-cell table:style-name="ce795"/>
          <table:table-cell table:style-name="ce800"/>
          <table:table-cell table:style-name="ce811"/>
          <table:table-cell table:style-name="ce800" table:number-columns-repeated="2"/>
          <table:table-cell table:style-name="ce829" table:formula="of:=[.I61]" office:value-type="currency" office:currency="S/." office:value="0">
            <text:p>S/. 0.00</text:p>
          </table:table-cell>
          <table:table-cell/>
          <table:table-cell table:style-name="ce848"/>
          <table:table-cell/>
          <table:table-cell table:style-name="ce46" office:value-type="string">
            <text:p>TOTAL INVERTIDO :</text:p>
          </table:table-cell>
          <table:table-cell/>
          <table:table-cell table:style-name="ce863"/>
          <table:table-cell table:number-columns-repeated="1009"/>
        </table:table-row>
        <table:table-row table:style-name="ro3">
          <table:table-cell/>
          <table:table-cell table:style-name="ce189" office:value-type="string">
            <text:p><text:s text:c="10"/>1. Imprevistos (10% gastos de cultivo)</text:p>
          </table:table-cell>
          <table:table-cell table:style-name="ce784" table:formula="of:=[.I5]" office:value-type="date" office:date-value="1899-12-30">
            <text:p>30/12/1899</text:p>
          </table:table-cell>
          <table:table-cell table:style-name="ce189"/>
          <table:table-cell table:style-name="ce203" table:number-columns-repeated="3"/>
          <table:table-cell table:style-name="ce226"/>
          <table:table-cell table:style-name="ce835" table:formula="of:=[.I11]*10/100" office:value-type="float" office:value="0">
            <text:p>0.00</text:p>
          </table:table-cell>
          <table:table-cell table:style-name="ce839"/>
          <table:table-cell table:style-name="ce846" table:formula="of:=[.I61]*[.$K$9]" office:value-type="float" office:value="0">
            <text:p>S/. 0.00</text:p>
          </table:table-cell>
          <table:table-cell/>
          <table:table-cell table:style-name="ce858" table:formula="of:=SUM([.M12];[.M36];[.M42])" office:value-type="float" office:value="0" table:number-columns-spanned="1" table:number-rows-spanned="2">
            <text:p>S/. 0.00</text:p>
          </table:table-cell>
          <table:table-cell/>
          <table:table-cell table:style-name="ce863"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73" office:value-type="string">
            <text:p>TOTAL <text:s text:c="2"/>DE <text:s text:c="2"/>COSTOS <text:s text:c="2"/>DIRECTOS</text:p>
          </table:table-cell>
          <table:table-cell table:style-name="ce787"/>
          <table:table-cell table:style-name="ce791"/>
          <table:table-cell table:style-name="ce787" table:number-columns-repeated="4"/>
          <table:table-cell table:style-name="ce836" table:formula="of:=SUM([.I12:.I60])" office:value-type="currency" office:currency="S/." office:value="0">
            <text:p>S/. 0.00</text:p>
          </table:table-cell>
          <table:table-cell/>
          <table:table-cell table:style-name="ce849" table:formula="of:=[.K13]+[.K17]+[.K21]+[.K24]+[.K29]+[.K31]+[.K36]+[.K43]+[.K45]+[.K49]+[.K51]+[.K61]" office:value-type="currency" office:currency="S/." office:value="0">
            <text:p>S/. 0.00</text:p>
          </table:table-cell>
          <table:table-cell/>
          <table:covered-table-cell table:style-name="ce859"/>
          <table:table-cell table:number-columns-repeated="1011"/>
        </table:table-row>
        <table:table-row table:style-name="ro3">
          <table:table-cell table:number-columns-repeated="12"/>
          <table:table-cell table:style-name="ce763"/>
          <table:table-cell table:number-columns-repeated="1011"/>
        </table:table-row>
        <table:table-row table:style-name="ro3">
          <table:table-cell table:number-columns-repeated="10"/>
          <table:table-cell table:style-name="ce850"/>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63"/>
          <table:table-cell table:number-columns-repeated="1011"/>
        </table:table-row>
        <table:table-row table:style-name="ro3">
          <table:table-cell table:style-name="ce764" table:number-columns-repeated="3"/>
          <table:table-cell table:style-name="ce797"/>
          <table:table-cell table:style-name="ce802"/>
          <table:table-cell table:style-name="ce764" table:number-columns-repeated="4"/>
          <table:table-cell table:style-name="ce802" table:number-columns-repeated="2"/>
          <table:table-cell table:style-name="ce764"/>
          <table:table-cell table:style-name="ce862"/>
          <table:table-cell table:style-name="ce764"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63" table:formula="of:=[$Solicitud.F42]" office:value-type="date" office:date-value="2014-03-01">
            <text:p>01/03/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2" table:print="false">
        <table:table-column table:style-name="co99" table:default-cell-style-name="ce142"/>
        <table:table-column table:style-name="co100" table:default-cell-style-name="ce142"/>
        <table:table-column table:style-name="co80" table:default-cell-style-name="ce142"/>
        <table:table-column table:style-name="co101" table:default-cell-style-name="ce796"/>
        <table:table-column table:style-name="co102" table:default-cell-style-name="ce801"/>
        <table:table-column table:style-name="co79" table:default-cell-style-name="ce142"/>
        <table:table-column table:style-name="co58" table:default-cell-style-name="ce142"/>
        <table:table-column table:style-name="co103" table:default-cell-style-name="ce142"/>
        <table:table-column table:style-name="co104" table:default-cell-style-name="ce142"/>
        <table:table-column table:style-name="co105" table:default-cell-style-name="ce801"/>
        <table:table-column table:style-name="co68" table:default-cell-style-name="ce801"/>
        <table:table-column table:style-name="co106" table:default-cell-style-name="ce142"/>
        <table:table-column table:style-name="co107" table:default-cell-style-name="ce142"/>
        <table:table-column table:style-name="co108" table:default-cell-style-name="ce142"/>
        <table:table-column table:style-name="co109" table:visibility="collapse" table:default-cell-style-name="ce142"/>
        <table:table-column table:style-name="co110" table:visibility="collapse" table:default-cell-style-name="ce142"/>
        <table:table-column table:style-name="co114" table:number-columns-repeated="9" table:default-cell-style-name="ce142"/>
        <table:table-column table:style-name="co37" table:number-columns-repeated="3" table:default-cell-style-name="ce142"/>
        <table:table-column table:style-name="co50" table:default-cell-style-name="ce142"/>
        <table:table-column table:style-name="co51" table:default-cell-style-name="ce142"/>
        <table:table-column table:style-name="co37" table:number-columns-repeated="994" table:default-cell-style-name="ce142"/>
        <table:table-row table:style-name="ro16">
          <table:table-cell/>
          <table:table-cell table:style-name="ce19" office:value-type="string" table:number-columns-spanned="8" table:number-rows-spanned="1">
            <text:p>COSTO DE PRODUCCION</text:p>
          </table:table-cell>
          <table:covered-table-cell table:number-columns-repeated="6" table:style-name="ce14"/>
          <table:covered-table-cell table:style-name="ce824"/>
          <table:table-cell/>
          <table:table-cell table:style-name="ce840" office:value-type="string" table:number-columns-spanned="1" table:number-rows-spanned="8">
            <text:p>Total Has.</text:p>
          </table:table-cell>
          <table:table-cell/>
          <table:table-cell table:style-name="ce789" office:value-type="string" table:number-columns-spanned="1" table:number-rows-spanned="8">
            <text:p>Inversión <text:s/>en <text:s/>Proceso</text:p>
          </table:table-cell>
          <table:table-cell table:number-columns-repeated="1011"/>
        </table:table-row>
        <table:table-row table:style-name="ro3">
          <table:table-cell/>
          <table:table-cell table:style-name="ce864" office:value-type="string">
            <text:p>Nombre del Cliente</text:p>
          </table:table-cell>
          <table:table-cell table:style-name="ce774" office:value-type="string" table:number-columns-spanned="7" table:number-rows-spanned="1">
            <text:p>TENORIO</text:p>
          </table:table-cell>
          <table:covered-table-cell table:number-columns-repeated="5" table:style-name="ce775"/>
          <table:covered-table-cell table:style-name="ce774"/>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Cultivo</text:p>
          </table:table-cell>
          <table:table-cell table:style-name="ce775" table:formula="of:=[$Solicitud.D32]" office:value-type="string" office:string-value="Alfalfa" table:number-columns-spanned="3" table:number-rows-spanned="1">
            <text:p>Alfalfa</text:p>
          </table:table-cell>
          <table:covered-table-cell table:number-columns-repeated="2" table:style-name="ce775"/>
          <table:table-cell table:style-name="ce803" office:value-type="string" table:number-columns-spanned="3" table:number-rows-spanned="1">
            <text:p>Periodo Vegetativo</text:p>
          </table:table-cell>
          <table:covered-table-cell table:number-columns-repeated="2" table:style-name="ce803"/>
          <table:table-cell table:style-name="ce825" table:content-validation-name="val18"/>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Variedad</text:p>
          </table:table-cell>
          <table:table-cell table:style-name="ce776" table:number-columns-spanned="3" table:number-rows-spanned="1"/>
          <table:covered-table-cell table:number-columns-repeated="2" table:style-name="ce776"/>
          <table:table-cell table:style-name="ce804" office:value-type="string" table:number-columns-spanned="3" table:number-rows-spanned="1">
            <text:p>Periodo de Comercialización</text:p>
          </table:table-cell>
          <table:covered-table-cell table:number-columns-repeated="2" table:style-name="ce804"/>
          <table:table-cell table:style-name="ce825" table:content-validation-name="val18"/>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Fecha de Siembra</text:p>
          </table:table-cell>
          <table:table-cell table:style-name="ce777" table:content-validation-name="val18" table:number-columns-spanned="3" table:number-rows-spanned="1"/>
          <table:covered-table-cell table:number-columns-repeated="2" table:style-name="ce777" table:content-validation-name="val18"/>
          <table:table-cell table:style-name="ce804" office:value-type="string" table:number-columns-spanned="3" table:number-rows-spanned="1">
            <text:p>Fecha Final de Campaña</text:p>
          </table:table-cell>
          <table:covered-table-cell table:number-columns-repeated="2" table:style-name="ce804"/>
          <table:table-cell table:style-name="ce826" table:formula="of:=[.C5]+[.I4]" office:value-type="date" office:date-value="1899-12-30">
            <text:p>30/12/1899</text:p>
          </table:table-cell>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Rendimiento minimo /Ha.</text:p>
          </table:table-cell>
          <table:table-cell table:style-name="ce778" table:content-validation-name="val57"/>
          <table:table-cell table:style-name="ce527" office:value-type="string">
            <text:p>Unid.</text:p>
          </table:table-cell>
          <table:table-cell table:style-name="ce776"/>
          <table:table-cell table:style-name="ce782" office:value-type="string">
            <text:p>Precio / Unidad</text:p>
          </table:table-cell>
          <table:table-cell table:style-name="ce782"/>
          <table:table-cell table:style-name="ce866"/>
          <table:table-cell table:style-name="ce827" table:content-validation-name="val60"/>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Ingreso por Cosecha y Ha.</text:p>
          </table:table-cell>
          <table:table-cell table:style-name="ce779" table:formula="of:=[.I6]*[.C6]" office:value-type="currency" office:currency="S/." office:value="0" table:number-columns-spanned="3" table:number-rows-spanned="1">
            <text:p>S/. 0.0</text:p>
          </table:table-cell>
          <table:covered-table-cell table:style-name="ce788"/>
          <table:covered-table-cell table:style-name="ce798"/>
          <table:table-cell table:style-name="ce800" office:value-type="string">
            <text:p>Costo Total de Producc.</text:p>
          </table:table-cell>
          <table:table-cell table:style-name="ce800"/>
          <table:table-cell table:style-name="ce867"/>
          <table:table-cell table:style-name="ce828" table:content-validation-name="val61" table:formula="of:=[.I62]" office:value-type="currency" office:currency="S/." office:value="0">
            <text:p>S/. 0.0</text:p>
          </table:table-cell>
          <table:table-cell/>
          <table:covered-table-cell table:style-name="ce841"/>
          <table:table-cell/>
          <table:covered-table-cell table:style-name="ce851"/>
          <table:table-cell table:number-columns-repeated="1011"/>
        </table:table-row>
        <table:table-row table:style-name="ro3">
          <table:table-cell/>
          <table:table-cell table:style-name="ce865" office:value-type="string">
            <text:p>Beneficio Esperado</text:p>
          </table:table-cell>
          <table:table-cell table:style-name="ce779" table:formula="of:=[.C7]-[.I7]" office:value-type="currency" office:currency="S/." office:value="0" table:number-columns-spanned="3" table:number-rows-spanned="1">
            <text:p>S/. 0.0</text:p>
          </table:table-cell>
          <table:covered-table-cell table:style-name="ce788"/>
          <table:covered-table-cell table:style-name="ce798"/>
          <table:table-cell table:style-name="ce769" office:value-type="string">
            <text:p>Sistema de Riego</text:p>
          </table:table-cell>
          <table:table-cell table:style-name="ce782"/>
          <table:table-cell table:style-name="ce868"/>
          <table:table-cell table:style-name="ce41" office:value-type="string">
            <text:p>Gravedad</text:p>
          </table:table-cell>
          <table:table-cell/>
          <table:covered-table-cell table:style-name="ce842"/>
          <table:table-cell/>
          <table:covered-table-cell table:style-name="ce790"/>
          <table:table-cell table:number-columns-repeated="1011"/>
        </table:table-row>
        <table:table-row table:style-name="ro17">
          <table:table-cell/>
          <table:table-cell table:style-name="ce767" office:value-type="string" table:number-columns-spanned="1" table:number-rows-spanned="2">
            <text:p>ACTIVIDAD</text:p>
          </table:table-cell>
          <table:table-cell table:style-name="ce780" office:value-type="string" table:number-columns-spanned="1" table:number-rows-spanned="2">
            <text:p>FECHA</text:p>
          </table:table-cell>
          <table:table-cell table:style-name="ce789" office:value-type="string" table:number-columns-spanned="1" table:number-rows-spanned="2">
            <text:p>DIA</text:p>
          </table:table-cell>
          <table:table-cell table:style-name="ce789" office:value-type="string" table:number-columns-spanned="1" table:number-rows-spanned="2">
            <text:p>UNID</text:p>
            <text:p><text:s/>MEDIDA</text:p>
          </table:table-cell>
          <table:table-cell table:style-name="ce789" office:value-type="string" table:number-columns-spanned="1" table:number-rows-spanned="2">
            <text:p>CANT.</text:p>
            <text:p><text:s/>HAS</text:p>
          </table:table-cell>
          <table:table-cell table:style-name="ce789" office:value-type="string" table:number-columns-spanned="1" table:number-rows-spanned="2">
            <text:p>VALOR</text:p>
            <text:p><text:s/>UND</text:p>
          </table:table-cell>
          <table:table-cell table:style-name="ce46" office:value-type="string" table:number-columns-spanned="1" table:number-rows-spanned="2">
            <text:p>COSTO</text:p>
          </table:table-cell>
          <table:table-cell table:style-name="ce789" office:value-type="string" table:number-columns-spanned="1" table:number-rows-spanned="2">
            <text:p>COSTO </text:p>
            <text:p>TOTAL</text:p>
          </table:table-cell>
          <table:table-cell table:style-name="ce837" table:number-columns-spanned="1" table:number-rows-spanned="2"/>
          <table:table-cell table:style-name="ce843" table:formula="of:=[$Solicitud.E32]" office:value-type="float" office:value="0" table:number-columns-spanned="1" table:number-rows-spanned="2">
            <text:p>0</text:p>
          </table:table-cell>
          <table:table-cell/>
          <table:table-cell table:style-name="ce852" table:formula="of:=[$'Flujo de Caja'.D5]" office:value-type="float" office:value="41699" table:number-columns-spanned="1" table:number-rows-spanned="2">
            <text:p>01-mar-14</text:p>
          </table:table-cell>
          <table:table-cell/>
          <table:table-cell table:style-name="ce863" table:formula="of:=DATE(YEAR([.M9]);MONTH([.M9]);1)" office:value-type="date" office:date-value="2014-03-01">
            <text:p>01/03/2014</text:p>
          </table:table-cell>
          <table:table-cell table:number-columns-repeated="1009"/>
        </table:table-row>
        <table:table-row table:style-name="ro8">
          <table:table-cell/>
          <table:covered-table-cell table:style-name="ce768"/>
          <table:covered-table-cell table:style-name="ce781"/>
          <table:covered-table-cell table:number-columns-repeated="4" table:style-name="ce790"/>
          <table:covered-table-cell table:style-name="ce71"/>
          <table:covered-table-cell table:style-name="ce790"/>
          <table:covered-table-cell table:style-name="ce838"/>
          <table:covered-table-cell table:style-name="ce844"/>
          <table:table-cell/>
          <table:covered-table-cell table:style-name="ce853"/>
          <table:table-cell table:number-columns-repeated="1011"/>
        </table:table-row>
        <table:table-row table:style-name="ro3">
          <table:table-cell/>
          <table:table-cell table:style-name="ce769" office:value-type="string">
            <text:p><text:s text:c="6"/>A. GASTOS DE CULTIVO</text:p>
          </table:table-cell>
          <table:table-cell table:style-name="ce782"/>
          <table:table-cell table:style-name="ce791"/>
          <table:table-cell table:style-name="ce782"/>
          <table:table-cell table:style-name="ce806"/>
          <table:table-cell table:style-name="ce782"/>
          <table:table-cell table:style-name="ce806"/>
          <table:table-cell table:style-name="ce829" table:formula="of:=[.I12]+[.I36]+[.I42]" office:value-type="currency" office:currency="S/." office:value="0">
            <text:p>S/. 0.00</text:p>
          </table:table-cell>
          <table:table-cell table:style-name="ce839"/>
          <table:table-cell table:style-name="ce845"/>
          <table:table-cell/>
          <table:table-cell table:style-name="ce854"/>
          <table:table-cell table:number-columns-repeated="1011"/>
        </table:table-row>
        <table:table-row table:style-name="ro3">
          <table:table-cell/>
          <table:table-cell table:style-name="ce48" office:value-type="string" table:number-columns-spanned="7" table:number-rows-spanned="1">
            <text:p><text:s text:c="10"/>1. MANO DE OBRA:</text:p>
          </table:table-cell>
          <table:covered-table-cell table:number-columns-repeated="5" table:style-name="ce199"/>
          <table:covered-table-cell table:style-name="ce223"/>
          <table:table-cell table:style-name="ce830" table:formula="of:=([.H13]+[.H17]+[.H21]+[.H24]+[.H29]+[.H31])" office:value-type="currency" office:currency="S/." office:value="0">
            <text:p>S/. 0.00</text:p>
          </table:table-cell>
          <table:table-cell table:style-name="ce839"/>
          <table:table-cell table:style-name="ce830" table:formula="of:=[.I12]*[.$K$9]" office:value-type="currency" office:currency="S/." office:value="0">
            <text:p>S/. 0.00</text:p>
          </table:table-cell>
          <table:table-cell/>
          <table:table-cell table:style-name="ce829"/>
          <table:table-cell table:number-columns-repeated="1011"/>
        </table:table-row>
        <table:table-row table:style-name="ro3">
          <table:table-cell table:style-name="ce763"/>
          <table:table-cell table:style-name="ce770" office:value-type="string">
            <text:p>1.1 Almácigo</text:p>
          </table:table-cell>
          <table:table-cell table:style-name="ce783" table:number-columns-spanned="5" table:number-rows-spanned="1"/>
          <table:covered-table-cell table:number-columns-repeated="3" table:style-name="ce792"/>
          <table:covered-table-cell table:style-name="ce812"/>
          <table:table-cell table:style-name="ce818" table:formula="of:=SUM([.H14:.H16])" office:value-type="currency" office:currency="S/." office:value="0">
            <text:p>S/. 0.00</text:p>
          </table:table-cell>
          <table:table-cell table:style-name="ce831"/>
          <table:table-cell/>
          <table:table-cell table:style-name="ce823" table:formula="of:=[.H13]*[.$K$9]" office:value-type="currency" office:currency="S/." office:value="0">
            <text:p>S/. 0.00</text:p>
          </table:table-cell>
          <table:table-cell/>
          <table:table-cell table:style-name="ce854"/>
          <table:table-cell table:number-columns-repeated="1011"/>
        </table:table-row>
        <table:table-row table:style-name="ro3">
          <table:table-cell table:style-name="ce763"/>
          <table:table-cell table:style-name="ce771" office:value-type="string">
            <text:p>Preparación de camas</text:p>
          </table:table-cell>
          <table:table-cell table:style-name="ce784" table:formula="of:=[.D14]+[.$C$5]" office:value-type="date" office:date-value="1899-12-30">
            <text:p>30/12/1899</text:p>
          </table:table-cell>
          <table:table-cell table:style-name="ce793"/>
          <table:table-cell table:style-name="ce54" office:value-type="string">
            <text:p>Jor.</text:p>
          </table:table-cell>
          <table:table-cell table:style-name="ce807"/>
          <table:table-cell table:style-name="ce813"/>
          <table:table-cell table:style-name="ce819" table:formula="of:=[.F14]*[.G14]" office:value-type="currency" office:currency="S/." office:value="0">
            <text:p>S/. 0.00</text:p>
          </table:table-cell>
          <table:table-cell table:style-name="ce832"/>
          <table:table-cell/>
          <table:table-cell table:style-name="ce821" table:formula="of:=[.H14]*[.$K$9]" office:value-type="currency" office:currency="S/." office:value="0">
            <text:p>S/. 0.00</text:p>
          </table:table-cell>
          <table:table-cell/>
          <table:table-cell table:style-name="ce855" table:formula="of:=IF(AND([.C14]&lt;[.$M$9]);[.H14];0)*[.$K$9]" office:value-type="currency" office:currency="S/." office:value="0">
            <text:p>S/. 0.00</text:p>
          </table:table-cell>
          <table:table-cell/>
          <table:table-cell table:style-name="ce863"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63"/>
          <table:table-cell table:style-name="ce771" office:value-type="string">
            <text:p>Siembra y manejo</text:p>
          </table:table-cell>
          <table:table-cell table:style-name="ce784"/>
          <table:table-cell table:style-name="ce793"/>
          <table:table-cell table:style-name="ce54" office:value-type="string">
            <text:p>Jor.</text:p>
          </table:table-cell>
          <table:table-cell table:style-name="ce807"/>
          <table:table-cell table:style-name="ce813"/>
          <table:table-cell table:style-name="ce820" table:formula="of:=[.F15]*[.G15]" office:value-type="currency" office:currency="S/." office:value="0">
            <text:p>S/. 0.00</text:p>
          </table:table-cell>
          <table:table-cell table:style-name="ce832"/>
          <table:table-cell/>
          <table:table-cell table:style-name="ce821" table:formula="of:=[.H15]*[.$K$9]" office:value-type="currency" office:currency="S/." office:value="0">
            <text:p>S/. 0.00</text:p>
          </table:table-cell>
          <table:table-cell/>
          <table:table-cell table:style-name="ce855" table:formula="of:=IF(AND([.C15]&lt;[.$M$9]);[.H15];0)*[.$K$9]" office:value-type="currency" office:currency="S/." office:value="0">
            <text:p>S/. 0.00</text:p>
          </table:table-cell>
          <table:table-cell table:style-name="ce863"/>
          <table:table-cell table:style-name="ce863"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63"/>
          <table:table-cell table:style-name="ce771" office:value-type="string">
            <text:p>-</text:p>
          </table:table-cell>
          <table:table-cell table:style-name="ce784"/>
          <table:table-cell table:style-name="ce794"/>
          <table:table-cell table:style-name="ce54" office:value-type="string">
            <text:p>Jor.</text:p>
          </table:table-cell>
          <table:table-cell table:style-name="ce808"/>
          <table:table-cell table:style-name="ce813"/>
          <table:table-cell table:style-name="ce821" table:formula="of:=[.F16]*[.G16]" office:value-type="currency" office:currency="S/." office:value="0">
            <text:p>S/. 0.00</text:p>
          </table:table-cell>
          <table:table-cell table:style-name="ce833"/>
          <table:table-cell/>
          <table:table-cell table:style-name="ce821" table:formula="of:=[.H16]*[.$K$9]" office:value-type="currency" office:currency="S/." office:value="0">
            <text:p>S/. 0.00</text:p>
          </table:table-cell>
          <table:table-cell/>
          <table:table-cell table:style-name="ce855" table:formula="of:=IF(AND([.C16]&lt;[.$M$9]);[.H16];0)*[.$K$9]" office:value-type="currency" office:currency="S/." office:value="0">
            <text:p>S/. 0.00</text:p>
          </table:table-cell>
          <table:table-cell table:style-name="ce863"/>
          <table:table-cell table:style-name="ce863"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63"/>
          <table:table-cell table:style-name="ce770" office:value-type="string">
            <text:p>1.2 Transplante</text:p>
          </table:table-cell>
          <table:table-cell table:style-name="ce783" table:number-columns-spanned="5" table:number-rows-spanned="1"/>
          <table:covered-table-cell table:number-columns-repeated="3" table:style-name="ce792"/>
          <table:covered-table-cell table:style-name="ce812"/>
          <table:table-cell table:style-name="ce822" table:formula="of:=SUM([.H18:.H20])" office:value-type="currency" office:currency="S/." office:value="0">
            <text:p>S/. 0.00</text:p>
          </table:table-cell>
          <table:table-cell table:style-name="ce832"/>
          <table:table-cell/>
          <table:table-cell table:style-name="ce823" table:formula="of:=[.H17]*[.$K$9]" office:value-type="currency" office:currency="S/." office:value="0">
            <text:p>S/. 0.00</text:p>
          </table:table-cell>
          <table:table-cell/>
          <table:table-cell table:style-name="ce856"/>
          <table:table-cell table:style-name="ce863"/>
          <table:table-cell table:style-name="ce863"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63"/>
          <table:table-cell table:style-name="ce771" office:value-type="string">
            <text:p>Limpieza de terreno <text:s/></text:p>
          </table:table-cell>
          <table:table-cell table:style-name="ce784" table:formula="of:=[.D18]+[.$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20" table:formula="of:=[.F18]*[.G18]" office:value-type="currency" office:currency="S/." office:value="0">
            <text:p>S/. 0.00</text:p>
          </table:table-cell>
          <table:table-cell table:style-name="ce832"/>
          <table:table-cell/>
          <table:table-cell table:style-name="ce821" table:formula="of:=[.H18]*[.$K$9]" office:value-type="currency" office:currency="S/." office:value="0">
            <text:p>S/. 0.00</text:p>
          </table:table-cell>
          <table:table-cell/>
          <table:table-cell table:style-name="ce855" table:formula="of:=IF(AND([.C18]&lt;[.$M$9]);[.H18];0)*[.$K$9]" office:value-type="currency" office:currency="S/." office:value="0">
            <text:p>S/. 0.00</text:p>
          </table:table-cell>
          <table:table-cell/>
          <table:table-cell table:style-name="ce863"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63"/>
          <table:table-cell table:style-name="ce771" office:value-type="string">
            <text:p>Sacado de plántulas</text:p>
          </table:table-cell>
          <table:table-cell table:style-name="ce784" table:formula="of:=[.D19]+[.$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20" table:formula="of:=[.F19]*[.G19]" office:value-type="currency" office:currency="S/." office:value="0">
            <text:p>S/. 0.00</text:p>
          </table:table-cell>
          <table:table-cell table:style-name="ce832"/>
          <table:table-cell/>
          <table:table-cell table:style-name="ce821" table:formula="of:=[.H19]*[.$K$9]" office:value-type="currency" office:currency="S/." office:value="0">
            <text:p>S/. 0.00</text:p>
          </table:table-cell>
          <table:table-cell/>
          <table:table-cell table:style-name="ce855" table:formula="of:=IF(AND([.C19]&lt;[.$M$9]);[.H19];0)*[.$K$9]" office:value-type="currency" office:currency="S/." office:value="0">
            <text:p>S/. 0.00</text:p>
          </table:table-cell>
          <table:table-cell/>
          <table:table-cell table:style-name="ce863"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63"/>
          <table:table-cell table:style-name="ce771" office:value-type="string">
            <text:p>Transplante</text:p>
          </table:table-cell>
          <table:table-cell table:style-name="ce784"/>
          <table:table-cell table:style-name="ce794"/>
          <table:table-cell table:style-name="ce54" office:value-type="string">
            <text:p>Jor.</text:p>
          </table:table-cell>
          <table:table-cell table:style-name="ce808"/>
          <table:table-cell table:style-name="ce813"/>
          <table:table-cell table:style-name="ce821" table:formula="of:=[.F20]*[.G20]" office:value-type="currency" office:currency="S/." office:value="0">
            <text:p>S/. 0.00</text:p>
          </table:table-cell>
          <table:table-cell table:style-name="ce832"/>
          <table:table-cell/>
          <table:table-cell table:style-name="ce821" table:formula="of:=[.H20]*[.$K$9]" office:value-type="currency" office:currency="S/." office:value="0">
            <text:p>S/. 0.00</text:p>
          </table:table-cell>
          <table:table-cell/>
          <table:table-cell table:style-name="ce855" table:formula="of:=IF(AND([.C20]&lt;[.$M$9]);[.H20];0)*[.$K$9]" office:value-type="currency" office:currency="S/." office:value="0">
            <text:p>S/. 0.00</text:p>
          </table:table-cell>
          <table:table-cell/>
          <table:table-cell table:style-name="ce863"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63"/>
          <table:table-cell table:style-name="ce770" office:value-type="string">
            <text:p>1.3 Abonamiento</text:p>
          </table:table-cell>
          <table:table-cell table:style-name="ce783" table:number-columns-spanned="5" table:number-rows-spanned="1"/>
          <table:covered-table-cell table:number-columns-repeated="3" table:style-name="ce792"/>
          <table:covered-table-cell table:style-name="ce812"/>
          <table:table-cell table:style-name="ce818" table:formula="of:=SUM([.H22:.H23])" office:value-type="currency" office:currency="S/." office:value="0">
            <text:p>S/. 0.00</text:p>
          </table:table-cell>
          <table:table-cell table:style-name="ce832"/>
          <table:table-cell/>
          <table:table-cell table:style-name="ce823" table:formula="of:=[.H21]*[.$K$9]" office:value-type="currency" office:currency="S/." office:value="0">
            <text:p>S/. 0.00</text:p>
          </table:table-cell>
          <table:table-cell/>
          <table:table-cell table:style-name="ce856"/>
          <table:table-cell/>
          <table:table-cell table:style-name="ce863"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63"/>
          <table:table-cell table:style-name="ce771" office:value-type="string">
            <text:p>Abonamiento</text:p>
          </table:table-cell>
          <table:table-cell table:style-name="ce784" table:formula="of:=[.D22]+[.$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2]*[.G22]" office:value-type="currency" office:currency="S/." office:value="0">
            <text:p>S/. 0.00</text:p>
          </table:table-cell>
          <table:table-cell table:style-name="ce832"/>
          <table:table-cell/>
          <table:table-cell table:style-name="ce821" table:formula="of:=[.H22]*[.$K$9]" office:value-type="currency" office:currency="S/." office:value="0">
            <text:p>S/. 0.00</text:p>
          </table:table-cell>
          <table:table-cell/>
          <table:table-cell table:style-name="ce855" table:formula="of:=IF(AND([.C22]&lt;[.$M$9]);[.H22];0)*[.$K$9]" office:value-type="currency" office:currency="S/." office:value="0">
            <text:p>S/. 0.00</text:p>
          </table:table-cell>
          <table:table-cell/>
          <table:table-cell table:style-name="ce863"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63"/>
          <table:table-cell table:style-name="ce771" office:value-type="string">
            <text:p>-</text:p>
          </table:table-cell>
          <table:table-cell table:style-name="ce784" table:formula="of:=[.D23]+[.$C$5]" office:value-type="date" office:date-value="1899-12-30">
            <text:p>30/12/1899</text:p>
          </table:table-cell>
          <table:table-cell table:style-name="ce793"/>
          <table:table-cell table:style-name="ce54" office:value-type="string">
            <text:p>Jor.</text:p>
          </table:table-cell>
          <table:table-cell table:style-name="ce808" table:content-validation-name="val63"/>
          <table:table-cell table:style-name="ce813" table:content-validation-name="val63"/>
          <table:table-cell table:style-name="ce819" table:formula="of:=[.F23]*[.G23]" office:value-type="currency" office:currency="S/." office:value="0">
            <text:p>S/. 0.00</text:p>
          </table:table-cell>
          <table:table-cell table:style-name="ce832"/>
          <table:table-cell/>
          <table:table-cell table:style-name="ce821" table:formula="of:=[.H23]*[.$K$9]" office:value-type="currency" office:currency="S/." office:value="0">
            <text:p>S/. 0.00</text:p>
          </table:table-cell>
          <table:table-cell/>
          <table:table-cell table:style-name="ce855" table:formula="of:=IF(AND([.C23]&lt;[.$M$9]);[.H23];0)*[.$K$9]" office:value-type="currency" office:currency="S/." office:value="0">
            <text:p>S/. 0.00</text:p>
          </table:table-cell>
          <table:table-cell/>
          <table:table-cell table:style-name="ce863"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63"/>
          <table:table-cell table:style-name="ce770" office:value-type="string">
            <text:p>1.4 Labores Culturales</text:p>
          </table:table-cell>
          <table:table-cell table:style-name="ce783" table:number-columns-spanned="5" table:number-rows-spanned="1"/>
          <table:covered-table-cell table:number-columns-repeated="3" table:style-name="ce792"/>
          <table:covered-table-cell table:style-name="ce812"/>
          <table:table-cell table:style-name="ce818" table:formula="of:=SUM([.H25:.H28])" office:value-type="currency" office:currency="S/." office:value="0">
            <text:p>S/. 0.00</text:p>
          </table:table-cell>
          <table:table-cell table:style-name="ce832"/>
          <table:table-cell/>
          <table:table-cell table:style-name="ce823" table:formula="of:=[.H24]*[.$K$9]" office:value-type="currency" office:currency="S/." office:value="0">
            <text:p>S/. 0.00</text:p>
          </table:table-cell>
          <table:table-cell/>
          <table:table-cell table:style-name="ce856"/>
          <table:table-cell/>
          <table:table-cell table:style-name="ce863"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63"/>
          <table:table-cell table:style-name="ce771" office:value-type="string">
            <text:p>Recalce</text:p>
          </table:table-cell>
          <table:table-cell table:style-name="ce784" table:formula="of:=[.D25]+[.$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5]*[.G25]" office:value-type="currency" office:currency="S/." office:value="0">
            <text:p>S/. 0.00</text:p>
          </table:table-cell>
          <table:table-cell table:style-name="ce832"/>
          <table:table-cell/>
          <table:table-cell table:style-name="ce821" table:formula="of:=[.H25]*[.$K$9]" office:value-type="currency" office:currency="S/." office:value="0">
            <text:p>S/. 0.00</text:p>
          </table:table-cell>
          <table:table-cell/>
          <table:table-cell table:style-name="ce855" table:formula="of:=IF(AND([.C25]&lt;[.$M$9]);[.H25];0)*[.$K$9]" office:value-type="currency" office:currency="S/." office:value="0">
            <text:p>S/. 0.00</text:p>
          </table:table-cell>
          <table:table-cell/>
          <table:table-cell table:style-name="ce863"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63"/>
          <table:table-cell table:style-name="ce771" office:value-type="string">
            <text:p>Riegos</text:p>
          </table:table-cell>
          <table:table-cell table:style-name="ce784" table:formula="of:=[.D26]+[.$C$5]" office:value-type="date" office:date-value="1899-12-30">
            <text:p>30/12/1899</text:p>
          </table:table-cell>
          <table:table-cell table:style-name="ce793"/>
          <table:table-cell table:style-name="ce54" office:value-type="string">
            <text:p>Jor.</text:p>
          </table:table-cell>
          <table:table-cell table:style-name="ce808"/>
          <table:table-cell table:style-name="ce813"/>
          <table:table-cell table:style-name="ce819" table:formula="of:=[.F26]*[.G26]" office:value-type="currency" office:currency="S/." office:value="0">
            <text:p>S/. 0.00</text:p>
          </table:table-cell>
          <table:table-cell table:style-name="ce832"/>
          <table:table-cell/>
          <table:table-cell table:style-name="ce821" table:formula="of:=[.H26]*[.$K$9]" office:value-type="currency" office:currency="S/." office:value="0">
            <text:p>S/. 0.00</text:p>
          </table:table-cell>
          <table:table-cell/>
          <table:table-cell table:style-name="ce855" table:formula="of:=IF(AND([.C26]&lt;[.$M$9]);[.H26];0)*[.$K$9]" office:value-type="currency" office:currency="S/." office:value="0">
            <text:p>S/. 0.00</text:p>
          </table:table-cell>
          <table:table-cell/>
          <table:table-cell table:style-name="ce863"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63"/>
          <table:table-cell table:style-name="ce771" office:value-type="string">
            <text:p>Pajareo</text:p>
          </table:table-cell>
          <table:table-cell table:style-name="ce784"/>
          <table:table-cell table:style-name="ce793"/>
          <table:table-cell table:style-name="ce54" office:value-type="string">
            <text:p>Jor.</text:p>
          </table:table-cell>
          <table:table-cell table:style-name="ce808"/>
          <table:table-cell table:style-name="ce813"/>
          <table:table-cell table:style-name="ce819" table:formula="of:=[.F27]*[.G27]" office:value-type="currency" office:currency="S/." office:value="0">
            <text:p>S/. 0.00</text:p>
          </table:table-cell>
          <table:table-cell table:style-name="ce832"/>
          <table:table-cell/>
          <table:table-cell table:style-name="ce821" table:formula="of:=[.H27]*[.$K$9]" office:value-type="currency" office:currency="S/." office:value="0">
            <text:p>S/. 0.00</text:p>
          </table:table-cell>
          <table:table-cell/>
          <table:table-cell table:style-name="ce855" table:formula="of:=IF(AND([.C27]&lt;[.$M$9]);[.H27];0)*[.$K$9]" office:value-type="currency" office:currency="S/." office:value="0">
            <text:p>S/. 0.00</text:p>
          </table:table-cell>
          <table:table-cell/>
          <table:table-cell table:style-name="ce863"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63"/>
          <table:table-cell table:style-name="ce771" office:value-type="string">
            <text:p>-</text:p>
          </table:table-cell>
          <table:table-cell table:style-name="ce784"/>
          <table:table-cell table:style-name="ce793"/>
          <table:table-cell table:style-name="ce54" office:value-type="string">
            <text:p>Jor.</text:p>
          </table:table-cell>
          <table:table-cell table:style-name="ce808"/>
          <table:table-cell table:style-name="ce813"/>
          <table:table-cell table:style-name="ce819" table:formula="of:=[.F28]*[.G28]" office:value-type="currency" office:currency="S/." office:value="0">
            <text:p>S/. 0.00</text:p>
          </table:table-cell>
          <table:table-cell table:style-name="ce832"/>
          <table:table-cell/>
          <table:table-cell table:style-name="ce821" table:formula="of:=[.H28]*[.$K$9]" office:value-type="currency" office:currency="S/." office:value="0">
            <text:p>S/. 0.00</text:p>
          </table:table-cell>
          <table:table-cell/>
          <table:table-cell table:style-name="ce855" table:formula="of:=IF(AND([.C28]&lt;[.$M$9]);[.H28];0)*[.$K$9]" office:value-type="currency" office:currency="S/." office:value="0">
            <text:p>S/. 0.00</text:p>
          </table:table-cell>
          <table:table-cell/>
          <table:table-cell table:style-name="ce863"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63"/>
          <table:table-cell table:style-name="ce770" office:value-type="string">
            <text:p>1.5 Control Fitosanitario</text:p>
          </table:table-cell>
          <table:table-cell table:style-name="ce783" table:number-columns-spanned="5" table:number-rows-spanned="1"/>
          <table:covered-table-cell table:number-columns-repeated="3" table:style-name="ce792"/>
          <table:covered-table-cell table:style-name="ce812"/>
          <table:table-cell table:style-name="ce818" table:formula="of:=SUM([.H30])" office:value-type="currency" office:currency="S/." office:value="0">
            <text:p>S/. 0.00</text:p>
          </table:table-cell>
          <table:table-cell table:style-name="ce832"/>
          <table:table-cell/>
          <table:table-cell table:style-name="ce823" table:formula="of:=[.H29]*[.$K$9]" office:value-type="currency" office:currency="S/." office:value="0">
            <text:p>S/. 0.00</text:p>
          </table:table-cell>
          <table:table-cell/>
          <table:table-cell table:style-name="ce856"/>
          <table:table-cell/>
          <table:table-cell table:style-name="ce863"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63"/>
          <table:table-cell table:style-name="ce771" office:value-type="string">
            <text:p>Aplicación pesticidas</text:p>
          </table:table-cell>
          <table:table-cell table:style-name="ce784" table:formula="of:=[.D30]+[.$C$5]" office:value-type="date" office:date-value="1899-12-30">
            <text:p>30/12/1899</text:p>
          </table:table-cell>
          <table:table-cell table:style-name="ce793"/>
          <table:table-cell table:style-name="ce54" office:value-type="string">
            <text:p>Jor.</text:p>
          </table:table-cell>
          <table:table-cell table:style-name="ce809"/>
          <table:table-cell table:style-name="ce814"/>
          <table:table-cell table:style-name="ce819" table:formula="of:=[.F30]*[.G30]" office:value-type="currency" office:currency="S/." office:value="0">
            <text:p>S/. 0.00</text:p>
          </table:table-cell>
          <table:table-cell table:style-name="ce832"/>
          <table:table-cell/>
          <table:table-cell table:style-name="ce821" table:formula="of:=[.H30]*[.$K$9]" office:value-type="currency" office:currency="S/." office:value="0">
            <text:p>S/. 0.00</text:p>
          </table:table-cell>
          <table:table-cell/>
          <table:table-cell table:style-name="ce855" table:formula="of:=IF(AND([.C30]&lt;[.$M$9]);[.H30];0)*[.$K$9]" office:value-type="currency" office:currency="S/." office:value="0">
            <text:p>S/. 0.00</text:p>
          </table:table-cell>
          <table:table-cell/>
          <table:table-cell table:style-name="ce863"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63"/>
          <table:table-cell table:style-name="ce770" office:value-type="string">
            <text:p>1.6 Cosecha</text:p>
          </table:table-cell>
          <table:table-cell table:style-name="ce783" table:number-columns-spanned="5" table:number-rows-spanned="1"/>
          <table:covered-table-cell table:number-columns-repeated="3" table:style-name="ce792"/>
          <table:covered-table-cell table:style-name="ce812"/>
          <table:table-cell table:style-name="ce818" table:formula="of:=SUM([.H32:.H35])" office:value-type="currency" office:currency="S/." office:value="0">
            <text:p>S/. 0.00</text:p>
          </table:table-cell>
          <table:table-cell table:style-name="ce832"/>
          <table:table-cell/>
          <table:table-cell table:style-name="ce823" table:formula="of:=[.H31]*[.$K$9]" office:value-type="currency" office:currency="S/." office:value="0">
            <text:p>S/. 0.00</text:p>
          </table:table-cell>
          <table:table-cell/>
          <table:table-cell table:style-name="ce856"/>
          <table:table-cell/>
          <table:table-cell table:style-name="ce863"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63"/>
          <table:table-cell table:style-name="ce771" office:value-type="string">
            <text:p>Siega</text:p>
          </table:table-cell>
          <table:table-cell table:style-name="ce784" table:formula="of:=[.D32]+[.$C$5]" office:value-type="date" office:date-value="1899-12-30">
            <text:p>30/12/1899</text:p>
          </table:table-cell>
          <table:table-cell table:style-name="ce793"/>
          <table:table-cell table:style-name="ce54" office:value-type="string">
            <text:p>Jor.</text:p>
          </table:table-cell>
          <table:table-cell table:style-name="ce809" table:content-validation-name="val63"/>
          <table:table-cell table:style-name="ce814" table:content-validation-name="val63"/>
          <table:table-cell table:style-name="ce819" table:content-validation-name="val63" table:formula="of:=[.F32]*[.G32]" office:value-type="currency" office:currency="S/." office:value="0">
            <text:p>S/. 0.00</text:p>
          </table:table-cell>
          <table:table-cell table:style-name="ce832"/>
          <table:table-cell/>
          <table:table-cell table:style-name="ce821" table:formula="of:=[.H32]*[.$K$9]" office:value-type="currency" office:currency="S/." office:value="0">
            <text:p>S/. 0.00</text:p>
          </table:table-cell>
          <table:table-cell/>
          <table:table-cell table:style-name="ce855" table:formula="of:=IF(AND([.C32]&lt;[.$M$9]);[.H32];0)*[.$K$9]" office:value-type="currency" office:currency="S/." office:value="0">
            <text:p>S/. 0.00</text:p>
          </table:table-cell>
          <table:table-cell/>
          <table:table-cell table:style-name="ce863"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63"/>
          <table:table-cell table:style-name="ce771" office:value-type="string">
            <text:p>Carguío</text:p>
          </table:table-cell>
          <table:table-cell table:style-name="ce784" table:formula="of:=[.D33]+[.$C$5]" office:value-type="date" office:date-value="1899-12-30">
            <text:p>30/12/1899</text:p>
          </table:table-cell>
          <table:table-cell table:style-name="ce793"/>
          <table:table-cell table:style-name="ce54" office:value-type="string">
            <text:p>Jor.</text:p>
          </table:table-cell>
          <table:table-cell table:style-name="ce809" table:content-validation-name="val63"/>
          <table:table-cell table:style-name="ce814" table:content-validation-name="val63"/>
          <table:table-cell table:style-name="ce819" table:content-validation-name="val63" table:formula="of:=[.F33]*[.G33]" office:value-type="currency" office:currency="S/." office:value="0">
            <text:p>S/. 0.00</text:p>
          </table:table-cell>
          <table:table-cell table:style-name="ce832"/>
          <table:table-cell/>
          <table:table-cell table:style-name="ce821" table:formula="of:=[.H33]*[.$K$9]" office:value-type="currency" office:currency="S/." office:value="0">
            <text:p>S/. 0.00</text:p>
          </table:table-cell>
          <table:table-cell/>
          <table:table-cell table:style-name="ce855" table:formula="of:=IF(AND([.C33]&lt;[.$M$9]);[.H33];0)*[.$K$9]" office:value-type="currency" office:currency="S/." office:value="0">
            <text:p>S/. 0.00</text:p>
          </table:table-cell>
          <table:table-cell/>
          <table:table-cell table:style-name="ce863"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63"/>
          <table:table-cell table:style-name="ce771" office:value-type="string">
            <text:p>Secado</text:p>
          </table:table-cell>
          <table:table-cell table:style-name="ce784" table:formula="of:=[.D34]+[.$C$5]" office:value-type="date" office:date-value="1899-12-30">
            <text:p>30/12/1899</text:p>
          </table:table-cell>
          <table:table-cell table:style-name="ce793"/>
          <table:table-cell table:style-name="ce54" office:value-type="string">
            <text:p>Jor.</text:p>
          </table:table-cell>
          <table:table-cell table:style-name="ce809"/>
          <table:table-cell table:style-name="ce814"/>
          <table:table-cell table:style-name="ce819" table:content-validation-name="val63" table:formula="of:=[.F34]*[.G34]" office:value-type="currency" office:currency="S/." office:value="0">
            <text:p>S/. 0.00</text:p>
          </table:table-cell>
          <table:table-cell table:style-name="ce832"/>
          <table:table-cell/>
          <table:table-cell table:style-name="ce821" table:formula="of:=[.H34]*[.$K$9]" office:value-type="currency" office:currency="S/." office:value="0">
            <text:p>S/. 0.00</text:p>
          </table:table-cell>
          <table:table-cell/>
          <table:table-cell table:style-name="ce855" table:formula="of:=IF(AND([.C34]&lt;[.$M$9]);[.H34];0)*[.$K$9]" office:value-type="currency" office:currency="S/." office:value="0">
            <text:p>S/. 0.00</text:p>
          </table:table-cell>
          <table:table-cell/>
          <table:table-cell table:style-name="ce863"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63"/>
          <table:table-cell table:style-name="ce771" office:value-type="string">
            <text:p>Encostalado y traslado</text:p>
          </table:table-cell>
          <table:table-cell table:style-name="ce784"/>
          <table:table-cell table:style-name="ce793"/>
          <table:table-cell table:style-name="ce54" office:value-type="string">
            <text:p>Jor.</text:p>
          </table:table-cell>
          <table:table-cell table:style-name="ce809"/>
          <table:table-cell table:style-name="ce814"/>
          <table:table-cell table:style-name="ce819" table:formula="of:=[.F35]*[.G35]" office:value-type="currency" office:currency="S/." office:value="0">
            <text:p>S/. 0.00</text:p>
          </table:table-cell>
          <table:table-cell table:style-name="ce834"/>
          <table:table-cell/>
          <table:table-cell table:style-name="ce821" table:formula="of:=[.H35]*[.$K$9]" office:value-type="currency" office:currency="S/." office:value="0">
            <text:p>S/. 0.00</text:p>
          </table:table-cell>
          <table:table-cell/>
          <table:table-cell table:style-name="ce855" table:formula="of:=IF(AND([.C35]&lt;[.$M$9]);[.H35];0)*[.$K$9]" office:value-type="currency" office:currency="S/." office:value="0">
            <text:p>S/. 0.00</text:p>
          </table:table-cell>
          <table:table-cell/>
          <table:table-cell table:style-name="ce863"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8" office:value-type="string" table:number-columns-spanned="7" table:number-rows-spanned="1">
            <text:p><text:s text:c="10"/>2. MAQUINARIA AGRICOLA:</text:p>
          </table:table-cell>
          <table:covered-table-cell table:number-columns-repeated="5" table:style-name="ce199"/>
          <table:covered-table-cell table:style-name="ce223"/>
          <table:table-cell table:style-name="ce830" table:formula="of:=SUM([.H37:.H40])" office:value-type="currency" office:currency="S/." office:value="0">
            <text:p>S/. 0.00</text:p>
          </table:table-cell>
          <table:table-cell table:style-name="ce839"/>
          <table:table-cell table:style-name="ce830" table:formula="of:=[.I36]*[.$K$9]" office:value-type="currency" office:currency="S/." office:value="0">
            <text:p>S/. 0.00</text:p>
          </table:table-cell>
          <table:table-cell/>
          <table:table-cell table:style-name="ce829"/>
          <table:table-cell table:number-columns-repeated="1011"/>
        </table:table-row>
        <table:table-row table:style-name="ro3">
          <table:table-cell/>
          <table:table-cell table:style-name="ce772" office:value-type="string">
            <text:p>2.1 Aradura</text:p>
          </table:table-cell>
          <table:table-cell table:style-name="ce785" table:formula="of:=[.D37]+[.$C$5]" office:value-type="date" office:date-value="1899-12-30">
            <text:p>30/12/1899</text:p>
          </table:table-cell>
          <table:table-cell table:style-name="ce793"/>
          <table:table-cell table:style-name="ce799" office:value-type="string">
            <text:p>H/M</text:p>
          </table:table-cell>
          <table:table-cell table:style-name="ce810"/>
          <table:table-cell table:style-name="ce815"/>
          <table:table-cell table:style-name="ce823" table:formula="of:=[.F37]*[.G37]" office:value-type="currency" office:currency="S/." office:value="0">
            <text:p>S/. 0.00</text:p>
          </table:table-cell>
          <table:table-cell table:style-name="ce831"/>
          <table:table-cell/>
          <table:table-cell table:style-name="ce821" table:formula="of:=[.H37]*[.$K$9]" office:value-type="currency" office:currency="S/." office:value="0">
            <text:p>S/. 0.00</text:p>
          </table:table-cell>
          <table:table-cell/>
          <table:table-cell table:style-name="ce855" table:formula="of:=IF(AND([.C37]&lt;[.$M$9]);[.H37];0)*[.$K$9]" office:value-type="currency" office:currency="S/." office:value="0">
            <text:p>S/. 0.00</text:p>
          </table:table-cell>
          <table:table-cell/>
          <table:table-cell table:style-name="ce863"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72" office:value-type="string">
            <text:p>2.2 Nivelacion</text:p>
          </table:table-cell>
          <table:table-cell table:style-name="ce785" table:formula="of:=[.D38]+[.$C$5]" office:value-type="date" office:date-value="1899-12-30">
            <text:p>30/12/1899</text:p>
          </table:table-cell>
          <table:table-cell table:style-name="ce793"/>
          <table:table-cell table:style-name="ce799" office:value-type="string">
            <text:p>H/M</text:p>
          </table:table-cell>
          <table:table-cell table:style-name="ce810"/>
          <table:table-cell table:style-name="ce815"/>
          <table:table-cell table:style-name="ce823" table:formula="of:=[.F38]*[.G38]" office:value-type="currency" office:currency="S/." office:value="0">
            <text:p>S/. 0.00</text:p>
          </table:table-cell>
          <table:table-cell table:style-name="ce832"/>
          <table:table-cell/>
          <table:table-cell table:style-name="ce821" table:formula="of:=[.H38]*[.$K$9]" office:value-type="currency" office:currency="S/." office:value="0">
            <text:p>S/. 0.00</text:p>
          </table:table-cell>
          <table:table-cell/>
          <table:table-cell table:style-name="ce855" table:formula="of:=IF(AND([.C38]&lt;[.$M$9]);[.H38];0)*[.$K$9]" office:value-type="currency" office:currency="S/." office:value="0">
            <text:p>S/. 0.00</text:p>
          </table:table-cell>
          <table:table-cell/>
          <table:table-cell table:style-name="ce863"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72" office:value-type="string">
            <text:p>2.4 Trilla</text:p>
          </table:table-cell>
          <table:table-cell table:style-name="ce785" table:formula="of:=[.D39]+[.$C$5]" office:value-type="date" office:date-value="1899-12-30">
            <text:p>30/12/1899</text:p>
          </table:table-cell>
          <table:table-cell table:style-name="ce793"/>
          <table:table-cell table:style-name="ce799" office:value-type="string">
            <text:p>H/M</text:p>
          </table:table-cell>
          <table:table-cell table:style-name="ce810"/>
          <table:table-cell table:style-name="ce815"/>
          <table:table-cell table:style-name="ce823" table:formula="of:=[.F39]*[.G39]" office:value-type="currency" office:currency="S/." office:value="0">
            <text:p>S/. 0.00</text:p>
          </table:table-cell>
          <table:table-cell table:style-name="ce832"/>
          <table:table-cell/>
          <table:table-cell table:style-name="ce821" table:formula="of:=[.H39]*[.$K$9]" office:value-type="currency" office:currency="S/." office:value="0">
            <text:p>S/. 0.00</text:p>
          </table:table-cell>
          <table:table-cell/>
          <table:table-cell table:style-name="ce855" table:formula="of:=IF(AND([.C39]&lt;[.$M$9]);[.H39];0)*[.$K$9]" office:value-type="currency" office:currency="S/." office:value="0">
            <text:p>S/. 0.00</text:p>
          </table:table-cell>
          <table:table-cell/>
          <table:table-cell table:style-name="ce863"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3">
          <table:table-cell/>
          <table:table-cell table:style-name="ce772" office:value-type="string">
            <text:p>-</text:p>
          </table:table-cell>
          <table:table-cell table:style-name="ce785" table:formula="of:=[.D40]+[.$C$5]" office:value-type="date" office:date-value="1899-12-30">
            <text:p>30/12/1899</text:p>
          </table:table-cell>
          <table:table-cell table:style-name="ce793"/>
          <table:table-cell table:style-name="ce799" office:value-type="string">
            <text:p>H/M</text:p>
          </table:table-cell>
          <table:table-cell table:style-name="ce810"/>
          <table:table-cell table:style-name="ce815"/>
          <table:table-cell table:style-name="ce823" table:formula="of:=[.F40]*[.G40]" office:value-type="currency" office:currency="S/." office:value="0">
            <text:p>S/. 0.00</text:p>
          </table:table-cell>
          <table:table-cell table:style-name="ce832"/>
          <table:table-cell/>
          <table:table-cell table:style-name="ce821" table:formula="of:=[.H40]*[.$K$9]" office:value-type="currency" office:currency="S/." office:value="0">
            <text:p>S/. 0.00</text:p>
          </table:table-cell>
          <table:table-cell/>
          <table:table-cell table:style-name="ce855" table:formula="of:=IF(AND([.C40]&lt;[.$M$9]);[.H40];0)*[.$K$9]" office:value-type="currency" office:currency="S/." office:value="0">
            <text:p>S/. 0.00</text:p>
          </table:table-cell>
          <table:table-cell/>
          <table:table-cell table:style-name="ce863"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72" office:value-type="string">
            <text:p>-</text:p>
          </table:table-cell>
          <table:table-cell table:style-name="ce785"/>
          <table:table-cell table:style-name="ce793"/>
          <table:table-cell table:style-name="ce799"/>
          <table:table-cell table:style-name="ce810"/>
          <table:table-cell table:style-name="ce815"/>
          <table:table-cell table:style-name="ce823" table:formula="of:=[.F41]*[.G41]" office:value-type="currency" office:currency="S/." office:value="0">
            <text:p>S/. 0.00</text:p>
          </table:table-cell>
          <table:table-cell table:style-name="ce834"/>
          <table:table-cell/>
          <table:table-cell table:style-name="ce821" table:formula="of:=[.H41]*[.$K$9]" office:value-type="currency" office:currency="S/." office:value="0">
            <text:p>S/. 0.00</text:p>
          </table:table-cell>
          <table:table-cell/>
          <table:table-cell table:style-name="ce855" table:formula="of:=IF(AND([.C41]&lt;[.$M$9]);[.H41];0)*[.$K$9]" office:value-type="currency" office:currency="S/." office:value="0">
            <text:p>S/. 0.00</text:p>
          </table:table-cell>
          <table:table-cell/>
          <table:table-cell table:style-name="ce863"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8" office:value-type="string" table:number-columns-spanned="7" table:number-rows-spanned="1">
            <text:p><text:s text:c="10"/>3. INSUMOS:</text:p>
          </table:table-cell>
          <table:covered-table-cell table:number-columns-repeated="5" table:style-name="ce199"/>
          <table:covered-table-cell table:style-name="ce223"/>
          <table:table-cell table:style-name="ce830" table:formula="of:=([.H43]+[.H45]+[.H51])" office:value-type="currency" office:currency="S/." office:value="0">
            <text:p>S/. 0.00</text:p>
          </table:table-cell>
          <table:table-cell table:style-name="ce839"/>
          <table:table-cell table:style-name="ce830"/>
          <table:table-cell/>
          <table:table-cell table:style-name="ce829"/>
          <table:table-cell table:number-columns-repeated="1011"/>
        </table:table-row>
        <table:table-row table:style-name="ro3">
          <table:table-cell/>
          <table:table-cell table:style-name="ce770" office:value-type="string">
            <text:p>3.1 Semilla</text:p>
          </table:table-cell>
          <table:table-cell table:style-name="ce783" table:number-columns-spanned="5" table:number-rows-spanned="1"/>
          <table:covered-table-cell table:number-columns-repeated="3" table:style-name="ce792"/>
          <table:covered-table-cell table:style-name="ce812"/>
          <table:table-cell table:style-name="ce818" table:formula="of:=+[.H44]" office:value-type="currency" office:currency="S/." office:value="0">
            <text:p>S/. 0.00</text:p>
          </table:table-cell>
          <table:table-cell table:style-name="ce831"/>
          <table:table-cell/>
          <table:table-cell table:style-name="ce846" table:formula="of:=[.H43]*[.$K$9]" office:value-type="float" office:value="0">
            <text:p>S/. 0.00</text:p>
          </table:table-cell>
          <table:table-cell/>
          <table:table-cell table:style-name="ce857"/>
          <table:table-cell table:number-columns-repeated="1011"/>
        </table:table-row>
        <table:table-row table:style-name="ro3">
          <table:table-cell/>
          <table:table-cell table:style-name="ce771" office:value-type="string">
            <text:p>Semilla</text:p>
          </table:table-cell>
          <table:table-cell table:style-name="ce784" table:formula="of:=[.D44]+[.$C$5]" office:value-type="date" office:date-value="1899-12-30">
            <text:p>30/12/1899</text:p>
          </table:table-cell>
          <table:table-cell table:style-name="ce793"/>
          <table:table-cell table:style-name="ce54" office:value-type="string">
            <text:p>QQ</text:p>
          </table:table-cell>
          <table:table-cell table:style-name="ce809"/>
          <table:table-cell table:style-name="ce816"/>
          <table:table-cell table:style-name="ce819" table:formula="of:=[.F44]*[.G44]" office:value-type="currency" office:currency="S/." office:value="0">
            <text:p>S/. 0.00</text:p>
          </table:table-cell>
          <table:table-cell table:style-name="ce832"/>
          <table:table-cell/>
          <table:table-cell table:style-name="ce821" table:formula="of:=[.H44]*[.$K$9]" office:value-type="currency" office:currency="S/." office:value="0">
            <text:p>S/. 0.00</text:p>
          </table:table-cell>
          <table:table-cell/>
          <table:table-cell table:style-name="ce855" table:formula="of:=IF(AND([.C44]&lt;[.$M$9]);[.H44];0)*[.$K$9]" office:value-type="currency" office:currency="S/." office:value="0">
            <text:p>S/. 0.00</text:p>
          </table:table-cell>
          <table:table-cell/>
          <table:table-cell table:style-name="ce863"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70" office:value-type="string">
            <text:p>3.2 Fertilizantes (140-180-150)</text:p>
          </table:table-cell>
          <table:table-cell table:style-name="ce783" table:number-columns-spanned="5" table:number-rows-spanned="1"/>
          <table:covered-table-cell table:number-columns-repeated="3" table:style-name="ce792"/>
          <table:covered-table-cell table:style-name="ce812"/>
          <table:table-cell table:style-name="ce818" table:formula="of:=SUM([.H46:.H48])" office:value-type="currency" office:currency="S/." office:value="0">
            <text:p>S/. 0.00</text:p>
          </table:table-cell>
          <table:table-cell table:style-name="ce832"/>
          <table:table-cell/>
          <table:table-cell table:style-name="ce846" table:formula="of:=[.H45]*[.$K$9]" office:value-type="float" office:value="0">
            <text:p>S/. 0.00</text:p>
          </table:table-cell>
          <table:table-cell/>
          <table:table-cell table:style-name="ce857"/>
          <table:table-cell/>
          <table:table-cell table:style-name="ce863"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71" office:value-type="string">
            <text:p>Urea</text:p>
          </table:table-cell>
          <table:table-cell table:style-name="ce784" table:formula="of:=[.D46]+[.$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46]*[.G46]" office:value-type="currency" office:currency="S/." office:value="0">
            <text:p>S/. 0.00</text:p>
          </table:table-cell>
          <table:table-cell table:style-name="ce832"/>
          <table:table-cell/>
          <table:table-cell table:style-name="ce821" table:formula="of:=[.H46]*[.$K$9]" office:value-type="currency" office:currency="S/." office:value="0">
            <text:p>S/. 0.00</text:p>
          </table:table-cell>
          <table:table-cell/>
          <table:table-cell table:style-name="ce855" table:formula="of:=IF(AND([.C46]&lt;[.$M$9]);[.H46];0)*[.$K$9]" office:value-type="currency" office:currency="S/." office:value="0">
            <text:p>S/. 0.00</text:p>
          </table:table-cell>
          <table:table-cell/>
          <table:table-cell table:style-name="ce863"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71" office:value-type="string">
            <text:p>Fosfato Di Amónico</text:p>
          </table:table-cell>
          <table:table-cell table:style-name="ce784" table:formula="of:=[.D47]+[.$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47]*[.G47]" office:value-type="currency" office:currency="S/." office:value="0">
            <text:p>S/. 0.00</text:p>
          </table:table-cell>
          <table:table-cell table:style-name="ce832"/>
          <table:table-cell/>
          <table:table-cell table:style-name="ce821" table:formula="of:=[.H47]*[.$K$9]" office:value-type="currency" office:currency="S/." office:value="0">
            <text:p>S/. 0.00</text:p>
          </table:table-cell>
          <table:table-cell/>
          <table:table-cell table:style-name="ce855" table:formula="of:=IF(AND([.C47]&lt;[.$M$9]);[.H47];0)*[.$K$9]" office:value-type="currency" office:currency="S/." office:value="0">
            <text:p>S/. 0.00</text:p>
          </table:table-cell>
          <table:table-cell/>
          <table:table-cell table:style-name="ce863"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71" office:value-type="string">
            <text:p>Cloruro de Potasio</text:p>
          </table:table-cell>
          <table:table-cell table:style-name="ce784" table:formula="of:=[.D48]+[.$C$5]" office:value-type="date" office:date-value="1899-12-30">
            <text:p>30/12/1899</text:p>
          </table:table-cell>
          <table:table-cell table:style-name="ce793"/>
          <table:table-cell table:style-name="ce54" office:value-type="string">
            <text:p>Kg.</text:p>
          </table:table-cell>
          <table:table-cell table:style-name="ce809"/>
          <table:table-cell table:style-name="ce814"/>
          <table:table-cell table:style-name="ce819" table:formula="of:=[.F48]*[.G48]" office:value-type="currency" office:currency="S/." office:value="0">
            <text:p>S/. 0.00</text:p>
          </table:table-cell>
          <table:table-cell table:style-name="ce832"/>
          <table:table-cell/>
          <table:table-cell table:style-name="ce821" table:formula="of:=[.H48]*[.$K$9]" office:value-type="currency" office:currency="S/." office:value="0">
            <text:p>S/. 0.00</text:p>
          </table:table-cell>
          <table:table-cell/>
          <table:table-cell table:style-name="ce855" table:formula="of:=IF(AND([.C48]&lt;[.$M$9]);[.H48];0)*[.$K$9]" office:value-type="currency" office:currency="S/." office:value="0">
            <text:p>S/. 0.00</text:p>
          </table:table-cell>
          <table:table-cell/>
          <table:table-cell table:style-name="ce863"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70" office:value-type="string">
            <text:p>-</text:p>
          </table:table-cell>
          <table:table-cell table:style-name="ce783" table:number-columns-spanned="5" table:number-rows-spanned="1"/>
          <table:covered-table-cell table:number-columns-repeated="3" table:style-name="ce792"/>
          <table:covered-table-cell table:style-name="ce812"/>
          <table:table-cell table:style-name="ce818" table:formula="of:=[.H50]" office:value-type="currency" office:currency="S/." office:value="0">
            <text:p>S/. 0.00</text:p>
          </table:table-cell>
          <table:table-cell table:style-name="ce832"/>
          <table:table-cell/>
          <table:table-cell table:style-name="ce846" table:formula="of:=[.H49]*[.$K$9]" office:value-type="float" office:value="0">
            <text:p>S/. 0.00</text:p>
          </table:table-cell>
          <table:table-cell/>
          <table:table-cell table:style-name="ce857"/>
          <table:table-cell/>
          <table:table-cell table:style-name="ce863"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71" office:value-type="string">
            <text:p>-</text:p>
          </table:table-cell>
          <table:table-cell table:style-name="ce784"/>
          <table:table-cell table:style-name="ce793"/>
          <table:table-cell table:style-name="ce54" office:value-type="string">
            <text:p>Jor.</text:p>
          </table:table-cell>
          <table:table-cell table:style-name="ce809"/>
          <table:table-cell table:style-name="ce814"/>
          <table:table-cell table:style-name="ce819" table:formula="of:=[.F50]*[.G50]" office:value-type="currency" office:currency="S/." office:value="0">
            <text:p>S/. 0.00</text:p>
          </table:table-cell>
          <table:table-cell table:style-name="ce832"/>
          <table:table-cell/>
          <table:table-cell table:style-name="ce847" table:formula="of:=[.H50]*[.$K$9]" office:value-type="currency" office:currency="S/." office:value="0">
            <text:p>S/. 0.00</text:p>
          </table:table-cell>
          <table:table-cell/>
          <table:table-cell table:style-name="ce855" table:formula="of:=IF(AND([.C50]&lt;[.$M$9]);[.H50];0)*[.$K$9]" office:value-type="currency" office:currency="S/." office:value="0">
            <text:p>S/. 0.00</text:p>
          </table:table-cell>
          <table:table-cell/>
          <table:table-cell table:style-name="ce863"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70" office:value-type="string">
            <text:p>3.4 Pesticidas</text:p>
          </table:table-cell>
          <table:table-cell table:style-name="ce783" table:number-columns-spanned="5" table:number-rows-spanned="1"/>
          <table:covered-table-cell table:number-columns-repeated="3" table:style-name="ce792"/>
          <table:covered-table-cell table:style-name="ce812"/>
          <table:table-cell table:style-name="ce818" table:formula="of:=SUM([.H52:.H59])" office:value-type="currency" office:currency="S/." office:value="0">
            <text:p>S/. 0.00</text:p>
          </table:table-cell>
          <table:table-cell table:style-name="ce832"/>
          <table:table-cell/>
          <table:table-cell table:style-name="ce846" table:formula="of:=[.H51]*[.$K$9]" office:value-type="float" office:value="0">
            <text:p>S/. 0.00</text:p>
          </table:table-cell>
          <table:table-cell/>
          <table:table-cell table:style-name="ce857"/>
          <table:table-cell/>
          <table:table-cell table:style-name="ce863"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71" office:value-type="string">
            <text:p>Propanil</text:p>
          </table:table-cell>
          <table:table-cell table:style-name="ce784" office:value-type="date" office:date-value="2014-01-05">
            <text:p>05/01/2014</text:p>
          </table:table-cell>
          <table:table-cell table:style-name="ce793"/>
          <table:table-cell table:style-name="ce54" office:value-type="string">
            <text:p>Lt.</text:p>
          </table:table-cell>
          <table:table-cell table:style-name="ce809"/>
          <table:table-cell table:style-name="ce814"/>
          <table:table-cell table:style-name="ce819" table:formula="of:=[.F52]*[.G52]" office:value-type="currency" office:currency="S/." office:value="0">
            <text:p>S/. 0.00</text:p>
          </table:table-cell>
          <table:table-cell table:style-name="ce832"/>
          <table:table-cell/>
          <table:table-cell table:style-name="ce821" table:formula="of:=[.H52]*[.$K$9]" office:value-type="currency" office:currency="S/." office:value="0">
            <text:p>S/. 0.00</text:p>
          </table:table-cell>
          <table:table-cell/>
          <table:table-cell table:style-name="ce855" table:formula="of:=IF(AND([.C52]&lt;[.$M$9]);[.H52];0)*[.$K$9]" office:value-type="currency" office:currency="S/." office:value="0">
            <text:p>S/. 0.00</text:p>
          </table:table-cell>
          <table:table-cell/>
          <table:table-cell table:style-name="ce863"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71" office:value-type="string">
            <text:p>Benfuracarb</text:p>
          </table:table-cell>
          <table:table-cell table:style-name="ce784" office:value-type="date" office:date-value="2014-01-05">
            <text:p>05/01/2014</text:p>
          </table:table-cell>
          <table:table-cell table:style-name="ce793"/>
          <table:table-cell table:style-name="ce54" office:value-type="string">
            <text:p>Lt.</text:p>
          </table:table-cell>
          <table:table-cell table:style-name="ce809"/>
          <table:table-cell table:style-name="ce814"/>
          <table:table-cell table:style-name="ce819" table:formula="of:=[.F53]*[.G53]" office:value-type="currency" office:currency="S/." office:value="0">
            <text:p>S/. 0.00</text:p>
          </table:table-cell>
          <table:table-cell table:style-name="ce832"/>
          <table:table-cell/>
          <table:table-cell table:style-name="ce821" table:formula="of:=[.H53]*[.$K$9]" office:value-type="currency" office:currency="S/." office:value="0">
            <text:p>S/. 0.00</text:p>
          </table:table-cell>
          <table:table-cell/>
          <table:table-cell table:style-name="ce855" table:formula="of:=IF(AND([.C53]&lt;[.$M$9]);[.H53];0)*[.$K$9]" office:value-type="currency" office:currency="S/." office:value="0">
            <text:p>S/. 0.00</text:p>
          </table:table-cell>
          <table:table-cell/>
          <table:table-cell table:style-name="ce863"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71" office:value-type="string">
            <text:p>Kasugamicina</text:p>
          </table:table-cell>
          <table:table-cell table:style-name="ce784" office:value-type="date" office:date-value="2014-02-09">
            <text:p>09/02/2014</text:p>
          </table:table-cell>
          <table:table-cell table:style-name="ce793"/>
          <table:table-cell table:style-name="ce54" office:value-type="string">
            <text:p>Lt.</text:p>
          </table:table-cell>
          <table:table-cell table:style-name="ce809"/>
          <table:table-cell table:style-name="ce814"/>
          <table:table-cell table:style-name="ce819" table:formula="of:=[.F54]*[.G54]" office:value-type="currency" office:currency="S/." office:value="0">
            <text:p>S/. 0.00</text:p>
          </table:table-cell>
          <table:table-cell table:style-name="ce832"/>
          <table:table-cell/>
          <table:table-cell table:style-name="ce821" table:formula="of:=[.H54]*[.$K$9]" office:value-type="currency" office:currency="S/." office:value="0">
            <text:p>S/. 0.00</text:p>
          </table:table-cell>
          <table:table-cell/>
          <table:table-cell table:style-name="ce855" table:formula="of:=IF(AND([.C54]&lt;[.$M$9]);[.H54];0)*[.$K$9]" office:value-type="currency" office:currency="S/." office:value="0">
            <text:p>S/. 0.00</text:p>
          </table:table-cell>
          <table:table-cell/>
          <table:table-cell table:style-name="ce863"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71" office:value-type="string">
            <text:p>-</text:p>
          </table:table-cell>
          <table:table-cell table:style-name="ce784" office:value-type="date" office:date-value="2014-02-04">
            <text:p>04/02/2014</text:p>
          </table:table-cell>
          <table:table-cell table:style-name="ce793"/>
          <table:table-cell table:style-name="ce54" office:value-type="string">
            <text:p>Kg.</text:p>
          </table:table-cell>
          <table:table-cell table:style-name="ce809"/>
          <table:table-cell table:style-name="ce814"/>
          <table:table-cell table:style-name="ce819" table:formula="of:=[.F55]*[.G55]" office:value-type="currency" office:currency="S/." office:value="0">
            <text:p>S/. 0.00</text:p>
          </table:table-cell>
          <table:table-cell table:style-name="ce832"/>
          <table:table-cell/>
          <table:table-cell table:style-name="ce821" table:formula="of:=[.H55]*[.$K$9]" office:value-type="currency" office:currency="S/." office:value="0">
            <text:p>S/. 0.00</text:p>
          </table:table-cell>
          <table:table-cell/>
          <table:table-cell table:style-name="ce855" table:formula="of:=IF(AND([.C55]&lt;[.$M$9]);[.H55];0)*[.$K$9]" office:value-type="currency" office:currency="S/." office:value="0">
            <text:p>S/. 0.00</text:p>
          </table:table-cell>
          <table:table-cell/>
          <table:table-cell table:style-name="ce863"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71" office:value-type="string">
            <text:p>-</text:p>
          </table:table-cell>
          <table:table-cell table:style-name="ce784" office:value-type="date" office:date-value="2014-02-04">
            <text:p>04/02/2014</text:p>
          </table:table-cell>
          <table:table-cell table:style-name="ce793"/>
          <table:table-cell table:style-name="ce54" office:value-type="string">
            <text:p>Kg.</text:p>
          </table:table-cell>
          <table:table-cell table:style-name="ce809"/>
          <table:table-cell table:style-name="ce814"/>
          <table:table-cell table:style-name="ce819" table:formula="of:=[.F56]*[.G56]" office:value-type="currency" office:currency="S/." office:value="0">
            <text:p>S/. 0.00</text:p>
          </table:table-cell>
          <table:table-cell table:style-name="ce832"/>
          <table:table-cell/>
          <table:table-cell table:style-name="ce821" table:formula="of:=[.H56]*[.$K$9]" office:value-type="currency" office:currency="S/." office:value="0">
            <text:p>S/. 0.00</text:p>
          </table:table-cell>
          <table:table-cell/>
          <table:table-cell table:style-name="ce855" table:formula="of:=IF(AND([.C56]&lt;[.$M$9]);[.H56];0)*[.$K$9]" office:value-type="currency" office:currency="S/." office:value="0">
            <text:p>S/. 0.00</text:p>
          </table:table-cell>
          <table:table-cell/>
          <table:table-cell table:style-name="ce863"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71" office:value-type="string">
            <text:p>-</text:p>
          </table:table-cell>
          <table:table-cell table:style-name="ce784" office:value-type="date" office:date-value="2014-02-04">
            <text:p>04/02/2014</text:p>
          </table:table-cell>
          <table:table-cell table:style-name="ce793"/>
          <table:table-cell table:style-name="ce54" office:value-type="string">
            <text:p>Lt.</text:p>
          </table:table-cell>
          <table:table-cell table:style-name="ce809"/>
          <table:table-cell table:style-name="ce814"/>
          <table:table-cell table:style-name="ce819" table:formula="of:=[.F57]*[.G57]" office:value-type="currency" office:currency="S/." office:value="0">
            <text:p>S/. 0.00</text:p>
          </table:table-cell>
          <table:table-cell table:style-name="ce832"/>
          <table:table-cell/>
          <table:table-cell table:style-name="ce821" table:formula="of:=[.H57]*[.$K$9]" office:value-type="currency" office:currency="S/." office:value="0">
            <text:p>S/. 0.00</text:p>
          </table:table-cell>
          <table:table-cell/>
          <table:table-cell table:style-name="ce855" table:formula="of:=IF(AND([.C57]&lt;[.$M$9]);[.H57];0)*[.$K$9]" office:value-type="currency" office:currency="S/." office:value="0">
            <text:p>S/. 0.00</text:p>
          </table:table-cell>
          <table:table-cell/>
          <table:table-cell table:style-name="ce863"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71" office:value-type="string">
            <text:p>-</text:p>
          </table:table-cell>
          <table:table-cell table:style-name="ce784" office:value-type="date" office:date-value="2014-02-04">
            <text:p>04/02/2014</text:p>
          </table:table-cell>
          <table:table-cell table:style-name="ce793"/>
          <table:table-cell table:style-name="ce54" office:value-type="string">
            <text:p>Lt.</text:p>
          </table:table-cell>
          <table:table-cell table:style-name="ce809"/>
          <table:table-cell table:style-name="ce814"/>
          <table:table-cell table:style-name="ce819" table:formula="of:=[.F58]*[.G58]" office:value-type="currency" office:currency="S/." office:value="0">
            <text:p>S/. 0.00</text:p>
          </table:table-cell>
          <table:table-cell table:style-name="ce832"/>
          <table:table-cell/>
          <table:table-cell table:style-name="ce821" table:formula="of:=[.H58]*[.$K$9]" office:value-type="currency" office:currency="S/." office:value="0">
            <text:p>S/. 0.00</text:p>
          </table:table-cell>
          <table:table-cell/>
          <table:table-cell table:style-name="ce855" table:formula="of:=IF(AND([.C58]&lt;[.$M$9]);[.H58];0)*[.$K$9]" office:value-type="currency" office:currency="S/." office:value="0">
            <text:p>S/. 0.00</text:p>
          </table:table-cell>
          <table:table-cell/>
          <table:table-cell table:style-name="ce863"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71" office:value-type="string">
            <text:p>Lissapol NX</text:p>
          </table:table-cell>
          <table:table-cell table:style-name="ce784" office:value-type="date" office:date-value="2014-02-09">
            <text:p>09/02/2014</text:p>
          </table:table-cell>
          <table:table-cell table:style-name="ce793"/>
          <table:table-cell table:style-name="ce54" office:value-type="string">
            <text:p>Lt.</text:p>
          </table:table-cell>
          <table:table-cell table:style-name="ce809"/>
          <table:table-cell table:style-name="ce814"/>
          <table:table-cell table:style-name="ce819" table:formula="of:=[.F59]*[.G59]" office:value-type="currency" office:currency="S/." office:value="0">
            <text:p>S/. 0.00</text:p>
          </table:table-cell>
          <table:table-cell table:style-name="ce834"/>
          <table:table-cell/>
          <table:table-cell table:style-name="ce821" table:formula="of:=[.H59]*[.$K$9]" office:value-type="currency" office:currency="S/." office:value="0">
            <text:p>S/. 0.00</text:p>
          </table:table-cell>
          <table:table-cell/>
          <table:table-cell table:style-name="ce855" table:formula="of:=IF(AND([.C59]&lt;[.$M$9]);[.H59];0)*[.$K$9]" office:value-type="currency" office:currency="S/." office:value="0">
            <text:p>S/. 0.00</text:p>
          </table:table-cell>
          <table:table-cell/>
          <table:table-cell table:style-name="ce863"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9" office:value-type="string">
            <text:p><text:s text:c="6"/>B. GASTOS GENERALES</text:p>
          </table:table-cell>
          <table:table-cell table:style-name="ce786"/>
          <table:table-cell table:style-name="ce795"/>
          <table:table-cell table:style-name="ce800"/>
          <table:table-cell table:style-name="ce811"/>
          <table:table-cell table:style-name="ce800" table:number-columns-repeated="2"/>
          <table:table-cell table:style-name="ce829" table:formula="of:=[.I61]" office:value-type="currency" office:currency="S/." office:value="0">
            <text:p>S/. 0.00</text:p>
          </table:table-cell>
          <table:table-cell/>
          <table:table-cell table:style-name="ce848"/>
          <table:table-cell/>
          <table:table-cell table:style-name="ce46" office:value-type="string">
            <text:p>TOTAL INVERTIDO :</text:p>
          </table:table-cell>
          <table:table-cell/>
          <table:table-cell table:style-name="ce863"/>
          <table:table-cell table:number-columns-repeated="1009"/>
        </table:table-row>
        <table:table-row table:style-name="ro3">
          <table:table-cell/>
          <table:table-cell table:style-name="ce189" office:value-type="string">
            <text:p><text:s text:c="10"/>1. Imprevistos (10% gastos de cultivo)</text:p>
          </table:table-cell>
          <table:table-cell table:style-name="ce784" table:formula="of:=[.I5]" office:value-type="date" office:date-value="1899-12-30">
            <text:p>30/12/1899</text:p>
          </table:table-cell>
          <table:table-cell table:style-name="ce189"/>
          <table:table-cell table:style-name="ce203" table:number-columns-repeated="3"/>
          <table:table-cell table:style-name="ce226"/>
          <table:table-cell table:style-name="ce835" table:formula="of:=[.I11]*10/100" office:value-type="float" office:value="0">
            <text:p>0.00</text:p>
          </table:table-cell>
          <table:table-cell table:style-name="ce839"/>
          <table:table-cell table:style-name="ce846" table:formula="of:=[.I61]*[.$K$9]" office:value-type="float" office:value="0">
            <text:p>S/. 0.00</text:p>
          </table:table-cell>
          <table:table-cell/>
          <table:table-cell table:style-name="ce858" table:formula="of:=SUM([.M12];[.M36];[.M42])" office:value-type="float" office:value="0" table:number-columns-spanned="1" table:number-rows-spanned="2">
            <text:p>S/. 0.00</text:p>
          </table:table-cell>
          <table:table-cell/>
          <table:table-cell table:style-name="ce863"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73" office:value-type="string">
            <text:p>TOTAL <text:s text:c="2"/>DE <text:s text:c="2"/>COSTOS <text:s text:c="2"/>DIRECTOS</text:p>
          </table:table-cell>
          <table:table-cell table:style-name="ce787"/>
          <table:table-cell table:style-name="ce791"/>
          <table:table-cell table:style-name="ce787" table:number-columns-repeated="4"/>
          <table:table-cell table:style-name="ce836" table:formula="of:=SUM([.I12:.I60])" office:value-type="currency" office:currency="S/." office:value="0">
            <text:p>S/. 0.00</text:p>
          </table:table-cell>
          <table:table-cell/>
          <table:table-cell table:style-name="ce849" table:formula="of:=[.K13]+[.K17]+[.K21]+[.K24]+[.K29]+[.K31]+[.K36]+[.K43]+[.K45]+[.K49]+[.K51]+[.K61]" office:value-type="currency" office:currency="S/." office:value="0">
            <text:p>S/. 0.00</text:p>
          </table:table-cell>
          <table:table-cell/>
          <table:covered-table-cell table:style-name="ce859"/>
          <table:table-cell table:number-columns-repeated="1011"/>
        </table:table-row>
        <table:table-row table:style-name="ro3">
          <table:table-cell table:number-columns-repeated="12"/>
          <table:table-cell table:style-name="ce763"/>
          <table:table-cell table:number-columns-repeated="1011"/>
        </table:table-row>
        <table:table-row table:style-name="ro3">
          <table:table-cell table:number-columns-repeated="10"/>
          <table:table-cell table:style-name="ce850"/>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63"/>
          <table:table-cell table:number-columns-repeated="1011"/>
        </table:table-row>
        <table:table-row table:style-name="ro3">
          <table:table-cell table:style-name="ce764" table:number-columns-repeated="3"/>
          <table:table-cell table:style-name="ce797"/>
          <table:table-cell table:style-name="ce802"/>
          <table:table-cell table:style-name="ce764" table:number-columns-repeated="4"/>
          <table:table-cell table:style-name="ce802" table:number-columns-repeated="2"/>
          <table:table-cell table:style-name="ce764"/>
          <table:table-cell table:style-name="ce862"/>
          <table:table-cell table:style-name="ce764"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63" table:formula="of:=[$Solicitud.F42]" office:value-type="date" office:date-value="2014-03-01">
            <text:p>01/03/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3" table:print="false">
        <table:table-column table:style-name="co95" table:default-cell-style-name="ce711"/>
        <table:table-column table:style-name="co115" table:default-cell-style-name="ce711"/>
        <table:table-column table:style-name="co116" table:default-cell-style-name="ce711"/>
        <table:table-column table:style-name="co53" table:default-cell-style-name="ce711"/>
        <table:table-column table:style-name="co117" table:default-cell-style-name="ce711"/>
        <table:table-column table:style-name="co118" table:default-cell-style-name="ce149"/>
        <table:table-column table:style-name="co119" table:default-cell-style-name="ce149"/>
        <table:table-column table:style-name="co46" table:default-cell-style-name="ce909"/>
        <table:table-column table:style-name="co81" table:default-cell-style-name="ce927"/>
        <table:table-column table:style-name="co120" table:default-cell-style-name="ce953"/>
        <table:table-column table:style-name="co121" table:default-cell-style-name="ce149"/>
        <table:table-column table:style-name="co122" table:default-cell-style-name="ce982"/>
        <table:table-column table:style-name="co123" table:default-cell-style-name="ce982"/>
        <table:table-column table:style-name="co123" table:default-cell-style-name="ce710"/>
        <table:table-column table:style-name="co124" table:number-columns-repeated="2" table:default-cell-style-name="ce149"/>
        <table:table-column table:style-name="co125" table:default-cell-style-name="ce149"/>
        <table:table-column table:style-name="co126" table:default-cell-style-name="ce149"/>
        <table:table-column table:style-name="co124" table:default-cell-style-name="ce149"/>
        <table:table-column table:style-name="co74" table:default-cell-style-name="ce149"/>
        <table:table-column table:style-name="co56" table:default-cell-style-name="ce1106"/>
        <table:table-column table:style-name="co127" table:default-cell-style-name="ce1112"/>
        <table:table-column table:style-name="co128" table:default-cell-style-name="ce1106"/>
        <table:table-column table:style-name="co88" table:default-cell-style-name="ce149"/>
        <table:table-column table:style-name="co64" table:number-columns-repeated="3" table:default-cell-style-name="ce149"/>
        <table:table-column table:style-name="co129" table:default-cell-style-name="ce149"/>
        <table:table-column table:style-name="co64" table:number-columns-repeated="996" table:default-cell-style-name="ce149"/>
        <table:table-row table:style-name="ro18">
          <table:table-cell table:number-columns-repeated="7"/>
          <table:table-cell office:value-type="float" office:value="1">
            <text:p>1</text:p>
          </table:table-cell>
          <table:table-cell table:formula="of:=[.H1]+1" office:value-type="float" office:value="2">
            <text:p>2</text:p>
          </table:table-cell>
          <table:table-cell table:style-name="ce927" table:formula="of:=[.I1]+1" office:value-type="float" office:value="3">
            <text:p>3</text:p>
          </table:table-cell>
          <table:table-cell table:style-name="ce927" table:formula="of:=[.J1]+1" office:value-type="float" office:value="4">
            <text:p>4</text:p>
          </table:table-cell>
          <table:table-cell table:style-name="ce927" table:formula="of:=[.K1]+1" office:value-type="float" office:value="5">
            <text:p>5</text:p>
          </table:table-cell>
          <table:table-cell table:style-name="ce927" table:formula="of:=[.L1]+1" office:value-type="float" office:value="6">
            <text:p>6</text:p>
          </table:table-cell>
          <table:table-cell table:style-name="ce927" table:formula="of:=[.M1]+1" office:value-type="float" office:value="7">
            <text:p>7</text:p>
          </table:table-cell>
          <table:table-cell table:style-name="ce927" table:formula="of:=[.N1]+1" office:value-type="float" office:value="8">
            <text:p>8</text:p>
          </table:table-cell>
          <table:table-cell table:style-name="ce927" table:formula="of:=[.O1]+1" office:value-type="float" office:value="9">
            <text:p>9</text:p>
          </table:table-cell>
          <table:table-cell table:style-name="ce927" table:formula="of:=[.P1]+1" office:value-type="float" office:value="10">
            <text:p>10</text:p>
          </table:table-cell>
          <table:table-cell table:style-name="ce927" table:formula="of:=[.Q1]+1" office:value-type="float" office:value="11">
            <text:p>11</text:p>
          </table:table-cell>
          <table:table-cell table:style-name="ce927" table:formula="of:=[.R1]+1" office:value-type="float" office:value="12">
            <text:p>12</text:p>
          </table:table-cell>
          <table:table-cell table:style-name="ce927" table:formula="of:=[.S1]+1" office:value-type="float" office:value="13">
            <text:p>13</text:p>
          </table:table-cell>
          <table:table-cell table:style-name="ce927" table:formula="of:=[.T1]+1" office:value-type="float" office:value="14">
            <text:p>14</text:p>
          </table:table-cell>
          <table:table-cell table:style-name="ce927" table:formula="of:=[.U1]+1" office:value-type="float" office:value="15">
            <text:p>15</text:p>
          </table:table-cell>
          <table:table-cell table:style-name="ce927" table:formula="of:=[.V1]+1" office:value-type="float" office:value="16">
            <text:p>16</text:p>
          </table:table-cell>
          <table:table-cell table:style-name="ce927" table:formula="of:=[.W1]+1" office:value-type="float" office:value="17">
            <text:p>17</text:p>
          </table:table-cell>
          <table:table-cell table:style-name="ce927" table:formula="of:=[.X1]+1" office:value-type="float" office:value="18">
            <text:p>18</text:p>
          </table:table-cell>
          <table:table-cell table:style-name="ce927" table:formula="of:=[.Y1]+1" office:value-type="float" office:value="19">
            <text:p>19</text:p>
          </table:table-cell>
          <table:table-cell table:number-columns-repeated="998"/>
        </table:table-row>
        <table:table-row table:style-name="ro19">
          <table:table-cell table:style-name="ce870" office:value-type="string" table:number-columns-spanned="21" table:number-rows-spanned="1">
            <text:p>CALENDARIO AGRONOMICO - CAJA SEÑOR DE LUREN 2014</text:p>
          </table:table-cell>
          <table:covered-table-cell table:number-columns-repeated="19" table:style-name="ce878"/>
          <table:covered-table-cell table:style-name="ce870"/>
          <table:table-cell table:style-name="ce1107"/>
          <table:table-cell table:style-name="ce1113" office:value-type="string" table:number-columns-spanned="1" table:number-rows-spanned="6">
            <text:p>Venta Máxima</text:p>
          </table:table-cell>
          <table:table-cell table:style-name="ce1116" office:value-type="string" table:number-columns-spanned="1" table:number-rows-spanned="6">
            <text:p>Rentabilidad Máximo</text:p>
          </table:table-cell>
          <table:table-cell table:style-name="ce1113" office:value-type="string" table:number-columns-spanned="1" table:number-rows-spanned="6">
            <text:p>Venta Mínima</text:p>
          </table:table-cell>
          <table:table-cell table:style-name="ce1119" office:value-type="string" table:number-columns-spanned="1" table:number-rows-spanned="6">
            <text:p>Rentabilidad Mínima</text:p>
          </table:table-cell>
          <table:table-cell table:style-name="ce1122" table:number-columns-repeated="3"/>
          <table:table-cell table:style-name="ce1123" table:number-columns-repeated="995"/>
        </table:table-row>
        <table:table-row table:style-name="ro16">
          <table:table-cell table:style-name="ce871" office:value-type="string" table:number-columns-spanned="1" table:number-rows-spanned="5">
            <text:p>REGIÓN</text:p>
          </table:table-cell>
          <table:table-cell table:style-name="ce871"/>
          <table:table-cell table:style-name="ce871" office:value-type="string" table:number-columns-spanned="1" table:number-rows-spanned="5">
            <text:p>AGENCIA/OFICINA</text:p>
          </table:table-cell>
          <table:table-cell table:style-name="ce884" table:number-columns-repeated="2"/>
          <table:table-cell table:style-name="ce887" office:value-type="string" table:number-columns-spanned="1" table:number-rows-spanned="5">
            <text:p>TIPO CAMPAÑA</text:p>
          </table:table-cell>
          <table:table-cell table:style-name="ce871" office:value-type="string" table:number-columns-spanned="1" table:number-rows-spanned="5">
            <text:p>CULTIVO</text:p>
          </table:table-cell>
          <table:table-cell table:style-name="ce910" office:value-type="string" table:number-columns-spanned="14" table:number-rows-spanned="1">
            <text:p>ACTUALIZACIÓN DE DATOS</text:p>
          </table:table-cell>
          <table:covered-table-cell table:number-columns-repeated="3" table:style-name="ce928"/>
          <table:covered-table-cell table:number-columns-repeated="4" table:style-name="ce966"/>
          <table:covered-table-cell table:number-columns-repeated="6" table:style-name="ce928"/>
          <table:table-cell table:style-name="ce1108"/>
          <table:covered-table-cell table:style-name="ce1113"/>
          <table:covered-table-cell table:style-name="ce1116"/>
          <table:covered-table-cell table:style-name="ce1113"/>
          <table:covered-table-cell table:style-name="ce1119"/>
          <table:table-cell table:number-columns-repeated="998"/>
        </table:table-row>
        <table:table-row table:style-name="ro20">
          <table:covered-table-cell table:style-name="ce871"/>
          <table:table-cell table:style-name="ce871"/>
          <table:covered-table-cell table:style-name="ce871"/>
          <table:table-cell table:style-name="ce885" table:number-columns-repeated="2"/>
          <table:covered-table-cell table:style-name="ce888"/>
          <table:covered-table-cell table:style-name="ce871"/>
          <table:table-cell table:style-name="ce911" office:value-type="string" table:number-columns-spanned="1" table:number-rows-spanned="4">
            <text:p>INTENSIÓN DE SIEMBRA HAS.</text:p>
          </table:table-cell>
          <table:table-cell table:style-name="ce929" office:value-type="string" table:number-columns-spanned="1" table:number-rows-spanned="4">
            <text:p>MESES DE INICIO CAMPAÑA (COLOCACIONES)</text:p>
          </table:table-cell>
          <table:table-cell table:style-name="ce887" office:value-type="string" table:number-columns-spanned="1" table:number-rows-spanned="4">
            <text:p>MESES DE COSECHA <text:s text:c="26"/>(RECUPERACION)</text:p>
          </table:table-cell>
          <table:table-cell table:style-name="ce911" office:value-type="string" table:number-columns-spanned="2" table:number-rows-spanned="3">
            <text:p>COSTO PROD X HA. <text:s/>S/.</text:p>
          </table:table-cell>
          <table:covered-table-cell table:style-name="ce967"/>
          <table:table-cell table:style-name="ce983" office:value-type="string" table:number-columns-spanned="3" table:number-rows-spanned="3">
            <text:p>RENDIMIENTO POR HA. </text:p>
          </table:table-cell>
          <table:covered-table-cell table:style-name="ce988"/>
          <table:covered-table-cell table:style-name="ce994"/>
          <table:table-cell table:style-name="ce1012" office:value-type="string" table:number-columns-spanned="6" table:number-rows-spanned="1">
            <text:p>Precios S/. por Kg. /Qq./Bol, etc.</text:p>
          </table:table-cell>
          <table:covered-table-cell table:number-columns-repeated="4" table:style-name="ce1035"/>
          <table:covered-table-cell table:style-name="ce1043"/>
          <table:table-cell table:style-name="ce1108"/>
          <table:covered-table-cell table:style-name="ce1113"/>
          <table:covered-table-cell table:style-name="ce1116"/>
          <table:covered-table-cell table:style-name="ce1113"/>
          <table:covered-table-cell table:style-name="ce1119"/>
          <table:table-cell table:number-columns-repeated="998"/>
        </table:table-row>
        <table:table-row table:style-name="ro4">
          <table:covered-table-cell table:style-name="ce871"/>
          <table:table-cell table:style-name="ce871"/>
          <table:covered-table-cell table:style-name="ce871"/>
          <table:table-cell table:style-name="ce885" table:number-columns-repeated="2"/>
          <table:covered-table-cell table:style-name="ce888"/>
          <table:covered-table-cell table:style-name="ce871"/>
          <table:covered-table-cell table:style-name="ce912"/>
          <table:covered-table-cell table:style-name="ce930"/>
          <table:covered-table-cell table:style-name="ce888"/>
          <table:covered-table-cell table:style-name="ce954"/>
          <table:covered-table-cell table:style-name="ce968"/>
          <table:covered-table-cell table:style-name="ce984"/>
          <table:covered-table-cell table:style-name="ce989"/>
          <table:covered-table-cell table:style-name="ce995"/>
          <table:table-cell table:style-name="ce1013" office:value-type="string" table:number-columns-spanned="1" table:number-rows-spanned="3">
            <text:p>Precio Mayorista </text:p>
          </table:table-cell>
          <table:table-cell table:style-name="ce887" office:value-type="string" table:number-columns-spanned="1" table:number-rows-spanned="3">
            <text:p>Precio Minorista</text:p>
          </table:table-cell>
          <table:table-cell table:style-name="ce1043" office:value-type="string" table:number-columns-spanned="4" table:number-rows-spanned="1">
            <text:p>Precio de Campo</text:p>
          </table:table-cell>
          <table:covered-table-cell table:number-columns-repeated="2" table:style-name="ce1035"/>
          <table:covered-table-cell table:style-name="ce1043"/>
          <table:table-cell table:style-name="ce1109" office:value-type="string" table:number-columns-spanned="1" table:number-rows-spanned="3">
            <text:p>Rend. Promedio</text:p>
          </table:table-cell>
          <table:covered-table-cell table:style-name="ce1113"/>
          <table:covered-table-cell table:style-name="ce1116"/>
          <table:covered-table-cell table:style-name="ce1113"/>
          <table:covered-table-cell table:style-name="ce1119"/>
          <table:table-cell table:number-columns-repeated="998"/>
        </table:table-row>
        <table:table-row table:style-name="ro8">
          <table:covered-table-cell table:style-name="ce871"/>
          <table:table-cell table:style-name="ce871"/>
          <table:covered-table-cell table:style-name="ce871"/>
          <table:table-cell table:style-name="ce885" table:number-columns-repeated="2"/>
          <table:covered-table-cell table:style-name="ce888"/>
          <table:covered-table-cell table:style-name="ce871"/>
          <table:covered-table-cell table:style-name="ce912"/>
          <table:covered-table-cell table:style-name="ce930"/>
          <table:covered-table-cell table:style-name="ce888"/>
          <table:covered-table-cell table:style-name="ce955"/>
          <table:covered-table-cell table:style-name="ce969"/>
          <table:covered-table-cell table:style-name="ce985"/>
          <table:covered-table-cell table:style-name="ce990"/>
          <table:covered-table-cell table:style-name="ce996"/>
          <table:covered-table-cell table:style-name="ce1013"/>
          <table:covered-table-cell table:style-name="ce887"/>
          <table:table-cell table:style-name="ce1044" office:value-type="string" table:number-columns-spanned="2" table:number-rows-spanned="1">
            <text:p>Precio 1°<text:span text:style-name="T3"> <text:s text:c="2"/>&gt;</text:span></text:p>
          </table:table-cell>
          <table:covered-table-cell table:style-name="ce1044"/>
          <table:table-cell table:style-name="ce1066" office:value-type="string" table:number-columns-spanned="2" table:number-rows-spanned="1">
            <text:p>Precio 2° <text:s/><text:span text:style-name="T3">&lt;</text:span></text:p>
          </table:table-cell>
          <table:covered-table-cell table:style-name="ce1066"/>
          <table:covered-table-cell table:style-name="ce1109"/>
          <table:covered-table-cell table:style-name="ce1113"/>
          <table:covered-table-cell table:style-name="ce1116"/>
          <table:covered-table-cell table:style-name="ce1113"/>
          <table:covered-table-cell table:style-name="ce1119"/>
          <table:table-cell table:number-columns-repeated="998"/>
        </table:table-row>
        <table:table-row table:style-name="ro17">
          <table:covered-table-cell table:style-name="ce871"/>
          <table:table-cell table:style-name="ce871"/>
          <table:covered-table-cell table:style-name="ce871"/>
          <table:table-cell table:style-name="ce886" table:number-columns-repeated="2"/>
          <table:covered-table-cell table:style-name="ce889"/>
          <table:covered-table-cell table:style-name="ce871"/>
          <table:covered-table-cell table:style-name="ce913"/>
          <table:covered-table-cell table:style-name="ce931"/>
          <table:covered-table-cell table:style-name="ce889"/>
          <table:table-cell table:style-name="ce956" office:value-type="string">
            <text:p>Máximo</text:p>
          </table:table-cell>
          <table:table-cell table:style-name="ce970" office:value-type="string">
            <text:p>Mínimo</text:p>
          </table:table-cell>
          <table:table-cell table:style-name="ce986" office:value-type="string">
            <text:p>Máximo </text:p>
          </table:table-cell>
          <table:table-cell table:style-name="ce970" office:value-type="string">
            <text:p>Mínimo</text:p>
          </table:table-cell>
          <table:table-cell table:style-name="ce997" office:value-type="string">
            <text:p>Unidad</text:p>
          </table:table-cell>
          <table:covered-table-cell table:style-name="ce1013"/>
          <table:covered-table-cell table:style-name="ce887"/>
          <table:table-cell table:style-name="ce1044" office:value-type="string">
            <text:p>S/.</text:p>
          </table:table-cell>
          <table:table-cell table:style-name="ce1064"/>
          <table:table-cell table:style-name="ce1067" office:value-type="string">
            <text:p>S/.</text:p>
          </table:table-cell>
          <table:table-cell table:style-name="ce1064" office:value-type="string">
            <text:p>Mes del Precio</text:p>
          </table:table-cell>
          <table:covered-table-cell table:style-name="ce1109"/>
          <table:covered-table-cell table:style-name="ce1113"/>
          <table:covered-table-cell table:style-name="ce1116"/>
          <table:covered-table-cell table:style-name="ce1113"/>
          <table:covered-table-cell table:style-name="ce1119"/>
          <table:table-cell table:style-name="ce1122" table:number-columns-repeated="3"/>
          <table:table-cell table:style-name="ce1125" table:number-columns-repeated="9"/>
          <table:table-cell table:style-name="ce1122" table:number-columns-repeated="986"/>
        </table:table-row>
        <table:table-row table:style-name="ro16">
          <table:table-cell table:style-name="ce872" office:value-type="string">
            <text:p>SUR MEDIO</text:p>
          </table:table-cell>
          <table:table-cell table:style-name="ce879" office:value-type="float" office:value="1">
            <text:p>1</text:p>
          </table:table-cell>
          <table:table-cell table:style-name="ce872" office:value-type="string">
            <text:p>Imperial</text:p>
          </table:table-cell>
          <table:table-cell table:style-name="ce879" office:value-type="float" office:value="1">
            <text:p>1</text:p>
          </table:table-cell>
          <table:table-cell table:style-name="ce880" table:formula="of:=IF([.B9]=1;[.B8];[.E9])" office:value-type="float" office:value="8">
            <text:p>8</text:p>
          </table:table-cell>
          <table:table-cell table:style-name="ce890" office:value-type="string">
            <text:p>Alta</text:p>
          </table:table-cell>
          <table:table-cell table:style-name="ce898" office:value-type="string">
            <text:p>Maíz Amarillo(Grano)</text:p>
          </table:table-cell>
          <table:table-cell table:style-name="ce914" office:value-type="float" office:value="1100">
            <text:p>1,100</text:p>
          </table:table-cell>
          <table:table-cell table:style-name="ce932" office:value-type="string">
            <text:p>Ene-Feb-Mar/Oct. Nov-Dic</text:p>
          </table:table-cell>
          <table:table-cell table:style-name="ce943" office:value-type="string">
            <text:p>Ago-Set-Oct/May-Jun-Jul</text:p>
          </table:table-cell>
          <table:table-cell table:style-name="ce957" office:value-type="float" office:value="6000">
            <text:p>6,000</text:p>
          </table:table-cell>
          <table:table-cell table:style-name="ce971" office:value-type="float" office:value="5500">
            <text:p>5,500</text:p>
          </table:table-cell>
          <table:table-cell table:style-name="ce957" office:value-type="float" office:value="10000">
            <text:p>10,000</text:p>
          </table:table-cell>
          <table:table-cell table:style-name="ce971" office:value-type="float" office:value="9000">
            <text:p>9,000</text:p>
          </table:table-cell>
          <table:table-cell table:style-name="ce998" office:value-type="string">
            <text:p>kg</text:p>
          </table:table-cell>
          <table:table-cell table:style-name="ce1014" office:value-type="float" office:value="0.95">
            <text:p>0.95</text:p>
          </table:table-cell>
          <table:table-cell table:style-name="ce1014" office:value-type="float" office:value="1.2">
            <text:p>1.20</text:p>
          </table:table-cell>
          <table:table-cell table:style-name="ce1045" office:value-type="float" office:value="1">
            <text:p>1.00</text:p>
          </table:table-cell>
          <table:table-cell table:style-name="ce1014" office:value-type="string">
            <text:p>Dic</text:p>
          </table:table-cell>
          <table:table-cell table:style-name="ce1068" office:value-type="float" office:value="0.9">
            <text:p>0.90</text:p>
          </table:table-cell>
          <table:table-cell table:style-name="ce1088" office:value-type="string">
            <text:p>Ene.</text:p>
          </table:table-cell>
          <table:table-cell table:style-name="ce1110" table:formula="of:=SUM([.M8:.N8])/2" office:value-type="float" office:value="9500">
            <text:p>9500.00</text:p>
          </table:table-cell>
          <table:table-cell table:style-name="ce1114" table:formula="of:=[.R8]*[.V8]" office:value-type="float" office:value="9500">
            <text:p>9,500.00</text:p>
          </table:table-cell>
          <table:table-cell table:style-name="ce1117" table:formula="of:=iferror(([.W8]-[.K8])/[.W8];0)" office:value-type="percentage" office:value="0">
            <text:p>#NOMBRE?</text:p>
          </table:table-cell>
          <table:table-cell table:style-name="ce1114" table:formula="of:=[.T8]*[.V8]" office:value-type="float" office:value="8550">
            <text:p>8,550.00</text:p>
          </table:table-cell>
          <table:table-cell table:style-name="ce1120" table:formula="of:=iferror(([.Y8]-[.L8])/[.Y8];0)" office:value-type="percentage" office:value="0">
            <text:p>#NOMBRE?</text:p>
          </table:table-cell>
          <table:table-cell table:style-name="ce1123" table:number-columns-repeated="3"/>
          <table:table-cell table:style-name="ce1126" table:number-columns-repeated="9"/>
          <table:table-cell table:number-columns-repeated="986"/>
        </table:table-row>
        <table:table-row table:style-name="ro21">
          <table:table-cell table:style-name="ce873"/>
          <table:table-cell table:style-name="ce880" table:formula="of:=IF([.C9]=[.C8];[.B8]+1;1)" office:value-type="float" office:value="2">
            <text:p>2</text:p>
          </table:table-cell>
          <table:table-cell table:style-name="ce872" office:value-type="string">
            <text:p>Imperial</text:p>
          </table:table-cell>
          <table:table-cell table:style-name="ce879" table:formula="of:=1+[.D8]" office:value-type="float" office:value="2">
            <text:p>2</text:p>
          </table:table-cell>
          <table:table-cell table:style-name="ce880" table:formula="of:=IF([.B10]=1;[.B9];[.E10])" office:value-type="float" office:value="8">
            <text:p>8</text:p>
          </table:table-cell>
          <table:table-cell table:style-name="ce891" office:value-type="string">
            <text:p>ALta</text:p>
          </table:table-cell>
          <table:table-cell table:style-name="ce899" office:value-type="string">
            <text:p>Maiz Amarillo(chala)</text:p>
          </table:table-cell>
          <table:table-cell table:style-name="ce915" office:value-type="float" office:value="400">
            <text:p>400</text:p>
          </table:table-cell>
          <table:table-cell table:style-name="ce933" office:value-type="string">
            <text:p>Ene-Feb-Mar/Jul-Ago-Set</text:p>
          </table:table-cell>
          <table:table-cell table:style-name="ce944" office:value-type="string">
            <text:p>May-Jun-Jul/Nov-Dic-Ene</text:p>
          </table:table-cell>
          <table:table-cell table:style-name="ce958" office:value-type="float" office:value="4000">
            <text:p>4,000</text:p>
          </table:table-cell>
          <table:table-cell table:style-name="ce972" office:value-type="float" office:value="4000">
            <text:p>4,000</text:p>
          </table:table-cell>
          <table:table-cell table:style-name="ce958" office:value-type="float" office:value="70">
            <text:p>70</text:p>
          </table:table-cell>
          <table:table-cell table:style-name="ce972" office:value-type="float" office:value="60">
            <text:p>60</text:p>
          </table:table-cell>
          <table:table-cell table:style-name="ce999" office:value-type="string">
            <text:p>Tn</text:p>
          </table:table-cell>
          <table:table-cell table:style-name="ce1015"/>
          <table:table-cell table:style-name="ce1015" office:value-type="float" office:value="120">
            <text:p>120.00</text:p>
          </table:table-cell>
          <table:table-cell table:style-name="ce1046" office:value-type="float" office:value="110">
            <text:p>110.00</text:p>
          </table:table-cell>
          <table:table-cell table:style-name="ce1015" office:value-type="string">
            <text:p>Julio-Agosto</text:p>
          </table:table-cell>
          <table:table-cell table:style-name="ce1069" office:value-type="float" office:value="90">
            <text:p>90.00</text:p>
          </table:table-cell>
          <table:table-cell table:style-name="ce1089" office:value-type="string">
            <text:p>Febrero_Marzo</text:p>
          </table:table-cell>
          <table:table-cell table:style-name="ce1111" table:formula="of:=SUM([.M9:.N9])/2" office:value-type="float" office:value="65">
            <text:p>65.00</text:p>
          </table:table-cell>
          <table:table-cell table:style-name="ce1115" table:formula="of:=[.R9]*[.V9]" office:value-type="float" office:value="7150">
            <text:p>7,150.00</text:p>
          </table:table-cell>
          <table:table-cell table:style-name="ce1118" table:formula="of:=iferror(([.W9]-[.K9])/[.W9];0)" office:value-type="percentage" office:value="0">
            <text:p>#NOMBRE?</text:p>
          </table:table-cell>
          <table:table-cell table:style-name="ce1115" table:formula="of:=[.T9]*[.V9]" office:value-type="float" office:value="5850">
            <text:p>5,850.00</text:p>
          </table:table-cell>
          <table:table-cell table:style-name="ce1121" table:formula="of:=iferror(([.Y9]-[.L9])/[.Y9];0)" office:value-type="percentage" office:value="0">
            <text:p>#NOMBRE?</text:p>
          </table:table-cell>
          <table:table-cell/>
          <table:table-cell table:style-name="ce982" table:formula="of:=VLOOKUP([$Solicitud.$D$8];[$'data cultivos'.$C$8:.$D$105];2;0)" office:value-type="float" office:value="0">
            <text:p>#N/D</text:p>
          </table:table-cell>
          <table:table-cell table:style-name="ce982" table:formula="of:=VLOOKUP([$Solicitud.$D$8];[$'data cultivos'.$C$8:.$E$105];3;0)" office:value-type="float" office:value="0">
            <text:p>#N/D</text:p>
          </table:table-cell>
          <table:table-cell table:number-columns-repeated="995"/>
        </table:table-row>
        <table:table-row table:style-name="ro21">
          <table:table-cell table:style-name="ce873"/>
          <table:table-cell table:style-name="ce880" table:formula="of:=IF([.C10]=[.C9];[.B9]+1;1)" office:value-type="float" office:value="3">
            <text:p>3</text:p>
          </table:table-cell>
          <table:table-cell table:style-name="ce872" office:value-type="string">
            <text:p>Imperial</text:p>
          </table:table-cell>
          <table:table-cell table:style-name="ce879" table:formula="of:=1+[.D9]" office:value-type="float" office:value="3">
            <text:p>3</text:p>
          </table:table-cell>
          <table:table-cell table:style-name="ce880" table:formula="of:=IF([.B11]=1;[.B10];[.E11])" office:value-type="float" office:value="8">
            <text:p>8</text:p>
          </table:table-cell>
          <table:table-cell table:style-name="ce892" office:value-type="string">
            <text:p>Media</text:p>
          </table:table-cell>
          <table:table-cell table:style-name="ce900" office:value-type="string">
            <text:p>Camote</text:p>
          </table:table-cell>
          <table:table-cell table:style-name="ce916" office:value-type="float" office:value="800">
            <text:p>800</text:p>
          </table:table-cell>
          <table:table-cell table:style-name="ce934" office:value-type="string">
            <text:p>Marzo - Abril-Mayo</text:p>
          </table:table-cell>
          <table:table-cell table:style-name="ce945" office:value-type="string">
            <text:p>Octubre - Noviembre-Diciembre</text:p>
          </table:table-cell>
          <table:table-cell table:style-name="ce959" office:value-type="float" office:value="6000">
            <text:p>6,000</text:p>
          </table:table-cell>
          <table:table-cell table:style-name="ce973" office:value-type="float" office:value="5800">
            <text:p>5,800</text:p>
          </table:table-cell>
          <table:table-cell table:style-name="ce959" office:value-type="float" office:value="20000">
            <text:p>20,000</text:p>
          </table:table-cell>
          <table:table-cell table:style-name="ce973" office:value-type="float" office:value="18000">
            <text:p>18,000</text:p>
          </table:table-cell>
          <table:table-cell table:style-name="ce1000" office:value-type="string">
            <text:p>kg</text:p>
          </table:table-cell>
          <table:table-cell table:style-name="ce1016" office:value-type="float" office:value="0.6">
            <text:p>0.60</text:p>
          </table:table-cell>
          <table:table-cell table:style-name="ce1016" office:value-type="float" office:value="0.9">
            <text:p>0.90</text:p>
          </table:table-cell>
          <table:table-cell table:style-name="ce1047" office:value-type="float" office:value="0.6">
            <text:p>0.60</text:p>
          </table:table-cell>
          <table:table-cell table:style-name="ce1016" office:value-type="string">
            <text:p>Febrero</text:p>
          </table:table-cell>
          <table:table-cell table:style-name="ce1070" office:value-type="float" office:value="0.4">
            <text:p>0.40</text:p>
          </table:table-cell>
          <table:table-cell table:style-name="ce1090" office:value-type="string">
            <text:p>Julio</text:p>
          </table:table-cell>
          <table:table-cell table:style-name="ce1111" table:formula="of:=SUM([.M10:.N10])/2" office:value-type="float" office:value="19000">
            <text:p>19000.00</text:p>
          </table:table-cell>
          <table:table-cell table:style-name="ce1115" table:formula="of:=[.R10]*[.V10]" office:value-type="float" office:value="11400">
            <text:p>11,400.00</text:p>
          </table:table-cell>
          <table:table-cell table:style-name="ce1118" table:formula="of:=iferror(([.W10]-[.K10])/[.W10];0)" office:value-type="percentage" office:value="0">
            <text:p>#NOMBRE?</text:p>
          </table:table-cell>
          <table:table-cell table:style-name="ce1115" table:formula="of:=[.T10]*[.V10]" office:value-type="float" office:value="7600">
            <text:p>7,600.00</text:p>
          </table:table-cell>
          <table:table-cell table:style-name="ce1121" table:formula="of:=iferror(([.Y10]-[.L10])/[.Y10];0)" office:value-type="percentage" office:value="0">
            <text:p>#NOMBRE?</text:p>
          </table:table-cell>
          <table:table-cell table:number-columns-repeated="998"/>
        </table:table-row>
        <table:table-row table:style-name="ro21">
          <table:table-cell table:style-name="ce873"/>
          <table:table-cell table:style-name="ce880" table:formula="of:=IF([.C11]=[.C10];[.B10]+1;1)" office:value-type="float" office:value="4">
            <text:p>4</text:p>
          </table:table-cell>
          <table:table-cell table:style-name="ce872" office:value-type="string">
            <text:p>Imperial</text:p>
          </table:table-cell>
          <table:table-cell table:style-name="ce879" table:formula="of:=1+[.D10]" office:value-type="float" office:value="4">
            <text:p>4</text:p>
          </table:table-cell>
          <table:table-cell table:style-name="ce880" table:formula="of:=IF([.B12]=1;[.B11];[.E12])" office:value-type="float" office:value="8">
            <text:p>8</text:p>
          </table:table-cell>
          <table:table-cell table:style-name="ce892" office:value-type="string">
            <text:p>Media</text:p>
          </table:table-cell>
          <table:table-cell table:style-name="ce900" office:value-type="string">
            <text:p>Yuca</text:p>
          </table:table-cell>
          <table:table-cell table:style-name="ce916" office:value-type="float" office:value="500">
            <text:p>500</text:p>
          </table:table-cell>
          <table:table-cell table:style-name="ce934" office:value-type="string">
            <text:p>Abril-Mayo-Junio</text:p>
          </table:table-cell>
          <table:table-cell table:style-name="ce945" office:value-type="string">
            <text:p>Febrero-Marzo-Abril</text:p>
          </table:table-cell>
          <table:table-cell table:style-name="ce959" office:value-type="float" office:value="8000">
            <text:p>8,000</text:p>
          </table:table-cell>
          <table:table-cell table:style-name="ce973" office:value-type="float" office:value="7200">
            <text:p>7,200</text:p>
          </table:table-cell>
          <table:table-cell table:style-name="ce959" office:value-type="float" office:value="24000">
            <text:p>24,000</text:p>
          </table:table-cell>
          <table:table-cell table:style-name="ce973" office:value-type="float" office:value="23000">
            <text:p>23,000</text:p>
          </table:table-cell>
          <table:table-cell table:style-name="ce1000" office:value-type="string">
            <text:p>kg</text:p>
          </table:table-cell>
          <table:table-cell table:style-name="ce1016" office:value-type="float" office:value="0.7">
            <text:p>0.70</text:p>
          </table:table-cell>
          <table:table-cell table:style-name="ce1016" office:value-type="float" office:value="1">
            <text:p>1.00</text:p>
          </table:table-cell>
          <table:table-cell table:style-name="ce1047" office:value-type="float" office:value="0.6">
            <text:p>0.60</text:p>
          </table:table-cell>
          <table:table-cell table:style-name="ce1016" office:value-type="string">
            <text:p>Abr.</text:p>
          </table:table-cell>
          <table:table-cell table:style-name="ce1070" office:value-type="float" office:value="0.5">
            <text:p>0.50</text:p>
          </table:table-cell>
          <table:table-cell table:style-name="ce1090" office:value-type="string">
            <text:p>Jul.</text:p>
          </table:table-cell>
          <table:table-cell table:style-name="ce1111" table:formula="of:=SUM([.M11:.N11])/2" office:value-type="float" office:value="23500">
            <text:p>23500.00</text:p>
          </table:table-cell>
          <table:table-cell table:style-name="ce1115" table:formula="of:=[.R11]*[.V11]" office:value-type="float" office:value="14100">
            <text:p>14,100.00</text:p>
          </table:table-cell>
          <table:table-cell table:style-name="ce1118" table:formula="of:=iferror(([.W11]-[.K11])/[.W11];0)" office:value-type="percentage" office:value="0">
            <text:p>#NOMBRE?</text:p>
          </table:table-cell>
          <table:table-cell table:style-name="ce1115" table:formula="of:=[.T11]*[.V11]" office:value-type="float" office:value="11750">
            <text:p>11,750.00</text:p>
          </table:table-cell>
          <table:table-cell table:style-name="ce1121" table:formula="of:=iferror(([.Y11]-[.L11])/[.Y11];0)" office:value-type="percentage" office:value="0">
            <text:p>#NOMBRE?</text:p>
          </table:table-cell>
          <table:table-cell table:number-columns-repeated="998"/>
        </table:table-row>
        <table:table-row table:style-name="ro21">
          <table:table-cell table:style-name="ce873"/>
          <table:table-cell table:style-name="ce880" table:formula="of:=IF([.C12]=[.C11];[.B11]+1;1)" office:value-type="float" office:value="5">
            <text:p>5</text:p>
          </table:table-cell>
          <table:table-cell table:style-name="ce872" office:value-type="string">
            <text:p>Imperial</text:p>
          </table:table-cell>
          <table:table-cell table:style-name="ce879" table:formula="of:=1+[.D11]" office:value-type="float" office:value="5">
            <text:p>5</text:p>
          </table:table-cell>
          <table:table-cell table:style-name="ce880" table:formula="of:=IF([.B13]=1;[.B12];[.E13])" office:value-type="float" office:value="8">
            <text:p>8</text:p>
          </table:table-cell>
          <table:table-cell table:style-name="ce892" office:value-type="string">
            <text:p>Baja</text:p>
          </table:table-cell>
          <table:table-cell table:style-name="ce900" office:value-type="string">
            <text:p>Zanahoria</text:p>
          </table:table-cell>
          <table:table-cell table:style-name="ce916" office:value-type="float" office:value="200">
            <text:p>200</text:p>
          </table:table-cell>
          <table:table-cell table:style-name="ce934" office:value-type="string">
            <text:p>Abril - Junio</text:p>
          </table:table-cell>
          <table:table-cell table:style-name="ce945" office:value-type="string">
            <text:p>Julio - Setiembre</text:p>
          </table:table-cell>
          <table:table-cell table:style-name="ce959" office:value-type="float" office:value="6000">
            <text:p>6,000</text:p>
          </table:table-cell>
          <table:table-cell table:style-name="ce973" office:value-type="float" office:value="5400">
            <text:p>5,400</text:p>
          </table:table-cell>
          <table:table-cell table:style-name="ce959" office:value-type="float" office:value="400">
            <text:p>400</text:p>
          </table:table-cell>
          <table:table-cell table:style-name="ce973" office:value-type="float" office:value="350">
            <text:p>350</text:p>
          </table:table-cell>
          <table:table-cell table:style-name="ce1000" office:value-type="string">
            <text:p>sacos</text:p>
          </table:table-cell>
          <table:table-cell table:style-name="ce1016" office:value-type="string">
            <text:p>35.00</text:p>
          </table:table-cell>
          <table:table-cell table:style-name="ce1016" office:value-type="float" office:value="50">
            <text:p>50.00</text:p>
          </table:table-cell>
          <table:table-cell table:style-name="ce1047" office:value-type="string">
            <text:p>30.00</text:p>
          </table:table-cell>
          <table:table-cell table:style-name="ce1016" office:value-type="string">
            <text:p>Febrero</text:p>
          </table:table-cell>
          <table:table-cell table:style-name="ce1070" office:value-type="string">
            <text:p>25.00</text:p>
          </table:table-cell>
          <table:table-cell table:style-name="ce1090" office:value-type="string">
            <text:p>Ago.</text:p>
          </table:table-cell>
          <table:table-cell table:style-name="ce1111" table:formula="of:=SUM([.M12:.N12])/2" office:value-type="float" office:value="375">
            <text:p>375.00</text:p>
          </table:table-cell>
          <table:table-cell table:style-name="ce1115" table:formula="of:=[.R12]*[.V12]" office:value-type="float" office:value="0">
            <text:p>#VALOR!</text:p>
          </table:table-cell>
          <table:table-cell table:style-name="ce1118" table:formula="of:=iferror(([.W12]-[.K12])/[.W12];0)" office:value-type="percentage" office:value="0">
            <text:p>#VALOR!</text:p>
          </table:table-cell>
          <table:table-cell table:style-name="ce1115" table:formula="of:=[.T12]*[.V12]" office:value-type="float" office:value="0">
            <text:p>#VALOR!</text:p>
          </table:table-cell>
          <table:table-cell table:style-name="ce1121" table:formula="of:=iferror(([.Y12]-[.L12])/[.Y12];0)" office:value-type="percentage" office:value="0">
            <text:p>#VALOR!</text:p>
          </table:table-cell>
          <table:table-cell table:formula="of:=[$'Evaluación Cuantitativa'.B10]" office:value-type="string" office:string-value="Arroz">
            <text:p>Arroz</text:p>
          </table:table-cell>
          <table:table-cell table:style-name="ce1124" table:formula="of:=VLOOKUP([.AA12];OFFSET([.$G$3];[.$AB$9];0;[.$AC$9];18);18;0)" office:value-type="percentage" office:value="0">
            <text:p>#N/D</text:p>
          </table:table-cell>
          <table:table-cell table:number-columns-repeated="996"/>
        </table:table-row>
        <table:table-row table:style-name="ro21">
          <table:table-cell table:style-name="ce873"/>
          <table:table-cell table:style-name="ce880" table:formula="of:=IF([.C13]=[.C12];[.B12]+1;1)" office:value-type="float" office:value="6">
            <text:p>6</text:p>
          </table:table-cell>
          <table:table-cell table:style-name="ce872" office:value-type="string">
            <text:p>Imperial</text:p>
          </table:table-cell>
          <table:table-cell table:style-name="ce879" table:formula="of:=1+[.D12]" office:value-type="float" office:value="6">
            <text:p>6</text:p>
          </table:table-cell>
          <table:table-cell table:style-name="ce880" table:formula="of:=IF([.B14]=1;[.B13];[.E14])" office:value-type="float" office:value="8">
            <text:p>8</text:p>
          </table:table-cell>
          <table:table-cell table:style-name="ce892" office:value-type="string">
            <text:p>Baja</text:p>
          </table:table-cell>
          <table:table-cell table:style-name="ce901" office:value-type="string">
            <text:p>Vid Italia</text:p>
          </table:table-cell>
          <table:table-cell table:style-name="ce916" office:value-type="float" office:value="800">
            <text:p>800</text:p>
          </table:table-cell>
          <table:table-cell table:style-name="ce935" office:value-type="string">
            <text:p>Julio-Agosto-Setiembre</text:p>
          </table:table-cell>
          <table:table-cell table:style-name="ce946" office:value-type="string">
            <text:p>Marzo-Abril-Mayo</text:p>
          </table:table-cell>
          <table:table-cell table:style-name="ce959" office:value-type="float" office:value="10000">
            <text:p>10,000</text:p>
          </table:table-cell>
          <table:table-cell table:style-name="ce973" office:value-type="float" office:value="9000">
            <text:p>9,000</text:p>
          </table:table-cell>
          <table:table-cell table:style-name="ce959" office:value-type="float" office:value="20000">
            <text:p>20,000</text:p>
          </table:table-cell>
          <table:table-cell table:style-name="ce973" office:value-type="float" office:value="19000">
            <text:p>19,000</text:p>
          </table:table-cell>
          <table:table-cell table:style-name="ce1001" office:value-type="string">
            <text:p>kg</text:p>
          </table:table-cell>
          <table:table-cell table:style-name="ce1017" office:value-type="float" office:value="1.3">
            <text:p>1.30</text:p>
          </table:table-cell>
          <table:table-cell table:style-name="ce1017" office:value-type="float" office:value="1">
            <text:p>1.00</text:p>
          </table:table-cell>
          <table:table-cell table:style-name="ce1048" office:value-type="float" office:value="0.9">
            <text:p>0.90</text:p>
          </table:table-cell>
          <table:table-cell table:style-name="ce1017" office:value-type="string">
            <text:p>Ene.</text:p>
          </table:table-cell>
          <table:table-cell table:style-name="ce1071" office:value-type="float" office:value="0.7">
            <text:p>0.70</text:p>
          </table:table-cell>
          <table:table-cell table:style-name="ce1091" office:value-type="string">
            <text:p>Feb</text:p>
          </table:table-cell>
          <table:table-cell table:style-name="ce1111" table:formula="of:=SUM([.M13:.N13])/2" office:value-type="float" office:value="19500">
            <text:p>19500.00</text:p>
          </table:table-cell>
          <table:table-cell table:style-name="ce1115" table:formula="of:=[.R13]*[.V13]" office:value-type="float" office:value="17550">
            <text:p>17,550.00</text:p>
          </table:table-cell>
          <table:table-cell table:style-name="ce1118" table:formula="of:=iferror(([.W13]-[.K13])/[.W13];0)" office:value-type="percentage" office:value="0">
            <text:p>#NOMBRE?</text:p>
          </table:table-cell>
          <table:table-cell table:style-name="ce1115" table:formula="of:=[.T13]*[.V13]" office:value-type="float" office:value="13650">
            <text:p>13,650.00</text:p>
          </table:table-cell>
          <table:table-cell table:style-name="ce1121" table:formula="of:=iferror(([.Y13]-[.L13])/[.Y13];0)" office:value-type="percentage" office:value="0">
            <text:p>#NOMBRE?</text:p>
          </table:table-cell>
          <table:table-cell table:formula="of:=[$'Evaluación Cuantitativa'.B11]" office:value-type="string" office:string-value="Algodón">
            <text:p>Algodón</text:p>
          </table:table-cell>
          <table:table-cell table:style-name="ce1124" table:formula="of:=VLOOKUP([.AA13];OFFSET([.$G$3];[.$AB$9];0;[.$AC$9];18);18;0)" office:value-type="percentage" office:value="0">
            <text:p>#N/D</text:p>
          </table:table-cell>
          <table:table-cell table:style-name="ce1125"/>
          <table:table-cell table:number-columns-repeated="995"/>
        </table:table-row>
        <table:table-row table:style-name="ro21">
          <table:table-cell table:style-name="ce873"/>
          <table:table-cell table:style-name="ce880" table:formula="of:=IF([.C14]=[.C13];[.B13]+1;1)" office:value-type="float" office:value="7">
            <text:p>7</text:p>
          </table:table-cell>
          <table:table-cell table:style-name="ce872" office:value-type="string">
            <text:p>Imperial</text:p>
          </table:table-cell>
          <table:table-cell table:style-name="ce879" table:formula="of:=1+[.D13]" office:value-type="float" office:value="7">
            <text:p>7</text:p>
          </table:table-cell>
          <table:table-cell table:style-name="ce880" table:formula="of:=IF([.B15]=1;[.B14];[.E15])" office:value-type="float" office:value="8">
            <text:p>8</text:p>
          </table:table-cell>
          <table:table-cell table:style-name="ce892" office:value-type="string">
            <text:p>Baja</text:p>
          </table:table-cell>
          <table:table-cell table:style-name="ce900" office:value-type="string">
            <text:p>Manzano</text:p>
          </table:table-cell>
          <table:table-cell table:style-name="ce916" office:value-type="float" office:value="800">
            <text:p>800</text:p>
          </table:table-cell>
          <table:table-cell table:style-name="ce934" office:value-type="string">
            <text:p>Abril - Junio</text:p>
          </table:table-cell>
          <table:table-cell table:style-name="ce945" office:value-type="string">
            <text:p>Noviembre - Diciembre</text:p>
          </table:table-cell>
          <table:table-cell table:style-name="ce959" office:value-type="float" office:value="9000">
            <text:p>9,000</text:p>
          </table:table-cell>
          <table:table-cell table:style-name="ce973" office:value-type="float" office:value="8000">
            <text:p>8,000</text:p>
          </table:table-cell>
          <table:table-cell table:style-name="ce959" office:value-type="float" office:value="25000">
            <text:p>25,000</text:p>
          </table:table-cell>
          <table:table-cell table:style-name="ce973" office:value-type="float" office:value="23000">
            <text:p>23,000</text:p>
          </table:table-cell>
          <table:table-cell table:style-name="ce1000" office:value-type="string">
            <text:p>kg</text:p>
          </table:table-cell>
          <table:table-cell table:style-name="ce1016" office:value-type="float" office:value="0.8">
            <text:p>0.80</text:p>
          </table:table-cell>
          <table:table-cell table:style-name="ce1016" office:value-type="float" office:value="1">
            <text:p>1.00</text:p>
          </table:table-cell>
          <table:table-cell table:style-name="ce1047" office:value-type="float" office:value="0.8">
            <text:p>0.80</text:p>
          </table:table-cell>
          <table:table-cell table:style-name="ce1016" office:value-type="string">
            <text:p>nov.</text:p>
          </table:table-cell>
          <table:table-cell table:style-name="ce1070" office:value-type="float" office:value="0.5">
            <text:p>0.50</text:p>
          </table:table-cell>
          <table:table-cell table:style-name="ce1090" office:value-type="string">
            <text:p>Dic.</text:p>
          </table:table-cell>
          <table:table-cell table:style-name="ce1111" table:formula="of:=SUM([.M14:.N14])/2" office:value-type="float" office:value="24000">
            <text:p>24000.00</text:p>
          </table:table-cell>
          <table:table-cell table:style-name="ce1115" table:formula="of:=[.R14]*[.V14]" office:value-type="float" office:value="19200">
            <text:p>19,200.00</text:p>
          </table:table-cell>
          <table:table-cell table:style-name="ce1118" table:formula="of:=iferror(([.W14]-[.K14])/[.W14];0)" office:value-type="percentage" office:value="0">
            <text:p>#NOMBRE?</text:p>
          </table:table-cell>
          <table:table-cell table:style-name="ce1115" table:formula="of:=[.T14]*[.V14]" office:value-type="float" office:value="12000">
            <text:p>12,000.00</text:p>
          </table:table-cell>
          <table:table-cell table:style-name="ce1121" table:formula="of:=iferror(([.Y14]-[.L14])/[.Y14];0)" office:value-type="percentage" office:value="0">
            <text:p>#NOMBRE?</text:p>
          </table:table-cell>
          <table:table-cell table:formula="of:=[$'Evaluación Cuantitativa'.B12]" office:value-type="string" office:string-value="Alfalfa">
            <text:p>Alfalfa</text:p>
          </table:table-cell>
          <table:table-cell table:style-name="ce1124" table:formula="of:=VLOOKUP([.AA14];OFFSET([.$G$3];[.$AB$9];0;[.$AC$9];18);18;0)" office:value-type="percentage" office:value="0">
            <text:p>#N/D</text:p>
          </table:table-cell>
          <table:table-cell table:style-name="ce1126"/>
          <table:table-cell table:number-columns-repeated="995"/>
        </table:table-row>
        <table:table-row table:style-name="ro21">
          <table:table-cell table:style-name="ce873"/>
          <table:table-cell table:style-name="ce880" table:formula="of:=IF([.C15]=[.C14];[.B14]+1;1)" office:value-type="float" office:value="8">
            <text:p>8</text:p>
          </table:table-cell>
          <table:table-cell table:style-name="ce872" office:value-type="string">
            <text:p>Imperial</text:p>
          </table:table-cell>
          <table:table-cell table:style-name="ce879" table:formula="of:=1+[.D14]" office:value-type="float" office:value="8">
            <text:p>8</text:p>
          </table:table-cell>
          <table:table-cell table:style-name="ce880" table:formula="of:=IF([.B16]=1;[.B15];[.E16])" office:value-type="float" office:value="8">
            <text:p>8</text:p>
          </table:table-cell>
          <table:table-cell table:style-name="ce893" office:value-type="string">
            <text:p>Baja</text:p>
          </table:table-cell>
          <table:table-cell table:style-name="ce902" office:value-type="string">
            <text:p>Pepino Dulce</text:p>
          </table:table-cell>
          <table:table-cell table:style-name="ce917" office:value-type="float" office:value="300">
            <text:p>300</text:p>
          </table:table-cell>
          <table:table-cell table:style-name="ce936" office:value-type="string">
            <text:p>Marzo - Mayo</text:p>
          </table:table-cell>
          <table:table-cell table:style-name="ce947" office:value-type="string">
            <text:p>Setiembre - Diciembre</text:p>
          </table:table-cell>
          <table:table-cell table:style-name="ce960" office:value-type="float" office:value="6500">
            <text:p>6,500</text:p>
          </table:table-cell>
          <table:table-cell table:style-name="ce974" office:value-type="float" office:value="6000">
            <text:p>6,000</text:p>
          </table:table-cell>
          <table:table-cell table:style-name="ce960" office:value-type="float" office:value="1500">
            <text:p>1,500</text:p>
          </table:table-cell>
          <table:table-cell table:style-name="ce974" office:value-type="float" office:value="1400">
            <text:p>1,400</text:p>
          </table:table-cell>
          <table:table-cell table:style-name="ce1002" office:value-type="string">
            <text:p>Cajones</text:p>
          </table:table-cell>
          <table:table-cell table:style-name="ce1018" office:value-type="float" office:value="10">
            <text:p>10.00</text:p>
          </table:table-cell>
          <table:table-cell table:style-name="ce1018" office:value-type="float" office:value="12">
            <text:p>12.00</text:p>
          </table:table-cell>
          <table:table-cell table:style-name="ce1049" office:value-type="float" office:value="9">
            <text:p>9.00</text:p>
          </table:table-cell>
          <table:table-cell table:style-name="ce1018" office:value-type="string">
            <text:p>Set.</text:p>
          </table:table-cell>
          <table:table-cell table:style-name="ce1072" office:value-type="float" office:value="7">
            <text:p>7.00</text:p>
          </table:table-cell>
          <table:table-cell table:style-name="ce1092" office:value-type="string">
            <text:p>Nov.</text:p>
          </table:table-cell>
          <table:table-cell table:style-name="ce1111" table:formula="of:=SUM([.M15:.N15])/2" office:value-type="float" office:value="1450">
            <text:p>1450.00</text:p>
          </table:table-cell>
          <table:table-cell table:style-name="ce1115" table:formula="of:=[.R15]*[.V15]" office:value-type="float" office:value="13050">
            <text:p>13,050.00</text:p>
          </table:table-cell>
          <table:table-cell table:style-name="ce1118" table:formula="of:=iferror(([.W15]-[.K15])/[.W15];0)" office:value-type="percentage" office:value="0">
            <text:p>#NOMBRE?</text:p>
          </table:table-cell>
          <table:table-cell table:style-name="ce1115" table:formula="of:=[.T15]*[.V15]" office:value-type="float" office:value="10150">
            <text:p>10,150.00</text:p>
          </table:table-cell>
          <table:table-cell table:style-name="ce1121" table:formula="of:=iferror(([.Y15]-[.L15])/[.Y15];0)" office:value-type="percentage" office:value="0">
            <text:p>#NOMBRE?</text:p>
          </table:table-cell>
          <table:table-cell table:formula="of:=[$'Evaluación Cuantitativa'.B16]" office:value-type="string" office:string-value="Arroz">
            <text:p>Arroz</text:p>
          </table:table-cell>
          <table:table-cell table:style-name="ce1124" table:formula="of:=VLOOKUP([.AA15];OFFSET([.$G$3];[.$AB$9];0;[.$AC$9];18);18;0)" office:value-type="percentage" office:value="0">
            <text:p>#N/D</text:p>
          </table:table-cell>
          <table:table-cell table:number-columns-repeated="996"/>
        </table:table-row>
        <table:table-row table:style-name="ro21">
          <table:table-cell table:style-name="ce873"/>
          <table:table-cell table:style-name="ce880" table:formula="of:=IF([.C16]=[.C15];[.B15]+1;1)" office:value-type="float" office:value="1">
            <text:p>1</text:p>
          </table:table-cell>
          <table:table-cell table:style-name="ce872" office:value-type="string">
            <text:p>Chincha</text:p>
          </table:table-cell>
          <table:table-cell table:style-name="ce879" table:formula="of:=1+[.D15]" office:value-type="float" office:value="9">
            <text:p>9</text:p>
          </table:table-cell>
          <table:table-cell table:style-name="ce880" table:formula="of:=IF([.B17]=1;[.B16];[.E17])" office:value-type="float" office:value="5">
            <text:p>5</text:p>
          </table:table-cell>
          <table:table-cell table:style-name="ce892" office:value-type="string">
            <text:p>Alta</text:p>
          </table:table-cell>
          <table:table-cell table:style-name="ce901" office:value-type="string">
            <text:p>Algodón</text:p>
          </table:table-cell>
          <table:table-cell table:style-name="ce918" office:value-type="float" office:value="12000">
            <text:p>12,000</text:p>
          </table:table-cell>
          <table:table-cell table:style-name="ce935" office:value-type="string">
            <text:p>Agosto - Octubre</text:p>
          </table:table-cell>
          <table:table-cell table:style-name="ce946" office:value-type="string">
            <text:p>Abril - Julio</text:p>
          </table:table-cell>
          <table:table-cell table:style-name="ce961" office:value-type="float" office:value="5700">
            <text:p>5,700</text:p>
          </table:table-cell>
          <table:table-cell table:style-name="ce975"/>
          <table:table-cell table:style-name="ce987" office:value-type="float" office:value="60">
            <text:p>60</text:p>
          </table:table-cell>
          <table:table-cell table:style-name="ce975"/>
          <table:table-cell table:style-name="ce1003" office:value-type="string">
            <text:p>Qq</text:p>
          </table:table-cell>
          <table:table-cell table:style-name="ce1019" office:value-type="float" office:value="120">
            <text:p>120.00</text:p>
          </table:table-cell>
          <table:table-cell table:style-name="ce1019"/>
          <table:table-cell table:style-name="ce1050" office:value-type="float" office:value="130">
            <text:p>130.00</text:p>
          </table:table-cell>
          <table:table-cell table:style-name="ce1019" office:value-type="string">
            <text:p>Abr.</text:p>
          </table:table-cell>
          <table:table-cell table:style-name="ce1073" office:value-type="float" office:value="120">
            <text:p>120.00</text:p>
          </table:table-cell>
          <table:table-cell table:style-name="ce1093" office:value-type="string">
            <text:p>Jun.</text:p>
          </table:table-cell>
          <table:table-cell table:style-name="ce1111" table:formula="of:=SUM([.M16:.N16])/2" office:value-type="float" office:value="30">
            <text:p>30.00</text:p>
          </table:table-cell>
          <table:table-cell table:style-name="ce1115" table:formula="of:=[.R16]*[.V16]" office:value-type="float" office:value="3900">
            <text:p>3,900.00</text:p>
          </table:table-cell>
          <table:table-cell table:style-name="ce1118" table:formula="of:=iferror(([.W16]-[.K16])/[.W16];0)" office:value-type="percentage" office:value="0">
            <text:p>#NOMBRE?</text:p>
          </table:table-cell>
          <table:table-cell table:style-name="ce1115" table:formula="of:=[.T16]*[.V16]" office:value-type="float" office:value="3600">
            <text:p>3,600.00</text:p>
          </table:table-cell>
          <table:table-cell table:style-name="ce1121" table:formula="of:=iferror(([.Y16]-[.L16])/[.Y16];0)" office:value-type="percentage" office:value="0">
            <text:p>#NOMBRE?</text:p>
          </table:table-cell>
          <table:table-cell table:formula="of:=[$'Evaluación Cuantitativa'.B17]">
            <text:p/>
          </table:table-cell>
          <table:table-cell table:style-name="ce1124" table:formula="of:=VLOOKUP([.AA16];OFFSET([.$G$3];[.$AB$9];0;[.$AC$9];18);18;0)" office:value-type="percentage" office:value="0">
            <text:p>#N/D</text:p>
          </table:table-cell>
          <table:table-cell table:number-columns-repeated="996"/>
        </table:table-row>
        <table:table-row table:style-name="ro21">
          <table:table-cell table:style-name="ce873"/>
          <table:table-cell table:style-name="ce880" table:formula="of:=IF([.C17]=[.C16];[.B16]+1;1)" office:value-type="float" office:value="2">
            <text:p>2</text:p>
          </table:table-cell>
          <table:table-cell table:style-name="ce872" office:value-type="string">
            <text:p>Chincha</text:p>
          </table:table-cell>
          <table:table-cell table:style-name="ce879" table:formula="of:=1+[.D16]" office:value-type="float" office:value="10">
            <text:p>10</text:p>
          </table:table-cell>
          <table:table-cell table:style-name="ce880" table:formula="of:=IF([.B18]=1;[.B17];[.E18])" office:value-type="float" office:value="5">
            <text:p>5</text:p>
          </table:table-cell>
          <table:table-cell table:style-name="ce892" office:value-type="string">
            <text:p>Media</text:p>
          </table:table-cell>
          <table:table-cell table:style-name="ce900" office:value-type="string">
            <text:p>Maíz</text:p>
          </table:table-cell>
          <table:table-cell table:style-name="ce919" office:value-type="float" office:value="5000">
            <text:p>5,000</text:p>
          </table:table-cell>
          <table:table-cell table:style-name="ce934" office:value-type="string">
            <text:p>Todo el Año</text:p>
          </table:table-cell>
          <table:table-cell table:style-name="ce945" office:value-type="string">
            <text:p>Todo el año</text:p>
          </table:table-cell>
          <table:table-cell table:style-name="ce961" office:value-type="float" office:value="5500">
            <text:p>5,500</text:p>
          </table:table-cell>
          <table:table-cell table:style-name="ce975"/>
          <table:table-cell table:style-name="ce987" office:value-type="float" office:value="9500">
            <text:p>9,500</text:p>
          </table:table-cell>
          <table:table-cell table:style-name="ce975"/>
          <table:table-cell table:style-name="ce1004" office:value-type="string">
            <text:p>Kg</text:p>
          </table:table-cell>
          <table:table-cell table:style-name="ce1020" office:value-type="float" office:value="1">
            <text:p>1.00</text:p>
          </table:table-cell>
          <table:table-cell table:style-name="ce1020" office:value-type="float" office:value="1.3">
            <text:p>1.30</text:p>
          </table:table-cell>
          <table:table-cell table:style-name="ce1051" office:value-type="float" office:value="1">
            <text:p>1.00</text:p>
          </table:table-cell>
          <table:table-cell table:style-name="ce1025" office:value-type="string">
            <text:p>Jun.-Nov.</text:p>
          </table:table-cell>
          <table:table-cell table:style-name="ce1074" office:value-type="float" office:value="0.85">
            <text:p>0.85</text:p>
          </table:table-cell>
          <table:table-cell table:style-name="ce1094" office:value-type="string">
            <text:p>Dic.-Mar.</text:p>
          </table:table-cell>
          <table:table-cell table:style-name="ce1111" table:formula="of:=SUM([.M17:.N17])/2" office:value-type="float" office:value="4750">
            <text:p>4750.00</text:p>
          </table:table-cell>
          <table:table-cell table:style-name="ce1115" table:formula="of:=[.R17]*[.V17]" office:value-type="float" office:value="4750">
            <text:p>4,750.00</text:p>
          </table:table-cell>
          <table:table-cell table:style-name="ce1118" table:formula="of:=iferror(([.W17]-[.K17])/[.W17];0)" office:value-type="percentage" office:value="0">
            <text:p>#NOMBRE?</text:p>
          </table:table-cell>
          <table:table-cell table:style-name="ce1115" table:formula="of:=[.T17]*[.V17]" office:value-type="float" office:value="4037.5">
            <text:p>4,037.50</text:p>
          </table:table-cell>
          <table:table-cell table:style-name="ce1121" table:formula="of:=iferror(([.Y17]-[.L17])/[.Y17];0)" office:value-type="percentage" office:value="0">
            <text:p>#NOMBRE?</text:p>
          </table:table-cell>
          <table:table-cell table:number-columns-repeated="998"/>
        </table:table-row>
        <table:table-row table:style-name="ro21">
          <table:table-cell table:style-name="ce873"/>
          <table:table-cell table:style-name="ce880" table:formula="of:=IF([.C18]=[.C17];[.B17]+1;1)" office:value-type="float" office:value="3">
            <text:p>3</text:p>
          </table:table-cell>
          <table:table-cell table:style-name="ce872" office:value-type="string">
            <text:p>Chincha</text:p>
          </table:table-cell>
          <table:table-cell table:style-name="ce879" table:formula="of:=1+[.D17]" office:value-type="float" office:value="11">
            <text:p>11</text:p>
          </table:table-cell>
          <table:table-cell table:style-name="ce880" table:formula="of:=IF([.B19]=1;[.B18];[.E19])" office:value-type="float" office:value="5">
            <text:p>5</text:p>
          </table:table-cell>
          <table:table-cell table:style-name="ce892" office:value-type="string">
            <text:p>Baja</text:p>
          </table:table-cell>
          <table:table-cell table:style-name="ce900" office:value-type="string">
            <text:p>Vid Borgoña</text:p>
          </table:table-cell>
          <table:table-cell table:style-name="ce919" office:value-type="float" office:value="3000">
            <text:p>3,000</text:p>
          </table:table-cell>
          <table:table-cell table:style-name="ce934" office:value-type="string">
            <text:p>Abril - Agosto</text:p>
          </table:table-cell>
          <table:table-cell table:style-name="ce945" office:value-type="string">
            <text:p>Enero - Abril</text:p>
          </table:table-cell>
          <table:table-cell table:style-name="ce961" office:value-type="float" office:value="5000">
            <text:p>5,000</text:p>
          </table:table-cell>
          <table:table-cell table:style-name="ce975"/>
          <table:table-cell table:style-name="ce987" office:value-type="float" office:value="8000">
            <text:p>8,000</text:p>
          </table:table-cell>
          <table:table-cell table:style-name="ce975"/>
          <table:table-cell table:style-name="ce1004" office:value-type="string">
            <text:p>kg</text:p>
          </table:table-cell>
          <table:table-cell table:style-name="ce1020" office:value-type="float" office:value="1.2">
            <text:p>1.20</text:p>
          </table:table-cell>
          <table:table-cell table:style-name="ce1020" office:value-type="float" office:value="1.6">
            <text:p>1.60</text:p>
          </table:table-cell>
          <table:table-cell table:style-name="ce1051" office:value-type="float" office:value="1">
            <text:p>1.00</text:p>
          </table:table-cell>
          <table:table-cell table:style-name="ce1020" office:value-type="string">
            <text:p>Ene.</text:p>
          </table:table-cell>
          <table:table-cell table:style-name="ce1075" office:value-type="float" office:value="0.9">
            <text:p>0.90</text:p>
          </table:table-cell>
          <table:table-cell table:style-name="ce1029" office:value-type="string">
            <text:p>Mar.</text:p>
          </table:table-cell>
          <table:table-cell table:style-name="ce1111" table:formula="of:=SUM([.M18:.N18])/2" office:value-type="float" office:value="4000">
            <text:p>4000.00</text:p>
          </table:table-cell>
          <table:table-cell table:style-name="ce1115" table:formula="of:=[.R18]*[.V18]" office:value-type="float" office:value="4000">
            <text:p>4,000.00</text:p>
          </table:table-cell>
          <table:table-cell table:style-name="ce1118" table:formula="of:=iferror(([.W18]-[.K18])/[.W18];0)" office:value-type="percentage" office:value="0">
            <text:p>#NOMBRE?</text:p>
          </table:table-cell>
          <table:table-cell table:style-name="ce1115" table:formula="of:=[.T18]*[.V18]" office:value-type="float" office:value="3600">
            <text:p>3,600.00</text:p>
          </table:table-cell>
          <table:table-cell table:style-name="ce1121" table:formula="of:=iferror(([.Y18]-[.L18])/[.Y18];0)" office:value-type="percentage" office:value="0">
            <text:p>#NOMBRE?</text:p>
          </table:table-cell>
          <table:table-cell table:number-columns-repeated="998"/>
        </table:table-row>
        <table:table-row table:style-name="ro21">
          <table:table-cell table:style-name="ce873"/>
          <table:table-cell table:style-name="ce880" table:formula="of:=IF([.C19]=[.C18];[.B18]+1;1)" office:value-type="float" office:value="4">
            <text:p>4</text:p>
          </table:table-cell>
          <table:table-cell table:style-name="ce872" office:value-type="string">
            <text:p>Chincha</text:p>
          </table:table-cell>
          <table:table-cell table:style-name="ce879" table:formula="of:=1+[.D18]" office:value-type="float" office:value="12">
            <text:p>12</text:p>
          </table:table-cell>
          <table:table-cell table:style-name="ce880" table:formula="of:=IF([.B20]=1;[.B19];[.E20])" office:value-type="float" office:value="5">
            <text:p>5</text:p>
          </table:table-cell>
          <table:table-cell table:style-name="ce892" office:value-type="string">
            <text:p>Baja</text:p>
          </table:table-cell>
          <table:table-cell table:style-name="ce900" office:value-type="string">
            <text:p>Zapallo</text:p>
          </table:table-cell>
          <table:table-cell table:style-name="ce919"/>
          <table:table-cell table:style-name="ce934" office:value-type="string">
            <text:p>Marzo-Abril</text:p>
          </table:table-cell>
          <table:table-cell table:style-name="ce945" office:value-type="string">
            <text:p>Julio-Agosto</text:p>
          </table:table-cell>
          <table:table-cell table:style-name="ce961" office:value-type="float" office:value="5500">
            <text:p>5,500</text:p>
          </table:table-cell>
          <table:table-cell table:style-name="ce975"/>
          <table:table-cell table:style-name="ce987" office:value-type="float" office:value="25000">
            <text:p>25,000</text:p>
          </table:table-cell>
          <table:table-cell table:style-name="ce975"/>
          <table:table-cell table:style-name="ce1004" office:value-type="string">
            <text:p>kg</text:p>
          </table:table-cell>
          <table:table-cell table:style-name="ce1020" table:number-columns-repeated="2"/>
          <table:table-cell table:style-name="ce1051" office:value-type="float" office:value="0.2">
            <text:p>0.20</text:p>
          </table:table-cell>
          <table:table-cell table:style-name="ce1020" office:value-type="string">
            <text:p>Jul.</text:p>
          </table:table-cell>
          <table:table-cell table:style-name="ce1075" office:value-type="float" office:value="0.5">
            <text:p>0.50</text:p>
          </table:table-cell>
          <table:table-cell table:style-name="ce1029" office:value-type="string">
            <text:p>Ago.</text:p>
          </table:table-cell>
          <table:table-cell table:style-name="ce1111" table:formula="of:=SUM([.M19:.N19])/2" office:value-type="float" office:value="12500">
            <text:p>12500.00</text:p>
          </table:table-cell>
          <table:table-cell table:style-name="ce1115" table:formula="of:=[.R19]*[.V19]" office:value-type="float" office:value="2500">
            <text:p>2,500.00</text:p>
          </table:table-cell>
          <table:table-cell table:style-name="ce1118" table:formula="of:=iferror(([.W19]-[.K19])/[.W19];0)" office:value-type="percentage" office:value="0">
            <text:p>#NOMBRE?</text:p>
          </table:table-cell>
          <table:table-cell table:style-name="ce1115" table:formula="of:=[.T19]*[.V19]" office:value-type="float" office:value="6250">
            <text:p>6,250.00</text:p>
          </table:table-cell>
          <table:table-cell table:style-name="ce1121" table:formula="of:=iferror(([.Y19]-[.L19])/[.Y19];0)" office:value-type="percentage" office:value="0">
            <text:p>#NOMBRE?</text:p>
          </table:table-cell>
          <table:table-cell table:number-columns-repeated="998"/>
        </table:table-row>
        <table:table-row table:style-name="ro21">
          <table:table-cell table:style-name="ce873"/>
          <table:table-cell table:style-name="ce880" table:formula="of:=IF([.C20]=[.C19];[.B19]+1;1)" office:value-type="float" office:value="5">
            <text:p>5</text:p>
          </table:table-cell>
          <table:table-cell table:style-name="ce872" office:value-type="string">
            <text:p>Chincha</text:p>
          </table:table-cell>
          <table:table-cell table:style-name="ce879" table:formula="of:=1+[.D19]" office:value-type="float" office:value="13">
            <text:p>13</text:p>
          </table:table-cell>
          <table:table-cell table:style-name="ce880" table:formula="of:=IF([.B21]=1;[.B20];[.E21])" office:value-type="float" office:value="5">
            <text:p>5</text:p>
          </table:table-cell>
          <table:table-cell table:style-name="ce893" office:value-type="string">
            <text:p>Baja</text:p>
          </table:table-cell>
          <table:table-cell table:style-name="ce903" office:value-type="string">
            <text:p>Palto</text:p>
          </table:table-cell>
          <table:table-cell table:style-name="ce920" office:value-type="float" office:value="3000">
            <text:p>3,000</text:p>
          </table:table-cell>
          <table:table-cell table:style-name="ce937" office:value-type="string">
            <text:p>Mayo - Agosto</text:p>
          </table:table-cell>
          <table:table-cell table:style-name="ce948" office:value-type="string">
            <text:p>Abril - Junio</text:p>
          </table:table-cell>
          <table:table-cell table:style-name="ce962" office:value-type="float" office:value="9500">
            <text:p>9,500</text:p>
          </table:table-cell>
          <table:table-cell table:style-name="ce976"/>
          <table:table-cell table:style-name="ce962" office:value-type="float" office:value="13000">
            <text:p>13,000</text:p>
          </table:table-cell>
          <table:table-cell table:style-name="ce976"/>
          <table:table-cell table:style-name="ce924" office:value-type="string">
            <text:p>Kg</text:p>
          </table:table-cell>
          <table:table-cell table:style-name="ce1021" office:value-type="float" office:value="2.5">
            <text:p>2.50</text:p>
          </table:table-cell>
          <table:table-cell table:style-name="ce1021" office:value-type="float" office:value="4.5">
            <text:p>4.50</text:p>
          </table:table-cell>
          <table:table-cell table:style-name="ce1052" office:value-type="float" office:value="2">
            <text:p>2.00</text:p>
          </table:table-cell>
          <table:table-cell table:style-name="ce1021" office:value-type="string">
            <text:p>Abr.</text:p>
          </table:table-cell>
          <table:table-cell table:style-name="ce1076" office:value-type="float" office:value="1.8">
            <text:p>1.80</text:p>
          </table:table-cell>
          <table:table-cell table:style-name="ce1095" office:value-type="string">
            <text:p>Jun.</text:p>
          </table:table-cell>
          <table:table-cell table:style-name="ce1111" table:formula="of:=SUM([.M20:.N20])/2" office:value-type="float" office:value="6500">
            <text:p>6500.00</text:p>
          </table:table-cell>
          <table:table-cell table:style-name="ce1115" table:formula="of:=[.R20]*[.V20]" office:value-type="float" office:value="13000">
            <text:p>13,000.00</text:p>
          </table:table-cell>
          <table:table-cell table:style-name="ce1118" table:formula="of:=iferror(([.W20]-[.K20])/[.W20];0)" office:value-type="percentage" office:value="0">
            <text:p>#NOMBRE?</text:p>
          </table:table-cell>
          <table:table-cell table:style-name="ce1115" table:formula="of:=[.T20]*[.V20]" office:value-type="float" office:value="11700">
            <text:p>11,700.00</text:p>
          </table:table-cell>
          <table:table-cell table:style-name="ce1121" table:formula="of:=iferror(([.Y20]-[.L20])/[.Y20];0)" office:value-type="percentage" office:value="0">
            <text:p>#NOMBRE?</text:p>
          </table:table-cell>
          <table:table-cell table:number-columns-repeated="998"/>
        </table:table-row>
        <table:table-row table:style-name="ro21">
          <table:table-cell table:style-name="ce873"/>
          <table:table-cell table:style-name="ce880" table:formula="of:=IF([.C21]=[.C20];[.B20]+1;1)" office:value-type="float" office:value="1">
            <text:p>1</text:p>
          </table:table-cell>
          <table:table-cell table:style-name="ce872" office:value-type="string">
            <text:p>Pisco</text:p>
          </table:table-cell>
          <table:table-cell table:style-name="ce879" table:formula="of:=1+[.D20]" office:value-type="float" office:value="14">
            <text:p>14</text:p>
          </table:table-cell>
          <table:table-cell table:style-name="ce880" table:formula="of:=IF([.B22]=1;[.B21];[.E22])" office:value-type="float" office:value="6">
            <text:p>6</text:p>
          </table:table-cell>
          <table:table-cell table:style-name="ce890" office:value-type="string">
            <text:p>Alta</text:p>
          </table:table-cell>
          <table:table-cell table:style-name="ce898" office:value-type="string">
            <text:p>Algodón</text:p>
          </table:table-cell>
          <table:table-cell table:style-name="ce914" office:value-type="float" office:value="1100">
            <text:p>1,100</text:p>
          </table:table-cell>
          <table:table-cell table:style-name="ce932" office:value-type="string">
            <text:p>Junio - Octubre</text:p>
          </table:table-cell>
          <table:table-cell table:style-name="ce943" office:value-type="string">
            <text:p>Marzo - Julio</text:p>
          </table:table-cell>
          <table:table-cell table:style-name="ce957" office:value-type="float" office:value="5500">
            <text:p>5,500</text:p>
          </table:table-cell>
          <table:table-cell table:style-name="ce971"/>
          <table:table-cell table:style-name="ce957" office:value-type="float" office:value="60">
            <text:p>60</text:p>
          </table:table-cell>
          <table:table-cell table:style-name="ce971"/>
          <table:table-cell table:style-name="ce998" office:value-type="string">
            <text:p>Qq</text:p>
          </table:table-cell>
          <table:table-cell table:style-name="ce1014" office:value-type="float" office:value="120">
            <text:p>120.00</text:p>
          </table:table-cell>
          <table:table-cell table:style-name="ce1014"/>
          <table:table-cell table:style-name="ce1045" office:value-type="float" office:value="130">
            <text:p>130.00</text:p>
          </table:table-cell>
          <table:table-cell table:style-name="ce1014" office:value-type="string">
            <text:p>Abr.</text:p>
          </table:table-cell>
          <table:table-cell table:style-name="ce1068" office:value-type="float" office:value="120">
            <text:p>120.00</text:p>
          </table:table-cell>
          <table:table-cell table:style-name="ce1088" office:value-type="string">
            <text:p>May.</text:p>
          </table:table-cell>
          <table:table-cell table:style-name="ce1111" table:formula="of:=SUM([.M21:.N21])/2" office:value-type="float" office:value="30">
            <text:p>30.00</text:p>
          </table:table-cell>
          <table:table-cell table:style-name="ce1115" table:formula="of:=[.R21]*[.V21]" office:value-type="float" office:value="3900">
            <text:p>3,900.00</text:p>
          </table:table-cell>
          <table:table-cell table:style-name="ce1118" table:formula="of:=iferror(([.W21]-[.K21])/[.W21];0)" office:value-type="percentage" office:value="0">
            <text:p>#NOMBRE?</text:p>
          </table:table-cell>
          <table:table-cell table:style-name="ce1115" table:formula="of:=[.T21]*[.V21]" office:value-type="float" office:value="3600">
            <text:p>3,600.00</text:p>
          </table:table-cell>
          <table:table-cell table:style-name="ce1121" table:formula="of:=iferror(([.Y21]-[.L21])/[.Y21];0)" office:value-type="percentage" office:value="0">
            <text:p>#NOMBRE?</text:p>
          </table:table-cell>
          <table:table-cell table:number-columns-repeated="998"/>
        </table:table-row>
        <table:table-row table:style-name="ro21">
          <table:table-cell table:style-name="ce873"/>
          <table:table-cell table:style-name="ce880" table:formula="of:=IF([.C22]=[.C21];[.B21]+1;1)" office:value-type="float" office:value="2">
            <text:p>2</text:p>
          </table:table-cell>
          <table:table-cell table:style-name="ce872" office:value-type="string">
            <text:p>Pisco</text:p>
          </table:table-cell>
          <table:table-cell table:style-name="ce879" table:formula="of:=1+[.D21]" office:value-type="float" office:value="15">
            <text:p>15</text:p>
          </table:table-cell>
          <table:table-cell table:style-name="ce880" table:formula="of:=IF([.B23]=1;[.B22];[.E23])" office:value-type="float" office:value="6">
            <text:p>6</text:p>
          </table:table-cell>
          <table:table-cell table:style-name="ce892" office:value-type="string">
            <text:p>Alta</text:p>
          </table:table-cell>
          <table:table-cell table:style-name="ce900" office:value-type="string">
            <text:p>Maíz Amarillo</text:p>
          </table:table-cell>
          <table:table-cell table:style-name="ce921" office:value-type="float" office:value="800">
            <text:p>800</text:p>
          </table:table-cell>
          <table:table-cell table:style-name="ce938" office:value-type="string">
            <text:p>Todo el año</text:p>
          </table:table-cell>
          <table:table-cell table:style-name="ce945" office:value-type="string">
            <text:p>Todo el año</text:p>
          </table:table-cell>
          <table:table-cell table:style-name="ce959" office:value-type="float" office:value="5500">
            <text:p>5,500</text:p>
          </table:table-cell>
          <table:table-cell table:style-name="ce973"/>
          <table:table-cell table:style-name="ce959" office:value-type="float" office:value="11000">
            <text:p>11,000</text:p>
          </table:table-cell>
          <table:table-cell table:style-name="ce973"/>
          <table:table-cell table:style-name="ce1000" office:value-type="string">
            <text:p>Kg</text:p>
          </table:table-cell>
          <table:table-cell table:style-name="ce1022" office:value-type="float" office:value="0.95">
            <text:p>0.95</text:p>
          </table:table-cell>
          <table:table-cell table:style-name="ce1016" office:value-type="float" office:value="1.1">
            <text:p>1.10</text:p>
          </table:table-cell>
          <table:table-cell table:style-name="ce1053" office:value-type="float" office:value="0.85">
            <text:p>0.85</text:p>
          </table:table-cell>
          <table:table-cell table:style-name="ce1025" office:value-type="string">
            <text:p>Jun.-Nov.</text:p>
          </table:table-cell>
          <table:table-cell table:style-name="ce1077" office:value-type="float" office:value="0.7">
            <text:p>0.7</text:p>
          </table:table-cell>
          <table:table-cell table:style-name="ce1094" office:value-type="string">
            <text:p>Dic.-Mar.</text:p>
          </table:table-cell>
          <table:table-cell table:style-name="ce1111" table:formula="of:=SUM([.M22:.N22])/2" office:value-type="float" office:value="5500">
            <text:p>5500.00</text:p>
          </table:table-cell>
          <table:table-cell table:style-name="ce1115" table:formula="of:=[.R22]*[.V22]" office:value-type="float" office:value="4675">
            <text:p>4,675.00</text:p>
          </table:table-cell>
          <table:table-cell table:style-name="ce1118" table:formula="of:=iferror(([.W22]-[.K22])/[.W22];0)" office:value-type="percentage" office:value="0">
            <text:p>#NOMBRE?</text:p>
          </table:table-cell>
          <table:table-cell table:style-name="ce1115" table:formula="of:=[.T22]*[.V22]" office:value-type="float" office:value="3850">
            <text:p>3,850.00</text:p>
          </table:table-cell>
          <table:table-cell table:style-name="ce1121" table:formula="of:=iferror(([.Y22]-[.L22])/[.Y22];0)" office:value-type="percentage" office:value="0">
            <text:p>#NOMBRE?</text:p>
          </table:table-cell>
          <table:table-cell table:number-columns-repeated="998"/>
        </table:table-row>
        <table:table-row table:style-name="ro21">
          <table:table-cell table:style-name="ce873"/>
          <table:table-cell table:style-name="ce880" table:formula="of:=IF([.C23]=[.C22];[.B22]+1;1)" office:value-type="float" office:value="3">
            <text:p>3</text:p>
          </table:table-cell>
          <table:table-cell table:style-name="ce872" office:value-type="string">
            <text:p>Pisco</text:p>
          </table:table-cell>
          <table:table-cell table:style-name="ce879" table:formula="of:=1+[.D22]" office:value-type="float" office:value="16">
            <text:p>16</text:p>
          </table:table-cell>
          <table:table-cell table:style-name="ce880" table:formula="of:=IF([.B24]=1;[.B23];[.E24])" office:value-type="float" office:value="6">
            <text:p>6</text:p>
          </table:table-cell>
          <table:table-cell table:style-name="ce892" office:value-type="string">
            <text:p>Media</text:p>
          </table:table-cell>
          <table:table-cell table:style-name="ce900" office:value-type="string">
            <text:p>Maíz Amilaceo</text:p>
          </table:table-cell>
          <table:table-cell table:style-name="ce916" office:value-type="float" office:value="300">
            <text:p>300</text:p>
          </table:table-cell>
          <table:table-cell table:style-name="ce934" office:value-type="string">
            <text:p>Abril - Junio</text:p>
          </table:table-cell>
          <table:table-cell table:style-name="ce945" office:value-type="string">
            <text:p>Setiembre - Noviembre</text:p>
          </table:table-cell>
          <table:table-cell table:style-name="ce959" office:value-type="float" office:value="6500">
            <text:p>6,500</text:p>
          </table:table-cell>
          <table:table-cell table:style-name="ce973"/>
          <table:table-cell table:style-name="ce959" office:value-type="float" office:value="12000">
            <text:p>12,000</text:p>
          </table:table-cell>
          <table:table-cell table:style-name="ce973"/>
          <table:table-cell table:style-name="ce1000" office:value-type="string">
            <text:p>Kg</text:p>
          </table:table-cell>
          <table:table-cell table:style-name="ce1016" office:value-type="float" office:value="0.7">
            <text:p>0.70</text:p>
          </table:table-cell>
          <table:table-cell table:style-name="ce1016" office:value-type="float" office:value="0.85">
            <text:p>0.85</text:p>
          </table:table-cell>
          <table:table-cell table:style-name="ce1047" office:value-type="float" office:value="1">
            <text:p>1.00</text:p>
          </table:table-cell>
          <table:table-cell table:style-name="ce1016" office:value-type="string">
            <text:p>Set.-Oct.</text:p>
          </table:table-cell>
          <table:table-cell table:style-name="ce1070" office:value-type="float" office:value="0.8">
            <text:p>0.80</text:p>
          </table:table-cell>
          <table:table-cell table:style-name="ce1090" office:value-type="string">
            <text:p>Nov.-Dic.</text:p>
          </table:table-cell>
          <table:table-cell table:style-name="ce1111" table:formula="of:=SUM([.M23:.N23])/2" office:value-type="float" office:value="6000">
            <text:p>6000.00</text:p>
          </table:table-cell>
          <table:table-cell table:style-name="ce1115" table:formula="of:=[.R23]*[.V23]" office:value-type="float" office:value="6000">
            <text:p>6,000.00</text:p>
          </table:table-cell>
          <table:table-cell table:style-name="ce1118" table:formula="of:=iferror(([.W23]-[.K23])/[.W23];0)" office:value-type="percentage" office:value="0">
            <text:p>#NOMBRE?</text:p>
          </table:table-cell>
          <table:table-cell table:style-name="ce1115" table:formula="of:=[.T23]*[.V23]" office:value-type="float" office:value="4800">
            <text:p>4,800.00</text:p>
          </table:table-cell>
          <table:table-cell table:style-name="ce1121" table:formula="of:=iferror(([.Y23]-[.L23])/[.Y23];0)" office:value-type="percentage" office:value="0">
            <text:p>#NOMBRE?</text:p>
          </table:table-cell>
          <table:table-cell table:number-columns-repeated="998"/>
        </table:table-row>
        <table:table-row table:style-name="ro21">
          <table:table-cell table:style-name="ce873"/>
          <table:table-cell table:style-name="ce880" table:formula="of:=IF([.C24]=[.C23];[.B23]+1;1)" office:value-type="float" office:value="4">
            <text:p>4</text:p>
          </table:table-cell>
          <table:table-cell table:style-name="ce872" office:value-type="string">
            <text:p>Pisco</text:p>
          </table:table-cell>
          <table:table-cell table:style-name="ce879" table:formula="of:=1+[.D23]" office:value-type="float" office:value="17">
            <text:p>17</text:p>
          </table:table-cell>
          <table:table-cell table:style-name="ce880" table:formula="of:=IF([.B25]=1;[.B24];[.E25])" office:value-type="float" office:value="6">
            <text:p>6</text:p>
          </table:table-cell>
          <table:table-cell table:style-name="ce892" office:value-type="string">
            <text:p>Baja</text:p>
          </table:table-cell>
          <table:table-cell table:style-name="ce900" office:value-type="string">
            <text:p>Vid Italia</text:p>
          </table:table-cell>
          <table:table-cell table:style-name="ce916" office:value-type="float" office:value="180">
            <text:p>180</text:p>
          </table:table-cell>
          <table:table-cell table:style-name="ce934" office:value-type="string">
            <text:p>Junio - Julio</text:p>
          </table:table-cell>
          <table:table-cell table:style-name="ce945" office:value-type="string">
            <text:p>Enero - Febrero</text:p>
          </table:table-cell>
          <table:table-cell table:style-name="ce959" office:value-type="float" office:value="10000">
            <text:p>10,000</text:p>
          </table:table-cell>
          <table:table-cell table:style-name="ce973"/>
          <table:table-cell table:style-name="ce959" office:value-type="float" office:value="12500">
            <text:p>12,500</text:p>
          </table:table-cell>
          <table:table-cell table:style-name="ce973"/>
          <table:table-cell table:style-name="ce1000" office:value-type="string">
            <text:p>Kg</text:p>
          </table:table-cell>
          <table:table-cell table:style-name="ce1022" office:value-type="float" office:value="2">
            <text:p>2</text:p>
          </table:table-cell>
          <table:table-cell table:style-name="ce1016" office:value-type="float" office:value="2.4">
            <text:p>2.40</text:p>
          </table:table-cell>
          <table:table-cell table:style-name="ce1047" office:value-type="float" office:value="2.8">
            <text:p>2.80</text:p>
          </table:table-cell>
          <table:table-cell table:style-name="ce1022" office:value-type="string">
            <text:p>Jul.-Ag.</text:p>
          </table:table-cell>
          <table:table-cell table:style-name="ce1070" office:value-type="float" office:value="2">
            <text:p>2.00</text:p>
          </table:table-cell>
          <table:table-cell table:style-name="ce1096" office:value-type="string">
            <text:p>Dic.-Ene.</text:p>
          </table:table-cell>
          <table:table-cell table:style-name="ce1111" table:formula="of:=SUM([.M24:.N24])/2" office:value-type="float" office:value="6250">
            <text:p>6250.00</text:p>
          </table:table-cell>
          <table:table-cell table:style-name="ce1115" table:formula="of:=[.R24]*[.V24]" office:value-type="float" office:value="17500">
            <text:p>17,500.00</text:p>
          </table:table-cell>
          <table:table-cell table:style-name="ce1118" table:formula="of:=iferror(([.W24]-[.K24])/[.W24];0)" office:value-type="percentage" office:value="0">
            <text:p>#NOMBRE?</text:p>
          </table:table-cell>
          <table:table-cell table:style-name="ce1115" table:formula="of:=[.T24]*[.V24]" office:value-type="float" office:value="12500">
            <text:p>12,500.00</text:p>
          </table:table-cell>
          <table:table-cell table:style-name="ce1121" table:formula="of:=iferror(([.Y24]-[.L24])/[.Y24];0)" office:value-type="percentage" office:value="0">
            <text:p>#NOMBRE?</text:p>
          </table:table-cell>
          <table:table-cell table:number-columns-repeated="998"/>
        </table:table-row>
        <table:table-row table:style-name="ro21">
          <table:table-cell table:style-name="ce874"/>
          <table:table-cell table:style-name="ce880" table:formula="of:=IF([.C25]=[.C24];[.B24]+1;1)" office:value-type="float" office:value="5">
            <text:p>5</text:p>
          </table:table-cell>
          <table:table-cell table:style-name="ce872" office:value-type="string">
            <text:p>Pisco</text:p>
          </table:table-cell>
          <table:table-cell table:style-name="ce879" table:formula="of:=1+[.D24]" office:value-type="float" office:value="18">
            <text:p>18</text:p>
          </table:table-cell>
          <table:table-cell table:style-name="ce880" table:formula="of:=IF([.B26]=1;[.B25];[.E26])" office:value-type="float" office:value="6">
            <text:p>6</text:p>
          </table:table-cell>
          <table:table-cell table:style-name="ce892" office:value-type="string">
            <text:p>Baja</text:p>
          </table:table-cell>
          <table:table-cell table:style-name="ce901" office:value-type="string">
            <text:p>Palto</text:p>
          </table:table-cell>
          <table:table-cell table:style-name="ce916" office:value-type="float" office:value="3000">
            <text:p>3,000</text:p>
          </table:table-cell>
          <table:table-cell table:style-name="ce935" office:value-type="string">
            <text:p>Mayo - Agosto</text:p>
          </table:table-cell>
          <table:table-cell table:style-name="ce946" office:value-type="string">
            <text:p>Abril - Junio</text:p>
          </table:table-cell>
          <table:table-cell table:style-name="ce959" office:value-type="float" office:value="18000">
            <text:p>18,000</text:p>
          </table:table-cell>
          <table:table-cell table:style-name="ce973"/>
          <table:table-cell table:style-name="ce959" office:value-type="float" office:value="10000">
            <text:p>10,000</text:p>
          </table:table-cell>
          <table:table-cell table:style-name="ce973"/>
          <table:table-cell table:style-name="ce1000" office:value-type="string">
            <text:p>Kg</text:p>
          </table:table-cell>
          <table:table-cell table:style-name="ce1017" office:value-type="float" office:value="2.2">
            <text:p>2.20</text:p>
          </table:table-cell>
          <table:table-cell table:style-name="ce1017" office:value-type="float" office:value="4.5">
            <text:p>4.50</text:p>
          </table:table-cell>
          <table:table-cell table:style-name="ce1048" office:value-type="float" office:value="3">
            <text:p>3.00</text:p>
          </table:table-cell>
          <table:table-cell table:style-name="ce1017" office:value-type="string">
            <text:p>Abr.</text:p>
          </table:table-cell>
          <table:table-cell table:style-name="ce1071" office:value-type="float" office:value="2.8">
            <text:p>2.80</text:p>
          </table:table-cell>
          <table:table-cell table:style-name="ce1091" office:value-type="string">
            <text:p>Jun.</text:p>
          </table:table-cell>
          <table:table-cell table:style-name="ce1111" table:formula="of:=SUM([.M25:.N25])/2" office:value-type="float" office:value="5000">
            <text:p>5000.00</text:p>
          </table:table-cell>
          <table:table-cell table:style-name="ce1115" table:formula="of:=[.R25]*[.V25]" office:value-type="float" office:value="15000">
            <text:p>15,000.00</text:p>
          </table:table-cell>
          <table:table-cell table:style-name="ce1118" table:formula="of:=iferror(([.W25]-[.K25])/[.W25];0)" office:value-type="percentage" office:value="0">
            <text:p>#NOMBRE?</text:p>
          </table:table-cell>
          <table:table-cell table:style-name="ce1115" table:formula="of:=[.T25]*[.V25]" office:value-type="float" office:value="14000">
            <text:p>14,000.00</text:p>
          </table:table-cell>
          <table:table-cell table:style-name="ce1121" table:formula="of:=iferror(([.Y25]-[.L25])/[.Y25];0)" office:value-type="percentage" office:value="0">
            <text:p>#NOMBRE?</text:p>
          </table:table-cell>
          <table:table-cell table:number-columns-repeated="998"/>
        </table:table-row>
        <table:table-row table:style-name="ro21">
          <table:table-cell table:style-name="ce872" office:value-type="string">
            <text:p>SUR</text:p>
          </table:table-cell>
          <table:table-cell table:style-name="ce880" table:formula="of:=IF([.C26]=[.C25];[.B25]+1;1)" office:value-type="float" office:value="6">
            <text:p>6</text:p>
          </table:table-cell>
          <table:table-cell table:style-name="ce872" office:value-type="string">
            <text:p>Pisco</text:p>
          </table:table-cell>
          <table:table-cell table:style-name="ce879" table:formula="of:=1+[.D25]" office:value-type="float" office:value="19">
            <text:p>19</text:p>
          </table:table-cell>
          <table:table-cell table:style-name="ce880" table:formula="of:=IF([.B27]=1;[.B26];[.E27])" office:value-type="float" office:value="6">
            <text:p>6</text:p>
          </table:table-cell>
          <table:table-cell table:style-name="ce893" office:value-type="string">
            <text:p>Baja</text:p>
          </table:table-cell>
          <table:table-cell table:style-name="ce902" office:value-type="string">
            <text:p>Alfalfa</text:p>
          </table:table-cell>
          <table:table-cell table:style-name="ce917" office:value-type="float" office:value="150">
            <text:p>150</text:p>
          </table:table-cell>
          <table:table-cell table:style-name="ce936" office:value-type="string">
            <text:p>Todo el año</text:p>
          </table:table-cell>
          <table:table-cell table:style-name="ce947" office:value-type="string">
            <text:p>Todo el año</text:p>
          </table:table-cell>
          <table:table-cell table:style-name="ce960" office:value-type="float" office:value="3500">
            <text:p>3,500</text:p>
          </table:table-cell>
          <table:table-cell table:style-name="ce974"/>
          <table:table-cell table:style-name="ce960" office:value-type="float" office:value="13000">
            <text:p>13,000</text:p>
          </table:table-cell>
          <table:table-cell table:style-name="ce974"/>
          <table:table-cell table:style-name="ce1002" office:value-type="string">
            <text:p>Kg</text:p>
          </table:table-cell>
          <table:table-cell table:number-columns-repeated="2" table:style-name="ce1018" office:value-type="float" office:value="0.85">
            <text:p>0.85</text:p>
          </table:table-cell>
          <table:table-cell table:style-name="ce1054" office:value-type="float" office:value="0.8">
            <text:p>0.8</text:p>
          </table:table-cell>
          <table:table-cell table:style-name="ce1065" office:value-type="string">
            <text:p>abril</text:p>
          </table:table-cell>
          <table:table-cell table:style-name="ce1078" office:value-type="float" office:value="0.65">
            <text:p>0.65</text:p>
          </table:table-cell>
          <table:table-cell table:style-name="ce1097" office:value-type="string">
            <text:p>May.</text:p>
          </table:table-cell>
          <table:table-cell table:style-name="ce1111" table:formula="of:=SUM([.M26:.N26])/2" office:value-type="float" office:value="6500">
            <text:p>6500.00</text:p>
          </table:table-cell>
          <table:table-cell table:style-name="ce1115" table:formula="of:=[.R26]*[.V26]" office:value-type="float" office:value="5200">
            <text:p>5,200.00</text:p>
          </table:table-cell>
          <table:table-cell table:style-name="ce1118" table:formula="of:=iferror(([.W26]-[.K26])/[.W26];0)" office:value-type="percentage" office:value="0">
            <text:p>#NOMBRE?</text:p>
          </table:table-cell>
          <table:table-cell table:style-name="ce1115" table:formula="of:=[.T26]*[.V26]" office:value-type="float" office:value="4225">
            <text:p>4,225.00</text:p>
          </table:table-cell>
          <table:table-cell table:style-name="ce1121" table:formula="of:=iferror(([.Y26]-[.L26])/[.Y26];0)" office:value-type="percentage" office:value="0">
            <text:p>#NOMBRE?</text:p>
          </table:table-cell>
          <table:table-cell table:number-columns-repeated="998"/>
        </table:table-row>
        <table:table-row table:style-name="ro21">
          <table:table-cell table:style-name="ce873"/>
          <table:table-cell table:style-name="ce880" table:formula="of:=IF([.C27]=[.C26];[.B26]+1;1)" office:value-type="float" office:value="1">
            <text:p>1</text:p>
          </table:table-cell>
          <table:table-cell table:style-name="ce881" office:value-type="string">
            <text:p>Parcona</text:p>
          </table:table-cell>
          <table:table-cell table:style-name="ce879" table:formula="of:=1+[.D26]" office:value-type="float" office:value="20">
            <text:p>20</text:p>
          </table:table-cell>
          <table:table-cell table:style-name="ce880" table:formula="of:=IF([.B28]=1;[.B27];[.E28])" office:value-type="float" office:value="5">
            <text:p>5</text:p>
          </table:table-cell>
          <table:table-cell table:style-name="ce890" office:value-type="string">
            <text:p>Alta</text:p>
          </table:table-cell>
          <table:table-cell table:style-name="ce898" office:value-type="string">
            <text:p>Algodón</text:p>
          </table:table-cell>
          <table:table-cell table:style-name="ce922" office:value-type="float" office:value="250">
            <text:p>250</text:p>
          </table:table-cell>
          <table:table-cell table:style-name="ce932" office:value-type="string">
            <text:p>Mayo - Julio</text:p>
          </table:table-cell>
          <table:table-cell table:style-name="ce943" office:value-type="string">
            <text:p>Diciembre - Febrero</text:p>
          </table:table-cell>
          <table:table-cell table:style-name="ce963" office:value-type="float" office:value="5500">
            <text:p>5,500</text:p>
          </table:table-cell>
          <table:table-cell table:style-name="ce977"/>
          <table:table-cell table:style-name="ce963" office:value-type="float" office:value="60">
            <text:p>60</text:p>
          </table:table-cell>
          <table:table-cell table:style-name="ce977"/>
          <table:table-cell table:style-name="ce923" office:value-type="string">
            <text:p>Qq</text:p>
          </table:table-cell>
          <table:table-cell table:style-name="ce1023" office:value-type="float" office:value="120">
            <text:p>120.00</text:p>
          </table:table-cell>
          <table:table-cell table:style-name="ce1023"/>
          <table:table-cell table:style-name="ce1055" office:value-type="float" office:value="120">
            <text:p>120.00</text:p>
          </table:table-cell>
          <table:table-cell table:style-name="ce1023" office:value-type="string">
            <text:p>Feb.</text:p>
          </table:table-cell>
          <table:table-cell table:style-name="ce1079" office:value-type="float" office:value="128">
            <text:p>128.00</text:p>
          </table:table-cell>
          <table:table-cell table:style-name="ce1098" office:value-type="string">
            <text:p>Mar.</text:p>
          </table:table-cell>
          <table:table-cell table:style-name="ce1111" table:formula="of:=SUM([.M27:.N27])/2" office:value-type="float" office:value="30">
            <text:p>30.00</text:p>
          </table:table-cell>
          <table:table-cell table:style-name="ce1115" table:formula="of:=[.R27]*[.V27]" office:value-type="float" office:value="3600">
            <text:p>3,600.00</text:p>
          </table:table-cell>
          <table:table-cell table:style-name="ce1118" table:formula="of:=iferror(([.W27]-[.K27])/[.W27];0)" office:value-type="percentage" office:value="0">
            <text:p>#NOMBRE?</text:p>
          </table:table-cell>
          <table:table-cell table:style-name="ce1115" table:formula="of:=[.T27]*[.V27]" office:value-type="float" office:value="3840">
            <text:p>3,840.00</text:p>
          </table:table-cell>
          <table:table-cell table:style-name="ce1121" table:formula="of:=iferror(([.Y27]-[.L27])/[.Y27];0)" office:value-type="percentage" office:value="0">
            <text:p>#NOMBRE?</text:p>
          </table:table-cell>
          <table:table-cell table:number-columns-repeated="998"/>
        </table:table-row>
        <table:table-row table:style-name="ro21">
          <table:table-cell table:style-name="ce873"/>
          <table:table-cell table:style-name="ce880" table:formula="of:=IF([.C28]=[.C27];[.B27]+1;1)" office:value-type="float" office:value="2">
            <text:p>2</text:p>
          </table:table-cell>
          <table:table-cell table:style-name="ce881" office:value-type="string">
            <text:p>Parcona</text:p>
          </table:table-cell>
          <table:table-cell table:style-name="ce879" table:formula="of:=1+[.D27]" office:value-type="float" office:value="21">
            <text:p>21</text:p>
          </table:table-cell>
          <table:table-cell table:style-name="ce880" table:formula="of:=IF([.B29]=1;[.B28];[.E29])" office:value-type="float" office:value="5">
            <text:p>5</text:p>
          </table:table-cell>
          <table:table-cell table:style-name="ce892" office:value-type="string">
            <text:p>Baja</text:p>
          </table:table-cell>
          <table:table-cell table:style-name="ce901" office:value-type="string">
            <text:p>Palto</text:p>
          </table:table-cell>
          <table:table-cell table:style-name="ce919" office:value-type="float" office:value="200">
            <text:p>200</text:p>
          </table:table-cell>
          <table:table-cell table:style-name="ce935" office:value-type="string">
            <text:p>Mayo - Agosto</text:p>
          </table:table-cell>
          <table:table-cell table:style-name="ce946" office:value-type="string">
            <text:p>Abril - Junio</text:p>
          </table:table-cell>
          <table:table-cell table:style-name="ce961" office:value-type="float" office:value="12500">
            <text:p>12,500</text:p>
          </table:table-cell>
          <table:table-cell table:style-name="ce978"/>
          <table:table-cell table:style-name="ce961" office:value-type="float" office:value="8000">
            <text:p>8,000</text:p>
          </table:table-cell>
          <table:table-cell table:style-name="ce978"/>
          <table:table-cell table:style-name="ce918" office:value-type="string">
            <text:p>kg</text:p>
          </table:table-cell>
          <table:table-cell table:style-name="ce1019" office:value-type="float" office:value="3">
            <text:p>3.00</text:p>
          </table:table-cell>
          <table:table-cell table:style-name="ce1019" office:value-type="float" office:value="2.5">
            <text:p>2.50</text:p>
          </table:table-cell>
          <table:table-cell table:style-name="ce1050" office:value-type="float" office:value="2.5">
            <text:p>2.50</text:p>
          </table:table-cell>
          <table:table-cell table:style-name="ce1019" office:value-type="string">
            <text:p>Abr.</text:p>
          </table:table-cell>
          <table:table-cell table:style-name="ce1073" office:value-type="float" office:value="3.5">
            <text:p>3.50</text:p>
          </table:table-cell>
          <table:table-cell table:style-name="ce1093" office:value-type="string">
            <text:p>Jun.</text:p>
          </table:table-cell>
          <table:table-cell table:style-name="ce1111" table:formula="of:=SUM([.M28:.N28])/2" office:value-type="float" office:value="4000">
            <text:p>4000.00</text:p>
          </table:table-cell>
          <table:table-cell table:style-name="ce1115" table:formula="of:=[.R28]*[.V28]" office:value-type="float" office:value="10000">
            <text:p>10,000.00</text:p>
          </table:table-cell>
          <table:table-cell table:style-name="ce1118" table:formula="of:=iferror(([.W28]-[.K28])/[.W28];0)" office:value-type="percentage" office:value="0">
            <text:p>#NOMBRE?</text:p>
          </table:table-cell>
          <table:table-cell table:style-name="ce1115" table:formula="of:=[.T28]*[.V28]" office:value-type="float" office:value="14000">
            <text:p>14,000.00</text:p>
          </table:table-cell>
          <table:table-cell table:style-name="ce1121" table:formula="of:=iferror(([.Y28]-[.L28])/[.Y28];0)" office:value-type="percentage" office:value="0">
            <text:p>#NOMBRE?</text:p>
          </table:table-cell>
          <table:table-cell table:number-columns-repeated="998"/>
        </table:table-row>
        <table:table-row table:style-name="ro21">
          <table:table-cell table:style-name="ce873"/>
          <table:table-cell table:style-name="ce880" table:formula="of:=IF([.C29]=[.C28];[.B28]+1;1)" office:value-type="float" office:value="3">
            <text:p>3</text:p>
          </table:table-cell>
          <table:table-cell table:style-name="ce881" office:value-type="string">
            <text:p>Parcona</text:p>
          </table:table-cell>
          <table:table-cell table:style-name="ce879" table:formula="of:=1+[.D28]" office:value-type="float" office:value="22">
            <text:p>22</text:p>
          </table:table-cell>
          <table:table-cell table:style-name="ce880" table:formula="of:=IF([.B30]=1;[.B29];[.E30])" office:value-type="float" office:value="5">
            <text:p>5</text:p>
          </table:table-cell>
          <table:table-cell table:style-name="ce892" office:value-type="string">
            <text:p>Alta</text:p>
          </table:table-cell>
          <table:table-cell table:style-name="ce901" office:value-type="string">
            <text:p>Papa</text:p>
          </table:table-cell>
          <table:table-cell table:style-name="ce919" office:value-type="float" office:value="2000">
            <text:p>2,000</text:p>
          </table:table-cell>
          <table:table-cell table:style-name="ce935" office:value-type="string">
            <text:p>Abril - Mayo</text:p>
          </table:table-cell>
          <table:table-cell table:style-name="ce946" office:value-type="string">
            <text:p>Agosto - Octubre</text:p>
          </table:table-cell>
          <table:table-cell table:style-name="ce961" office:value-type="float" office:value="13000">
            <text:p>13,000</text:p>
          </table:table-cell>
          <table:table-cell table:style-name="ce978"/>
          <table:table-cell table:style-name="ce961" office:value-type="float" office:value="30000">
            <text:p>30,000</text:p>
          </table:table-cell>
          <table:table-cell table:style-name="ce978"/>
          <table:table-cell table:style-name="ce918" office:value-type="string">
            <text:p>kg</text:p>
          </table:table-cell>
          <table:table-cell table:style-name="ce1019" office:value-type="float" office:value="1">
            <text:p>1.00</text:p>
          </table:table-cell>
          <table:table-cell table:style-name="ce1019" office:value-type="float" office:value="1.3">
            <text:p>1.30</text:p>
          </table:table-cell>
          <table:table-cell table:style-name="ce1050" office:value-type="float" office:value="0.55">
            <text:p>0.55</text:p>
          </table:table-cell>
          <table:table-cell table:style-name="ce1019" office:value-type="string">
            <text:p>Oct.</text:p>
          </table:table-cell>
          <table:table-cell table:style-name="ce1073" office:value-type="float" office:value="0.65">
            <text:p>0.65</text:p>
          </table:table-cell>
          <table:table-cell table:style-name="ce1093" office:value-type="string">
            <text:p>Nov.</text:p>
          </table:table-cell>
          <table:table-cell table:style-name="ce1111" table:formula="of:=SUM([.M29:.N29])/2" office:value-type="float" office:value="15000">
            <text:p>15000.00</text:p>
          </table:table-cell>
          <table:table-cell table:style-name="ce1115" table:formula="of:=[.R29]*[.V29]" office:value-type="float" office:value="8250">
            <text:p>8,250.00</text:p>
          </table:table-cell>
          <table:table-cell table:style-name="ce1118" table:formula="of:=iferror(([.W29]-[.K29])/[.W29];0)" office:value-type="percentage" office:value="0">
            <text:p>#NOMBRE?</text:p>
          </table:table-cell>
          <table:table-cell table:style-name="ce1115" table:formula="of:=[.T29]*[.V29]" office:value-type="float" office:value="9750">
            <text:p>9,750.00</text:p>
          </table:table-cell>
          <table:table-cell table:style-name="ce1121" table:formula="of:=iferror(([.Y29]-[.L29])/[.Y29];0)" office:value-type="percentage" office:value="0">
            <text:p>#NOMBRE?</text:p>
          </table:table-cell>
          <table:table-cell table:number-columns-repeated="998"/>
        </table:table-row>
        <table:table-row table:style-name="ro21">
          <table:table-cell table:style-name="ce873"/>
          <table:table-cell table:style-name="ce880" table:formula="of:=IF([.C30]=[.C29];[.B29]+1;1)" office:value-type="float" office:value="4">
            <text:p>4</text:p>
          </table:table-cell>
          <table:table-cell table:style-name="ce881" office:value-type="string">
            <text:p>Parcona</text:p>
          </table:table-cell>
          <table:table-cell table:style-name="ce879" table:formula="of:=1+[.D29]" office:value-type="float" office:value="23">
            <text:p>23</text:p>
          </table:table-cell>
          <table:table-cell table:style-name="ce880" table:formula="of:=IF([.B31]=1;[.B30];[.E31])" office:value-type="float" office:value="5">
            <text:p>5</text:p>
          </table:table-cell>
          <table:table-cell table:style-name="ce892" office:value-type="string">
            <text:p>Baja</text:p>
          </table:table-cell>
          <table:table-cell table:style-name="ce900" office:value-type="string">
            <text:p>Maíz Amarillo</text:p>
          </table:table-cell>
          <table:table-cell table:style-name="ce919" office:value-type="float" office:value="1500">
            <text:p>1,500</text:p>
          </table:table-cell>
          <table:table-cell table:style-name="ce934" office:value-type="string">
            <text:p>Todo el año</text:p>
          </table:table-cell>
          <table:table-cell table:style-name="ce945" office:value-type="string">
            <text:p>Todo el año</text:p>
          </table:table-cell>
          <table:table-cell table:style-name="ce961" office:value-type="float" office:value="5900">
            <text:p>5,900</text:p>
          </table:table-cell>
          <table:table-cell table:style-name="ce978"/>
          <table:table-cell table:style-name="ce961" office:value-type="float" office:value="9000">
            <text:p>9,000</text:p>
          </table:table-cell>
          <table:table-cell table:style-name="ce978"/>
          <table:table-cell table:style-name="ce1004" office:value-type="string">
            <text:p>kg</text:p>
          </table:table-cell>
          <table:table-cell table:style-name="ce1020" office:value-type="float" office:value="0.9">
            <text:p>0.90</text:p>
          </table:table-cell>
          <table:table-cell table:style-name="ce1020" office:value-type="float" office:value="0.95">
            <text:p>0.95</text:p>
          </table:table-cell>
          <table:table-cell table:style-name="ce1056" office:value-type="float" office:value="0.88">
            <text:p>0.88</text:p>
          </table:table-cell>
          <table:table-cell table:style-name="ce1025" office:value-type="string">
            <text:p>Feb.</text:p>
          </table:table-cell>
          <table:table-cell table:style-name="ce1074" office:value-type="float" office:value="0.9">
            <text:p>0.9</text:p>
          </table:table-cell>
          <table:table-cell table:style-name="ce1094" office:value-type="string">
            <text:p>Mar.</text:p>
          </table:table-cell>
          <table:table-cell table:style-name="ce1111" table:formula="of:=SUM([.M30:.N30])/2" office:value-type="float" office:value="4500">
            <text:p>4500.00</text:p>
          </table:table-cell>
          <table:table-cell table:style-name="ce1115" table:formula="of:=[.R30]*[.V30]" office:value-type="float" office:value="3960">
            <text:p>3,960.00</text:p>
          </table:table-cell>
          <table:table-cell table:style-name="ce1118" table:formula="of:=iferror(([.W30]-[.K30])/[.W30];0)" office:value-type="percentage" office:value="0">
            <text:p>#NOMBRE?</text:p>
          </table:table-cell>
          <table:table-cell table:style-name="ce1115" table:formula="of:=[.T30]*[.V30]" office:value-type="float" office:value="4050">
            <text:p>4,050.00</text:p>
          </table:table-cell>
          <table:table-cell table:style-name="ce1121" table:formula="of:=iferror(([.Y30]-[.L30])/[.Y30];0)" office:value-type="percentage" office:value="0">
            <text:p>#NOMBRE?</text:p>
          </table:table-cell>
          <table:table-cell table:number-columns-repeated="998"/>
        </table:table-row>
        <table:table-row table:style-name="ro21">
          <table:table-cell table:style-name="ce873"/>
          <table:table-cell table:style-name="ce880" table:formula="of:=IF([.C31]=[.C30];[.B30]+1;1)" office:value-type="float" office:value="5">
            <text:p>5</text:p>
          </table:table-cell>
          <table:table-cell table:style-name="ce881" office:value-type="string">
            <text:p>Parcona</text:p>
          </table:table-cell>
          <table:table-cell table:style-name="ce879" table:formula="of:=1+[.D30]" office:value-type="float" office:value="24">
            <text:p>24</text:p>
          </table:table-cell>
          <table:table-cell table:style-name="ce880" table:formula="of:=IF([.B32]=1;[.B31];[.E32])" office:value-type="float" office:value="5">
            <text:p>5</text:p>
          </table:table-cell>
          <table:table-cell table:style-name="ce893" office:value-type="string">
            <text:p>Baja</text:p>
          </table:table-cell>
          <table:table-cell table:style-name="ce902" office:value-type="string">
            <text:p>Pecana</text:p>
          </table:table-cell>
          <table:table-cell table:style-name="ce920" office:value-type="float" office:value="10">
            <text:p>10</text:p>
          </table:table-cell>
          <table:table-cell table:style-name="ce936" office:value-type="string">
            <text:p>Abril-Agosto</text:p>
          </table:table-cell>
          <table:table-cell table:style-name="ce936" office:value-type="string">
            <text:p>Abril-Junio</text:p>
          </table:table-cell>
          <table:table-cell table:style-name="ce962" office:value-type="float" office:value="13000">
            <text:p>13,000</text:p>
          </table:table-cell>
          <table:table-cell table:style-name="ce976"/>
          <table:table-cell table:style-name="ce962" office:value-type="float" office:value="2000">
            <text:p>2,000</text:p>
          </table:table-cell>
          <table:table-cell table:style-name="ce976"/>
          <table:table-cell table:style-name="ce1005" office:value-type="string">
            <text:p>kg</text:p>
          </table:table-cell>
          <table:table-cell table:style-name="ce1024" office:value-type="float" office:value="20">
            <text:p>20.00</text:p>
          </table:table-cell>
          <table:table-cell table:style-name="ce1024" office:value-type="float" office:value="40">
            <text:p>40.00</text:p>
          </table:table-cell>
          <table:table-cell table:style-name="ce1057" office:value-type="float" office:value="10">
            <text:p>10.00</text:p>
          </table:table-cell>
          <table:table-cell table:style-name="ce1027" office:value-type="string">
            <text:p>Abr.</text:p>
          </table:table-cell>
          <table:table-cell table:style-name="ce1080" office:value-type="float" office:value="12">
            <text:p>12.00</text:p>
          </table:table-cell>
          <table:table-cell table:style-name="ce1099" office:value-type="string">
            <text:p>Jun.</text:p>
          </table:table-cell>
          <table:table-cell table:style-name="ce1111" table:formula="of:=SUM([.M31:.N31])/2" office:value-type="float" office:value="1000">
            <text:p>1000.00</text:p>
          </table:table-cell>
          <table:table-cell table:style-name="ce1115" table:formula="of:=[.R31]*[.V31]" office:value-type="float" office:value="10000">
            <text:p>10,000.00</text:p>
          </table:table-cell>
          <table:table-cell table:style-name="ce1118" table:formula="of:=iferror(([.W31]-[.K31])/[.W31];0)" office:value-type="percentage" office:value="0">
            <text:p>#NOMBRE?</text:p>
          </table:table-cell>
          <table:table-cell table:style-name="ce1115" table:formula="of:=[.T31]*[.V31]" office:value-type="float" office:value="12000">
            <text:p>12,000.00</text:p>
          </table:table-cell>
          <table:table-cell table:style-name="ce1121" table:formula="of:=iferror(([.Y31]-[.L31])/[.Y31];0)" office:value-type="percentage" office:value="0">
            <text:p>#NOMBRE?</text:p>
          </table:table-cell>
          <table:table-cell table:number-columns-repeated="998"/>
        </table:table-row>
        <table:table-row table:style-name="ro21">
          <table:table-cell table:style-name="ce873"/>
          <table:table-cell table:style-name="ce880" table:formula="of:=IF([.C32]=[.C31];[.B31]+1;1)" office:value-type="float" office:value="1">
            <text:p>1</text:p>
          </table:table-cell>
          <table:table-cell table:style-name="ce881" office:value-type="string">
            <text:p>Casona</text:p>
          </table:table-cell>
          <table:table-cell table:style-name="ce879" table:formula="of:=1+[.D31]" office:value-type="float" office:value="25">
            <text:p>25</text:p>
          </table:table-cell>
          <table:table-cell table:style-name="ce880" table:formula="of:=IF([.B33]=1;[.B32];[.E33])" office:value-type="float" office:value="8">
            <text:p>8</text:p>
          </table:table-cell>
          <table:table-cell table:style-name="ce890" office:value-type="string">
            <text:p>Alta</text:p>
          </table:table-cell>
          <table:table-cell table:style-name="ce898" office:value-type="string">
            <text:p>Algodón</text:p>
          </table:table-cell>
          <table:table-cell table:style-name="ce923" office:value-type="float" office:value="250">
            <text:p>250</text:p>
          </table:table-cell>
          <table:table-cell table:style-name="ce932" office:value-type="string">
            <text:p>Abril - Julio</text:p>
          </table:table-cell>
          <table:table-cell table:style-name="ce943" office:value-type="string">
            <text:p>Diciembre - Febrero</text:p>
          </table:table-cell>
          <table:table-cell table:style-name="ce963" office:value-type="float" office:value="5200">
            <text:p>5,200</text:p>
          </table:table-cell>
          <table:table-cell table:style-name="ce977"/>
          <table:table-cell table:style-name="ce963" office:value-type="float" office:value="60">
            <text:p>60</text:p>
          </table:table-cell>
          <table:table-cell table:style-name="ce977"/>
          <table:table-cell table:style-name="ce923" office:value-type="string">
            <text:p>Qq</text:p>
          </table:table-cell>
          <table:table-cell table:style-name="ce1023" office:value-type="float" office:value="120">
            <text:p>120.00</text:p>
          </table:table-cell>
          <table:table-cell table:style-name="ce1023" office:value-type="float" office:value="116">
            <text:p>116.00</text:p>
          </table:table-cell>
          <table:table-cell table:style-name="ce1055" office:value-type="float" office:value="110">
            <text:p>110.00</text:p>
          </table:table-cell>
          <table:table-cell table:style-name="ce1023" office:value-type="string">
            <text:p>Feb.</text:p>
          </table:table-cell>
          <table:table-cell table:style-name="ce1079" office:value-type="float" office:value="115">
            <text:p>115.00</text:p>
          </table:table-cell>
          <table:table-cell table:style-name="ce1098" office:value-type="string">
            <text:p>Mar.</text:p>
          </table:table-cell>
          <table:table-cell table:style-name="ce1111" table:formula="of:=SUM([.M32:.N32])/2" office:value-type="float" office:value="30">
            <text:p>30.00</text:p>
          </table:table-cell>
          <table:table-cell table:style-name="ce1115" table:formula="of:=[.R32]*[.V32]" office:value-type="float" office:value="3300">
            <text:p>3,300.00</text:p>
          </table:table-cell>
          <table:table-cell table:style-name="ce1118" table:formula="of:=iferror(([.W32]-[.K32])/[.W32];0)" office:value-type="percentage" office:value="0">
            <text:p>#NOMBRE?</text:p>
          </table:table-cell>
          <table:table-cell table:style-name="ce1115" table:formula="of:=[.T32]*[.V32]" office:value-type="float" office:value="3450">
            <text:p>3,450.00</text:p>
          </table:table-cell>
          <table:table-cell table:style-name="ce1121" table:formula="of:=iferror(([.Y32]-[.L32])/[.Y32];0)" office:value-type="percentage" office:value="0">
            <text:p>#NOMBRE?</text:p>
          </table:table-cell>
          <table:table-cell table:number-columns-repeated="998"/>
        </table:table-row>
        <table:table-row table:style-name="ro21">
          <table:table-cell table:style-name="ce873"/>
          <table:table-cell table:style-name="ce880" table:formula="of:=IF([.C33]=[.C32];[.B32]+1;1)" office:value-type="float" office:value="2">
            <text:p>2</text:p>
          </table:table-cell>
          <table:table-cell table:style-name="ce881" office:value-type="string">
            <text:p>Casona</text:p>
          </table:table-cell>
          <table:table-cell table:style-name="ce879" table:formula="of:=1+[.D32]" office:value-type="float" office:value="26">
            <text:p>26</text:p>
          </table:table-cell>
          <table:table-cell table:style-name="ce880" table:formula="of:=IF([.B34]=1;[.B33];[.E34])" office:value-type="float" office:value="8">
            <text:p>8</text:p>
          </table:table-cell>
          <table:table-cell table:style-name="ce892" office:value-type="string">
            <text:p>Media</text:p>
          </table:table-cell>
          <table:table-cell table:style-name="ce900" office:value-type="string">
            <text:p>Maíz Amarillo</text:p>
          </table:table-cell>
          <table:table-cell table:style-name="ce918" office:value-type="float" office:value="200">
            <text:p>200</text:p>
          </table:table-cell>
          <table:table-cell table:style-name="ce934" office:value-type="string">
            <text:p>Todo el año</text:p>
          </table:table-cell>
          <table:table-cell table:style-name="ce945" office:value-type="string">
            <text:p>Todo el año</text:p>
          </table:table-cell>
          <table:table-cell table:style-name="ce961" office:value-type="float" office:value="5600">
            <text:p>5,600</text:p>
          </table:table-cell>
          <table:table-cell table:style-name="ce978"/>
          <table:table-cell table:style-name="ce961" office:value-type="float" office:value="9000">
            <text:p>9,000</text:p>
          </table:table-cell>
          <table:table-cell table:style-name="ce978"/>
          <table:table-cell table:style-name="ce1004" office:value-type="string">
            <text:p>kg</text:p>
          </table:table-cell>
          <table:table-cell table:style-name="ce1020" office:value-type="float" office:value="0.9">
            <text:p>0.90</text:p>
          </table:table-cell>
          <table:table-cell table:style-name="ce1020" office:value-type="float" office:value="0.87">
            <text:p>0.87</text:p>
          </table:table-cell>
          <table:table-cell table:style-name="ce1056" office:value-type="float" office:value="0.86">
            <text:p>0.86</text:p>
          </table:table-cell>
          <table:table-cell table:style-name="ce1025" office:value-type="string">
            <text:p>Feb.</text:p>
          </table:table-cell>
          <table:table-cell table:style-name="ce1074" office:value-type="float" office:value="0.87">
            <text:p>0.87</text:p>
          </table:table-cell>
          <table:table-cell table:style-name="ce1094" office:value-type="string">
            <text:p>Mar.</text:p>
          </table:table-cell>
          <table:table-cell table:style-name="ce1111" table:formula="of:=SUM([.M33:.N33])/2" office:value-type="float" office:value="4500">
            <text:p>4500.00</text:p>
          </table:table-cell>
          <table:table-cell table:style-name="ce1115" table:formula="of:=[.R33]*[.V33]" office:value-type="float" office:value="3870">
            <text:p>3,870.00</text:p>
          </table:table-cell>
          <table:table-cell table:style-name="ce1118" table:formula="of:=iferror(([.W33]-[.K33])/[.W33];0)" office:value-type="percentage" office:value="0">
            <text:p>#NOMBRE?</text:p>
          </table:table-cell>
          <table:table-cell table:style-name="ce1115" table:formula="of:=[.T33]*[.V33]" office:value-type="float" office:value="3915">
            <text:p>3,915.00</text:p>
          </table:table-cell>
          <table:table-cell table:style-name="ce1121" table:formula="of:=iferror(([.Y33]-[.L33])/[.Y33];0)" office:value-type="percentage" office:value="0">
            <text:p>#NOMBRE?</text:p>
          </table:table-cell>
          <table:table-cell table:number-columns-repeated="998"/>
        </table:table-row>
        <table:table-row table:style-name="ro21">
          <table:table-cell table:style-name="ce873"/>
          <table:table-cell table:style-name="ce880" table:formula="of:=IF([.C34]=[.C33];[.B33]+1;1)" office:value-type="float" office:value="3">
            <text:p>3</text:p>
          </table:table-cell>
          <table:table-cell table:style-name="ce881" office:value-type="string">
            <text:p>Casona</text:p>
          </table:table-cell>
          <table:table-cell table:style-name="ce879" table:formula="of:=1+[.D33]" office:value-type="float" office:value="27">
            <text:p>27</text:p>
          </table:table-cell>
          <table:table-cell table:style-name="ce880" table:formula="of:=IF([.B35]=1;[.B34];[.E35])" office:value-type="float" office:value="8">
            <text:p>8</text:p>
          </table:table-cell>
          <table:table-cell table:style-name="ce892" office:value-type="string">
            <text:p>Media</text:p>
          </table:table-cell>
          <table:table-cell table:style-name="ce900" office:value-type="string">
            <text:p>Sandía</text:p>
          </table:table-cell>
          <table:table-cell table:style-name="ce918" office:value-type="float" office:value="40">
            <text:p>40</text:p>
          </table:table-cell>
          <table:table-cell table:style-name="ce934" office:value-type="string">
            <text:p>Oct.- Dic.</text:p>
          </table:table-cell>
          <table:table-cell table:style-name="ce945" office:value-type="string">
            <text:p>Enero-Marzo</text:p>
          </table:table-cell>
          <table:table-cell table:style-name="ce961" office:value-type="float" office:value="7500">
            <text:p>7,500</text:p>
          </table:table-cell>
          <table:table-cell table:style-name="ce978"/>
          <table:table-cell table:style-name="ce961" office:value-type="float" office:value="30000">
            <text:p>30,000</text:p>
          </table:table-cell>
          <table:table-cell table:style-name="ce978"/>
          <table:table-cell table:style-name="ce1004" office:value-type="string">
            <text:p>kg</text:p>
          </table:table-cell>
          <table:table-cell table:style-name="ce1025" office:value-type="float" office:value="0.35">
            <text:p>0.35</text:p>
          </table:table-cell>
          <table:table-cell table:style-name="ce1020" office:value-type="float" office:value="0.5">
            <text:p>0.50</text:p>
          </table:table-cell>
          <table:table-cell table:style-name="ce1051" office:value-type="float" office:value="0.3">
            <text:p>0.30</text:p>
          </table:table-cell>
          <table:table-cell table:style-name="ce1025" office:value-type="string">
            <text:p>Ene.</text:p>
          </table:table-cell>
          <table:table-cell table:style-name="ce1074" office:value-type="float" office:value="0.35">
            <text:p>0.35</text:p>
          </table:table-cell>
          <table:table-cell table:style-name="ce1094" office:value-type="string">
            <text:p>Mar.</text:p>
          </table:table-cell>
          <table:table-cell table:style-name="ce1111" table:formula="of:=SUM([.M34:.N34])/2" office:value-type="float" office:value="15000">
            <text:p>15000.00</text:p>
          </table:table-cell>
          <table:table-cell table:style-name="ce1115" table:formula="of:=[.R34]*[.V34]" office:value-type="float" office:value="4500">
            <text:p>4,500.00</text:p>
          </table:table-cell>
          <table:table-cell table:style-name="ce1118" table:formula="of:=iferror(([.W34]-[.K34])/[.W34];0)" office:value-type="percentage" office:value="0">
            <text:p>#NOMBRE?</text:p>
          </table:table-cell>
          <table:table-cell table:style-name="ce1115" table:formula="of:=[.T34]*[.V34]" office:value-type="float" office:value="5250">
            <text:p>5,250.00</text:p>
          </table:table-cell>
          <table:table-cell table:style-name="ce1121" table:formula="of:=iferror(([.Y34]-[.L34])/[.Y34];0)" office:value-type="percentage" office:value="0">
            <text:p>#NOMBRE?</text:p>
          </table:table-cell>
          <table:table-cell table:number-columns-repeated="998"/>
        </table:table-row>
        <table:table-row table:style-name="ro21">
          <table:table-cell table:style-name="ce873"/>
          <table:table-cell table:style-name="ce880" table:formula="of:=IF([.C35]=[.C34];[.B34]+1;1)" office:value-type="float" office:value="4">
            <text:p>4</text:p>
          </table:table-cell>
          <table:table-cell table:style-name="ce881" office:value-type="string">
            <text:p>Casona</text:p>
          </table:table-cell>
          <table:table-cell table:style-name="ce879" table:formula="of:=1+[.D34]" office:value-type="float" office:value="28">
            <text:p>28</text:p>
          </table:table-cell>
          <table:table-cell table:style-name="ce880" table:formula="of:=IF([.B36]=1;[.B35];[.E36])" office:value-type="float" office:value="8">
            <text:p>8</text:p>
          </table:table-cell>
          <table:table-cell table:style-name="ce892" office:value-type="string">
            <text:p>Media</text:p>
          </table:table-cell>
          <table:table-cell table:style-name="ce901" office:value-type="string">
            <text:p>Esparrago</text:p>
          </table:table-cell>
          <table:table-cell table:style-name="ce918" office:value-type="float" office:value="0">
            <text:p>0</text:p>
          </table:table-cell>
          <table:table-cell table:style-name="ce935" office:value-type="string">
            <text:p>Marzo-Junio </text:p>
          </table:table-cell>
          <table:table-cell table:style-name="ce946" office:value-type="string">
            <text:p>Agosto - Noviembre</text:p>
          </table:table-cell>
          <table:table-cell table:style-name="ce961" office:value-type="float" office:value="13000">
            <text:p>13,000</text:p>
          </table:table-cell>
          <table:table-cell table:style-name="ce978"/>
          <table:table-cell table:style-name="ce961" office:value-type="float" office:value="7000">
            <text:p>7,000</text:p>
          </table:table-cell>
          <table:table-cell table:style-name="ce978"/>
          <table:table-cell table:style-name="ce918" office:value-type="string">
            <text:p>kg</text:p>
          </table:table-cell>
          <table:table-cell table:style-name="ce1019" office:value-type="float" office:value="3.7">
            <text:p>3.70</text:p>
          </table:table-cell>
          <table:table-cell table:style-name="ce1019" office:value-type="float" office:value="1.7">
            <text:p>1.70</text:p>
          </table:table-cell>
          <table:table-cell table:style-name="ce1050" office:value-type="float" office:value="2">
            <text:p>2.00</text:p>
          </table:table-cell>
          <table:table-cell table:style-name="ce1019" office:value-type="string">
            <text:p>May.-Jun.</text:p>
          </table:table-cell>
          <table:table-cell table:style-name="ce1073" office:value-type="float" office:value="2.5">
            <text:p>2.50</text:p>
          </table:table-cell>
          <table:table-cell table:style-name="ce1093" office:value-type="string">
            <text:p>Set.-Dic.</text:p>
          </table:table-cell>
          <table:table-cell table:style-name="ce1111" table:formula="of:=SUM([.M35:.N35])/2" office:value-type="float" office:value="3500">
            <text:p>3500.00</text:p>
          </table:table-cell>
          <table:table-cell table:style-name="ce1115" table:formula="of:=[.R35]*[.V35]" office:value-type="float" office:value="7000">
            <text:p>7,000.00</text:p>
          </table:table-cell>
          <table:table-cell table:style-name="ce1118" table:formula="of:=iferror(([.W35]-[.K35])/[.W35];0)" office:value-type="percentage" office:value="0">
            <text:p>#NOMBRE?</text:p>
          </table:table-cell>
          <table:table-cell table:style-name="ce1115" table:formula="of:=[.T35]*[.V35]" office:value-type="float" office:value="8750">
            <text:p>8,750.00</text:p>
          </table:table-cell>
          <table:table-cell table:style-name="ce1121" table:formula="of:=iferror(([.Y35]-[.L35])/[.Y35];0)" office:value-type="percentage" office:value="0">
            <text:p>#NOMBRE?</text:p>
          </table:table-cell>
          <table:table-cell table:number-columns-repeated="998"/>
        </table:table-row>
        <table:table-row table:style-name="ro21">
          <table:table-cell table:style-name="ce873"/>
          <table:table-cell table:style-name="ce880" table:formula="of:=IF([.C36]=[.C35];[.B35]+1;1)" office:value-type="float" office:value="5">
            <text:p>5</text:p>
          </table:table-cell>
          <table:table-cell table:style-name="ce881" office:value-type="string">
            <text:p>Casona</text:p>
          </table:table-cell>
          <table:table-cell table:style-name="ce879" table:formula="of:=1+[.D35]" office:value-type="float" office:value="29">
            <text:p>29</text:p>
          </table:table-cell>
          <table:table-cell table:style-name="ce880" table:formula="of:=IF([.B37]=1;[.B36];[.E37])" office:value-type="float" office:value="8">
            <text:p>8</text:p>
          </table:table-cell>
          <table:table-cell table:style-name="ce892" office:value-type="string">
            <text:p>Media</text:p>
          </table:table-cell>
          <table:table-cell table:style-name="ce901" office:value-type="string">
            <text:p>Pecana</text:p>
          </table:table-cell>
          <table:table-cell table:style-name="ce918" office:value-type="float" office:value="10">
            <text:p>10</text:p>
          </table:table-cell>
          <table:table-cell table:style-name="ce935" office:value-type="string">
            <text:p>Enero-Abril</text:p>
          </table:table-cell>
          <table:table-cell table:style-name="ce946" office:value-type="string">
            <text:p>May/Julio</text:p>
          </table:table-cell>
          <table:table-cell table:style-name="ce961" office:value-type="float" office:value="8500">
            <text:p>8,500</text:p>
          </table:table-cell>
          <table:table-cell table:style-name="ce978"/>
          <table:table-cell table:style-name="ce961" office:value-type="float" office:value="2000">
            <text:p>2,000</text:p>
          </table:table-cell>
          <table:table-cell table:style-name="ce978"/>
          <table:table-cell table:style-name="ce918" office:value-type="string">
            <text:p>kg</text:p>
          </table:table-cell>
          <table:table-cell table:style-name="ce1019" office:value-type="float" office:value="15">
            <text:p>15.00</text:p>
          </table:table-cell>
          <table:table-cell table:style-name="ce1019" office:value-type="float" office:value="30">
            <text:p>30.00</text:p>
          </table:table-cell>
          <table:table-cell table:style-name="ce1050" office:value-type="float" office:value="14">
            <text:p>14.00</text:p>
          </table:table-cell>
          <table:table-cell table:style-name="ce1019" office:value-type="string">
            <text:p>Abr.</text:p>
          </table:table-cell>
          <table:table-cell table:style-name="ce1073" office:value-type="float" office:value="15">
            <text:p>15.00</text:p>
          </table:table-cell>
          <table:table-cell table:style-name="ce1093" office:value-type="string">
            <text:p>Jun.</text:p>
          </table:table-cell>
          <table:table-cell table:style-name="ce1111" table:formula="of:=SUM([.M36:.N36])/2" office:value-type="float" office:value="1000">
            <text:p>1000.00</text:p>
          </table:table-cell>
          <table:table-cell table:style-name="ce1115" table:formula="of:=[.R36]*[.V36]" office:value-type="float" office:value="14000">
            <text:p>14,000.00</text:p>
          </table:table-cell>
          <table:table-cell table:style-name="ce1118" table:formula="of:=iferror(([.W36]-[.K36])/[.W36];0)" office:value-type="percentage" office:value="0">
            <text:p>#NOMBRE?</text:p>
          </table:table-cell>
          <table:table-cell table:style-name="ce1115" table:formula="of:=[.T36]*[.V36]" office:value-type="float" office:value="15000">
            <text:p>15,000.00</text:p>
          </table:table-cell>
          <table:table-cell table:style-name="ce1121" table:formula="of:=iferror(([.Y36]-[.L36])/[.Y36];0)" office:value-type="percentage" office:value="0">
            <text:p>#NOMBRE?</text:p>
          </table:table-cell>
          <table:table-cell table:number-columns-repeated="998"/>
        </table:table-row>
        <table:table-row table:style-name="ro21">
          <table:table-cell table:style-name="ce873"/>
          <table:table-cell table:style-name="ce880" table:formula="of:=IF([.C37]=[.C36];[.B36]+1;1)" office:value-type="float" office:value="6">
            <text:p>6</text:p>
          </table:table-cell>
          <table:table-cell table:style-name="ce881" office:value-type="string">
            <text:p>Casona</text:p>
          </table:table-cell>
          <table:table-cell table:style-name="ce879" table:formula="of:=1+[.D36]" office:value-type="float" office:value="30">
            <text:p>30</text:p>
          </table:table-cell>
          <table:table-cell table:style-name="ce880" table:formula="of:=IF([.B38]=1;[.B37];[.E38])" office:value-type="float" office:value="8">
            <text:p>8</text:p>
          </table:table-cell>
          <table:table-cell table:style-name="ce892" office:value-type="string">
            <text:p>Alta</text:p>
          </table:table-cell>
          <table:table-cell table:style-name="ce900" office:value-type="string">
            <text:p>Pallar</text:p>
          </table:table-cell>
          <table:table-cell table:style-name="ce919" office:value-type="float" office:value="200">
            <text:p>200</text:p>
          </table:table-cell>
          <table:table-cell table:style-name="ce934" office:value-type="string">
            <text:p>Marzo - Abril</text:p>
          </table:table-cell>
          <table:table-cell table:style-name="ce945" office:value-type="string">
            <text:p>Octubre-Nov. (Comerc.Feb,Mar)</text:p>
          </table:table-cell>
          <table:table-cell table:style-name="ce961" office:value-type="float" office:value="4500">
            <text:p>4,500</text:p>
          </table:table-cell>
          <table:table-cell table:style-name="ce978"/>
          <table:table-cell table:style-name="ce961" office:value-type="float" office:value="2500">
            <text:p>2,500</text:p>
          </table:table-cell>
          <table:table-cell table:style-name="ce978"/>
          <table:table-cell table:style-name="ce1004" office:value-type="string">
            <text:p>kg</text:p>
          </table:table-cell>
          <table:table-cell table:style-name="ce1020" office:value-type="float" office:value="2.5">
            <text:p>2.50</text:p>
          </table:table-cell>
          <table:table-cell table:style-name="ce1020" office:value-type="float" office:value="3">
            <text:p>3.00</text:p>
          </table:table-cell>
          <table:table-cell table:style-name="ce1051" office:value-type="float" office:value="2.5">
            <text:p>2.50</text:p>
          </table:table-cell>
          <table:table-cell table:style-name="ce1025" office:value-type="string">
            <text:p>Set.</text:p>
          </table:table-cell>
          <table:table-cell table:style-name="ce1075" office:value-type="float" office:value="2.5">
            <text:p>2.50</text:p>
          </table:table-cell>
          <table:table-cell table:style-name="ce1094" office:value-type="string">
            <text:p>Oct.</text:p>
          </table:table-cell>
          <table:table-cell table:style-name="ce1111" table:formula="of:=SUM([.M37:.N37])/2" office:value-type="float" office:value="1250">
            <text:p>1250.00</text:p>
          </table:table-cell>
          <table:table-cell table:style-name="ce1115" table:formula="of:=[.R37]*[.V37]" office:value-type="float" office:value="3125">
            <text:p>3,125.00</text:p>
          </table:table-cell>
          <table:table-cell table:style-name="ce1118" table:formula="of:=iferror(([.W37]-[.K37])/[.W37];0)" office:value-type="percentage" office:value="0">
            <text:p>#NOMBRE?</text:p>
          </table:table-cell>
          <table:table-cell table:style-name="ce1115" table:formula="of:=[.T37]*[.V37]" office:value-type="float" office:value="3125">
            <text:p>3,125.00</text:p>
          </table:table-cell>
          <table:table-cell table:style-name="ce1121" table:formula="of:=iferror(([.Y37]-[.L37])/[.Y37];0)" office:value-type="percentage" office:value="0">
            <text:p>#NOMBRE?</text:p>
          </table:table-cell>
          <table:table-cell table:number-columns-repeated="998"/>
        </table:table-row>
        <table:table-row table:style-name="ro21">
          <table:table-cell table:style-name="ce873"/>
          <table:table-cell table:style-name="ce880" table:formula="of:=IF([.C38]=[.C37];[.B37]+1;1)" office:value-type="float" office:value="7">
            <text:p>7</text:p>
          </table:table-cell>
          <table:table-cell table:style-name="ce881" office:value-type="string">
            <text:p>Casona</text:p>
          </table:table-cell>
          <table:table-cell table:style-name="ce879" table:formula="of:=1+[.D37]" office:value-type="float" office:value="31">
            <text:p>31</text:p>
          </table:table-cell>
          <table:table-cell table:style-name="ce880" table:formula="of:=IF([.B39]=1;[.B38];[.E39])" office:value-type="float" office:value="8">
            <text:p>8</text:p>
          </table:table-cell>
          <table:table-cell table:style-name="ce892" office:value-type="string">
            <text:p>Baja</text:p>
          </table:table-cell>
          <table:table-cell table:style-name="ce900" office:value-type="string">
            <text:p>Vid Quebranta</text:p>
          </table:table-cell>
          <table:table-cell table:style-name="ce918" office:value-type="float" office:value="50">
            <text:p>50</text:p>
          </table:table-cell>
          <table:table-cell table:style-name="ce934" office:value-type="string">
            <text:p>Mayo - Junio </text:p>
          </table:table-cell>
          <table:table-cell table:style-name="ce945" office:value-type="string">
            <text:p>Diciembre - Febrero</text:p>
          </table:table-cell>
          <table:table-cell table:style-name="ce961" office:value-type="float" office:value="10400">
            <text:p>10,400</text:p>
          </table:table-cell>
          <table:table-cell table:style-name="ce978"/>
          <table:table-cell table:style-name="ce961" office:value-type="float" office:value="14000">
            <text:p>14,000</text:p>
          </table:table-cell>
          <table:table-cell table:style-name="ce978"/>
          <table:table-cell table:style-name="ce1004" office:value-type="string">
            <text:p>kg</text:p>
          </table:table-cell>
          <table:table-cell table:style-name="ce1020" office:value-type="float" office:value="1.2">
            <text:p>1.20</text:p>
          </table:table-cell>
          <table:table-cell table:style-name="ce1020" office:value-type="float" office:value="1">
            <text:p>1.00</text:p>
          </table:table-cell>
          <table:table-cell table:style-name="ce1051" office:value-type="float" office:value="0.9">
            <text:p>0.90</text:p>
          </table:table-cell>
          <table:table-cell table:style-name="ce1025" office:value-type="string">
            <text:p>Feb.</text:p>
          </table:table-cell>
          <table:table-cell table:style-name="ce1075" office:value-type="float" office:value="1">
            <text:p>1.00</text:p>
          </table:table-cell>
          <table:table-cell table:style-name="ce1094" office:value-type="string">
            <text:p>Marz.</text:p>
          </table:table-cell>
          <table:table-cell table:style-name="ce1111" table:formula="of:=SUM([.M38:.N38])/2" office:value-type="float" office:value="7000">
            <text:p>7000.00</text:p>
          </table:table-cell>
          <table:table-cell table:style-name="ce1115" table:formula="of:=[.R38]*[.V38]" office:value-type="float" office:value="6300">
            <text:p>6,300.00</text:p>
          </table:table-cell>
          <table:table-cell table:style-name="ce1118" table:formula="of:=iferror(([.W38]-[.K38])/[.W38];0)" office:value-type="percentage" office:value="0">
            <text:p>#NOMBRE?</text:p>
          </table:table-cell>
          <table:table-cell table:style-name="ce1115" table:formula="of:=[.T38]*[.V38]" office:value-type="float" office:value="7000">
            <text:p>7,000.00</text:p>
          </table:table-cell>
          <table:table-cell table:style-name="ce1121" table:formula="of:=iferror(([.Y38]-[.L38])/[.Y38];0)" office:value-type="percentage" office:value="0">
            <text:p>#NOMBRE?</text:p>
          </table:table-cell>
          <table:table-cell table:number-columns-repeated="998"/>
        </table:table-row>
        <table:table-row table:style-name="ro21">
          <table:table-cell table:style-name="ce873"/>
          <table:table-cell table:style-name="ce880" table:formula="of:=IF([.C39]=[.C38];[.B38]+1;1)" office:value-type="float" office:value="8">
            <text:p>8</text:p>
          </table:table-cell>
          <table:table-cell table:style-name="ce881" office:value-type="string">
            <text:p>Casona</text:p>
          </table:table-cell>
          <table:table-cell table:style-name="ce879" table:formula="of:=1+[.D38]" office:value-type="float" office:value="32">
            <text:p>32</text:p>
          </table:table-cell>
          <table:table-cell table:style-name="ce880" table:formula="of:=IF([.B40]=1;[.B39];[.E40])" office:value-type="float" office:value="8">
            <text:p>8</text:p>
          </table:table-cell>
          <table:table-cell table:style-name="ce893" office:value-type="string">
            <text:p>Alta</text:p>
          </table:table-cell>
          <table:table-cell table:style-name="ce903" office:value-type="string">
            <text:p>Papa</text:p>
          </table:table-cell>
          <table:table-cell table:style-name="ce924" office:value-type="float" office:value="50">
            <text:p>50</text:p>
          </table:table-cell>
          <table:table-cell table:style-name="ce937" office:value-type="string">
            <text:p>Abril - Mayo</text:p>
          </table:table-cell>
          <table:table-cell table:style-name="ce948" office:value-type="string">
            <text:p>Agosto - Octubre</text:p>
          </table:table-cell>
          <table:table-cell table:style-name="ce962" office:value-type="float" office:value="13000">
            <text:p>13,000</text:p>
          </table:table-cell>
          <table:table-cell table:style-name="ce976"/>
          <table:table-cell table:style-name="ce962" office:value-type="float" office:value="30000">
            <text:p>30,000</text:p>
          </table:table-cell>
          <table:table-cell table:style-name="ce976"/>
          <table:table-cell table:style-name="ce924" office:value-type="string">
            <text:p>kg</text:p>
          </table:table-cell>
          <table:table-cell table:style-name="ce1021" office:value-type="float" office:value="1">
            <text:p>1.00</text:p>
          </table:table-cell>
          <table:table-cell table:style-name="ce1021" office:value-type="float" office:value="1.3">
            <text:p>1.30</text:p>
          </table:table-cell>
          <table:table-cell table:style-name="ce1052" office:value-type="float" office:value="0.55">
            <text:p>0.55</text:p>
          </table:table-cell>
          <table:table-cell table:style-name="ce1021" office:value-type="string">
            <text:p>Oct.</text:p>
          </table:table-cell>
          <table:table-cell table:style-name="ce1076" office:value-type="float" office:value="0.6">
            <text:p>0.60</text:p>
          </table:table-cell>
          <table:table-cell table:style-name="ce1095" office:value-type="string">
            <text:p>Nov.</text:p>
          </table:table-cell>
          <table:table-cell table:style-name="ce1111" table:formula="of:=SUM([.M39:.N39])/2" office:value-type="float" office:value="15000">
            <text:p>15000.00</text:p>
          </table:table-cell>
          <table:table-cell table:style-name="ce1115" table:formula="of:=[.R39]*[.V39]" office:value-type="float" office:value="8250">
            <text:p>8,250.00</text:p>
          </table:table-cell>
          <table:table-cell table:style-name="ce1118" table:formula="of:=iferror(([.W39]-[.K39])/[.W39];0)" office:value-type="percentage" office:value="0">
            <text:p>#NOMBRE?</text:p>
          </table:table-cell>
          <table:table-cell table:style-name="ce1115" table:formula="of:=[.T39]*[.V39]" office:value-type="float" office:value="9000">
            <text:p>9,000.00</text:p>
          </table:table-cell>
          <table:table-cell table:style-name="ce1121" table:formula="of:=iferror(([.Y39]-[.L39])/[.Y39];0)" office:value-type="percentage" office:value="0">
            <text:p>#NOMBRE?</text:p>
          </table:table-cell>
          <table:table-cell table:number-columns-repeated="998"/>
        </table:table-row>
        <table:table-row table:style-name="ro21">
          <table:table-cell table:style-name="ce873"/>
          <table:table-cell table:style-name="ce880" table:formula="of:=IF([.C40]=[.C39];[.B39]+1;1)" office:value-type="float" office:value="1">
            <text:p>1</text:p>
          </table:table-cell>
          <table:table-cell table:style-name="ce881" office:value-type="string">
            <text:p>Santiago</text:p>
          </table:table-cell>
          <table:table-cell table:style-name="ce879" table:formula="of:=1+[.D39]" office:value-type="float" office:value="33">
            <text:p>33</text:p>
          </table:table-cell>
          <table:table-cell table:style-name="ce880" table:formula="of:=IF([.B41]=1;[.B40];[.E41])" office:value-type="float" office:value="6">
            <text:p>6</text:p>
          </table:table-cell>
          <table:table-cell table:style-name="ce890" office:value-type="string">
            <text:p>Alta</text:p>
          </table:table-cell>
          <table:table-cell table:style-name="ce898" office:value-type="string">
            <text:p>Algodón</text:p>
          </table:table-cell>
          <table:table-cell table:style-name="ce922" office:value-type="float" office:value="430">
            <text:p>430</text:p>
          </table:table-cell>
          <table:table-cell table:style-name="ce932" office:value-type="string">
            <text:p>Abril - Junio</text:p>
          </table:table-cell>
          <table:table-cell table:style-name="ce943" office:value-type="string">
            <text:p>Diciembre - Febrero</text:p>
          </table:table-cell>
          <table:table-cell table:style-name="ce963" office:value-type="float" office:value="5500">
            <text:p>5,500</text:p>
          </table:table-cell>
          <table:table-cell table:style-name="ce977"/>
          <table:table-cell table:style-name="ce963" office:value-type="float" office:value="65">
            <text:p>65</text:p>
          </table:table-cell>
          <table:table-cell table:style-name="ce977"/>
          <table:table-cell table:style-name="ce923" office:value-type="string">
            <text:p>Qq</text:p>
          </table:table-cell>
          <table:table-cell table:style-name="ce1023" office:value-type="float" office:value="140">
            <text:p>140.00</text:p>
          </table:table-cell>
          <table:table-cell table:style-name="ce1036"/>
          <table:table-cell table:style-name="ce1055" office:value-type="float" office:value="110">
            <text:p>110.00</text:p>
          </table:table-cell>
          <table:table-cell table:style-name="ce1023" office:value-type="string">
            <text:p>Ene.</text:p>
          </table:table-cell>
          <table:table-cell table:style-name="ce1079" office:value-type="float" office:value="120">
            <text:p>120.00</text:p>
          </table:table-cell>
          <table:table-cell table:style-name="ce1098" office:value-type="string">
            <text:p>Mar.</text:p>
          </table:table-cell>
          <table:table-cell table:style-name="ce1111" table:formula="of:=SUM([.M40:.N40])/2" office:value-type="float" office:value="32.5">
            <text:p>32.50</text:p>
          </table:table-cell>
          <table:table-cell table:style-name="ce1115" table:formula="of:=[.R40]*[.V40]" office:value-type="float" office:value="3575">
            <text:p>3,575.00</text:p>
          </table:table-cell>
          <table:table-cell table:style-name="ce1118" table:formula="of:=iferror(([.W40]-[.K40])/[.W40];0)" office:value-type="percentage" office:value="0">
            <text:p>#NOMBRE?</text:p>
          </table:table-cell>
          <table:table-cell table:style-name="ce1115" table:formula="of:=[.T40]*[.V40]" office:value-type="float" office:value="3900">
            <text:p>3,900.00</text:p>
          </table:table-cell>
          <table:table-cell table:style-name="ce1121" table:formula="of:=iferror(([.Y40]-[.L40])/[.Y40];0)" office:value-type="percentage" office:value="0">
            <text:p>#NOMBRE?</text:p>
          </table:table-cell>
          <table:table-cell table:number-columns-repeated="998"/>
        </table:table-row>
        <table:table-row table:style-name="ro21">
          <table:table-cell table:style-name="ce873"/>
          <table:table-cell table:style-name="ce880" table:formula="of:=IF([.C41]=[.C40];[.B40]+1;1)" office:value-type="float" office:value="2">
            <text:p>2</text:p>
          </table:table-cell>
          <table:table-cell table:style-name="ce881" office:value-type="string">
            <text:p>Santiago</text:p>
          </table:table-cell>
          <table:table-cell table:style-name="ce879" table:formula="of:=1+[.D40]" office:value-type="float" office:value="34">
            <text:p>34</text:p>
          </table:table-cell>
          <table:table-cell table:style-name="ce880" table:formula="of:=IF([.B42]=1;[.B41];[.E42])" office:value-type="float" office:value="6">
            <text:p>6</text:p>
          </table:table-cell>
          <table:table-cell table:style-name="ce892" office:value-type="string">
            <text:p>Baja</text:p>
          </table:table-cell>
          <table:table-cell table:style-name="ce901" office:value-type="string">
            <text:p>Esparrago</text:p>
          </table:table-cell>
          <table:table-cell table:style-name="ce919" office:value-type="float" office:value="550">
            <text:p>550</text:p>
          </table:table-cell>
          <table:table-cell table:style-name="ce935" office:value-type="string">
            <text:p>Marzo-Junio / Agosto-Noviembre</text:p>
          </table:table-cell>
          <table:table-cell table:style-name="ce946" office:value-type="string">
            <text:p>Enero-Febrero / Julio-Agosto</text:p>
          </table:table-cell>
          <table:table-cell table:style-name="ce961" office:value-type="float" office:value="12500">
            <text:p>12,500</text:p>
          </table:table-cell>
          <table:table-cell table:style-name="ce978"/>
          <table:table-cell table:style-name="ce961" office:value-type="float" office:value="7500">
            <text:p>7,500</text:p>
          </table:table-cell>
          <table:table-cell table:style-name="ce978"/>
          <table:table-cell table:style-name="ce918" office:value-type="string">
            <text:p>kg</text:p>
          </table:table-cell>
          <table:table-cell table:style-name="ce1019" office:value-type="float" office:value="2.4">
            <text:p>2.40</text:p>
          </table:table-cell>
          <table:table-cell table:style-name="ce1019" office:value-type="float" office:value="0">
            <text:p>0.00</text:p>
          </table:table-cell>
          <table:table-cell table:style-name="ce1050" office:value-type="float" office:value="2.1">
            <text:p>2.10</text:p>
          </table:table-cell>
          <table:table-cell table:style-name="ce1019" office:value-type="string">
            <text:p>May.-Jun.</text:p>
          </table:table-cell>
          <table:table-cell table:style-name="ce1073" office:value-type="float" office:value="2">
            <text:p>2.00</text:p>
          </table:table-cell>
          <table:table-cell table:style-name="ce1093" office:value-type="string">
            <text:p>Set.-Dic.</text:p>
          </table:table-cell>
          <table:table-cell table:style-name="ce1111" table:formula="of:=SUM([.M41:.N41])/2" office:value-type="float" office:value="3750">
            <text:p>3750.00</text:p>
          </table:table-cell>
          <table:table-cell table:style-name="ce1115" table:formula="of:=[.R41]*[.V41]" office:value-type="float" office:value="7875">
            <text:p>7,875.00</text:p>
          </table:table-cell>
          <table:table-cell table:style-name="ce1118" table:formula="of:=iferror(([.W41]-[.K41])/[.W41];0)" office:value-type="percentage" office:value="0">
            <text:p>#NOMBRE?</text:p>
          </table:table-cell>
          <table:table-cell table:style-name="ce1115" table:formula="of:=[.T41]*[.V41]" office:value-type="float" office:value="7500">
            <text:p>7,500.00</text:p>
          </table:table-cell>
          <table:table-cell table:style-name="ce1121" table:formula="of:=iferror(([.Y41]-[.L41])/[.Y41];0)" office:value-type="percentage" office:value="0">
            <text:p>#NOMBRE?</text:p>
          </table:table-cell>
          <table:table-cell table:number-columns-repeated="998"/>
        </table:table-row>
        <table:table-row table:style-name="ro21">
          <table:table-cell table:style-name="ce873"/>
          <table:table-cell table:style-name="ce880" table:formula="of:=IF([.C42]=[.C41];[.B41]+1;1)" office:value-type="float" office:value="3">
            <text:p>3</text:p>
          </table:table-cell>
          <table:table-cell table:style-name="ce881" office:value-type="string">
            <text:p>Santiago</text:p>
          </table:table-cell>
          <table:table-cell table:style-name="ce879" table:formula="of:=1+[.D41]" office:value-type="float" office:value="35">
            <text:p>35</text:p>
          </table:table-cell>
          <table:table-cell table:style-name="ce880" table:formula="of:=IF([.B43]=1;[.B42];[.E43])" office:value-type="float" office:value="6">
            <text:p>6</text:p>
          </table:table-cell>
          <table:table-cell table:style-name="ce892" office:value-type="string">
            <text:p>Alta</text:p>
          </table:table-cell>
          <table:table-cell table:style-name="ce900" office:value-type="string">
            <text:p>Pallar</text:p>
          </table:table-cell>
          <table:table-cell table:style-name="ce919" office:value-type="float" office:value="200">
            <text:p>200</text:p>
          </table:table-cell>
          <table:table-cell table:style-name="ce934" office:value-type="string">
            <text:p>Marzo - Abril</text:p>
          </table:table-cell>
          <table:table-cell table:style-name="ce945" office:value-type="string">
            <text:p>Octubre-Nov. (Comerc.Feb,Mar)</text:p>
          </table:table-cell>
          <table:table-cell table:style-name="ce961" office:value-type="float" office:value="4700">
            <text:p>4,700</text:p>
          </table:table-cell>
          <table:table-cell table:style-name="ce978"/>
          <table:table-cell table:style-name="ce961" office:value-type="float" office:value="2500">
            <text:p>2,500</text:p>
          </table:table-cell>
          <table:table-cell table:style-name="ce978"/>
          <table:table-cell table:style-name="ce1004" office:value-type="string">
            <text:p>kg</text:p>
          </table:table-cell>
          <table:table-cell table:style-name="ce1020" office:value-type="float" office:value="3.5">
            <text:p>3.50</text:p>
          </table:table-cell>
          <table:table-cell table:style-name="ce1020" office:value-type="float" office:value="3">
            <text:p>3.00</text:p>
          </table:table-cell>
          <table:table-cell table:style-name="ce1051" office:value-type="float" office:value="2.7">
            <text:p>2.70</text:p>
          </table:table-cell>
          <table:table-cell table:style-name="ce1025" office:value-type="string">
            <text:p>Set.</text:p>
          </table:table-cell>
          <table:table-cell table:style-name="ce1075" office:value-type="float" office:value="3">
            <text:p>3.00</text:p>
          </table:table-cell>
          <table:table-cell table:style-name="ce1094" office:value-type="string">
            <text:p>Oct.</text:p>
          </table:table-cell>
          <table:table-cell table:style-name="ce1111" table:formula="of:=SUM([.M42:.N42])/2" office:value-type="float" office:value="1250">
            <text:p>1250.00</text:p>
          </table:table-cell>
          <table:table-cell table:style-name="ce1115" table:formula="of:=[.R42]*[.V42]" office:value-type="float" office:value="3375">
            <text:p>3,375.00</text:p>
          </table:table-cell>
          <table:table-cell table:style-name="ce1118" table:formula="of:=iferror(([.W42]-[.K42])/[.W42];0)" office:value-type="percentage" office:value="0">
            <text:p>#NOMBRE?</text:p>
          </table:table-cell>
          <table:table-cell table:style-name="ce1115" table:formula="of:=[.T42]*[.V42]" office:value-type="float" office:value="3750">
            <text:p>3,750.00</text:p>
          </table:table-cell>
          <table:table-cell table:style-name="ce1121" table:formula="of:=iferror(([.Y42]-[.L42])/[.Y42];0)" office:value-type="percentage" office:value="0">
            <text:p>#NOMBRE?</text:p>
          </table:table-cell>
          <table:table-cell table:number-columns-repeated="998"/>
        </table:table-row>
        <table:table-row table:style-name="ro21">
          <table:table-cell table:style-name="ce873"/>
          <table:table-cell table:style-name="ce880" table:formula="of:=IF([.C43]=[.C42];[.B42]+1;1)" office:value-type="float" office:value="4">
            <text:p>4</text:p>
          </table:table-cell>
          <table:table-cell table:style-name="ce881" office:value-type="string">
            <text:p>Santiago</text:p>
          </table:table-cell>
          <table:table-cell table:style-name="ce879" table:formula="of:=1+[.D42]" office:value-type="float" office:value="36">
            <text:p>36</text:p>
          </table:table-cell>
          <table:table-cell table:style-name="ce880" table:formula="of:=IF([.B44]=1;[.B43];[.E44])" office:value-type="float" office:value="6">
            <text:p>6</text:p>
          </table:table-cell>
          <table:table-cell table:style-name="ce892" office:value-type="string">
            <text:p>Baja</text:p>
          </table:table-cell>
          <table:table-cell table:style-name="ce900" office:value-type="string">
            <text:p>Vid Quebranta</text:p>
          </table:table-cell>
          <table:table-cell table:style-name="ce919" office:value-type="float" office:value="70">
            <text:p>70</text:p>
          </table:table-cell>
          <table:table-cell table:style-name="ce934" office:value-type="string">
            <text:p>Julio - Agosto</text:p>
          </table:table-cell>
          <table:table-cell table:style-name="ce945" office:value-type="string">
            <text:p>Enero - Marzo</text:p>
          </table:table-cell>
          <table:table-cell table:style-name="ce961" office:value-type="float" office:value="5700">
            <text:p>5,700</text:p>
          </table:table-cell>
          <table:table-cell table:style-name="ce978"/>
          <table:table-cell table:style-name="ce961" office:value-type="float" office:value="8000">
            <text:p>8,000</text:p>
          </table:table-cell>
          <table:table-cell table:style-name="ce978"/>
          <table:table-cell table:style-name="ce1004" office:value-type="string">
            <text:p>kg</text:p>
          </table:table-cell>
          <table:table-cell table:style-name="ce1025" office:value-type="float" office:value="1">
            <text:p>1</text:p>
          </table:table-cell>
          <table:table-cell table:style-name="ce1020" office:value-type="float" office:value="1.2">
            <text:p>1.20</text:p>
          </table:table-cell>
          <table:table-cell table:style-name="ce1051" office:value-type="float" office:value="0.95">
            <text:p>0.95</text:p>
          </table:table-cell>
          <table:table-cell table:style-name="ce1025" office:value-type="string">
            <text:p>Ene.</text:p>
          </table:table-cell>
          <table:table-cell table:style-name="ce1075" office:value-type="float" office:value="0.9">
            <text:p>0.90</text:p>
          </table:table-cell>
          <table:table-cell table:style-name="ce1094" office:value-type="string">
            <text:p>Feb.</text:p>
          </table:table-cell>
          <table:table-cell table:style-name="ce1111" table:formula="of:=SUM([.M43:.N43])/2" office:value-type="float" office:value="4000">
            <text:p>4000.00</text:p>
          </table:table-cell>
          <table:table-cell table:style-name="ce1115" table:formula="of:=[.R43]*[.V43]" office:value-type="float" office:value="3800">
            <text:p>3,800.00</text:p>
          </table:table-cell>
          <table:table-cell table:style-name="ce1118" table:formula="of:=iferror(([.W43]-[.K43])/[.W43];0)" office:value-type="percentage" office:value="0">
            <text:p>#NOMBRE?</text:p>
          </table:table-cell>
          <table:table-cell table:style-name="ce1115" table:formula="of:=[.T43]*[.V43]" office:value-type="float" office:value="3600">
            <text:p>3,600.00</text:p>
          </table:table-cell>
          <table:table-cell table:style-name="ce1121" table:formula="of:=iferror(([.Y43]-[.L43])/[.Y43];0)" office:value-type="percentage" office:value="0">
            <text:p>#NOMBRE?</text:p>
          </table:table-cell>
          <table:table-cell table:number-columns-repeated="998"/>
        </table:table-row>
        <table:table-row table:style-name="ro21">
          <table:table-cell table:style-name="ce873"/>
          <table:table-cell table:style-name="ce880" table:formula="of:=IF([.C44]=[.C43];[.B43]+1;1)" office:value-type="float" office:value="5">
            <text:p>5</text:p>
          </table:table-cell>
          <table:table-cell table:style-name="ce881" office:value-type="string">
            <text:p>Santiago</text:p>
          </table:table-cell>
          <table:table-cell table:style-name="ce879" table:formula="of:=1+[.D43]" office:value-type="float" office:value="37">
            <text:p>37</text:p>
          </table:table-cell>
          <table:table-cell table:style-name="ce880" table:formula="of:=IF([.B45]=1;[.B44];[.E45])" office:value-type="float" office:value="6">
            <text:p>6</text:p>
          </table:table-cell>
          <table:table-cell table:style-name="ce892" office:value-type="string">
            <text:p>Baja</text:p>
          </table:table-cell>
          <table:table-cell table:style-name="ce900" office:value-type="string">
            <text:p>Pecana</text:p>
          </table:table-cell>
          <table:table-cell table:style-name="ce919" office:value-type="float" office:value="10">
            <text:p>10</text:p>
          </table:table-cell>
          <table:table-cell table:style-name="ce934" office:value-type="string">
            <text:p>Abril-Agosto</text:p>
          </table:table-cell>
          <table:table-cell table:style-name="ce934" office:value-type="string">
            <text:p>Mayo-Julio</text:p>
          </table:table-cell>
          <table:table-cell table:style-name="ce961" office:value-type="float" office:value="13000">
            <text:p>13,000</text:p>
          </table:table-cell>
          <table:table-cell table:style-name="ce978"/>
          <table:table-cell table:style-name="ce961" office:value-type="float" office:value="2000">
            <text:p>2,000</text:p>
          </table:table-cell>
          <table:table-cell table:style-name="ce978"/>
          <table:table-cell table:style-name="ce1004" office:value-type="string">
            <text:p>kg</text:p>
          </table:table-cell>
          <table:table-cell table:style-name="ce1020" office:value-type="float" office:value="20">
            <text:p>20.00</text:p>
          </table:table-cell>
          <table:table-cell table:style-name="ce1020" office:value-type="float" office:value="40">
            <text:p>40.00</text:p>
          </table:table-cell>
          <table:table-cell table:style-name="ce1051" office:value-type="float" office:value="14">
            <text:p>14.00</text:p>
          </table:table-cell>
          <table:table-cell table:style-name="ce1025" office:value-type="string">
            <text:p>Abr.</text:p>
          </table:table-cell>
          <table:table-cell table:style-name="ce1075" office:value-type="float" office:value="16">
            <text:p>16.00</text:p>
          </table:table-cell>
          <table:table-cell table:style-name="ce1094" office:value-type="string">
            <text:p>Jun.</text:p>
          </table:table-cell>
          <table:table-cell table:style-name="ce1111" table:formula="of:=SUM([.M44:.N44])/2" office:value-type="float" office:value="1000">
            <text:p>1000.00</text:p>
          </table:table-cell>
          <table:table-cell table:style-name="ce1115" table:formula="of:=[.R44]*[.V44]" office:value-type="float" office:value="14000">
            <text:p>14,000.00</text:p>
          </table:table-cell>
          <table:table-cell table:style-name="ce1118" table:formula="of:=iferror(([.W44]-[.K44])/[.W44];0)" office:value-type="percentage" office:value="0">
            <text:p>#NOMBRE?</text:p>
          </table:table-cell>
          <table:table-cell table:style-name="ce1115" table:formula="of:=[.T44]*[.V44]" office:value-type="float" office:value="16000">
            <text:p>16,000.00</text:p>
          </table:table-cell>
          <table:table-cell table:style-name="ce1121" table:formula="of:=iferror(([.Y44]-[.L44])/[.Y44];0)" office:value-type="percentage" office:value="0">
            <text:p>#NOMBRE?</text:p>
          </table:table-cell>
          <table:table-cell table:number-columns-repeated="998"/>
        </table:table-row>
        <table:table-row table:style-name="ro21">
          <table:table-cell table:style-name="ce873"/>
          <table:table-cell table:style-name="ce880" table:formula="of:=IF([.C45]=[.C44];[.B44]+1;1)" office:value-type="float" office:value="6">
            <text:p>6</text:p>
          </table:table-cell>
          <table:table-cell table:style-name="ce881" office:value-type="string">
            <text:p>Santiago</text:p>
          </table:table-cell>
          <table:table-cell table:style-name="ce879" table:formula="of:=1+[.D44]" office:value-type="float" office:value="38">
            <text:p>38</text:p>
          </table:table-cell>
          <table:table-cell table:style-name="ce880" table:formula="of:=IF([.B46]=1;[.B45];[.E46])" office:value-type="float" office:value="6">
            <text:p>6</text:p>
          </table:table-cell>
          <table:table-cell table:style-name="ce893" office:value-type="string">
            <text:p>Baja</text:p>
          </table:table-cell>
          <table:table-cell table:style-name="ce902" office:value-type="string">
            <text:p>Maíz Amarillo</text:p>
          </table:table-cell>
          <table:table-cell table:style-name="ce920" office:value-type="float" office:value="100">
            <text:p>100</text:p>
          </table:table-cell>
          <table:table-cell table:style-name="ce936" office:value-type="string">
            <text:p>Todo el año</text:p>
          </table:table-cell>
          <table:table-cell table:style-name="ce947" office:value-type="string">
            <text:p>Todo el año</text:p>
          </table:table-cell>
          <table:table-cell table:style-name="ce962" office:value-type="float" office:value="5800">
            <text:p>5,800</text:p>
          </table:table-cell>
          <table:table-cell table:style-name="ce976"/>
          <table:table-cell table:style-name="ce962" office:value-type="float" office:value="9000">
            <text:p>9,000</text:p>
          </table:table-cell>
          <table:table-cell table:style-name="ce976"/>
          <table:table-cell table:style-name="ce1005" office:value-type="string">
            <text:p>kg</text:p>
          </table:table-cell>
          <table:table-cell table:style-name="ce1024" office:value-type="float" office:value="1">
            <text:p>1.00</text:p>
          </table:table-cell>
          <table:table-cell table:style-name="ce1024" office:value-type="float" office:value="1.1">
            <text:p>1.10</text:p>
          </table:table-cell>
          <table:table-cell table:style-name="ce1058" office:value-type="float" office:value="0.88">
            <text:p>0.88</text:p>
          </table:table-cell>
          <table:table-cell table:style-name="ce1027" office:value-type="string">
            <text:p>Feb.</text:p>
          </table:table-cell>
          <table:table-cell table:style-name="ce1081" office:value-type="float" office:value="0.9">
            <text:p>0.9</text:p>
          </table:table-cell>
          <table:table-cell table:style-name="ce1099" office:value-type="string">
            <text:p>Mar.</text:p>
          </table:table-cell>
          <table:table-cell table:style-name="ce1111" table:formula="of:=SUM([.M45:.N45])/2" office:value-type="float" office:value="4500">
            <text:p>4500.00</text:p>
          </table:table-cell>
          <table:table-cell table:style-name="ce1115" table:formula="of:=[.R45]*[.V45]" office:value-type="float" office:value="3960">
            <text:p>3,960.00</text:p>
          </table:table-cell>
          <table:table-cell table:style-name="ce1118" table:formula="of:=iferror(([.W45]-[.K45])/[.W45];0)" office:value-type="percentage" office:value="0">
            <text:p>#NOMBRE?</text:p>
          </table:table-cell>
          <table:table-cell table:style-name="ce1115" table:formula="of:=[.T45]*[.V45]" office:value-type="float" office:value="4050">
            <text:p>4,050.00</text:p>
          </table:table-cell>
          <table:table-cell table:style-name="ce1121" table:formula="of:=iferror(([.Y45]-[.L45])/[.Y45];0)" office:value-type="percentage" office:value="0">
            <text:p>#NOMBRE?</text:p>
          </table:table-cell>
          <table:table-cell table:number-columns-repeated="998"/>
        </table:table-row>
        <table:table-row table:style-name="ro21">
          <table:table-cell table:style-name="ce873"/>
          <table:table-cell table:style-name="ce880" table:formula="of:=IF([.C46]=[.C45];[.B45]+1;1)" office:value-type="float" office:value="1">
            <text:p>1</text:p>
          </table:table-cell>
          <table:table-cell table:style-name="ce875" office:value-type="string">
            <text:p>Palpa</text:p>
          </table:table-cell>
          <table:table-cell table:style-name="ce879" table:formula="of:=1+[.D45]" office:value-type="float" office:value="39">
            <text:p>39</text:p>
          </table:table-cell>
          <table:table-cell table:style-name="ce880" table:formula="of:=IF([.B47]=1;[.B46];[.E47])" office:value-type="float" office:value="7">
            <text:p>7</text:p>
          </table:table-cell>
          <table:table-cell table:style-name="ce890" office:value-type="string">
            <text:p>Alta</text:p>
          </table:table-cell>
          <table:table-cell table:style-name="ce898" office:value-type="string">
            <text:p>Pallar</text:p>
          </table:table-cell>
          <table:table-cell table:style-name="ce922" office:value-type="float" office:value="800">
            <text:p>800</text:p>
          </table:table-cell>
          <table:table-cell table:style-name="ce932" office:value-type="string">
            <text:p>Febrero- Marzo</text:p>
          </table:table-cell>
          <table:table-cell table:style-name="ce943" office:value-type="string">
            <text:p>Setiembre- Noviembre</text:p>
          </table:table-cell>
          <table:table-cell table:style-name="ce963" office:value-type="float" office:value="5000">
            <text:p>5,000</text:p>
          </table:table-cell>
          <table:table-cell table:style-name="ce977"/>
          <table:table-cell table:style-name="ce963" office:value-type="float" office:value="3000">
            <text:p>3,000</text:p>
          </table:table-cell>
          <table:table-cell table:style-name="ce977"/>
          <table:table-cell table:style-name="ce923" office:value-type="string">
            <text:p>Kg</text:p>
          </table:table-cell>
          <table:table-cell table:style-name="ce1023" office:value-type="float" office:value="3.8">
            <text:p>3.80</text:p>
          </table:table-cell>
          <table:table-cell table:style-name="ce1023" office:value-type="float" office:value="4">
            <text:p>4.00</text:p>
          </table:table-cell>
          <table:table-cell table:style-name="ce1055" office:value-type="float" office:value="3.2">
            <text:p>3.20</text:p>
          </table:table-cell>
          <table:table-cell table:style-name="ce1033" office:value-type="string">
            <text:p>Set.</text:p>
          </table:table-cell>
          <table:table-cell table:style-name="ce1079" office:value-type="float" office:value="0.5">
            <text:p>0.50</text:p>
          </table:table-cell>
          <table:table-cell table:style-name="ce1100" office:value-type="string">
            <text:p>Oct.</text:p>
          </table:table-cell>
          <table:table-cell table:style-name="ce1111" table:formula="of:=SUM([.M46:.N46])/2" office:value-type="float" office:value="1500">
            <text:p>1500.00</text:p>
          </table:table-cell>
          <table:table-cell table:style-name="ce1115" table:formula="of:=[.R46]*[.V46]" office:value-type="float" office:value="4800">
            <text:p>4,800.00</text:p>
          </table:table-cell>
          <table:table-cell table:style-name="ce1118" table:formula="of:=iferror(([.W46]-[.K46])/[.W46];0)" office:value-type="percentage" office:value="0">
            <text:p>#NOMBRE?</text:p>
          </table:table-cell>
          <table:table-cell table:style-name="ce1115" table:formula="of:=[.T46]*[.V46]" office:value-type="float" office:value="750">
            <text:p>750.00</text:p>
          </table:table-cell>
          <table:table-cell table:style-name="ce1121" table:formula="of:=iferror(([.Y46]-[.L46])/[.Y46];0)" office:value-type="percentage" office:value="0">
            <text:p>#NOMBRE?</text:p>
          </table:table-cell>
          <table:table-cell table:number-columns-repeated="998"/>
        </table:table-row>
        <table:table-row table:style-name="ro21">
          <table:table-cell table:style-name="ce873"/>
          <table:table-cell table:style-name="ce880" table:formula="of:=IF([.C47]=[.C46];[.B46]+1;1)" office:value-type="float" office:value="2">
            <text:p>2</text:p>
          </table:table-cell>
          <table:table-cell table:style-name="ce875" office:value-type="string">
            <text:p>Palpa</text:p>
          </table:table-cell>
          <table:table-cell table:style-name="ce879" table:formula="of:=1+[.D46]" office:value-type="float" office:value="40">
            <text:p>40</text:p>
          </table:table-cell>
          <table:table-cell table:style-name="ce880" table:formula="of:=IF([.B48]=1;[.B47];[.E48])" office:value-type="float" office:value="7">
            <text:p>7</text:p>
          </table:table-cell>
          <table:table-cell table:style-name="ce892" office:value-type="string">
            <text:p>Alta</text:p>
          </table:table-cell>
          <table:table-cell table:style-name="ce901" office:value-type="string">
            <text:p>Tuna/cochinilla</text:p>
          </table:table-cell>
          <table:table-cell table:style-name="ce919" office:value-type="float" office:value="200">
            <text:p>200</text:p>
          </table:table-cell>
          <table:table-cell table:style-name="ce935" office:value-type="string">
            <text:p>Abril - Mayo</text:p>
          </table:table-cell>
          <table:table-cell table:style-name="ce946" office:value-type="string">
            <text:p>Setiembre - octubre</text:p>
          </table:table-cell>
          <table:table-cell table:style-name="ce961" office:value-type="float" office:value="5000">
            <text:p>5,000</text:p>
          </table:table-cell>
          <table:table-cell table:style-name="ce978"/>
          <table:table-cell table:style-name="ce961" office:value-type="float" office:value="250">
            <text:p>250</text:p>
          </table:table-cell>
          <table:table-cell table:style-name="ce978"/>
          <table:table-cell table:style-name="ce918" office:value-type="string">
            <text:p>kg</text:p>
          </table:table-cell>
          <table:table-cell table:style-name="ce1019" office:value-type="float" office:value="0">
            <text:p>0.00</text:p>
          </table:table-cell>
          <table:table-cell table:style-name="ce1019" office:value-type="float" office:value="32">
            <text:p>32.00</text:p>
          </table:table-cell>
          <table:table-cell table:style-name="ce1050" office:value-type="float" office:value="55">
            <text:p>55.00</text:p>
          </table:table-cell>
          <table:table-cell table:style-name="ce1019" office:value-type="string">
            <text:p>Jun.</text:p>
          </table:table-cell>
          <table:table-cell table:style-name="ce1073" office:value-type="float" office:value="0.5">
            <text:p>0.50</text:p>
          </table:table-cell>
          <table:table-cell table:style-name="ce1093" office:value-type="string">
            <text:p>Ene.</text:p>
          </table:table-cell>
          <table:table-cell table:style-name="ce1111" table:formula="of:=SUM([.M47:.N47])/2" office:value-type="float" office:value="125">
            <text:p>125.00</text:p>
          </table:table-cell>
          <table:table-cell table:style-name="ce1115" table:formula="of:=[.R47]*[.V47]" office:value-type="float" office:value="6875">
            <text:p>6,875.00</text:p>
          </table:table-cell>
          <table:table-cell table:style-name="ce1118" table:formula="of:=iferror(([.W47]-[.K47])/[.W47];0)" office:value-type="percentage" office:value="0">
            <text:p>#NOMBRE?</text:p>
          </table:table-cell>
          <table:table-cell table:style-name="ce1115" table:formula="of:=[.T47]*[.V47]" office:value-type="float" office:value="62.5">
            <text:p>62.50</text:p>
          </table:table-cell>
          <table:table-cell table:style-name="ce1121" table:formula="of:=iferror(([.Y47]-[.L47])/[.Y47];0)" office:value-type="percentage" office:value="0">
            <text:p>#NOMBRE?</text:p>
          </table:table-cell>
          <table:table-cell table:number-columns-repeated="998"/>
        </table:table-row>
        <table:table-row table:style-name="ro21">
          <table:table-cell table:style-name="ce873"/>
          <table:table-cell table:style-name="ce880" table:formula="of:=IF([.C48]=[.C47];[.B47]+1;1)" office:value-type="float" office:value="3">
            <text:p>3</text:p>
          </table:table-cell>
          <table:table-cell table:style-name="ce875" office:value-type="string">
            <text:p>Palpa</text:p>
          </table:table-cell>
          <table:table-cell table:style-name="ce879" table:formula="of:=1+[.D47]" office:value-type="float" office:value="41">
            <text:p>41</text:p>
          </table:table-cell>
          <table:table-cell table:style-name="ce880" table:formula="of:=IF([.B49]=1;[.B48];[.E49])" office:value-type="float" office:value="7">
            <text:p>7</text:p>
          </table:table-cell>
          <table:table-cell table:style-name="ce892" office:value-type="string">
            <text:p>Media</text:p>
          </table:table-cell>
          <table:table-cell table:style-name="ce900" office:value-type="string">
            <text:p>Maíz Amarillo</text:p>
          </table:table-cell>
          <table:table-cell table:style-name="ce919" office:value-type="float" office:value="300">
            <text:p>300</text:p>
          </table:table-cell>
          <table:table-cell table:style-name="ce934" office:value-type="string">
            <text:p>Febrero - Abril (todo el año)</text:p>
          </table:table-cell>
          <table:table-cell table:style-name="ce945" office:value-type="string">
            <text:p>Agosto - Noviembre (todo el año)</text:p>
          </table:table-cell>
          <table:table-cell table:style-name="ce961" office:value-type="float" office:value="5000">
            <text:p>5,000</text:p>
          </table:table-cell>
          <table:table-cell table:style-name="ce978"/>
          <table:table-cell table:style-name="ce961" office:value-type="float" office:value="9000">
            <text:p>9,000</text:p>
          </table:table-cell>
          <table:table-cell table:style-name="ce978"/>
          <table:table-cell table:style-name="ce1004" office:value-type="string">
            <text:p>Kg</text:p>
          </table:table-cell>
          <table:table-cell table:style-name="ce1020" office:value-type="float" office:value="0.9">
            <text:p>0.90</text:p>
          </table:table-cell>
          <table:table-cell table:style-name="ce1020" office:value-type="float" office:value="0.95">
            <text:p>0.95</text:p>
          </table:table-cell>
          <table:table-cell table:style-name="ce1056" office:value-type="float" office:value="0.85">
            <text:p>0.85</text:p>
          </table:table-cell>
          <table:table-cell table:style-name="ce1025" office:value-type="string">
            <text:p>Feb.</text:p>
          </table:table-cell>
          <table:table-cell table:style-name="ce1074" office:value-type="float" office:value="0.5">
            <text:p>0.5</text:p>
          </table:table-cell>
          <table:table-cell table:style-name="ce1094" office:value-type="string">
            <text:p>Marz.</text:p>
          </table:table-cell>
          <table:table-cell table:style-name="ce1111" table:formula="of:=SUM([.M48:.N48])/2" office:value-type="float" office:value="4500">
            <text:p>4500.00</text:p>
          </table:table-cell>
          <table:table-cell table:style-name="ce1115" table:formula="of:=[.R48]*[.V48]" office:value-type="float" office:value="3825">
            <text:p>3,825.00</text:p>
          </table:table-cell>
          <table:table-cell table:style-name="ce1118" table:formula="of:=iferror(([.W48]-[.K48])/[.W48];0)" office:value-type="percentage" office:value="0">
            <text:p>#NOMBRE?</text:p>
          </table:table-cell>
          <table:table-cell table:style-name="ce1115" table:formula="of:=[.T48]*[.V48]" office:value-type="float" office:value="2250">
            <text:p>2,250.00</text:p>
          </table:table-cell>
          <table:table-cell table:style-name="ce1121" table:formula="of:=iferror(([.Y48]-[.L48])/[.Y48];0)" office:value-type="percentage" office:value="0">
            <text:p>#NOMBRE?</text:p>
          </table:table-cell>
          <table:table-cell table:number-columns-repeated="998"/>
        </table:table-row>
        <table:table-row table:style-name="ro21">
          <table:table-cell table:style-name="ce873"/>
          <table:table-cell table:style-name="ce880" table:formula="of:=IF([.C49]=[.C48];[.B48]+1;1)" office:value-type="float" office:value="4">
            <text:p>4</text:p>
          </table:table-cell>
          <table:table-cell table:style-name="ce875" office:value-type="string">
            <text:p>Palpa</text:p>
          </table:table-cell>
          <table:table-cell table:style-name="ce879" table:formula="of:=1+[.D48]" office:value-type="float" office:value="42">
            <text:p>42</text:p>
          </table:table-cell>
          <table:table-cell table:style-name="ce880" table:formula="of:=IF([.B50]=1;[.B49];[.E50])" office:value-type="float" office:value="7">
            <text:p>7</text:p>
          </table:table-cell>
          <table:table-cell table:style-name="ce892" office:value-type="string">
            <text:p>Media</text:p>
          </table:table-cell>
          <table:table-cell table:style-name="ce900" office:value-type="string">
            <text:p>Algodón</text:p>
          </table:table-cell>
          <table:table-cell table:style-name="ce919" office:value-type="float" office:value="200">
            <text:p>200</text:p>
          </table:table-cell>
          <table:table-cell table:style-name="ce934" office:value-type="string">
            <text:p>Mayo - Junio</text:p>
          </table:table-cell>
          <table:table-cell table:style-name="ce945" office:value-type="string">
            <text:p>Enero - Abril </text:p>
          </table:table-cell>
          <table:table-cell table:style-name="ce961" office:value-type="float" office:value="5000">
            <text:p>5,000</text:p>
          </table:table-cell>
          <table:table-cell table:style-name="ce978"/>
          <table:table-cell table:style-name="ce961" office:value-type="float" office:value="55">
            <text:p>55</text:p>
          </table:table-cell>
          <table:table-cell table:style-name="ce978"/>
          <table:table-cell table:style-name="ce1004" office:value-type="string">
            <text:p>Qq</text:p>
          </table:table-cell>
          <table:table-cell table:style-name="ce1020" office:value-type="float" office:value="120">
            <text:p>120.00</text:p>
          </table:table-cell>
          <table:table-cell table:style-name="ce1037"/>
          <table:table-cell table:style-name="ce1051" office:value-type="float" office:value="110">
            <text:p>110.00</text:p>
          </table:table-cell>
          <table:table-cell table:style-name="ce1025" office:value-type="string">
            <text:p>Ene.</text:p>
          </table:table-cell>
          <table:table-cell table:style-name="ce1075" office:value-type="float" office:value="100">
            <text:p>100.00</text:p>
          </table:table-cell>
          <table:table-cell table:style-name="ce1094" office:value-type="string">
            <text:p>Mar.</text:p>
          </table:table-cell>
          <table:table-cell table:style-name="ce1111" table:formula="of:=SUM([.M49:.N49])/2" office:value-type="float" office:value="27.5">
            <text:p>27.50</text:p>
          </table:table-cell>
          <table:table-cell table:style-name="ce1115" table:formula="of:=[.R49]*[.V49]" office:value-type="float" office:value="3025">
            <text:p>3,025.00</text:p>
          </table:table-cell>
          <table:table-cell table:style-name="ce1118" table:formula="of:=iferror(([.W49]-[.K49])/[.W49];0)" office:value-type="percentage" office:value="0">
            <text:p>#NOMBRE?</text:p>
          </table:table-cell>
          <table:table-cell table:style-name="ce1115" table:formula="of:=[.T49]*[.V49]" office:value-type="float" office:value="2750">
            <text:p>2,750.00</text:p>
          </table:table-cell>
          <table:table-cell table:style-name="ce1121" table:formula="of:=iferror(([.Y49]-[.L49])/[.Y49];0)" office:value-type="percentage" office:value="0">
            <text:p>#NOMBRE?</text:p>
          </table:table-cell>
          <table:table-cell table:number-columns-repeated="998"/>
        </table:table-row>
        <table:table-row table:style-name="ro21">
          <table:table-cell table:style-name="ce873"/>
          <table:table-cell table:style-name="ce880" table:formula="of:=IF([.C50]=[.C49];[.B49]+1;1)" office:value-type="float" office:value="5">
            <text:p>5</text:p>
          </table:table-cell>
          <table:table-cell table:style-name="ce875" office:value-type="string">
            <text:p>Palpa</text:p>
          </table:table-cell>
          <table:table-cell table:style-name="ce879" table:formula="of:=1+[.D49]" office:value-type="float" office:value="43">
            <text:p>43</text:p>
          </table:table-cell>
          <table:table-cell table:style-name="ce880" table:formula="of:=IF([.B51]=1;[.B50];[.E51])" office:value-type="float" office:value="7">
            <text:p>7</text:p>
          </table:table-cell>
          <table:table-cell table:style-name="ce892" office:value-type="string">
            <text:p>Baja</text:p>
          </table:table-cell>
          <table:table-cell table:style-name="ce900" office:value-type="string">
            <text:p>Garbanzo</text:p>
          </table:table-cell>
          <table:table-cell table:style-name="ce919" office:value-type="float" office:value="100">
            <text:p>100</text:p>
          </table:table-cell>
          <table:table-cell table:style-name="ce934" office:value-type="string">
            <text:p>Abril-Mayo</text:p>
          </table:table-cell>
          <table:table-cell table:style-name="ce945" office:value-type="string">
            <text:p>Setiembre-Octubre</text:p>
          </table:table-cell>
          <table:table-cell table:style-name="ce959" office:value-type="float" office:value="4500">
            <text:p>4,500</text:p>
          </table:table-cell>
          <table:table-cell table:style-name="ce973"/>
          <table:table-cell table:style-name="ce959" office:value-type="float" office:value="2500">
            <text:p>2,500</text:p>
          </table:table-cell>
          <table:table-cell table:style-name="ce973"/>
          <table:table-cell table:style-name="ce1000" office:value-type="string">
            <text:p>kg</text:p>
          </table:table-cell>
          <table:table-cell table:style-name="ce1026" office:value-type="float" office:value="3.9">
            <text:p>3.90</text:p>
          </table:table-cell>
          <table:table-cell table:style-name="ce1016" office:value-type="float" office:value="5">
            <text:p>5.00</text:p>
          </table:table-cell>
          <table:table-cell table:style-name="ce1047" office:value-type="float" office:value="3.8">
            <text:p>3.80</text:p>
          </table:table-cell>
          <table:table-cell table:style-name="ce1022" office:value-type="string">
            <text:p>Oct.</text:p>
          </table:table-cell>
          <table:table-cell table:style-name="ce1070" office:value-type="float" office:value="0.5">
            <text:p>0.50</text:p>
          </table:table-cell>
          <table:table-cell table:style-name="ce1096" office:value-type="string">
            <text:p>Ene.</text:p>
          </table:table-cell>
          <table:table-cell table:style-name="ce1111" table:formula="of:=SUM([.M50:.N50])/2" office:value-type="float" office:value="1250">
            <text:p>1250.00</text:p>
          </table:table-cell>
          <table:table-cell table:style-name="ce1115" table:formula="of:=[.R50]*[.V50]" office:value-type="float" office:value="4750">
            <text:p>4,750.00</text:p>
          </table:table-cell>
          <table:table-cell table:style-name="ce1118" table:formula="of:=iferror(([.W50]-[.K50])/[.W50];0)" office:value-type="percentage" office:value="0">
            <text:p>#NOMBRE?</text:p>
          </table:table-cell>
          <table:table-cell table:style-name="ce1115" table:formula="of:=[.T50]*[.V50]" office:value-type="float" office:value="625">
            <text:p>625.00</text:p>
          </table:table-cell>
          <table:table-cell table:style-name="ce1121" table:formula="of:=iferror(([.Y50]-[.L50])/[.Y50];0)" office:value-type="percentage" office:value="0">
            <text:p>#NOMBRE?</text:p>
          </table:table-cell>
          <table:table-cell table:number-columns-repeated="998"/>
        </table:table-row>
        <table:table-row table:style-name="ro21">
          <table:table-cell table:style-name="ce873"/>
          <table:table-cell table:style-name="ce880" table:formula="of:=IF([.C51]=[.C50];[.B50]+1;1)" office:value-type="float" office:value="6">
            <text:p>6</text:p>
          </table:table-cell>
          <table:table-cell table:style-name="ce875" office:value-type="string">
            <text:p>Palpa</text:p>
          </table:table-cell>
          <table:table-cell table:style-name="ce879" table:formula="of:=1+[.D50]" office:value-type="float" office:value="44">
            <text:p>44</text:p>
          </table:table-cell>
          <table:table-cell table:style-name="ce880" table:formula="of:=IF([.B52]=1;[.B51];[.E52])" office:value-type="float" office:value="7">
            <text:p>7</text:p>
          </table:table-cell>
          <table:table-cell table:style-name="ce892" office:value-type="string">
            <text:p>Baja</text:p>
          </table:table-cell>
          <table:table-cell table:style-name="ce900" office:value-type="string">
            <text:p>Naranja</text:p>
          </table:table-cell>
          <table:table-cell table:style-name="ce919" office:value-type="float" office:value="200">
            <text:p>200</text:p>
          </table:table-cell>
          <table:table-cell table:style-name="ce934" office:value-type="string">
            <text:p>Setiembre - Octubre</text:p>
          </table:table-cell>
          <table:table-cell table:style-name="ce945" office:value-type="string">
            <text:p>Julio - Agosto</text:p>
          </table:table-cell>
          <table:table-cell table:style-name="ce961" office:value-type="float" office:value="8000">
            <text:p>8,000</text:p>
          </table:table-cell>
          <table:table-cell table:style-name="ce978"/>
          <table:table-cell table:style-name="ce961" office:value-type="float" office:value="16000">
            <text:p>16,000</text:p>
          </table:table-cell>
          <table:table-cell table:style-name="ce978"/>
          <table:table-cell table:style-name="ce1004" office:value-type="string">
            <text:p>Kg</text:p>
          </table:table-cell>
          <table:table-cell table:style-name="ce1020" office:value-type="float" office:value="0.9">
            <text:p>0.90</text:p>
          </table:table-cell>
          <table:table-cell table:style-name="ce1020" office:value-type="float" office:value="1.8">
            <text:p>1.80</text:p>
          </table:table-cell>
          <table:table-cell table:style-name="ce1056" office:value-type="float" office:value="1">
            <text:p>1</text:p>
          </table:table-cell>
          <table:table-cell table:style-name="ce1025" office:value-type="string">
            <text:p>Jul.</text:p>
          </table:table-cell>
          <table:table-cell table:style-name="ce1074" office:value-type="float" office:value="0.5">
            <text:p>0.5</text:p>
          </table:table-cell>
          <table:table-cell table:style-name="ce1094" office:value-type="string">
            <text:p>Ago.</text:p>
          </table:table-cell>
          <table:table-cell table:style-name="ce1111" table:formula="of:=SUM([.M51:.N51])/2" office:value-type="float" office:value="8000">
            <text:p>8000.00</text:p>
          </table:table-cell>
          <table:table-cell table:style-name="ce1115" table:formula="of:=[.R51]*[.V51]" office:value-type="float" office:value="8000">
            <text:p>8,000.00</text:p>
          </table:table-cell>
          <table:table-cell table:style-name="ce1118" table:formula="of:=iferror(([.W51]-[.K51])/[.W51];0)" office:value-type="percentage" office:value="0">
            <text:p>#NOMBRE?</text:p>
          </table:table-cell>
          <table:table-cell table:style-name="ce1115" table:formula="of:=[.T51]*[.V51]" office:value-type="float" office:value="4000">
            <text:p>4,000.00</text:p>
          </table:table-cell>
          <table:table-cell table:style-name="ce1121" table:formula="of:=iferror(([.Y51]-[.L51])/[.Y51];0)" office:value-type="percentage" office:value="0">
            <text:p>#NOMBRE?</text:p>
          </table:table-cell>
          <table:table-cell table:number-columns-repeated="998"/>
        </table:table-row>
        <table:table-row table:style-name="ro21">
          <table:table-cell table:style-name="ce873"/>
          <table:table-cell table:style-name="ce880" table:formula="of:=IF([.C52]=[.C51];[.B51]+1;1)" office:value-type="float" office:value="7">
            <text:p>7</text:p>
          </table:table-cell>
          <table:table-cell table:style-name="ce875" office:value-type="string">
            <text:p>Palpa</text:p>
          </table:table-cell>
          <table:table-cell table:style-name="ce879" table:formula="of:=1+[.D51]" office:value-type="float" office:value="45">
            <text:p>45</text:p>
          </table:table-cell>
          <table:table-cell table:style-name="ce880" table:formula="of:=IF([.B53]=1;[.B52];[.E53])" office:value-type="float" office:value="7">
            <text:p>7</text:p>
          </table:table-cell>
          <table:table-cell table:style-name="ce893" office:value-type="string">
            <text:p>Baja</text:p>
          </table:table-cell>
          <table:table-cell table:style-name="ce902" office:value-type="string">
            <text:p>Mango</text:p>
          </table:table-cell>
          <table:table-cell table:style-name="ce920" office:value-type="float" office:value="200">
            <text:p>200</text:p>
          </table:table-cell>
          <table:table-cell table:style-name="ce936" office:value-type="string">
            <text:p>Julio - Noviembre</text:p>
          </table:table-cell>
          <table:table-cell table:style-name="ce947" office:value-type="string">
            <text:p>Febrero - Marzo</text:p>
          </table:table-cell>
          <table:table-cell table:style-name="ce962" office:value-type="float" office:value="7000">
            <text:p>7,000</text:p>
          </table:table-cell>
          <table:table-cell table:style-name="ce976"/>
          <table:table-cell table:style-name="ce962" office:value-type="float" office:value="13000">
            <text:p>13,000</text:p>
          </table:table-cell>
          <table:table-cell table:style-name="ce976"/>
          <table:table-cell table:style-name="ce1005" office:value-type="string">
            <text:p>Kg</text:p>
          </table:table-cell>
          <table:table-cell table:style-name="ce1027" table:number-columns-spanned="2" table:number-rows-spanned="1"/>
          <table:covered-table-cell table:style-name="ce1038"/>
          <table:table-cell table:style-name="ce1058" office:value-type="float" office:value="1">
            <text:p>1</text:p>
          </table:table-cell>
          <table:table-cell table:style-name="ce1027" office:value-type="string">
            <text:p>Feb.</text:p>
          </table:table-cell>
          <table:table-cell table:style-name="ce1081" office:value-type="float" office:value="0.5">
            <text:p>0.5</text:p>
          </table:table-cell>
          <table:table-cell table:style-name="ce1099" office:value-type="string">
            <text:p>Marz.</text:p>
          </table:table-cell>
          <table:table-cell table:style-name="ce1111" table:formula="of:=SUM([.M52:.N52])/2" office:value-type="float" office:value="6500">
            <text:p>6500.00</text:p>
          </table:table-cell>
          <table:table-cell table:style-name="ce1115" table:formula="of:=[.R52]*[.V52]" office:value-type="float" office:value="6500">
            <text:p>6,500.00</text:p>
          </table:table-cell>
          <table:table-cell table:style-name="ce1118" table:formula="of:=iferror(([.W52]-[.K52])/[.W52];0)" office:value-type="percentage" office:value="0">
            <text:p>#NOMBRE?</text:p>
          </table:table-cell>
          <table:table-cell table:style-name="ce1115" table:formula="of:=[.T52]*[.V52]" office:value-type="float" office:value="3250">
            <text:p>3,250.00</text:p>
          </table:table-cell>
          <table:table-cell table:style-name="ce1121" table:formula="of:=iferror(([.Y52]-[.L52])/[.Y52];0)" office:value-type="percentage" office:value="0">
            <text:p>#NOMBRE?</text:p>
          </table:table-cell>
          <table:table-cell table:number-columns-repeated="998"/>
        </table:table-row>
        <table:table-row table:style-name="ro21">
          <table:table-cell table:style-name="ce873"/>
          <table:table-cell table:style-name="ce880" table:formula="of:=IF([.C53]=[.C52];[.B52]+1;1)" office:value-type="float" office:value="1">
            <text:p>1</text:p>
          </table:table-cell>
          <table:table-cell table:style-name="ce875" office:value-type="string">
            <text:p>Nazca</text:p>
          </table:table-cell>
          <table:table-cell table:style-name="ce879" table:formula="of:=1+[.D52]" office:value-type="float" office:value="46">
            <text:p>46</text:p>
          </table:table-cell>
          <table:table-cell table:style-name="ce880" table:formula="of:=IF([.B54]=1;[.B53];[.E54])" office:value-type="float" office:value="8">
            <text:p>8</text:p>
          </table:table-cell>
          <table:table-cell table:style-name="ce890" office:value-type="string">
            <text:p>Alta</text:p>
          </table:table-cell>
          <table:table-cell table:style-name="ce898" office:value-type="string">
            <text:p>Papa</text:p>
          </table:table-cell>
          <table:table-cell table:style-name="ce914" office:value-type="float" office:value="1000">
            <text:p>1,000</text:p>
          </table:table-cell>
          <table:table-cell table:style-name="ce932" office:value-type="string">
            <text:p>Abril - Mayo</text:p>
          </table:table-cell>
          <table:table-cell table:style-name="ce943" office:value-type="string">
            <text:p>Agosto - Octubre</text:p>
          </table:table-cell>
          <table:table-cell table:style-name="ce957" office:value-type="float" office:value="13500">
            <text:p>13,500</text:p>
          </table:table-cell>
          <table:table-cell table:style-name="ce971" office:value-type="float" office:value="13000">
            <text:p>13,000</text:p>
          </table:table-cell>
          <table:table-cell table:style-name="ce957" office:value-type="float" office:value="33000">
            <text:p>33,000</text:p>
          </table:table-cell>
          <table:table-cell table:style-name="ce971" office:value-type="float" office:value="30000">
            <text:p>30,000</text:p>
          </table:table-cell>
          <table:table-cell table:style-name="ce998" office:value-type="string">
            <text:p>kg</text:p>
          </table:table-cell>
          <table:table-cell table:style-name="ce1014" office:value-type="float" office:value="0.65">
            <text:p>0.65</text:p>
          </table:table-cell>
          <table:table-cell table:style-name="ce1014" office:value-type="float" office:value="1.2">
            <text:p>1.20</text:p>
          </table:table-cell>
          <table:table-cell table:style-name="ce1045" office:value-type="float" office:value="0.53">
            <text:p>0.53</text:p>
          </table:table-cell>
          <table:table-cell table:style-name="ce1014" office:value-type="string">
            <text:p>Oct.</text:p>
          </table:table-cell>
          <table:table-cell table:style-name="ce1068" office:value-type="float" office:value="0.5">
            <text:p>0.50</text:p>
          </table:table-cell>
          <table:table-cell table:style-name="ce1088" office:value-type="string">
            <text:p>Ago.</text:p>
          </table:table-cell>
          <table:table-cell table:style-name="ce1111" table:formula="of:=SUM([.M53:.N53])/2" office:value-type="float" office:value="31500">
            <text:p>31500.00</text:p>
          </table:table-cell>
          <table:table-cell table:style-name="ce1115" table:formula="of:=[.R53]*[.V53]" office:value-type="float" office:value="16695">
            <text:p>16,695.00</text:p>
          </table:table-cell>
          <table:table-cell table:style-name="ce1118" table:formula="of:=iferror(([.W53]-[.K53])/[.W53];0)" office:value-type="percentage" office:value="0">
            <text:p>#NOMBRE?</text:p>
          </table:table-cell>
          <table:table-cell table:style-name="ce1115" table:formula="of:=[.T53]*[.V53]" office:value-type="float" office:value="15750">
            <text:p>15,750.00</text:p>
          </table:table-cell>
          <table:table-cell table:style-name="ce1121" table:formula="of:=iferror(([.Y53]-[.L53])/[.Y53];0)" office:value-type="percentage" office:value="0">
            <text:p>#NOMBRE?</text:p>
          </table:table-cell>
          <table:table-cell table:number-columns-repeated="998"/>
        </table:table-row>
        <table:table-row table:style-name="ro21">
          <table:table-cell table:style-name="ce873"/>
          <table:table-cell table:style-name="ce880" table:formula="of:=IF([.C54]=[.C53];[.B53]+1;1)" office:value-type="float" office:value="2">
            <text:p>2</text:p>
          </table:table-cell>
          <table:table-cell table:style-name="ce875" office:value-type="string">
            <text:p>Nazca</text:p>
          </table:table-cell>
          <table:table-cell table:style-name="ce879" table:formula="of:=1+[.D53]" office:value-type="float" office:value="47">
            <text:p>47</text:p>
          </table:table-cell>
          <table:table-cell table:style-name="ce880" table:formula="of:=IF([.B55]=1;[.B54];[.E55])" office:value-type="float" office:value="8">
            <text:p>8</text:p>
          </table:table-cell>
          <table:table-cell table:style-name="ce892" office:value-type="string">
            <text:p>Alta</text:p>
          </table:table-cell>
          <table:table-cell table:style-name="ce901" office:value-type="string">
            <text:p>Tuna/cochinilla</text:p>
          </table:table-cell>
          <table:table-cell table:style-name="ce916" office:value-type="float" office:value="700">
            <text:p>700</text:p>
          </table:table-cell>
          <table:table-cell table:style-name="ce935" office:value-type="string">
            <text:p>Abril - Mayo</text:p>
          </table:table-cell>
          <table:table-cell table:style-name="ce946" office:value-type="string">
            <text:p>Agosto - octubre</text:p>
          </table:table-cell>
          <table:table-cell table:style-name="ce959" office:value-type="float" office:value="7000">
            <text:p>7,000</text:p>
          </table:table-cell>
          <table:table-cell table:style-name="ce973" office:value-type="float" office:value="6700">
            <text:p>6,700</text:p>
          </table:table-cell>
          <table:table-cell table:style-name="ce959" office:value-type="float" office:value="250">
            <text:p>250</text:p>
          </table:table-cell>
          <table:table-cell table:style-name="ce973" office:value-type="float" office:value="220">
            <text:p>220</text:p>
          </table:table-cell>
          <table:table-cell table:style-name="ce1001" office:value-type="string">
            <text:p>kg</text:p>
          </table:table-cell>
          <table:table-cell table:style-name="ce1017" office:value-type="float" office:value="0">
            <text:p>0.00</text:p>
          </table:table-cell>
          <table:table-cell table:style-name="ce1017" office:value-type="float" office:value="32">
            <text:p>32.00</text:p>
          </table:table-cell>
          <table:table-cell table:style-name="ce1048" office:value-type="float" office:value="58">
            <text:p>58.00</text:p>
          </table:table-cell>
          <table:table-cell table:style-name="ce1017" office:value-type="string">
            <text:p>Agos.</text:p>
          </table:table-cell>
          <table:table-cell table:style-name="ce1071" office:value-type="float" office:value="55">
            <text:p>55.00</text:p>
          </table:table-cell>
          <table:table-cell table:style-name="ce1091" office:value-type="string">
            <text:p>Oct.</text:p>
          </table:table-cell>
          <table:table-cell table:style-name="ce1111" table:formula="of:=SUM([.M54:.N54])/2" office:value-type="float" office:value="235">
            <text:p>235.00</text:p>
          </table:table-cell>
          <table:table-cell table:style-name="ce1115" table:formula="of:=[.R54]*[.V54]" office:value-type="float" office:value="13630">
            <text:p>13,630.00</text:p>
          </table:table-cell>
          <table:table-cell table:style-name="ce1118" table:formula="of:=iferror(([.W54]-[.K54])/[.W54];0)" office:value-type="percentage" office:value="0">
            <text:p>#NOMBRE?</text:p>
          </table:table-cell>
          <table:table-cell table:style-name="ce1115" table:formula="of:=[.T54]*[.V54]" office:value-type="float" office:value="12925">
            <text:p>12,925.00</text:p>
          </table:table-cell>
          <table:table-cell table:style-name="ce1121" table:formula="of:=iferror(([.Y54]-[.L54])/[.Y54];0)" office:value-type="percentage" office:value="0">
            <text:p>#NOMBRE?</text:p>
          </table:table-cell>
          <table:table-cell table:number-columns-repeated="998"/>
        </table:table-row>
        <table:table-row table:style-name="ro21">
          <table:table-cell table:style-name="ce873"/>
          <table:table-cell table:style-name="ce880" table:formula="of:=IF([.C55]=[.C54];[.B54]+1;1)" office:value-type="float" office:value="3">
            <text:p>3</text:p>
          </table:table-cell>
          <table:table-cell table:style-name="ce875" office:value-type="string">
            <text:p>Nazca</text:p>
          </table:table-cell>
          <table:table-cell table:style-name="ce879" table:formula="of:=1+[.D54]" office:value-type="float" office:value="48">
            <text:p>48</text:p>
          </table:table-cell>
          <table:table-cell table:style-name="ce880" table:formula="of:=IF([.B56]=1;[.B55];[.E56])" office:value-type="float" office:value="8">
            <text:p>8</text:p>
          </table:table-cell>
          <table:table-cell table:style-name="ce892" office:value-type="string">
            <text:p>Media</text:p>
          </table:table-cell>
          <table:table-cell table:style-name="ce900" office:value-type="string">
            <text:p>Frijol</text:p>
          </table:table-cell>
          <table:table-cell table:style-name="ce916" office:value-type="float" office:value="80">
            <text:p>80</text:p>
          </table:table-cell>
          <table:table-cell table:style-name="ce934" office:value-type="string">
            <text:p>Enero - Febrero</text:p>
          </table:table-cell>
          <table:table-cell table:style-name="ce945" office:value-type="string">
            <text:p>Mayo - Junio</text:p>
          </table:table-cell>
          <table:table-cell table:style-name="ce959" office:value-type="float" office:value="5400">
            <text:p>5,400</text:p>
          </table:table-cell>
          <table:table-cell table:style-name="ce973" office:value-type="float" office:value="5400">
            <text:p>5,400</text:p>
          </table:table-cell>
          <table:table-cell table:style-name="ce959" office:value-type="float" office:value="2500">
            <text:p>2,500</text:p>
          </table:table-cell>
          <table:table-cell table:style-name="ce973" office:value-type="float" office:value="2200">
            <text:p>2,200</text:p>
          </table:table-cell>
          <table:table-cell table:style-name="ce1000" office:value-type="string">
            <text:p>kg</text:p>
          </table:table-cell>
          <table:table-cell table:style-name="ce1016" office:value-type="float" office:value="4.1">
            <text:p>4.10</text:p>
          </table:table-cell>
          <table:table-cell table:style-name="ce1016" office:value-type="float" office:value="5">
            <text:p>5.00</text:p>
          </table:table-cell>
          <table:table-cell table:style-name="ce1047" office:value-type="float" office:value="4.2">
            <text:p>4.20</text:p>
          </table:table-cell>
          <table:table-cell table:style-name="ce1022" office:value-type="string">
            <text:p>Oct.</text:p>
          </table:table-cell>
          <table:table-cell table:style-name="ce1070" office:value-type="float" office:value="3.8">
            <text:p>3.80</text:p>
          </table:table-cell>
          <table:table-cell table:style-name="ce1096" office:value-type="string">
            <text:p>Ene.</text:p>
          </table:table-cell>
          <table:table-cell table:style-name="ce1111" table:formula="of:=SUM([.M55:.N55])/2" office:value-type="float" office:value="2350">
            <text:p>2350.00</text:p>
          </table:table-cell>
          <table:table-cell table:style-name="ce1115" table:formula="of:=[.R55]*[.V55]" office:value-type="float" office:value="9870">
            <text:p>9,870.00</text:p>
          </table:table-cell>
          <table:table-cell table:style-name="ce1118" table:formula="of:=iferror(([.W55]-[.K55])/[.W55];0)" office:value-type="percentage" office:value="0">
            <text:p>#NOMBRE?</text:p>
          </table:table-cell>
          <table:table-cell table:style-name="ce1115" table:formula="of:=[.T55]*[.V55]" office:value-type="float" office:value="8930">
            <text:p>8,930.00</text:p>
          </table:table-cell>
          <table:table-cell table:style-name="ce1121" table:formula="of:=iferror(([.Y55]-[.L55])/[.Y55];0)" office:value-type="percentage" office:value="0">
            <text:p>#NOMBRE?</text:p>
          </table:table-cell>
          <table:table-cell table:number-columns-repeated="998"/>
        </table:table-row>
        <table:table-row table:style-name="ro21">
          <table:table-cell table:style-name="ce873"/>
          <table:table-cell table:style-name="ce880" table:formula="of:=IF([.C56]=[.C55];[.B55]+1;1)" office:value-type="float" office:value="4">
            <text:p>4</text:p>
          </table:table-cell>
          <table:table-cell table:style-name="ce875" office:value-type="string">
            <text:p>Nazca</text:p>
          </table:table-cell>
          <table:table-cell table:style-name="ce879" table:formula="of:=1+[.D55]" office:value-type="float" office:value="49">
            <text:p>49</text:p>
          </table:table-cell>
          <table:table-cell table:style-name="ce880" table:formula="of:=IF([.B57]=1;[.B56];[.E57])" office:value-type="float" office:value="8">
            <text:p>8</text:p>
          </table:table-cell>
          <table:table-cell table:style-name="ce892" office:value-type="string">
            <text:p>Media</text:p>
          </table:table-cell>
          <table:table-cell table:style-name="ce900" office:value-type="string">
            <text:p>Maíz Amarillo</text:p>
          </table:table-cell>
          <table:table-cell table:style-name="ce916" office:value-type="float" office:value="100">
            <text:p>100</text:p>
          </table:table-cell>
          <table:table-cell table:style-name="ce934" office:value-type="string">
            <text:p>Enero - Marzo</text:p>
          </table:table-cell>
          <table:table-cell table:style-name="ce945" office:value-type="string">
            <text:p>Junio - Octubre</text:p>
          </table:table-cell>
          <table:table-cell table:style-name="ce959" office:value-type="float" office:value="5925">
            <text:p>5,925</text:p>
          </table:table-cell>
          <table:table-cell table:style-name="ce973" office:value-type="float" office:value="5500">
            <text:p>5,500</text:p>
          </table:table-cell>
          <table:table-cell table:style-name="ce959" office:value-type="float" office:value="9000">
            <text:p>9,000</text:p>
          </table:table-cell>
          <table:table-cell table:style-name="ce973" office:value-type="float" office:value="8000">
            <text:p>8,000</text:p>
          </table:table-cell>
          <table:table-cell table:style-name="ce1000" office:value-type="string">
            <text:p>kg</text:p>
          </table:table-cell>
          <table:table-cell table:style-name="ce1016" office:value-type="float" office:value="1.1">
            <text:p>1.10</text:p>
          </table:table-cell>
          <table:table-cell table:style-name="ce1016" office:value-type="float" office:value="1.3">
            <text:p>1.30</text:p>
          </table:table-cell>
          <table:table-cell table:style-name="ce1047" office:value-type="float" office:value="0.9">
            <text:p>0.90</text:p>
          </table:table-cell>
          <table:table-cell table:style-name="ce1022" office:value-type="string">
            <text:p>Set.</text:p>
          </table:table-cell>
          <table:table-cell table:style-name="ce1070" office:value-type="float" office:value="0.7">
            <text:p>0.70</text:p>
          </table:table-cell>
          <table:table-cell table:style-name="ce1096" office:value-type="string">
            <text:p>Ene.</text:p>
          </table:table-cell>
          <table:table-cell table:style-name="ce1111" table:formula="of:=SUM([.M56:.N56])/2" office:value-type="float" office:value="8500">
            <text:p>8500.00</text:p>
          </table:table-cell>
          <table:table-cell table:style-name="ce1115" table:formula="of:=[.R56]*[.V56]" office:value-type="float" office:value="7650">
            <text:p>7,650.00</text:p>
          </table:table-cell>
          <table:table-cell table:style-name="ce1118" table:formula="of:=iferror(([.W56]-[.K56])/[.W56];0)" office:value-type="percentage" office:value="0">
            <text:p>#NOMBRE?</text:p>
          </table:table-cell>
          <table:table-cell table:style-name="ce1115" table:formula="of:=[.T56]*[.V56]" office:value-type="float" office:value="5950">
            <text:p>5,950.00</text:p>
          </table:table-cell>
          <table:table-cell table:style-name="ce1121" table:formula="of:=iferror(([.Y56]-[.L56])/[.Y56];0)" office:value-type="percentage" office:value="0">
            <text:p>#NOMBRE?</text:p>
          </table:table-cell>
          <table:table-cell table:number-columns-repeated="998"/>
        </table:table-row>
        <table:table-row table:style-name="ro21">
          <table:table-cell table:style-name="ce873"/>
          <table:table-cell table:style-name="ce880" table:formula="of:=IF([.C57]=[.C56];[.B56]+1;1)" office:value-type="float" office:value="5">
            <text:p>5</text:p>
          </table:table-cell>
          <table:table-cell table:style-name="ce875" office:value-type="string">
            <text:p>Nazca</text:p>
          </table:table-cell>
          <table:table-cell table:style-name="ce879" table:formula="of:=1+[.D56]" office:value-type="float" office:value="50">
            <text:p>50</text:p>
          </table:table-cell>
          <table:table-cell table:style-name="ce880" table:formula="of:=IF([.B58]=1;[.B57];[.E58])" office:value-type="float" office:value="8">
            <text:p>8</text:p>
          </table:table-cell>
          <table:table-cell table:style-name="ce892" office:value-type="string">
            <text:p>Baja</text:p>
          </table:table-cell>
          <table:table-cell table:style-name="ce900" office:value-type="string">
            <text:p>Algodón</text:p>
          </table:table-cell>
          <table:table-cell table:style-name="ce916" office:value-type="float" office:value="100">
            <text:p>100</text:p>
          </table:table-cell>
          <table:table-cell table:style-name="ce934" office:value-type="string">
            <text:p>Agosto - Octubre</text:p>
          </table:table-cell>
          <table:table-cell table:style-name="ce945" office:value-type="string">
            <text:p>Enero - Junio</text:p>
          </table:table-cell>
          <table:table-cell table:style-name="ce959" office:value-type="float" office:value="6000">
            <text:p>6,000</text:p>
          </table:table-cell>
          <table:table-cell table:style-name="ce973" office:value-type="float" office:value="6000">
            <text:p>6,000</text:p>
          </table:table-cell>
          <table:table-cell table:style-name="ce959" office:value-type="float" office:value="60">
            <text:p>60</text:p>
          </table:table-cell>
          <table:table-cell table:style-name="ce973" office:value-type="float" office:value="60">
            <text:p>60</text:p>
          </table:table-cell>
          <table:table-cell table:style-name="ce1000" office:value-type="string">
            <text:p>Qq</text:p>
          </table:table-cell>
          <table:table-cell table:style-name="ce1016" office:value-type="float" office:value="120">
            <text:p>120.00</text:p>
          </table:table-cell>
          <table:table-cell table:style-name="ce1016" office:value-type="string">
            <text:p>-</text:p>
          </table:table-cell>
          <table:table-cell table:style-name="ce1047" office:value-type="float" office:value="110">
            <text:p>110.00</text:p>
          </table:table-cell>
          <table:table-cell table:style-name="ce1022" office:value-type="string">
            <text:p>Ene.</text:p>
          </table:table-cell>
          <table:table-cell table:style-name="ce1070" office:value-type="float" office:value="100">
            <text:p>100.00</text:p>
          </table:table-cell>
          <table:table-cell table:style-name="ce1096" office:value-type="string">
            <text:p>Dic.</text:p>
          </table:table-cell>
          <table:table-cell table:style-name="ce1111" table:formula="of:=SUM([.M57:.N57])/2" office:value-type="float" office:value="60">
            <text:p>60.00</text:p>
          </table:table-cell>
          <table:table-cell table:style-name="ce1115" table:formula="of:=[.R57]*[.V57]" office:value-type="float" office:value="6600">
            <text:p>6,600.00</text:p>
          </table:table-cell>
          <table:table-cell table:style-name="ce1118" table:formula="of:=iferror(([.W57]-[.K57])/[.W57];0)" office:value-type="percentage" office:value="0">
            <text:p>#NOMBRE?</text:p>
          </table:table-cell>
          <table:table-cell table:style-name="ce1115" table:formula="of:=[.T57]*[.V57]" office:value-type="float" office:value="6000">
            <text:p>6,000.00</text:p>
          </table:table-cell>
          <table:table-cell table:style-name="ce1121" table:formula="of:=iferror(([.Y57]-[.L57])/[.Y57];0)" office:value-type="percentage" office:value="0">
            <text:p>#NOMBRE?</text:p>
          </table:table-cell>
          <table:table-cell table:number-columns-repeated="998"/>
        </table:table-row>
        <table:table-row table:style-name="ro21">
          <table:table-cell table:style-name="ce873"/>
          <table:table-cell table:style-name="ce880" table:formula="of:=IF([.C58]=[.C57];[.B57]+1;1)" office:value-type="float" office:value="6">
            <text:p>6</text:p>
          </table:table-cell>
          <table:table-cell table:style-name="ce875" office:value-type="string">
            <text:p>Nazca</text:p>
          </table:table-cell>
          <table:table-cell table:style-name="ce879" table:formula="of:=1+[.D57]" office:value-type="float" office:value="51">
            <text:p>51</text:p>
          </table:table-cell>
          <table:table-cell table:style-name="ce880" table:formula="of:=IF([.B59]=1;[.B58];[.E59])" office:value-type="float" office:value="8">
            <text:p>8</text:p>
          </table:table-cell>
          <table:table-cell table:style-name="ce892" office:value-type="string">
            <text:p>Baja</text:p>
          </table:table-cell>
          <table:table-cell table:style-name="ce900" office:value-type="string">
            <text:p>Pallar</text:p>
          </table:table-cell>
          <table:table-cell table:style-name="ce916" office:value-type="float" office:value="300">
            <text:p>300</text:p>
          </table:table-cell>
          <table:table-cell table:style-name="ce934" office:value-type="string">
            <text:p>Enero - Marzo</text:p>
          </table:table-cell>
          <table:table-cell table:style-name="ce945" office:value-type="string">
            <text:p>Agosto - Noviembre</text:p>
          </table:table-cell>
          <table:table-cell table:style-name="ce959" office:value-type="float" office:value="5000">
            <text:p>5,000</text:p>
          </table:table-cell>
          <table:table-cell table:style-name="ce973" office:value-type="float" office:value="6500">
            <text:p>6,500</text:p>
          </table:table-cell>
          <table:table-cell table:style-name="ce959" office:value-type="float" office:value="3000">
            <text:p>3,000</text:p>
          </table:table-cell>
          <table:table-cell table:style-name="ce973" office:value-type="float" office:value="3000">
            <text:p>3,000</text:p>
          </table:table-cell>
          <table:table-cell table:style-name="ce1000" office:value-type="string">
            <text:p>kg</text:p>
          </table:table-cell>
          <table:table-cell table:style-name="ce1016" office:value-type="float" office:value="3.8">
            <text:p>3.80</text:p>
          </table:table-cell>
          <table:table-cell table:style-name="ce1016" office:value-type="float" office:value="4.5">
            <text:p>4.50</text:p>
          </table:table-cell>
          <table:table-cell table:style-name="ce1047" office:value-type="float" office:value="3">
            <text:p>3.00</text:p>
          </table:table-cell>
          <table:table-cell table:style-name="ce1022" office:value-type="string">
            <text:p>Oct.</text:p>
          </table:table-cell>
          <table:table-cell table:style-name="ce1070" office:value-type="float" office:value="0.5">
            <text:p>0.50</text:p>
          </table:table-cell>
          <table:table-cell table:style-name="ce1096" office:value-type="string">
            <text:p>Ene.</text:p>
          </table:table-cell>
          <table:table-cell table:style-name="ce1111" table:formula="of:=SUM([.M58:.N58])/2" office:value-type="float" office:value="3000">
            <text:p>3000.00</text:p>
          </table:table-cell>
          <table:table-cell table:style-name="ce1115" table:formula="of:=[.R58]*[.V58]" office:value-type="float" office:value="9000">
            <text:p>9,000.00</text:p>
          </table:table-cell>
          <table:table-cell table:style-name="ce1118" table:formula="of:=iferror(([.W58]-[.K58])/[.W58];0)" office:value-type="percentage" office:value="0">
            <text:p>#NOMBRE?</text:p>
          </table:table-cell>
          <table:table-cell table:style-name="ce1115" table:formula="of:=[.T58]*[.V58]" office:value-type="float" office:value="1500">
            <text:p>1,500.00</text:p>
          </table:table-cell>
          <table:table-cell table:style-name="ce1121" table:formula="of:=iferror(([.Y58]-[.L58])/[.Y58];0)" office:value-type="percentage" office:value="0">
            <text:p>#NOMBRE?</text:p>
          </table:table-cell>
          <table:table-cell table:number-columns-repeated="998"/>
        </table:table-row>
        <table:table-row table:style-name="ro21">
          <table:table-cell table:style-name="ce873"/>
          <table:table-cell table:style-name="ce880" table:formula="of:=IF([.C59]=[.C58];[.B58]+1;1)" office:value-type="float" office:value="7">
            <text:p>7</text:p>
          </table:table-cell>
          <table:table-cell table:style-name="ce875" office:value-type="string">
            <text:p>Nazca</text:p>
          </table:table-cell>
          <table:table-cell table:style-name="ce879" table:formula="of:=1+[.D58]" office:value-type="float" office:value="52">
            <text:p>52</text:p>
          </table:table-cell>
          <table:table-cell table:style-name="ce880" table:formula="of:=IF([.B60]=1;[.B59];[.E60])" office:value-type="float" office:value="8">
            <text:p>8</text:p>
          </table:table-cell>
          <table:table-cell table:style-name="ce892" office:value-type="string">
            <text:p>Baja</text:p>
          </table:table-cell>
          <table:table-cell table:style-name="ce900" office:value-type="string">
            <text:p>Garbanzo</text:p>
          </table:table-cell>
          <table:table-cell table:style-name="ce916" office:value-type="float" office:value="150">
            <text:p>150</text:p>
          </table:table-cell>
          <table:table-cell table:style-name="ce934" office:value-type="string">
            <text:p>Abril - Mayo</text:p>
          </table:table-cell>
          <table:table-cell table:style-name="ce945" office:value-type="string">
            <text:p>Setiembre - Octubre</text:p>
          </table:table-cell>
          <table:table-cell table:style-name="ce959" office:value-type="float" office:value="4500">
            <text:p>4,500</text:p>
          </table:table-cell>
          <table:table-cell table:style-name="ce973" office:value-type="float" office:value="4500">
            <text:p>4,500</text:p>
          </table:table-cell>
          <table:table-cell table:style-name="ce959" office:value-type="float" office:value="2500">
            <text:p>2,500</text:p>
          </table:table-cell>
          <table:table-cell table:style-name="ce973" office:value-type="float" office:value="2200">
            <text:p>2,200</text:p>
          </table:table-cell>
          <table:table-cell table:style-name="ce1000" office:value-type="string">
            <text:p>kg</text:p>
          </table:table-cell>
          <table:table-cell table:style-name="ce1016" office:value-type="float" office:value="3.9">
            <text:p>3.90</text:p>
          </table:table-cell>
          <table:table-cell table:style-name="ce1016" office:value-type="float" office:value="5">
            <text:p>5.00</text:p>
          </table:table-cell>
          <table:table-cell table:style-name="ce1047" office:value-type="float" office:value="3.5">
            <text:p>3.50</text:p>
          </table:table-cell>
          <table:table-cell table:style-name="ce1022" office:value-type="string">
            <text:p>Oct.</text:p>
          </table:table-cell>
          <table:table-cell table:style-name="ce1070" office:value-type="float" office:value="0.5">
            <text:p>0.50</text:p>
          </table:table-cell>
          <table:table-cell table:style-name="ce1096" office:value-type="string">
            <text:p>Ene.</text:p>
          </table:table-cell>
          <table:table-cell table:style-name="ce1111" table:formula="of:=SUM([.M59:.N59])/2" office:value-type="float" office:value="2350">
            <text:p>2350.00</text:p>
          </table:table-cell>
          <table:table-cell table:style-name="ce1115" table:formula="of:=[.R59]*[.V59]" office:value-type="float" office:value="8225">
            <text:p>8,225.00</text:p>
          </table:table-cell>
          <table:table-cell table:style-name="ce1118" table:formula="of:=iferror(([.W59]-[.K59])/[.W59];0)" office:value-type="percentage" office:value="0">
            <text:p>#NOMBRE?</text:p>
          </table:table-cell>
          <table:table-cell table:style-name="ce1115" table:formula="of:=[.T59]*[.V59]" office:value-type="float" office:value="1175">
            <text:p>1,175.00</text:p>
          </table:table-cell>
          <table:table-cell table:style-name="ce1121" table:formula="of:=iferror(([.Y59]-[.L59])/[.Y59];0)" office:value-type="percentage" office:value="0">
            <text:p>#NOMBRE?</text:p>
          </table:table-cell>
          <table:table-cell table:number-columns-repeated="998"/>
        </table:table-row>
        <table:table-row table:style-name="ro21">
          <table:table-cell table:style-name="ce873"/>
          <table:table-cell table:style-name="ce880" table:formula="of:=IF([.C60]=[.C59];[.B59]+1;1)" office:value-type="float" office:value="8">
            <text:p>8</text:p>
          </table:table-cell>
          <table:table-cell table:style-name="ce875" office:value-type="string">
            <text:p>Nazca</text:p>
          </table:table-cell>
          <table:table-cell table:style-name="ce879" table:formula="of:=1+[.D59]" office:value-type="float" office:value="53">
            <text:p>53</text:p>
          </table:table-cell>
          <table:table-cell table:style-name="ce880" table:formula="of:=IF([.B61]=1;[.B60];[.E61])" office:value-type="float" office:value="8">
            <text:p>8</text:p>
          </table:table-cell>
          <table:table-cell table:style-name="ce893" office:value-type="string">
            <text:p>Baja</text:p>
          </table:table-cell>
          <table:table-cell table:style-name="ce903" office:value-type="string">
            <text:p>Cebolla</text:p>
          </table:table-cell>
          <table:table-cell table:style-name="ce917" office:value-type="float" office:value="300">
            <text:p>300</text:p>
          </table:table-cell>
          <table:table-cell table:style-name="ce937" office:value-type="string">
            <text:p>Enero - Febrero</text:p>
          </table:table-cell>
          <table:table-cell table:style-name="ce948" office:value-type="string">
            <text:p>Mayo - Junio</text:p>
          </table:table-cell>
          <table:table-cell table:style-name="ce960" office:value-type="float" office:value="10500">
            <text:p>10,500</text:p>
          </table:table-cell>
          <table:table-cell table:style-name="ce974" office:value-type="float" office:value="10500">
            <text:p>10,500</text:p>
          </table:table-cell>
          <table:table-cell table:style-name="ce960" office:value-type="float" office:value="35000">
            <text:p>35,000</text:p>
          </table:table-cell>
          <table:table-cell table:style-name="ce974" office:value-type="float" office:value="32000">
            <text:p>32,000</text:p>
          </table:table-cell>
          <table:table-cell table:style-name="ce1006" office:value-type="string">
            <text:p>kg</text:p>
          </table:table-cell>
          <table:table-cell table:style-name="ce1028" office:value-type="float" office:value="0.5">
            <text:p>0.50</text:p>
          </table:table-cell>
          <table:table-cell table:style-name="ce1028" office:value-type="float" office:value="0.6">
            <text:p>0.60</text:p>
          </table:table-cell>
          <table:table-cell table:style-name="ce1059" office:value-type="float" office:value="0.5">
            <text:p>0.50</text:p>
          </table:table-cell>
          <table:table-cell table:style-name="ce1028" office:value-type="string">
            <text:p>Jun.</text:p>
          </table:table-cell>
          <table:table-cell table:style-name="ce1082" office:value-type="float" office:value="0.5">
            <text:p>0.50</text:p>
          </table:table-cell>
          <table:table-cell table:style-name="ce1101" office:value-type="string">
            <text:p>Dic.</text:p>
          </table:table-cell>
          <table:table-cell table:style-name="ce1111" table:formula="of:=SUM([.M60:.N60])/2" office:value-type="float" office:value="33500">
            <text:p>33500.00</text:p>
          </table:table-cell>
          <table:table-cell table:style-name="ce1115" table:formula="of:=[.R60]*[.V60]" office:value-type="float" office:value="16750">
            <text:p>16,750.00</text:p>
          </table:table-cell>
          <table:table-cell table:style-name="ce1118" table:formula="of:=iferror(([.W60]-[.K60])/[.W60];0)" office:value-type="percentage" office:value="0">
            <text:p>#NOMBRE?</text:p>
          </table:table-cell>
          <table:table-cell table:style-name="ce1115" table:formula="of:=[.T60]*[.V60]" office:value-type="float" office:value="16750">
            <text:p>16,750.00</text:p>
          </table:table-cell>
          <table:table-cell table:style-name="ce1121" table:formula="of:=iferror(([.Y60]-[.L60])/[.Y60];0)" office:value-type="percentage" office:value="0">
            <text:p>#NOMBRE?</text:p>
          </table:table-cell>
          <table:table-cell table:number-columns-repeated="998"/>
        </table:table-row>
        <table:table-row table:style-name="ro21">
          <table:table-cell table:style-name="ce873"/>
          <table:table-cell table:style-name="ce880" table:formula="of:=IF([.C61]=[.C60];[.B60]+1;1)" office:value-type="float" office:value="1">
            <text:p>1</text:p>
          </table:table-cell>
          <table:table-cell table:style-name="ce875" office:value-type="string">
            <text:p>Acari</text:p>
          </table:table-cell>
          <table:table-cell table:style-name="ce879" table:formula="of:=1+[.D60]" office:value-type="float" office:value="54">
            <text:p>54</text:p>
          </table:table-cell>
          <table:table-cell table:style-name="ce880" table:formula="of:=IF([.B62]=1;[.B61];[.E62])" office:value-type="float" office:value="5">
            <text:p>5</text:p>
          </table:table-cell>
          <table:table-cell table:style-name="ce890" office:value-type="string">
            <text:p>Alta</text:p>
          </table:table-cell>
          <table:table-cell table:style-name="ce898" office:value-type="string">
            <text:p>Olivo</text:p>
          </table:table-cell>
          <table:table-cell table:style-name="ce922" office:value-type="float" office:value="0">
            <text:p>0</text:p>
          </table:table-cell>
          <table:table-cell table:style-name="ce932" office:value-type="string">
            <text:p>Julio - Agosto</text:p>
          </table:table-cell>
          <table:table-cell table:style-name="ce943" office:value-type="string">
            <text:p>Mayo - Junio</text:p>
          </table:table-cell>
          <table:table-cell table:style-name="ce963" office:value-type="float" office:value="9000">
            <text:p>9,000</text:p>
          </table:table-cell>
          <table:table-cell table:style-name="ce977"/>
          <table:table-cell table:style-name="ce963" office:value-type="float" office:value="8000">
            <text:p>8,000</text:p>
          </table:table-cell>
          <table:table-cell table:style-name="ce977"/>
          <table:table-cell table:style-name="ce923" office:value-type="string">
            <text:p>kg</text:p>
          </table:table-cell>
          <table:table-cell table:style-name="ce1023" office:value-type="float" office:value="1.75">
            <text:p>1.75</text:p>
          </table:table-cell>
          <table:table-cell table:style-name="ce1023" office:value-type="string">
            <text:p>-</text:p>
          </table:table-cell>
          <table:table-cell table:style-name="ce1055" office:value-type="float" office:value="1.8">
            <text:p>1.80</text:p>
          </table:table-cell>
          <table:table-cell table:style-name="ce1023" office:value-type="string">
            <text:p>Jun.-Ene.</text:p>
          </table:table-cell>
          <table:table-cell table:style-name="ce1079" office:value-type="float" office:value="0.5">
            <text:p>0.50</text:p>
          </table:table-cell>
          <table:table-cell table:style-name="ce1098" office:value-type="string">
            <text:p>Feb-May</text:p>
          </table:table-cell>
          <table:table-cell table:style-name="ce1111" table:formula="of:=SUM([.M61:.N61])/2" office:value-type="float" office:value="4000">
            <text:p>4000.00</text:p>
          </table:table-cell>
          <table:table-cell table:style-name="ce1115" table:formula="of:=[.R61]*[.V61]" office:value-type="float" office:value="7200">
            <text:p>7,200.00</text:p>
          </table:table-cell>
          <table:table-cell table:style-name="ce1118" table:formula="of:=iferror(([.W61]-[.K61])/[.W61];0)" office:value-type="percentage" office:value="0">
            <text:p>#NOMBRE?</text:p>
          </table:table-cell>
          <table:table-cell table:style-name="ce1115" table:formula="of:=[.T61]*[.V61]" office:value-type="float" office:value="2000">
            <text:p>2,000.00</text:p>
          </table:table-cell>
          <table:table-cell table:style-name="ce1121" table:formula="of:=iferror(([.Y61]-[.L61])/[.Y61];0)" office:value-type="percentage" office:value="0">
            <text:p>#NOMBRE?</text:p>
          </table:table-cell>
          <table:table-cell table:number-columns-repeated="998"/>
        </table:table-row>
        <table:table-row table:style-name="ro21">
          <table:table-cell table:style-name="ce873"/>
          <table:table-cell table:style-name="ce880" table:formula="of:=IF([.C62]=[.C61];[.B61]+1;1)" office:value-type="float" office:value="2">
            <text:p>2</text:p>
          </table:table-cell>
          <table:table-cell table:style-name="ce875" office:value-type="string">
            <text:p>Acari</text:p>
          </table:table-cell>
          <table:table-cell table:style-name="ce879" table:formula="of:=1+[.D61]" office:value-type="float" office:value="55">
            <text:p>55</text:p>
          </table:table-cell>
          <table:table-cell table:style-name="ce880" table:formula="of:=IF([.B63]=1;[.B62];[.E63])" office:value-type="float" office:value="5">
            <text:p>5</text:p>
          </table:table-cell>
          <table:table-cell table:style-name="ce892" office:value-type="string">
            <text:p>Media</text:p>
          </table:table-cell>
          <table:table-cell table:style-name="ce900" office:value-type="string">
            <text:p>Maíz Amarillo</text:p>
          </table:table-cell>
          <table:table-cell table:style-name="ce919" office:value-type="float" office:value="0">
            <text:p>0</text:p>
          </table:table-cell>
          <table:table-cell table:style-name="ce934" office:value-type="string">
            <text:p>Todo el año</text:p>
          </table:table-cell>
          <table:table-cell table:style-name="ce945" office:value-type="string">
            <text:p>Todo el año</text:p>
          </table:table-cell>
          <table:table-cell table:style-name="ce959" office:value-type="float" office:value="5925">
            <text:p>5,925</text:p>
          </table:table-cell>
          <table:table-cell table:style-name="ce973"/>
          <table:table-cell table:style-name="ce959" office:value-type="float" office:value="9000">
            <text:p>9,000</text:p>
          </table:table-cell>
          <table:table-cell table:style-name="ce973"/>
          <table:table-cell table:style-name="ce1000" office:value-type="string">
            <text:p>kg</text:p>
          </table:table-cell>
          <table:table-cell table:style-name="ce1016" office:value-type="float" office:value="1.1">
            <text:p>1.10</text:p>
          </table:table-cell>
          <table:table-cell table:style-name="ce1016" office:value-type="float" office:value="1.3">
            <text:p>1.30</text:p>
          </table:table-cell>
          <table:table-cell table:style-name="ce1053" office:value-type="float" office:value="0.9">
            <text:p>0.9</text:p>
          </table:table-cell>
          <table:table-cell table:style-name="ce1022" office:value-type="string">
            <text:p>Set.</text:p>
          </table:table-cell>
          <table:table-cell table:style-name="ce1070" office:value-type="float" office:value="0.5">
            <text:p>0.50</text:p>
          </table:table-cell>
          <table:table-cell table:style-name="ce1096" office:value-type="string">
            <text:p>Ene.</text:p>
          </table:table-cell>
          <table:table-cell table:style-name="ce1111" table:formula="of:=SUM([.M62:.N62])/2" office:value-type="float" office:value="4500">
            <text:p>4500.00</text:p>
          </table:table-cell>
          <table:table-cell table:style-name="ce1115" table:formula="of:=[.R62]*[.V62]" office:value-type="float" office:value="4050">
            <text:p>4,050.00</text:p>
          </table:table-cell>
          <table:table-cell table:style-name="ce1118" table:formula="of:=iferror(([.W62]-[.K62])/[.W62];0)" office:value-type="percentage" office:value="0">
            <text:p>#NOMBRE?</text:p>
          </table:table-cell>
          <table:table-cell table:style-name="ce1115" table:formula="of:=[.T62]*[.V62]" office:value-type="float" office:value="2250">
            <text:p>2,250.00</text:p>
          </table:table-cell>
          <table:table-cell table:style-name="ce1121" table:formula="of:=iferror(([.Y62]-[.L62])/[.Y62];0)" office:value-type="percentage" office:value="0">
            <text:p>#NOMBRE?</text:p>
          </table:table-cell>
          <table:table-cell table:number-columns-repeated="998"/>
        </table:table-row>
        <table:table-row table:style-name="ro21">
          <table:table-cell table:style-name="ce873"/>
          <table:table-cell table:style-name="ce880" table:formula="of:=IF([.C63]=[.C62];[.B62]+1;1)" office:value-type="float" office:value="3">
            <text:p>3</text:p>
          </table:table-cell>
          <table:table-cell table:style-name="ce875" office:value-type="string">
            <text:p>Acari</text:p>
          </table:table-cell>
          <table:table-cell table:style-name="ce879" table:formula="of:=1+[.D62]" office:value-type="float" office:value="56">
            <text:p>56</text:p>
          </table:table-cell>
          <table:table-cell table:style-name="ce880" table:formula="of:=IF([.B64]=1;[.B63];[.E64])" office:value-type="float" office:value="5">
            <text:p>5</text:p>
          </table:table-cell>
          <table:table-cell table:style-name="ce892" office:value-type="string">
            <text:p>Baja</text:p>
          </table:table-cell>
          <table:table-cell table:style-name="ce901" office:value-type="string">
            <text:p>Papa</text:p>
          </table:table-cell>
          <table:table-cell table:style-name="ce919" office:value-type="float" office:value="0">
            <text:p>0</text:p>
          </table:table-cell>
          <table:table-cell table:style-name="ce935" office:value-type="string">
            <text:p>Abril - Mayo</text:p>
          </table:table-cell>
          <table:table-cell table:style-name="ce946" office:value-type="string">
            <text:p>Agosto - Octubre</text:p>
          </table:table-cell>
          <table:table-cell table:style-name="ce959" office:value-type="float" office:value="13500">
            <text:p>13,500</text:p>
          </table:table-cell>
          <table:table-cell table:style-name="ce973"/>
          <table:table-cell table:style-name="ce959" office:value-type="float" office:value="33000">
            <text:p>33,000</text:p>
          </table:table-cell>
          <table:table-cell table:style-name="ce973"/>
          <table:table-cell table:style-name="ce1001" office:value-type="string">
            <text:p>kg</text:p>
          </table:table-cell>
          <table:table-cell table:style-name="ce1017" office:value-type="float" office:value="0.65">
            <text:p>0.65</text:p>
          </table:table-cell>
          <table:table-cell table:style-name="ce1017" office:value-type="float" office:value="1.2">
            <text:p>1.20</text:p>
          </table:table-cell>
          <table:table-cell table:style-name="ce1048" office:value-type="float" office:value="0.53">
            <text:p>0.53</text:p>
          </table:table-cell>
          <table:table-cell table:style-name="ce1017" office:value-type="string">
            <text:p>Set.</text:p>
          </table:table-cell>
          <table:table-cell table:style-name="ce1071" office:value-type="float" office:value="0.5">
            <text:p>0.50</text:p>
          </table:table-cell>
          <table:table-cell table:style-name="ce1091" office:value-type="string">
            <text:p>Ago.</text:p>
          </table:table-cell>
          <table:table-cell table:style-name="ce1111" table:formula="of:=SUM([.M63:.N63])/2" office:value-type="float" office:value="16500">
            <text:p>16500.00</text:p>
          </table:table-cell>
          <table:table-cell table:style-name="ce1115" table:formula="of:=[.R63]*[.V63]" office:value-type="float" office:value="8745">
            <text:p>8,745.00</text:p>
          </table:table-cell>
          <table:table-cell table:style-name="ce1118" table:formula="of:=iferror(([.W63]-[.K63])/[.W63];0)" office:value-type="percentage" office:value="0">
            <text:p>#NOMBRE?</text:p>
          </table:table-cell>
          <table:table-cell table:style-name="ce1115" table:formula="of:=[.T63]*[.V63]" office:value-type="float" office:value="8250">
            <text:p>8,250.00</text:p>
          </table:table-cell>
          <table:table-cell table:style-name="ce1121" table:formula="of:=iferror(([.Y63]-[.L63])/[.Y63];0)" office:value-type="percentage" office:value="0">
            <text:p>#NOMBRE?</text:p>
          </table:table-cell>
          <table:table-cell table:number-columns-repeated="998"/>
        </table:table-row>
        <table:table-row table:style-name="ro21">
          <table:table-cell table:style-name="ce873"/>
          <table:table-cell table:style-name="ce880" table:formula="of:=IF([.C64]=[.C63];[.B63]+1;1)" office:value-type="float" office:value="4">
            <text:p>4</text:p>
          </table:table-cell>
          <table:table-cell table:style-name="ce875" office:value-type="string">
            <text:p>Acari</text:p>
          </table:table-cell>
          <table:table-cell table:style-name="ce879" table:formula="of:=1+[.D63]" office:value-type="float" office:value="57">
            <text:p>57</text:p>
          </table:table-cell>
          <table:table-cell table:style-name="ce880" table:formula="of:=IF([.B65]=1;[.B64];[.E65])" office:value-type="float" office:value="5">
            <text:p>5</text:p>
          </table:table-cell>
          <table:table-cell table:style-name="ce892" office:value-type="string">
            <text:p>Baja</text:p>
          </table:table-cell>
          <table:table-cell table:style-name="ce901" office:value-type="string">
            <text:p>Cebolla</text:p>
          </table:table-cell>
          <table:table-cell table:style-name="ce919" office:value-type="float" office:value="0">
            <text:p>0</text:p>
          </table:table-cell>
          <table:table-cell table:style-name="ce935" office:value-type="string">
            <text:p>Enero-Febrero</text:p>
          </table:table-cell>
          <table:table-cell table:style-name="ce946" office:value-type="string">
            <text:p>Junio - Julio:Alta (todo el año)</text:p>
          </table:table-cell>
          <table:table-cell table:style-name="ce959" office:value-type="float" office:value="10474">
            <text:p>10,474</text:p>
          </table:table-cell>
          <table:table-cell table:style-name="ce973"/>
          <table:table-cell table:style-name="ce959" office:value-type="float" office:value="33000">
            <text:p>33,000</text:p>
          </table:table-cell>
          <table:table-cell table:style-name="ce973"/>
          <table:table-cell table:style-name="ce1001" office:value-type="string">
            <text:p>kg</text:p>
          </table:table-cell>
          <table:table-cell table:style-name="ce1017" office:value-type="float" office:value="0.5">
            <text:p>0.50</text:p>
          </table:table-cell>
          <table:table-cell table:style-name="ce1017" office:value-type="float" office:value="0.6">
            <text:p>0.60</text:p>
          </table:table-cell>
          <table:table-cell table:style-name="ce1048" office:value-type="float" office:value="0.5">
            <text:p>0.50</text:p>
          </table:table-cell>
          <table:table-cell table:style-name="ce1017" office:value-type="string">
            <text:p>Jun.</text:p>
          </table:table-cell>
          <table:table-cell table:style-name="ce1071" office:value-type="float" office:value="0.4">
            <text:p>0.40</text:p>
          </table:table-cell>
          <table:table-cell table:style-name="ce1091" office:value-type="string">
            <text:p>Dic.</text:p>
          </table:table-cell>
          <table:table-cell table:style-name="ce1111" table:formula="of:=SUM([.M64:.N64])/2" office:value-type="float" office:value="16500">
            <text:p>16500.00</text:p>
          </table:table-cell>
          <table:table-cell table:style-name="ce1115" table:formula="of:=[.R64]*[.V64]" office:value-type="float" office:value="8250">
            <text:p>8,250.00</text:p>
          </table:table-cell>
          <table:table-cell table:style-name="ce1118" table:formula="of:=iferror(([.W64]-[.K64])/[.W64];0)" office:value-type="percentage" office:value="0">
            <text:p>#NOMBRE?</text:p>
          </table:table-cell>
          <table:table-cell table:style-name="ce1115" table:formula="of:=[.T64]*[.V64]" office:value-type="float" office:value="6600">
            <text:p>6,600.00</text:p>
          </table:table-cell>
          <table:table-cell table:style-name="ce1121" table:formula="of:=iferror(([.Y64]-[.L64])/[.Y64];0)" office:value-type="percentage" office:value="0">
            <text:p>#NOMBRE?</text:p>
          </table:table-cell>
          <table:table-cell table:number-columns-repeated="998"/>
        </table:table-row>
        <table:table-row table:style-name="ro21">
          <table:table-cell table:style-name="ce873"/>
          <table:table-cell table:style-name="ce880" table:formula="of:=IF([.C65]=[.C64];[.B64]+1;1)" office:value-type="float" office:value="5">
            <text:p>5</text:p>
          </table:table-cell>
          <table:table-cell table:style-name="ce875" office:value-type="string">
            <text:p>Acari</text:p>
          </table:table-cell>
          <table:table-cell table:style-name="ce879" table:formula="of:=1+[.D64]" office:value-type="float" office:value="58">
            <text:p>58</text:p>
          </table:table-cell>
          <table:table-cell table:style-name="ce880" table:formula="of:=IF([.B66]=1;[.B65];[.E66])" office:value-type="float" office:value="5">
            <text:p>5</text:p>
          </table:table-cell>
          <table:table-cell table:style-name="ce893" office:value-type="string">
            <text:p>Baja</text:p>
          </table:table-cell>
          <table:table-cell table:style-name="ce902" office:value-type="string">
            <text:p>Frijol</text:p>
          </table:table-cell>
          <table:table-cell table:style-name="ce920" office:value-type="float" office:value="0">
            <text:p>0</text:p>
          </table:table-cell>
          <table:table-cell table:style-name="ce936" office:value-type="string">
            <text:p>Febrero - Marzo</text:p>
          </table:table-cell>
          <table:table-cell table:style-name="ce947" office:value-type="string">
            <text:p>Julio - Setiembre</text:p>
          </table:table-cell>
          <table:table-cell table:style-name="ce960" office:value-type="float" office:value="5400">
            <text:p>5,400</text:p>
          </table:table-cell>
          <table:table-cell table:style-name="ce974"/>
          <table:table-cell table:style-name="ce960" office:value-type="float" office:value="2500">
            <text:p>2,500</text:p>
          </table:table-cell>
          <table:table-cell table:style-name="ce974"/>
          <table:table-cell table:style-name="ce1002" office:value-type="string">
            <text:p>kg</text:p>
          </table:table-cell>
          <table:table-cell table:style-name="ce1018" office:value-type="float" office:value="4.1">
            <text:p>4.10</text:p>
          </table:table-cell>
          <table:table-cell table:style-name="ce1018" office:value-type="float" office:value="5">
            <text:p>5.00</text:p>
          </table:table-cell>
          <table:table-cell table:style-name="ce1049" office:value-type="float" office:value="3.8">
            <text:p>3.80</text:p>
          </table:table-cell>
          <table:table-cell table:style-name="ce1065" office:value-type="string">
            <text:p>Oct.</text:p>
          </table:table-cell>
          <table:table-cell table:style-name="ce1072" office:value-type="float" office:value="4">
            <text:p>4.00</text:p>
          </table:table-cell>
          <table:table-cell table:style-name="ce1097" office:value-type="string">
            <text:p>Ene.</text:p>
          </table:table-cell>
          <table:table-cell table:style-name="ce1111" table:formula="of:=SUM([.M65:.N65])/2" office:value-type="float" office:value="1250">
            <text:p>1250.00</text:p>
          </table:table-cell>
          <table:table-cell table:style-name="ce1115" table:formula="of:=[.R65]*[.V65]" office:value-type="float" office:value="4750">
            <text:p>4,750.00</text:p>
          </table:table-cell>
          <table:table-cell table:style-name="ce1118" table:formula="of:=iferror(([.W65]-[.K65])/[.W65];0)" office:value-type="percentage" office:value="0">
            <text:p>#NOMBRE?</text:p>
          </table:table-cell>
          <table:table-cell table:style-name="ce1115" table:formula="of:=[.T65]*[.V65]" office:value-type="float" office:value="5000">
            <text:p>5,000.00</text:p>
          </table:table-cell>
          <table:table-cell table:style-name="ce1121" table:formula="of:=iferror(([.Y65]-[.L65])/[.Y65];0)" office:value-type="percentage" office:value="0">
            <text:p>#NOMBRE?</text:p>
          </table:table-cell>
          <table:table-cell table:number-columns-repeated="998"/>
        </table:table-row>
        <table:table-row table:style-name="ro21">
          <table:table-cell table:style-name="ce873"/>
          <table:table-cell table:style-name="ce880" table:formula="of:=IF([.C66]=[.C65];[.B65]+1;1)" office:value-type="float" office:value="1">
            <text:p>1</text:p>
          </table:table-cell>
          <table:table-cell table:style-name="ce875" office:value-type="string">
            <text:p>Camana</text:p>
          </table:table-cell>
          <table:table-cell table:style-name="ce879" table:formula="of:=1+[.D65]" office:value-type="float" office:value="59">
            <text:p>59</text:p>
          </table:table-cell>
          <table:table-cell table:style-name="ce880" table:formula="of:=IF([.B67]=1;[.B66];[.E67])" office:value-type="float" office:value="3">
            <text:p>3</text:p>
          </table:table-cell>
          <table:table-cell table:style-name="ce890" office:value-type="string">
            <text:p>Alta</text:p>
          </table:table-cell>
          <table:table-cell table:style-name="ce898" office:value-type="string">
            <text:p>Arroz</text:p>
          </table:table-cell>
          <table:table-cell table:style-name="ce922" office:value-type="float" office:value="4107">
            <text:p>4,107</text:p>
          </table:table-cell>
          <table:table-cell table:style-name="ce932" office:value-type="string">
            <text:p>Agosto - Setiembre </text:p>
          </table:table-cell>
          <table:table-cell table:style-name="ce943" office:value-type="string">
            <text:p>Abril - Mayo</text:p>
          </table:table-cell>
          <table:table-cell table:style-name="ce963" office:value-type="float" office:value="8100">
            <text:p>8,100</text:p>
          </table:table-cell>
          <table:table-cell table:style-name="ce977"/>
          <table:table-cell table:style-name="ce963" office:value-type="float" office:value="13000">
            <text:p>13,000</text:p>
          </table:table-cell>
          <table:table-cell table:style-name="ce977"/>
          <table:table-cell table:style-name="ce923" office:value-type="string">
            <text:p>kg</text:p>
          </table:table-cell>
          <table:table-cell table:style-name="ce1023" office:value-type="string">
            <text:p>1.40-1.60</text:p>
          </table:table-cell>
          <table:table-cell table:style-name="ce1023" office:value-type="string">
            <text:p>2.00-2.20</text:p>
          </table:table-cell>
          <table:table-cell table:style-name="ce1055" office:value-type="float" office:value="1.1">
            <text:p>1.10</text:p>
          </table:table-cell>
          <table:table-cell table:style-name="ce1023" office:value-type="string">
            <text:p>Abr - Mayo</text:p>
          </table:table-cell>
          <table:table-cell table:style-name="ce1079" office:value-type="float" office:value="1.2">
            <text:p>1.20</text:p>
          </table:table-cell>
          <table:table-cell table:style-name="ce1098" office:value-type="string">
            <text:p>Set - Octubre</text:p>
          </table:table-cell>
          <table:table-cell table:style-name="ce1111" table:formula="of:=SUM([.M66:.N66])/2" office:value-type="float" office:value="6500">
            <text:p>6500.00</text:p>
          </table:table-cell>
          <table:table-cell table:style-name="ce1115" table:formula="of:=[.R66]*[.V66]" office:value-type="float" office:value="7150">
            <text:p>7,150.00</text:p>
          </table:table-cell>
          <table:table-cell table:style-name="ce1118" table:formula="of:=iferror(([.W66]-[.K66])/[.W66];0)" office:value-type="percentage" office:value="0">
            <text:p>#NOMBRE?</text:p>
          </table:table-cell>
          <table:table-cell table:style-name="ce1115" table:formula="of:=[.T66]*[.V66]" office:value-type="float" office:value="7800">
            <text:p>7,800.00</text:p>
          </table:table-cell>
          <table:table-cell table:style-name="ce1121" table:formula="of:=iferror(([.Y66]-[.L66])/[.Y66];0)" office:value-type="percentage" office:value="0">
            <text:p>#NOMBRE?</text:p>
          </table:table-cell>
          <table:table-cell table:number-columns-repeated="998"/>
        </table:table-row>
        <table:table-row table:style-name="ro21">
          <table:table-cell table:style-name="ce873"/>
          <table:table-cell table:style-name="ce880" table:formula="of:=IF([.C67]=[.C66];[.B66]+1;1)" office:value-type="float" office:value="2">
            <text:p>2</text:p>
          </table:table-cell>
          <table:table-cell table:style-name="ce875" office:value-type="string">
            <text:p>Camana</text:p>
          </table:table-cell>
          <table:table-cell table:style-name="ce879" table:formula="of:=1+[.D66]" office:value-type="float" office:value="60">
            <text:p>60</text:p>
          </table:table-cell>
          <table:table-cell table:style-name="ce880" table:formula="of:=IF([.B68]=1;[.B67];[.E68])" office:value-type="float" office:value="3">
            <text:p>3</text:p>
          </table:table-cell>
          <table:table-cell table:style-name="ce892" office:value-type="string">
            <text:p>Baja</text:p>
          </table:table-cell>
          <table:table-cell table:style-name="ce900" office:value-type="string">
            <text:p>Frijol</text:p>
          </table:table-cell>
          <table:table-cell table:style-name="ce919" office:value-type="float" office:value="1848">
            <text:p>1,848</text:p>
          </table:table-cell>
          <table:table-cell table:style-name="ce934" office:value-type="string">
            <text:p>Abril - Mayo</text:p>
          </table:table-cell>
          <table:table-cell table:style-name="ce945" office:value-type="string">
            <text:p>Agosto-Setiembre</text:p>
          </table:table-cell>
          <table:table-cell table:style-name="ce961" office:value-type="float" office:value="5400">
            <text:p>5,400</text:p>
          </table:table-cell>
          <table:table-cell table:style-name="ce978"/>
          <table:table-cell table:style-name="ce961" office:value-type="float" office:value="3000">
            <text:p>3,000</text:p>
          </table:table-cell>
          <table:table-cell table:style-name="ce978"/>
          <table:table-cell table:style-name="ce1004" office:value-type="string">
            <text:p>kg</text:p>
          </table:table-cell>
          <table:table-cell table:style-name="ce1025" office:value-type="float" office:value="4.2">
            <text:p>4.2</text:p>
          </table:table-cell>
          <table:table-cell table:style-name="ce1020" office:value-type="float" office:value="6.5">
            <text:p>6.50</text:p>
          </table:table-cell>
          <table:table-cell table:style-name="ce1051" office:value-type="float" office:value="3.8">
            <text:p>3.80</text:p>
          </table:table-cell>
          <table:table-cell table:style-name="ce1025" office:value-type="string">
            <text:p>Set.-Oct.</text:p>
          </table:table-cell>
          <table:table-cell table:style-name="ce1075" office:value-type="float" office:value="4">
            <text:p>4.00</text:p>
          </table:table-cell>
          <table:table-cell table:style-name="ce1094" office:value-type="string">
            <text:p>Dic.-Ene.</text:p>
          </table:table-cell>
          <table:table-cell table:style-name="ce1111" table:formula="of:=SUM([.M67:.N67])/2" office:value-type="float" office:value="1500">
            <text:p>1500.00</text:p>
          </table:table-cell>
          <table:table-cell table:style-name="ce1115" table:formula="of:=[.R67]*[.V67]" office:value-type="float" office:value="5700">
            <text:p>5,700.00</text:p>
          </table:table-cell>
          <table:table-cell table:style-name="ce1118" table:formula="of:=iferror(([.W67]-[.K67])/[.W67];0)" office:value-type="percentage" office:value="0">
            <text:p>#NOMBRE?</text:p>
          </table:table-cell>
          <table:table-cell table:style-name="ce1115" table:formula="of:=[.T67]*[.V67]" office:value-type="float" office:value="6000">
            <text:p>6,000.00</text:p>
          </table:table-cell>
          <table:table-cell table:style-name="ce1121" table:formula="of:=iferror(([.Y67]-[.L67])/[.Y67];0)" office:value-type="percentage" office:value="0">
            <text:p>#NOMBRE?</text:p>
          </table:table-cell>
          <table:table-cell table:number-columns-repeated="998"/>
        </table:table-row>
        <table:table-row table:style-name="ro21">
          <table:table-cell table:style-name="ce873"/>
          <table:table-cell table:style-name="ce880" table:formula="of:=IF([.C68]=[.C67];[.B67]+1;1)" office:value-type="float" office:value="3">
            <text:p>3</text:p>
          </table:table-cell>
          <table:table-cell table:style-name="ce875" office:value-type="string">
            <text:p>Camana</text:p>
          </table:table-cell>
          <table:table-cell table:style-name="ce879" table:formula="of:=1+[.D67]" office:value-type="float" office:value="61">
            <text:p>61</text:p>
          </table:table-cell>
          <table:table-cell table:style-name="ce880" table:formula="of:=IF([.B69]=1;[.B68];[.E69])" office:value-type="float" office:value="3">
            <text:p>3</text:p>
          </table:table-cell>
          <table:table-cell table:style-name="ce893" office:value-type="string">
            <text:p>Baja</text:p>
          </table:table-cell>
          <table:table-cell table:style-name="ce903" office:value-type="string">
            <text:p>Cebolla</text:p>
          </table:table-cell>
          <table:table-cell table:style-name="ce920" office:value-type="float" office:value="2259">
            <text:p>2,259</text:p>
          </table:table-cell>
          <table:table-cell table:style-name="ce937" office:value-type="string">
            <text:p>Marzo - Abril</text:p>
          </table:table-cell>
          <table:table-cell table:style-name="ce948" office:value-type="string">
            <text:p>Julio - Agosto</text:p>
          </table:table-cell>
          <table:table-cell table:style-name="ce962" office:value-type="float" office:value="13184">
            <text:p>13,184</text:p>
          </table:table-cell>
          <table:table-cell table:style-name="ce976"/>
          <table:table-cell table:style-name="ce962" office:value-type="float" office:value="45000">
            <text:p>45,000</text:p>
          </table:table-cell>
          <table:table-cell table:style-name="ce976"/>
          <table:table-cell table:style-name="ce924" office:value-type="string">
            <text:p>kg</text:p>
          </table:table-cell>
          <table:table-cell table:style-name="ce1028" office:value-type="float" office:value="0.5">
            <text:p>0.50</text:p>
          </table:table-cell>
          <table:table-cell table:style-name="ce1028" office:value-type="float" office:value="0.6">
            <text:p>0.60</text:p>
          </table:table-cell>
          <table:table-cell table:style-name="ce1059" office:value-type="float" office:value="0.5">
            <text:p>0.50</text:p>
          </table:table-cell>
          <table:table-cell table:style-name="ce1028" office:value-type="string">
            <text:p>julio</text:p>
          </table:table-cell>
          <table:table-cell table:style-name="ce1082" office:value-type="float" office:value="0.4">
            <text:p>0.40</text:p>
          </table:table-cell>
          <table:table-cell table:style-name="ce1101" office:value-type="string">
            <text:p>Dic.</text:p>
          </table:table-cell>
          <table:table-cell table:style-name="ce1111" table:formula="of:=SUM([.M68:.N68])/2" office:value-type="float" office:value="22500">
            <text:p>22500.00</text:p>
          </table:table-cell>
          <table:table-cell table:style-name="ce1115" table:formula="of:=[.R68]*[.V68]" office:value-type="float" office:value="11250">
            <text:p>11,250.00</text:p>
          </table:table-cell>
          <table:table-cell table:style-name="ce1118" table:formula="of:=iferror(([.W68]-[.K68])/[.W68];0)" office:value-type="percentage" office:value="0">
            <text:p>#NOMBRE?</text:p>
          </table:table-cell>
          <table:table-cell table:style-name="ce1115" table:formula="of:=[.T68]*[.V68]" office:value-type="float" office:value="9000">
            <text:p>9,000.00</text:p>
          </table:table-cell>
          <table:table-cell table:style-name="ce1121" table:formula="of:=iferror(([.Y68]-[.L68])/[.Y68];0)" office:value-type="percentage" office:value="0">
            <text:p>#NOMBRE?</text:p>
          </table:table-cell>
          <table:table-cell table:number-columns-repeated="998"/>
        </table:table-row>
        <table:table-row table:style-name="ro21">
          <table:table-cell table:style-name="ce874"/>
          <table:table-cell table:style-name="ce880" table:formula="of:=IF([.C69]=[.C68];[.B68]+1;1)" office:value-type="float" office:value="1">
            <text:p>1</text:p>
          </table:table-cell>
          <table:table-cell table:style-name="ce872" office:value-type="string">
            <text:p>Ocoña</text:p>
          </table:table-cell>
          <table:table-cell table:style-name="ce879" table:formula="of:=1+[.D68]" office:value-type="float" office:value="62">
            <text:p>62</text:p>
          </table:table-cell>
          <table:table-cell table:style-name="ce880" table:formula="of:=IF([.B70]=1;[.B69];[.E70])" office:value-type="float" office:value="2">
            <text:p>2</text:p>
          </table:table-cell>
          <table:table-cell table:style-name="ce890" office:value-type="string">
            <text:p>Alta</text:p>
          </table:table-cell>
          <table:table-cell table:style-name="ce898" office:value-type="string">
            <text:p>Arroz</text:p>
          </table:table-cell>
          <table:table-cell table:style-name="ce922" office:value-type="float" office:value="1350">
            <text:p>1,350</text:p>
          </table:table-cell>
          <table:table-cell table:style-name="ce932" office:value-type="string">
            <text:p>Agosto - Setiembre</text:p>
          </table:table-cell>
          <table:table-cell table:style-name="ce943" office:value-type="string">
            <text:p>Abril - Mayo</text:p>
          </table:table-cell>
          <table:table-cell table:style-name="ce963" office:value-type="float" office:value="8100">
            <text:p>8,100</text:p>
          </table:table-cell>
          <table:table-cell table:style-name="ce977"/>
          <table:table-cell table:style-name="ce963" office:value-type="float" office:value="13000">
            <text:p>13,000</text:p>
          </table:table-cell>
          <table:table-cell table:style-name="ce977"/>
          <table:table-cell table:style-name="ce923" office:value-type="string">
            <text:p>kg</text:p>
          </table:table-cell>
          <table:table-cell table:style-name="ce1023" office:value-type="string">
            <text:p>1.40-1.60</text:p>
          </table:table-cell>
          <table:table-cell table:style-name="ce1023" office:value-type="string">
            <text:p>2.00-2.20</text:p>
          </table:table-cell>
          <table:table-cell table:style-name="ce1055" office:value-type="float" office:value="1.1">
            <text:p>1.10</text:p>
          </table:table-cell>
          <table:table-cell table:style-name="ce1023" office:value-type="string">
            <text:p>Abril - Mayo</text:p>
          </table:table-cell>
          <table:table-cell table:style-name="ce1079" office:value-type="float" office:value="1.1">
            <text:p>1.10</text:p>
          </table:table-cell>
          <table:table-cell table:style-name="ce1098" office:value-type="string">
            <text:p>Set - Octubre</text:p>
          </table:table-cell>
          <table:table-cell table:style-name="ce1111" table:formula="of:=SUM([.M69:.N69])/2" office:value-type="float" office:value="6500">
            <text:p>6500.00</text:p>
          </table:table-cell>
          <table:table-cell table:style-name="ce1115" table:formula="of:=[.R69]*[.V69]" office:value-type="float" office:value="7150">
            <text:p>7,150.00</text:p>
          </table:table-cell>
          <table:table-cell table:style-name="ce1118" table:formula="of:=iferror(([.W69]-[.K69])/[.W69];0)" office:value-type="percentage" office:value="0">
            <text:p>#NOMBRE?</text:p>
          </table:table-cell>
          <table:table-cell table:style-name="ce1115" table:formula="of:=[.T69]*[.V69]" office:value-type="float" office:value="7150">
            <text:p>7,150.00</text:p>
          </table:table-cell>
          <table:table-cell table:style-name="ce1121" table:formula="of:=iferror(([.Y69]-[.L69])/[.Y69];0)" office:value-type="percentage" office:value="0">
            <text:p>#NOMBRE?</text:p>
          </table:table-cell>
          <table:table-cell table:number-columns-repeated="998"/>
        </table:table-row>
        <table:table-row table:style-name="ro21">
          <table:table-cell table:style-name="ce875" office:value-type="string">
            <text:p>ORIENTE</text:p>
          </table:table-cell>
          <table:table-cell table:style-name="ce880" table:formula="of:=IF([.C70]=[.C69];[.B69]+1;1)" office:value-type="float" office:value="2">
            <text:p>2</text:p>
          </table:table-cell>
          <table:table-cell table:style-name="ce872" office:value-type="string">
            <text:p>Ocoña</text:p>
          </table:table-cell>
          <table:table-cell table:style-name="ce879" table:formula="of:=1+[.D69]" office:value-type="float" office:value="63">
            <text:p>63</text:p>
          </table:table-cell>
          <table:table-cell table:style-name="ce880" table:formula="of:=IF([.B71]=1;[.B70];[.E71])" office:value-type="float" office:value="2">
            <text:p>2</text:p>
          </table:table-cell>
          <table:table-cell table:style-name="ce893" office:value-type="string">
            <text:p>Media</text:p>
          </table:table-cell>
          <table:table-cell table:style-name="ce902" office:value-type="string">
            <text:p>Frijol</text:p>
          </table:table-cell>
          <table:table-cell table:style-name="ce920" office:value-type="float" office:value="743">
            <text:p>743</text:p>
          </table:table-cell>
          <table:table-cell table:style-name="ce936" office:value-type="string">
            <text:p>Abril - Mayo</text:p>
          </table:table-cell>
          <table:table-cell table:style-name="ce947" office:value-type="string">
            <text:p>Agosto-Setiembre</text:p>
          </table:table-cell>
          <table:table-cell table:style-name="ce962" office:value-type="float" office:value="5400">
            <text:p>5,400</text:p>
          </table:table-cell>
          <table:table-cell table:style-name="ce976"/>
          <table:table-cell table:style-name="ce962" office:value-type="float" office:value="3000">
            <text:p>3,000</text:p>
          </table:table-cell>
          <table:table-cell table:style-name="ce976"/>
          <table:table-cell table:style-name="ce1005" office:value-type="string">
            <text:p>kg</text:p>
          </table:table-cell>
          <table:table-cell table:style-name="ce1027" office:value-type="float" office:value="4.2">
            <text:p>4.2</text:p>
          </table:table-cell>
          <table:table-cell table:style-name="ce1024" office:value-type="float" office:value="6.5">
            <text:p>6.50</text:p>
          </table:table-cell>
          <table:table-cell table:style-name="ce1057" office:value-type="float" office:value="3.8">
            <text:p>3.80</text:p>
          </table:table-cell>
          <table:table-cell table:style-name="ce1027" office:value-type="string">
            <text:p>Set.-Oct.</text:p>
          </table:table-cell>
          <table:table-cell table:style-name="ce1080" office:value-type="float" office:value="4">
            <text:p>4.00</text:p>
          </table:table-cell>
          <table:table-cell table:style-name="ce1099" office:value-type="string">
            <text:p>Dic.-Ene.</text:p>
          </table:table-cell>
          <table:table-cell table:style-name="ce1111" table:formula="of:=SUM([.M70:.N70])/2" office:value-type="float" office:value="1500">
            <text:p>1500.00</text:p>
          </table:table-cell>
          <table:table-cell table:style-name="ce1115" table:formula="of:=[.R70]*[.V70]" office:value-type="float" office:value="5700">
            <text:p>5,700.00</text:p>
          </table:table-cell>
          <table:table-cell table:style-name="ce1118" table:formula="of:=iferror(([.W70]-[.K70])/[.W70];0)" office:value-type="percentage" office:value="0">
            <text:p>#NOMBRE?</text:p>
          </table:table-cell>
          <table:table-cell table:style-name="ce1115" table:formula="of:=[.T70]*[.V70]" office:value-type="float" office:value="6000">
            <text:p>6,000.00</text:p>
          </table:table-cell>
          <table:table-cell table:style-name="ce1121" table:formula="of:=iferror(([.Y70]-[.L70])/[.Y70];0)" office:value-type="percentage" office:value="0">
            <text:p>#NOMBRE?</text:p>
          </table:table-cell>
          <table:table-cell table:number-columns-repeated="998"/>
        </table:table-row>
        <table:table-row table:style-name="ro21">
          <table:table-cell table:style-name="ce876"/>
          <table:table-cell table:style-name="ce880" table:formula="of:=IF([.C71]=[.C70];[.B70]+1;1)" office:value-type="float" office:value="1">
            <text:p>1</text:p>
          </table:table-cell>
          <table:table-cell table:style-name="ce872" office:value-type="string">
            <text:p>Aguaytia</text:p>
          </table:table-cell>
          <table:table-cell table:style-name="ce879" table:formula="of:=1+[.D70]" office:value-type="float" office:value="64">
            <text:p>64</text:p>
          </table:table-cell>
          <table:table-cell table:style-name="ce880" table:formula="of:=IF([.B72]=1;[.B71];[.E72])" office:value-type="float" office:value="4">
            <text:p>4</text:p>
          </table:table-cell>
          <table:table-cell table:style-name="ce890" office:value-type="string">
            <text:p>Alta</text:p>
          </table:table-cell>
          <table:table-cell table:style-name="ce898" office:value-type="string">
            <text:p>Plátano</text:p>
          </table:table-cell>
          <table:table-cell table:style-name="ce922" office:value-type="float" office:value="1200">
            <text:p>1,200</text:p>
          </table:table-cell>
          <table:table-cell table:style-name="ce932" office:value-type="string">
            <text:p>Todo el año (Set.)</text:p>
          </table:table-cell>
          <table:table-cell table:style-name="ce943" office:value-type="string">
            <text:p>Todo el año (post.14-18 meses inst.)</text:p>
          </table:table-cell>
          <table:table-cell table:style-name="ce963" office:value-type="float" office:value="3700">
            <text:p>3,700</text:p>
          </table:table-cell>
          <table:table-cell table:style-name="ce977"/>
          <table:table-cell table:style-name="ce963" office:value-type="float" office:value="1000">
            <text:p>1,000</text:p>
          </table:table-cell>
          <table:table-cell table:style-name="ce977"/>
          <table:table-cell table:style-name="ce923" office:value-type="string">
            <text:p>Racimo</text:p>
          </table:table-cell>
          <table:table-cell table:style-name="ce1023" office:value-type="float" office:value="7">
            <text:p>7.00</text:p>
          </table:table-cell>
          <table:table-cell table:style-name="ce1023" office:value-type="float" office:value="10">
            <text:p>10.00</text:p>
          </table:table-cell>
          <table:table-cell table:style-name="ce1055" office:value-type="float" office:value="5">
            <text:p>5.00</text:p>
          </table:table-cell>
          <table:table-cell table:style-name="ce1023" office:value-type="string">
            <text:p>Todo el año</text:p>
          </table:table-cell>
          <table:table-cell table:style-name="ce1079" office:value-type="float" office:value="6">
            <text:p>6.00</text:p>
          </table:table-cell>
          <table:table-cell table:style-name="ce1098" office:value-type="string">
            <text:p>Todo el año</text:p>
          </table:table-cell>
          <table:table-cell table:style-name="ce1111" table:formula="of:=SUM([.M71:.N71])/2" office:value-type="float" office:value="500">
            <text:p>500.00</text:p>
          </table:table-cell>
          <table:table-cell table:style-name="ce1115" table:formula="of:=[.R71]*[.V71]" office:value-type="float" office:value="2500">
            <text:p>2,500.00</text:p>
          </table:table-cell>
          <table:table-cell table:style-name="ce1118" table:formula="of:=iferror(([.W71]-[.K71])/[.W71];0)" office:value-type="percentage" office:value="0">
            <text:p>#NOMBRE?</text:p>
          </table:table-cell>
          <table:table-cell table:style-name="ce1115" table:formula="of:=[.T71]*[.V71]" office:value-type="float" office:value="3000">
            <text:p>3,000.00</text:p>
          </table:table-cell>
          <table:table-cell table:style-name="ce1121" table:formula="of:=iferror(([.Y71]-[.L71])/[.Y71];0)" office:value-type="percentage" office:value="0">
            <text:p>#NOMBRE?</text:p>
          </table:table-cell>
          <table:table-cell table:number-columns-repeated="998"/>
        </table:table-row>
        <table:table-row table:style-name="ro21">
          <table:table-cell table:style-name="ce876"/>
          <table:table-cell table:style-name="ce880" table:formula="of:=IF([.C72]=[.C71];[.B71]+1;1)" office:value-type="float" office:value="2">
            <text:p>2</text:p>
          </table:table-cell>
          <table:table-cell table:style-name="ce872" office:value-type="string">
            <text:p>Aguaytia</text:p>
          </table:table-cell>
          <table:table-cell table:style-name="ce879" table:formula="of:=1+[.D71]" office:value-type="float" office:value="65">
            <text:p>65</text:p>
          </table:table-cell>
          <table:table-cell table:style-name="ce880" table:formula="of:=IF([.B73]=1;[.B72];[.E73])" office:value-type="float" office:value="4">
            <text:p>4</text:p>
          </table:table-cell>
          <table:table-cell table:style-name="ce892" office:value-type="string">
            <text:p>Baja</text:p>
          </table:table-cell>
          <table:table-cell table:style-name="ce900" office:value-type="string">
            <text:p>Piña</text:p>
          </table:table-cell>
          <table:table-cell table:style-name="ce919" office:value-type="float" office:value="50">
            <text:p>50</text:p>
          </table:table-cell>
          <table:table-cell table:style-name="ce934" office:value-type="string">
            <text:p>Todo el año (julio)</text:p>
          </table:table-cell>
          <table:table-cell table:style-name="ce945" office:value-type="string">
            <text:p>18 meses (1era Jul/ 2do Set/ 3ra Nov-Dic. Ago)</text:p>
          </table:table-cell>
          <table:table-cell table:style-name="ce961" office:value-type="float" office:value="16000">
            <text:p>16,000</text:p>
          </table:table-cell>
          <table:table-cell table:style-name="ce979"/>
          <table:table-cell table:style-name="ce959" office:value-type="float" office:value="3750">
            <text:p>3,750</text:p>
          </table:table-cell>
          <table:table-cell table:style-name="ce991"/>
          <table:table-cell table:style-name="ce1004" office:value-type="string">
            <text:p>Jabas</text:p>
          </table:table-cell>
          <table:table-cell table:style-name="ce1020" office:value-type="float" office:value="8">
            <text:p>8.00</text:p>
          </table:table-cell>
          <table:table-cell table:style-name="ce1020" office:value-type="float" office:value="8.2">
            <text:p>8.20</text:p>
          </table:table-cell>
          <table:table-cell table:style-name="ce1051" office:value-type="float" office:value="6">
            <text:p>6.00</text:p>
          </table:table-cell>
          <table:table-cell table:style-name="ce1025" office:value-type="string">
            <text:p>Todo el año</text:p>
          </table:table-cell>
          <table:table-cell table:style-name="ce1075" office:value-type="float" office:value="7">
            <text:p>7.00</text:p>
          </table:table-cell>
          <table:table-cell table:style-name="ce1094" office:value-type="string">
            <text:p>Todo el año</text:p>
          </table:table-cell>
          <table:table-cell table:style-name="ce1111" table:formula="of:=SUM([.M72:.N72])/2" office:value-type="float" office:value="1875">
            <text:p>1875.00</text:p>
          </table:table-cell>
          <table:table-cell table:style-name="ce1115" table:formula="of:=[.R72]*[.V72]" office:value-type="float" office:value="11250">
            <text:p>11,250.00</text:p>
          </table:table-cell>
          <table:table-cell table:style-name="ce1118" table:formula="of:=iferror(([.W72]-[.K72])/[.W72];0)" office:value-type="percentage" office:value="0">
            <text:p>#NOMBRE?</text:p>
          </table:table-cell>
          <table:table-cell table:style-name="ce1115" table:formula="of:=[.T72]*[.V72]" office:value-type="float" office:value="13125">
            <text:p>13,125.00</text:p>
          </table:table-cell>
          <table:table-cell table:style-name="ce1121" table:formula="of:=iferror(([.Y72]-[.L72])/[.Y72];0)" office:value-type="percentage" office:value="0">
            <text:p>#NOMBRE?</text:p>
          </table:table-cell>
          <table:table-cell table:number-columns-repeated="998"/>
        </table:table-row>
        <table:table-row table:style-name="ro21">
          <table:table-cell table:style-name="ce876"/>
          <table:table-cell table:style-name="ce880" table:formula="of:=IF([.C73]=[.C72];[.B72]+1;1)" office:value-type="float" office:value="3">
            <text:p>3</text:p>
          </table:table-cell>
          <table:table-cell table:style-name="ce872" office:value-type="string">
            <text:p>Aguaytia</text:p>
          </table:table-cell>
          <table:table-cell table:style-name="ce879" table:formula="of:=1+[.D72]" office:value-type="float" office:value="66">
            <text:p>66</text:p>
          </table:table-cell>
          <table:table-cell table:style-name="ce880" table:formula="of:=IF([.B74]=1;[.B73];[.E74])" office:value-type="float" office:value="4">
            <text:p>4</text:p>
          </table:table-cell>
          <table:table-cell table:style-name="ce892" office:value-type="string">
            <text:p>Media</text:p>
          </table:table-cell>
          <table:table-cell table:style-name="ce900" office:value-type="string">
            <text:p>palma Aceitera</text:p>
          </table:table-cell>
          <table:table-cell table:style-name="ce919" office:value-type="float" office:value="500">
            <text:p>500</text:p>
          </table:table-cell>
          <table:table-cell table:style-name="ce934" office:value-type="string">
            <text:p>Agosto - Setiembre</text:p>
          </table:table-cell>
          <table:table-cell table:style-name="ce945" office:value-type="string">
            <text:p>Jun-Ago campaña baja/Dic-Feb campaña alta</text:p>
          </table:table-cell>
          <table:table-cell table:style-name="ce961" office:value-type="float" office:value="4600">
            <text:p>4,600</text:p>
          </table:table-cell>
          <table:table-cell table:style-name="ce978"/>
          <table:table-cell table:style-name="ce961" office:value-type="float" office:value="12">
            <text:p>12</text:p>
          </table:table-cell>
          <table:table-cell table:style-name="ce978"/>
          <table:table-cell table:style-name="ce1004" office:value-type="string">
            <text:p>Tn</text:p>
          </table:table-cell>
          <table:table-cell table:style-name="ce1029" office:value-type="float" office:value="400">
            <text:p>400.00</text:p>
          </table:table-cell>
          <table:table-cell table:style-name="ce1039" office:value-type="float" office:value="500">
            <text:p>500.00</text:p>
          </table:table-cell>
          <table:table-cell table:style-name="ce1051" office:value-type="float" office:value="410">
            <text:p>410.00</text:p>
          </table:table-cell>
          <table:table-cell table:style-name="ce1025" office:value-type="string">
            <text:p>Todo el año</text:p>
          </table:table-cell>
          <table:table-cell table:style-name="ce1075" office:value-type="float" office:value="450">
            <text:p>450.00</text:p>
          </table:table-cell>
          <table:table-cell table:style-name="ce1094" office:value-type="string">
            <text:p>Todo el año</text:p>
          </table:table-cell>
          <table:table-cell table:style-name="ce1111" table:formula="of:=SUM([.M73:.N73])/2" office:value-type="float" office:value="6">
            <text:p>6.00</text:p>
          </table:table-cell>
          <table:table-cell table:style-name="ce1115" table:formula="of:=[.R73]*[.V73]" office:value-type="float" office:value="2460">
            <text:p>2,460.00</text:p>
          </table:table-cell>
          <table:table-cell table:style-name="ce1118" table:formula="of:=iferror(([.W73]-[.K73])/[.W73];0)" office:value-type="percentage" office:value="0">
            <text:p>#NOMBRE?</text:p>
          </table:table-cell>
          <table:table-cell table:style-name="ce1115" table:formula="of:=[.T73]*[.V73]" office:value-type="float" office:value="2700">
            <text:p>2,700.00</text:p>
          </table:table-cell>
          <table:table-cell table:style-name="ce1121" table:formula="of:=iferror(([.Y73]-[.L73])/[.Y73];0)" office:value-type="percentage" office:value="0">
            <text:p>#NOMBRE?</text:p>
          </table:table-cell>
          <table:table-cell table:number-columns-repeated="998"/>
        </table:table-row>
        <table:table-row table:style-name="ro21">
          <table:table-cell table:style-name="ce876"/>
          <table:table-cell table:style-name="ce880" table:formula="of:=IF([.C74]=[.C73];[.B73]+1;1)" office:value-type="float" office:value="4">
            <text:p>4</text:p>
          </table:table-cell>
          <table:table-cell table:style-name="ce872" office:value-type="string">
            <text:p>Aguaytia</text:p>
          </table:table-cell>
          <table:table-cell table:style-name="ce879" table:formula="of:=1+[.D73]" office:value-type="float" office:value="67">
            <text:p>67</text:p>
          </table:table-cell>
          <table:table-cell table:style-name="ce880" table:formula="of:=IF([.B75]=1;[.B74];[.E75])" office:value-type="float" office:value="4">
            <text:p>4</text:p>
          </table:table-cell>
          <table:table-cell table:style-name="ce893" office:value-type="string">
            <text:p>Alta</text:p>
          </table:table-cell>
          <table:table-cell table:style-name="ce903" office:value-type="string">
            <text:p>Cacao</text:p>
          </table:table-cell>
          <table:table-cell table:style-name="ce920" office:value-type="float" office:value="3500">
            <text:p>3,500</text:p>
          </table:table-cell>
          <table:table-cell table:style-name="ce937" office:value-type="string">
            <text:p>Todo el año </text:p>
          </table:table-cell>
          <table:table-cell table:style-name="ce948" office:value-type="string">
            <text:p>Dic-Ener campaña baja y May-Jul campaña alta</text:p>
          </table:table-cell>
          <table:table-cell table:style-name="ce962" office:value-type="float" office:value="4050">
            <text:p>4,050</text:p>
          </table:table-cell>
          <table:table-cell table:style-name="ce976"/>
          <table:table-cell table:style-name="ce962" office:value-type="float" office:value="900">
            <text:p>900</text:p>
          </table:table-cell>
          <table:table-cell table:style-name="ce976"/>
          <table:table-cell table:style-name="ce924" office:value-type="string">
            <text:p>kg</text:p>
          </table:table-cell>
          <table:table-cell table:style-name="ce1021" office:value-type="float" office:value="5.5">
            <text:p>5.50</text:p>
          </table:table-cell>
          <table:table-cell table:style-name="ce1021" office:value-type="float" office:value="5.8">
            <text:p>5.80</text:p>
          </table:table-cell>
          <table:table-cell table:style-name="ce1052" office:value-type="float" office:value="5.2">
            <text:p>5.20</text:p>
          </table:table-cell>
          <table:table-cell table:style-name="ce1021" office:value-type="string">
            <text:p>Dic.-Ene.</text:p>
          </table:table-cell>
          <table:table-cell table:style-name="ce1076" office:value-type="float" office:value="5">
            <text:p>5.00</text:p>
          </table:table-cell>
          <table:table-cell table:style-name="ce1095" office:value-type="string">
            <text:p>May.-Jul.</text:p>
          </table:table-cell>
          <table:table-cell table:style-name="ce1111" table:formula="of:=SUM([.M74:.N74])/2" office:value-type="float" office:value="450">
            <text:p>450.00</text:p>
          </table:table-cell>
          <table:table-cell table:style-name="ce1115" table:formula="of:=[.R74]*[.V74]" office:value-type="float" office:value="2340">
            <text:p>2,340.00</text:p>
          </table:table-cell>
          <table:table-cell table:style-name="ce1118" table:formula="of:=iferror(([.W74]-[.K74])/[.W74];0)" office:value-type="percentage" office:value="0">
            <text:p>#NOMBRE?</text:p>
          </table:table-cell>
          <table:table-cell table:style-name="ce1115" table:formula="of:=[.T74]*[.V74]" office:value-type="float" office:value="2250">
            <text:p>2,250.00</text:p>
          </table:table-cell>
          <table:table-cell table:style-name="ce1121" table:formula="of:=iferror(([.Y74]-[.L74])/[.Y74];0)" office:value-type="percentage" office:value="0">
            <text:p>#NOMBRE?</text:p>
          </table:table-cell>
          <table:table-cell table:number-columns-repeated="998"/>
        </table:table-row>
        <table:table-row table:style-name="ro21">
          <table:table-cell table:style-name="ce876"/>
          <table:table-cell table:style-name="ce880" table:formula="of:=IF([.C75]=[.C74];[.B74]+1;1)" office:value-type="float" office:value="1">
            <text:p>1</text:p>
          </table:table-cell>
          <table:table-cell table:style-name="ce882" office:value-type="string">
            <text:p>San Alejandro</text:p>
          </table:table-cell>
          <table:table-cell table:style-name="ce879" table:formula="of:=1+[.D74]" office:value-type="float" office:value="68">
            <text:p>68</text:p>
          </table:table-cell>
          <table:table-cell table:style-name="ce880" table:formula="of:=IF([.B76]=1;[.B75];[.E76])" office:value-type="float" office:value="1">
            <text:p>1</text:p>
          </table:table-cell>
          <table:table-cell table:style-name="ce894" office:value-type="string">
            <text:p>Alta</text:p>
          </table:table-cell>
          <table:table-cell table:style-name="ce904" office:value-type="string">
            <text:p>Cacao</text:p>
          </table:table-cell>
          <table:table-cell table:style-name="ce925" office:value-type="float" office:value="600">
            <text:p>600</text:p>
          </table:table-cell>
          <table:table-cell table:style-name="ce939" office:value-type="string">
            <text:p>Todo el año</text:p>
          </table:table-cell>
          <table:table-cell table:style-name="ce949" office:value-type="string">
            <text:p>May-Agos campaña alta (todo el año)</text:p>
          </table:table-cell>
          <table:table-cell table:style-name="ce964" office:value-type="float" office:value="4050">
            <text:p>4,050</text:p>
          </table:table-cell>
          <table:table-cell table:style-name="ce980"/>
          <table:table-cell table:style-name="ce964" office:value-type="float" office:value="900">
            <text:p>900</text:p>
          </table:table-cell>
          <table:table-cell table:style-name="ce980"/>
          <table:table-cell table:style-name="ce1007" office:value-type="string">
            <text:p>kg</text:p>
          </table:table-cell>
          <table:table-cell table:style-name="ce1030" office:value-type="float" office:value="6.5">
            <text:p>6.50</text:p>
          </table:table-cell>
          <table:table-cell table:style-name="ce1030" office:value-type="float" office:value="5.8">
            <text:p>5.80</text:p>
          </table:table-cell>
          <table:table-cell table:style-name="ce1060" office:value-type="float" office:value="5.2">
            <text:p>5.20</text:p>
          </table:table-cell>
          <table:table-cell table:style-name="ce1030" office:value-type="string">
            <text:p>Dic.-Ene.</text:p>
          </table:table-cell>
          <table:table-cell table:style-name="ce1083" office:value-type="float" office:value="5">
            <text:p>5.00</text:p>
          </table:table-cell>
          <table:table-cell table:style-name="ce1102" office:value-type="string">
            <text:p>May.-Jul.</text:p>
          </table:table-cell>
          <table:table-cell table:style-name="ce1111" table:formula="of:=SUM([.M75:.N75])/2" office:value-type="float" office:value="450">
            <text:p>450.00</text:p>
          </table:table-cell>
          <table:table-cell table:style-name="ce1115" table:formula="of:=[.R75]*[.V75]" office:value-type="float" office:value="2340">
            <text:p>2,340.00</text:p>
          </table:table-cell>
          <table:table-cell table:style-name="ce1118" table:formula="of:=iferror(([.W75]-[.K75])/[.W75];0)" office:value-type="percentage" office:value="0">
            <text:p>#NOMBRE?</text:p>
          </table:table-cell>
          <table:table-cell table:style-name="ce1115" table:formula="of:=[.T75]*[.V75]" office:value-type="float" office:value="2250">
            <text:p>2,250.00</text:p>
          </table:table-cell>
          <table:table-cell table:style-name="ce1121" table:formula="of:=iferror(([.Y75]-[.L75])/[.Y75];0)" office:value-type="percentage" office:value="0">
            <text:p>#NOMBRE?</text:p>
          </table:table-cell>
          <table:table-cell table:number-columns-repeated="998"/>
        </table:table-row>
        <table:table-row table:style-name="ro21">
          <table:table-cell table:style-name="ce876"/>
          <table:table-cell table:style-name="ce880" table:formula="of:=IF([.C76]=[.C75];[.B75]+1;1)" office:value-type="float" office:value="1">
            <text:p>1</text:p>
          </table:table-cell>
          <table:table-cell table:style-name="ce872" office:value-type="string">
            <text:p>Tingo María</text:p>
          </table:table-cell>
          <table:table-cell table:style-name="ce879" table:formula="of:=1+[.D75]" office:value-type="float" office:value="69">
            <text:p>69</text:p>
          </table:table-cell>
          <table:table-cell table:style-name="ce880" table:formula="of:=IF([.B77]=1;[.B76];[.E77])" office:value-type="float" office:value="3">
            <text:p>3</text:p>
          </table:table-cell>
          <table:table-cell table:style-name="ce890" office:value-type="string">
            <text:p>Baja</text:p>
          </table:table-cell>
          <table:table-cell table:style-name="ce898" office:value-type="string">
            <text:p>Café</text:p>
          </table:table-cell>
          <table:table-cell table:style-name="ce922" office:value-type="float" office:value="650">
            <text:p>650</text:p>
          </table:table-cell>
          <table:table-cell table:style-name="ce932" office:value-type="string">
            <text:p>Todo el año: Alta Setiembre - Octubre</text:p>
          </table:table-cell>
          <table:table-cell table:style-name="ce943" office:value-type="string">
            <text:p>Junio - Agosto:Alta (todo el año)</text:p>
          </table:table-cell>
          <table:table-cell table:style-name="ce963" office:value-type="float" office:value="3400">
            <text:p>3,400</text:p>
          </table:table-cell>
          <table:table-cell table:style-name="ce977"/>
          <table:table-cell table:style-name="ce963" office:value-type="float" office:value="800">
            <text:p>800</text:p>
          </table:table-cell>
          <table:table-cell table:style-name="ce977"/>
          <table:table-cell table:style-name="ce923" office:value-type="string">
            <text:p>kg</text:p>
          </table:table-cell>
          <table:table-cell table:style-name="ce1023" office:value-type="float" office:value="4.5">
            <text:p>4.50</text:p>
          </table:table-cell>
          <table:table-cell table:style-name="ce1023" office:value-type="float" office:value="7">
            <text:p>7.00</text:p>
          </table:table-cell>
          <table:table-cell table:style-name="ce1055" office:value-type="float" office:value="4">
            <text:p>4.00</text:p>
          </table:table-cell>
          <table:table-cell table:style-name="ce1023" office:value-type="string">
            <text:p>Jun - Agos</text:p>
          </table:table-cell>
          <table:table-cell table:style-name="ce1079" office:value-type="float" office:value="6">
            <text:p>6.00</text:p>
          </table:table-cell>
          <table:table-cell table:style-name="ce1098" office:value-type="string">
            <text:p>Todo el año</text:p>
          </table:table-cell>
          <table:table-cell table:style-name="ce1111" table:formula="of:=SUM([.M76:.N76])/2" office:value-type="float" office:value="400">
            <text:p>400.00</text:p>
          </table:table-cell>
          <table:table-cell table:style-name="ce1115" table:formula="of:=[.R76]*[.V76]" office:value-type="float" office:value="1600">
            <text:p>1,600.00</text:p>
          </table:table-cell>
          <table:table-cell table:style-name="ce1118" table:formula="of:=iferror(([.W76]-[.K76])/[.W76];0)" office:value-type="percentage" office:value="0">
            <text:p>#NOMBRE?</text:p>
          </table:table-cell>
          <table:table-cell table:style-name="ce1115" table:formula="of:=[.T76]*[.V76]" office:value-type="float" office:value="2400">
            <text:p>2,400.00</text:p>
          </table:table-cell>
          <table:table-cell table:style-name="ce1121" table:formula="of:=iferror(([.Y76]-[.L76])/[.Y76];0)" office:value-type="percentage" office:value="0">
            <text:p>#NOMBRE?</text:p>
          </table:table-cell>
          <table:table-cell table:number-columns-repeated="998"/>
        </table:table-row>
        <table:table-row table:style-name="ro21">
          <table:table-cell table:style-name="ce876"/>
          <table:table-cell table:style-name="ce880" table:formula="of:=IF([.C77]=[.C76];[.B76]+1;1)" office:value-type="float" office:value="2">
            <text:p>2</text:p>
          </table:table-cell>
          <table:table-cell table:style-name="ce872" office:value-type="string">
            <text:p>Tingo María</text:p>
          </table:table-cell>
          <table:table-cell table:style-name="ce879" table:formula="of:=1+[.D76]" office:value-type="float" office:value="70">
            <text:p>70</text:p>
          </table:table-cell>
          <table:table-cell table:style-name="ce880" table:formula="of:=IF([.B78]=1;[.B77];[.E78])" office:value-type="float" office:value="3">
            <text:p>3</text:p>
          </table:table-cell>
          <table:table-cell table:style-name="ce892" office:value-type="string">
            <text:p>Alta</text:p>
          </table:table-cell>
          <table:table-cell table:style-name="ce901" office:value-type="string">
            <text:p>Cacao</text:p>
          </table:table-cell>
          <table:table-cell table:style-name="ce919"/>
          <table:table-cell table:style-name="ce935" office:value-type="string">
            <text:p>Todo el año</text:p>
          </table:table-cell>
          <table:table-cell table:style-name="ce946" office:value-type="string">
            <text:p>Abril-Agosto/Alta; Nov.-Enero/Baja</text:p>
          </table:table-cell>
          <table:table-cell table:style-name="ce961" office:value-type="float" office:value="4050">
            <text:p>4,050</text:p>
          </table:table-cell>
          <table:table-cell table:style-name="ce978"/>
          <table:table-cell table:style-name="ce961" office:value-type="float" office:value="900">
            <text:p>900</text:p>
          </table:table-cell>
          <table:table-cell table:style-name="ce978"/>
          <table:table-cell table:style-name="ce918" office:value-type="string">
            <text:p>kg</text:p>
          </table:table-cell>
          <table:table-cell table:style-name="ce1019" office:value-type="float" office:value="5.5">
            <text:p>5.50</text:p>
          </table:table-cell>
          <table:table-cell table:style-name="ce1019" office:value-type="float" office:value="5.8">
            <text:p>5.80</text:p>
          </table:table-cell>
          <table:table-cell table:style-name="ce1050" office:value-type="float" office:value="5.2">
            <text:p>5.20</text:p>
          </table:table-cell>
          <table:table-cell table:style-name="ce1019" office:value-type="string">
            <text:p>Abril.-Julio.</text:p>
          </table:table-cell>
          <table:table-cell table:style-name="ce1073" office:value-type="float" office:value="5">
            <text:p>5.00</text:p>
          </table:table-cell>
          <table:table-cell table:style-name="ce1093" office:value-type="string">
            <text:p>Nov.-Ene.</text:p>
          </table:table-cell>
          <table:table-cell table:style-name="ce1111" table:formula="of:=SUM([.M77:.N77])/2" office:value-type="float" office:value="450">
            <text:p>450.00</text:p>
          </table:table-cell>
          <table:table-cell table:style-name="ce1115" table:formula="of:=[.R77]*[.V77]" office:value-type="float" office:value="2340">
            <text:p>2,340.00</text:p>
          </table:table-cell>
          <table:table-cell table:style-name="ce1118" table:formula="of:=iferror(([.W77]-[.K77])/[.W77];0)" office:value-type="percentage" office:value="0">
            <text:p>#NOMBRE?</text:p>
          </table:table-cell>
          <table:table-cell table:style-name="ce1115" table:formula="of:=[.T77]*[.V77]" office:value-type="float" office:value="2250">
            <text:p>2,250.00</text:p>
          </table:table-cell>
          <table:table-cell table:style-name="ce1121" table:formula="of:=iferror(([.Y77]-[.L77])/[.Y77];0)" office:value-type="percentage" office:value="0">
            <text:p>#NOMBRE?</text:p>
          </table:table-cell>
          <table:table-cell table:number-columns-repeated="998"/>
        </table:table-row>
        <table:table-row table:style-name="ro21">
          <table:table-cell table:style-name="ce876"/>
          <table:table-cell table:style-name="ce880" table:formula="of:=IF([.C78]=[.C77];[.B77]+1;1)" office:value-type="float" office:value="3">
            <text:p>3</text:p>
          </table:table-cell>
          <table:table-cell table:style-name="ce872" office:value-type="string">
            <text:p>Tingo María</text:p>
          </table:table-cell>
          <table:table-cell table:style-name="ce879" table:formula="of:=1+[.D77]" office:value-type="float" office:value="71">
            <text:p>71</text:p>
          </table:table-cell>
          <table:table-cell table:style-name="ce880" table:formula="of:=IF([.B79]=1;[.B78];[.E79])" office:value-type="float" office:value="3">
            <text:p>3</text:p>
          </table:table-cell>
          <table:table-cell table:style-name="ce893" office:value-type="string">
            <text:p>Alta</text:p>
          </table:table-cell>
          <table:table-cell table:style-name="ce902" office:value-type="string">
            <text:p>Plátano</text:p>
          </table:table-cell>
          <table:table-cell table:style-name="ce920" office:value-type="float" office:value="300">
            <text:p>300</text:p>
          </table:table-cell>
          <table:table-cell table:style-name="ce936" office:value-type="string">
            <text:p>Todo el año</text:p>
          </table:table-cell>
          <table:table-cell table:style-name="ce947" office:value-type="string">
            <text:p>Todo el año (post.14-18 meses inst.)</text:p>
          </table:table-cell>
          <table:table-cell table:style-name="ce962" office:value-type="float" office:value="3700">
            <text:p>3,700</text:p>
          </table:table-cell>
          <table:table-cell table:style-name="ce976"/>
          <table:table-cell table:style-name="ce962" office:value-type="float" office:value="1000">
            <text:p>1,000</text:p>
          </table:table-cell>
          <table:table-cell table:style-name="ce976"/>
          <table:table-cell table:style-name="ce1005" office:value-type="string">
            <text:p>Racimo</text:p>
          </table:table-cell>
          <table:table-cell table:style-name="ce1024" office:value-type="float" office:value="7">
            <text:p>7.00</text:p>
          </table:table-cell>
          <table:table-cell table:style-name="ce1024" office:value-type="float" office:value="10">
            <text:p>10.00</text:p>
          </table:table-cell>
          <table:table-cell table:style-name="ce1057" office:value-type="float" office:value="5">
            <text:p>5.00</text:p>
          </table:table-cell>
          <table:table-cell table:style-name="ce1027" office:value-type="string">
            <text:p>Todo el año</text:p>
          </table:table-cell>
          <table:table-cell table:style-name="ce1080" office:value-type="float" office:value="6">
            <text:p>6.00</text:p>
          </table:table-cell>
          <table:table-cell table:style-name="ce1099" office:value-type="string">
            <text:p>Todo el año</text:p>
          </table:table-cell>
          <table:table-cell table:style-name="ce1111" table:formula="of:=SUM([.M78:.N78])/2" office:value-type="float" office:value="500">
            <text:p>500.00</text:p>
          </table:table-cell>
          <table:table-cell table:style-name="ce1115" table:formula="of:=[.R78]*[.V78]" office:value-type="float" office:value="2500">
            <text:p>2,500.00</text:p>
          </table:table-cell>
          <table:table-cell table:style-name="ce1118" table:formula="of:=iferror(([.W78]-[.K78])/[.W78];0)" office:value-type="percentage" office:value="0">
            <text:p>#NOMBRE?</text:p>
          </table:table-cell>
          <table:table-cell table:style-name="ce1115" table:formula="of:=[.T78]*[.V78]" office:value-type="float" office:value="3000">
            <text:p>3,000.00</text:p>
          </table:table-cell>
          <table:table-cell table:style-name="ce1121" table:formula="of:=iferror(([.Y78]-[.L78])/[.Y78];0)" office:value-type="percentage" office:value="0">
            <text:p>#NOMBRE?</text:p>
          </table:table-cell>
          <table:table-cell table:number-columns-repeated="998"/>
        </table:table-row>
        <table:table-row table:style-name="ro21">
          <table:table-cell table:style-name="ce876"/>
          <table:table-cell table:style-name="ce880" table:formula="of:=IF([.C79]=[.C78];[.B78]+1;1)" office:value-type="float" office:value="1">
            <text:p>1</text:p>
          </table:table-cell>
          <table:table-cell table:style-name="ce872" office:value-type="string">
            <text:p>Pucallpa</text:p>
          </table:table-cell>
          <table:table-cell table:style-name="ce879" table:formula="of:=1+[.D78]" office:value-type="float" office:value="72">
            <text:p>72</text:p>
          </table:table-cell>
          <table:table-cell table:style-name="ce880" table:formula="of:=IF([.B80]=1;[.B79];[.E80])" office:value-type="float" office:value="9">
            <text:p>9</text:p>
          </table:table-cell>
          <table:table-cell table:style-name="ce890" office:value-type="string">
            <text:p>Alta</text:p>
          </table:table-cell>
          <table:table-cell table:style-name="ce898" office:value-type="string">
            <text:p>Palma Aceitera</text:p>
          </table:table-cell>
          <table:table-cell table:style-name="ce922" office:value-type="float" office:value="700">
            <text:p>700</text:p>
          </table:table-cell>
          <table:table-cell table:style-name="ce932" office:value-type="string">
            <text:p>Todo el año</text:p>
          </table:table-cell>
          <table:table-cell table:style-name="ce950" office:value-type="string">
            <text:p>Jun-Ago campaña baja/Dic-Feb campaña alta</text:p>
          </table:table-cell>
          <table:table-cell table:style-name="ce963" office:value-type="float" office:value="4600">
            <text:p>4,600</text:p>
          </table:table-cell>
          <table:table-cell table:style-name="ce977"/>
          <table:table-cell table:style-name="ce963" office:value-type="float" office:value="12">
            <text:p>12</text:p>
          </table:table-cell>
          <table:table-cell table:style-name="ce977"/>
          <table:table-cell table:style-name="ce1008" office:value-type="string">
            <text:p>Tn</text:p>
          </table:table-cell>
          <table:table-cell table:style-name="ce1031" office:value-type="float" office:value="400">
            <text:p>400.00</text:p>
          </table:table-cell>
          <table:table-cell table:style-name="ce1040" office:value-type="float" office:value="500">
            <text:p>500.00</text:p>
          </table:table-cell>
          <table:table-cell table:style-name="ce1061" office:value-type="float" office:value="410">
            <text:p>410.00</text:p>
          </table:table-cell>
          <table:table-cell table:style-name="ce1033" office:value-type="string">
            <text:p>Todo el año</text:p>
          </table:table-cell>
          <table:table-cell table:style-name="ce1084" office:value-type="float" office:value="450">
            <text:p>450.00</text:p>
          </table:table-cell>
          <table:table-cell table:style-name="ce1100" office:value-type="string">
            <text:p>Todo el año</text:p>
          </table:table-cell>
          <table:table-cell table:style-name="ce1111" table:formula="of:=SUM([.M79:.N79])/2" office:value-type="float" office:value="6">
            <text:p>6.00</text:p>
          </table:table-cell>
          <table:table-cell table:style-name="ce1115" table:formula="of:=[.R79]*[.V79]" office:value-type="float" office:value="2460">
            <text:p>2,460.00</text:p>
          </table:table-cell>
          <table:table-cell table:style-name="ce1118" table:formula="of:=iferror(([.W79]-[.K79])/[.W79];0)" office:value-type="percentage" office:value="0">
            <text:p>#NOMBRE?</text:p>
          </table:table-cell>
          <table:table-cell table:style-name="ce1115" table:formula="of:=[.T79]*[.V79]" office:value-type="float" office:value="2700">
            <text:p>2,700.00</text:p>
          </table:table-cell>
          <table:table-cell table:style-name="ce1121" table:formula="of:=iferror(([.Y79]-[.L79])/[.Y79];0)" office:value-type="percentage" office:value="0">
            <text:p>#NOMBRE?</text:p>
          </table:table-cell>
          <table:table-cell table:number-columns-repeated="998"/>
        </table:table-row>
        <table:table-row table:style-name="ro21">
          <table:table-cell table:style-name="ce876"/>
          <table:table-cell table:style-name="ce880" table:formula="of:=IF([.C80]=[.C79];[.B79]+1;1)" office:value-type="float" office:value="2">
            <text:p>2</text:p>
          </table:table-cell>
          <table:table-cell table:style-name="ce872" office:value-type="string">
            <text:p>Pucallpa</text:p>
          </table:table-cell>
          <table:table-cell table:style-name="ce879" table:formula="of:=1+[.D79]" office:value-type="float" office:value="73">
            <text:p>73</text:p>
          </table:table-cell>
          <table:table-cell table:style-name="ce880" table:formula="of:=IF([.B81]=1;[.B80];[.E81])" office:value-type="float" office:value="9">
            <text:p>9</text:p>
          </table:table-cell>
          <table:table-cell table:style-name="ce892" office:value-type="string">
            <text:p>alta</text:p>
          </table:table-cell>
          <table:table-cell table:style-name="ce900" office:value-type="string">
            <text:p>Cacao</text:p>
          </table:table-cell>
          <table:table-cell table:style-name="ce919" office:value-type="float" office:value="1000">
            <text:p>1,000</text:p>
          </table:table-cell>
          <table:table-cell table:style-name="ce934" office:value-type="string">
            <text:p>Todo el año </text:p>
          </table:table-cell>
          <table:table-cell table:style-name="ce945" office:value-type="string">
            <text:p>Dic-Ener campaña baja y May-Jul campaña alta</text:p>
          </table:table-cell>
          <table:table-cell table:style-name="ce961" office:value-type="float" office:value="4050">
            <text:p>4,050</text:p>
          </table:table-cell>
          <table:table-cell table:style-name="ce979"/>
          <table:table-cell table:style-name="ce959" office:value-type="float" office:value="900">
            <text:p>900</text:p>
          </table:table-cell>
          <table:table-cell table:style-name="ce991"/>
          <table:table-cell table:style-name="ce1004" office:value-type="string">
            <text:p>kg</text:p>
          </table:table-cell>
          <table:table-cell table:style-name="ce1020" office:value-type="float" office:value="5.5">
            <text:p>5.50</text:p>
          </table:table-cell>
          <table:table-cell table:style-name="ce1020" office:value-type="float" office:value="5.8">
            <text:p>5.80</text:p>
          </table:table-cell>
          <table:table-cell table:style-name="ce1051" office:value-type="float" office:value="5.2">
            <text:p>5.20</text:p>
          </table:table-cell>
          <table:table-cell table:style-name="ce1025" office:value-type="string">
            <text:p>Dic.-Ene.</text:p>
          </table:table-cell>
          <table:table-cell table:style-name="ce1075" office:value-type="float" office:value="5">
            <text:p>5.00</text:p>
          </table:table-cell>
          <table:table-cell table:style-name="ce1094" office:value-type="string">
            <text:p>May.-Jul.</text:p>
          </table:table-cell>
          <table:table-cell table:style-name="ce1111" table:formula="of:=SUM([.M80:.N80])/2" office:value-type="float" office:value="450">
            <text:p>450.00</text:p>
          </table:table-cell>
          <table:table-cell table:style-name="ce1115" table:formula="of:=[.R80]*[.V80]" office:value-type="float" office:value="2340">
            <text:p>2,340.00</text:p>
          </table:table-cell>
          <table:table-cell table:style-name="ce1118" table:formula="of:=iferror(([.W80]-[.K80])/[.W80];0)" office:value-type="percentage" office:value="0">
            <text:p>#NOMBRE?</text:p>
          </table:table-cell>
          <table:table-cell table:style-name="ce1115" table:formula="of:=[.T80]*[.V80]" office:value-type="float" office:value="2250">
            <text:p>2,250.00</text:p>
          </table:table-cell>
          <table:table-cell table:style-name="ce1121" table:formula="of:=iferror(([.Y80]-[.L80])/[.Y80];0)" office:value-type="percentage" office:value="0">
            <text:p>#NOMBRE?</text:p>
          </table:table-cell>
          <table:table-cell table:number-columns-repeated="998"/>
        </table:table-row>
        <table:table-row table:style-name="ro21">
          <table:table-cell table:style-name="ce876"/>
          <table:table-cell table:style-name="ce880" table:formula="of:=IF([.C81]=[.C80];[.B80]+1;1)" office:value-type="float" office:value="3">
            <text:p>3</text:p>
          </table:table-cell>
          <table:table-cell table:style-name="ce872" office:value-type="string">
            <text:p>Pucallpa</text:p>
          </table:table-cell>
          <table:table-cell table:style-name="ce879" table:formula="of:=1+[.D80]" office:value-type="float" office:value="74">
            <text:p>74</text:p>
          </table:table-cell>
          <table:table-cell table:style-name="ce880" table:formula="of:=IF([.B82]=1;[.B81];[.E82])" office:value-type="float" office:value="9">
            <text:p>9</text:p>
          </table:table-cell>
          <table:table-cell table:style-name="ce892" office:value-type="string">
            <text:p>Alta</text:p>
          </table:table-cell>
          <table:table-cell table:style-name="ce900" office:value-type="string">
            <text:p>Arroz en barrizal</text:p>
          </table:table-cell>
          <table:table-cell table:style-name="ce919" office:value-type="float" office:value="300">
            <text:p>300</text:p>
          </table:table-cell>
          <table:table-cell table:style-name="ce934" office:value-type="string">
            <text:p>Enero - Junio</text:p>
          </table:table-cell>
          <table:table-cell table:style-name="ce945" office:value-type="string">
            <text:p>Julio - Noviembre</text:p>
          </table:table-cell>
          <table:table-cell table:style-name="ce961" office:value-type="float" office:value="4000">
            <text:p>4,000</text:p>
          </table:table-cell>
          <table:table-cell table:style-name="ce978"/>
          <table:table-cell table:style-name="ce961" office:value-type="float" office:value="6000">
            <text:p>6,000</text:p>
          </table:table-cell>
          <table:table-cell table:style-name="ce978"/>
          <table:table-cell table:style-name="ce918" office:value-type="string">
            <text:p>kg</text:p>
          </table:table-cell>
          <table:table-cell table:style-name="ce1019" office:value-type="float" office:value="1.5">
            <text:p>1.50</text:p>
          </table:table-cell>
          <table:table-cell table:style-name="ce1019" office:value-type="float" office:value="1.7">
            <text:p>1.70</text:p>
          </table:table-cell>
          <table:table-cell table:style-name="ce1050" office:value-type="float" office:value="0.9">
            <text:p>0.90</text:p>
          </table:table-cell>
          <table:table-cell table:style-name="ce1019" office:value-type="string">
            <text:p>Jul - Nov</text:p>
          </table:table-cell>
          <table:table-cell table:style-name="ce1073" office:value-type="float" office:value="0.95">
            <text:p>0.95</text:p>
          </table:table-cell>
          <table:table-cell table:style-name="ce1094" office:value-type="string">
            <text:p>Dic - Jun</text:p>
          </table:table-cell>
          <table:table-cell table:style-name="ce1111" table:formula="of:=SUM([.M81:.N81])/2" office:value-type="float" office:value="3000">
            <text:p>3000.00</text:p>
          </table:table-cell>
          <table:table-cell table:style-name="ce1115" table:formula="of:=[.R81]*[.V81]" office:value-type="float" office:value="2700">
            <text:p>2,700.00</text:p>
          </table:table-cell>
          <table:table-cell table:style-name="ce1118" table:formula="of:=iferror(([.W81]-[.K81])/[.W81];0)" office:value-type="percentage" office:value="0">
            <text:p>#NOMBRE?</text:p>
          </table:table-cell>
          <table:table-cell table:style-name="ce1115" table:formula="of:=[.T81]*[.V81]" office:value-type="float" office:value="2850">
            <text:p>2,850.00</text:p>
          </table:table-cell>
          <table:table-cell table:style-name="ce1121" table:formula="of:=iferror(([.Y81]-[.L81])/[.Y81];0)" office:value-type="percentage" office:value="0">
            <text:p>#NOMBRE?</text:p>
          </table:table-cell>
          <table:table-cell table:number-columns-repeated="998"/>
        </table:table-row>
        <table:table-row table:style-name="ro21">
          <table:table-cell table:style-name="ce876"/>
          <table:table-cell table:style-name="ce880" table:formula="of:=IF([.C82]=[.C81];[.B81]+1;1)" office:value-type="float" office:value="4">
            <text:p>4</text:p>
          </table:table-cell>
          <table:table-cell table:style-name="ce872" office:value-type="string">
            <text:p>Pucallpa</text:p>
          </table:table-cell>
          <table:table-cell table:style-name="ce879" table:formula="of:=1+[.D81]" office:value-type="float" office:value="75">
            <text:p>75</text:p>
          </table:table-cell>
          <table:table-cell table:style-name="ce880" table:formula="of:=IF([.B83]=1;[.B82];[.E83])" office:value-type="float" office:value="9">
            <text:p>9</text:p>
          </table:table-cell>
          <table:table-cell table:style-name="ce892" office:value-type="string">
            <text:p>Media</text:p>
          </table:table-cell>
          <table:table-cell table:style-name="ce900" office:value-type="string">
            <text:p>Plátano</text:p>
          </table:table-cell>
          <table:table-cell table:style-name="ce919" office:value-type="float" office:value="400">
            <text:p>400</text:p>
          </table:table-cell>
          <table:table-cell table:style-name="ce934" office:value-type="string">
            <text:p>Todo el año (Set.)</text:p>
          </table:table-cell>
          <table:table-cell table:style-name="ce945" office:value-type="string">
            <text:p>Todo el año (post.14-18 meses inst.)</text:p>
          </table:table-cell>
          <table:table-cell table:style-name="ce961" office:value-type="float" office:value="3700">
            <text:p>3,700</text:p>
          </table:table-cell>
          <table:table-cell table:style-name="ce978"/>
          <table:table-cell table:style-name="ce959" office:value-type="float" office:value="1000">
            <text:p>1,000</text:p>
          </table:table-cell>
          <table:table-cell table:style-name="ce978"/>
          <table:table-cell table:style-name="ce1004" office:value-type="string">
            <text:p>Racimo</text:p>
          </table:table-cell>
          <table:table-cell table:style-name="ce1020" office:value-type="float" office:value="7">
            <text:p>7.00</text:p>
          </table:table-cell>
          <table:table-cell table:style-name="ce1020" office:value-type="float" office:value="10">
            <text:p>10.00</text:p>
          </table:table-cell>
          <table:table-cell table:style-name="ce1051" office:value-type="float" office:value="5">
            <text:p>5.00</text:p>
          </table:table-cell>
          <table:table-cell table:style-name="ce1020" office:value-type="string">
            <text:p>Todo el año</text:p>
          </table:table-cell>
          <table:table-cell table:style-name="ce1075" office:value-type="float" office:value="6">
            <text:p>6.00</text:p>
          </table:table-cell>
          <table:table-cell table:style-name="ce1094" office:value-type="string">
            <text:p>Todo el año</text:p>
          </table:table-cell>
          <table:table-cell table:style-name="ce1111" table:formula="of:=SUM([.M82:.N82])/2" office:value-type="float" office:value="500">
            <text:p>500.00</text:p>
          </table:table-cell>
          <table:table-cell table:style-name="ce1115" table:formula="of:=[.R82]*[.V82]" office:value-type="float" office:value="2500">
            <text:p>2,500.00</text:p>
          </table:table-cell>
          <table:table-cell table:style-name="ce1118" table:formula="of:=iferror(([.W82]-[.K82])/[.W82];0)" office:value-type="percentage" office:value="0">
            <text:p>#NOMBRE?</text:p>
          </table:table-cell>
          <table:table-cell table:style-name="ce1115" table:formula="of:=[.T82]*[.V82]" office:value-type="float" office:value="3000">
            <text:p>3,000.00</text:p>
          </table:table-cell>
          <table:table-cell table:style-name="ce1121" table:formula="of:=iferror(([.Y82]-[.L82])/[.Y82];0)" office:value-type="percentage" office:value="0">
            <text:p>#NOMBRE?</text:p>
          </table:table-cell>
          <table:table-cell table:number-columns-repeated="998"/>
        </table:table-row>
        <table:table-row table:style-name="ro21">
          <table:table-cell table:style-name="ce876"/>
          <table:table-cell table:style-name="ce880" table:formula="of:=IF([.C83]=[.C82];[.B82]+1;1)" office:value-type="float" office:value="5">
            <text:p>5</text:p>
          </table:table-cell>
          <table:table-cell table:style-name="ce872" office:value-type="string">
            <text:p>Pucallpa</text:p>
          </table:table-cell>
          <table:table-cell table:style-name="ce879" table:formula="of:=1+[.D82]" office:value-type="float" office:value="76">
            <text:p>76</text:p>
          </table:table-cell>
          <table:table-cell table:style-name="ce880" table:formula="of:=IF([.B84]=1;[.B83];[.E84])" office:value-type="float" office:value="9">
            <text:p>9</text:p>
          </table:table-cell>
          <table:table-cell table:style-name="ce892" office:value-type="string">
            <text:p>Media</text:p>
          </table:table-cell>
          <table:table-cell table:style-name="ce900" office:value-type="string">
            <text:p>Piña</text:p>
          </table:table-cell>
          <table:table-cell table:style-name="ce919" office:value-type="float" office:value="50">
            <text:p>50</text:p>
          </table:table-cell>
          <table:table-cell table:style-name="ce934" office:value-type="string">
            <text:p>Junio - Setiembre</text:p>
          </table:table-cell>
          <table:table-cell table:style-name="ce945" office:value-type="string">
            <text:p>Noviembre - Enero</text:p>
          </table:table-cell>
          <table:table-cell table:style-name="ce961" office:value-type="float" office:value="16000">
            <text:p>16,000</text:p>
          </table:table-cell>
          <table:table-cell table:style-name="ce978"/>
          <table:table-cell table:style-name="ce959" office:value-type="float" office:value="3750">
            <text:p>3,750</text:p>
          </table:table-cell>
          <table:table-cell table:style-name="ce978"/>
          <table:table-cell table:style-name="ce1004" office:value-type="string">
            <text:p>Jabas</text:p>
          </table:table-cell>
          <table:table-cell table:style-name="ce1020" office:value-type="float" office:value="8">
            <text:p>8.00</text:p>
          </table:table-cell>
          <table:table-cell table:style-name="ce1020" office:value-type="float" office:value="9">
            <text:p>9.00</text:p>
          </table:table-cell>
          <table:table-cell table:style-name="ce1051" office:value-type="float" office:value="7">
            <text:p>7.00</text:p>
          </table:table-cell>
          <table:table-cell table:style-name="ce1020" office:value-type="string">
            <text:p>Todo el año</text:p>
          </table:table-cell>
          <table:table-cell table:style-name="ce1075" office:value-type="float" office:value="8">
            <text:p>8.00</text:p>
          </table:table-cell>
          <table:table-cell table:style-name="ce1094" office:value-type="string">
            <text:p>Todo el año</text:p>
          </table:table-cell>
          <table:table-cell table:style-name="ce1111" table:formula="of:=SUM([.M83:.N83])/2" office:value-type="float" office:value="1875">
            <text:p>1875.00</text:p>
          </table:table-cell>
          <table:table-cell table:style-name="ce1115" table:formula="of:=[.R83]*[.V83]" office:value-type="float" office:value="13125">
            <text:p>13,125.00</text:p>
          </table:table-cell>
          <table:table-cell table:style-name="ce1118" table:formula="of:=iferror(([.W83]-[.K83])/[.W83];0)" office:value-type="percentage" office:value="0">
            <text:p>#NOMBRE?</text:p>
          </table:table-cell>
          <table:table-cell table:style-name="ce1115" table:formula="of:=[.T83]*[.V83]" office:value-type="float" office:value="15000">
            <text:p>15,000.00</text:p>
          </table:table-cell>
          <table:table-cell table:style-name="ce1121" table:formula="of:=iferror(([.Y83]-[.L83])/[.Y83];0)" office:value-type="percentage" office:value="0">
            <text:p>#NOMBRE?</text:p>
          </table:table-cell>
          <table:table-cell table:number-columns-repeated="998"/>
        </table:table-row>
        <table:table-row table:style-name="ro21">
          <table:table-cell table:style-name="ce876"/>
          <table:table-cell table:style-name="ce880" table:formula="of:=IF([.C84]=[.C83];[.B83]+1;1)" office:value-type="float" office:value="6">
            <text:p>6</text:p>
          </table:table-cell>
          <table:table-cell table:style-name="ce872" office:value-type="string">
            <text:p>Pucallpa</text:p>
          </table:table-cell>
          <table:table-cell table:style-name="ce879" table:formula="of:=1+[.D83]" office:value-type="float" office:value="77">
            <text:p>77</text:p>
          </table:table-cell>
          <table:table-cell table:style-name="ce880" table:formula="of:=IF([.B85]=1;[.B84];[.E85])" office:value-type="float" office:value="9">
            <text:p>9</text:p>
          </table:table-cell>
          <table:table-cell table:style-name="ce892" office:value-type="string">
            <text:p>Media</text:p>
          </table:table-cell>
          <table:table-cell table:style-name="ce900" office:value-type="string">
            <text:p>Maíz en Restinja</text:p>
          </table:table-cell>
          <table:table-cell table:style-name="ce919" office:value-type="float" office:value="300">
            <text:p>300</text:p>
          </table:table-cell>
          <table:table-cell table:style-name="ce934" office:value-type="string">
            <text:p>Abril - Junio</text:p>
          </table:table-cell>
          <table:table-cell table:style-name="ce945" office:value-type="string">
            <text:p>Agosto - Setiembre</text:p>
          </table:table-cell>
          <table:table-cell table:style-name="ce961" office:value-type="float" office:value="2500">
            <text:p>2,500</text:p>
          </table:table-cell>
          <table:table-cell table:style-name="ce978"/>
          <table:table-cell table:style-name="ce959" office:value-type="float" office:value="4000">
            <text:p>4,000</text:p>
          </table:table-cell>
          <table:table-cell table:style-name="ce978"/>
          <table:table-cell table:style-name="ce1004" office:value-type="string">
            <text:p>kg</text:p>
          </table:table-cell>
          <table:table-cell table:style-name="ce1025" office:value-type="float" office:value="0.8">
            <text:p>0.8</text:p>
          </table:table-cell>
          <table:table-cell table:style-name="ce1020" office:value-type="float" office:value="1">
            <text:p>1.00</text:p>
          </table:table-cell>
          <table:table-cell table:style-name="ce1051" office:value-type="float" office:value="0.8">
            <text:p>0.80</text:p>
          </table:table-cell>
          <table:table-cell table:style-name="ce1020" office:value-type="string">
            <text:p>Todo el año</text:p>
          </table:table-cell>
          <table:table-cell table:style-name="ce1075" office:value-type="float" office:value="0.9">
            <text:p>0.90</text:p>
          </table:table-cell>
          <table:table-cell table:style-name="ce1094" office:value-type="string">
            <text:p>Todo el año</text:p>
          </table:table-cell>
          <table:table-cell table:style-name="ce1111" table:formula="of:=SUM([.M84:.N84])/2" office:value-type="float" office:value="2000">
            <text:p>2000.00</text:p>
          </table:table-cell>
          <table:table-cell table:style-name="ce1115" table:formula="of:=[.R84]*[.V84]" office:value-type="float" office:value="1600">
            <text:p>1,600.00</text:p>
          </table:table-cell>
          <table:table-cell table:style-name="ce1118" table:formula="of:=iferror(([.W84]-[.K84])/[.W84];0)" office:value-type="percentage" office:value="0">
            <text:p>#NOMBRE?</text:p>
          </table:table-cell>
          <table:table-cell table:style-name="ce1115" table:formula="of:=[.T84]*[.V84]" office:value-type="float" office:value="1800">
            <text:p>1,800.00</text:p>
          </table:table-cell>
          <table:table-cell table:style-name="ce1121" table:formula="of:=iferror(([.Y84]-[.L84])/[.Y84];0)" office:value-type="percentage" office:value="0">
            <text:p>#NOMBRE?</text:p>
          </table:table-cell>
          <table:table-cell table:number-columns-repeated="998"/>
        </table:table-row>
        <table:table-row table:style-name="ro21">
          <table:table-cell table:style-name="ce876"/>
          <table:table-cell table:style-name="ce880" table:formula="of:=IF([.C85]=[.C84];[.B84]+1;1)" office:value-type="float" office:value="7">
            <text:p>7</text:p>
          </table:table-cell>
          <table:table-cell table:style-name="ce872" office:value-type="string">
            <text:p>Pucallpa</text:p>
          </table:table-cell>
          <table:table-cell table:style-name="ce879" table:formula="of:=1+[.D84]" office:value-type="float" office:value="78">
            <text:p>78</text:p>
          </table:table-cell>
          <table:table-cell table:style-name="ce880" table:formula="of:=IF([.B86]=1;[.B85];[.E86])" office:value-type="float" office:value="9">
            <text:p>9</text:p>
          </table:table-cell>
          <table:table-cell table:style-name="ce892" office:value-type="string">
            <text:p>Media</text:p>
          </table:table-cell>
          <table:table-cell table:style-name="ce900" office:value-type="string">
            <text:p>Maíz en altura</text:p>
          </table:table-cell>
          <table:table-cell table:style-name="ce919" office:value-type="float" office:value="300">
            <text:p>300</text:p>
          </table:table-cell>
          <table:table-cell table:style-name="ce934" office:value-type="string">
            <text:p>Agosto - Setiembre</text:p>
          </table:table-cell>
          <table:table-cell table:style-name="ce945" office:value-type="string">
            <text:p>Enero - Febrero</text:p>
          </table:table-cell>
          <table:table-cell table:style-name="ce961" office:value-type="float" office:value="2800">
            <text:p>2,800</text:p>
          </table:table-cell>
          <table:table-cell table:style-name="ce978"/>
          <table:table-cell table:style-name="ce959" office:value-type="float" office:value="4500">
            <text:p>4,500</text:p>
          </table:table-cell>
          <table:table-cell table:style-name="ce978"/>
          <table:table-cell table:style-name="ce1004" office:value-type="string">
            <text:p>kg</text:p>
          </table:table-cell>
          <table:table-cell table:style-name="ce1025" office:value-type="float" office:value="0.8">
            <text:p>0.8</text:p>
          </table:table-cell>
          <table:table-cell table:style-name="ce1020" office:value-type="float" office:value="1">
            <text:p>1.00</text:p>
          </table:table-cell>
          <table:table-cell table:style-name="ce1051" office:value-type="float" office:value="0.8">
            <text:p>0.80</text:p>
          </table:table-cell>
          <table:table-cell table:style-name="ce1020" office:value-type="string">
            <text:p>Todo el año</text:p>
          </table:table-cell>
          <table:table-cell table:style-name="ce1075" office:value-type="float" office:value="0.9">
            <text:p>0.90</text:p>
          </table:table-cell>
          <table:table-cell table:style-name="ce1094" office:value-type="string">
            <text:p>Todo el año</text:p>
          </table:table-cell>
          <table:table-cell table:style-name="ce1111" table:formula="of:=SUM([.M85:.N85])/2" office:value-type="float" office:value="2250">
            <text:p>2250.00</text:p>
          </table:table-cell>
          <table:table-cell table:style-name="ce1115" table:formula="of:=[.R85]*[.V85]" office:value-type="float" office:value="1800">
            <text:p>1,800.00</text:p>
          </table:table-cell>
          <table:table-cell table:style-name="ce1118" table:formula="of:=iferror(([.W85]-[.K85])/[.W85];0)" office:value-type="percentage" office:value="0">
            <text:p>#NOMBRE?</text:p>
          </table:table-cell>
          <table:table-cell table:style-name="ce1115" table:formula="of:=[.T85]*[.V85]" office:value-type="float" office:value="2025">
            <text:p>2,025.00</text:p>
          </table:table-cell>
          <table:table-cell table:style-name="ce1121" table:formula="of:=iferror(([.Y85]-[.L85])/[.Y85];0)" office:value-type="percentage" office:value="0">
            <text:p>#NOMBRE?</text:p>
          </table:table-cell>
          <table:table-cell table:number-columns-repeated="998"/>
        </table:table-row>
        <table:table-row table:style-name="ro21">
          <table:table-cell table:style-name="ce876"/>
          <table:table-cell table:style-name="ce880" table:formula="of:=IF([.C86]=[.C85];[.B85]+1;1)" office:value-type="float" office:value="8">
            <text:p>8</text:p>
          </table:table-cell>
          <table:table-cell table:style-name="ce872" office:value-type="string">
            <text:p>Pucallpa</text:p>
          </table:table-cell>
          <table:table-cell table:style-name="ce879" table:formula="of:=1+[.D85]" office:value-type="float" office:value="79">
            <text:p>79</text:p>
          </table:table-cell>
          <table:table-cell table:style-name="ce880" table:formula="of:=IF([.B87]=1;[.B86];[.E87])" office:value-type="float" office:value="9">
            <text:p>9</text:p>
          </table:table-cell>
          <table:table-cell table:style-name="ce892" office:value-type="string">
            <text:p>Media</text:p>
          </table:table-cell>
          <table:table-cell table:style-name="ce900" office:value-type="string">
            <text:p>Maíz altura tecnificado</text:p>
          </table:table-cell>
          <table:table-cell table:style-name="ce919" office:value-type="float" office:value="300">
            <text:p>300</text:p>
          </table:table-cell>
          <table:table-cell table:style-name="ce934" office:value-type="string">
            <text:p>Todo el año</text:p>
          </table:table-cell>
          <table:table-cell table:style-name="ce945" office:value-type="string">
            <text:p>Todo el año</text:p>
          </table:table-cell>
          <table:table-cell table:style-name="ce961" office:value-type="float" office:value="3000">
            <text:p>3,000</text:p>
          </table:table-cell>
          <table:table-cell table:style-name="ce978"/>
          <table:table-cell table:style-name="ce959" office:value-type="float" office:value="5000">
            <text:p>5,000</text:p>
          </table:table-cell>
          <table:table-cell table:style-name="ce978"/>
          <table:table-cell table:style-name="ce1004" office:value-type="string">
            <text:p>kg</text:p>
          </table:table-cell>
          <table:table-cell table:style-name="ce1025" office:value-type="float" office:value="0.8">
            <text:p>0.8</text:p>
          </table:table-cell>
          <table:table-cell table:style-name="ce1020" office:value-type="float" office:value="1">
            <text:p>1.00</text:p>
          </table:table-cell>
          <table:table-cell table:style-name="ce1051" office:value-type="float" office:value="0.8">
            <text:p>0.80</text:p>
          </table:table-cell>
          <table:table-cell table:style-name="ce1020" office:value-type="string">
            <text:p>Todo el año</text:p>
          </table:table-cell>
          <table:table-cell table:style-name="ce1075" office:value-type="float" office:value="0.9">
            <text:p>0.90</text:p>
          </table:table-cell>
          <table:table-cell table:style-name="ce1094" office:value-type="string">
            <text:p>Todo el año</text:p>
          </table:table-cell>
          <table:table-cell table:style-name="ce1111" table:formula="of:=SUM([.M86:.N86])/2" office:value-type="float" office:value="2500">
            <text:p>2500.00</text:p>
          </table:table-cell>
          <table:table-cell table:style-name="ce1115" table:formula="of:=[.R86]*[.V86]" office:value-type="float" office:value="2000">
            <text:p>2,000.00</text:p>
          </table:table-cell>
          <table:table-cell table:style-name="ce1118" table:formula="of:=iferror(([.W86]-[.K86])/[.W86];0)" office:value-type="percentage" office:value="0">
            <text:p>#NOMBRE?</text:p>
          </table:table-cell>
          <table:table-cell table:style-name="ce1115" table:formula="of:=[.T86]*[.V86]" office:value-type="float" office:value="2250">
            <text:p>2,250.00</text:p>
          </table:table-cell>
          <table:table-cell table:style-name="ce1121" table:formula="of:=iferror(([.Y86]-[.L86])/[.Y86];0)" office:value-type="percentage" office:value="0">
            <text:p>#NOMBRE?</text:p>
          </table:table-cell>
          <table:table-cell table:number-columns-repeated="998"/>
        </table:table-row>
        <table:table-row table:style-name="ro21">
          <table:table-cell table:style-name="ce876"/>
          <table:table-cell table:style-name="ce880" table:formula="of:=IF([.C87]=[.C86];[.B86]+1;1)" office:value-type="float" office:value="9">
            <text:p>9</text:p>
          </table:table-cell>
          <table:table-cell table:style-name="ce872" office:value-type="string">
            <text:p>Pucallpa</text:p>
          </table:table-cell>
          <table:table-cell table:style-name="ce879" table:formula="of:=1+[.D86]" office:value-type="float" office:value="80">
            <text:p>80</text:p>
          </table:table-cell>
          <table:table-cell table:style-name="ce880" table:formula="of:=IF([.B88]=1;[.B87];[.E88])" office:value-type="float" office:value="9">
            <text:p>9</text:p>
          </table:table-cell>
          <table:table-cell table:style-name="ce893" office:value-type="string">
            <text:p>Baja</text:p>
          </table:table-cell>
          <table:table-cell table:style-name="ce902" office:value-type="string">
            <text:p>Yuca</text:p>
          </table:table-cell>
          <table:table-cell table:style-name="ce920" office:value-type="float" office:value="900">
            <text:p>900</text:p>
          </table:table-cell>
          <table:table-cell table:style-name="ce936" office:value-type="string">
            <text:p>Abril - Mayo /Agosto-Setiembre</text:p>
          </table:table-cell>
          <table:table-cell table:style-name="ce947" office:value-type="string">
            <text:p>Junio-Julio / Noviembre-Diciembre</text:p>
          </table:table-cell>
          <table:table-cell table:style-name="ce962" office:value-type="float" office:value="4000">
            <text:p>4,000</text:p>
          </table:table-cell>
          <table:table-cell table:style-name="ce976"/>
          <table:table-cell table:style-name="ce962" office:value-type="float" office:value="80">
            <text:p>80</text:p>
          </table:table-cell>
          <table:table-cell table:style-name="ce976"/>
          <table:table-cell table:style-name="ce924" office:value-type="string">
            <text:p>sacos</text:p>
          </table:table-cell>
          <table:table-cell table:style-name="ce1021" office:value-type="float" office:value="65">
            <text:p>65.00</text:p>
          </table:table-cell>
          <table:table-cell table:style-name="ce1021" office:value-type="float" office:value="70">
            <text:p>70.00</text:p>
          </table:table-cell>
          <table:table-cell table:style-name="ce1052" office:value-type="float" office:value="60">
            <text:p>60.00</text:p>
          </table:table-cell>
          <table:table-cell table:style-name="ce1021" office:value-type="string">
            <text:p>Jun-Dic</text:p>
          </table:table-cell>
          <table:table-cell table:style-name="ce1076" office:value-type="float" office:value="65">
            <text:p>65.00</text:p>
          </table:table-cell>
          <table:table-cell table:style-name="ce1099" office:value-type="string">
            <text:p>Ene-May</text:p>
          </table:table-cell>
          <table:table-cell table:style-name="ce1111" table:formula="of:=SUM([.M87:.N87])/2" office:value-type="float" office:value="40">
            <text:p>40.00</text:p>
          </table:table-cell>
          <table:table-cell table:style-name="ce1115" table:formula="of:=[.R87]*[.V87]" office:value-type="float" office:value="2400">
            <text:p>2,400.00</text:p>
          </table:table-cell>
          <table:table-cell table:style-name="ce1118" table:formula="of:=iferror(([.W87]-[.K87])/[.W87];0)" office:value-type="percentage" office:value="0">
            <text:p>#NOMBRE?</text:p>
          </table:table-cell>
          <table:table-cell table:style-name="ce1115" table:formula="of:=[.T87]*[.V87]" office:value-type="float" office:value="2600">
            <text:p>2,600.00</text:p>
          </table:table-cell>
          <table:table-cell table:style-name="ce1121" table:formula="of:=iferror(([.Y87]-[.L87])/[.Y87];0)" office:value-type="percentage" office:value="0">
            <text:p>#NOMBRE?</text:p>
          </table:table-cell>
          <table:table-cell table:number-columns-repeated="998"/>
        </table:table-row>
        <table:table-row table:style-name="ro21">
          <table:table-cell table:style-name="ce876"/>
          <table:table-cell table:style-name="ce880" table:formula="of:=IF([.C88]=[.C87];[.B87]+1;1)" office:value-type="float" office:value="1">
            <text:p>1</text:p>
          </table:table-cell>
          <table:table-cell table:style-name="ce883" office:value-type="string">
            <text:p>Tarapoto</text:p>
          </table:table-cell>
          <table:table-cell table:style-name="ce879" table:formula="of:=1+[.D87]" office:value-type="float" office:value="81">
            <text:p>81</text:p>
          </table:table-cell>
          <table:table-cell table:style-name="ce880" table:formula="of:=IF([.B89]=1;[.B88];[.E89])" office:value-type="float" office:value="4">
            <text:p>4</text:p>
          </table:table-cell>
          <table:table-cell table:style-name="ce895" office:value-type="string">
            <text:p>Alta</text:p>
          </table:table-cell>
          <table:table-cell table:style-name="ce905" office:value-type="string">
            <text:p>Arroz</text:p>
          </table:table-cell>
          <table:table-cell table:style-name="ce914" office:value-type="float" office:value="600">
            <text:p>600</text:p>
          </table:table-cell>
          <table:table-cell table:style-name="ce940" office:value-type="string">
            <text:p>Junio - Agosto</text:p>
          </table:table-cell>
          <table:table-cell table:style-name="ce950" office:value-type="string">
            <text:p>Enero - Marzo</text:p>
          </table:table-cell>
          <table:table-cell table:style-name="ce963" office:value-type="float" office:value="3500">
            <text:p>3,500</text:p>
          </table:table-cell>
          <table:table-cell table:style-name="ce977"/>
          <table:table-cell table:style-name="ce963" office:value-type="float" office:value="7500">
            <text:p>7,500</text:p>
          </table:table-cell>
          <table:table-cell table:style-name="ce977"/>
          <table:table-cell table:style-name="ce923" office:value-type="string">
            <text:p>kg</text:p>
          </table:table-cell>
          <table:table-cell table:style-name="ce1023" office:value-type="float" office:value="0.88">
            <text:p>0.88</text:p>
          </table:table-cell>
          <table:table-cell table:style-name="ce1023" office:value-type="float" office:value="0">
            <text:p>0.00</text:p>
          </table:table-cell>
          <table:table-cell table:style-name="ce1055" office:value-type="float" office:value="0.9">
            <text:p>0.90</text:p>
          </table:table-cell>
          <table:table-cell table:style-name="ce1023" office:value-type="string">
            <text:p>Ene - Abr</text:p>
          </table:table-cell>
          <table:table-cell table:style-name="ce1079" office:value-type="float" office:value="0.95">
            <text:p>0.95</text:p>
          </table:table-cell>
          <table:table-cell table:style-name="ce1103" office:value-type="string">
            <text:p>Abr-Dic</text:p>
          </table:table-cell>
          <table:table-cell table:style-name="ce1111" table:formula="of:=SUM([.M88:.N88])/2" office:value-type="float" office:value="3750">
            <text:p>3750.00</text:p>
          </table:table-cell>
          <table:table-cell table:style-name="ce1115" table:formula="of:=[.R88]*[.V88]" office:value-type="float" office:value="3375">
            <text:p>3,375.00</text:p>
          </table:table-cell>
          <table:table-cell table:style-name="ce1118" table:formula="of:=iferror(([.W88]-[.K88])/[.W88];0)" office:value-type="percentage" office:value="0">
            <text:p>#NOMBRE?</text:p>
          </table:table-cell>
          <table:table-cell table:style-name="ce1115" table:formula="of:=[.T88]*[.V88]" office:value-type="float" office:value="3562.5">
            <text:p>3,562.50</text:p>
          </table:table-cell>
          <table:table-cell table:style-name="ce1121" table:formula="of:=iferror(([.Y88]-[.L88])/[.Y88];0)" office:value-type="percentage" office:value="0">
            <text:p>#NOMBRE?</text:p>
          </table:table-cell>
          <table:table-cell table:number-columns-repeated="998"/>
        </table:table-row>
        <table:table-row table:style-name="ro21">
          <table:table-cell table:style-name="ce876"/>
          <table:table-cell table:style-name="ce880" table:formula="of:=IF([.C89]=[.C88];[.B88]+1;1)" office:value-type="float" office:value="2">
            <text:p>2</text:p>
          </table:table-cell>
          <table:table-cell table:style-name="ce883" office:value-type="string">
            <text:p>Tarapoto</text:p>
          </table:table-cell>
          <table:table-cell table:style-name="ce879" table:formula="of:=1+[.D88]" office:value-type="float" office:value="82">
            <text:p>82</text:p>
          </table:table-cell>
          <table:table-cell table:style-name="ce880" table:formula="of:=IF([.B90]=1;[.B89];[.E90])" office:value-type="float" office:value="4">
            <text:p>4</text:p>
          </table:table-cell>
          <table:table-cell table:style-name="ce896" office:value-type="string">
            <text:p>Alta</text:p>
          </table:table-cell>
          <table:table-cell table:style-name="ce906" office:value-type="string">
            <text:p>Cacao</text:p>
          </table:table-cell>
          <table:table-cell table:style-name="ce916" office:value-type="float" office:value="700">
            <text:p>700</text:p>
          </table:table-cell>
          <table:table-cell table:style-name="ce941" office:value-type="string">
            <text:p>Todo el año</text:p>
          </table:table-cell>
          <table:table-cell table:style-name="ce951" office:value-type="string">
            <text:p>Marzo-Junio/Alta;Agosto-Oct./Baja</text:p>
          </table:table-cell>
          <table:table-cell table:style-name="ce959" office:value-type="float" office:value="4050">
            <text:p>4,050</text:p>
          </table:table-cell>
          <table:table-cell table:style-name="ce973"/>
          <table:table-cell table:style-name="ce959" office:value-type="float" office:value="900">
            <text:p>900</text:p>
          </table:table-cell>
          <table:table-cell table:style-name="ce973"/>
          <table:table-cell table:style-name="ce1000" office:value-type="string">
            <text:p>kg</text:p>
          </table:table-cell>
          <table:table-cell table:style-name="ce1022" office:value-type="float" office:value="5.8">
            <text:p>5.8</text:p>
          </table:table-cell>
          <table:table-cell table:style-name="ce1016" office:value-type="float" office:value="6.4">
            <text:p>6.40</text:p>
          </table:table-cell>
          <table:table-cell table:style-name="ce1047" office:value-type="float" office:value="5.5">
            <text:p>5.50</text:p>
          </table:table-cell>
          <table:table-cell table:style-name="ce1016" office:value-type="string">
            <text:p>Marz.-Jul.</text:p>
          </table:table-cell>
          <table:table-cell table:style-name="ce1070" office:value-type="float" office:value="5">
            <text:p>5.00</text:p>
          </table:table-cell>
          <table:table-cell table:style-name="ce1096" office:value-type="string">
            <text:p>Ago.-Oct.</text:p>
          </table:table-cell>
          <table:table-cell table:style-name="ce1111" table:formula="of:=SUM([.M89:.N89])/2" office:value-type="float" office:value="450">
            <text:p>450.00</text:p>
          </table:table-cell>
          <table:table-cell table:style-name="ce1115" table:formula="of:=[.R89]*[.V89]" office:value-type="float" office:value="2475">
            <text:p>2,475.00</text:p>
          </table:table-cell>
          <table:table-cell table:style-name="ce1118" table:formula="of:=iferror(([.W89]-[.K89])/[.W89];0)" office:value-type="percentage" office:value="0">
            <text:p>#NOMBRE?</text:p>
          </table:table-cell>
          <table:table-cell table:style-name="ce1115" table:formula="of:=[.T89]*[.V89]" office:value-type="float" office:value="2250">
            <text:p>2,250.00</text:p>
          </table:table-cell>
          <table:table-cell table:style-name="ce1121" table:formula="of:=iferror(([.Y89]-[.L89])/[.Y89];0)" office:value-type="percentage" office:value="0">
            <text:p>#NOMBRE?</text:p>
          </table:table-cell>
          <table:table-cell table:number-columns-repeated="998"/>
        </table:table-row>
        <table:table-row table:style-name="ro21">
          <table:table-cell table:style-name="ce876"/>
          <table:table-cell table:style-name="ce880" table:formula="of:=IF([.C90]=[.C89];[.B89]+1;1)" office:value-type="float" office:value="3">
            <text:p>3</text:p>
          </table:table-cell>
          <table:table-cell table:style-name="ce883" office:value-type="string">
            <text:p>Tarapoto</text:p>
          </table:table-cell>
          <table:table-cell table:style-name="ce879" table:formula="of:=1+[.D89]" office:value-type="float" office:value="83">
            <text:p>83</text:p>
          </table:table-cell>
          <table:table-cell table:style-name="ce880" table:formula="of:=IF([.B91]=1;[.B90];[.E91])" office:value-type="float" office:value="4">
            <text:p>4</text:p>
          </table:table-cell>
          <table:table-cell table:style-name="ce896" office:value-type="string">
            <text:p>Alta</text:p>
          </table:table-cell>
          <table:table-cell table:style-name="ce906" office:value-type="string">
            <text:p>palma Aceitera</text:p>
          </table:table-cell>
          <table:table-cell table:style-name="ce916" office:value-type="float" office:value="700">
            <text:p>700</text:p>
          </table:table-cell>
          <table:table-cell table:style-name="ce941" office:value-type="string">
            <text:p>Todo el año</text:p>
          </table:table-cell>
          <table:table-cell table:style-name="ce951" office:value-type="string">
            <text:p>Todo el año</text:p>
          </table:table-cell>
          <table:table-cell table:style-name="ce959" office:value-type="float" office:value="5800">
            <text:p>5,800</text:p>
          </table:table-cell>
          <table:table-cell table:style-name="ce973"/>
          <table:table-cell table:style-name="ce959" office:value-type="float" office:value="20">
            <text:p>20</text:p>
          </table:table-cell>
          <table:table-cell table:style-name="ce973"/>
          <table:table-cell table:style-name="ce1000" office:value-type="string">
            <text:p>Tn</text:p>
          </table:table-cell>
          <table:table-cell table:style-name="ce1016" office:value-type="float" office:value="400">
            <text:p>400.00</text:p>
          </table:table-cell>
          <table:table-cell table:style-name="ce1016" office:value-type="float" office:value="0">
            <text:p>0.00</text:p>
          </table:table-cell>
          <table:table-cell table:style-name="ce1047" office:value-type="float" office:value="400">
            <text:p>400.00</text:p>
          </table:table-cell>
          <table:table-cell table:style-name="ce1016" office:value-type="string">
            <text:p>Todo el año</text:p>
          </table:table-cell>
          <table:table-cell table:style-name="ce1070" office:value-type="float" office:value="400">
            <text:p>400.00</text:p>
          </table:table-cell>
          <table:table-cell table:style-name="ce1096" office:value-type="string">
            <text:p>Todo el año</text:p>
          </table:table-cell>
          <table:table-cell table:style-name="ce1111" table:formula="of:=SUM([.M90:.N90])/2" office:value-type="float" office:value="10">
            <text:p>10.00</text:p>
          </table:table-cell>
          <table:table-cell table:style-name="ce1115" table:formula="of:=[.R90]*[.V90]" office:value-type="float" office:value="4000">
            <text:p>4,000.00</text:p>
          </table:table-cell>
          <table:table-cell table:style-name="ce1118" table:formula="of:=iferror(([.W90]-[.K90])/[.W90];0)" office:value-type="percentage" office:value="0">
            <text:p>#NOMBRE?</text:p>
          </table:table-cell>
          <table:table-cell table:style-name="ce1115" table:formula="of:=[.T90]*[.V90]" office:value-type="float" office:value="4000">
            <text:p>4,000.00</text:p>
          </table:table-cell>
          <table:table-cell table:style-name="ce1121" table:formula="of:=iferror(([.Y90]-[.L90])/[.Y90];0)" office:value-type="percentage" office:value="0">
            <text:p>#NOMBRE?</text:p>
          </table:table-cell>
          <table:table-cell table:number-columns-repeated="998"/>
        </table:table-row>
        <table:table-row table:style-name="ro21">
          <table:table-cell table:style-name="ce876"/>
          <table:table-cell table:style-name="ce880" table:formula="of:=IF([.C91]=[.C90];[.B90]+1;1)" office:value-type="float" office:value="4">
            <text:p>4</text:p>
          </table:table-cell>
          <table:table-cell table:style-name="ce883" office:value-type="string">
            <text:p>Tarapoto</text:p>
          </table:table-cell>
          <table:table-cell table:style-name="ce879" table:formula="of:=1+[.D90]" office:value-type="float" office:value="84">
            <text:p>84</text:p>
          </table:table-cell>
          <table:table-cell table:style-name="ce880" table:formula="of:=IF([.B92]=1;[.B91];[.E92])" office:value-type="float" office:value="4">
            <text:p>4</text:p>
          </table:table-cell>
          <table:table-cell table:style-name="ce897" office:value-type="string">
            <text:p>Baja</text:p>
          </table:table-cell>
          <table:table-cell table:style-name="ce907" office:value-type="string">
            <text:p>Piña</text:p>
          </table:table-cell>
          <table:table-cell table:style-name="ce917" office:value-type="float" office:value="150">
            <text:p>150</text:p>
          </table:table-cell>
          <table:table-cell table:style-name="ce942" office:value-type="string">
            <text:p>Todo el año</text:p>
          </table:table-cell>
          <table:table-cell table:style-name="ce952" office:value-type="string">
            <text:p>Junio – Noviembre</text:p>
          </table:table-cell>
          <table:table-cell table:style-name="ce960" office:value-type="float" office:value="15000">
            <text:p>15,000</text:p>
          </table:table-cell>
          <table:table-cell table:style-name="ce974"/>
          <table:table-cell table:style-name="ce960" office:value-type="float" office:value="30000">
            <text:p>30,000</text:p>
          </table:table-cell>
          <table:table-cell table:style-name="ce974"/>
          <table:table-cell table:style-name="ce1002" office:value-type="string">
            <text:p>Unidad</text:p>
          </table:table-cell>
          <table:table-cell table:style-name="ce1018" office:value-type="float" office:value="1">
            <text:p>1.00</text:p>
          </table:table-cell>
          <table:table-cell table:style-name="ce1018" office:value-type="float" office:value="1.2">
            <text:p>1.20</text:p>
          </table:table-cell>
          <table:table-cell table:style-name="ce1054" office:value-type="float" office:value="0.95">
            <text:p>0.95</text:p>
          </table:table-cell>
          <table:table-cell table:style-name="ce1065" office:value-type="string">
            <text:p>Todo el año</text:p>
          </table:table-cell>
          <table:table-cell table:style-name="ce1078" office:value-type="float" office:value="0.95">
            <text:p>0.95</text:p>
          </table:table-cell>
          <table:table-cell table:style-name="ce1097" office:value-type="string">
            <text:p>Todo el año</text:p>
          </table:table-cell>
          <table:table-cell table:style-name="ce1111" table:formula="of:=SUM([.M91:.N91])/2" office:value-type="float" office:value="15000">
            <text:p>15000.00</text:p>
          </table:table-cell>
          <table:table-cell table:style-name="ce1115" table:formula="of:=[.R91]*[.V91]" office:value-type="float" office:value="14250">
            <text:p>14,250.00</text:p>
          </table:table-cell>
          <table:table-cell table:style-name="ce1118" table:formula="of:=iferror(([.W91]-[.K91])/[.W91];0)" office:value-type="percentage" office:value="0">
            <text:p>#NOMBRE?</text:p>
          </table:table-cell>
          <table:table-cell table:style-name="ce1115" table:formula="of:=[.T91]*[.V91]" office:value-type="float" office:value="14250">
            <text:p>14,250.00</text:p>
          </table:table-cell>
          <table:table-cell table:style-name="ce1121" table:formula="of:=iferror(([.Y91]-[.L91])/[.Y91];0)" office:value-type="percentage" office:value="0">
            <text:p>#NOMBRE?</text:p>
          </table:table-cell>
          <table:table-cell table:number-columns-repeated="998"/>
        </table:table-row>
        <table:table-row table:style-name="ro21">
          <table:table-cell table:style-name="ce876"/>
          <table:table-cell table:style-name="ce880" table:formula="of:=IF([.C92]=[.C91];[.B91]+1;1)" office:value-type="float" office:value="1">
            <text:p>1</text:p>
          </table:table-cell>
          <table:table-cell table:style-name="ce883" office:value-type="string">
            <text:p>Tocache</text:p>
          </table:table-cell>
          <table:table-cell table:style-name="ce879" table:formula="of:=1+[.D91]" office:value-type="float" office:value="85">
            <text:p>85</text:p>
          </table:table-cell>
          <table:table-cell table:style-name="ce880" table:formula="of:=IF([.B93]=1;[.B92];[.E93])" office:value-type="float" office:value="4">
            <text:p>4</text:p>
          </table:table-cell>
          <table:table-cell table:style-name="ce895" office:value-type="string">
            <text:p>Alta</text:p>
          </table:table-cell>
          <table:table-cell table:style-name="ce905" office:value-type="string">
            <text:p>Arroz</text:p>
          </table:table-cell>
          <table:table-cell table:style-name="ce914" office:value-type="float" office:value="600">
            <text:p>600</text:p>
          </table:table-cell>
          <table:table-cell table:style-name="ce940" office:value-type="string">
            <text:p>Junio - Agosto</text:p>
          </table:table-cell>
          <table:table-cell table:style-name="ce950" office:value-type="string">
            <text:p>Enero - Marzo</text:p>
          </table:table-cell>
          <table:table-cell table:style-name="ce957" office:value-type="float" office:value="3500">
            <text:p>3,500</text:p>
          </table:table-cell>
          <table:table-cell table:style-name="ce971"/>
          <table:table-cell table:style-name="ce957" office:value-type="float" office:value="7500">
            <text:p>7,500</text:p>
          </table:table-cell>
          <table:table-cell table:style-name="ce971"/>
          <table:table-cell table:style-name="ce1009" office:value-type="string">
            <text:p>kg</text:p>
          </table:table-cell>
          <table:table-cell table:style-name="ce1032" office:value-type="float" office:value="0.88">
            <text:p>0.88</text:p>
          </table:table-cell>
          <table:table-cell table:style-name="ce1041" office:value-type="float" office:value="0">
            <text:p>0.00</text:p>
          </table:table-cell>
          <table:table-cell table:style-name="ce1062" office:value-type="float" office:value="0.9">
            <text:p>0.9</text:p>
          </table:table-cell>
          <table:table-cell table:style-name="ce1032" office:value-type="string">
            <text:p>Ene - Abr</text:p>
          </table:table-cell>
          <table:table-cell table:style-name="ce1085" office:value-type="float" office:value="0.95">
            <text:p>0.95</text:p>
          </table:table-cell>
          <table:table-cell table:style-name="ce1103" office:value-type="string">
            <text:p>Abr-Dic</text:p>
          </table:table-cell>
          <table:table-cell table:style-name="ce1111" table:formula="of:=SUM([.M92:.N92])/2" office:value-type="float" office:value="3750">
            <text:p>3750.00</text:p>
          </table:table-cell>
          <table:table-cell table:style-name="ce1115" table:formula="of:=[.R92]*[.V92]" office:value-type="float" office:value="3375">
            <text:p>3,375.00</text:p>
          </table:table-cell>
          <table:table-cell table:style-name="ce1118" table:formula="of:=iferror(([.W92]-[.K92])/[.W92];0)" office:value-type="percentage" office:value="0">
            <text:p>#NOMBRE?</text:p>
          </table:table-cell>
          <table:table-cell table:style-name="ce1115" table:formula="of:=[.T92]*[.V92]" office:value-type="float" office:value="3562.5">
            <text:p>3,562.50</text:p>
          </table:table-cell>
          <table:table-cell table:style-name="ce1121" table:formula="of:=iferror(([.Y92]-[.L92])/[.Y92];0)" office:value-type="percentage" office:value="0">
            <text:p>#NOMBRE?</text:p>
          </table:table-cell>
          <table:table-cell table:number-columns-repeated="998"/>
        </table:table-row>
        <table:table-row table:style-name="ro21">
          <table:table-cell table:style-name="ce876"/>
          <table:table-cell table:style-name="ce880" table:formula="of:=IF([.C93]=[.C92];[.B92]+1;1)" office:value-type="float" office:value="2">
            <text:p>2</text:p>
          </table:table-cell>
          <table:table-cell table:style-name="ce883" office:value-type="string">
            <text:p>Tocache</text:p>
          </table:table-cell>
          <table:table-cell table:style-name="ce879" table:formula="of:=1+[.D92]" office:value-type="float" office:value="86">
            <text:p>86</text:p>
          </table:table-cell>
          <table:table-cell table:style-name="ce880" table:formula="of:=IF([.B94]=1;[.B93];[.E94])" office:value-type="float" office:value="4">
            <text:p>4</text:p>
          </table:table-cell>
          <table:table-cell table:style-name="ce896" office:value-type="string">
            <text:p>Alta</text:p>
          </table:table-cell>
          <table:table-cell table:style-name="ce906" office:value-type="string">
            <text:p>Cacao</text:p>
          </table:table-cell>
          <table:table-cell table:style-name="ce916" office:value-type="float" office:value="700">
            <text:p>700</text:p>
          </table:table-cell>
          <table:table-cell table:style-name="ce941" office:value-type="string">
            <text:p>Todo el año</text:p>
          </table:table-cell>
          <table:table-cell table:style-name="ce951" office:value-type="string">
            <text:p>Marzo-Junio/Alta;Agosto-Oct./Baja</text:p>
          </table:table-cell>
          <table:table-cell table:style-name="ce959" office:value-type="float" office:value="4050">
            <text:p>4,050</text:p>
          </table:table-cell>
          <table:table-cell table:style-name="ce973"/>
          <table:table-cell table:style-name="ce959" office:value-type="float" office:value="900">
            <text:p>900</text:p>
          </table:table-cell>
          <table:table-cell table:style-name="ce973"/>
          <table:table-cell table:style-name="ce1000" office:value-type="string">
            <text:p>kg</text:p>
          </table:table-cell>
          <table:table-cell table:style-name="ce1022" office:value-type="float" office:value="5.8">
            <text:p>5.8</text:p>
          </table:table-cell>
          <table:table-cell table:style-name="ce1016" office:value-type="float" office:value="6.4">
            <text:p>6.40</text:p>
          </table:table-cell>
          <table:table-cell table:style-name="ce1047" office:value-type="float" office:value="5.5">
            <text:p>5.50</text:p>
          </table:table-cell>
          <table:table-cell table:style-name="ce1016" office:value-type="string">
            <text:p>Marz.-Jul.</text:p>
          </table:table-cell>
          <table:table-cell table:style-name="ce1070" office:value-type="float" office:value="5">
            <text:p>5.00</text:p>
          </table:table-cell>
          <table:table-cell table:style-name="ce1096" office:value-type="string">
            <text:p>Ago.-Oct.</text:p>
          </table:table-cell>
          <table:table-cell table:style-name="ce1111" table:formula="of:=SUM([.M93:.N93])/2" office:value-type="float" office:value="450">
            <text:p>450.00</text:p>
          </table:table-cell>
          <table:table-cell table:style-name="ce1115" table:formula="of:=[.R93]*[.V93]" office:value-type="float" office:value="2475">
            <text:p>2,475.00</text:p>
          </table:table-cell>
          <table:table-cell table:style-name="ce1118" table:formula="of:=iferror(([.W93]-[.K93])/[.W93];0)" office:value-type="percentage" office:value="0">
            <text:p>#NOMBRE?</text:p>
          </table:table-cell>
          <table:table-cell table:style-name="ce1115" table:formula="of:=[.T93]*[.V93]" office:value-type="float" office:value="2250">
            <text:p>2,250.00</text:p>
          </table:table-cell>
          <table:table-cell table:style-name="ce1121" table:formula="of:=iferror(([.Y93]-[.L93])/[.Y93];0)" office:value-type="percentage" office:value="0">
            <text:p>#NOMBRE?</text:p>
          </table:table-cell>
          <table:table-cell table:number-columns-repeated="998"/>
        </table:table-row>
        <table:table-row table:style-name="ro21">
          <table:table-cell table:style-name="ce876"/>
          <table:table-cell table:style-name="ce880" table:formula="of:=IF([.C94]=[.C93];[.B93]+1;1)" office:value-type="float" office:value="3">
            <text:p>3</text:p>
          </table:table-cell>
          <table:table-cell table:style-name="ce883" office:value-type="string">
            <text:p>Tocache</text:p>
          </table:table-cell>
          <table:table-cell table:style-name="ce879" table:formula="of:=1+[.D93]" office:value-type="float" office:value="87">
            <text:p>87</text:p>
          </table:table-cell>
          <table:table-cell table:style-name="ce880" table:formula="of:=IF([.B95]=1;[.B94];[.E95])" office:value-type="float" office:value="4">
            <text:p>4</text:p>
          </table:table-cell>
          <table:table-cell table:style-name="ce896" office:value-type="string">
            <text:p>Alta</text:p>
          </table:table-cell>
          <table:table-cell table:style-name="ce906" office:value-type="string">
            <text:p>palma Aceitera</text:p>
          </table:table-cell>
          <table:table-cell table:style-name="ce916" office:value-type="float" office:value="700">
            <text:p>700</text:p>
          </table:table-cell>
          <table:table-cell table:style-name="ce941" office:value-type="string">
            <text:p>Todo el año</text:p>
          </table:table-cell>
          <table:table-cell table:style-name="ce951" office:value-type="string">
            <text:p>Todo el año</text:p>
          </table:table-cell>
          <table:table-cell table:style-name="ce959" office:value-type="float" office:value="5800">
            <text:p>5,800</text:p>
          </table:table-cell>
          <table:table-cell table:style-name="ce973"/>
          <table:table-cell table:style-name="ce959" office:value-type="float" office:value="20">
            <text:p>20</text:p>
          </table:table-cell>
          <table:table-cell table:style-name="ce973"/>
          <table:table-cell table:style-name="ce1000" office:value-type="string">
            <text:p>Tn</text:p>
          </table:table-cell>
          <table:table-cell table:style-name="ce1016" office:value-type="float" office:value="400">
            <text:p>400.00</text:p>
          </table:table-cell>
          <table:table-cell table:style-name="ce1016" office:value-type="float" office:value="0">
            <text:p>0.00</text:p>
          </table:table-cell>
          <table:table-cell table:style-name="ce1047" office:value-type="float" office:value="400">
            <text:p>400.00</text:p>
          </table:table-cell>
          <table:table-cell table:style-name="ce1016" office:value-type="string">
            <text:p>Todo el año</text:p>
          </table:table-cell>
          <table:table-cell table:style-name="ce1070" office:value-type="float" office:value="400">
            <text:p>400.00</text:p>
          </table:table-cell>
          <table:table-cell table:style-name="ce1096" office:value-type="string">
            <text:p>Todo el año</text:p>
          </table:table-cell>
          <table:table-cell table:style-name="ce1111" table:formula="of:=SUM([.M94:.N94])/2" office:value-type="float" office:value="10">
            <text:p>10.00</text:p>
          </table:table-cell>
          <table:table-cell table:style-name="ce1115" table:formula="of:=[.R94]*[.V94]" office:value-type="float" office:value="4000">
            <text:p>4,000.00</text:p>
          </table:table-cell>
          <table:table-cell table:style-name="ce1118" table:formula="of:=iferror(([.W94]-[.K94])/[.W94];0)" office:value-type="percentage" office:value="0">
            <text:p>#NOMBRE?</text:p>
          </table:table-cell>
          <table:table-cell table:style-name="ce1115" table:formula="of:=[.T94]*[.V94]" office:value-type="float" office:value="4000">
            <text:p>4,000.00</text:p>
          </table:table-cell>
          <table:table-cell table:style-name="ce1121" table:formula="of:=iferror(([.Y94]-[.L94])/[.Y94];0)" office:value-type="percentage" office:value="0">
            <text:p>#NOMBRE?</text:p>
          </table:table-cell>
          <table:table-cell table:number-columns-repeated="998"/>
        </table:table-row>
        <table:table-row table:style-name="ro21">
          <table:table-cell table:style-name="ce876"/>
          <table:table-cell table:style-name="ce880" table:formula="of:=IF([.C95]=[.C94];[.B94]+1;1)" office:value-type="float" office:value="4">
            <text:p>4</text:p>
          </table:table-cell>
          <table:table-cell table:style-name="ce883" office:value-type="string">
            <text:p>Tocache</text:p>
          </table:table-cell>
          <table:table-cell table:style-name="ce879" table:formula="of:=1+[.D94]" office:value-type="float" office:value="88">
            <text:p>88</text:p>
          </table:table-cell>
          <table:table-cell table:style-name="ce880" table:formula="of:=IF([.B96]=1;[.B95];[.E96])" office:value-type="float" office:value="4">
            <text:p>4</text:p>
          </table:table-cell>
          <table:table-cell table:style-name="ce897" office:value-type="string">
            <text:p>Baja</text:p>
          </table:table-cell>
          <table:table-cell table:style-name="ce907" office:value-type="string">
            <text:p>Piña</text:p>
          </table:table-cell>
          <table:table-cell table:style-name="ce917" office:value-type="float" office:value="150">
            <text:p>150</text:p>
          </table:table-cell>
          <table:table-cell table:style-name="ce942" office:value-type="string">
            <text:p>Todo el año</text:p>
          </table:table-cell>
          <table:table-cell table:style-name="ce952" office:value-type="string">
            <text:p>Junio – Noviembre</text:p>
          </table:table-cell>
          <table:table-cell table:style-name="ce960" office:value-type="float" office:value="15000">
            <text:p>15,000</text:p>
          </table:table-cell>
          <table:table-cell table:style-name="ce974"/>
          <table:table-cell table:style-name="ce960" office:value-type="float" office:value="30000">
            <text:p>30,000</text:p>
          </table:table-cell>
          <table:table-cell table:style-name="ce974"/>
          <table:table-cell table:style-name="ce1002" office:value-type="string">
            <text:p>Unidad</text:p>
          </table:table-cell>
          <table:table-cell table:style-name="ce1018" office:value-type="float" office:value="1">
            <text:p>1.00</text:p>
          </table:table-cell>
          <table:table-cell table:style-name="ce1018" office:value-type="float" office:value="1.2">
            <text:p>1.20</text:p>
          </table:table-cell>
          <table:table-cell table:style-name="ce1054" office:value-type="float" office:value="0.95">
            <text:p>0.95</text:p>
          </table:table-cell>
          <table:table-cell table:style-name="ce1065" office:value-type="string">
            <text:p>Todo el año</text:p>
          </table:table-cell>
          <table:table-cell table:style-name="ce1078" office:value-type="float" office:value="0.95">
            <text:p>0.95</text:p>
          </table:table-cell>
          <table:table-cell table:style-name="ce1097" office:value-type="string">
            <text:p>Todo el año</text:p>
          </table:table-cell>
          <table:table-cell table:style-name="ce1111" table:formula="of:=SUM([.M95:.N95])/2" office:value-type="float" office:value="15000">
            <text:p>15000.00</text:p>
          </table:table-cell>
          <table:table-cell table:style-name="ce1115" table:formula="of:=[.R95]*[.V95]" office:value-type="float" office:value="14250">
            <text:p>14,250.00</text:p>
          </table:table-cell>
          <table:table-cell table:style-name="ce1118" table:formula="of:=iferror(([.W95]-[.K95])/[.W95];0)" office:value-type="percentage" office:value="0">
            <text:p>#NOMBRE?</text:p>
          </table:table-cell>
          <table:table-cell table:style-name="ce1115" table:formula="of:=[.T95]*[.V95]" office:value-type="float" office:value="14250">
            <text:p>14,250.00</text:p>
          </table:table-cell>
          <table:table-cell table:style-name="ce1121" table:formula="of:=iferror(([.Y95]-[.L95])/[.Y95];0)" office:value-type="percentage" office:value="0">
            <text:p>#NOMBRE?</text:p>
          </table:table-cell>
          <table:table-cell table:number-columns-repeated="998"/>
        </table:table-row>
        <table:table-row table:style-name="ro21">
          <table:table-cell table:style-name="ce876"/>
          <table:table-cell table:style-name="ce880" table:formula="of:=IF([.C96]=[.C95];[.B95]+1;1)" office:value-type="float" office:value="1">
            <text:p>1</text:p>
          </table:table-cell>
          <table:table-cell table:style-name="ce883" office:value-type="string">
            <text:p>Juanjui</text:p>
          </table:table-cell>
          <table:table-cell table:style-name="ce879" table:formula="of:=1+[.D95]" office:value-type="float" office:value="89">
            <text:p>89</text:p>
          </table:table-cell>
          <table:table-cell table:style-name="ce880" table:formula="of:=IF([.B97]=1;[.B96];[.E97])" office:value-type="float" office:value="4">
            <text:p>4</text:p>
          </table:table-cell>
          <table:table-cell table:style-name="ce895" office:value-type="string">
            <text:p>Alta</text:p>
          </table:table-cell>
          <table:table-cell table:style-name="ce905" office:value-type="string">
            <text:p>Arroz</text:p>
          </table:table-cell>
          <table:table-cell table:style-name="ce914" office:value-type="float" office:value="600">
            <text:p>600</text:p>
          </table:table-cell>
          <table:table-cell table:style-name="ce940" office:value-type="string">
            <text:p>Junio - Agosto</text:p>
          </table:table-cell>
          <table:table-cell table:style-name="ce950" office:value-type="string">
            <text:p>Enero - Marzo</text:p>
          </table:table-cell>
          <table:table-cell table:style-name="ce957" office:value-type="float" office:value="3500">
            <text:p>3,500</text:p>
          </table:table-cell>
          <table:table-cell table:style-name="ce971"/>
          <table:table-cell table:style-name="ce957" office:value-type="float" office:value="7500">
            <text:p>7,500</text:p>
          </table:table-cell>
          <table:table-cell table:style-name="ce971"/>
          <table:table-cell table:style-name="ce1009" office:value-type="string">
            <text:p>kg</text:p>
          </table:table-cell>
          <table:table-cell table:style-name="ce1032" office:value-type="float" office:value="0.88">
            <text:p>0.88</text:p>
          </table:table-cell>
          <table:table-cell table:style-name="ce1041" office:value-type="float" office:value="0">
            <text:p>0.00</text:p>
          </table:table-cell>
          <table:table-cell table:style-name="ce1062" office:value-type="float" office:value="0.9">
            <text:p>0.9</text:p>
          </table:table-cell>
          <table:table-cell table:style-name="ce1032" office:value-type="string">
            <text:p>Ene - Abr</text:p>
          </table:table-cell>
          <table:table-cell table:style-name="ce1085" office:value-type="float" office:value="0.95">
            <text:p>0.95</text:p>
          </table:table-cell>
          <table:table-cell table:style-name="ce1103" office:value-type="string">
            <text:p>Abr-Dic</text:p>
          </table:table-cell>
          <table:table-cell table:style-name="ce1111" table:formula="of:=SUM([.M96:.N96])/2" office:value-type="float" office:value="3750">
            <text:p>3750.00</text:p>
          </table:table-cell>
          <table:table-cell table:style-name="ce1115" table:formula="of:=[.R96]*[.V96]" office:value-type="float" office:value="3375">
            <text:p>3,375.00</text:p>
          </table:table-cell>
          <table:table-cell table:style-name="ce1118" table:formula="of:=iferror(([.W96]-[.K96])/[.W96];0)" office:value-type="percentage" office:value="0">
            <text:p>#NOMBRE?</text:p>
          </table:table-cell>
          <table:table-cell table:style-name="ce1115" table:formula="of:=[.T96]*[.V96]" office:value-type="float" office:value="3562.5">
            <text:p>3,562.50</text:p>
          </table:table-cell>
          <table:table-cell table:style-name="ce1121" table:formula="of:=iferror(([.Y96]-[.L96])/[.Y96];0)" office:value-type="percentage" office:value="0">
            <text:p>#NOMBRE?</text:p>
          </table:table-cell>
          <table:table-cell table:number-columns-repeated="998"/>
        </table:table-row>
        <table:table-row table:style-name="ro21">
          <table:table-cell table:style-name="ce876"/>
          <table:table-cell table:style-name="ce880" table:formula="of:=IF([.C97]=[.C96];[.B96]+1;1)" office:value-type="float" office:value="2">
            <text:p>2</text:p>
          </table:table-cell>
          <table:table-cell table:style-name="ce883" office:value-type="string">
            <text:p>Juanjui</text:p>
          </table:table-cell>
          <table:table-cell table:style-name="ce879" table:formula="of:=1+[.D96]" office:value-type="float" office:value="90">
            <text:p>90</text:p>
          </table:table-cell>
          <table:table-cell table:style-name="ce880" table:formula="of:=IF([.B98]=1;[.B97];[.E98])" office:value-type="float" office:value="4">
            <text:p>4</text:p>
          </table:table-cell>
          <table:table-cell table:style-name="ce896" office:value-type="string">
            <text:p>Alta</text:p>
          </table:table-cell>
          <table:table-cell table:style-name="ce906" office:value-type="string">
            <text:p>Cacao</text:p>
          </table:table-cell>
          <table:table-cell table:style-name="ce916" office:value-type="float" office:value="700">
            <text:p>700</text:p>
          </table:table-cell>
          <table:table-cell table:style-name="ce941" office:value-type="string">
            <text:p>Todo el año</text:p>
          </table:table-cell>
          <table:table-cell table:style-name="ce951" office:value-type="string">
            <text:p>Marzo-Junio/Alta;Agosto-Oct./Baja</text:p>
          </table:table-cell>
          <table:table-cell table:style-name="ce959" office:value-type="float" office:value="4050">
            <text:p>4,050</text:p>
          </table:table-cell>
          <table:table-cell table:style-name="ce973"/>
          <table:table-cell table:style-name="ce959" office:value-type="float" office:value="900">
            <text:p>900</text:p>
          </table:table-cell>
          <table:table-cell table:style-name="ce973"/>
          <table:table-cell table:style-name="ce1000" office:value-type="string">
            <text:p>kg</text:p>
          </table:table-cell>
          <table:table-cell table:style-name="ce1022" office:value-type="float" office:value="5.8">
            <text:p>5.8</text:p>
          </table:table-cell>
          <table:table-cell table:style-name="ce1016" office:value-type="float" office:value="6.4">
            <text:p>6.40</text:p>
          </table:table-cell>
          <table:table-cell table:style-name="ce1047" office:value-type="float" office:value="5.5">
            <text:p>5.50</text:p>
          </table:table-cell>
          <table:table-cell table:style-name="ce1016" office:value-type="string">
            <text:p>Marz.-Jul.</text:p>
          </table:table-cell>
          <table:table-cell table:style-name="ce1070" office:value-type="float" office:value="5">
            <text:p>5.00</text:p>
          </table:table-cell>
          <table:table-cell table:style-name="ce1096" office:value-type="string">
            <text:p>Ago.-Oct.</text:p>
          </table:table-cell>
          <table:table-cell table:style-name="ce1111" table:formula="of:=SUM([.M97:.N97])/2" office:value-type="float" office:value="450">
            <text:p>450.00</text:p>
          </table:table-cell>
          <table:table-cell table:style-name="ce1115" table:formula="of:=[.R97]*[.V97]" office:value-type="float" office:value="2475">
            <text:p>2,475.00</text:p>
          </table:table-cell>
          <table:table-cell table:style-name="ce1118" table:formula="of:=iferror(([.W97]-[.K97])/[.W97];0)" office:value-type="percentage" office:value="0">
            <text:p>#NOMBRE?</text:p>
          </table:table-cell>
          <table:table-cell table:style-name="ce1115" table:formula="of:=[.T97]*[.V97]" office:value-type="float" office:value="2250">
            <text:p>2,250.00</text:p>
          </table:table-cell>
          <table:table-cell table:style-name="ce1121" table:formula="of:=iferror(([.Y97]-[.L97])/[.Y97];0)" office:value-type="percentage" office:value="0">
            <text:p>#NOMBRE?</text:p>
          </table:table-cell>
          <table:table-cell table:number-columns-repeated="998"/>
        </table:table-row>
        <table:table-row table:style-name="ro21">
          <table:table-cell table:style-name="ce877"/>
          <table:table-cell table:style-name="ce880" table:formula="of:=IF([.C98]=[.C97];[.B97]+1;1)" office:value-type="float" office:value="3">
            <text:p>3</text:p>
          </table:table-cell>
          <table:table-cell table:style-name="ce883" office:value-type="string">
            <text:p>Juanjui</text:p>
          </table:table-cell>
          <table:table-cell table:style-name="ce879" table:formula="of:=1+[.D97]" office:value-type="float" office:value="91">
            <text:p>91</text:p>
          </table:table-cell>
          <table:table-cell table:style-name="ce880" table:formula="of:=IF([.B99]=1;[.B98];[.E99])" office:value-type="float" office:value="4">
            <text:p>4</text:p>
          </table:table-cell>
          <table:table-cell table:style-name="ce896" office:value-type="string">
            <text:p>Alta</text:p>
          </table:table-cell>
          <table:table-cell table:style-name="ce906" office:value-type="string">
            <text:p>palma Aceitera</text:p>
          </table:table-cell>
          <table:table-cell table:style-name="ce916" office:value-type="float" office:value="700">
            <text:p>700</text:p>
          </table:table-cell>
          <table:table-cell table:style-name="ce941" office:value-type="string">
            <text:p>Todo el año</text:p>
          </table:table-cell>
          <table:table-cell table:style-name="ce951" office:value-type="string">
            <text:p>Todo el año</text:p>
          </table:table-cell>
          <table:table-cell table:style-name="ce959" office:value-type="float" office:value="5800">
            <text:p>5,800</text:p>
          </table:table-cell>
          <table:table-cell table:style-name="ce973"/>
          <table:table-cell table:style-name="ce959" office:value-type="float" office:value="20">
            <text:p>20</text:p>
          </table:table-cell>
          <table:table-cell table:style-name="ce973"/>
          <table:table-cell table:style-name="ce1000" office:value-type="string">
            <text:p>Tn</text:p>
          </table:table-cell>
          <table:table-cell table:style-name="ce1016" office:value-type="float" office:value="400">
            <text:p>400.00</text:p>
          </table:table-cell>
          <table:table-cell table:style-name="ce1016" office:value-type="float" office:value="0">
            <text:p>0.00</text:p>
          </table:table-cell>
          <table:table-cell table:style-name="ce1047" office:value-type="float" office:value="400">
            <text:p>400.00</text:p>
          </table:table-cell>
          <table:table-cell table:style-name="ce1016" office:value-type="string">
            <text:p>Todo el año</text:p>
          </table:table-cell>
          <table:table-cell table:style-name="ce1070" office:value-type="float" office:value="400">
            <text:p>400.00</text:p>
          </table:table-cell>
          <table:table-cell table:style-name="ce1096" office:value-type="string">
            <text:p>Todo el año</text:p>
          </table:table-cell>
          <table:table-cell table:style-name="ce1111" table:formula="of:=SUM([.M98:.N98])/2" office:value-type="float" office:value="10">
            <text:p>10.00</text:p>
          </table:table-cell>
          <table:table-cell table:style-name="ce1115" table:formula="of:=[.R98]*[.V98]" office:value-type="float" office:value="4000">
            <text:p>4,000.00</text:p>
          </table:table-cell>
          <table:table-cell table:style-name="ce1118" table:formula="of:=iferror(([.W98]-[.K98])/[.W98];0)" office:value-type="percentage" office:value="0">
            <text:p>#NOMBRE?</text:p>
          </table:table-cell>
          <table:table-cell table:style-name="ce1115" table:formula="of:=[.T98]*[.V98]" office:value-type="float" office:value="4000">
            <text:p>4,000.00</text:p>
          </table:table-cell>
          <table:table-cell table:style-name="ce1121" table:formula="of:=iferror(([.Y98]-[.L98])/[.Y98];0)" office:value-type="percentage" office:value="0">
            <text:p>#NOMBRE?</text:p>
          </table:table-cell>
          <table:table-cell table:number-columns-repeated="998"/>
        </table:table-row>
        <table:table-row table:style-name="ro21">
          <table:table-cell table:style-name="ce872" office:value-type="string">
            <text:p>NORTE</text:p>
          </table:table-cell>
          <table:table-cell table:style-name="ce880" table:formula="of:=IF([.C99]=[.C98];[.B98]+1;1)" office:value-type="float" office:value="4">
            <text:p>4</text:p>
          </table:table-cell>
          <table:table-cell table:style-name="ce883" office:value-type="string">
            <text:p>Juanjui</text:p>
          </table:table-cell>
          <table:table-cell table:style-name="ce879" table:formula="of:=1+[.D98]" office:value-type="float" office:value="92">
            <text:p>92</text:p>
          </table:table-cell>
          <table:table-cell table:style-name="ce880" table:formula="of:=IF([.B100]=1;[.B99];[.E100])" office:value-type="float" office:value="4">
            <text:p>4</text:p>
          </table:table-cell>
          <table:table-cell table:style-name="ce897" office:value-type="string">
            <text:p>Baja</text:p>
          </table:table-cell>
          <table:table-cell table:style-name="ce907" office:value-type="string">
            <text:p>Piña</text:p>
          </table:table-cell>
          <table:table-cell table:style-name="ce917" office:value-type="float" office:value="150">
            <text:p>150</text:p>
          </table:table-cell>
          <table:table-cell table:style-name="ce942" office:value-type="string">
            <text:p>Todo el año</text:p>
          </table:table-cell>
          <table:table-cell table:style-name="ce952" office:value-type="string">
            <text:p>Junio – Noviembre</text:p>
          </table:table-cell>
          <table:table-cell table:style-name="ce960" office:value-type="float" office:value="15000">
            <text:p>15,000</text:p>
          </table:table-cell>
          <table:table-cell table:style-name="ce974"/>
          <table:table-cell table:style-name="ce960" office:value-type="float" office:value="30000">
            <text:p>30,000</text:p>
          </table:table-cell>
          <table:table-cell table:style-name="ce974"/>
          <table:table-cell table:style-name="ce1002" office:value-type="string">
            <text:p>Unidad</text:p>
          </table:table-cell>
          <table:table-cell table:style-name="ce1018" office:value-type="float" office:value="1">
            <text:p>1.00</text:p>
          </table:table-cell>
          <table:table-cell table:style-name="ce1018" office:value-type="float" office:value="1.2">
            <text:p>1.20</text:p>
          </table:table-cell>
          <table:table-cell table:style-name="ce1054" office:value-type="float" office:value="0.95">
            <text:p>0.95</text:p>
          </table:table-cell>
          <table:table-cell table:style-name="ce1065" office:value-type="string">
            <text:p>Todo el año</text:p>
          </table:table-cell>
          <table:table-cell table:style-name="ce1078" office:value-type="float" office:value="0.95">
            <text:p>0.95</text:p>
          </table:table-cell>
          <table:table-cell table:style-name="ce1097" office:value-type="string">
            <text:p>Todo el año</text:p>
          </table:table-cell>
          <table:table-cell table:style-name="ce1111" table:formula="of:=SUM([.M99:.N99])/2" office:value-type="float" office:value="15000">
            <text:p>15000.00</text:p>
          </table:table-cell>
          <table:table-cell table:style-name="ce1115" table:formula="of:=[.R99]*[.V99]" office:value-type="float" office:value="14250">
            <text:p>14,250.00</text:p>
          </table:table-cell>
          <table:table-cell table:style-name="ce1118" table:formula="of:=iferror(([.W99]-[.K99])/[.W99];0)" office:value-type="percentage" office:value="0">
            <text:p>#NOMBRE?</text:p>
          </table:table-cell>
          <table:table-cell table:style-name="ce1115" table:formula="of:=[.T99]*[.V99]" office:value-type="float" office:value="14250">
            <text:p>14,250.00</text:p>
          </table:table-cell>
          <table:table-cell table:style-name="ce1121" table:formula="of:=iferror(([.Y99]-[.L99])/[.Y99];0)" office:value-type="percentage" office:value="0">
            <text:p>#NOMBRE?</text:p>
          </table:table-cell>
          <table:table-cell table:number-columns-repeated="998"/>
        </table:table-row>
        <table:table-row table:style-name="ro21">
          <table:table-cell table:style-name="ce873"/>
          <table:table-cell table:style-name="ce880" table:formula="of:=IF([.C100]=[.C99];[.B99]+1;1)" office:value-type="float" office:value="1">
            <text:p>1</text:p>
          </table:table-cell>
          <table:table-cell table:style-name="ce872" office:value-type="string">
            <text:p>Guadalupe</text:p>
          </table:table-cell>
          <table:table-cell table:style-name="ce879" table:formula="of:=1+[.D99]" office:value-type="float" office:value="93">
            <text:p>93</text:p>
          </table:table-cell>
          <table:table-cell table:style-name="ce880" table:formula="of:=IF([.B101]=1;[.B100];[.E101])" office:value-type="float" office:value="2">
            <text:p>2</text:p>
          </table:table-cell>
          <table:table-cell table:style-name="ce890" office:value-type="string">
            <text:p>Alta</text:p>
          </table:table-cell>
          <table:table-cell table:style-name="ce908" office:value-type="string">
            <text:p>Arroz</text:p>
          </table:table-cell>
          <table:table-cell table:style-name="ce922" office:value-type="float" office:value="116">
            <text:p>116</text:p>
          </table:table-cell>
          <table:table-cell table:style-name="ce940" office:value-type="string">
            <text:p>Set.- Octubre</text:p>
          </table:table-cell>
          <table:table-cell table:style-name="ce950" office:value-type="string">
            <text:p>Abril, Mayo, Junio</text:p>
          </table:table-cell>
          <table:table-cell table:style-name="ce963" office:value-type="float" office:value="9000">
            <text:p>9,000</text:p>
          </table:table-cell>
          <table:table-cell table:style-name="ce981"/>
          <table:table-cell table:style-name="ce957" office:value-type="float" office:value="11000">
            <text:p>11,000</text:p>
          </table:table-cell>
          <table:table-cell table:style-name="ce992"/>
          <table:table-cell table:style-name="ce1008" office:value-type="string">
            <text:p>kg</text:p>
          </table:table-cell>
          <table:table-cell table:style-name="ce1033" office:value-type="float" office:value="2">
            <text:p>2</text:p>
          </table:table-cell>
          <table:table-cell table:style-name="ce1042" office:value-type="float" office:value="2.5">
            <text:p>2.50</text:p>
          </table:table-cell>
          <table:table-cell table:style-name="ce1061" office:value-type="float" office:value="0.928571428571429">
            <text:p>0.93</text:p>
          </table:table-cell>
          <table:table-cell table:style-name="ce1033" office:value-type="string">
            <text:p>May.</text:p>
          </table:table-cell>
          <table:table-cell table:style-name="ce1084" office:value-type="float" office:value="1.57142857142857">
            <text:p>1.57</text:p>
          </table:table-cell>
          <table:table-cell table:style-name="ce1100" office:value-type="string">
            <text:p>Feb.</text:p>
          </table:table-cell>
          <table:table-cell table:style-name="ce1111" table:formula="of:=SUM([.M100:.N100])/2" office:value-type="float" office:value="5500">
            <text:p>5500.00</text:p>
          </table:table-cell>
          <table:table-cell table:style-name="ce1115" table:formula="of:=[.R100]*[.V100]" office:value-type="float" office:value="5107.14285714286">
            <text:p>5,107.14</text:p>
          </table:table-cell>
          <table:table-cell table:style-name="ce1118" table:formula="of:=iferror(([.W100]-[.K100])/[.W100];0)" office:value-type="percentage" office:value="0">
            <text:p>#NOMBRE?</text:p>
          </table:table-cell>
          <table:table-cell table:style-name="ce1115" table:formula="of:=[.T100]*[.V100]" office:value-type="float" office:value="8642.85714285713">
            <text:p>8,642.86</text:p>
          </table:table-cell>
          <table:table-cell table:style-name="ce1121" table:formula="of:=iferror(([.Y100]-[.L100])/[.Y100];0)" office:value-type="percentage" office:value="0">
            <text:p>#NOMBRE?</text:p>
          </table:table-cell>
          <table:table-cell table:number-columns-repeated="998"/>
        </table:table-row>
        <table:table-row table:style-name="ro21">
          <table:table-cell table:style-name="ce873"/>
          <table:table-cell table:style-name="ce880" table:formula="of:=IF([.C101]=[.C100];[.B100]+1;1)" office:value-type="float" office:value="2">
            <text:p>2</text:p>
          </table:table-cell>
          <table:table-cell table:style-name="ce872" office:value-type="string">
            <text:p>Guadalupe</text:p>
          </table:table-cell>
          <table:table-cell table:style-name="ce879" table:formula="of:=1+[.D100]" office:value-type="float" office:value="94">
            <text:p>94</text:p>
          </table:table-cell>
          <table:table-cell table:style-name="ce880" table:formula="of:=IF([.B102]=1;[.B101];[.E102])" office:value-type="float" office:value="2">
            <text:p>2</text:p>
          </table:table-cell>
          <table:table-cell table:style-name="ce893" office:value-type="string">
            <text:p>Baja</text:p>
          </table:table-cell>
          <table:table-cell table:style-name="ce903" office:value-type="string">
            <text:p>Maíz Amarillo</text:p>
          </table:table-cell>
          <table:table-cell table:style-name="ce920" office:value-type="float" office:value="202">
            <text:p>202</text:p>
          </table:table-cell>
          <table:table-cell table:style-name="ce937" office:value-type="string">
            <text:p>Mayo- Junio</text:p>
          </table:table-cell>
          <table:table-cell table:style-name="ce948" office:value-type="string">
            <text:p>Nov.- Dic.</text:p>
          </table:table-cell>
          <table:table-cell table:style-name="ce962" office:value-type="float" office:value="6000">
            <text:p>6,000</text:p>
          </table:table-cell>
          <table:table-cell table:style-name="ce976"/>
          <table:table-cell table:style-name="ce962" office:value-type="float" office:value="9000">
            <text:p>9,000</text:p>
          </table:table-cell>
          <table:table-cell table:style-name="ce976"/>
          <table:table-cell table:style-name="ce924" office:value-type="string">
            <text:p>kg</text:p>
          </table:table-cell>
          <table:table-cell table:style-name="ce1021" office:value-type="float" office:value="0.9">
            <text:p>0.90</text:p>
          </table:table-cell>
          <table:table-cell table:style-name="ce1021" office:value-type="float" office:value="1.2">
            <text:p>1.20</text:p>
          </table:table-cell>
          <table:table-cell table:style-name="ce1052" office:value-type="float" office:value="0.77">
            <text:p>0.77</text:p>
          </table:table-cell>
          <table:table-cell table:style-name="ce1021" office:value-type="string">
            <text:p>Agos.</text:p>
          </table:table-cell>
          <table:table-cell table:style-name="ce1076" office:value-type="float" office:value="0.85">
            <text:p>0.85</text:p>
          </table:table-cell>
          <table:table-cell table:style-name="ce1095" office:value-type="string">
            <text:p>Dic.</text:p>
          </table:table-cell>
          <table:table-cell table:style-name="ce1111" table:formula="of:=SUM([.M101:.N101])/2" office:value-type="float" office:value="4500">
            <text:p>4500.00</text:p>
          </table:table-cell>
          <table:table-cell table:style-name="ce1115" table:formula="of:=[.R101]*[.V101]" office:value-type="float" office:value="3465">
            <text:p>3,465.00</text:p>
          </table:table-cell>
          <table:table-cell table:style-name="ce1118" table:formula="of:=iferror(([.W101]-[.K101])/[.W101];0)" office:value-type="percentage" office:value="0">
            <text:p>#NOMBRE?</text:p>
          </table:table-cell>
          <table:table-cell table:style-name="ce1115" table:formula="of:=[.T101]*[.V101]" office:value-type="float" office:value="3825">
            <text:p>3,825.00</text:p>
          </table:table-cell>
          <table:table-cell table:style-name="ce1121" table:formula="of:=iferror(([.Y101]-[.L101])/[.Y101];0)" office:value-type="percentage" office:value="0">
            <text:p>#NOMBRE?</text:p>
          </table:table-cell>
          <table:table-cell table:number-columns-repeated="998"/>
        </table:table-row>
        <table:table-row table:style-name="ro21">
          <table:table-cell table:style-name="ce873"/>
          <table:table-cell table:style-name="ce880" table:formula="of:=IF([.C102]=[.C101];[.B101]+1;1)" office:value-type="float" office:value="1">
            <text:p>1</text:p>
          </table:table-cell>
          <table:table-cell table:style-name="ce872" office:value-type="string">
            <text:p>Santa</text:p>
          </table:table-cell>
          <table:table-cell table:style-name="ce879" table:formula="of:=1+[.D101]" office:value-type="float" office:value="95">
            <text:p>95</text:p>
          </table:table-cell>
          <table:table-cell table:style-name="ce880" table:formula="of:=IF([.B103]=1;[.B102];[.E103])" office:value-type="float" office:value="2">
            <text:p>2</text:p>
          </table:table-cell>
          <table:table-cell table:style-name="ce890" office:value-type="string">
            <text:p>Media</text:p>
          </table:table-cell>
          <table:table-cell table:style-name="ce898" office:value-type="string">
            <text:p>Arroz</text:p>
          </table:table-cell>
          <table:table-cell table:style-name="ce922" office:value-type="float" office:value="55">
            <text:p>55</text:p>
          </table:table-cell>
          <table:table-cell table:style-name="ce932" office:value-type="string">
            <text:p>Octubre-Noviembre</text:p>
          </table:table-cell>
          <table:table-cell table:style-name="ce943" office:value-type="string">
            <text:p>Mayo-Junio</text:p>
          </table:table-cell>
          <table:table-cell table:style-name="ce963" office:value-type="float" office:value="9600">
            <text:p>9,600</text:p>
          </table:table-cell>
          <table:table-cell table:style-name="ce977"/>
          <table:table-cell table:style-name="ce963" office:value-type="float" office:value="12000">
            <text:p>12,000</text:p>
          </table:table-cell>
          <table:table-cell table:style-name="ce977"/>
          <table:table-cell table:style-name="ce923" office:value-type="string">
            <text:p>kg</text:p>
          </table:table-cell>
          <table:table-cell table:style-name="ce1023" office:value-type="float" office:value="1.8">
            <text:p>1.80</text:p>
          </table:table-cell>
          <table:table-cell table:style-name="ce1023" office:value-type="float" office:value="2">
            <text:p>2.00</text:p>
          </table:table-cell>
          <table:table-cell table:style-name="ce1055" office:value-type="float" office:value="0.9">
            <text:p>0.90</text:p>
          </table:table-cell>
          <table:table-cell table:style-name="ce1023" office:value-type="string">
            <text:p>May.</text:p>
          </table:table-cell>
          <table:table-cell table:style-name="ce1079" office:value-type="float" office:value="0.95">
            <text:p>0.95</text:p>
          </table:table-cell>
          <table:table-cell table:style-name="ce1098" office:value-type="string">
            <text:p>Jun.</text:p>
          </table:table-cell>
          <table:table-cell table:style-name="ce1111" table:formula="of:=SUM([.M102:.N102])/2" office:value-type="float" office:value="6000">
            <text:p>6000.00</text:p>
          </table:table-cell>
          <table:table-cell table:style-name="ce1115" table:formula="of:=[.R102]*[.V102]" office:value-type="float" office:value="5400">
            <text:p>5,400.00</text:p>
          </table:table-cell>
          <table:table-cell table:style-name="ce1118" table:formula="of:=iferror(([.W102]-[.K102])/[.W102];0)" office:value-type="percentage" office:value="0">
            <text:p>#NOMBRE?</text:p>
          </table:table-cell>
          <table:table-cell table:style-name="ce1115" table:formula="of:=[.T102]*[.V102]" office:value-type="float" office:value="5700">
            <text:p>5,700.00</text:p>
          </table:table-cell>
          <table:table-cell table:style-name="ce1121" table:formula="of:=iferror(([.Y102]-[.L102])/[.Y102];0)" office:value-type="percentage" office:value="0">
            <text:p>#NOMBRE?</text:p>
          </table:table-cell>
          <table:table-cell table:number-columns-repeated="998"/>
        </table:table-row>
        <table:table-row table:style-name="ro21">
          <table:table-cell table:style-name="ce873"/>
          <table:table-cell table:style-name="ce880" table:formula="of:=IF([.C103]=[.C102];[.B102]+1;1)" office:value-type="float" office:value="2">
            <text:p>2</text:p>
          </table:table-cell>
          <table:table-cell table:style-name="ce872" office:value-type="string">
            <text:p>Santa</text:p>
          </table:table-cell>
          <table:table-cell table:style-name="ce879" table:formula="of:=1+[.D102]" office:value-type="float" office:value="96">
            <text:p>96</text:p>
          </table:table-cell>
          <table:table-cell table:style-name="ce880" table:formula="of:=IF([.B104]=1;[.B103];[.E104])" office:value-type="float" office:value="2">
            <text:p>2</text:p>
          </table:table-cell>
          <table:table-cell table:style-name="ce893" office:value-type="string">
            <text:p>Media</text:p>
          </table:table-cell>
          <table:table-cell table:style-name="ce902" office:value-type="string">
            <text:p>Maíz Amarillo</text:p>
          </table:table-cell>
          <table:table-cell table:style-name="ce920" office:value-type="float" office:value="25">
            <text:p>25</text:p>
          </table:table-cell>
          <table:table-cell table:style-name="ce936" office:value-type="string">
            <text:p>Todo el año</text:p>
          </table:table-cell>
          <table:table-cell table:style-name="ce947" office:value-type="string">
            <text:p>Todo el año</text:p>
          </table:table-cell>
          <table:table-cell table:style-name="ce960" office:value-type="float" office:value="6500">
            <text:p>6,500</text:p>
          </table:table-cell>
          <table:table-cell table:style-name="ce974"/>
          <table:table-cell table:style-name="ce960" office:value-type="float" office:value="10000">
            <text:p>10,000</text:p>
          </table:table-cell>
          <table:table-cell table:style-name="ce993"/>
          <table:table-cell table:style-name="ce1005" office:value-type="string">
            <text:p>kg</text:p>
          </table:table-cell>
          <table:table-cell table:style-name="ce1021" office:value-type="float" office:value="1.1">
            <text:p>1.10</text:p>
          </table:table-cell>
          <table:table-cell table:style-name="ce1021" office:value-type="float" office:value="1.2">
            <text:p>1.20</text:p>
          </table:table-cell>
          <table:table-cell table:style-name="ce1054" office:value-type="float" office:value="0.77">
            <text:p>0.77</text:p>
          </table:table-cell>
          <table:table-cell table:style-name="ce1005" office:value-type="string">
            <text:p>Todo el año</text:p>
          </table:table-cell>
          <table:table-cell table:style-name="ce1078" office:value-type="float" office:value="0.85">
            <text:p>0.85</text:p>
          </table:table-cell>
          <table:table-cell table:style-name="ce1104" office:value-type="string">
            <text:p>Todo el año</text:p>
          </table:table-cell>
          <table:table-cell table:style-name="ce1111" table:formula="of:=SUM([.M103:.N103])/2" office:value-type="float" office:value="5000">
            <text:p>5000.00</text:p>
          </table:table-cell>
          <table:table-cell table:style-name="ce1115" table:formula="of:=[.R103]*[.V103]" office:value-type="float" office:value="3850">
            <text:p>3,850.00</text:p>
          </table:table-cell>
          <table:table-cell table:style-name="ce1118" table:formula="of:=iferror(([.W103]-[.K103])/[.W103];0)" office:value-type="percentage" office:value="0">
            <text:p>#NOMBRE?</text:p>
          </table:table-cell>
          <table:table-cell table:style-name="ce1115" table:formula="of:=[.T103]*[.V103]" office:value-type="float" office:value="4250">
            <text:p>4,250.00</text:p>
          </table:table-cell>
          <table:table-cell table:style-name="ce1121" table:formula="of:=iferror(([.Y103]-[.L103])/[.Y103];0)" office:value-type="percentage" office:value="0">
            <text:p>#NOMBRE?</text:p>
          </table:table-cell>
          <table:table-cell table:number-columns-repeated="998"/>
        </table:table-row>
        <table:table-row table:style-name="ro21">
          <table:table-cell table:style-name="ce874"/>
          <table:table-cell table:style-name="ce880" table:formula="of:=IF([.C104]=[.C103];[.B103]+1;1)" office:value-type="float" office:value="1">
            <text:p>1</text:p>
          </table:table-cell>
          <table:table-cell table:style-name="ce872" office:value-type="string">
            <text:p>Sayan</text:p>
          </table:table-cell>
          <table:table-cell table:style-name="ce879" table:formula="of:=1+[.D103]" office:value-type="float" office:value="97">
            <text:p>97</text:p>
          </table:table-cell>
          <table:table-cell table:style-name="ce880" table:formula="of:=IF(OR([.B105]=1;[.B105]=&quot;&quot;);[.B104];#ref!))" office:value-type="string" office:string-value="Err:508">
            <text:p>Err:508</text:p>
          </table:table-cell>
          <table:table-cell table:style-name="ce891" office:value-type="string">
            <text:p>Media</text:p>
          </table:table-cell>
          <table:table-cell table:style-name="ce899" office:value-type="string">
            <text:p>Maíz Amarillo</text:p>
          </table:table-cell>
          <table:table-cell table:style-name="ce926" office:value-type="float" office:value="68">
            <text:p>68</text:p>
          </table:table-cell>
          <table:table-cell table:style-name="ce933" office:value-type="string">
            <text:p>Todo el año</text:p>
          </table:table-cell>
          <table:table-cell table:style-name="ce944" office:value-type="string">
            <text:p>Todo el año</text:p>
          </table:table-cell>
          <table:table-cell table:style-name="ce958" office:value-type="float" office:value="6500">
            <text:p>6,500</text:p>
          </table:table-cell>
          <table:table-cell table:style-name="ce972"/>
          <table:table-cell table:style-name="ce958" office:value-type="float" office:value="10000">
            <text:p>10,000</text:p>
          </table:table-cell>
          <table:table-cell table:style-name="ce991"/>
          <table:table-cell table:style-name="ce1010" office:value-type="string">
            <text:p>kg</text:p>
          </table:table-cell>
          <table:table-cell table:style-name="ce1034" office:value-type="float" office:value="1.1">
            <text:p>1.10</text:p>
          </table:table-cell>
          <table:table-cell table:style-name="ce1034" office:value-type="float" office:value="1.2">
            <text:p>1.20</text:p>
          </table:table-cell>
          <table:table-cell table:style-name="ce1063" office:value-type="float" office:value="0.77">
            <text:p>0.77</text:p>
          </table:table-cell>
          <table:table-cell table:style-name="ce1010" office:value-type="string">
            <text:p>Todo el año</text:p>
          </table:table-cell>
          <table:table-cell table:style-name="ce1086" office:value-type="float" office:value="0.85">
            <text:p>0.85</text:p>
          </table:table-cell>
          <table:table-cell table:style-name="ce1105" office:value-type="string">
            <text:p>Todo el año</text:p>
          </table:table-cell>
          <table:table-cell table:style-name="ce1111" table:formula="of:=SUM([.M104:.N104])/2" office:value-type="float" office:value="5000">
            <text:p>5000.00</text:p>
          </table:table-cell>
          <table:table-cell table:style-name="ce1115" table:formula="of:=[.R104]*[.V104]" office:value-type="float" office:value="3850">
            <text:p>3,850.00</text:p>
          </table:table-cell>
          <table:table-cell table:style-name="ce1118" table:formula="of:=iferror(([.W104]-[.K104])/[.W104];0)" office:value-type="percentage" office:value="0">
            <text:p>#NOMBRE?</text:p>
          </table:table-cell>
          <table:table-cell table:style-name="ce1115" table:formula="of:=[.T104]*[.V104]" office:value-type="float" office:value="4250">
            <text:p>4,250.00</text:p>
          </table:table-cell>
          <table:table-cell table:style-name="ce1121" table:formula="of:=iferror(([.Y104]-[.L104])/[.Y104];0)" office:value-type="percentage" office:value="0">
            <text:p>#NOMBRE?</text:p>
          </table:table-cell>
          <table:table-cell table:number-columns-repeated="998"/>
        </table:table-row>
        <table:table-row table:style-name="ro21">
          <table:table-cell/>
          <table:table-cell table:style-name="ce880" table:formula="of:=IF([.C105]=[.C104];[.B104]+1;1)" office:value-type="float" office:value="2">
            <text:p>2</text:p>
          </table:table-cell>
          <table:table-cell table:style-name="ce872" office:value-type="string">
            <text:p>Sayan</text:p>
          </table:table-cell>
          <table:table-cell table:number-columns-repeated="2"/>
          <table:table-cell table:style-name="ce892" office:value-type="string">
            <text:p>Baja</text:p>
          </table:table-cell>
          <table:table-cell table:style-name="ce900" office:value-type="string">
            <text:p>Palto</text:p>
          </table:table-cell>
          <table:table-cell table:style-name="ce919" office:value-type="float" office:value="10">
            <text:p>10</text:p>
          </table:table-cell>
          <table:table-cell table:style-name="ce934" office:value-type="string">
            <text:p>Agosto - Setiembre</text:p>
          </table:table-cell>
          <table:table-cell table:style-name="ce945" office:value-type="string">
            <text:p>Mayo - Junio</text:p>
          </table:table-cell>
          <table:table-cell table:style-name="ce918" office:value-type="float" office:value="6000">
            <text:p>6,000</text:p>
          </table:table-cell>
          <table:table-cell table:style-name="ce978"/>
          <table:table-cell table:style-name="ce961" office:value-type="float" office:value="8000">
            <text:p>8,000</text:p>
          </table:table-cell>
          <table:table-cell table:style-name="ce978"/>
          <table:table-cell table:style-name="ce1011" office:value-type="string">
            <text:p>kg</text:p>
          </table:table-cell>
          <table:table-cell table:style-name="ce1020" office:value-type="float" office:value="2">
            <text:p>2.00</text:p>
          </table:table-cell>
          <table:table-cell table:style-name="ce1020" office:value-type="float" office:value="2.3">
            <text:p>2.30</text:p>
          </table:table-cell>
          <table:table-cell table:style-name="ce1051" office:value-type="float" office:value="1.8">
            <text:p>1.80</text:p>
          </table:table-cell>
          <table:table-cell table:style-name="ce1025" office:value-type="string">
            <text:p>May.</text:p>
          </table:table-cell>
          <table:table-cell table:style-name="ce1075" office:value-type="float" office:value="2">
            <text:p>2.00</text:p>
          </table:table-cell>
          <table:table-cell table:style-name="ce1094" office:value-type="string">
            <text:p>Jun.</text:p>
          </table:table-cell>
          <table:table-cell table:style-name="ce1111" table:formula="of:=SUM([.M105:.N105])/2" office:value-type="float" office:value="4000">
            <text:p>4000.00</text:p>
          </table:table-cell>
          <table:table-cell table:style-name="ce1115" table:formula="of:=[.R105]*[.V105]" office:value-type="float" office:value="7200">
            <text:p>7,200.00</text:p>
          </table:table-cell>
          <table:table-cell table:style-name="ce1118" table:formula="of:=iferror(([.W105]-[.K105])/[.W105];0)" office:value-type="percentage" office:value="0">
            <text:p>#NOMBRE?</text:p>
          </table:table-cell>
          <table:table-cell table:style-name="ce1115" table:formula="of:=[.T105]*[.V105]" office:value-type="float" office:value="8000">
            <text:p>8,000.00</text:p>
          </table:table-cell>
          <table:table-cell table:style-name="ce1121" table:formula="of:=iferror(([.Y105]-[.L105])/[.Y105];0)" office:value-type="percentage" office:value="0">
            <text:p>#NOMBRE?</text:p>
          </table:table-cell>
          <table:table-cell table:number-columns-repeated="998"/>
        </table:table-row>
        <table:table-row table:style-name="ro21" table:number-rows-repeated="8">
          <table:table-cell table:number-columns-repeated="1024"/>
        </table:table-row>
        <table:table-row table:style-name="ro21">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87"/>
          <table:table-cell table:number-columns-repeated="1004"/>
        </table:table-row>
        <table:table-row table:style-name="ro21">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1">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1">
          <table:table-cell table:number-columns-repeated="1024"/>
        </table:table-row>
        <table:table-row table:style-name="ro21">
          <table:table-cell table:number-columns-repeated="10"/>
          <table:table-cell table:style-name="ce965" office:value-type="string">
            <text:p>Arroz</text:p>
          </table:table-cell>
          <table:table-cell table:number-columns-repeated="1013"/>
        </table:table-row>
        <table:table-row table:style-name="ro21" table:number-rows-repeated="1048457">
          <table:table-cell table:number-columns-repeated="1024"/>
        </table:table-row>
        <table:table-row table:style-name="ro21">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4" table:print="false">
        <table:table-column table:style-name="co130" table:visibility="collapse" table:default-cell-style-name="ce1127"/>
        <table:table-column table:style-name="co131" table:default-cell-style-name="ce1127"/>
        <table:table-column table:style-name="co132" table:default-cell-style-name="ce1127"/>
        <table:table-column table:style-name="co54" table:number-columns-repeated="17" table:default-cell-style-name="ce1127"/>
        <table:table-column table:style-name="co133" table:number-columns-repeated="32" table:default-cell-style-name="ce1127"/>
        <table:table-column table:style-name="co134" table:default-cell-style-name="ce1127"/>
        <table:table-column table:style-name="co64" table:number-columns-repeated="971" table:default-cell-style-name="ce1127"/>
        <table:table-row table:style-name="ro22">
          <table:table-cell table:number-columns-repeated="14"/>
          <table:table-cell table:style-name="ce1174" table:number-columns-repeated="39"/>
          <table:table-cell table:number-columns-repeated="971"/>
        </table:table-row>
        <table:table-row table:style-name="ro23">
          <table:table-cell/>
          <table:table-cell table:style-name="ce1130" office:value-type="string" table:number-columns-spanned="13" table:number-rows-spanned="1">
            <text:p>FLUJO DE CAJA PROYECTADO</text:p>
          </table:table-cell>
          <table:covered-table-cell table:number-columns-repeated="12" table:style-name="ce1133"/>
          <table:table-cell table:style-name="ce1174" table:number-columns-repeated="39"/>
          <table:table-cell table:number-columns-repeated="971"/>
        </table:table-row>
        <table:table-row table:style-name="ro8">
          <table:table-cell/>
          <table:table-cell table:style-name="ce1131" office:value-type="string" table:number-columns-spanned="2" table:number-rows-spanned="1">
            <text:p>Cliente</text:p>
          </table:table-cell>
          <table:covered-table-cell table:style-name="ce1134"/>
          <table:table-cell table:style-name="ce1137" table:formula="of:=[$Solicitud.D12]" office:value-type="float" office:value="0" table:number-columns-spanned="6" table:number-rows-spanned="1">
            <text:p>0.00</text:p>
          </table:table-cell>
          <table:covered-table-cell table:number-columns-repeated="5" table:style-name="ce1160"/>
          <table:table-cell table:number-columns-repeated="7"/>
          <table:table-cell table:style-name="ce1173"/>
          <table:table-cell table:style-name="ce1174" table:number-columns-repeated="16"/>
          <table:table-cell table:style-name="ce1173"/>
          <table:table-cell table:number-columns-repeated="990"/>
        </table:table-row>
        <table:table-row table:style-name="ro8">
          <table:table-cell/>
          <table:table-cell table:style-name="ce1132" office:value-type="string" table:number-columns-spanned="2" table:number-rows-spanned="1">
            <text:p>Monto total a financiar</text:p>
          </table:table-cell>
          <table:covered-table-cell table:style-name="ce1132"/>
          <table:table-cell table:style-name="ce1136" office:value-type="float" office:value="50000" table:number-columns-spanned="2" table:number-rows-spanned="1">
            <text:p>50,000.00</text:p>
          </table:table-cell>
          <table:covered-table-cell table:style-name="ce1136"/>
          <table:table-cell table:style-name="ce1168" office:value-type="string">
            <text:p>TEA</text:p>
          </table:table-cell>
          <table:table-cell table:style-name="ce1170" table:formula="of:=[$Solicitud.H40]" office:value-type="percentage" office:value="0.12">
            <text:p>12.00%</text:p>
          </table:table-cell>
          <table:table-cell table:style-name="ce1135" office:value-type="string">
            <text:p>TEM</text:p>
          </table:table-cell>
          <table:table-cell table:style-name="ce1170" table:formula="of:=[$Solicitud.I40]" office:value-type="percentage" office:value="0.00948879293458305">
            <text:p>0.95%</text:p>
          </table:table-cell>
          <table:table-cell table:number-columns-repeated="7"/>
          <table:table-cell table:style-name="ce1173"/>
          <table:table-cell table:style-name="ce1174" table:number-columns-repeated="16"/>
          <table:table-cell table:style-name="ce1173"/>
          <table:table-cell table:style-name="ce1177"/>
          <table:table-cell table:style-name="ce1179"/>
          <table:table-cell table:number-columns-repeated="988"/>
        </table:table-row>
        <table:table-row table:style-name="ro8">
          <table:table-cell/>
          <table:table-cell table:style-name="ce1132" office:value-type="string" table:number-columns-spanned="2" table:number-rows-spanned="1">
            <text:p>Fecha de Desembolso</text:p>
          </table:table-cell>
          <table:covered-table-cell table:style-name="ce1135"/>
          <table:table-cell table:style-name="ce1138" table:formula="of:=[$Solicitud.I5]" office:value-type="float" office:value="41699" table:number-columns-spanned="2" table:number-rows-spanned="1">
            <text:p>1-mar-2014</text:p>
          </table:table-cell>
          <table:covered-table-cell table:style-name="ce1161"/>
          <table:table-cell table:style-name="ce1132" office:value-type="string" table:number-columns-spanned="2" table:number-rows-spanned="1">
            <text:p>PLAZO</text:p>
          </table:table-cell>
          <table:covered-table-cell table:style-name="ce1132"/>
          <table:table-cell table:style-name="ce1172" table:formula="of:=[$Solicitud.F42]" office:value-type="float" office:value="41699" table:number-columns-spanned="2" table:number-rows-spanned="1">
            <text:p>1-mar-2014</text:p>
          </table:table-cell>
          <table:covered-table-cell table:style-name="ce1172"/>
          <table:table-cell table:number-columns-repeated="7"/>
          <table:table-cell table:style-name="ce1173"/>
          <table:table-cell table:style-name="ce1174" table:number-columns-repeated="16"/>
          <table:table-cell table:style-name="ce1173"/>
          <table:table-cell table:style-name="ce1178"/>
          <table:table-cell table:number-columns-repeated="989"/>
        </table:table-row>
        <table:table-row table:style-name="ro5">
          <table:table-cell table:number-columns-repeated="5"/>
          <table:table-cell table:style-name="ce1169" table:number-columns-spanned="2" table:number-rows-spanned="1"/>
          <table:covered-table-cell table:style-name="ce1171"/>
          <table:table-cell table:style-name="ce1173" table:number-columns-repeated="2"/>
          <table:table-cell table:style-name="ce1174"/>
          <table:table-cell table:style-name="ce1173" table:number-columns-repeated="2"/>
          <table:table-cell table:style-name="ce1174"/>
          <table:table-cell table:style-name="ce1173" table:number-columns-repeated="2"/>
          <table:table-cell table:style-name="ce1174" table:number-columns-repeated="18"/>
          <table:table-cell table:style-name="ce1173"/>
          <table:table-cell table:style-name="ce1178"/>
          <table:table-cell table:number-columns-repeated="989"/>
        </table:table-row>
        <table:table-row table:style-name="ro24">
          <table:table-cell table:style-name="ce1128"/>
          <table:table-cell table:style-name="ce767" office:value-type="string" table:number-columns-spanned="2" table:number-rows-spanned="1">
            <text:p>FECHA</text:p>
          </table:table-cell>
          <table:covered-table-cell table:style-name="ce569"/>
          <table:table-cell table:style-name="ce1139"/>
          <table:table-cell table:style-name="ce1162"/>
          <table:table-cell table:style-name="ce1128" table:number-columns-repeated="1019"/>
        </table:table-row>
        <table:table-row table:style-name="ro3">
          <table:table-cell table:style-name="ce1129"/>
          <table:table-cell table:style-name="ce865" table:formula="of:=CONCATENATE(&quot;Venta de &quot;;[$'Evaluación Cuantitativa'.B10])" office:value-type="string" office:string-value="Venta de Arroz">
            <text:p>Venta de Arroz</text:p>
          </table:table-cell>
          <table:table-cell table:style-name="ce1136"/>
          <table:table-cell table:style-name="ce1140" table:content-validation-name="val18"/>
          <table:table-cell table:style-name="ce1163" table:content-validation-name="val18"/>
          <table:table-cell table:style-name="ce1129" table:content-validation-name="val18" table:number-columns-repeated="4"/>
          <table:table-cell table:style-name="ce1129" table:number-columns-repeated="1015"/>
        </table:table-row>
        <table:table-row table:style-name="ro3">
          <table:table-cell table:style-name="ce1129"/>
          <table:table-cell table:style-name="ce865" table:formula="of:=CONCATENATE(&quot;Venta de &quot;;[$'Evaluación Cuantitativa'.B11])" office:value-type="string" office:string-value="Venta de Algodón">
            <text:p>Venta de Algodón</text:p>
          </table:table-cell>
          <table:table-cell table:style-name="ce1136"/>
          <table:table-cell table:style-name="ce1140" table:content-validation-name="val18"/>
          <table:table-cell table:style-name="ce1163" table:content-validation-name="val18"/>
          <table:table-cell table:style-name="ce1129" table:content-validation-name="val18" table:number-columns-repeated="4"/>
          <table:table-cell table:style-name="ce1129" table:number-columns-repeated="1015"/>
        </table:table-row>
        <table:table-row table:style-name="ro3">
          <table:table-cell table:style-name="ce1129"/>
          <table:table-cell table:style-name="ce865" table:formula="of:=CONCATENATE(&quot;Venta de &quot;;[$'Evaluación Cuantitativa'.B12])" office:value-type="string" office:string-value="Venta de Alfalfa">
            <text:p>Venta de Alfalfa</text:p>
          </table:table-cell>
          <table:table-cell table:style-name="ce1136"/>
          <table:table-cell table:style-name="ce1141"/>
          <table:table-cell table:style-name="ce1163"/>
          <table:table-cell table:style-name="ce1129" table:number-columns-repeated="1019"/>
        </table:table-row>
        <table:table-row table:style-name="ro3" table:visibility="collapse">
          <table:table-cell table:style-name="ce1129"/>
          <table:table-cell table:style-name="ce865" table:formula="of:=CONCATENATE(&quot;Otras Ventas:  &quot;;[$'Evaluación Cuantitativa'.B16])" office:value-type="string" office:string-value="Otras Ventas:  Arroz">
            <text:p>Otras Ventas: <text:s/>Arroz</text:p>
          </table:table-cell>
          <table:table-cell table:style-name="ce1136"/>
          <table:table-cell table:style-name="ce1141"/>
          <table:table-cell table:style-name="ce1163"/>
          <table:table-cell table:style-name="ce1129" table:number-columns-repeated="1019"/>
        </table:table-row>
        <table:table-row table:style-name="ro3" table:visibility="collapse">
          <table:table-cell table:style-name="ce1129"/>
          <table:table-cell table:style-name="ce865" table:formula="of:=CONCATENATE(&quot;Otras Ventas: &quot;;[$'Evaluación Cuantitativa'.B17])" office:value-type="string" office:string-value="Otras Ventas: ">
            <text:p>Otras Ventas: </text:p>
          </table:table-cell>
          <table:table-cell table:style-name="ce1136"/>
          <table:table-cell table:style-name="ce1141"/>
          <table:table-cell table:style-name="ce1163"/>
          <table:table-cell table:style-name="ce1129" table:number-columns-repeated="1019"/>
        </table:table-row>
        <table:table-row table:style-name="ro3">
          <table:table-cell table:style-name="ce1129"/>
          <table:table-cell table:style-name="ce865" office:value-type="string">
            <text:p>Otras Ventas Pecuarias de A. Mayores</text:p>
          </table:table-cell>
          <table:table-cell table:style-name="ce1136"/>
          <table:table-cell table:style-name="ce1141"/>
          <table:table-cell table:style-name="ce1163"/>
          <table:table-cell table:style-name="ce1129" table:number-columns-repeated="1019"/>
        </table:table-row>
        <table:table-row table:style-name="ro3">
          <table:table-cell table:style-name="ce1129"/>
          <table:table-cell table:style-name="ce865" office:value-type="string">
            <text:p>Otras Ventas Pecuarias de A, Menores</text:p>
          </table:table-cell>
          <table:table-cell table:style-name="ce1136"/>
          <table:table-cell table:style-name="ce1142"/>
          <table:table-cell table:style-name="ce1164"/>
          <table:table-cell table:style-name="ce1129" table:number-columns-repeated="1019"/>
        </table:table-row>
        <table:table-row table:style-name="ro3">
          <table:table-cell table:style-name="ce1129"/>
          <table:table-cell table:style-name="ce865" office:value-type="string">
            <text:p>TOTAL DE INGRESOS</text:p>
          </table:table-cell>
          <table:table-cell table:style-name="ce1136"/>
          <table:table-cell table:style-name="ce1143"/>
          <table:table-cell table:style-name="ce1165"/>
          <table:table-cell table:style-name="ce1129" table:number-columns-repeated="1019"/>
        </table:table-row>
        <table:table-row table:style-name="ro3">
          <table:table-cell table:style-name="ce1129"/>
          <table:table-cell table:style-name="ce865" office:value-type="string">
            <text:p><text:s/>- MOD</text:p>
          </table:table-cell>
          <table:table-cell table:style-name="ce1136"/>
          <table:table-cell table:style-name="ce1141"/>
          <table:table-cell table:style-name="ce1163"/>
          <table:table-cell table:style-name="ce1129" table:number-columns-repeated="1019"/>
        </table:table-row>
        <table:table-row table:style-name="ro14">
          <table:table-cell table:style-name="ce1129"/>
          <table:table-cell table:style-name="ce865" office:value-type="string">
            <text:p><text:s/>- Maquinaria</text:p>
          </table:table-cell>
          <table:table-cell table:style-name="ce1136"/>
          <table:table-cell table:style-name="ce1141"/>
          <table:table-cell table:style-name="ce1163"/>
          <table:table-cell table:style-name="ce1129" table:number-columns-repeated="1019"/>
        </table:table-row>
        <table:table-row table:style-name="ro3">
          <table:table-cell table:style-name="ce1129"/>
          <table:table-cell table:style-name="ce865" office:value-type="string">
            <text:p><text:s/>- Insumos</text:p>
          </table:table-cell>
          <table:table-cell table:style-name="ce1136"/>
          <table:table-cell table:style-name="ce1141"/>
          <table:table-cell table:style-name="ce1163"/>
          <table:table-cell table:style-name="ce1129" table:number-columns-repeated="1019"/>
        </table:table-row>
        <table:table-row table:style-name="ro3">
          <table:table-cell table:style-name="ce1129"/>
          <table:table-cell table:style-name="ce865" office:value-type="string">
            <text:p><text:s/>- Gastos Generales (Imprevistos)</text:p>
          </table:table-cell>
          <table:table-cell table:style-name="ce1136"/>
          <table:table-cell table:style-name="ce1141"/>
          <table:table-cell table:style-name="ce1163"/>
          <table:table-cell table:style-name="ce1129" table:number-columns-repeated="1019"/>
        </table:table-row>
        <table:table-row table:style-name="ro3" table:visibility="collapse">
          <table:table-cell table:style-name="ce1129"/>
          <table:table-cell table:style-name="ce865" table:formula="of:=CONCATENATE(&quot;Otros Egresos (&quot;;[$'Evaluación Cuantitativa'.B16];&quot;)&quot;)" office:value-type="string" office:string-value="Otros Egresos (Arroz)">
            <text:p>Otros Egresos (Arroz)</text:p>
          </table:table-cell>
          <table:table-cell table:style-name="ce1136"/>
          <table:table-cell table:style-name="ce1141"/>
          <table:table-cell table:style-name="ce1163"/>
          <table:table-cell table:style-name="ce1129" table:number-columns-repeated="1019"/>
        </table:table-row>
        <table:table-row table:style-name="ro3" table:visibility="collapse">
          <table:table-cell table:style-name="ce1129"/>
          <table:table-cell table:style-name="ce865" table:formula="of:=CONCATENATE(&quot;Otros Egresos (&quot;;[$'Evaluación Cuantitativa'.B17];&quot;)&quot;)" office:value-type="string" office:string-value="Otros Egresos ()">
            <text:p>Otros Egresos ()</text:p>
          </table:table-cell>
          <table:table-cell table:style-name="ce1136"/>
          <table:table-cell table:style-name="ce1141"/>
          <table:table-cell table:style-name="ce1163"/>
          <table:table-cell table:style-name="ce1129" table:number-columns-repeated="1019"/>
        </table:table-row>
        <table:table-row table:style-name="ro3">
          <table:table-cell table:style-name="ce1129"/>
          <table:table-cell table:style-name="ce865" office:value-type="string">
            <text:p>Otros Egresos Pecuarios (A. Mayores)</text:p>
          </table:table-cell>
          <table:table-cell table:style-name="ce1136"/>
          <table:table-cell table:style-name="ce1141"/>
          <table:table-cell table:style-name="ce1163"/>
          <table:table-cell table:style-name="ce1129" table:number-columns-repeated="1019"/>
        </table:table-row>
        <table:table-row table:style-name="ro3">
          <table:table-cell table:style-name="ce1129"/>
          <table:table-cell table:style-name="ce865" office:value-type="string">
            <text:p>Otros Egresos Pecuarios (A. Menores)</text:p>
          </table:table-cell>
          <table:table-cell table:style-name="ce1136"/>
          <table:table-cell table:style-name="ce1142"/>
          <table:table-cell table:style-name="ce1164"/>
          <table:table-cell table:style-name="ce1129" table:number-columns-repeated="1019"/>
        </table:table-row>
        <table:table-row table:style-name="ro3">
          <table:table-cell table:style-name="ce1129"/>
          <table:table-cell table:style-name="ce865" office:value-type="string">
            <text:p>TOTAL EGRESOS</text:p>
          </table:table-cell>
          <table:table-cell table:style-name="ce767"/>
          <table:table-cell table:style-name="ce1144"/>
          <table:table-cell table:style-name="ce1166"/>
          <table:table-cell table:style-name="ce1129" table:number-columns-repeated="1019"/>
        </table:table-row>
        <table:table-row table:style-name="ro3">
          <table:table-cell table:style-name="ce1129"/>
          <table:table-cell table:style-name="ce865" office:value-type="string">
            <text:p>SALDO BRUTO</text:p>
          </table:table-cell>
          <table:table-cell table:style-name="ce767"/>
          <table:table-cell table:style-name="ce1143"/>
          <table:table-cell table:style-name="ce1165"/>
          <table:table-cell table:style-name="ce1129" table:number-columns-repeated="1019"/>
        </table:table-row>
        <table:table-row table:style-name="ro3">
          <table:table-cell table:style-name="ce1129"/>
          <table:table-cell table:style-name="ce865" office:value-type="string">
            <text:p>Otros Gastos</text:p>
          </table:table-cell>
          <table:table-cell table:style-name="ce193"/>
          <table:table-cell table:style-name="ce1145" table:content-validation-name="val18"/>
          <table:table-cell table:style-name="ce1163" table:content-validation-name="val18"/>
          <table:table-cell table:style-name="ce1129" table:content-validation-name="val18" table:number-columns-repeated="6"/>
          <table:table-cell table:style-name="ce1129" table:number-columns-repeated="1013"/>
        </table:table-row>
        <table:table-row table:style-name="ro3">
          <table:table-cell table:style-name="ce1129"/>
          <table:table-cell table:style-name="ce865" office:value-type="string">
            <text:p>Obligaciones Agricolas</text:p>
          </table:table-cell>
          <table:table-cell table:style-name="ce193"/>
          <table:table-cell table:style-name="ce1142"/>
          <table:table-cell table:style-name="ce1164"/>
          <table:table-cell table:style-name="ce1129" table:number-columns-repeated="1019"/>
        </table:table-row>
        <table:table-row table:style-name="ro3">
          <table:table-cell table:style-name="ce1129"/>
          <table:table-cell table:style-name="ce865" office:value-type="string">
            <text:p>SALDO NETO</text:p>
          </table:table-cell>
          <table:table-cell table:style-name="ce767"/>
          <table:table-cell table:style-name="ce1143"/>
          <table:table-cell table:style-name="ce1165"/>
          <table:table-cell table:style-name="ce1129" table:number-columns-repeated="1019"/>
        </table:table-row>
        <table:table-row table:style-name="ro3">
          <table:table-cell table:style-name="ce1129"/>
          <table:table-cell table:style-name="ce865" office:value-type="string">
            <text:p>OTROS INGRESOS</text:p>
          </table:table-cell>
          <table:table-cell table:style-name="ce193"/>
          <table:table-cell table:style-name="ce1141"/>
          <table:table-cell table:style-name="ce1166"/>
          <table:table-cell table:style-name="ce1129" table:number-columns-repeated="1019"/>
        </table:table-row>
        <table:table-row table:style-name="ro12">
          <table:table-cell table:style-name="ce1129"/>
          <table:table-cell table:style-name="ce865" office:value-type="string">
            <text:p>Gastos familiares <text:span text:style-name="T2">(+ deuda Fam.)Gastos familiares (+ deuda Fam.)</text:span></text:p>
          </table:table-cell>
          <table:table-cell table:style-name="ce193"/>
          <table:table-cell table:style-name="ce1142"/>
          <table:table-cell table:style-name="ce1165"/>
          <table:table-cell table:style-name="ce1129" table:number-columns-repeated="1019"/>
        </table:table-row>
        <table:table-row table:style-name="ro3">
          <table:table-cell table:style-name="ce1129"/>
          <table:table-cell table:style-name="ce865" office:value-type="string">
            <text:p>SALDO DEL MES ANTES DEL CRÉDITO</text:p>
          </table:table-cell>
          <table:table-cell table:style-name="ce767"/>
          <table:table-cell table:style-name="ce1144"/>
          <table:table-cell table:style-name="ce1166"/>
          <table:table-cell table:style-name="ce1129" table:number-columns-repeated="1019"/>
        </table:table-row>
        <table:table-row table:style-name="ro3">
          <table:table-cell table:style-name="ce1128"/>
          <table:table-cell table:style-name="ce865" office:value-type="string">
            <text:p>FLUJO SIN CREDITO CON SALDO INICIAL</text:p>
          </table:table-cell>
          <table:table-cell table:style-name="ce1136"/>
          <table:table-cell table:style-name="ce1146"/>
          <table:table-cell table:style-name="ce1128" table:number-columns-repeated="1020"/>
        </table:table-row>
        <table:table-row table:style-name="ro3">
          <table:table-cell table:style-name="ce1128"/>
          <table:table-cell table:style-name="ce865" office:value-type="string">
            <text:p>FECHA DE DESEMBOLSO Y PAGOS</text:p>
          </table:table-cell>
          <table:table-cell table:style-name="ce1136"/>
          <table:table-cell table:style-name="ce1147" table:content-validation-name="val64"/>
          <table:table-cell table:style-name="ce1128" table:content-validation-name="val64" table:number-columns-repeated="12"/>
          <table:table-cell table:style-name="ce1128" table:content-validation-name="val66" table:number-columns-repeated="2"/>
          <table:table-cell table:style-name="ce1128" table:number-columns-repeated="1006"/>
        </table:table-row>
        <table:table-row table:style-name="ro3">
          <table:table-cell table:style-name="ce1128"/>
          <table:table-cell table:style-name="ce865" office:value-type="string">
            <text:p>DESEMBOLSO</text:p>
          </table:table-cell>
          <table:table-cell table:style-name="ce1136"/>
          <table:table-cell table:style-name="ce1148" table:content-validation-name="val65"/>
          <table:table-cell table:style-name="ce1167" table:content-validation-name="val65"/>
          <table:table-cell table:number-columns-repeated="4" table:style-name="ce1128" table:content-validation-name="val65"/>
          <table:table-cell table:number-columns-repeated="125" table:style-name="ce1128"/>
          <table:table-cell table:style-name="ce1128" table:number-columns-repeated="890"/>
        </table:table-row>
        <table:table-row table:style-name="ro3">
          <table:table-cell table:style-name="ce1128"/>
          <table:table-cell table:style-name="ce865" office:value-type="string">
            <text:p>CUOTAS</text:p>
          </table:table-cell>
          <table:table-cell table:style-name="ce1136"/>
          <table:table-cell table:style-name="ce1149"/>
          <table:table-cell table:style-name="ce1167"/>
          <table:table-cell table:style-name="ce1128" table:number-columns-repeated="1019"/>
        </table:table-row>
        <table:table-row table:style-name="ro3">
          <table:table-cell table:style-name="ce1128"/>
          <table:table-cell table:style-name="ce865" office:value-type="string">
            <text:p>A PAGAR PARA CANCELAR A LA FECHA</text:p>
          </table:table-cell>
          <table:table-cell table:style-name="ce1136"/>
          <table:table-cell table:style-name="ce1150"/>
          <table:table-cell table:style-name="ce1128" table:number-columns-repeated="1020"/>
        </table:table-row>
        <table:table-row table:style-name="ro3">
          <table:table-cell table:style-name="ce1128"/>
          <table:table-cell table:style-name="ce865" office:value-type="string">
            <text:p>FLUJO CON CREDITO CON SALDO INICIAL</text:p>
          </table:table-cell>
          <table:table-cell table:style-name="ce1136"/>
          <table:table-cell table:style-name="ce1151"/>
          <table:table-cell table:style-name="ce1128" table:number-columns-repeated="1020"/>
        </table:table-row>
        <table:table-row table:style-name="ro3">
          <table:table-cell table:style-name="ce1128"/>
          <table:table-cell table:style-name="ce865" office:value-type="string">
            <text:p>AÑO</text:p>
          </table:table-cell>
          <table:table-cell table:style-name="ce1136"/>
          <table:table-cell table:style-name="ce1152"/>
          <table:table-cell table:style-name="ce1128" table:number-columns-repeated="1020"/>
        </table:table-row>
        <table:table-row table:style-name="ro3">
          <table:table-cell table:style-name="ce1128"/>
          <table:table-cell table:style-name="ce865" office:value-type="string">
            <text:p>MES</text:p>
          </table:table-cell>
          <table:table-cell table:style-name="ce1136"/>
          <table:table-cell table:style-name="ce1152"/>
          <table:table-cell table:style-name="ce1128" table:number-columns-repeated="1020"/>
        </table:table-row>
        <table:table-row table:style-name="ro3">
          <table:table-cell table:style-name="ce1128"/>
          <table:table-cell table:style-name="ce865" office:value-type="string">
            <text:p>FECHA COMPUTADA</text:p>
          </table:table-cell>
          <table:table-cell table:style-name="ce1136"/>
          <table:table-cell table:style-name="ce1153"/>
          <table:table-cell table:number-columns-repeated="89" table:style-name="ce1128"/>
          <table:table-cell table:style-name="ce1128" table:number-columns-repeated="931"/>
        </table:table-row>
        <table:table-row table:style-name="ro3">
          <table:table-cell table:style-name="ce1128"/>
          <table:table-cell table:style-name="ce865" office:value-type="string">
            <text:p>ABONO A CAPITAL</text:p>
          </table:table-cell>
          <table:table-cell table:style-name="ce1136"/>
          <table:table-cell table:style-name="ce1154"/>
          <table:table-cell table:style-name="ce1167"/>
          <table:table-cell table:style-name="ce1128" table:number-columns-repeated="15"/>
          <table:table-cell table:style-name="ce1175"/>
          <table:table-cell table:style-name="ce1176" table:number-columns-repeated="15"/>
          <table:table-cell table:style-name="ce1180" table:number-columns-repeated="987"/>
          <table:table-cell table:style-name="ce1176"/>
        </table:table-row>
        <table:table-row table:style-name="ro3">
          <table:table-cell table:style-name="ce1128"/>
          <table:table-cell table:style-name="ce865" office:value-type="string">
            <text:p>ABONO A INTERESES</text:p>
          </table:table-cell>
          <table:table-cell table:style-name="ce1136"/>
          <table:table-cell table:style-name="ce1154"/>
          <table:table-cell table:style-name="ce1167"/>
          <table:table-cell table:style-name="ce1128" table:number-columns-repeated="15"/>
          <table:table-cell table:style-name="ce1175"/>
          <table:table-cell table:style-name="ce1176" table:number-columns-repeated="15"/>
          <table:table-cell table:style-name="ce1180" table:number-columns-repeated="987"/>
          <table:table-cell table:style-name="ce1176"/>
        </table:table-row>
        <table:table-row table:style-name="ro3">
          <table:table-cell table:style-name="ce1128"/>
          <table:table-cell table:style-name="ce865" office:value-type="string">
            <text:p>INTERESES DEL LAPSO</text:p>
          </table:table-cell>
          <table:table-cell table:style-name="ce1136"/>
          <table:table-cell table:style-name="ce1155"/>
          <table:table-cell table:style-name="ce1128" table:number-columns-repeated="16"/>
          <table:table-cell table:style-name="ce1175"/>
          <table:table-cell table:style-name="ce1176" table:number-columns-repeated="15"/>
          <table:table-cell table:style-name="ce1180" table:number-columns-repeated="987"/>
          <table:table-cell table:style-name="ce1176"/>
        </table:table-row>
        <table:table-row table:style-name="ro3">
          <table:table-cell table:style-name="ce1128"/>
          <table:table-cell table:style-name="ce865" office:value-type="string">
            <text:p>INTERESES VIGENTES A LA FECHA</text:p>
          </table:table-cell>
          <table:table-cell table:style-name="ce1136"/>
          <table:table-cell table:style-name="ce1156"/>
          <table:table-cell table:style-name="ce1128" table:number-columns-repeated="16"/>
          <table:table-cell table:style-name="ce1175"/>
          <table:table-cell table:style-name="ce1176" table:number-columns-repeated="15"/>
          <table:table-cell table:style-name="ce1180" table:number-columns-repeated="987"/>
          <table:table-cell table:style-name="ce1176"/>
        </table:table-row>
        <table:table-row table:style-name="ro3">
          <table:table-cell table:style-name="ce1128"/>
          <table:table-cell table:style-name="ce865" office:value-type="string">
            <text:p>CAPITAL VIGENTE</text:p>
          </table:table-cell>
          <table:table-cell table:style-name="ce1136"/>
          <table:table-cell table:style-name="ce1157"/>
          <table:table-cell table:style-name="ce1128" table:number-columns-repeated="16"/>
          <table:table-cell table:style-name="ce1175"/>
          <table:table-cell table:style-name="ce1176" table:number-columns-repeated="15"/>
          <table:table-cell table:style-name="ce1180" table:number-columns-repeated="987"/>
          <table:table-cell table:style-name="ce1176"/>
        </table:table-row>
        <table:table-row table:style-name="ro3" table:number-rows-repeated="4">
          <table:table-cell table:number-columns-repeated="1024"/>
        </table:table-row>
        <table:table-row table:style-name="ro3">
          <table:table-cell table:number-columns-repeated="3"/>
          <table:table-cell table:style-name="ce1158"/>
          <table:table-cell table:number-columns-repeated="1020"/>
        </table:table-row>
        <table:table-row table:style-name="ro3" table:number-rows-repeated="48">
          <table:table-cell table:number-columns-repeated="1024"/>
        </table:table-row>
        <table:table-row table:style-name="ro3" table:visibility="collapse">
          <table:table-cell/>
          <table:table-cell office:value-type="string">
            <text:p>ingresos</text:p>
          </table:table-cell>
          <table:table-cell table:number-columns-repeated="1022"/>
        </table:table-row>
        <table:table-row table:style-name="ro3"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3" table:visibility="collapse">
          <table:table-cell/>
          <table:table-cell table:formula="of:=ROUND([$'Evaluación Cuantitativa'.K11];0)" office:value-type="float" office:value="0">
            <text:p>0</text:p>
          </table:table-cell>
          <table:table-cell table:number-columns-repeated="1022"/>
        </table:table-row>
        <table:table-row table:style-name="ro3"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3" table:visibility="collapse" table:number-rows-repeated="4">
          <table:table-cell table:number-columns-repeated="1024"/>
        </table:table-row>
        <table:table-row table:style-name="ro3" table:visibility="collapse">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3" table:visibility="collapse">
          <table:table-cell/>
          <table:table-cell office:value-type="string">
            <text:p>desembolsos</text:p>
          </table:table-cell>
          <table:table-cell/>
          <table:table-cell table:style-name="ce1159" table:formula="of:=[.D34]" office:value-type="float" office:value="0">
            <text:p><text:s text:c="2"/>- </text:p>
          </table:table-cell>
          <table:table-cell table:style-name="ce1159" table:formula="of:=[.E34]" office:value-type="float" office:value="0">
            <text:p><text:s text:c="2"/>- </text:p>
          </table:table-cell>
          <table:table-cell table:style-name="ce1159" table:formula="of:=[.F34]" office:value-type="float" office:value="0">
            <text:p><text:s text:c="2"/>- </text:p>
          </table:table-cell>
          <table:table-cell table:style-name="ce1159" table:formula="of:=[.G34]" office:value-type="float" office:value="0">
            <text:p><text:s text:c="2"/>- </text:p>
          </table:table-cell>
          <table:table-cell table:style-name="ce1159" table:formula="of:=[.H34]" office:value-type="float" office:value="0">
            <text:p><text:s text:c="2"/>- </text:p>
          </table:table-cell>
          <table:table-cell table:style-name="ce1159" table:formula="of:=[.I34]" office:value-type="float" office:value="0">
            <text:p><text:s text:c="2"/>- </text:p>
          </table:table-cell>
          <table:table-cell table:style-name="ce1159" table:formula="of:=[.J34]" office:value-type="float" office:value="0">
            <text:p><text:s text:c="2"/>- </text:p>
          </table:table-cell>
          <table:table-cell table:style-name="ce1159" table:formula="of:=[.K34]" office:value-type="float" office:value="0">
            <text:p><text:s text:c="2"/>- </text:p>
          </table:table-cell>
          <table:table-cell table:style-name="ce1159" table:formula="of:=[.L34]" office:value-type="float" office:value="0">
            <text:p><text:s text:c="2"/>- </text:p>
          </table:table-cell>
          <table:table-cell table:style-name="ce1159" table:formula="of:=[.M34]" office:value-type="float" office:value="0">
            <text:p><text:s text:c="2"/>- </text:p>
          </table:table-cell>
          <table:table-cell table:style-name="ce1159" table:formula="of:=[.N34]" office:value-type="float" office:value="0">
            <text:p><text:s text:c="2"/>- </text:p>
          </table:table-cell>
          <table:table-cell table:style-name="ce1159" table:formula="of:=[.O34]" office:value-type="float" office:value="0">
            <text:p><text:s text:c="2"/>- </text:p>
          </table:table-cell>
          <table:table-cell table:style-name="ce1159" table:formula="of:=[.P34]" office:value-type="float" office:value="0">
            <text:p><text:s text:c="2"/>- </text:p>
          </table:table-cell>
          <table:table-cell table:style-name="ce1159" table:formula="of:=[.Q34]" office:value-type="float" office:value="0">
            <text:p><text:s text:c="2"/>- </text:p>
          </table:table-cell>
          <table:table-cell table:style-name="ce1159" table:formula="of:=[.R34]" office:value-type="float" office:value="0">
            <text:p><text:s text:c="2"/>- </text:p>
          </table:table-cell>
          <table:table-cell table:style-name="ce1159" table:formula="of:=[.S34]" office:value-type="float" office:value="0">
            <text:p><text:s text:c="2"/>- </text:p>
          </table:table-cell>
          <table:table-cell table:style-name="ce1159" table:formula="of:=[.T34]" office:value-type="float" office:value="0">
            <text:p><text:s text:c="2"/>- </text:p>
          </table:table-cell>
          <table:table-cell table:style-name="ce1159" table:formula="of:=[.U34]" office:value-type="float" office:value="0">
            <text:p><text:s text:c="2"/>- </text:p>
          </table:table-cell>
          <table:table-cell table:style-name="ce1159" table:formula="of:=[.V34]" office:value-type="float" office:value="0">
            <text:p><text:s text:c="2"/>- </text:p>
          </table:table-cell>
          <table:table-cell table:style-name="ce1159" table:formula="of:=[.W34]" office:value-type="float" office:value="0">
            <text:p><text:s text:c="2"/>- </text:p>
          </table:table-cell>
          <table:table-cell table:style-name="ce1159" table:formula="of:=[.X34]" office:value-type="float" office:value="0">
            <text:p><text:s text:c="2"/>- </text:p>
          </table:table-cell>
          <table:table-cell table:style-name="ce1159" table:formula="of:=[.Y34]" office:value-type="float" office:value="0">
            <text:p><text:s text:c="2"/>- </text:p>
          </table:table-cell>
          <table:table-cell table:style-name="ce1159" table:formula="of:=[.Z34]" office:value-type="float" office:value="0">
            <text:p><text:s text:c="2"/>- </text:p>
          </table:table-cell>
          <table:table-cell table:style-name="ce1159" table:formula="of:=[.AA34]" office:value-type="float" office:value="0">
            <text:p><text:s text:c="2"/>- </text:p>
          </table:table-cell>
          <table:table-cell table:style-name="ce1159" table:formula="of:=[.AB34]" office:value-type="float" office:value="0">
            <text:p><text:s text:c="2"/>- </text:p>
          </table:table-cell>
          <table:table-cell table:style-name="ce1159" table:formula="of:=[.AC34]" office:value-type="float" office:value="0">
            <text:p><text:s text:c="2"/>- </text:p>
          </table:table-cell>
          <table:table-cell table:style-name="ce1159" table:formula="of:=[.AD34]" office:value-type="float" office:value="0">
            <text:p><text:s text:c="2"/>- </text:p>
          </table:table-cell>
          <table:table-cell table:style-name="ce1159" table:formula="of:=[.AE34]" office:value-type="float" office:value="0">
            <text:p><text:s text:c="2"/>- </text:p>
          </table:table-cell>
          <table:table-cell table:style-name="ce1159" table:formula="of:=[.AF34]" office:value-type="float" office:value="0">
            <text:p><text:s text:c="2"/>- </text:p>
          </table:table-cell>
          <table:table-cell table:style-name="ce1159" table:formula="of:=[.AG34]" office:value-type="float" office:value="0">
            <text:p><text:s text:c="2"/>- </text:p>
          </table:table-cell>
          <table:table-cell table:style-name="ce1159" table:formula="of:=[.AH34]" office:value-type="float" office:value="0">
            <text:p><text:s text:c="2"/>- </text:p>
          </table:table-cell>
          <table:table-cell table:style-name="ce1159" table:formula="of:=[.AI34]" office:value-type="float" office:value="0">
            <text:p><text:s text:c="2"/>- </text:p>
          </table:table-cell>
          <table:table-cell table:style-name="ce1159" table:formula="of:=[.AJ34]" office:value-type="float" office:value="0">
            <text:p><text:s text:c="2"/>- </text:p>
          </table:table-cell>
          <table:table-cell table:style-name="ce1159" table:formula="of:=[.AK34]" office:value-type="float" office:value="0">
            <text:p><text:s text:c="2"/>- </text:p>
          </table:table-cell>
          <table:table-cell table:style-name="ce1159" table:formula="of:=[.AL34]" office:value-type="float" office:value="0">
            <text:p><text:s text:c="2"/>- </text:p>
          </table:table-cell>
          <table:table-cell table:style-name="ce1159" table:formula="of:=[.AM34]" office:value-type="float" office:value="0">
            <text:p><text:s text:c="2"/>- </text:p>
          </table:table-cell>
          <table:table-cell table:style-name="ce1159" table:formula="of:=[.AN34]" office:value-type="float" office:value="0">
            <text:p><text:s text:c="2"/>- </text:p>
          </table:table-cell>
          <table:table-cell table:style-name="ce1159" table:formula="of:=[.AO34]" office:value-type="float" office:value="0">
            <text:p><text:s text:c="2"/>- </text:p>
          </table:table-cell>
          <table:table-cell table:style-name="ce1159" table:formula="of:=[.AP34]" office:value-type="float" office:value="0">
            <text:p><text:s text:c="2"/>- </text:p>
          </table:table-cell>
          <table:table-cell table:style-name="ce1159" table:formula="of:=[.AQ34]" office:value-type="float" office:value="0">
            <text:p><text:s text:c="2"/>- </text:p>
          </table:table-cell>
          <table:table-cell table:style-name="ce1159" table:formula="of:=[.AR34]" office:value-type="float" office:value="0">
            <text:p><text:s text:c="2"/>- </text:p>
          </table:table-cell>
          <table:table-cell table:style-name="ce1159" table:formula="of:=[.AS34]" office:value-type="float" office:value="0">
            <text:p><text:s text:c="2"/>- </text:p>
          </table:table-cell>
          <table:table-cell table:style-name="ce1159" table:formula="of:=[.AT34]" office:value-type="float" office:value="0">
            <text:p><text:s text:c="2"/>- </text:p>
          </table:table-cell>
          <table:table-cell table:style-name="ce1159" table:formula="of:=[.AU34]" office:value-type="float" office:value="0">
            <text:p><text:s text:c="2"/>- </text:p>
          </table:table-cell>
          <table:table-cell table:style-name="ce1159" table:formula="of:=[.AV34]" office:value-type="float" office:value="0">
            <text:p><text:s text:c="2"/>- </text:p>
          </table:table-cell>
          <table:table-cell table:style-name="ce1159" table:formula="of:=[.AW34]" office:value-type="float" office:value="0">
            <text:p><text:s text:c="2"/>- </text:p>
          </table:table-cell>
          <table:table-cell table:style-name="ce1159" table:formula="of:=[.AX34]" office:value-type="float" office:value="0">
            <text:p><text:s text:c="2"/>- </text:p>
          </table:table-cell>
          <table:table-cell table:style-name="ce1159" table:formula="of:=[.AY34]" office:value-type="float" office:value="0">
            <text:p><text:s text:c="2"/>- </text:p>
          </table:table-cell>
          <table:table-cell table:style-name="ce1159" table:formula="of:=[.AZ34]" office:value-type="float" office:value="0">
            <text:p><text:s text:c="2"/>- </text:p>
          </table:table-cell>
          <table:table-cell table:style-name="ce1159" table:formula="of:=[.BA34]" office:value-type="float" office:value="0">
            <text:p><text:s text:c="2"/>- </text:p>
          </table:table-cell>
          <table:table-cell table:style-name="ce1159" table:formula="of:=[.BB34]" office:value-type="float" office:value="0">
            <text:p><text:s text:c="2"/>- </text:p>
          </table:table-cell>
          <table:table-cell table:style-name="ce1159" table:formula="of:=[.BC34]" office:value-type="float" office:value="0">
            <text:p><text:s text:c="2"/>- </text:p>
          </table:table-cell>
          <table:table-cell table:style-name="ce1159" table:formula="of:=[.BD34]" office:value-type="float" office:value="0">
            <text:p><text:s text:c="2"/>- </text:p>
          </table:table-cell>
          <table:table-cell table:style-name="ce1159" table:formula="of:=[.BE34]" office:value-type="float" office:value="0">
            <text:p><text:s text:c="2"/>- </text:p>
          </table:table-cell>
          <table:table-cell table:style-name="ce1159" table:formula="of:=[.BF34]" office:value-type="float" office:value="0">
            <text:p><text:s text:c="2"/>- </text:p>
          </table:table-cell>
          <table:table-cell table:style-name="ce1159" table:formula="of:=[.BG34]" office:value-type="float" office:value="0">
            <text:p><text:s text:c="2"/>- </text:p>
          </table:table-cell>
          <table:table-cell table:style-name="ce1159" table:formula="of:=[.BH34]" office:value-type="float" office:value="0">
            <text:p><text:s text:c="2"/>- </text:p>
          </table:table-cell>
          <table:table-cell table:style-name="ce1159" table:formula="of:=[.BI34]" office:value-type="float" office:value="0">
            <text:p><text:s text:c="2"/>- </text:p>
          </table:table-cell>
          <table:table-cell table:style-name="ce1159" table:formula="of:=[.BJ34]" office:value-type="float" office:value="0">
            <text:p><text:s text:c="2"/>- </text:p>
          </table:table-cell>
          <table:table-cell table:style-name="ce1159" table:formula="of:=[.BK34]" office:value-type="float" office:value="0">
            <text:p><text:s text:c="2"/>- </text:p>
          </table:table-cell>
          <table:table-cell table:style-name="ce1159" table:formula="of:=[.BL34]" office:value-type="float" office:value="0">
            <text:p><text:s text:c="2"/>- </text:p>
          </table:table-cell>
          <table:table-cell table:style-name="ce1159" table:formula="of:=[.BM34]" office:value-type="float" office:value="0">
            <text:p><text:s text:c="2"/>- </text:p>
          </table:table-cell>
          <table:table-cell table:style-name="ce1159" table:formula="of:=[.BN34]" office:value-type="float" office:value="0">
            <text:p><text:s text:c="2"/>- </text:p>
          </table:table-cell>
          <table:table-cell table:style-name="ce1159" table:formula="of:=[.BO34]" office:value-type="float" office:value="0">
            <text:p><text:s text:c="2"/>- </text:p>
          </table:table-cell>
          <table:table-cell table:style-name="ce1159" table:formula="of:=[.BP34]" office:value-type="float" office:value="0">
            <text:p><text:s text:c="2"/>- </text:p>
          </table:table-cell>
          <table:table-cell table:style-name="ce1159" table:formula="of:=[.BQ34]" office:value-type="float" office:value="0">
            <text:p><text:s text:c="2"/>- </text:p>
          </table:table-cell>
          <table:table-cell table:style-name="ce1159" table:formula="of:=[.BR34]" office:value-type="float" office:value="0">
            <text:p><text:s text:c="2"/>- </text:p>
          </table:table-cell>
          <table:table-cell table:style-name="ce1159" table:formula="of:=[.BS34]" office:value-type="float" office:value="0">
            <text:p><text:s text:c="2"/>- </text:p>
          </table:table-cell>
          <table:table-cell table:style-name="ce1159" table:formula="of:=[.BT34]" office:value-type="float" office:value="0">
            <text:p><text:s text:c="2"/>- </text:p>
          </table:table-cell>
          <table:table-cell table:style-name="ce1159" table:formula="of:=[.BU34]" office:value-type="float" office:value="0">
            <text:p><text:s text:c="2"/>- </text:p>
          </table:table-cell>
          <table:table-cell table:style-name="ce1159" table:formula="of:=[.BV34]" office:value-type="float" office:value="0">
            <text:p><text:s text:c="2"/>- </text:p>
          </table:table-cell>
          <table:table-cell table:style-name="ce1159" table:formula="of:=[.BW34]" office:value-type="float" office:value="0">
            <text:p><text:s text:c="2"/>- </text:p>
          </table:table-cell>
          <table:table-cell table:style-name="ce1159" table:formula="of:=[.BX34]" office:value-type="float" office:value="0">
            <text:p><text:s text:c="2"/>- </text:p>
          </table:table-cell>
          <table:table-cell table:style-name="ce1159" table:formula="of:=[.BY34]" office:value-type="float" office:value="0">
            <text:p><text:s text:c="2"/>- </text:p>
          </table:table-cell>
          <table:table-cell table:style-name="ce1159" table:formula="of:=[.BZ34]" office:value-type="float" office:value="0">
            <text:p><text:s text:c="2"/>- </text:p>
          </table:table-cell>
          <table:table-cell table:style-name="ce1159" table:formula="of:=[.CA34]" office:value-type="float" office:value="0">
            <text:p><text:s text:c="2"/>- </text:p>
          </table:table-cell>
          <table:table-cell table:style-name="ce1159" table:formula="of:=[.CB34]" office:value-type="float" office:value="0">
            <text:p><text:s text:c="2"/>- </text:p>
          </table:table-cell>
          <table:table-cell table:style-name="ce1159" table:formula="of:=[.CC34]" office:value-type="float" office:value="0">
            <text:p><text:s text:c="2"/>- </text:p>
          </table:table-cell>
          <table:table-cell table:style-name="ce1159" table:formula="of:=[.CD34]" office:value-type="float" office:value="0">
            <text:p><text:s text:c="2"/>- </text:p>
          </table:table-cell>
          <table:table-cell table:style-name="ce1159" table:formula="of:=[.CE34]" office:value-type="float" office:value="0">
            <text:p><text:s text:c="2"/>- </text:p>
          </table:table-cell>
          <table:table-cell table:style-name="ce1159" table:formula="of:=[.CF34]" office:value-type="float" office:value="0">
            <text:p><text:s text:c="2"/>- </text:p>
          </table:table-cell>
          <table:table-cell table:style-name="ce1159" table:formula="of:=[.CG34]" office:value-type="float" office:value="0">
            <text:p><text:s text:c="2"/>- </text:p>
          </table:table-cell>
          <table:table-cell table:style-name="ce1159" table:formula="of:=[.CH34]" office:value-type="float" office:value="0">
            <text:p><text:s text:c="2"/>- </text:p>
          </table:table-cell>
          <table:table-cell table:style-name="ce1159" table:formula="of:=[.CI34]" office:value-type="float" office:value="0">
            <text:p><text:s text:c="2"/>- </text:p>
          </table:table-cell>
          <table:table-cell table:style-name="ce1159" table:formula="of:=[.CJ34]" office:value-type="float" office:value="0">
            <text:p><text:s text:c="2"/>- </text:p>
          </table:table-cell>
          <table:table-cell table:style-name="ce1159" table:formula="of:=[.CK34]" office:value-type="float" office:value="0">
            <text:p><text:s text:c="2"/>- </text:p>
          </table:table-cell>
          <table:table-cell table:style-name="ce1159" table:formula="of:=[.CL34]" office:value-type="float" office:value="0">
            <text:p><text:s text:c="2"/>- </text:p>
          </table:table-cell>
          <table:table-cell table:style-name="ce1159" table:formula="of:=[.CM34]" office:value-type="float" office:value="0">
            <text:p><text:s text:c="2"/>- </text:p>
          </table:table-cell>
          <table:table-cell table:style-name="ce1159" table:formula="of:=[.CN34]" office:value-type="float" office:value="0">
            <text:p><text:s text:c="2"/>- </text:p>
          </table:table-cell>
          <table:table-cell table:style-name="ce1159" table:formula="of:=[.CO34]" office:value-type="float" office:value="0">
            <text:p><text:s text:c="2"/>- </text:p>
          </table:table-cell>
          <table:table-cell table:style-name="ce1159" table:formula="of:=[.CP34]" office:value-type="float" office:value="0">
            <text:p><text:s text:c="2"/>- </text:p>
          </table:table-cell>
          <table:table-cell table:style-name="ce1159" table:formula="of:=[.CQ34]" office:value-type="float" office:value="0">
            <text:p><text:s text:c="2"/>- </text:p>
          </table:table-cell>
          <table:table-cell table:style-name="ce1159" table:formula="of:=[.CR34]" office:value-type="float" office:value="0">
            <text:p><text:s text:c="2"/>- </text:p>
          </table:table-cell>
          <table:table-cell table:style-name="ce1159" table:formula="of:=[.CS34]" office:value-type="float" office:value="0">
            <text:p><text:s text:c="2"/>- </text:p>
          </table:table-cell>
          <table:table-cell table:style-name="ce1159" table:formula="of:=[.CT34]" office:value-type="float" office:value="0">
            <text:p><text:s text:c="2"/>- </text:p>
          </table:table-cell>
          <table:table-cell table:style-name="ce1159" table:formula="of:=[.CU34]" office:value-type="float" office:value="0">
            <text:p><text:s text:c="2"/>- </text:p>
          </table:table-cell>
          <table:table-cell table:style-name="ce1159" table:formula="of:=[.CV34]" office:value-type="float" office:value="0">
            <text:p><text:s text:c="2"/>- </text:p>
          </table:table-cell>
          <table:table-cell table:style-name="ce1159" table:formula="of:=[.CW34]" office:value-type="float" office:value="0">
            <text:p><text:s text:c="2"/>- </text:p>
          </table:table-cell>
          <table:table-cell table:style-name="ce1159" table:formula="of:=[.CX34]" office:value-type="float" office:value="0">
            <text:p><text:s text:c="2"/>- </text:p>
          </table:table-cell>
          <table:table-cell table:style-name="ce1159" table:formula="of:=[.CY34]" office:value-type="float" office:value="0">
            <text:p><text:s text:c="2"/>- </text:p>
          </table:table-cell>
          <table:table-cell table:style-name="ce1159" table:formula="of:=[.CZ34]" office:value-type="float" office:value="0">
            <text:p><text:s text:c="2"/>- </text:p>
          </table:table-cell>
          <table:table-cell table:style-name="ce1159" table:formula="of:=[.DA34]" office:value-type="float" office:value="0">
            <text:p><text:s text:c="2"/>- </text:p>
          </table:table-cell>
          <table:table-cell table:style-name="ce1159" table:formula="of:=[.DB34]" office:value-type="float" office:value="0">
            <text:p><text:s text:c="2"/>- </text:p>
          </table:table-cell>
          <table:table-cell table:style-name="ce1159" table:formula="of:=[.DC34]" office:value-type="float" office:value="0">
            <text:p><text:s text:c="2"/>- </text:p>
          </table:table-cell>
          <table:table-cell table:style-name="ce1159" table:formula="of:=[.DD34]" office:value-type="float" office:value="0">
            <text:p><text:s text:c="2"/>- </text:p>
          </table:table-cell>
          <table:table-cell table:style-name="ce1159" table:formula="of:=[.DE34]" office:value-type="float" office:value="0">
            <text:p><text:s text:c="2"/>- </text:p>
          </table:table-cell>
          <table:table-cell table:style-name="ce1159" table:formula="of:=[.DF34]" office:value-type="float" office:value="0">
            <text:p><text:s text:c="2"/>- </text:p>
          </table:table-cell>
          <table:table-cell table:style-name="ce1159" table:formula="of:=[.DG34]" office:value-type="float" office:value="0">
            <text:p><text:s text:c="2"/>- </text:p>
          </table:table-cell>
          <table:table-cell table:style-name="ce1159" table:formula="of:=[.DH34]" office:value-type="float" office:value="0">
            <text:p><text:s text:c="2"/>- </text:p>
          </table:table-cell>
          <table:table-cell table:style-name="ce1159" table:formula="of:=[.DI34]" office:value-type="float" office:value="0">
            <text:p><text:s text:c="2"/>- </text:p>
          </table:table-cell>
          <table:table-cell table:style-name="ce1159" table:formula="of:=[.DJ34]" office:value-type="float" office:value="0">
            <text:p><text:s text:c="2"/>- </text:p>
          </table:table-cell>
          <table:table-cell table:style-name="ce1159" table:formula="of:=[.DK34]" office:value-type="float" office:value="0">
            <text:p><text:s text:c="2"/>- </text:p>
          </table:table-cell>
          <table:table-cell table:style-name="ce1159" table:formula="of:=[.DL34]" office:value-type="float" office:value="0">
            <text:p><text:s text:c="2"/>- </text:p>
          </table:table-cell>
          <table:table-cell table:style-name="ce1159" table:formula="of:=[.DM34]" office:value-type="float" office:value="0">
            <text:p><text:s text:c="2"/>- </text:p>
          </table:table-cell>
          <table:table-cell table:style-name="ce1159" table:formula="of:=[.DN34]" office:value-type="float" office:value="0">
            <text:p><text:s text:c="2"/>- </text:p>
          </table:table-cell>
          <table:table-cell table:style-name="ce1159" table:formula="of:=[.DO34]" office:value-type="float" office:value="0">
            <text:p><text:s text:c="2"/>- </text:p>
          </table:table-cell>
          <table:table-cell table:style-name="ce1159" table:formula="of:=[.DP34]" office:value-type="float" office:value="0">
            <text:p><text:s text:c="2"/>- </text:p>
          </table:table-cell>
          <table:table-cell table:style-name="ce1159" table:formula="of:=[.DQ34]" office:value-type="float" office:value="0">
            <text:p><text:s text:c="2"/>- </text:p>
          </table:table-cell>
          <table:table-cell table:style-name="ce1159" table:formula="of:=[.DR34]" office:value-type="float" office:value="0">
            <text:p><text:s text:c="2"/>- </text:p>
          </table:table-cell>
          <table:table-cell table:style-name="ce1159" table:formula="of:=[.DS34]" office:value-type="float" office:value="0">
            <text:p><text:s text:c="2"/>- </text:p>
          </table:table-cell>
          <table:table-cell table:style-name="ce1159" table:formula="of:=[.DT34]" office:value-type="float" office:value="0">
            <text:p><text:s text:c="2"/>- </text:p>
          </table:table-cell>
          <table:table-cell table:style-name="ce1159" table:formula="of:=[.DU34]" office:value-type="float" office:value="0">
            <text:p><text:s text:c="2"/>- </text:p>
          </table:table-cell>
          <table:table-cell table:style-name="ce1159" table:formula="of:=[.DV34]" office:value-type="float" office:value="0">
            <text:p><text:s text:c="2"/>- </text:p>
          </table:table-cell>
          <table:table-cell table:style-name="ce1159" table:formula="of:=[.DW34]" office:value-type="float" office:value="0">
            <text:p><text:s text:c="2"/>- </text:p>
          </table:table-cell>
          <table:table-cell table:style-name="ce1159" table:formula="of:=[.DX34]" office:value-type="float" office:value="0">
            <text:p><text:s text:c="2"/>- </text:p>
          </table:table-cell>
          <table:table-cell table:style-name="ce1159" table:formula="of:=[.DY34]" office:value-type="float" office:value="0">
            <text:p><text:s text:c="2"/>- </text:p>
          </table:table-cell>
          <table:table-cell table:style-name="ce1159" table:formula="of:=[.DZ34]" office:value-type="float" office:value="0">
            <text:p><text:s text:c="2"/>- </text:p>
          </table:table-cell>
          <table:table-cell table:style-name="ce1159" table:formula="of:=[.EA34]" office:value-type="float" office:value="0">
            <text:p><text:s text:c="2"/>- </text:p>
          </table:table-cell>
          <table:table-cell table:style-name="ce1159" table:formula="of:=[.EB34]" office:value-type="float" office:value="0">
            <text:p><text:s text:c="2"/>- </text:p>
          </table:table-cell>
          <table:table-cell table:style-name="ce1159" table:formula="of:=[.EC34]" office:value-type="float" office:value="0">
            <text:p><text:s text:c="2"/>- </text:p>
          </table:table-cell>
          <table:table-cell table:style-name="ce1159" table:formula="of:=[.ED34]" office:value-type="float" office:value="0">
            <text:p><text:s text:c="2"/>- </text:p>
          </table:table-cell>
          <table:table-cell table:number-columns-repeated="890"/>
        </table:table-row>
        <table:table-row table:style-name="ro3" table:visibility="collapse">
          <table:table-cell table:number-columns-repeated="3"/>
          <table:table-cell table:style-name="ce1158" table:formula="of:=[.D40]" office:value-type="date" office:date-value="1899-12-30">
            <text:p>30/12/1899</text:p>
          </table:table-cell>
          <table:table-cell table:style-name="ce1158" table:formula="of:=[.E40]" office:value-type="date" office:date-value="1899-12-30">
            <text:p>30/12/1899</text:p>
          </table:table-cell>
          <table:table-cell table:style-name="ce1158" table:formula="of:=[.F40]" office:value-type="date" office:date-value="1899-12-30">
            <text:p>30/12/1899</text:p>
          </table:table-cell>
          <table:table-cell table:style-name="ce1158" table:formula="of:=[.G40]" office:value-type="date" office:date-value="1899-12-30">
            <text:p>30/12/1899</text:p>
          </table:table-cell>
          <table:table-cell table:style-name="ce1158" table:formula="of:=[.H40]" office:value-type="date" office:date-value="1899-12-30">
            <text:p>30/12/1899</text:p>
          </table:table-cell>
          <table:table-cell table:style-name="ce1158" table:formula="of:=[.I40]" office:value-type="date" office:date-value="1899-12-30">
            <text:p>30/12/1899</text:p>
          </table:table-cell>
          <table:table-cell table:style-name="ce1158" table:formula="of:=[.J40]" office:value-type="date" office:date-value="1899-12-30">
            <text:p>30/12/1899</text:p>
          </table:table-cell>
          <table:table-cell table:style-name="ce1158" table:formula="of:=[.K40]" office:value-type="date" office:date-value="1899-12-30">
            <text:p>30/12/1899</text:p>
          </table:table-cell>
          <table:table-cell table:style-name="ce1158" table:formula="of:=[.L40]" office:value-type="date" office:date-value="1899-12-30">
            <text:p>30/12/1899</text:p>
          </table:table-cell>
          <table:table-cell table:style-name="ce1158" table:formula="of:=[.M40]" office:value-type="date" office:date-value="1899-12-30">
            <text:p>30/12/1899</text:p>
          </table:table-cell>
          <table:table-cell table:style-name="ce1158" table:formula="of:=[.N40]" office:value-type="date" office:date-value="1899-12-30">
            <text:p>30/12/1899</text:p>
          </table:table-cell>
          <table:table-cell table:style-name="ce1158" table:formula="of:=[.O40]" office:value-type="date" office:date-value="1899-12-30">
            <text:p>30/12/1899</text:p>
          </table:table-cell>
          <table:table-cell table:style-name="ce1158" table:formula="of:=[.P40]" office:value-type="date" office:date-value="1899-12-30">
            <text:p>30/12/1899</text:p>
          </table:table-cell>
          <table:table-cell table:style-name="ce1158" table:formula="of:=[.Q40]" office:value-type="date" office:date-value="1899-12-30">
            <text:p>30/12/1899</text:p>
          </table:table-cell>
          <table:table-cell table:style-name="ce1158" table:formula="of:=[.R40]" office:value-type="date" office:date-value="1899-12-30">
            <text:p>30/12/1899</text:p>
          </table:table-cell>
          <table:table-cell table:style-name="ce1158" table:formula="of:=[.S40]" office:value-type="date" office:date-value="1899-12-30">
            <text:p>30/12/1899</text:p>
          </table:table-cell>
          <table:table-cell table:style-name="ce1158" table:formula="of:=[.T40]" office:value-type="date" office:date-value="1899-12-30">
            <text:p>30/12/1899</text:p>
          </table:table-cell>
          <table:table-cell table:style-name="ce1158" table:formula="of:=[.U40]" office:value-type="date" office:date-value="1899-12-30">
            <text:p>30/12/1899</text:p>
          </table:table-cell>
          <table:table-cell table:style-name="ce1158" table:formula="of:=[.V40]" office:value-type="date" office:date-value="1899-12-30">
            <text:p>30/12/1899</text:p>
          </table:table-cell>
          <table:table-cell table:style-name="ce1158" table:formula="of:=[.W40]" office:value-type="date" office:date-value="1899-12-30">
            <text:p>30/12/1899</text:p>
          </table:table-cell>
          <table:table-cell table:style-name="ce1158" table:formula="of:=[.X40]" office:value-type="date" office:date-value="1899-12-30">
            <text:p>30/12/1899</text:p>
          </table:table-cell>
          <table:table-cell table:style-name="ce1158" table:formula="of:=[.Y40]" office:value-type="date" office:date-value="1899-12-30">
            <text:p>30/12/1899</text:p>
          </table:table-cell>
          <table:table-cell table:style-name="ce1158" table:formula="of:=[.Z40]" office:value-type="date" office:date-value="1899-12-30">
            <text:p>30/12/1899</text:p>
          </table:table-cell>
          <table:table-cell table:style-name="ce1158" table:formula="of:=[.AA40]" office:value-type="date" office:date-value="1899-12-30">
            <text:p>30/12/1899</text:p>
          </table:table-cell>
          <table:table-cell table:style-name="ce1158" table:formula="of:=[.AB40]" office:value-type="date" office:date-value="1899-12-30">
            <text:p>30/12/1899</text:p>
          </table:table-cell>
          <table:table-cell table:style-name="ce1158" table:formula="of:=[.AC40]" office:value-type="date" office:date-value="1899-12-30">
            <text:p>30/12/1899</text:p>
          </table:table-cell>
          <table:table-cell table:style-name="ce1158" table:formula="of:=[.AD40]" office:value-type="date" office:date-value="1899-12-30">
            <text:p>30/12/1899</text:p>
          </table:table-cell>
          <table:table-cell table:style-name="ce1158" table:formula="of:=[.AE40]" office:value-type="date" office:date-value="1899-12-30">
            <text:p>30/12/1899</text:p>
          </table:table-cell>
          <table:table-cell table:style-name="ce1158" table:formula="of:=[.AF40]" office:value-type="date" office:date-value="1899-12-30">
            <text:p>30/12/1899</text:p>
          </table:table-cell>
          <table:table-cell table:style-name="ce1158" table:formula="of:=[.AG40]" office:value-type="date" office:date-value="1899-12-30">
            <text:p>30/12/1899</text:p>
          </table:table-cell>
          <table:table-cell table:style-name="ce1158" table:formula="of:=[.AH40]" office:value-type="date" office:date-value="1899-12-30">
            <text:p>30/12/1899</text:p>
          </table:table-cell>
          <table:table-cell table:style-name="ce1158" table:formula="of:=[.AI40]" office:value-type="date" office:date-value="1899-12-30">
            <text:p>30/12/1899</text:p>
          </table:table-cell>
          <table:table-cell table:style-name="ce1158" table:formula="of:=[.AJ40]" office:value-type="date" office:date-value="1899-12-30">
            <text:p>30/12/1899</text:p>
          </table:table-cell>
          <table:table-cell table:style-name="ce1158" table:formula="of:=[.AK40]" office:value-type="date" office:date-value="1899-12-30">
            <text:p>30/12/1899</text:p>
          </table:table-cell>
          <table:table-cell table:style-name="ce1158" table:formula="of:=[.AL40]" office:value-type="date" office:date-value="1899-12-30">
            <text:p>30/12/1899</text:p>
          </table:table-cell>
          <table:table-cell table:style-name="ce1158" table:formula="of:=[.AM40]" office:value-type="date" office:date-value="1899-12-30">
            <text:p>30/12/1899</text:p>
          </table:table-cell>
          <table:table-cell table:style-name="ce1158" table:formula="of:=[.AN40]" office:value-type="date" office:date-value="1899-12-30">
            <text:p>30/12/1899</text:p>
          </table:table-cell>
          <table:table-cell table:style-name="ce1158" table:formula="of:=[.AO40]" office:value-type="date" office:date-value="1899-12-30">
            <text:p>30/12/1899</text:p>
          </table:table-cell>
          <table:table-cell table:style-name="ce1158" table:formula="of:=[.AP40]" office:value-type="date" office:date-value="1899-12-30">
            <text:p>30/12/1899</text:p>
          </table:table-cell>
          <table:table-cell table:style-name="ce1158" table:formula="of:=[.AQ40]" office:value-type="date" office:date-value="1899-12-30">
            <text:p>30/12/1899</text:p>
          </table:table-cell>
          <table:table-cell table:style-name="ce1158" table:formula="of:=[.AR40]" office:value-type="date" office:date-value="1899-12-30">
            <text:p>30/12/1899</text:p>
          </table:table-cell>
          <table:table-cell table:style-name="ce1158" table:formula="of:=[.AS40]" office:value-type="date" office:date-value="1899-12-30">
            <text:p>30/12/1899</text:p>
          </table:table-cell>
          <table:table-cell table:style-name="ce1158" table:formula="of:=[.AT40]" office:value-type="date" office:date-value="1899-12-30">
            <text:p>30/12/1899</text:p>
          </table:table-cell>
          <table:table-cell table:style-name="ce1158" table:formula="of:=[.AU40]" office:value-type="date" office:date-value="1899-12-30">
            <text:p>30/12/1899</text:p>
          </table:table-cell>
          <table:table-cell table:style-name="ce1158" table:formula="of:=[.AV40]" office:value-type="date" office:date-value="1899-12-30">
            <text:p>30/12/1899</text:p>
          </table:table-cell>
          <table:table-cell table:style-name="ce1158" table:formula="of:=[.AW40]" office:value-type="date" office:date-value="1899-12-30">
            <text:p>30/12/1899</text:p>
          </table:table-cell>
          <table:table-cell table:style-name="ce1158" table:formula="of:=[.AX40]" office:value-type="date" office:date-value="1899-12-30">
            <text:p>30/12/1899</text:p>
          </table:table-cell>
          <table:table-cell table:style-name="ce1158" table:formula="of:=[.AY40]" office:value-type="date" office:date-value="1899-12-30">
            <text:p>30/12/1899</text:p>
          </table:table-cell>
          <table:table-cell table:style-name="ce1158" table:formula="of:=[.AZ40]" office:value-type="date" office:date-value="1899-12-30">
            <text:p>30/12/1899</text:p>
          </table:table-cell>
          <table:table-cell table:style-name="ce1158" table:formula="of:=[.BA40]" office:value-type="date" office:date-value="1899-12-30">
            <text:p>30/12/1899</text:p>
          </table:table-cell>
          <table:table-cell table:style-name="ce1158" table:formula="of:=[.BB40]" office:value-type="date" office:date-value="1899-12-30">
            <text:p>30/12/1899</text:p>
          </table:table-cell>
          <table:table-cell table:style-name="ce1158" table:formula="of:=[.BC40]" office:value-type="date" office:date-value="1899-12-30">
            <text:p>30/12/1899</text:p>
          </table:table-cell>
          <table:table-cell table:style-name="ce1158" table:formula="of:=[.BD40]" office:value-type="date" office:date-value="1899-12-30">
            <text:p>30/12/1899</text:p>
          </table:table-cell>
          <table:table-cell table:style-name="ce1158" table:formula="of:=[.BE40]" office:value-type="date" office:date-value="1899-12-30">
            <text:p>30/12/1899</text:p>
          </table:table-cell>
          <table:table-cell table:style-name="ce1158" table:formula="of:=[.BF40]" office:value-type="date" office:date-value="1899-12-30">
            <text:p>30/12/1899</text:p>
          </table:table-cell>
          <table:table-cell table:style-name="ce1158" table:formula="of:=[.BG40]" office:value-type="date" office:date-value="1899-12-30">
            <text:p>30/12/1899</text:p>
          </table:table-cell>
          <table:table-cell table:style-name="ce1158" table:formula="of:=[.BH40]" office:value-type="date" office:date-value="1899-12-30">
            <text:p>30/12/1899</text:p>
          </table:table-cell>
          <table:table-cell table:style-name="ce1158" table:formula="of:=[.BI40]" office:value-type="date" office:date-value="1899-12-30">
            <text:p>30/12/1899</text:p>
          </table:table-cell>
          <table:table-cell table:style-name="ce1158" table:formula="of:=[.BJ40]" office:value-type="date" office:date-value="1899-12-30">
            <text:p>30/12/1899</text:p>
          </table:table-cell>
          <table:table-cell table:style-name="ce1158" table:formula="of:=[.BK40]" office:value-type="date" office:date-value="1899-12-30">
            <text:p>30/12/1899</text:p>
          </table:table-cell>
          <table:table-cell table:style-name="ce1158" table:formula="of:=[.BL40]" office:value-type="date" office:date-value="1899-12-30">
            <text:p>30/12/1899</text:p>
          </table:table-cell>
          <table:table-cell table:style-name="ce1158" table:formula="of:=[.BM40]" office:value-type="date" office:date-value="1899-12-30">
            <text:p>30/12/1899</text:p>
          </table:table-cell>
          <table:table-cell table:style-name="ce1158" table:formula="of:=[.BN40]" office:value-type="date" office:date-value="1899-12-30">
            <text:p>30/12/1899</text:p>
          </table:table-cell>
          <table:table-cell table:style-name="ce1158" table:formula="of:=[.BO40]" office:value-type="date" office:date-value="1899-12-30">
            <text:p>30/12/1899</text:p>
          </table:table-cell>
          <table:table-cell table:style-name="ce1158" table:formula="of:=[.BP40]" office:value-type="date" office:date-value="1899-12-30">
            <text:p>30/12/1899</text:p>
          </table:table-cell>
          <table:table-cell table:style-name="ce1158" table:formula="of:=[.BQ40]" office:value-type="date" office:date-value="1899-12-30">
            <text:p>30/12/1899</text:p>
          </table:table-cell>
          <table:table-cell table:style-name="ce1158" table:formula="of:=[.BR40]" office:value-type="date" office:date-value="1899-12-30">
            <text:p>30/12/1899</text:p>
          </table:table-cell>
          <table:table-cell table:style-name="ce1158" table:formula="of:=[.BS40]" office:value-type="date" office:date-value="1899-12-30">
            <text:p>30/12/1899</text:p>
          </table:table-cell>
          <table:table-cell table:style-name="ce1158" table:formula="of:=[.BT40]" office:value-type="date" office:date-value="1899-12-30">
            <text:p>30/12/1899</text:p>
          </table:table-cell>
          <table:table-cell table:style-name="ce1158" table:formula="of:=[.BU40]" office:value-type="date" office:date-value="1899-12-30">
            <text:p>30/12/1899</text:p>
          </table:table-cell>
          <table:table-cell table:style-name="ce1158" table:formula="of:=[.BV40]" office:value-type="date" office:date-value="1899-12-30">
            <text:p>30/12/1899</text:p>
          </table:table-cell>
          <table:table-cell table:style-name="ce1158" table:formula="of:=[.BW40]" office:value-type="date" office:date-value="1899-12-30">
            <text:p>30/12/1899</text:p>
          </table:table-cell>
          <table:table-cell table:style-name="ce1158" table:formula="of:=[.BX40]" office:value-type="date" office:date-value="1899-12-30">
            <text:p>30/12/1899</text:p>
          </table:table-cell>
          <table:table-cell table:style-name="ce1158" table:formula="of:=[.BY40]" office:value-type="date" office:date-value="1899-12-30">
            <text:p>30/12/1899</text:p>
          </table:table-cell>
          <table:table-cell table:style-name="ce1158" table:formula="of:=[.BZ40]" office:value-type="date" office:date-value="1899-12-30">
            <text:p>30/12/1899</text:p>
          </table:table-cell>
          <table:table-cell table:style-name="ce1158" table:formula="of:=[.CA40]" office:value-type="date" office:date-value="1899-12-30">
            <text:p>30/12/1899</text:p>
          </table:table-cell>
          <table:table-cell table:style-name="ce1158" table:formula="of:=[.CB40]" office:value-type="date" office:date-value="1899-12-30">
            <text:p>30/12/1899</text:p>
          </table:table-cell>
          <table:table-cell table:style-name="ce1158" table:formula="of:=[.CC40]" office:value-type="date" office:date-value="1899-12-30">
            <text:p>30/12/1899</text:p>
          </table:table-cell>
          <table:table-cell table:style-name="ce1158" table:formula="of:=[.CD40]" office:value-type="date" office:date-value="1899-12-30">
            <text:p>30/12/1899</text:p>
          </table:table-cell>
          <table:table-cell table:style-name="ce1158" table:formula="of:=[.CE40]" office:value-type="date" office:date-value="1899-12-30">
            <text:p>30/12/1899</text:p>
          </table:table-cell>
          <table:table-cell table:style-name="ce1158" table:formula="of:=[.CF40]" office:value-type="date" office:date-value="1899-12-30">
            <text:p>30/12/1899</text:p>
          </table:table-cell>
          <table:table-cell table:style-name="ce1158" table:formula="of:=[.CG40]" office:value-type="date" office:date-value="1899-12-30">
            <text:p>30/12/1899</text:p>
          </table:table-cell>
          <table:table-cell table:style-name="ce1158" table:formula="of:=[.CH40]" office:value-type="date" office:date-value="1899-12-30">
            <text:p>30/12/1899</text:p>
          </table:table-cell>
          <table:table-cell table:style-name="ce1158" table:formula="of:=[.CI40]" office:value-type="date" office:date-value="1899-12-30">
            <text:p>30/12/1899</text:p>
          </table:table-cell>
          <table:table-cell table:style-name="ce1158" table:formula="of:=[.CJ40]" office:value-type="date" office:date-value="1899-12-30">
            <text:p>30/12/1899</text:p>
          </table:table-cell>
          <table:table-cell table:style-name="ce1158" table:formula="of:=[.CK40]" office:value-type="date" office:date-value="1899-12-30">
            <text:p>30/12/1899</text:p>
          </table:table-cell>
          <table:table-cell table:style-name="ce1158" table:formula="of:=[.CL40]" office:value-type="date" office:date-value="1899-12-30">
            <text:p>30/12/1899</text:p>
          </table:table-cell>
          <table:table-cell table:style-name="ce1158" table:formula="of:=[.CM40]" office:value-type="date" office:date-value="1899-12-30">
            <text:p>30/12/1899</text:p>
          </table:table-cell>
          <table:table-cell table:style-name="ce1158" table:formula="of:=[.CN40]" office:value-type="date" office:date-value="1899-12-30">
            <text:p>30/12/1899</text:p>
          </table:table-cell>
          <table:table-cell table:style-name="ce1158" table:formula="of:=[.CO40]" office:value-type="date" office:date-value="1899-12-30">
            <text:p>30/12/1899</text:p>
          </table:table-cell>
          <table:table-cell table:number-columns-repeated="931"/>
        </table:table-row>
        <table:table-row table:style-name="ro3" table:visibility="collapse">
          <table:table-cell table:number-columns-repeated="1024"/>
        </table:table-row>
        <table:table-row table:style-name="ro3" table:visibility="collapse">
          <table:table-cell table:number-columns-repeated="2"/>
          <table:table-cell office:value-type="float" office:value="1">
            <text:p>1</text:p>
          </table:table-cell>
          <table:table-cell table:formula="of:=HLOOKUP([.C111];[.$D$107:.$ED$108];2;0)" office:value-type="float" office:value="0">
            <text:p>#N/D</text:p>
          </table:table-cell>
          <table:table-cell table:style-name="ce1158" table:formula="of:=HLOOKUP([.C111];[.$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58" table:formula="of:=HLOOKUP([.C112];[.$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58" table:formula="of:=HLOOKUP([.C113];[.$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58" table:formula="of:=HLOOKUP([.C114];[.$D$107:.$ED$109];3;0)" office:value-type="date" office:date-value="1899-12-30">
            <text:p>#N/D</text:p>
          </table:table-cell>
          <table:table-cell table:number-columns-repeated="1019"/>
        </table:table-row>
        <table:table-row table:style-name="ro3">
          <table:table-cell table:number-columns-repeated="4"/>
          <table:table-cell table:style-name="ce1158"/>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4">14/09/2014</text:date>, <text:time>11:58:15</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14T11:58:15.73</dc:date>
    <dc:creator>Arnold Huete Garcia</dc:creator>
    <meta:editing-duration>PT5H46S</meta:editing-duration>
    <meta:editing-cycles>3</meta:editing-cycles>
    <meta:document-statistic meta:table-count="12" meta:cell-count="9912"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Rem Private Sub CommandButton1_Click()
Rem     Call limpiasoli
Rem End Sub
Rem 
Rem Private Sub CommandButton2_Click()
Rem 
Rem End Sub
Rem 
Rem Private Sub CommandButton3_Click()
Rem 
Rem End Sub
Rem 
Rem Private Sub Worksheet_Change(ByVal Target As Range)
Rem 
Rem     Const listaNumeros = "0123456789"
Rem     Const listaNumerostel = "0123456789*#-"
Rem     Dim cadenaTemporal As String
Rem     Dim contra As String
Rem     Dim i As Integer
Rem     Dim row As Integer
Rem     Dim col As Integer
Rem     Dim cultivo As Integer
Rem     row = Target.row
Rem     col = Target.Column
Rem     contra = Worksheets("parametros").Cells(2, 3).Value
Rem     Application.EnableEvents = False
Rem     Application.ScreenUpdating = False
Rem     'Tipo de persona
Rem     If row = Worksheets("datos").Cells(5, 3).Value And col = Worksheets("datos").Cells(5, 4).Value Then
Rem         If Target.Value = "Persona Natural" Then
Rem             ActiveSheet.Unprotect Password:=contra
Rem             Rows("10:11").EntireRow.Hidden = True
Rem             Rows("12:14").EntireRow.Hidden = False
Rem             ActiveSheet.Protect Password:=contra
Rem             Else
Rem             ActiveSheet.Unprotect Password:=contra
Rem             Rows("10:11").EntireRow.Hidden = False
Rem             Rows("12:14").EntireRow.Hidden = True
Rem             Cells(26, 4).Value = ""
Rem             ActiveSheet.Protect Password:=contra
Rem         End If
Rem     End If
Rem     'conyugue
Rem     If row = Worksheets("datos").Cells(16, 3).Value And col = Worksheets("datos").Cells(16, 4).Value Then
Rem         If Target.Value = "Si" Then
Rem             ActiveSheet.Unprotect Password:=contra
Rem             Rows(CStr(Worksheets("datos").Cells(17, 3).Value)).EntireRow.Hidden = False
Rem             ActiveSheet.Protect Password:=contra
Rem         Else
Rem             ActiveSheet.Unprotect Password:=contra
Rem             Rows(CStr(Worksheets("datos").Cells(17, 3).Value)).EntireRow.Hidden = True
Rem             ActiveSheet.Protect Password:=contra
Rem         End If
Rem 
Rem     End If
Rem     'fiador
Rem     If row = Worksheets("datos").Cells(21, 3).Value And col = Worksheets("datos").Cells(21, 4).Value Then
Rem 
Rem         If Target.Value = "Si" Then
Rem             ActiveSheet.Unprotect Password:=contra
Rem             Rows(CStr(Worksheets("datos").Cells(22, 3).Value) &amp; ":" &amp; CStr(Worksheets("datos").Cells(26, 3).Value)).EntireRow.Hidden = False
Rem             ActiveSheet.Protect Password:=contra
Rem         Else
Rem             ActiveSheet.Unprotect Password:=contra
Rem             Rows(CStr(Worksheets("datos").Cells(22, 3).Value) &amp; ":" &amp; CStr(Worksheets("datos").Cells(26, 3).Value)).EntireRow.Hidden = True
Rem             ActiveSheet.Protect Password:=contra
Rem         End If
Rem     End If
Rem     'numero de cultivos
Rem     If row = Worksheets("datos").Cells(35, 3).Value And col = Worksheets("datos").Cells(35, 4).Value Or row = 42 Then
Rem         ActiveSheet.Unprotect Password:=contra
Rem             Rows(CStr(Worksheets("datos").Cells(35, 3).Value + 1) &amp; ":" &amp; CStr(Worksheets("datos").Cells(35, 3).Value) + 6).EntireRow.Hidden = True
Rem             
Rem             Worksheets("Costo Produc.1").Visible = False
Rem             Worksheets("Costo Produc.2").Visible = False
Rem             Worksheets("Costo Produc.3").Visible = False
Rem '            Worksheets("Evaluación Cualitativa").Unprotect Password:=contra
Rem '            Worksheets("Evaluación Cualitativa").Rows("64:81").EntireRow.Hidden = False
Rem '            Worksheets("Evaluación Cualitativa").Protect Password:=contra
Rem             Worksheets("Evaluación Cuantitativa").Unprotect Password:=contra
Rem             Worksheets("Evaluación Cuantitativa").Range("D10:D12,F10:F12,H10:H12,M10:M12").ClearContents
Rem             Worksheets("Evaluación Cuantitativa").Protect Password:=contra
Rem         If Worksheets("Solicitud").Cells(26, 8).Value = 1 Then
Rem             Rows(CStr(Worksheets("datos").Cells(35, 3).Value + 1) &amp; ":" &amp; CStr(Worksheets("datos").Cells(35, 3).Value) + 2).EntireRow.Hidden = False
Rem             Worksheets("Costo Produc.1").Visible = True
Rem             Worksheets("Solicitud").Range("D28:G28,I28").ClearContents
Rem             Call limpiahc2
Rem             Worksheets("Solicitud").Range("D30:G30,I30").ClearContents
Rem             Call limpiahc3
Rem             Worksheets("Solicitud").Range("D32:G32,I32").ClearContents
Rem '            Worksheets("Evaluación Cualitativa").Unprotect Password:=contra
Rem '            Worksheets("Evaluación Cualitativa").Rows("65:66").EntireRow.Hidden = True
Rem '            Worksheets("Evaluación Cualitativa").Rows("70:71").EntireRow.Hidden = True
Rem '            Worksheets("Evaluación Cualitativa").Rows("75:76").EntireRow.Hidden = True
Rem '            Worksheets("Evaluación Cualitativa").Rows("80:81").EntireRow.Hidden = True
Rem '            Worksheets("Evaluación Cualitativa").Protect Password:=contra
Rem         Else
Rem             If Worksheets("Solicitud").Cells(26, 8).Value = 2 Then
Rem                 Rows(CStr(Worksheets("datos").Cells(35, 3).Value + 1) &amp; ":" &amp; CStr(Worksheets("datos").Cells(35, 3).Value) + 4).EntireRow.Hidden = False
Rem                 Worksheets("Costo Produc.1").Visible = True
Rem                 Worksheets("Costo Produc.2").Visible = True
Rem                 Call limpiahc3
Rem                 Worksheets("Solicitud").Range("D32:G32,I32").ClearContents
Rem '                Worksheets("Evaluación Cualitativa").Unprotect Password:=contra
Rem '                Worksheets("Evaluación Cualitativa").Rows("66:66").EntireRow.Hidden = True
Rem '                Worksheets("Evaluación Cualitativa").Rows("71:71").EntireRow.Hidden = True
Rem '                Worksheets("Evaluación Cualitativa").Rows("76:76").EntireRow.Hidden = True
Rem '                Worksheets("Evaluación Cualitativa").Rows("81:81").EntireRow.Hidden = True
Rem '                Worksheets("Evaluación Cualitativa").Protect Password:=contra
Rem             Else
Rem                 Rows(CStr(Worksheets("datos").Cells(35, 3).Value + 1) &amp; ":" &amp; CStr(Worksheets("datos").Cells(35, 3).Value) + 6).EntireRow.Hidden = False
Rem                 Worksheets("Costo Produc.1").Visible = True
Rem                 Worksheets("Costo Produc.2").Visible = True
Rem                 Worksheets("Costo Produc.3").Visible = True
Rem             End If
Rem         End If
Rem '        Worksheets("Evaluación Cualitativa").Unprotect Password:=contra
Rem '        'Worksheets("Evaluación Cualitativa").Rows("68:81").EntireRow.Hidden = False
Rem '        If Worksheets("Solicitud").Cells(191, 84) &lt;= 13 Then
Rem '            Worksheets("Evaluación Cualitativa").Rows("68:81").EntireRow.Hidden = True
Rem '        Else
Rem '            If Worksheets("Solicitud").Cells(191, 84) &lt;= 25 Then
Rem '                Worksheets("Evaluación Cualitativa").Rows("73:81").EntireRow.Hidden = True
Rem '            Else
Rem '                If Worksheets("Solicitud").Cells(191, 84) &lt;= 37 Then
Rem '                    Worksheets("Evaluación Cualitativa").Rows("78:81").EntireRow.Hidden = True
Rem '                End If
Rem '            End If
Rem '        End If
Rem '        Worksheets("Evaluación Cualitativa").Protect Password:=contra
Rem         ActiveSheet.Protect Password:=contra
Rem     End If
Rem     'cultivos secundarios
Rem     If row = Worksheets("datos").Cells(95, 3).Value And col = Worksheets("datos").Cells(95, 4).Value Then
Rem         ActiveSheet.Unprotect Password:=contra
Rem             Rows(CStr(Worksheets("datos").Cells(57, 3).Value - 1) &amp; ":" &amp; CStr(Worksheets("datos").Cells(57, 3).Value) + 2).EntireRow.Hidden = True
Rem             Range("C34:F34,H34").ClearContents
Rem             Range("C36:F36,H36").ClearContents
Rem         If Target.Value = 0 Then
Rem             'Rows(CStr(Worksheets("datos").Cells(57, 3).Value - 1) &amp; ":" &amp; CStr(Worksheets("datos").Cells(57, 3).Value)).EntireRow.Hidden = False
Rem         Else
Rem             If Target.Value = 1 Then
Rem                 Rows(CStr(Worksheets("datos").Cells(57, 3).Value - 1) &amp; ":" &amp; CStr(Worksheets("datos").Cells(57, 3).Value)).EntireRow.Hidden = False
Rem             Else
Rem                 Rows(CStr(Worksheets("datos").Cells(57, 3).Value - 1) &amp; ":" &amp; CStr(Worksheets("datos").Cells(57, 3).Value) + 2).EntireRow.Hidden = False
Rem             End If
Rem         End If
Rem         ActiveSheet.Protect Password:=contra
Rem     End If
Rem     'valida dni
Rem     If (row = Worksheets("datos").Cells(13, 3).Value Or row = Worksheets("datos").Cells(15, 3).Value Or row = Worksheets("datos").Cells(18, 3).Value Or row = Worksheets("datos").Cells(23, 3).Value Or row = Worksheets("datos").Cells(25, 3).Value) And col = Worksheets("datos").Cells(13, 4).Value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producto y subproducto
Rem     If row = Worksheets("datos").Cells(31, 3).Value And col = Worksheets("datos").Cells(31, 4).Value Then
Rem         If Not Target.Value = "Microempresa" Then
Rem             Worksheets("Solicitud").Cells(Worksheets("datos").Cells(32, 3).Value, Worksheets("datos").Cells(32, 4).Value).Value = "Agrícola"
Rem         Else
Rem             Worksheets("Solicitud").Cells(Worksheets("datos").Cells(32, 3).Value, Worksheets("datos").Cells(32, 4).Value).Value = ""
Rem         End If
Rem     End If
Rem     'valida nros de telefonos
Rem     If (row = Worksheets("datos").Cells(29, 3).Value Or row = Worksheets("datos").Cells(30, 3).Value) And col = Worksheets("datos").Cells(29, 4).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Worksheets("datos").Cells(82, 3).Value And col = Worksheets("datos").Cells(82, 4).Value Then
Rem         If Target.Value = "Irregular" Or Target.Value = "Al Final" Then
Rem             ActiveSheet.Unprotect Password:=contra
Rem             If Target.Value = "Al Final" Then
Rem                 Cells(Worksheets("datos").Cells(83, 3).Value, Worksheets("datos").Cells(83, 4).Value).Value = 1
Rem             Else
Rem                 Cells(Worksheets("datos").Cells(83, 3).Value, Worksheets("datos").Cells(83, 4).Value).Value = ""
Rem             End If
Rem             Cells(Worksheets("datos").Cells(84, 3).Value, Worksheets("datos").Cells(84, 4).Value).Value = ""
Rem             'If Worksheets("Solicitud").Cells(47, 5).Value = "Deficiente" or Worksheets("Solicitud").Cells(47, 5).Value = "Dudoso" Worksheets("Solicitud").Cells(47, 5).Value = "Perdida" Then
Rem             'Rows(CStr(Worksheets("datos").Cells(82, 3).Value + 1) &amp; ":" &amp; CStr(Worksheets("datos").Cells(82, 3).Value + 2)).EntireRow.Hidden = False
Rem             'Else
Rem             'End
Rem             ActiveSheet.Protect Password:=contra
Rem         Else
Rem             ActiveSheet.Unprotect Password:=contra
Rem             Cells(Worksheets("datos").Cells(84, 3).Value, Worksheets("datos").Cells(84, 4).Value).FormulaR1C1 = "=IFERROR(VLOOKUP(RC[-2],parametros!R[30]C[-2]:R[35]C[-1],2,FALSE),0)"
Rem             Cells(Worksheets("datos").Cells(83, 3).Value, Worksheets("datos").Cells(83, 4).Value).Value = ""
Rem             'Rows(CStr(Worksheets("datos").Cells(82, 3).Value + 1) &amp; ":" &amp; CStr(Worksheets("datos").Cells(82, 3).Value + 2)).EntireRow.Hidden = True
Rem             ActiveSheet.Protect Password:=contra
Rem         End If
Rem     End If
Rem '    If row = 42 Then
Rem '        Worksheets("Evaluación Cualitativa").Unprotect Password:=contra
Rem '        Worksheets("Evaluación Cualitativa").Rows("68:81").EntireRow.Hidden = False
Rem '        If Worksheets("Solicitud").Cells(191, 84) &lt;= 13 Then
Rem '            Worksheets("Evaluación Cualitativa").Rows("68:81").EntireRow.Hidden = True
Rem '        Else
Rem '            If Worksheets("Solicitud").Cells(191, 84) &lt;= 25 Then
Rem '                Worksheets("Evaluación Cualitativa").Rows("73:81").EntireRow.Hidden = True
Rem '            Else
Rem '                If Worksheets("Solicitud").Cells(191, 84) &lt;= 37 Then
Rem '                    Worksheets("Evaluación Cualitativa").Rows("78:81").EntireRow.Hidden = True
Rem '                End If
Rem '            End If
Rem '        End If
Rem '        Worksheets("Evaluación Cualitativa").Protect Password:=contra
Rem '    End If
Rem 
Rem 'PRODUCTO
Rem     If row = Worksheets("datos").Cells(32, 3).Value And col = Worksheets("datos").Cells(32, 4).Value Then
Rem             Worksheets("Solicitud").Range("D28:G28,I28").ClearContents
Rem             Worksheets("Solicitud").Range("D30:G30,I30").ClearContents
Rem             Worksheets("Solicitud").Range("D32:G32,I32").ClearContents
Rem             Worksheets("Evaluación Cuantitativa").Unprotect Password:=contra
Rem             Worksheets("Evaluación Cuantitativa").Range("D10:D12").Locked = False
Rem             Worksheets("Evaluación Cuantitativa").Protect Password:=contra
Rem     If Target.Value = "Pecuario" Or Target.Value = "Kiva Pecuario" Then
Rem             Worksheets("Costo Produc.1").Visible = True
Rem             Worksheets("Costo Produc.2").Visible = False
Rem             Worksheets("Costo Produc.3").Visible = False
Rem             Call limpiahc2
Rem             Call limpiahc3
Rem             Worksheets("Evaluación Cuantitativa").Unprotect Password:=contra
Rem             Worksheets("Evaluación Cuantitativa").Range("D10:D12").Locked = True
Rem             Worksheets("Evaluación Cuantitativa").Range("D10:D12").ClearContents
Rem             Worksheets("Evaluación Cuantitativa").Protect Password:=contra
Rem             Worksheets("Solicitud").Cells(26, 8).Value = 1
Rem             Worksheets("Solicitud").Cells(26, 5).Value = "No"
Rem             Worksheets("Solicitud").Unprotect Password:=contra
Rem             Worksheets("Solicitud").Rows("29:32").EntireRow.Hidden = True
Rem             Worksheets("Solicitud").Protect Password:=contra
Rem             Worksheets("Evaluación Cualitativa").Unprotect Password:=contra
Rem                 Worksheets("Evaluación Cualitativa").Rows("52:59").EntireRow.Hidden = True
Rem                 Worksheets("Evaluación Cualitativa").Rows("51").EntireRow.Hidden = False
Rem             Worksheets("Evaluación Cualitativa").Protect Password:=contra
Rem             Else
Rem             Worksheets("Evaluación Cualitativa").Unprotect Password:=contra
Rem                 Worksheets("Evaluación Cualitativa").Rows("52:59").EntireRow.Hidden = False
Rem                 Worksheets("Evaluación Cualitativa").Rows("51").EntireRow.Hidden = True
Rem             Worksheets("Evaluación Cualitativa").Protect Password:=contra
Rem             If Target.Value = "Kiva Agrícola" Then
Rem                 Worksheets("Solicitud").Cells(26, 5).Value = "No"
Rem             End If
Rem     End If
Rem     End If
Rem     If row = Worksheets("datos").Cells(37, 3).Value And col = Worksheets("datos").Cells(37, 4).Value Then
Rem         With Worksheets("datosCP")
Rem             cultivo = .Cells(1, 2)
Rem             .Range(.Cells(8, cultivo), .Cells(30, cultivo)).Copy
Rem             Worksheets("Costo Produc.1").Range("B13").PasteSpecial Paste:=xlPasteValues, Operation:=xlNone, SkipBlanks _
Rem                 :=False, Transpose:=False
Rem             Application.CutCopyMode = False
Rem             .Range(.Cells(32, cultivo), .Cells(36, cultivo)).Copy
Rem             Worksheets("Costo Produc.1").Range("B37").PasteSpecial Paste:=xlPasteValues, Operation:=xlNone, SkipBlanks _
Rem                 :=False, Transpose:=False
Rem             Application.CutCopyMode = False
Rem             .Range(.Cells(38, cultivo), .Cells(54, cultivo)).Copy
Rem             Worksheets("Costo Produc.1").Range("B43").PasteSpecial Paste:=xlPasteValues, Operation:=xlNone, SkipBlanks _
Rem                 :=False, Transpose:=False
Rem             Application.CutCopyMode = False
Rem             Worksheets("Costo Produc.1").Activate
Rem             Worksheets("Costo Produc.1").Cells(1, 2).Select
Rem             Worksheets("Solicitud").Activate
Rem         End With
Rem     End If
Rem     If row = Worksheets("datos").Cells(44, 3).Value And col = Worksheets("datos").Cells(44, 4).Value Then
Rem         With Worksheets("datosCP")
Rem             cultivo = .Cells(2, 2)
Rem             .Range(.Cells(8, cultivo), .Cells(30, cultivo)).Copy
Rem             Worksheets("Costo Produc.2").Range("B13").PasteSpecial Paste:=xlPasteValues, Operation:=xlNone, SkipBlanks _
Rem                 :=False, Transpose:=False
Rem             Application.CutCopyMode = False
Rem             .Range(.Cells(32, cultivo), .Cells(36, cultivo)).Copy
Rem             Worksheets("Costo Produc.2").Range("B37").PasteSpecial Paste:=xlPasteValues, Operation:=xlNone, SkipBlanks _
Rem                 :=False, Transpose:=False
Rem             Application.CutCopyMode = False
Rem             .Range(.Cells(38, cultivo), .Cells(54, cultivo)).Copy
Rem             Worksheets("Costo Produc.2").Range("B43").PasteSpecial Paste:=xlPasteValues, Operation:=xlNone, SkipBlanks _
Rem                 :=False, Transpose:=False
Rem             Application.CutCopyMode = False
Rem             Worksheets("Costo Produc.2").Activate
Rem             Worksheets("Costo Produc.2").Cells(1, 2).Select
Rem             Worksheets("Solicitud").Activate
Rem         End With
Rem     End If
Rem     If row = Worksheets("datos").Cells(51, 3).Value And col = Worksheets("datos").Cells(51, 4).Value Then
Rem         With Worksheets("datosCP")
Rem             cultivo = .Cells(3, 2)
Rem             .Range(.Cells(8, cultivo), .Cells(30, cultivo)).Copy
Rem             Worksheets("Costo Produc.3").Range("B13").PasteSpecial Paste:=xlPasteValues, Operation:=xlNone, SkipBlanks _
Rem                 :=False, Transpose:=False
Rem             Application.CutCopyMode = False
Rem             .Range(.Cells(32, cultivo), .Cells(36, cultivo)).Copy
Rem             Worksheets("Costo Produc.3").Range("B37").PasteSpecial Paste:=xlPasteValues, Operation:=xlNone, SkipBlanks _
Rem                 :=False, Transpose:=False
Rem             Application.CutCopyMode = False
Rem             .Range(.Cells(38, cultivo), .Cells(54, cultivo)).Copy
Rem             Worksheets("Costo Produc.3").Range("B43").PasteSpecial Paste:=xlPasteValues, Operation:=xlNone, SkipBlanks _
Rem                 :=False, Transpose:=False
Rem             Application.CutCopyMode = False
Rem             Worksheets("Costo Produc.3").Activate
Rem             Worksheets("Costo Produc.3").Cells(1, 2).Select
Rem             Worksheets("Solicitud").Activate
Rem         End With
Rem     End If
Rem     If ((row &gt;= 28 And row &lt;= 32) And (col = 5 Or col = 6)) Then
Rem         Worksheets("Evaluación Cualitativa").Unprotect Password:=contra
Rem             Worksheets("Evaluación Cualitativa").Cells(52, 13) = Worksheets("Solicitud").Cells(205, 85)
Rem             Worksheets("Evaluación Cualitativa").Cells(52, 9) = Worksheets("Solicitud").Cells(206, 85)
Rem             Worksheets("Evaluación Cualitativa").Cells(53, 9) = Worksheets("Solicitud").Cells(207, 85)
Rem         Worksheets("Evaluación Cualitativa").Protect Password:=contra
Rem     End If
Rem     
Rem     Application.EnableEvents = True
Rem     Application.ScreenUpdating = True
Rem End Sub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Módulo1
Rem  
Rem Sub BuscaHoja(NombreHoja As String, Hojaactual As String)
Rem Dim Hoja As Worksheet
Rem For Each Hoja In Worksheets
Rem If NombreHoja = Hoja.Name Then
Rem Sheets(NombreHoja).Activate
Rem Exit Sub
Rem End If
Rem Next
Rem Worksheets.Add.Name = NombreHoja
Rem ActiveSheet.Move After:=Sheets(Hojaactual)
Rem End Sub
Rem 
Rem Sub flujocaja()
Rem     Dim mesini As Integer
Rem     Dim mes As Integer
Rem     Dim mesa As Integer
Rem     Dim año As Integer
Rem     Dim numcuotas As Integer
Rem     Dim periodo As Integer
Rem     Dim nommes As String
Rem     Dim añoini As Integer
Rem     Dim riesgomes As Integer
Rem     Dim ventasmes As Integer
Rem     Dim acumulado As Double
Rem     Dim i As Integer
Rem     Dim j As Integer
Rem     Application.EnableEvents = False
Rem     Application.ScreenUpdating = False
Rem     'Call BuscaHoja("Flujo de Caja", ActiveSheet.Name)
Rem     'Worksheets("Flujo de Caja").Unprotect Password:="hola"
Rem '    With Worksheets("Flujo de Caja")
Rem '    .Activate
Rem '    .Cells.ClearContents
Rem '    .Range("A24").Copy
Rem '    .Cells.PasteSpecial Paste:=xlPasteFormats, Operation:=xlNone, _
Rem '        SkipBlanks:=False, Transpose:=False
Rem '        Application.CutCopyMode = False
Rem '        .Cells(2, 2).Select
Rem '    End With}
Rem     'ActiveSheet.Move After:=Sheets(ActiveWorkbook.Sheets.Count)
Rem     Dim fechaini As Date
Rem     Dim fechafin As Date
Rem     Dim fecha As Date
Rem     Dim fechacosecha As Date
Rem     Dim fechaper As Date
Rem     Dim finpago As Date
Rem     
Rem     Dim venta As Double
Rem     Dim otraventa As Double
Rem     Dim ventapec As Double
Rem     Dim manod As Double
Rem     Dim maq As Double
Rem     Dim insu As Double
Rem     Dim impre As Double
Rem     Dim costotraventa As Double
Rem     Dim costoventapec As Double
Rem     Dim oblig As Double
Rem     Dim deudafam As Double
Rem     Dim tam As Double
Rem     Dim tem As Double
Rem     With Worksheets("Flujo de Caja")
Rem     .Activate
Rem '    .Cells.ClearContents
Rem '    .Range("A24").Copy
Rem '    .Cells.PasteSpecial Paste:=xlPasteFormats, Operation:=xlNone, _
Rem '        SkipBlanks:=False, Transpose:=False
Rem '        Application.CutCopyMode = False
Rem '        .Cells(2, 2).Select
Rem     End With
Rem     Call limpiaflujo
Rem     tem = Worksheets("Solicitud").Cells(176, 86).Value
Rem     fechaini = Worksheets("Flujo de Caja").Cells(5, 4).Value
Rem     fechafin = Worksheets("Solicitud").Cells(42, 6).Value
Rem     fecha = fechaini
Rem     tam = Worksheets("Solicitud").Cells(191, 84).Value
Rem     i = 1
Rem     With Worksheets("Flujo de Caja")
Rem     Call color(.Range(.Cells(7, 4), .Cells(7, 4 + tam)), 2)
Rem     Call ffecha(.Range(.Cells(7, 4), .Cells(7, 3 + tam)))
Rem     .Range(.Cells(7, 4), .Cells(7, 3 + tam)).ColumnWidth = 20
Rem     Call color(.Range(.Cells(8, 4), .Cells(14, 3 + tam)), 1)
Rem     Call fmonedan(.Range(.Cells(8, 4), .Cells(32, 3 + tam)))
Rem     Call fmonedan(.Range(.Cells(34, 4), .Cells(37, 3 + tam)))
Rem     Call color(.Range(.Cells(15, 4), .Cells(15, 3 + tam)), 2)
Rem     Call color(.Range(.Cells(16, 4), .Cells(23, 3 + tam)), 1)
Rem     Call color(.Range(.Cells(24, 4), .Cells(25, 3 + tam)), 2)
Rem     Call color_gris(.Range(.Cells(26, 4), .Cells(26, 3 + tam)), 1)
Rem     Call color(.Range(.Cells(27, 4), .Cells(27, 3 + tam)), 1)
Rem     Call color(.Range(.Cells(28, 4), .Cells(28, 3 + tam)), 2)
Rem     Call color(.Range(.Cells(29, 4), .Cells(30, 3 + tam)), 1)
Rem     Call color(.Range(.Cells(31, 4), .Cells(32, 3 + tam)), 2)
Rem     Call color_gris(.Range(.Cells(33, 4), .Cells(35, 3 + tam)), 1)
Rem     .Range(.Cells(33, 4), .Cells(35, 3 + tam)).Locked = False
Rem     Call color(.Range(.Cells(36, 4), .Cells(37, 3 + tam)), 2)
Rem     Call color(.Range(.Cells(38, 4), .Cells(44, 3 + tam)), 1)
Rem     Call color(.Range(.Cells(45, 4), .Cells(45, 3 + tam)), 2)
Rem     'FORMATO fecha
Rem     .Range(.Cells(40, 4), .Cells(40, 3 + tam)).NumberFormat = "m/d/yyyy"
Rem     .Range(.Cells(40, 4), .Cells(40, 3 + tam)).HorizontalAlignment = xlCenter
Rem     'FORMATO dia DESEMBOLSO
Rem     .Range(.Cells(33, 4), .Cells(33, 3 + tam)).NumberFormat = "General"
Rem     .Range(.Cells(33, 4), .Cells(33, 3 + tam)).HorizontalAlignment = xlCenter
Rem     .Range(.Cells(38, 4), .Cells(38, 3 + tam)).NumberFormat = "General"
Rem     .Range(.Cells(38, 4), .Cells(38, 3 + tam)).HorizontalAlignment = xlCenter
Rem     .Range(.Cells(39, 4), .Cells(39, 3 + tam)).NumberFormat = "General"
Rem     .Range(.Cells(39, 4), .Cells(39, 3 + tam)).HorizontalAlignment = xlCenter
Rem     Call fmonedan(.Range(.Cells(41, 4), .Cells(45, 3 + tam)))
Rem     Call color(.Range(.Cells(8, 4 + tam), .Cells(14, 4 + tam)), 1)
Rem     Call color(.Range(.Cells(15, 4 + tam), .Cells(15, 4 + tam)), 2)
Rem     Call color(.Range(.Cells(16, 4 + tam), .Cells(23, 4 + tam)), 1)
Rem     Call color(.Range(.Cells(24, 4 + tam), .Cells(25, 4 + tam)), 2)
Rem     Call color(.Range(.Cells(26, 4 + tam), .Cells(27, 4 + tam)), 1)
Rem     Call color(.Range(.Cells(28, 4 + tam), .Cells(28, 4 + tam)), 2)
Rem     Call color(.Range(.Cells(29, 4 + tam), .Cells(30, 4 + tam)), 2)
Rem     Call color(.Range(.Cells(31, 4 + tam), .Cells(31, 4 + tam)), 2)
Rem     Call color(.Range(.Cells(34, 4 + tam), .Cells(35, 4 + tam)), 2)
Rem     Call color(.Range(.Cells(41, 4 + tam), .Cells(42, 4 + tam)), 2)
Rem     
Rem '    'FORMATO AÑO MES
Rem '    Worksheets("Flujo de Caja").Cells(33, 3 + i).NumberFormat = "General"
Rem '    Worksheets("Flujo de Caja").Cells(33, 3 + i).HorizontalAlignment = xlCenter
Rem '    Worksheets("Flujo de Caja").Cells(34, 3 + i).NumberFormat = "General"
Rem '    Worksheets("Flujo de Caja").Cells(34, 3 + i).HorizontalAlignment = xlCenter
Rem     .Rows("9:10").EntireRow.Hidden = False
Rem     If Worksheets("Solicitud").Cells(26, 8).Value &gt; 1 Then
Rem         .Rows("9").EntireRow.Hidden = True
Rem     Else
Rem         If Worksheets("Solicitud").Cells(26, 8).Value &gt; 2 Then
Rem         .Rows("10").EntireRow.Hidden = True
Rem         End If
Rem     End If
Rem     .Rows("13:14").EntireRow.Hidden = False
Rem     .Rows("22:23").EntireRow.Hidden = False
Rem     If Worksheets("Solicitud").Cells(21, 3).Value = "" Then
Rem         .Rows("13").EntireRow.Hidden = True
Rem         .Rows("22").EntireRow.Hidden = True
Rem     End If
Rem     If Worksheets("Solicitud").Cells(22, 3).Value = "" Then
Rem     .Rows("14").EntireRow.Hidden = True
Rem     .Rows("23").EntireRow.Hidden = True
Rem     End If
Rem     .Rows("11:12").EntireRow.Hidden = False
Rem     .Rows("20:21").EntireRow.Hidden = False
Rem     If Worksheets("Evaluación Cuantitativa").Cells(16, 2).Value = "" Then
Rem         .Rows("11").EntireRow.Hidden = True
Rem         .Rows("20").EntireRow.Hidden = True
Rem     End If
Rem     If Worksheets("Evaluación Cuantitativa").Cells(17, 2).Value = "" Then
Rem     .Rows("12").EntireRow.Hidden = True
Rem     .Rows("21").EntireRow.Hidden = True
Rem     End If
Rem     
Rem     
Rem     End With
Rem     Do
Rem     venta1 = 0
Rem     venta2 = 0
Rem     venta3 = 0
Rem     otraventa1 = 0
Rem     otraventa2 = 0
Rem     ventapec1 = 0
Rem     ventapec2 = 0
Rem     manod = 0
Rem     maq = 0
Rem     insu = 0
Rem     impre = 0
Rem     costotraventa1 = 0
Rem     costotraventa2 = 0
Rem     costoventapec1 = 0
Rem     costoventapec2 = 0
Rem     oblig = 0
Rem     deudafam = 0
Rem     inimes = DateSerial(Year(fecha), Month(fecha), 1)
Rem     finmes = DateSerial(Year(fecha), Month(fecha) + 1, 0)
Rem     'cabecera fecha
Rem     Worksheets("Flujo de Caja").Cells(7, 3 + i) = inimes 'fecha
Rem     With Worksheets("Evaluación Cuantitativa")
Rem         If (Worksheets("Solicitud").Cells(26, 8) &gt;= 1) Then
Rem             Worksheets("Flujo de Caja").Rows("9:10").EntireRow.Hidden = True
Rem             
Rem             If Not (.Cells(10, 13) = "Al Final") Then
Rem                 'fechaper = Worksheets("Costo Produc.1").Cells(5, 9)
Rem                 'If (inimes &gt;= DateSerial(Year(fechaper), Month(fechaper), 1)) Then
Rem                 If (.Cells(10, 13) = "Irregular") Then
Rem                     Call color_gris(Worksheets("Flujo de Caja").Cells(8, 3 + i), 1)
Rem                     Worksheets("Flujo de Caja").Range(Worksheets("Flujo de Caja").Cells(8, 3 + i), Worksheets("Flujo de Caja").Cells(8, 3 + i)).Locked = False
Rem                     Call validacionsum1(Worksheets("Flujo de Caja").Cells(8, 3 + i), tam + 3, 1)
Rem                 Else
Rem                     If (i - .Cells(181, 57)) Mod .Cells(181, 55) = 0 And .Cells(181, 55) &gt; 0 And .Cells(181, 57) &lt;= i Then
Rem                         venta1 = venta1 + .Cells(10, 11) / .Cells(181, 59)
Rem                     End If
Rem                 End If
Rem                 'End If
Rem             Else
Rem                 fechacosecha = Worksheets("Costo Produc.1").Cells(5, 9)
Rem                 If (inimes = DateSerial(Year(fechacosecha), Month(fechacosecha), 1)) Then
Rem                     venta1 = venta1 + .Cells(10, 11)
Rem                 End If
Rem             End If
Rem             j = 14
Rem             Do
Rem                 If (Worksheets("Costo Produc.1").Cells(j, 16) = i) Then
Rem                     manod = manod + Worksheets("Costo Produc.1").Cells(j, 11)
Rem                 End If
Rem             j = j + 1
Rem             If (j &gt; 35) Then
Rem             Exit Do
Rem             End If
Rem             Loop
Rem             j = 37
Rem             Do
Rem                 If (Worksheets("Costo Produc.1").Cells(j, 16) = i) Then
Rem                     maq = maq + Worksheets("Costo Produc.1").Cells(j, 11)
Rem                 End If
Rem             j = j + 1
Rem             If (j &gt; 41) Then
Rem             Exit Do
Rem             End If
Rem             Loop
Rem             j = 44
Rem             Do
Rem                 If (Worksheets("Costo Produc.1").Cells(j, 16) = i) Then
Rem                     insu = insu + Worksheets("Costo Produc.1").Cells(j, 11)
Rem                 End If
Rem             j = j + 1
Rem             If (j &gt; 59) Then
Rem             Exit Do
Rem             End If
Rem             Loop
Rem             'imprevistos
Rem             If (Worksheets("Costo Produc.1").Cells(61, 16) = i) Then
Rem                 impre = impre + Worksheets("Costo Produc.1").Cells(61, 11)
Rem             End If
Rem         End If
Rem         If (Worksheets("Solicitud").Cells(26, 8) &gt;= 2) Then
Rem             Worksheets("Flujo de Caja").Rows("9:9").EntireRow.Hidden = False
Rem             Worksheets("Flujo de Caja").Rows("10:10").EntireRow.Hidden = True
Rem             If Not (.Cells(11, 13) = "Al Final") Then
Rem '                fechaper = Worksheets("Costo Produc.2").Cells(5, 9)
Rem '                If (inimes &gt;= DateSerial(Year(fechaper), Month(fechaper), 1)) Then
Rem '                        venta2 = venta2 + .Cells(11, 11) / .Cells(182, 59)
Rem '                End If
Rem                 If (.Cells(11, 13) = "Irregular") Then
Rem                     Call color_gris(Worksheets("Flujo de Caja").Cells(9, 3 + i), 1)
Rem                     Worksheets("Flujo de Caja").Range(Worksheets("Flujo de Caja").Cells(9, 3 + i), Worksheets("Flujo de Caja").Cells(9, 3 + i)).Locked = False
Rem                     Call validacionsum1(Worksheets("Flujo de Caja").Cells(9, 3 + i), tam + 3, 2)
Rem                 Else
Rem                     If (i - .Cells(182, 57)) Mod .Cells(182, 55) = 0 And .Cells(182, 55) &gt; 0 And .Cells(182, 57) &lt;= i Then
Rem                             venta2 = venta2 + .Cells(11, 11) / .Cells(182, 59)
Rem                     End If
Rem                 End If
Rem             Else
Rem                 fechacosecha = Worksheets("Costo Produc.2").Cells(5, 9)
Rem                 If (inimes = DateSerial(Year(fechacosecha), Month(fechacosecha), 1)) Then
Rem                     venta2 = venta2 + .Cells(11, 11)
Rem                 End If
Rem             End If
Rem             j = 14
Rem             Do
Rem                 If (Worksheets("Costo Produc.2").Cells(j, 16) = i) Then
Rem                     manod = manod + Worksheets("Costo Produc.2").Cells(j, 11)
Rem                 End If
Rem             j = j + 1
Rem             If (j &gt; 35) Then
Rem             Exit Do
Rem             End If
Rem             Loop
Rem             j = 37
Rem             Do
Rem                 If (Worksheets("Costo Produc.2").Cells(j, 16) = i) Then
Rem                     maq = maq + Worksheets("Costo Produc.2").Cells(j, 11)
Rem                 End If
Rem             j = j + 1
Rem             If (j &gt; 41) Then
Rem             Exit Do
Rem             End If
Rem             Loop
Rem             j = 44
Rem             Do
Rem                 If (Worksheets("Costo Produc.2").Cells(j, 16) = i) Then
Rem                     insu = insu + Worksheets("Costo Produc.2").Cells(j, 11)
Rem                 End If
Rem             j = j + 1
Rem             If (j &gt; 59) Then
Rem             Exit Do
Rem             End If
Rem             Loop
Rem             'imprevistos
Rem             If (Worksheets("Costo Produc.2").Cells(61, 16) = i) Then
Rem                 impre = impre + Worksheets("Costo Produc.2").Cells(61, 11)
Rem             End If
Rem         End If
Rem         If (Worksheets("Solicitud").Cells(26, 8) = 3) Then
Rem             Worksheets("Flujo de Caja").Rows("9:10").EntireRow.Hidden = False
Rem             If Not (.Cells(12, 13) = "Al Final") Then
Rem '                fechaper = Worksheets("Costo Produc.3").Cells(5, 9)
Rem '                If (inimes &gt;= DateSerial(Year(fechaper), Month(fechaper), 1)) Then
Rem '                        venta3 = venta3 + .Cells(12, 11) / .Cells(183, 59)
Rem '                End If
Rem                 If (.Cells(12, 13) = "Irregular") Then
Rem                     Call color_gris(Worksheets("Flujo de Caja").Cells(10, 3 + i), 1)
Rem                     Worksheets("Flujo de Caja").Range(Worksheets("Flujo de Caja").Cells(10, 3 + i), Worksheets("Flujo de Caja").Cells(10, 3 + i)).Locked = False
Rem                     Call validacionsum1(Worksheets("Flujo de Caja").Cells(10, 3 + i), tam + 3, 3)
Rem                 Else
Rem                     If (i - .Cells(183, 57)) Mod .Cells(183, 55) = 0 And .Cells(183, 55) &gt; 0 And .Cells(183, 57) &lt;= i Then
Rem                             venta3 = venta3 + .Cells(12, 11) / .Cells(183, 59)
Rem                     End If
Rem                 End If
Rem             Else
Rem                 fechacosecha = Worksheets("Costo Produc.3").Cells(5, 9)
Rem                 If (inimes = DateSerial(Year(fechacosecha), Month(fechacosecha), 1)) Then
Rem                     venta3 = venta3 + .Cells(12, 11)
Rem                 End If
Rem             End If
Rem             j = 14
Rem             Do
Rem                 If (Worksheets("Costo Produc.3").Cells(j, 16) = i) Then
Rem                     manod = manod + Worksheets("Costo Produc.3").Cells(j, 11)
Rem                 End If
Rem             j = j + 1
Rem             If (j &gt; 35) Then
Rem             Exit Do
Rem             End If
Rem             Loop
Rem             j = 37
Rem             Do
Rem                 If (Worksheets("Costo Produc.3").Cells(j, 16) = i) Then
Rem                     maq = maq + Worksheets("Costo Produc.3").Cells(j, 11)
Rem                 End If
Rem             j = j + 1
Rem             If (j &gt; 41) Then
Rem             Exit Do
Rem             End If
Rem             Loop
Rem             j = 44
Rem             Do
Rem                 If (Worksheets("Costo Produc.3").Cells(j, 16) = i) Then
Rem                     insu = insu + Worksheets("Costo Produc.3").Cells(j, 11)
Rem                 End If
Rem             j = j + 1
Rem             If (j &gt; 59) Then
Rem             Exit Do
Rem             End If
Rem             Loop
Rem             'imprevistos
Rem             If (Worksheets("Costo Produc.3").Cells(61, 16) = i) Then
Rem                 impre = impre + Worksheets("Costo Produc.3").Cells(61, 11)
Rem             End If
Rem         End If
Rem     End With
Rem     Worksheets("Flujo de Caja").Cells(8, 3 + i) = venta1
Rem     Worksheets("Flujo de Caja").Cells(9, 3 + i) = venta2
Rem     Worksheets("Flujo de Caja").Cells(10, 3 + i) = venta3
Rem     
Rem     'Worksheets("Flujo de Caja").Cells(12, 3 + i)
Rem     'otraventa
Rem     With Worksheets("Evaluación Cuantitativa")
Rem         If (Worksheets("Solicitud").Cells(26, 9) &gt;= 1) Then
Rem             If Not (.Cells(16, 8) = "Al Final") Then
Rem                 If (i - .Cells(188, 57)) Mod .Cells(188, 55) = 0 And .Cells(188, 55) &gt; 0 And .Cells(188, 57) &lt;= i Then
Rem                         otraventa1 = otraventa1 + .Cells(188, 54) / .Cells(188, 59)
Rem                 End If
Rem                 If i = .Cells(188, 57) Then
Rem                     costotraventa1 = costotraventa1 + .Cells(33, 5)
Rem                 End If
Rem '                fechaper = .Cells(16, 9)
Rem '                If (inimes &gt;= DateSerial(Year(fechaper), Month(fechaper), 1)) Then
Rem '                    otraventa = otraventa + .Cells(16, 6)
Rem '                    If (inimes = DateSerial(Year(fechaper), Month(fechaper), 1)) Then
Rem '                        costotraventa = costotraventa + .Cells(33, 5) - .Cells(25, 23)
Rem '                    End If
Rem '                End If
Rem             Else
Rem                 fechacosecha = .Cells(16, 10)
Rem                 If (inimes = DateSerial(Year(fechacosecha), Month(fechacosecha), 1)) Then
Rem                     otraventa1 = otraventa1 + .Cells(16, 6)
Rem                     costotraventa1 = costotraventa1 + .Cells(33, 5) '- .Cells(25, 23)
Rem                 End If
Rem             End If
Rem         End If
Rem         If (Worksheets("Solicitud").Cells(26, 9) = 2) Then
Rem             If Not (.Cells(17, 8) = "Al Final") Then
Rem                 If (i - .Cells(189, 57)) Mod .Cells(189, 55) = 0 And .Cells(189, 55) &gt; 0 And .Cells(189, 57) &lt;= i Then
Rem                         otraventa2 = otraventa2 + .Cells(189, 54) / .Cells(189, 59)
Rem                 End If
Rem                 If i = .Cells(189, 57) Then
Rem                     costotraventa2 = costotraventa2 + .Cells(34, 5)
Rem                 End If
Rem '                fechaper = .Cells(17, 9)
Rem '                If (inimes &gt;= DateSerial(Year(fechaper), Month(fechaper), 1)) Then
Rem '                    otraventa = otraventa + .Cells(17, 6)
Rem '                    If (inimes = DateSerial(Year(fechaper), Month(fechaper), 1)) Then
Rem '                        costotraventa = costotraventa + .Cells(34, 5)
Rem '                    End If
Rem '                End If
Rem             Else
Rem                 fechacosecha = .Cells(17, 10)
Rem                 If (inimes = DateSerial(Year(fechacosecha), Month(fechacosecha), 1)) Then
Rem                     otraventa2 = otraventa2 + .Cells(17, 6)
Rem                     costotraventa2 = costotraventa2 + .Cells(34, 5)
Rem                 End If
Rem             End If
Rem         End If
Rem     End With
Rem     Worksheets("Flujo de Caja").Cells(11, 3 + i) = otraventa1
Rem     Worksheets("Flujo de Caja").Cells(12, 3 + i) = otraventa2
Rem     Worksheets("Flujo de Caja").Cells(20, 3 + i) = costotraventa1
Rem     Worksheets("Flujo de Caja").Cells(21, 3 + i) = costotraventa2
Rem     Worksheets("Flujo de Caja").Cells(15, 3 + i).FormulaR1C1 = "=SUM(R[-7]C[0]:R[-1]C[0])"
Rem     Worksheets("Flujo de Caja").Cells(16, 3 + i) = manod
Rem     Worksheets("Flujo de Caja").Cells(17, 3 + i) = maq
Rem     Worksheets("Flujo de Caja").Cells(18, 3 + i) = insu
Rem     Worksheets("Flujo de Caja").Cells(19, 3 + i) = impre
Rem '    Worksheets("Flujo de Caja").Cells(16, 3 + i) = costotraventa
Rem '    'ventapec
Rem     With Worksheets("Evaluación Cuantitativa")
Rem         If Not (.Cells(21, 8) = "Al Final") Then
Rem                 If (i - .Cells(192, 57)) Mod .Cells(192, 55) = 0 And .Cells(192, 55) &gt; 0 And .Cells(192, 57) &lt;= i Then
Rem                     ventapec1 = ventapec1 + .Cells(192, 54) / .Cells(192, 59)
Rem                     costoventapec1 = costoventapec1 + .Cells(39, 8) / .Cells(192, 59)
Rem                 End If
Rem '            fechaper = .Cells(21, 9)
Rem '            If (inimes &gt;= DateSerial(Year(fechaper), Month(fechaper), 1)) Then
Rem '                ventapec = ventapec + .Cells(21, 6)
Rem '                If (inimes = DateSerial(Year(fechaper), Month(fechaper), 1)) Then
Rem '                        costoventapec = costoventapec + .Cells(39, 9) - .Cells(27, 23)
Rem '                End If
Rem '            End If
Rem 
Rem         Else
Rem             fechacosecha = .Cells(21, 10)
Rem             If (inimes = DateSerial(Year(fechacosecha), Month(fechacosecha), 1)) Then
Rem                 ventapec1 = ventapec1 + .Cells(21, 6)
Rem                 costoventapec1 = costoventapec1 + .Cells(39, 8) ' - .Cells(27, 23)
Rem             End If
Rem         End If
Rem         If Not (.Cells(22, 8) = "Al Final") Then
Rem                 If (i - .Cells(193, 57)) Mod .Cells(193, 55) = 0 And .Cells(193, 55) &gt; 0 And .Cells(193, 57) &lt;= i Then
Rem                     ventapec2 = ventapec2 + .Cells(193, 54) / .Cells(193, 59)
Rem                     costoventapec2 = costoventapec2 + .Cells(40, 8) / .Cells(193, 59)
Rem                 End If
Rem '            fechaper = .Cells(22, 9)
Rem '            If (inimes &gt;= DateSerial(Year(fechaper), Month(fechaper), 1)) Then
Rem '                ventapec = ventapec + .Cells(22, 6)
Rem '                If (inimes = DateSerial(Year(fechaper), Month(fechaper), 1)) Then
Rem '                    If costoventapec = 0 Then
Rem '                        costoventapec = costoventapec + .Cells(40, 9) - .Cells(27, 23)
Rem '                    Else
Rem '                        costoventapec = costoventapec + .Cells(40, 9)
Rem '                    End If
Rem '                End If
Rem '            End If
Rem         Else
Rem             fechacosecha = .Cells(22, 10)
Rem             If (inimes = DateSerial(Year(fechacosecha), Month(fechacosecha), 1)) Then
Rem                 ventapec2 = ventapec2 + .Cells(22, 6)
Rem                 costoventapec1 = costoventapec1 + .Cells(40, 8)
Rem '                    If costoventapec = 0 Then
Rem '                        costoventapec = costoventapec + .Cells(40, 9) - .Cells(27, 23)
Rem '                    Else
Rem '                        costoventapec = costoventapec + .Cells(40, 9)
Rem '                    End If
Rem             End If
Rem         End If
Rem     End With
Rem     Worksheets("Flujo de Caja").Cells(13, 3 + i) = ventapec1
Rem     Worksheets("Flujo de Caja").Cells(14, 3 + i) = ventapec2
Rem     Worksheets("Flujo de Caja").Cells(22, 3 + i) = costoventapec1
Rem     Worksheets("Flujo de Caja").Cells(23, 3 + i) = costoventapec2
Rem '    Worksheets("Flujo de Caja").Cells(17, 3 + i) = costoventapec
Rem 
Rem     Worksheets("Flujo de Caja").Cells(24, 3 + i).FormulaR1C1 = "=SUM(R[-8]C[0]:R[-1]C[0])"
Rem     Worksheets("Flujo de Caja").Cells(25, 3 + i).FormulaR1C1 = "=R[-10]C[0]-R[-1]C[0]"
Rem     Worksheets("Flujo de Caja").Cells(28, 3 + i).FormulaR1C1 = "=R[-3]C[0]-R[-1]C[0]-R[-2]C[0]"
Rem     Worksheets("Flujo de Caja").Cells(31, 3 + i).FormulaR1C1 = "=R[-3]C[0]+R[-2]C[0]-R[-1]C[0]"
Rem     If i &gt; 1 Then
Rem     Worksheets("Flujo de Caja").Cells(29, 3 + i) = Worksheets("Evaluación Cuantitativa").Cells(62, 10)
Rem     End If
Rem     Worksheets("Flujo de Caja").Cells(26, 3 + i) = 0
Rem     Call validacionsum2(Worksheets("Flujo de Caja").Cells(26, 3 + i), tam + 3)
Rem     'otrosgastos
Rem '    If tam = i Then
Rem '
Rem '        Worksheets("Flujo de Caja").Cells(26, 3 + i) = Worksheets("Evaluación Cuantitativa").Cells(46, 14)
Rem '    Else
Rem '
Rem '        Worksheets("Flujo de Caja").Cells(26, 3 + i) = 0
Rem '    End If
Rem     If i &gt; 1 Then
Rem     With Worksheets("Evaluación Cuantitativa")
Rem     If .Cells(129, 55) = 0 Then
Rem         If i = .Cells(129, 56) Then
Rem             oblig = oblig + .Cells(50, 9)
Rem         End If
Rem     Else
Rem         If i Mod .Cells(129, 55) = .Cells(129, 57) And .Cells(129, 55) &gt; 0 And .Cells(129, 56) &gt;= i Then
Rem             oblig = oblig + Worksheets("Evaluación Cuantitativa").Cells(50, 9)
Rem         End If
Rem     End If
Rem     If .Cells(130, 55) = 0 Then
Rem         If i = .Cells(130, 56) Then
Rem             oblig = oblig + .Cells(51, 9)
Rem         End If
Rem     Else
Rem         If i Mod .Cells(130, 55) = .Cells(130, 57) And .Cells(130, 55) &gt; 0 And .Cells(130, 56) &gt;= i Then
Rem             oblig = oblig + Worksheets("Evaluación Cuantitativa").Cells(51, 9)
Rem         End If
Rem     End If
Rem     End With
Rem     End If
Rem     Worksheets("Flujo de Caja").Cells(27, 3 + i) = oblig
Rem     With Worksheets("Evaluación Cuantitativa")
Rem     If .Cells(132, 57) = 0 Then
Rem         If i = .Cells(132, 58) Then
Rem             deudafam = deudafam + .Cells(132, 55)
Rem         End If
Rem     Else
Rem         If i Mod .Cells(132, 57) = .Cells(132, 59) And .Cells(132, 57) &gt; 0 And .Cells(132, 58) &gt;= i Then
Rem             deudafam = deudafam + .Cells(132, 55)
Rem         End If
Rem     End If
Rem     If .Cells(133, 57) = 0 Then
Rem         If i = .Cells(133, 58) Then
Rem             deudafam = deudafam + .Cells(133, 55)
Rem         End If
Rem     Else
Rem         If i Mod .Cells(133, 57) = .Cells(133, 59) And .Cells(133, 57) &gt; 0 And .Cells(133, 58) &gt;= i Then
Rem             deudafam = deudafam + .Cells(133, 55)
Rem         End If
Rem     End If
Rem     If .Cells(134, 57) = 0 Then
Rem         If i = .Cells(134, 58) Then
Rem             deudafam = deudafam + .Cells(134, 55)
Rem         End If
Rem     Else
Rem         If i Mod .Cells(134, 57) = .Cells(134, 59) And .Cells(134, 57) &gt; 0 And .Cells(134, 58) &gt;= i Then
Rem             deudafam = deudafam + .Cells(134, 55)
Rem         End If
Rem     End If
Rem     End With
Rem     If i &gt; 1 Then
Rem     Worksheets("Flujo de Caja").Cells(30, 3 + i).Value = deudafam + Worksheets("Evaluación Cuantitativa").Cells(74, 9).Value
Rem     End If
Rem         'A PAGAR PARA CANCELAR
Rem     'Call validacioncant1(Worksheets("Flujo de Caja").Cells(34, 3 + i))
Rem     Call validacioncant1(Worksheets("Flujo de Caja").Cells(33, 3 + i))
Rem     Worksheets("Flujo de Caja").Cells(36, 3 + i) = "=R[9]C"
Rem     If i = 1 Then
Rem         'FLUJO SIN CREDITO CON SALDO INICIAL
Rem         Worksheets("Flujo de Caja").Cells(32, 3 + i).FormulaR1C1 = "='Evaluación Cuantitativa'!R[-24]C[19]+'Flujo de Caja'!R[-1]C"
Rem         'FLUJO CON CREDITO CON SALDO INICIAL
Rem         Worksheets("Flujo de Caja").Cells(37, 3 + i).FormulaR1C1 = "=R[-5]C+R[-3]C+R[-2]C"
Rem         'ABONO A CAPITAL
Rem         Worksheets("Flujo de Caja").Cells(41, 3 + i) = 0
Rem         'ABONO A INTERESES
Rem         Worksheets("Flujo de Caja").Cells(42, 3 + i) = 0
Rem         'INTERESES DEL LAPSO
Rem         Worksheets("Flujo de Caja").Cells(43, 3 + i) = 0
Rem         'INTERESES VIGENTES A LA FECHA
Rem         Worksheets("Flujo de Caja").Cells(44, 3 + i) = 0
Rem         'CAPITAL VIGENTE
Rem         Worksheets("Flujo de Caja").Cells(45, 3 + i).FormulaR1C1 = "=R[-11]C"
Rem 
Rem     Else
Rem         'FLUJO SIN CREDITO CON SALDO INICIAL
Rem         Worksheets("Flujo de Caja").Cells(32, 3 + i).FormulaR1C1 = "=R[-1]C[0]+R[0]C[-1]"
Rem         'FLUJO CON CREDITO CON SALDO INICIAL
Rem         Worksheets("Flujo de Caja").Cells(37, 3 + i).FormulaR1C1 = "=RC[-1]+R[-6]C+R[-3]C+R[-2]C"
Rem         'INTERESES DEL LAPSO
Rem         Worksheets("Flujo de Caja").Cells(43, 3 + i).FormulaR1C1 = "=(R[2]C[-1]*Solicitud!R176C86/360*12)*(R[-3]C-R[-3]C[-1])"
Rem         'INTERESES VIGENTES A LA FECHA
Rem         Worksheets("Flujo de Caja").Cells(44, 3 + i) = "=RC[-1]+R[-1]C-R[-2]C[-1]"
Rem         'ABONO A INTERESES
Rem         Worksheets("Flujo de Caja").Cells(42, 3 + i) = "=+IF(-R[-7]C&lt;=R[2]C,-R[-7]C,R[2]C)"
Rem         'ABONO A CAPITAL
Rem         Worksheets("Flujo de Caja").Cells(41, 3 + i) = "=+IF(-R[-6]C&gt;=R[3]C,-R[-6]C-R[3]C,0)"
Rem         'CAPITAL VIGENTE
Rem         Worksheets("Flujo de Caja").Cells(45, 3 + i) = "=+(RC[-1]+R[-11]C-R[-4]C+R[-2]C-R[-3]C)"
Rem     End If
Rem 
Rem '    With Worksheets("Evaluación Cuantitativa")
Rem '        finpago = .Cells(78, 10)
Rem '        If inimes &lt;= DateSerial(Year(finpago), Month(finpago), 1) Then
Rem '            deudafam = deudafam + .Cells(78, 9)
Rem '        End If
Rem '        finpago = .Cells(79, 10)
Rem '        If inimes &lt;= DateSerial(Year(finpago), Month(finpago), 1) Then
Rem '            deudafam = deudafam + .Cells(79, 9)
Rem '        End If
Rem '        finpago = .Cells(80, 10)
Rem '        If inimes &lt;= DateSerial(Year(finpago), Month(finpago), 1) Then
Rem '            deudafam = deudafam + .Cells(80, 9)
Rem '        End If
Rem '    End With
Rem '    Worksheets("Flujo de Caja").Cells(25, 3 + i).Value = deudafam + Worksheets("Evaluación Cuantitativa").Cells(74, 9).Value
Rem '    Call fmonedan(Worksheets("Flujo de Caja").Cells(25, 3 + i))
Rem     Call validacionmes(Worksheets("Flujo de Caja").Cells(33, 3 + i))
Rem     Worksheets("Flujo de Caja").Cells(38, 3 + i).FormulaR1C1 = "=YEAR(R[-31]C[0])"
Rem     Worksheets("Flujo de Caja").Cells(39, 3 + i).FormulaR1C1 = "=MONTH(R[-32]C[0])"
Rem     Worksheets("Flujo de Caja").Cells(40, 3 + i).FormulaR1C1 = "=IF((R[-7]C&lt;&gt;0),DATE(R[-2]C,R[-1]C,R[-7]C),R[-33]C)"
Rem     
Rem     fecha = DateAdd("m", i, fechaini)
Rem     i = i + 1
Rem     If DateSerial(Year(fecha), Month(fecha), 1) &gt; DateSerial(Year(fechafin), Month(fechafin), 1) Then
Rem     Exit Do
Rem     End If
Rem     Loop
Rem     Worksheets("Flujo de Caja").Cells(7, i + 3) = "Total"
Rem     Worksheets("Flujo de Caja").Cells(8, i + 3).FormulaR1C1 = "=SUM(RC[-" &amp; CStr(i - 1) &amp; "]:RC[-1])"
Rem     Worksheets("Flujo de Caja").Cells(9, i + 3).FormulaR1C1 = "=SUM(RC[-" &amp; CStr(i - 1) &amp; "]:RC[-1])"
Rem     Worksheets("Flujo de Caja").Cells(10, i + 3).FormulaR1C1 = "=SUM(RC[-" &amp; CStr(i - 1) &amp; "]:RC[-1])"
Rem     Worksheets("Flujo de Caja").Cells(11, i + 3).FormulaR1C1 = "=SUM(RC[-" &amp; CStr(i - 1) &amp; "]:RC[-1])"
Rem     Worksheets("Flujo de Caja").Cells(12, i + 3).FormulaR1C1 = "=SUM(RC[-" &amp; CStr(i - 1) &amp; "]:RC[-1])"
Rem     Worksheets("Flujo de Caja").Cells(13, i + 3).FormulaR1C1 = "=SUM(RC[-" &amp; CStr(i - 1) &amp; "]:RC[-1])"
Rem     Worksheets("Flujo de Caja").Cells(14, i + 3).FormulaR1C1 = "=SUM(RC[-" &amp; CStr(i - 1) &amp; "]:RC[-1])"
Rem     Worksheets("Flujo de Caja").Cells(15, i + 3).FormulaR1C1 = "=SUM(RC[-" &amp; CStr(i - 1) &amp; "]:RC[-1])"
Rem     Worksheets("Flujo de Caja").Cells(16, i + 3).FormulaR1C1 = "=SUM(RC[-" &amp; CStr(i - 1) &amp; "]:RC[-1])"
Rem     Worksheets("Flujo de Caja").Cells(17, i + 3).FormulaR1C1 = "=SUM(RC[-" &amp; CStr(i - 1) &amp; "]:RC[-1])"
Rem     Worksheets("Flujo de Caja").Cells(18, i + 3).FormulaR1C1 = "=SUM(RC[-" &amp; CStr(i - 1) &amp; "]:RC[-1])"
Rem     Worksheets("Flujo de Caja").Cells(19, i + 3).FormulaR1C1 = "=SUM(RC[-" &amp; CStr(i - 1) &amp; "]:RC[-1])"
Rem     Worksheets("Flujo de Caja").Cells(20, i + 3).FormulaR1C1 = "=SUM(RC[-" &amp; CStr(i - 1) &amp; "]:RC[-1])"
Rem     Worksheets("Flujo de Caja").Cells(21, i + 3).FormulaR1C1 = "=SUM(RC[-" &amp; CStr(i - 1) &amp; "]:RC[-1])"
Rem     Worksheets("Flujo de Caja").Cells(22, i + 3).FormulaR1C1 = "=SUM(RC[-" &amp; CStr(i - 1) &amp; "]:RC[-1])"
Rem     Worksheets("Flujo de Caja").Cells(23, i + 3).FormulaR1C1 = "=SUM(RC[-" &amp; CStr(i - 1) &amp; "]:RC[-1])"
Rem     Worksheets("Flujo de Caja").Cells(24, i + 3).FormulaR1C1 = "=SUM(RC[-" &amp; CStr(i - 1) &amp; "]:RC[-1])"
Rem     Worksheets("Flujo de Caja").Cells(25, i + 3).FormulaR1C1 = "=SUM(RC[-" &amp; CStr(i - 1) &amp; "]:RC[-1])"
Rem     Worksheets("Flujo de Caja").Cells(26, i + 3).FormulaR1C1 = "=SUM(RC[-" &amp; CStr(i - 1) &amp; "]:RC[-1])"
Rem     Worksheets("Flujo de Caja").Cells(27, i + 3).FormulaR1C1 = "=SUM(RC[-" &amp; CStr(i - 1) &amp; "]:RC[-1])"
Rem     Worksheets("Flujo de Caja").Cells(28, i + 3).FormulaR1C1 = "=SUM(RC[-" &amp; CStr(i - 1) &amp; "]:RC[-1])"
Rem     Worksheets("Flujo de Caja").Cells(29, i + 3).FormulaR1C1 = "=SUM(RC[-" &amp; CStr(i - 1) &amp; "]:RC[-1])"
Rem     Worksheets("Flujo de Caja").Cells(30, i + 3).FormulaR1C1 = "=SUM(RC[-" &amp; CStr(i - 1) &amp; "]:RC[-1])"
Rem     Worksheets("Flujo de Caja").Cells(31, i + 3).FormulaR1C1 = "=SUM(RC[-" &amp; CStr(i - 1) &amp; "]:RC[-1])"
Rem     Worksheets("Flujo de Caja").Cells(34, i + 3).FormulaR1C1 = "=SUM(RC[-" &amp; CStr(i - 1) &amp; "]:RC[-1])"
Rem     Worksheets("Flujo de Caja").Cells(35, i + 3).FormulaR1C1 = "=SUM(RC[-" &amp; CStr(i - 1) &amp; "]:RC[-1])"
Rem     Worksheets("Flujo de Caja").Cells(41, i + 3).FormulaR1C1 = "=SUM(RC[-" &amp; CStr(i - 1) &amp; "]:RC[-1])"
Rem     Worksheets("Flujo de Caja").Cells(42, i + 3).FormulaR1C1 = "=SUM(RC[-" &amp; CStr(i - 1) &amp; "]:RC[-1])"
Rem         
Rem     Worksheets("Evaluación Cuantitativa").Cells(97, 3).FormulaR1C1 = "='Flujo de Caja'!R[-63]C[" &amp; CStr(i) &amp; "]"
Rem     Worksheets("Flujo de Caja").Cells(2, 2).Select
Rem     Application.EnableEvents = True
Rem     Application.ScreenUpdating = True
Rem 
Rem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